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Georgia" svg:font-family="Georgia" style:font-family-generic="roman" style:font-pitch="variable"/>
    <style:font-face style:name="Lato" svg:font-family="Lato, sans-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color="#00000a" loext:opacity="100%" fo:font-size="12pt" style:font-size-asian="12pt"/>
    </style:style>
    <style:style style:name="T3" style:family="text">
      <style:text-propertie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term_3e_">title : Li livres dou tresor</text:p>
      <text:p text:style-name="_3c_term_3e_">creator : Latini, Brunetto (1220-1294)</text:p>
      <text:p text:style-name="_3c_term_3e_">source : Brunetto Latini, <text:span text:style-name="_3c_title-c_3e_">Li livres dou trésor</text:span> (1267). Édition critique par Francis J. Carmody, Berkeley: University of California Press, 1948.</text:p>
      <text:h text:style-name="Heading_20_1" text:outline-level="1"><text:bookmark-start text:name="I"/><text:span text:style-name="_3c_id_3e_">[I] </text:span><text:bookmark-end text:name="I"/>Livre premier</text:h>
      <text:h text:style-name="Heading_20_2" text:outline-level="2"><text:bookmark-start text:name="I1"/><text:span text:style-name="_3c_id_3e_">[I1] </text:span><text:bookmark-end text:name="I1"/><text:span text:style-name="_3c_num_3e_">.I.I.</text:span> Cis livres est apielés tresors et parole de la naissance de toutes coses</text:h>
      <text:p text:style-name="_3c_p_3e_">Cis livres est apielés Tresors. Car si comme le sires qui vuet en petit lieu amasser cose de grandisme vaillance, non pas pour son delit solement, mes pour acroistre son pooir et pour aseurer son estat en guerre et en pais, i met les plus chieres choses et les plus precieus joiaus qu’il peut selonc sa bonne entencion ; tout autresi est le cors de cest livre compilés de sapience, si comme celui qui est estrais de tous les membres de philosophie en une sonme briement. Et la premiere partie de cest tresor est autresi comme de deniers contans, pour despendre tousjours es coses besoignables ; c’est a dire qu’elle traite dou comencement du siecle, et de l’ancieneté des vielles istores et de l’establissement dou monde et de la nature de toutes coses en some.</text:p>
      <text:p text:style-name="_3c_p_3e_">Et çou apertient a la premiere science de philosophie, c’est a theorika, selonc ce que le livres parole ci aprés. Et si comme sans deniers n’aroit nule moieneté entre les oevres des gens, qui adreçast les uns contre les autres, autresi ne peut nus hons savoir des autres coses plainement s’il ne set ceste premiere partie du livre.</text:p>
      <text:p text:style-name="_3c_p_3e_">La seconde partie qui traite des vices et des viertus est de precieuses pierres, qui donent a homme delit et vertu, c’est a dire quex coses on doit faire et quels non, et moustre la raison pour quoi ; et çou apiertient a la seconde et a la tierce partie de philosophie, c’est a pratike et a logike.</text:p>
      <text:p text:style-name="_3c_p_3e_">La terce partie du tresor est de fin or, c’est a dire qu’elle ensegne a homme parler selonc la doctrine de retorike, et coment le sires doit governer ses gens qui souz le sont, meismement selonc les us as ytaliens ; et tout ce apertient a la seconde sience de philosophie, c’est pratike. Car si comme le ors sormonte toutes manieres de metal, autresi est la sience de bien parler et de governer gens plus noble de nul art du monde. Et pour-ce que le tresors qui ci est ne doit pas iestre donés se a homme non qui soit souffissables a si haute richece, la baillerai jou a toi biaus dous amis, car tu en ies bien dignes selonc mon jugement.</text:p>
      <text:p text:style-name="_3c_p_3e_"><text:soft-page-break/>Et si ne di je pas que le livre soit estrais de mon povre sens ne de ma nue science ; mais il ert ausi comme une bresche de miel coillie de diverses flours, car cist livres est compilés seulement des mervilleus dis des autours qui devant nostre tans ont traitié de philosophie, cascuns selonc çou qu’il en savoit partie ; car toute ne la peut savoir hons terriens, pour-ce que philosophie est la rachine de qui croissent toutes les siences que hom peut savoir, tot autresi comme une vive fontaine dont maint ruisssiel issent et decourent ça et la, si que le un boivent de l’une et le autre de l’autre ; mais c’est diversement, car le un en boivent plus et le autre mains, sans estancier la fontaine.</text:p>
      <text:p text:style-name="_3c_p_3e_">pour-ce dist Boesces el livre de la Consolation que il le vit en samblance de dame, en tel abit et en si trés mervilleuse poissance qu’elle croissoit quant il le plaisoit, tant que son chief montoit sor les estoiles et sour le ciel, et porveoit amont et aval selonc droit et selonc verité. A ce commence mon conte, car aprés bon comencement ensiut bone fin. Et nostre empereres dist el Livre de Loi que comencement est grignour partie de la chose.</text:p>
      <text:p text:style-name="_3c_p_3e_">Et se aucuns demandoit pour quoi cis livres est escris en roumanç, selonc le raison de France, puis que nous somes italien, je diroie que c’est pour <text:span text:style-name="_3c_num_3e_">.ii.</text:span> raisons, l’une que nous somes en France, l’autre por çou que la parleure est plus delitable et plus commune a tous langages.</text:p>
      <text:h text:style-name="Heading_20_2" text:outline-level="2"><text:bookmark-start text:name="I2"/><text:span text:style-name="_3c_id_3e_">[I2] </text:span><text:bookmark-end text:name="I2"/><text:span text:style-name="_3c_num_3e_">.I.II.</text:span> De philosophie et de ses parties</text:h>
      <text:p text:style-name="_3c_p_3e_">Philosophie est verais enchiercemens des choses naturaus, et des divines, et des humaines, tant comme a homme est possible d’entendre. Dont il avint que aucun qui s’estudierent a enquerre et a savoir la verité de ces <text:span text:style-name="_3c_num_3e_">trois</text:span> coses qui sont dites en philosophie, c’est a dire de la divinité et des choses de nature et des humaines choses, furent droit fils de philosophie, et pour-ce furent il apielé philosophe.</text:p>
      <text:p text:style-name="_3c_p_3e_">Et il fu voirs que au commencement du siecle, quant les gens qui soloient vivre a loi de biestes conurent premierement la dignité de la raison et de la cognoissance, que Dieus lor avoit donee, et il volrent savoir la verité des choses qui sont en philosophie, il cheirent en <text:span text:style-name="_3c_num_3e_">trois</text:span> questions ; une estoit de savoir la nature de toutes choses celestiaus et terrienes, la seconde et la tierce sont des humaines choses. Dont la premiere est de savoir quex choses on doit faire et quex non, la tierche est de savoir raison et prueve pour quoi on doit les unes faire et les autres non.</text:p>
      <text:p text:style-name="_3c_p_3e_">Et puis que ces <text:span text:style-name="_3c_num_3e_">trois</text:span> questions furent traities et ventilees longuement entre les autres sages clers et entre les philosophes, il troverent en philosophie lor mere <text:span text:style-name="_3c_num_3e_">trois</text:span> principaus membres, c’est a dire <text:span text:style-name="_3c_num_3e_">trois</text:span> manieres de sciences pour ensegnier et prover la veraie raison des <text:span text:style-name="_3c_num_3e_">trois</text:span> questions que jou ai devisees ci devant.</text:p>
      <text:h text:style-name="Heading_20_2" text:outline-level="2"><text:bookmark-start text:name="I3"/><text:soft-page-break/><text:span text:style-name="_3c_id_3e_">[I3] </text:span><text:bookmark-end text:name="I3"/><text:span text:style-name="_3c_num_3e_">.I.III.</text:span> Coment nature de toutes choses est devisee en <text:span text:style-name="_3c_num_3e_">trois</text:span> manieres, selonc theorique</text:h>
      <text:p text:style-name="_3c_p_3e_">Toute la premiere ce est theorike, et est cele propre science qui nous ensegne la premiere question, de savoir et de conoistre la nature de toutes coses celestiaus et terrienes. Mes pour-ce que ces natures sont vaires et diverses, a ce que autre nature est des choses qui n’ont point de cors ne ne conversent entor les corporaus choses, autre nature est des choses qui ont cors et conversent entre les corporaus choses, et une autre nature est des choses qui n’ont point de cors et sont entour les corporaus choses. Pour ce fu il bien raisnable cose que ceste sience de theorike fesist de son cors <text:span text:style-name="_3c_num_3e_">trois</text:span> autres sciences, pour demoustrer les <text:span text:style-name="_3c_num_3e_">trois</text:span> diverses natures que jou ai devisees. Et ces sciences sont apielees en lor non theologie, phisike, et mathematike.</text:p>
      <text:p text:style-name="_3c_p_3e_">La premiere et la plus haute des <text:span text:style-name="_3c_num_3e_">trois</text:span> sciences qui sont estraites de theorique si est theologie, qui trespasse le ciel et nos moustre les natures des choses qui n’ont point de cors ne se conversent entour les corporaus choses, en tel maniere que par le cognoissons nous Deu le tot poissant. Par lui creons nous la Sainte Trinité du pere et du fil et du saint esperit en une seule personne. Par le avons nous la foi catholique et la loi de sainte eglise, et briement nous ensegne tout ce que a divinité apertient.</text:p>
      <text:p text:style-name="_3c_p_3e_">La seconde si est phisique, par qui nous savons la nature des choses qui ont cors et conversent entor les corporaus choses, c’est a dire des hommes et des biestes, des oisiaus, des poissons, des plantes et des pierres, et des autres corporaus choses qui sont entre nous.</text:p>
      <text:p text:style-name="_3c_p_3e_">La tierce est matematike, par qui nous savons les natures des choses qui n’ont point de cors et sont entor les corporaus choses ; et ces choses sont de <text:span text:style-name="_3c_num_3e_">.iiii.</text:span> diverses manieres, et pour-ce sont <text:span text:style-name="_3c_num_3e_">.iiii.</text:span> sciences el cors de mathematique, et sont apielees par droit non arismetique, musique, geometrie, et astronomie.</text:p>
      <text:p text:style-name="_3c_p_3e_">La premiere de ces <text:span text:style-name="_3c_num_3e_">.iiii.</text:span> siences c’est arismetike, qui nous ensegne conter, nombrer, et joindre l’un conte sour l’autre, et mutepliier l’un parmi l’autre, et les uns oster des autres et partir et deviser en plusieurs parties, et de ce sont le ensegnement de l’abaque et de l’augorisme.</text:p>
      <text:p text:style-name="_3c_p_3e_">La seconde est musique, qui nous ensegne faire vois, sons en chant et en cytoles, et en orghenes et en autres estrumens acordables uns contre les autres, pour delit des gens, u en eglise por le service Nostre Signeur.</text:p>
      <text:p text:style-name="_3c_p_3e_">La tierce si est geometrie, par qui nous savons les mesures et les proportions des choses par lonc et par lé et par hautece, c’est la sience par quoi le anchien sage s’efforchierent par soutillité de geometrie de trover la grandeur dou ciel et de la tiere, et de la hautece entre l’un et l’autre et maintes autres proportions qui a mervillier font.</text:p>
      <text:p text:style-name="_3c_p_3e_"><text:soft-page-break/>La quarte science est astronomie, qui nous ensegne trestot l’ordenement du ciel et du firmament, et des estoiles, et le cours des <text:span text:style-name="_3c_num_3e_">.vii.</text:span> planetes par son zodiaque, c’est par mi les <text:span text:style-name="_3c_num_3e_">.xii.</text:span> signaus, et comment se muent le tans a caut ou a froidure, ou a pluie ou a sech, ou a vent, et par raison qui est establies es estoiles.</text:p>
      <text:h text:style-name="Heading_20_2" text:outline-level="2"><text:bookmark-start text:name="I4"/><text:span text:style-name="_3c_id_3e_">[I4] </text:span><text:bookmark-end text:name="I4"/><text:span text:style-name="_3c_num_3e_">.I.IIII.</text:span> Des choses qe l’on doit faire et quex non, selonc pratiqe</text:h>
      <text:p text:style-name="_3c_p_3e_">Pratique est la seconde science de philosophie, qui nos ensegne que l’en doit faire et quoi non. Et a la verité dire ce peut estre en <text:span text:style-name="_3c_num_3e_">trois</text:span> manieres ; car une maniere est de faire aucune chose et eschiver autre por governer le meisme, et une autre maniere est pour gouverner sa maisnie et sa maison et son avoir et son eritage, et une autre maniere est por governer gens u <text:span text:style-name="_3c_num_3e_">un</text:span> regne u <text:span text:style-name="_3c_num_3e_">un</text:span> peuple ou une cité, en pais et en guerre.</text:p>
      <text:p text:style-name="_3c_p_3e_">Mais puis que le ancien sage cognurent ces <text:span text:style-name="_3c_num_3e_">trois</text:span> diversités, il covint qu’il trovaissent en pratique <text:span text:style-name="_3c_num_3e_">trois</text:span> manieres de science pour adrecier les <text:span text:style-name="_3c_num_3e_">trois</text:span> manieres de governer soi et autrui, ce sont etique, iconomike, politique.</text:p>
      <text:p text:style-name="_3c_p_3e_">La premiere des <text:span text:style-name="_3c_num_3e_">trois</text:span> sciences c’est etique, qui nos ensegne governer nos premierement, a ensivre honeste vie, et faire les vertueuses oevres, et garder des vices ; car nus ne poroit vivre au monde, ne bien ne honestement, ne profiter a soi ne as autres, s’il ne governoit sa vie et adreçoit ses meurs selon les vertus.</text:p>
      <text:p text:style-name="_3c_p_3e_">La seconde est yconomique, qui nos ensegne a garder et nos fils et nos gens et nos meismes, et si nos ensegne garder et acroistre nos possessions et nos iretages, et aver meuble et chatel por despendre et pour retenir, selonc ce que lieus et tens muent.</text:p>
      <text:p text:style-name="_3c_p_3e_">La tierce est politique ; et sans faille c’est la plus haute science et dou plus noble mestier qui soit entre les hommes, car elle nos ensegne governer les étranges gens d’un regne et d’une vile, un peuple et une comune en tens de pes et de guerre, selonc raison et selonc justice.</text:p>
      <text:p text:style-name="_3c_p_3e_">Et si nous ensegne tous les ars et toz les mestiers qui a vie d’ome sont besonable. Ce est en <text:span text:style-name="_3c_num_3e_">.ii.</text:span> manieres, car l’une est en oevre et l’autre en paroles. Cele qui est en oevre sont le mestier que l’en oevre tousjors des mains et des piés, ce sont sueurs, drapiers, cordewaniers, et ces autres mestiers qui sont besoignable a la vie des hommes, et sont apielés mecaniques. Cele qui est en paroles sont celes que l’en oevre de sa bouche et de sa langue, et sont en <text:span text:style-name="_3c_num_3e_">trois</text:span> manieres, sor qui sunt establies <text:span text:style-name="_3c_num_3e_">trois</text:span> sciences, gramatique, dialetique, et rettorique.</text:p>
      <text:p text:style-name="_3c_p_3e_">Dont la premiere est gramatique, qui est fondement et porte et entree des autres sciences ; qui nos ensegne a parler et escrire et lire a droit sans vice de barbarisme et de solercisme.</text:p>
      <text:p text:style-name="_3c_p_3e_"><text:soft-page-break/>La seconde est dyaletike, qui nous ensegne prover nos dis et nos paroles, par tele raison et par teus argumens qui donent foi as paroles que nous avons dites, si qu’eles samblent voires et provables a estre voires.</text:p>
      <text:p text:style-name="_3c_p_3e_">La tierce science est retorique, cele noble science que nous ensegne trover et ordener et dire paroles bonnes et bieles et plaines de sentences selonc ce que la nature requiert. C’est la mere des parliers, c’est l’ensegnement de diteours, c’est la science qui adrece le monde premierement a bien fere, et qui encore l’adresce par les predications des sain hommes, par les divines escriptures, et par la loi qui les gens governe a droit et a joustice. C’est la science de qui Tulles dit en son livre que celui a hautisme chose conquise qui de ce trespasse les hommes dont le homme trespassent tous les autres animaus, c’est de la parleure.</text:p>
      <text:p text:style-name="_3c_p_3e_">Por ce devroit cascuns pener de savoir le, se sa nature le suefre et le aide, car sans nature et sans ensegnement ne la peut nus conquerre. Et a verité dire de le avons nous mestier en toutes besoignes tousjours, et maintes choses grans et petites poons nous faire par solement bien dire çou qui covient, que nous ne le poriens faire par force d’armes ne par autre engin.</text:p>
      <text:h text:style-name="Heading_20_2" text:outline-level="2"><text:bookmark-start text:name="I5"/><text:span text:style-name="_3c_id_3e_">[I5] </text:span><text:bookmark-end text:name="I5"/><text:span text:style-name="_3c_num_3e_">.I .V.</text:span> Porquoi on doit les unes choses faire et les autres non, selonc logique</text:h>
      <text:p text:style-name="_3c_p_3e_">Logike est la tierce science de philosophie, cele proprement qui ensegne prover et moustrer raison pour quoi on doit les unes choses faire et les autres non. Et ceste raison ne peut nus hom bien moustrer se par paroles non, donc est logique science par laquele prover et dire raison l’en peut, et coment çou que nous disons est ausi voirs com nous metons avant. Et c’est en <text:span text:style-name="_3c_num_3e_">trois</text:span> manieres, et ausi sont <text:span text:style-name="_3c_num_3e_">trois</text:span> sciences, dialetique, et fidique, sophistique.</text:p>
      <text:p text:style-name="_3c_p_3e_">Dont la premiere est dyaletique, et ensegne tencier, contendre, et desputer, les uns contres les autres, et faire questions et deffenses.</text:p>
      <text:p text:style-name="_3c_p_3e_">La seconde est fidike, et ensegne prover que ses paroles qu’il a dites sont veritables et que la cose est ensi comme il dist par droites raisons et par verais argumens.</text:p>
      <text:p text:style-name="_3c_p_3e_">La tierce science de logike est sophistique, qui ensegne prover que les paroles que l’en dist soient veraies ; mais ce prueve il par mal engin et par fausses raisons et par sophismes, c’est par argument qui ont samblance et coverte de verité, mais n’i a cose se fause non.</text:p>
      <text:p text:style-name="_3c_p_3e_">Jusques ci a devisé le contes assés briefment et apertement qui est philosophie, et toutes les sciences que l’en peut savoir, dont philosophie est mere et fontaine. Desormés s’en wet torner a sa <text:soft-page-break/>matire, c’est a theorike, qui est la premiere partie de philosophie, por demoustrer <text:span text:style-name="_3c_num_3e_">un</text:span> poi de la nature des choses du ciel et de la tiere. Mais ce sera au plus briefment que le mestres pora.</text:p>
      <text:h text:style-name="Heading_20_2" text:outline-level="2"><text:bookmark-start text:name="I6"/><text:span text:style-name="_3c_id_3e_">[I6] </text:span><text:bookmark-end text:name="I6"/><text:span text:style-name="_3c_num_3e_">.I.VI.</text:span> Coment diex fist totes choses au commencement</text:h>
      <text:p text:style-name="_3c_p_3e_">Li sage disent que Nostre Sires Dieus, qui est commencement de toutes choses, fist et crea le monde et toutes autres choses, en <text:span text:style-name="_3c_num_3e_">.iiii.</text:span> manieres ; car tout avant ot il en sa pensee l’ymage et la figure coment il fist le monde et les autres choses, et ce ot il tousjors eternaument, si que cele pensee n’ot onques comencement. Et ceste ymagination est apelee mondes arquetipes, c’est a dire mondes en samblance.</text:p>
      <text:p text:style-name="_3c_p_3e_">Aprés ce fist il de noient une grosse matire, que n’estoit de nule figure ne d’aucune samblance, mais elle estoit de si faite forme et si apareillie que il en pooit forgier et retraire ce qu’il voloit, et ceste matire est apielee ylem. Puis qu’il ot ce fait si comme a lui plot, mist il en oevre et en fait son proposement, et fist le monde et les autres criatures, selonc sa porveance. Et ja soit ce qu’il le peust faire faire tost et isnielement, il n’i volt onques corre, ançois i mist <text:span text:style-name="_3c_num_3e_">.vi.</text:span> jours, et au septime se reposa.</text:p>
      <text:p text:style-name="_3c_p_3e_">Que la Bible nous raconte que au comencement Nostre Sires commanda que le mondes fust fais, c’est a dire ciel, tiere, eau, jors et clarté, et les angeles, et que la clartés fust devisee des tenebres. Et puis qu’il le commanda, fu fait de noient, et ce fu le premier jor dou siecle ; de quoi tesmoignent le plusor que celi jour est <text:span text:style-name="_3c_num_3e_">.xiiii.</text:span> jours a l’issue du mois de mars.</text:p>
      <text:p text:style-name="_3c_p_3e_">Au secont jour fu establis le firmament. Au tierç jour commanda que la tiere fust devisee de la mer et des autres eaux, et que toutes choses qui sont racinees en terre fust faite celui jour. Au quart jour commanda que le soleil et la lune et les estoiles et tous les luminaires fussent faites. Au quint jour commanda que poisson fussent fait, et toutes les creatures qui vivent en eaux. Au <text:span text:style-name="_3c_num_3e_">.vi.</text:span>te jour commanda que tous animaus fussent fait, et lors fist il Adam a sa samblance, et puis fist Eve de la coste Adan, et lors crea il ames de noient et les mist en lor cors.</text:p>
      <text:h text:style-name="Heading_20_2" text:outline-level="2"><text:bookmark-start text:name="I7"/><text:span text:style-name="_3c_id_3e_">[I7] </text:span><text:bookmark-end text:name="I7"/><text:span text:style-name="_3c_num_3e_">.I.VII.</text:span> Coment chascunes choses furent faites de nient</text:h>
      <text:p text:style-name="_3c_p_3e_">Par ces paroles poons nous entendre que Dieus fist seulement homme, car de toutes les autres choses commanda il qu’eles fuissent faites, et plus est a faire que a commander. Mais comment qu’il fust, il i a <text:span text:style-name="_3c_num_3e_">.ii.</text:span> manieres ; car aucunes choses furent faites de noient, ce sont le angele et le mondes et la clarté et ylem, qui furent faites au commencement ; mais l’ame est criee de noient, et tousjors crie il novieles ames. Et l’autre maniere est que toutes les autres coses furent faites d’aucune autre matire.</text:p>
      <text:h text:style-name="Heading_20_2" text:outline-level="2"><text:bookmark-start text:name="I8"/><text:soft-page-break/><text:span text:style-name="_3c_id_3e_">[I8] </text:span><text:bookmark-end text:name="I8"/><text:span text:style-name="_3c_num_3e_">.I.VIII.</text:span> De l’office de nature</text:h>
      <text:p text:style-name="_3c_p_3e_">Or avés oii <text:span text:style-name="_3c_num_3e_">trois</text:span> manieres coment Dieus fist toutes choses. La quarte maniere fu que quant il ot tout fait il ordena la nature de cascune chose par soi, et lor establi ciertain cours coment eles devoient naistre et comencier et finer et morir, et la force et la propriété et la nature de chascune.</text:p>
      <text:p text:style-name="_3c_p_3e_">Et sachés que totes choses qui ont comencement, c’est a dire qui furent faites d’aucune matire, si aront fin ; mais celes qui furent criees de noient n’aront pas fin. Et sor ceste quarte matire est le office de Nature, qui est viaire de son verai pere. Il est criatour elle est criature. Il est sans comencement elle fu commencie. Il est commanderes elle est obeissant. Il n’aura ja fin elle finera o tout son labour. Il est tous puissans elle n’a pooir, se de ce non que Dieus le a otroiet. Il set toutes choses passees, presentes et futures, elle ne set se ce non que il le moustre. Il ordena le monde elle ensit ses ordenemens. Ensi poons nous connoistre que chascune chose est sousmise a sa nature ; et nanporquant cil qui tot fist peut remuer et cangier le cours de nature par divin miracle, si com il fist en la glorieuse virgene Marie, qui conchut le fil Dieu sans carneil cognoissement, et fu virgene nete devant et apriés, et il meismes resuscita de la mort. Ces et autres divins miracles ne sont mie contre nature.</text:p>
      <text:p text:style-name="_3c_p_3e_">Et se aucuns deist que Dieus ordena certain cours a nature et puis fait contre le cors, qu’il remue son premier talent ; et s’il remue son talent donc n’est il mie parmanables  : je le diroie que nature n’a que faire en chose que Dieus retint en sa poesté, et que tosjors ot le peres en la volenté la naissance du fil et la passion et la resurrection si comme elle avint.</text:p>
      <text:h text:style-name="Heading_20_2" text:outline-level="2"><text:bookmark-start text:name="I9"/><text:span text:style-name="_3c_id_3e_">[I9] </text:span><text:bookmark-end text:name="I9"/><text:span text:style-name="_3c_num_3e_">.I.VIIII.</text:span> Ke en dieu n’a nul tens</text:h>
      <text:p text:style-name="_3c_p_3e_">Car la eternité Deu est devant tostans, en lui n’est pas divisions dou tans alé ou dou present ou de celui qui est a venir. Mais toutes choses sont presentes a lui, pour-ce qu’il les embrache toutes par sa eternité. Mais ces <text:span text:style-name="_3c_num_3e_">trois</text:span> tens sont en nous, raison coment : l’en dit dou tens qui est alés, je ai doné ; et du tens qui est a venir dist le hons, je donrai ; et du tens qui est presens dist le hons, je done. Mais Dieus le comprent si universaument que tout ce que il fist ou qu’il fet est a lui ausi comme present.</text:p>
      <text:p text:style-name="_3c_p_3e_">Et sachez que tens n’apartient pas a creatures qui sont sor le ciel, mais a celes qui sont desous. Et devant le coumencement du monde n’estoit nul tens, pour-ce que tens fu fait et establis a celi commencement, et pour-ce est apielé commencement que totes choses furent lors commencies.</text:p>
      <text:p text:style-name="_3c_p_3e_">Mais le tans n’a nule espasse corporaument ; car por <text:span text:style-name="_3c_num_3e_">un</text:span> poi s’en vont ançois qu’il viegnent, et pour-ce n’a il en aus point de fermeté, que toutes creatures se muevent, et muent isnielement Pour ce di je <text:soft-page-break/>que ces <text:span text:style-name="_3c_num_3e_">trois</text:span> tens, c’est le preterit, le present, et celi qui est a venir, ne sont pas se en la pensee non, qui se sovient des choses alees et esgarde les presentes et atent les futures.</text:p>
      <text:h text:style-name="Heading_20_2" text:outline-level="2"><text:bookmark-start text:name="I10"/><text:span text:style-name="_3c_id_3e_">[I10] </text:span><text:bookmark-end text:name="I10"/><text:span text:style-name="_3c_num_3e_">.I.X.</text:span> Que en dieu n’a nul movement</text:h>
      <text:p text:style-name="_3c_p_3e_">Ce n’est pas ensi en Dieu, mais toz ensamble presentiaument. Por ce faillent cil qui disent que en lui fu le tans mués quant il le vint noviele pensee dou monde faire. Mais je di que ceste fachon fu en son conseil eternalment, et que devant le comencement n’estoit nul tens, mes sa eternité ; car le tens fu comenciés par le creature, non pas la creature par le tens.</text:p>
      <text:p text:style-name="_3c_p_3e_">Aucun demandent que Dieus faisoit ains que le monde fust fais et que soudainement le vint en volenté de faire le monde ; et pour-ce quident il qu’il volt aucune fois ce qu’il ne voloit primes. Mais je di que novele volenté ne fu elle pas ; car ja soit ce que le mondes ne fust encore fais, toutes fois estoit il en son eterneil conseil.</text:p>
      <text:p text:style-name="_3c_p_3e_">Et d’autre part Deus est sa volenté et sa volenté est Dieus ; mais Dieus est eternel et sans remuance, dont est sa volenté eternel et sans remuance.</text:p>
      <text:p text:style-name="_3c_p_3e_">Cele matire de quoi ces choses furent formees les desvance de naissance, non mie de tens, autresi comme le sons devant le chant ; car le sons est devant le chant pour-ce que la douçor dou chant apertient au son, mais le sons si n’apertient pas a la douçour dou chant, et neporquant andeus sont il ensamble.</text:p>
      <text:p text:style-name="_3c_p_3e_">Et de cele matire fu dit ça ariere qu’elle n’avoit figure ne samblance nule, pour-ce que encore n’estoient forgies les choses qui devoient estre faites, mais cele matire estoit de noient.</text:p>
      <text:p text:style-name="_3c_p_3e_">Je di que au commencement clarté fu devisee de tenebres ; et ja soit ce que Dieus dit par la bouche dou prophete, je sui cil qui fait la clarté et crie les tenebres, ne doit nus hom croire que tenebres aient cors ; mais la nature des angeles qui ne trespasserent est apielee clarté, et la nature de ciaus qui trespasserent est apelee tenebres. Et pour ce dist la Bible que au comencement fu la clartee devisee des tenebres, c’est a dire que Dieus cria les angeles, et de l’un de ciaus fist il la clarté et des autres les tenebres ; més les bons cria il et les aprist, et les mauvais cria il et ne les aprist. Dieus fist toutes choses molt bonnes ; donc n’est il nule chose malvaise par nature ; mais se nous usons d’eles malvaisement, eles devienent malvaises, et ensi change la bonne nature.</text:p>
      <text:h text:style-name="Heading_20_2" text:outline-level="2"><text:bookmark-start text:name="I11"/><text:soft-page-break/><text:span text:style-name="_3c_id_3e_">[I11] </text:span><text:bookmark-end text:name="I11"/><text:span text:style-name="_3c_num_3e_">.I.XI.</text:span> Coment le mal fu trovés</text:h>
      <text:p text:style-name="_3c_p_3e_">Le mal fu trovés par le diauble, non pas criés ; et pour-ce est il noiens, car ce qui est sans Dieu est noient, et Deus ne fist pas le mal. Mais le hons quide que Dieus feist le bien et le diaubles feist le mal, et ensi croient qu’il soient <text:span text:style-name="_3c_num_3e_">.ii.</text:span> natures, une de bien et une autre de mal. Mais il sont deceu, pour-ce que mal n’est pas par nature, ains fu trovés par le diauble lors que le angeles qui bons estoit par son orguel devint malvés et trova le mal.</text:p>
      <text:p text:style-name="_3c_p_3e_">Et que mal ne soit par nature apert tot clairement, car toute nature ou elle est parmanable, c’est Dieus, ou elle est remuable, c’est criature ; mais par nature n’est il mie, pour-ce que s’il vient sor la bone nature si la fet il vicieuse, et quant il s’en depart la nature demeure. Et cest mal n’est pas en nul lieu, et d’autrepart nule chose anuie qui est naturel.</text:p>
      <text:p text:style-name="_3c_p_3e_">Aucun demandent por coi Dieus laissa nestre le mal, et je di pour-ce que la biauté de la bone nature fust cogneue par son contraire. Car <text:span text:style-name="_3c_num_3e_">.ii.</text:span> choses contraires quant eles sont ensamble l’une contre l’autre, eles sont plus aparissans : se tu rooignes les sorcis d’un homme, tu en ostes petites choses, mais toz le cors en devient plus lais. Tot autresi se tu blasmes entre toutes les criatures une petite vermine qu’elle soit malvaise par nature, certes tu fez tort a toutes criatures.</text:p>
      <text:p text:style-name="_3c_p_3e_">Touz maus sont venu a tot l’umain linage por le pechié du premier homme ; et pour-ce tous maus qui sont en nous, u il sont par naissance, ou il sont par nostre coupe. Plusor disent que le mal sont es criatures, c’est ou fu pour-ce qu’il art, ou fer pour-ce qu’il ocit ; mais il ne consirent mie que ces choses soient bones par nature, mais par le pechié de l’homme sont devenues nuisans, car devant le pechié le estoient sozmises dou tout.</text:p>
      <text:p text:style-name="_3c_p_3e_">Ensi sont eles nuisans as hommes par lor pechiés, non pas par nature ; si comme la clarté, qui est bone par nature, mais elle est malvaise as ieus malades, et ce avient par vices des ieus, non pas de la clarté.</text:p>
      <text:p text:style-name="_3c_p_3e_">Et l’om fait mal en <text:span text:style-name="_3c_num_3e_">.ii.</text:span> manieres, u en la pensee ou en l’uevre ; et cil qui est en la pensee est apielee iniquités, et est en <text:span text:style-name="_3c_num_3e_">trois</text:span> manieres ou en temptation ou en delit ou en consentir. Cil qui est en oevre est apielés pechiés, et est autresi en <text:span text:style-name="_3c_num_3e_">trois</text:span> manieres, ou en paroles ou en fais ou en perseverance.</text:p>
      <text:p text:style-name="_3c_p_3e_">Mais le prophetes David au commencement dou sautier ne nome que <text:span text:style-name="_3c_num_3e_">trois</text:span> manieres de pechiés, la premiere qui est en la pensee, qui vient par temptation et par mauvais conseil, la seconde est en oevre, la tierce est en la perseverance dou mal, en quoi on donne as autres essample de malfaire ; c’est senefiiet par les <text:span text:style-name="_3c_num_3e_">trois</text:span> mors que Jhesucris resuscita, une qui estoit dedens la maison, c’est la pensee, l’autre qui estoit a l’huis de la maison, c’est l’uevre, l’autre qui estoit en voie, et c’est ce qui pardurront en malfaire devant tous.</text:p>
      <text:h text:style-name="Heading_20_2" text:outline-level="2"><text:bookmark-start text:name="I12"/><text:soft-page-break/><text:span text:style-name="_3c_id_3e_">[I12] </text:span><text:bookmark-end text:name="I12"/><text:span text:style-name="_3c_num_3e_">.I.XII.</text:span> De la nature des angles</text:h>
      <text:p text:style-name="_3c_p_3e_">Angele sont esperit naturelement. Et lor nature est muable ; mais la charités perdurable les garde sans corruption, et ensi sont parmanable par grace non mie par nature ; car se ce fust par nature, le diauble ne cheist.</text:p>
      <text:p text:style-name="_3c_p_3e_">Devant toutes criatures dou monde furent fait le angele ; et devant les autres fu fais celui qui est diaubles - non mie par quantité de tans, mais par ordre de signourie qu’il ot sour les autres. Et par cele seurté chef il sans retour, et il chei primes que le hom ne fust fais ; car maintenant que le diables fu criés, monta il en orguel, et chei du ciel ; puis descendi il a Adan et le fist cheoir et ensi chei le hom et le diaubles. Mais le hom retorna a Dieu pour ce qu’il s’en repenti et reconut qu’il estoit desous Dieu ; mais le diables dist qu’il estoit pareil a Dieu et graindres que Dieu, et pour-ce qu’il ne se repenti mie ne trova pardon.</text:p>
      <text:p text:style-name="_3c_p_3e_">Mais je di que le hom trueve pardon pour ce que la foiblece de pechier vint en lui de par le cors, qui est de boe et de tiere moiste, et le angele pechierent qui n’estoient chargié de nule charnel maladie.</text:p>
      <text:p text:style-name="_3c_p_3e_">Puis que le mauvés angele furent cheus furent confermé le autre en bienfere, et de ce dist la Bible que au secont jour fu establis le firmament, et fu le ciel apielé firmament.</text:p>
      <text:p text:style-name="_3c_p_3e_">.ix. sont le ordre des bons angeles, et tuit sont establi par gré et par dignité, et chascuns obeist a l’autre selonc son office. Ces ordenes sont angeles, arcangeles, trosnes, dominations, virtus, principaus, poestés, cherubin et sceraphin.</text:p>
      <text:p text:style-name="_3c_p_3e_">Li angele sevent toutes choses par la parole Dieu avant qu’eles soient fetes et qui encor sont a venir as hommes. Et ja soit ce que le mauvais angele perdissent la sainteé, il ne perdirent la vertu du sens qui fu doné as angeles. Et ce qu’il puent savoir devant est en <text:span text:style-name="_3c_num_3e_">trois</text:span> manieres, ou por soutillité de nature, ou par esperiance dou tens, ou par revelation de poestés qui mainent deseure.</text:p>
      <text:p text:style-name="_3c_p_3e_">Quant Dieus se courouce au monde, il envoie les mauvais angeles en office de vengance, mais toutesfoies les constraint qu’il ne facent tant de mal com il desirent. Mais les bons angeles envoie Deus en office de salut des hommes, et pour-ce disent le plusor que tot homme ont angeles qui sont provost por aus garder. Dont cist vier sont dit : angele qui custos meus es virtute superna, me tibi commissum serva deffende guberna.</text:p>
      <text:h text:style-name="Heading_20_2" text:outline-level="2"><text:bookmark-start text:name="I13"/><text:span text:style-name="_3c_id_3e_">[I13] </text:span><text:bookmark-end text:name="I13"/><text:span text:style-name="_3c_num_3e_">.I.XIII.</text:span> Aprés parole de l’ome</text:h>
      <text:p text:style-name="_3c_p_3e_">Toutes choses del ciel en aval sont faites por l’omme, mais le hom est fais por lui meismes. Et que le hom soit en plus haute dignité que toutes autres criatures il apert tout clairement par la reverence de <text:soft-page-break/>Dieu que de toutes autres choses commanda : soit ensint et ensint fait ce et ce ; mais de l’homme mostre il qu’il en pensa diligement en son conseil quant il dit, faisons homme a l’ymage et a la similitude de nous.</text:p>
      <text:p text:style-name="_3c_p_3e_">Adan cria il ; mais la feme fu puis formee de la coste son baron ; le hom fu fais a l’ymage de Deu, mais la feme fu faite a l’ymage de l’ome, et pour-ce sont femes sousmises as hommes par loi de nature ; encore fu le hom fais por soi meismes et la feme por lui aidier. Li hom por son pechié fu bailliés au diauble quand il fu dit : tu ies tiere et en tiere iras. Lors fu dit au serpent, c’est au diauble, tu mangeras la tiere, c’est a dire les malvais hommes.</text:p>
      <text:h text:style-name="Heading_20_2" text:outline-level="2"><text:bookmark-start text:name="I14"/><text:span text:style-name="_3c_id_3e_">[I14] </text:span><text:bookmark-end text:name="I14"/><text:span text:style-name="_3c_num_3e_">.I.XIIII.</text:span> De la nature de l’ame</text:h>
      <text:p text:style-name="_3c_p_3e_">Âme est vie de l’homme, et Dieus est vie de l’ame. Et l’ame de l’homme n’est pas homme, mais son cors qui fu fais de moiste tiere solement est hom se ame abite dedens. Et par cestui conjungement de la char est apielé hom ; selonc ce que le apostle dist, que l’ame fu faite en la char a l’ymage de Deu. Et pour-ce sont en erreur ciaus qui croient que ame ait cors, car a l’ymage de Deu est elle faite, non pas en tel maniere qu’elle soit muable, mais qu’elle soit sans cors ausinc comme Dieu est et si angele.</text:p>
      <text:p text:style-name="_3c_p_3e_">Et sachez que ames ont commencement mais n’aront fin ; car il i a choses en <text:span text:style-name="_3c_num_3e_">trois</text:span> manieres, unes qui sont temporaus lesqués commencent et fenissent, les autres sont perpetueles qui conmencent mais ne definent, ce sont le angele et les armes, les autres sont sempiterneles qui ne commencent ne ne definent, c’est Dieus en sa divinité.</text:p>
      <text:p text:style-name="_3c_p_3e_">Mais ame n’est pas divine substance ne divine nature, ne n’est mie faite ançois que son cors, mais a cele eure meismes est elle criee quant elle est mise dedens le cors. Maintes noblece sont en l’ame par nature, mais elle obscurcist pour le mellement du cors qui est decheable.</text:p>
      <text:h text:style-name="Heading_20_2" text:outline-level="2"><text:bookmark-start text:name="I15"/><text:span text:style-name="_3c_id_3e_">[I15] </text:span><text:bookmark-end text:name="I15"/><text:span text:style-name="_3c_num_3e_">.I.XV.</text:span> Des nons de l’ame et du cors</text:h>
      <text:p text:style-name="_3c_p_3e_">At nous devancissons les autres animaus non mie par force ne par sens mais par raison. Et raison est en l’ame, mais force et sens est el cors, et au sens des corporaus choses ne soufist pas bien le sens de la char. Et sachez que raison est en l’ame.</text:p>
      <text:p text:style-name="_3c_p_3e_">Et ame a maint office, et par chascune office est elle apielee par tel non comme a celui office couvient ; car en ce qu’elle done vie au cors de l’homme est apielee ame, et en ce qu’elle a volenté d’aucune chose est apielee corages, et en ce qu’elle juge droitement est apelee raison, et en ce qu’elle espire est apielé esperit, et en ce qu’elle sent est apielé sens, mais en ce qu’elle a sapience est apelee <text:soft-page-break/>entendemens. Et a la verité dire, l’entendement est la plus haute partie de l’ame, par qui nous vient raison et cognoissance, et par qui le hom est apelés l’ymage de Dieu. Et raisons est un movement de l’ame qui asoutille la vue de l’entendement et trie le voir dou faus.</text:p>
      <text:p text:style-name="_3c_p_3e_">Mais le cors a <text:span text:style-name="_3c_num_3e_">.v.</text:span> autres sens, veoir, oïr, odorer, gouster, touchier. Et si comme le uns devancist l’autre par honorableté de son estage, tout autresi devancist il l’un de l’autre de vertu. Car flerier sormonte au goster et de lieu et de viertu, pour-ce qu’il est plus en haut et oevre sa vertu plus de long. Autresi l’oreille sormonte au flerier, car nous oons plus de long que nous ne flerons. Et le veoir les sormonte trestous, et de lieu et de dignité.</text:p>
      <text:p text:style-name="_3c_p_3e_">Mais toutes ces choses sormonte l’ame, qui est assise en la maistre forterece dou chief et esgarde par son entendement de raison ce que le cors ne touche et qui ne vient jusques as autres sens dou cors. Por ce disent le sage que le chief qui est ostel de l’ame a <text:span text:style-name="_3c_num_3e_">trois</text:span> celles, une devant por aprendre, l’autre est el milieu por conoistre, la tierce est deriere por la memore. Por ce sont maintes choses en l’entention de l’homme qu’il ne poroit dire en langue ; et c’est la raison por quoi le enfant sont innocent dou faire, non mie dou penser, car il n’ont pas le pooir d’acomplir le movement dou corage ; ensi ont il foiblece por âge, non pas par entention.</text:p>
      <text:h text:style-name="Heading_20_2" text:outline-level="2"><text:bookmark-start text:name="I16"/><text:span text:style-name="_3c_id_3e_">[I16] </text:span><text:bookmark-end text:name="I16"/><text:span text:style-name="_3c_num_3e_">.I.XVI.</text:span> De memore et de raison</text:h>
      <text:p text:style-name="_3c_p_3e_">Memoire est tresoriere de toutes choses et garderesce de tout ce que l’en trueve novelement par son engien ou qu’il aprent des autres ; car tout ce que nous savons est par celes <text:span text:style-name="_3c_num_3e_">.ii.</text:span> manieres, ou que nous le trovons de noviel, ou qu’eles nous furent ensegnies.</text:p>
      <text:p text:style-name="_3c_p_3e_">Memore est si tenans que se aucune chose sera ostee devant le cors, elle laissera en la memore la samblance de soi. Mais de la beatitude ne se sovient elle par ymagination comme des autres, mais par lui meisme, autresi comme de leesce ; car se ce ne fust par lui meisme, elle s’en oublieroit.</text:p>
      <text:p text:style-name="_3c_p_3e_">Et memore est commune as hommes et as bêtes et as autres animaus, mais entendemens de raison n’est mie en nul autre animal se en homme non ; car en tous autres animaus est une pensee par le sens dou cors, non mie par entendement de raison. Por ce fist Deu homme en tel maniere que sa vue esgarde tozjors en haut, par senefiance de sa dignité ; mais les autres animaus fist il tous enclins a la tiere, pour demoustrer l’abaissance de lor condition qui ne font se ensivre lor volenté non, sans nul esgardement de raison.</text:p>
      <text:h text:style-name="Heading_20_2" text:outline-level="2"><text:bookmark-start text:name="I17"/><text:soft-page-break/><text:span text:style-name="_3c_id_3e_">[I17] </text:span><text:bookmark-end text:name="I17"/><text:span text:style-name="_3c_num_3e_">.I.XVII.</text:span> Comment loi fu premiers establie</text:h>
      <text:p text:style-name="_3c_p_3e_">Puis que le mauvés angeles ot trové le mal et decheu le premier homme, son pechié enrachina sor l’umain linage, en tel maniere que les gens qui aprés nasquirent estoient assés plus courant au mal que au bien. Et por restraindre le mal qu’il faisoient contre la reverence de Dieu en destruction de l’umanité, covint que loi fust faite en tiere, et ce fu en <text:span text:style-name="_3c_num_3e_">.ii.</text:span> manieres, c’est loi divine et loi humaine.</text:p>
      <text:p text:style-name="_3c_p_3e_">Moyses fu le premiers qui bailla la loi as ebreus, et le rois Foroneus fu le premiers qui le bailla as grezois, Mercurius as egyptiens, Salon as athenes, Ligurgus as troiens, Numma Pompalie, qui regna aprés Romolus en Rome, et puis ses fius, bailla et fist lois as romains premierement. Mais <text:span text:style-name="_3c_num_3e_">.x.</text:span> sage homme translaterent puis dou livre de Salon la loi des <text:span text:style-name="_3c_num_3e_">.xii.</text:span> tables. Mais cele loi envielli si qu’elle n’estoit pas en cort. Mais le empereres Constentins recommença a fere noviele loi, et autresi firent le autre empereour jusques au tans l’empereour Justiniien, qui toutes les adreça et ordena mieux et plus enterinement, si comme il est encore.</text:p>
      <text:h text:style-name="Heading_20_2" text:outline-level="2"><text:bookmark-start text:name="I18"/><text:span text:style-name="_3c_id_3e_">[I18] </text:span><text:bookmark-end text:name="I18"/><text:span text:style-name="_3c_num_3e_">.I.XVIII.</text:span> De la divine loi</text:h>
      <text:p text:style-name="_3c_p_3e_">La divine loi est par nature ; et neporquant elle fu mise en escrit et fu confermee premierement par les prophetes, et c’est le viel testament. Puis fu le noviaus testament, et fu confermé par Jhesukrist et par ses disciples. Mais une maniere de gent blasment le viel testament porce qu’il dist autre chose que le noviel ; mais ne consirent que Dieus por sa grant porveance bailla a l’un tens et a l’autre ce que covenable fu.</text:p>
      <text:p text:style-name="_3c_p_3e_">Car en la vielle loi comanda les mariages, mais en l’ewangile prise il virginité ; et en la vielle loi comanda il a oster oil pour oil, pié por pié, mais en la novele commanda il a baillier l’autre joe quant l’une estoit ferue. Et a la verité dire, itele fu la vielle loi por la foiblece des gens, et itele la noviele por lor perfection ; car au premier tans estoient le pechié de menour coupe, porce que lors n’estoit seue verités, mais la samblance de verité ; pour-ce est la loi plus estroite.</text:p>
      <text:p text:style-name="_3c_p_3e_">Por ce avenoit il au viel tans que quant aucuns hons saluoit les angeles il ne le rendoient salus, ains le despisoient. Mais el nuef testament lisons nous que Gabriel salua Marie ; et quant Jehans salua l’angele, il le respondi en tel maniere : garde, fist il, ne faire, car je sui tes siers et de tes freres.</text:p>
      <text:p text:style-name="_3c_p_3e_">Or vous ai devisé le conte dou viel testament et dou noviel, et de la divine loi et de l’humaine ; mais por çou que comander u establir loi poi vaut entre les hommes s’il ne fust aucuns qui le peust constraindre a garder la loi, covient que pour essaucier justice et pour mortefiier le tortfait fuissent <text:soft-page-break/>establiz rois et signour de maintes manieres ; por çou est il bon a deviser le comencement et la naissance des rois de la tiere, et de lor roiaumes.</text:p>
      <text:h text:style-name="Heading_20_2" text:outline-level="2"><text:bookmark-start text:name="I19"/><text:span text:style-name="_3c_id_3e_">[I19] </text:span><text:bookmark-end text:name="I19"/><text:span text:style-name="_3c_num_3e_">.I.XVIIII.</text:span> Coment roi et roiaume furent premierement</text:h>
      <text:p text:style-name="_3c_p_3e_">Deus regnes furent en tiere principaument, qui de hautece et de force et de noblece et de signourie orent sormonté tous les autres, en tel maniere que tout le autre roi et roialme du monde furent ausi comme apendans a ces <text:span text:style-name="_3c_num_3e_">.ii.</text:span>, c’est le regne des assiriens premierement, et puis celui des romains. Mais il furent devisé en tans et en liu ; car tot avant fu celui des assiriens, et en sa fin comença celui des roumains. Celui des assiriens fu en orient, si com est en Egytpe, car c’est tout <text:span text:style-name="_3c_num_3e_">un</text:span> regne des assiriens et des egyptiens. Mais le regne as roumains est en occident, ja soit ce que le uns et le autres tenist la monarchie de tot le monde.</text:p>
      <text:p text:style-name="_3c_p_3e_">Mais pour ce que le mestres ne poroit bien dire la droite naissance des rois s’il ne comence les lignies del premier homme, si tornera il cele part son conte, selonc l’ordre des aages dou siecle, por plus apertement moustrer les estas et les contenemens des gens de lors jusc’a nostre tens.</text:p>
      <text:p text:style-name="_3c_p_3e_">Et sachez que le âge dou siecle sont <text:span text:style-name="_3c_num_3e_">.vi.</text:span>, dont le premiers fu d’Adan jusques a Noé, le secons fu de Noé jusques a Abraham, le tiers d’Abraham jusques a David, le quars de David jusques au tans Pharaon, quant il deffist Jherusalem et prist les juis, le quint âge fu de lors jusques a la naissance Jhesucrist, le sisime âge fu ore de la venue Jhesucrist dusc’a la fin dou monde.</text:p>
      <text:h text:style-name="Heading_20_2" text:outline-level="2"><text:bookmark-start text:name="I20"/><text:span text:style-name="_3c_id_3e_">[I20] </text:span><text:bookmark-end text:name="I20"/><text:span text:style-name="_3c_num_3e_">.I.XX.</text:span> Del premier âge du siecle</text:h>
      <text:p text:style-name="_3c_p_3e_">El premier âge fist Nostre Soverain Pere le monde et ciel et tiere et toutes les autres choses, selonc ce que le contes devise ça ariere. Et sachez que <text:span text:style-name="_3c_num_3e_">.xxx.</text:span> ans aprés ce que Dieus cacha Adan hors de paradis terrestre, engendra il en Eve sa feme Caym, et puis une fille qui ot non Calmanam.</text:p>
      <text:p text:style-name="_3c_p_3e_">Et quant Adan fu de l’âge de <text:span text:style-name="_3c_num_3e_">.xxxii.</text:span> ans engendra il Abel et puis une fille qui ot non Delcora. Celui Abel fu de bone vie et de gracieuse a Deu et au siecle, tant que Caim son frere l’ocist de male mort, par envie qu’il avoit envers lui, et ce fu en l’an de lor pere <text:span text:style-name="_3c_num_3e_">.c.</text:span> et <text:span text:style-name="_3c_num_3e_">.xxx.</text:span> ans. Lors engendra Adan un autre fils, qui fu apielés en son non Seth. De celui Seth et de sa lignie nasqui Noé, selonc çou que l’on pora veoir en ce conte meismes.</text:p>
      <text:p text:style-name="_3c_p_3e_">Aprés ce que Caim ot ocis Abel son frere, il engendra Enoch ; et pour l’onour d’Enoch son fil fist il une cité qui ot non Effraim, mais le plusieurs l’apieloient Enocham por le non d’Enoch ; et sachez que <text:soft-page-break/>cele fu la premiere cité du monde. Celui Enoch le fius Caym, engendra Irad. D’Irad nasqui Mathusael. De Mathusael nasqui Mathusale.</text:p>
      <text:p text:style-name="_3c_p_3e_">De Mathusale nasqui Lamech ; cil Lamech ot <text:span text:style-name="_3c_num_3e_">.ii.</text:span> femes, dont la premiere ot a non Adan, en qui il engendra <text:span text:style-name="_3c_num_3e_">.ii.</text:span> fius, Jubabel et Anon. Cil Jubabel et cil qui de lui issirent firent premierement tentes et loges pour aus reposer. Anon ses freres fu le premiers hons qui onques trova citoles et orghenes et ces autres estrumens.</text:p>
      <text:p text:style-name="_3c_p_3e_">La seconde feme Lamech ot a non Sellam, en qui il engendra Tubacain qui fu le premiers fevres du monde, et de lui issirent puis maintes malvaises lignies qui deguerpirent Dieu et ses commandemens. Et puis que Lamech fu de si grant veillesse qu’il ne veoit ja goute, ocist par aventure Cain d’une saiete de son arc. Mais qui ceste ystore volra savoir plus apertement, si s’en aille au grant conte du viel testament, ou il les trouvera diligemment.</text:p>
      <text:p text:style-name="_3c_p_3e_">Et sachés que quant Adan fu en âge de <text:span text:style-name="_3c_num_3e_">.iic.</text:span> et <text:span text:style-name="_3c_num_3e_">.xxx.</text:span> ans, ot il un autre fil de sa femme qui fu apelés Seth. Et quant Adan fu en l’eage de <text:span text:style-name="_3c_num_3e_">.ixc.</text:span> et <text:span text:style-name="_3c_num_3e_">.xxx.</text:span> ans, il morut, si con plot a celui qui fait l’avoit de vil tiere. De Seth le fil Adan nasqui Enoz. De Enoz nasqui Cainan. De Cainan nasqui Malaleel. De Malaleel nasqui Jareth. De Jareth nasqui Enoch, de qui nul homme set la fin, car Dieus l’enmena la u il volt, et il sera ses tiesmons au jor del jugement. Et disent le plusieurs qu’il est au lieu meisme dont Adan fu cachiés lors que le vieus anemis de l’umain linage le dechut.</text:p>
      <text:p text:style-name="_3c_p_3e_">De celui Enoch naquit Mathusala. De Mathusala nasqui Lamech, qui fu peres Noé. Et cil Noé fu preudom et de bone vie et de bone foi, et crut et ama Dieu tant que Nostre Sires l’eslut quant il manda le deluge sur la tiere por la destruction de gens qui ne faisoient se mal non. Et lors defina le premiers aages dou siecle, qui dura mil et <text:span text:style-name="_3c_num_3e_">.iic.</text:span> et <text:span text:style-name="_3c_num_3e_">.lxii.</text:span> ans, selonc que l’escriture le tiesmoigne.</text:p>
      <text:h text:style-name="Heading_20_2" text:outline-level="2"><text:bookmark-start text:name="I21"/><text:span text:style-name="_3c_id_3e_">[I21] </text:span><text:bookmark-end text:name="I21"/><text:span text:style-name="_3c_num_3e_">.I.XXI.</text:span> Des choses qi furent ou secont âge</text:h>
      <text:p text:style-name="_3c_p_3e_">Noé qui fu le noviaus descendans des Adan le premier homme, vesqui <text:span text:style-name="_3c_num_3e_">.viiic.</text:span> ans. Et quant il fu de l’âge de <text:span text:style-name="_3c_num_3e_">.vc.</text:span> ans, engendra il ses <text:span text:style-name="_3c_num_3e_">trois</text:span> fils, Sem, Cam, et Jafeth. Et puis qu’il ot vescu <text:span text:style-name="_3c_num_3e_">.vic.</text:span> ans fist il la grant arche par le comandement Nostre Signeur.</text:p>
      <text:p text:style-name="_3c_p_3e_">Et dedens cele arche garanti il soi et sa mesnie o toute cele compaignie des gens et des biestes et de tous autres animaus que Dieus volt, quant le deluges vint sor toutes terrienes choses. Et sachez que cele arche ot de lonc <text:span text:style-name="_3c_num_3e_">.iiic.</text:span> coutes, et de large ot elle <text:span text:style-name="_3c_num_3e_">.l.</text:span>, et si en ot <text:span text:style-name="_3c_num_3e_">.xxx.</text:span> de haut. Et plut eau du ciel <text:span text:style-name="_3c_num_3e_">.xl.</text:span> jors et <text:span text:style-name="_3c_num_3e_">.xl.</text:span> nuis, et dura cent et <text:span text:style-name="_3c_num_3e_">.l.</text:span> jours avant qu’elle commençast a descroistre.</text:p>
      <text:p text:style-name="_3c_p_3e_">Et quant le deluges fu trespassés et la tiere fu descoverte, si que cascuns animaus pooit aler la u il voloit, lors commença le secont âge du siecle. Et Noé engendra un autre fil qui ot non Jonitus, qui tint <text:soft-page-break/>la tiere de Eritaine jouste le fleuve d’Eufrates en orient ; et fu le premiers hom qui trova astronomie et qui ordena la science dou cors des estoiles.</text:p>
      <text:p text:style-name="_3c_p_3e_">Mais de lui se taist ore le contes, que plus n’en dira en ceste partie ; et dist que quant le deluge fu trespassés, le <text:span text:style-name="_3c_num_3e_">trois</text:span> premier fil Noé departirent la tiere et le deviserent en <text:span text:style-name="_3c_num_3e_">trois</text:span> parties, en tel maniere que Sem le fils Noé qui estoit le ainsnés tint toute Aise le grant, Cam tint toute Aufrike, et Jafet tint Europe, si con l’en pora veoir ça avant, la u le mestres dira des parties de la tiere.</text:p>
      <text:h text:style-name="Heading_20_2" text:outline-level="2"><text:bookmark-start text:name="I22"/><text:span text:style-name="_3c_id_3e_">[I22] </text:span><text:bookmark-end text:name="I22"/><text:span text:style-name="_3c_num_3e_">.I.XXII.</text:span> Des gens qi nasquirent du fil noé le premiers</text:h>
      <text:p text:style-name="_3c_p_3e_">Sem engendra <text:span text:style-name="_3c_num_3e_">.v.</text:span> fils, Azur, Ludin, Aram, et Arphaxat, et Elam. Aram le fius Sem ot <text:span text:style-name="_3c_num_3e_">.iiii.</text:span> fils, Us, Ul, Gesar, et Mesa. De Arphaxat, le derrenier fils Sem, nasqui Salemen . De Salemen nasqui Eber. De Eber nasquirent <text:span text:style-name="_3c_num_3e_">.ii.</text:span> fils, Falech et Jethan. De Jecham nasquirent <text:span text:style-name="_3c_num_3e_">.xiii.</text:span> fils, Elmada, Saleph, Samoth, Jareth, Aduram, Izach, Declam, Ebal, Abimelech, Saba, Ophir, et Villa et Jobal. De Phalech son frere, le fils Heber, nasqui Reus. De Reus nasqui Seruch. De Seruch nasqui Nacor. De Nacor nasqui Thares. De Thares nasquirent Abraham et Aram et Nacor. De Aram nasqui Loth, cil qui eschapa de Sodome et de Gomorre, par la volenté Deu.</text:p>
      <text:h text:style-name="Heading_20_2" text:outline-level="2"><text:bookmark-start text:name="I23"/><text:span text:style-name="_3c_id_3e_">[I23] </text:span><text:bookmark-end text:name="I23"/><text:span text:style-name="_3c_num_3e_">.I.XXIII.</text:span> Des gens qi nasquirent dou secont fil noé</text:h>
      <text:p text:style-name="_3c_p_3e_">Cam le secont fils Noé, engendra <text:span text:style-name="_3c_num_3e_">.iiii.</text:span> fils, Cus, Mesaran, Phus, et Canaam. De Cus, le premier fils Cam, nasquirent <text:span text:style-name="_3c_num_3e_">.vi.</text:span> fils, Saba, Evilach, Sabathat, Reuma, Sabatacha et Nembroth le jaiant, qui fu le premiers rois. De Reuma le fils Cus nasqui Saba et Dadam. De Meserem le fils Cam nasquirent <text:span text:style-name="_3c_num_3e_">.vi.</text:span> fils, Ludin, Amazin, Labim, Nefectim, Phetusim, et Celosim. De Canaam le fils Cam nasquirent <text:span text:style-name="_3c_num_3e_">.xi.</text:span> fils, Sades, Eteus, Gebuseus, Amorreus, Gergeseus, Eveus, Aracus, Sireneus, Aradius, Samarites, et Amatheus.</text:p>
      <text:h text:style-name="Heading_20_2" text:outline-level="2"><text:bookmark-start text:name="I24"/><text:span text:style-name="_3c_id_3e_">[I24] </text:span><text:bookmark-end text:name="I24"/><text:span text:style-name="_3c_num_3e_">.I.XXIIII.</text:span> Des generations dou tierç fil noé</text:h>
      <text:p text:style-name="_3c_p_3e_">Japhet, le tierç fils Noé, ot <text:span text:style-name="_3c_num_3e_">.vii.</text:span> fils, Gomer, Magoz, Mathal, Junam, Tubal, Mosoc, et Tiros. Gomer le fils Japhet engendra Assenos, Raphan, et Tegorman. Junam fils Jafeth engendra Elisam, Tharsim, Ceteon, Domamen. Mais ci se taist ore le contes a parler des fils Noé et de lor generations, car il wet ensivre sa matire por deviser le comencement des rois qui furent ancienement, dont le autre sont <text:soft-page-break/>estrait, jusq’a nostre tens. Et nos est bien notee ce que le contes devise ci devant, coment Nembrot nasqui de Cus le fils Cam, qui fu fius Noé.</text:p>
      <text:p text:style-name="_3c_p_3e_">Et sachez que au tens Phalech, qui fu de la lignie Sem, cil Nembrot edefia la tor Babel en Babilone, ou avint la diversités des parleures et de la confusion des langues. Neis Nembrot meismes mua sa langhe de ebreu en caldeu. Lors s’en ala il en Perse, et a la fin s’en repaira il en son païs, c’est en Babilone, et ensigna as gens novele loi, et lor faisoit aourer le fu autresi comme Deu et de lors commencierent les gens aourer les deus. Et sachez que la cités de Babilone gire environ <text:span text:style-name="_3c_num_3e_">.lxm.</text:span> pas, et que la tor Babel avoit en cascune quarrure <text:span text:style-name="_3c_num_3e_">.x.</text:span> liues, dont chascune avoir <text:span text:style-name="_3c_num_3e_">.iiiim.</text:span> pas, et si avoit le murs de large <text:span text:style-name="_3c_num_3e_">.l.</text:span> coutes, et <text:span text:style-name="_3c_num_3e_">.iic.</text:span> en avoit de haut, dont cascune coute ert <text:span text:style-name="_3c_num_3e_">.v.</text:span> pas, et le pas a <text:span text:style-name="_3c_num_3e_">trois</text:span> piés.</text:p>
      <text:p text:style-name="_3c_p_3e_">Aprés ce comença le regnes des assiriens et des egyptiens, dont Belus, qui nasqui de la lignie Nembroth, fu premier rois et sires toute sa vie. Mais aprés sa vie en fu rois Ninus son fils. Et il fu voirs que Assur, fius Sem le fils Noé, avoit comencie en celui païs une cité ; mais le rois Ninus l’acompli et estora de grant guise, et en fist chief de son regne ; et pour le non de lui est elle apielee Ninive. Et sachez que Ninus fu le premiers qui onques assambla gens ne ost en fuerre et en guerre, car il assega Babilone et prist la cité et la tour Babel a fine force. Lors fu il navrés d’une saiete dont il morut a la fin ; mais avant qu’il fust deviés et qu’il avoit tenu son regne <text:span text:style-name="_3c_num_3e_">.xlii.</text:span> ans, Thares, le fils Nacor de la lignie Sem le fils Noé, engendra <text:span text:style-name="_3c_num_3e_">trois</text:span> fius, Abraham, Nacor, et Aram, qui cultiverent le vrai Deu. De Aram le frere Abraham nasqui Loth et <text:span text:style-name="_3c_num_3e_">.ii.</text:span> filles, Saram la feme Abraham et Melca la feme Nacor. Aprés la naissance Abraham vesqui le rois Ninus <text:span text:style-name="_3c_num_3e_">.xv.</text:span> ans en son regne.</text:p>
      <text:p text:style-name="_3c_p_3e_">En celui tens comença le regnes de Sicione, et uns maistres qui avoit non Çoroastres trova l’art magike des encantemens et de teus autres choses. Ces et maintes autres choses furent ou segont âge du siecle, qui fina au tans Abraham, dont aucun disent qu’il dura <text:span text:style-name="_3c_num_3e_">.ixc.</text:span> et <text:span text:style-name="_3c_num_3e_">.xlii.</text:span> ans, le autre disent de mil et lxix. ans, mais cil qui plus touchent de la vérité disent que du deluge jusques a Abraham furent <text:span text:style-name="_3c_num_3e_">.m.</text:span> et <text:span text:style-name="_3c_num_3e_">.lxxxii.</text:span> ans.</text:p>
      <text:h text:style-name="Heading_20_2" text:outline-level="2"><text:bookmark-start text:name="I25"/><text:span text:style-name="_3c_id_3e_">[I25] </text:span><text:bookmark-end text:name="I25"/><text:span text:style-name="_3c_num_3e_">.I.XXV.</text:span> Des choses qi furent ou tierç âge</text:h>
      <text:p text:style-name="_3c_p_3e_">Li tiers aages du siecle comença a la nativité Abraham, selonc l’oppinion de plusors ; mais le autre disent qu’il comença a <text:span text:style-name="_3c_num_3e_">.lxxv.</text:span> ans de sa vie, quant Dieus parla a lui et qu’il fu dignes de sa grace, et que Nostre Sires le promist a lui et a ses oirs et a sa lignie la tiere de promission. Li autre disent qu’il commença a centime an d’Abraham, quant il engendra Ysaac en Sarra sa feme, qui ausi estoit de grant âge, car elle avoit <text:span text:style-name="_3c_num_3e_">.iiiixx.</text:span> et <text:span text:style-name="_3c_num_3e_">.x.</text:span> ans.</text:p>
      <text:p text:style-name="_3c_p_3e_">Et sachez que devant ce que Ysaac fust engendrés, Abraham par la volenté de sa feme, qui ne pooit porter fils, jut charnelment avec Agar sa camberiere, si en ot un fils qui fu apielés Ysmael. Et quant <text:soft-page-break/>Ysaac fu nés, ses peres le fist circonciser <text:span text:style-name="_3c_num_3e_">.viii.</text:span> jors aprés sa nativité, et ensi le font encore le juis. Lors fist il ausi circonciser Ysmael, qui ja estoit de l’âge de <text:span text:style-name="_3c_num_3e_">.xiii.</text:span> ans, ensi le font encore le sarrasin et ceaus qui abitent en Arrabe, qui sont estrait de la lignie Ysmahel.</text:p>
      <text:p text:style-name="_3c_p_3e_">Puis vesqui Abraham <text:span text:style-name="_3c_num_3e_">.lxxii.</text:span> ans ; et sachez qu’il fist premiers autel en l’onour de Dieu. Mais d’Abraham ne de ses fils ne dira plus ci le contes, ains tornera au roi Ninus et a sa roiauté, car a lui font les istores chief des premiers rois.</text:p>
      <text:h text:style-name="Heading_20_2" text:outline-level="2"><text:bookmark-start text:name="I26"/><text:span text:style-name="_3c_id_3e_">[I26] </text:span><text:bookmark-end text:name="I26"/><text:span text:style-name="_3c_num_3e_">.I.XXVI.</text:span> Dou roi ninus et des autres rois aprés sivant</text:h>
      <text:p text:style-name="_3c_p_3e_">Li rois Ninus tint en sa signorie toute la tiere d’Aise le grant fors que Ynde ; et quant il trespassa de cest siecle, il laissa un jovene fils qui avoit non Zaraeis, mais il fu apelés Ninus por le non son pere. Semiramis sa mere tint le regne et la signorie tote sa vie ; car elle fu plus caude que nul homme, et plus tiere, et aprés ce elle fu la plus cruele feme dou monde.</text:p>
      <text:p text:style-name="_3c_p_3e_">Et quant elle fu finee et son regne remest sans oir, le païsant eslurent <text:span text:style-name="_3c_num_3e_">un</text:span> roi qui avoit a non Arrius, mais il fu apielés Diastones, et por lui furent puis le autre roi d’Egypte apelés Diastones. Et cil nons dura jusc’a <text:span text:style-name="_3c_num_3e_">.xvii.</text:span> rois qui furent aprés, lors canga le nons, et furent le autre roi apelé Thebei. Encore furent remué lor non, et furent apelé Pastors ; mais a la fin furent apelés Pharaons.</text:p>
      <text:p text:style-name="_3c_p_3e_">De celui non furent puis <text:span text:style-name="_3c_num_3e_">.xvii.</text:span> rois, qui durerent jusques au tans Cambises, fius Cirrus le roi de Perse, qui premierement prist Egypte et le sosmist a sa signorie, et encacha hors le roi Natanabon, qui puis fu maistres a Alixandre le grant. De lors remest Egypte sans propre roi, sous la signorie au roi de Perse, jusques au tans Alixandre, qui venki Perse. Et quant Alixandres fu mors et que le <text:span text:style-name="_3c_num_3e_">.xii.</text:span> prince de sa cort deviserent entr’aus son regne, Sopter fu rois d’Egypte, et ot a non Tholomeu. Aprés lui regna le secons Tholomeu, qui avoit non Philadelphus. Aprés lui regna le tiers Tholomeu, qui avoit a non Everites. Aprés lui regna le quars Tholomeus, qui avoit non Philopater.</text:p>
      <text:p text:style-name="_3c_p_3e_">Lors estoit Anthiocus premiers rois et empereres d’Anthioce qui par fine force venki toute la tiere d’Egypte et de Perse et de Jude, et ocist Philopater Tholomeu qui lors estoit rois d’Egypte, et regna <text:span text:style-name="_3c_num_3e_">.xxvi.</text:span> ans. Aprés la mort le roi Anthiocus, regna Seleucus, qui ot en sornon Epiphanes ; a son tans furent les batailles des Machabeus, dont l’escripture parole en la Bible. Aprés la mort Seleucus regna Eupater ses fils.</text:p>
      <text:p text:style-name="_3c_p_3e_">Quant Eupater fu mors tint le regne Demetrius le fils Seleucus ; a son tans fu ocis Judas Machabeus en bataille. Lors vint Alixandres, uns grans sires de haute puissance, encontre le roi Demetrion, et si l’ocist et venki en bataille et ot la signourie de son regne, et la tint quitement, tant que Demetrius Creticus le fils celui Demetrius ocist Alixandre et tint la signorie de tous regnes.</text:p>
      <text:p text:style-name="_3c_p_3e_"><text:soft-page-break/>Puis vint Anthiocus le fils celui Alixandre meismes, qui par le conseil et par l’ayde Triphon vainki Demetrion Creticon et le cacha hors dou regne, dont il fu puis rois et sires. Mais cil Trifon l’ocist en traison, et il fu rois au tans Symon Machabeu. Et sachez que encore vivoit Demetrius Creticus que Anthiocus le fils Alixandre avoit hors cachié dou regne, si com le contes le devise devant. Trifon ne demora gaires en signorie, ains en fu hors caciés, et cil Demetrius Creticus fu receus en la signourie, et la tint si con rois et enpereours. Lors estoit Jeans Ircanus, le fils Symon Macabeu, soverains prestres en Jherusalem, et son fil Aristobolus fu esleus rois des juis aprés la transmigration de Babilone <text:span text:style-name="_3c_num_3e_">.iiiic.</text:span> et <text:span text:style-name="_3c_num_3e_">.xliiii.</text:span> ans.</text:p>
      <text:p text:style-name="_3c_p_3e_">Quant Aristobolus defina sa vie, Alixandres fu rois des juis, et aprés lui en fu rois Aristobolus son fils. Celui Aristobolus fu ocis par la force Pompei le consillier de Rome, qui establi procureur en Judee Antipater le pere Herode. Et Anthioce estoit ja conquise et sousmise a la signourie des romains. Et quant Antipater fu mors, Erodes ses fius fu esleus par les roumains rois des juis. A cel tans nasqui Jhesucris en Bethleem.</text:p>
      <text:h text:style-name="Heading_20_2" text:outline-level="2"><text:bookmark-start text:name="I27"/><text:span text:style-name="_3c_id_3e_">[I27] </text:span><text:bookmark-end text:name="I27"/><text:span text:style-name="_3c_num_3e_">.I.XXVII.</text:span> Du regne de babilone et de egypte</text:h>
      <text:p text:style-name="_3c_p_3e_">Le regne de Babilone est conté sor celui des assiriens et des egyptiens. Mais il avint chose que Nabucodonosor en fu rois, non mie par droit, car il n’estoit pas de royal linage, ançois fu uns étranges mesconeus qui nasqui d’avoutire celeement. Et a son tans comença le empires de Babilone a haucier et a monter en hautece, dont il s’enorghilli viers Deu et vers le siecle, tant qu’il destruist Jherusalem et enprisona tous les juis, et maintes autres perversités fist il. Pour coi il avint par divine vengance qu’il perdi soudainement sa signorie, et son cors fu remués en buef, et abita <text:span text:style-name="_3c_num_3e_">.vii.</text:span> ans en desiers avec les bêtes sauvages.</text:p>
      <text:p text:style-name="_3c_p_3e_">Aprés lui regna Nabuchodonosor ses fius, et puis regna Evilmeradap fils dou premier Nabugodonosor. Aprés lui regna Ragiosar son fils, et puis Labussar fils Evilmeradap, et puis Baltazar son frere. Cil Baltazar rois de Babilone fu ocis par Daire roi des mediiens et par Cirrus roi des perse, qui conquisent le regne de Babilone.</text:p>
      <text:p text:style-name="_3c_p_3e_">Aprés la mort le roi Cirrus ot il <text:span text:style-name="_3c_num_3e_">.xiii.</text:span> rois en son regne l’un aprés l’autre, jusques au tans que Daires en fu rois, non mie celui Daire de qui le contes a devisé ça en arieres, qui fu au tans le roi Cirrus, mais ce fu Daire fils Arçami, qui fu rois et sires de Perse, et avoit grandesime pooir de gens et de terre ; mais Alixandres le grans le venki et ocist et tint son regne.</text:p>
      <text:p text:style-name="_3c_p_3e_">Et sachez que Alixandres avoit ja regné <text:span text:style-name="_3c_num_3e_">.vii.</text:span> ans, et puis regna il <text:span text:style-name="_3c_num_3e_">.v.</text:span> ans, tant qu’il defina en Babilone, et lors avoit d’âge entor <text:span text:style-name="_3c_num_3e_">.xxxvi.</text:span> ans. Et sachez que Alixandres fu fils le roi Phelippe de Macedoine, ja soit ce que Olimpias sa mere, por essauchier son fil, disoit qu’elle l’avoit conceu d’un dieu qui avoit geu <text:soft-page-break/>a le en samblance de dragon. Et certes il demana si haute vie que l’en pooit bien croire qu’il fust fils d’un deu : il ala triumphant par le monde, et avoit por sa mestrie Aristotle et Calistene ; il estoit victorieus sor totes gens, mais il estoit vencus par vin et par luxure ; il venki <text:span text:style-name="_3c_num_3e_">.xxii.</text:span> nations de barbarie et <text:span text:style-name="_3c_num_3e_">.xxxii.</text:span> de Grece, et a la fin morut par venin, que si privé le donerent desloiaument.</text:p>
      <text:p text:style-name="_3c_p_3e_">Et sachez que Alixandres nasqui <text:span text:style-name="_3c_num_3e_">.iiic.</text:span> et lxxxv. ans aprés ce que Rome fu comencie ; et se nous raconte l’istore que des Adam jusques a la mort Alixandre ot <text:span text:style-name="_3c_num_3e_">.vm.</text:span> et c. et lvxii. ans. Et quant il fu mors, si fut Tholomeu Souter le premiers rois d’Alixandre et de toute la terre d’Egypte, si com le contes le devise ça ariere. Et ensi i ot <text:span text:style-name="_3c_num_3e_">.xii.</text:span> rois l’un aprés l’autre, dont cascuns avoit en sornon Tholomeu, por le non dou premier Tholomeu, qui en fu roi aprés la mort dou roi Alixandre.</text:p>
      <text:p text:style-name="_3c_p_3e_">De ces <text:span text:style-name="_3c_num_3e_">.xii.</text:span> rois fu le derreniers Tholomeu Cleopatra. Quant il avoit ja tenu son regne entor <text:span text:style-name="_3c_num_3e_">trois</text:span> ans, Julle Cesar fu empereour des roumains, par qui tot le autre empereour de Rome furent apelé Cesar. Mais ci se taist le contes a parler des egyptiiens, porce que ci define lor roiautés, et vint as romains, et ensivra sa matire des autres rois.</text:p>
      <text:h text:style-name="Heading_20_2" text:outline-level="2"><text:bookmark-start text:name="I28"/><text:span text:style-name="_3c_id_3e_">[I28] </text:span><text:bookmark-end text:name="I28"/><text:span text:style-name="_3c_num_3e_">.I.XXVIII.</text:span> Des rois de grece</text:h>
      <text:p text:style-name="_3c_p_3e_">Nembrot, cil meismes qui fist la male tour, ot plusors fils, dont le uns fu apelés Cres, qui fu le premiers rois de Crete. Et son regne comença ou l’ille de Crete, et par le non de lui fu apelés l’ille de Crete, qui siet vers Rommanie. Aprés lui i fu roi Celum son fils.</text:p>
      <text:p text:style-name="_3c_p_3e_">Aprés i fu rois Saturnus ses fius. Aprés i fu Jupiter ses fils, qui regna en la cité d’Athenes qu’il fist et fonda premiers. De Saturnus et de Jupiter quidoient les gens qui lors estoient qu’il fussent deu et par ce non estoient il nomé, dont il ont encore issi a non deus planetes. Aprés fu rois Cicros.</text:p>
      <text:p text:style-name="_3c_p_3e_">Et sachez que Jupiter ot <text:span text:style-name="_3c_num_3e_">.ii.</text:span> fius, Danaum et Dardanum. Cil Danaus fu rois en l’ille de Crete et de Micene et de Grece la environ, et ot guerre contre Trous le roi de Troie et contre Ilum et Ganimedem son fils, et ocist celui Ganimedem. Ce fu la premiere haine des troiens et des grezois.</text:p>
      <text:p text:style-name="_3c_p_3e_">Et aprés la mort Danaum regna en Grece Pelops son fils. Aprés lui fu rois Atrius son fils, et puis le rois Menelaus ses fils, le maris Elaine qui fu ravie par Paris le fils au roi Priamus de Troie. Aprés le roi Menelaus regna Agamenon son frere. Et tant ala de rois en rois, que Phelippes de Macidoine en fu rois, et puis Alixandres ses fils, qui fu rois et empereour de tote Grece. Et des lors en avant furent apelé empereour de Grece, non mie roi.</text:p>
      <text:h text:style-name="Heading_20_2" text:outline-level="2"><text:bookmark-start text:name="I29"/><text:soft-page-break/><text:span text:style-name="_3c_id_3e_">[I29] </text:span><text:bookmark-end text:name="I29"/><text:span text:style-name="_3c_num_3e_">.I.XXVIIII.</text:span> Du regne de sicione</text:h>
      <text:p text:style-name="_3c_p_3e_">Li regne de Sicione comença au tans Nacor, qui fu aious d’Abraham ; dont Agrileons fu le premiers rois ; et dura celi regnes <text:span text:style-name="_3c_num_3e_">.ixc.</text:span> et lxxi. ans, jusques au tans Ely le prestre, de qui le mestres dira la vie ça avant entre les prophetes ; et furent en some <text:span text:style-name="_3c_num_3e_">.xxxi.</text:span> roi en Sicione.</text:p>
      <text:h text:style-name="Heading_20_2" text:outline-level="2"><text:bookmark-start text:name="I30"/><text:span text:style-name="_3c_id_3e_">[I30] </text:span><text:bookmark-end text:name="I30"/><text:span text:style-name="_3c_num_3e_">.I.XXX.</text:span> De femenie</text:h>
      <text:p text:style-name="_3c_p_3e_">Li regne des femes comença lors que le rois de Sciete o tout les hommes de sa tiere ala sor les egyptiens u il furent ocis trestuit ; et quant lor femes sorent çou, elles fisent une dame de lor gent roine dou païs, et establirent que jamés nus hom peust habiter en lor tiere, et que les filles fussent norries et le malle non, et que cascune copast la senestre mamelle por mieux porter escu et armes ; et pour-ce sont eles apielees Amaçoines, c’est a dire sans l’une mamelle. Et cestes vinrent secorre Troie.</text:p>
      <text:p text:style-name="_3c_p_3e_">Et ce fist Pantasilee lor roine, que l’en dit qu’elle ama Hector par amors. Mais de ce ne sot onques hom la certaineté, fors qu’elle i morut avec grant partie de ses damoiseles.</text:p>
      <text:h text:style-name="Heading_20_2" text:outline-level="2"><text:bookmark-start text:name="I31"/><text:span text:style-name="_3c_id_3e_">[I31] </text:span><text:bookmark-end text:name="I31"/><text:span text:style-name="_3c_num_3e_">.I.XXXI.</text:span> Du regne des arginois</text:h>
      <text:p text:style-name="_3c_p_3e_">Li regne des Arginois comença en celui tens meismes que Jacob et Esau le fils Ysaac furent nés ; dont Ynacus fu premiers rois. Aprés lui fu rois Foroneus son fils, qui premierement dona la loi as grezois en la cité d’Athenes, et qui establi que les causes et le jugement fussent devant lui jugiés. Et le leus u l’en fet les jugemens est apelés foron, por le non de lui. Et sachez que cis regnes des Arginois dura <text:span text:style-name="_3c_num_3e_">.iic.</text:span> et lxiiii. ans, et fu destruis au tans Danai le roi de Grece, de qui le contes parole ci devant.</text:p>
      <text:h text:style-name="Heading_20_2" text:outline-level="2"><text:bookmark-start text:name="I32"/><text:span text:style-name="_3c_id_3e_">[I32] </text:span><text:bookmark-end text:name="I32"/><text:span text:style-name="_3c_num_3e_">.I.XXXII.</text:span> Des rois de troie</text:h>
      <text:p text:style-name="_3c_p_3e_">Li contes a dit ça ariere que le rois Jupiter ot <text:span text:style-name="_3c_num_3e_">.ii.</text:span> fils, Danaum et Dardanum. Et de celui Danaum vous a dit le contes totes la generation. Or dist le contes que le autres fius, c’est Dardanus, fist en Grece une cité qu’il apiela Dardaine por son nom <text:span text:style-name="_3c_num_3e_">.iiim.</text:span> et <text:span text:style-name="_3c_num_3e_">.iic.</text:span> et <text:span text:style-name="_3c_num_3e_">.xlii.</text:span> ans dou comencement dou siecle. De Dardanus nasqui Eritanius qui aprés lui en fu rois. D’Eritanius nasqui Trous le rois qui estora la cité de Troie, et par son non fu elle apelee Troie.</text:p>
      <text:p text:style-name="_3c_p_3e_"><text:soft-page-break/>Dou roi Trous nasqui Ilus qui fist la maistre forterece de Troie, qui par lui fut apelee Ylion. Et son frere Ganimedes fu ocis par les grezois, selonc ce que le contes devise ci devant. Dou roi Ylus nasqui Lamedon, qui vea les pors a Jason et a ses autres compaignons qui aloient por la toison d’or, por vengance de la mort Ganimeden son oncle. Dont il avint puis que Jason et Ercules o toutes les os des grezois vinrent a Troie et destruisent la terre et ocistrent le roi Lamedon, et si en amenerent Exionam sa fille.</text:p>
      <text:p text:style-name="_3c_p_3e_">Du roi Lamedon nasqui le rois Priant, et Ancises le peres Eneas. Cil Prians rois de Troie fu peres au bon Ector et a Paris qui ravi Elaine le feme Menelaus le roi de Grece, por vengance de çou que jou ai devisé ; por quoi Troie fu destruite finalment, et le rois et ses fils tot en furent ocis, selonc ce que vous porés trover el grant livre des troiens. Et ce fu fait <text:span text:style-name="_3c_num_3e_">.ixc.</text:span> et lxii. ans aprés le comencement de Troie.</text:p>
      <text:h text:style-name="Heading_20_2" text:outline-level="2"><text:bookmark-start text:name="I33"/><text:span text:style-name="_3c_id_3e_">[I33] </text:span><text:bookmark-end text:name="I33"/><text:span text:style-name="_3c_num_3e_">.I.XXXIII.</text:span> Coment eneas ariva en ytaile</text:h>
      <text:p text:style-name="_3c_p_3e_">Quant Troie fu prise et mise a feu et a ruines, et que l’en ocioit les uns et les autres, Eneas et Anchises son pere et Ascanius son fils s’en issi hors et enporta grandesime trezor et avec lui tout plain de gens et s’en alerent a sauveté. Et pour-ce recontent le auctour qu’il seut la traison et qu’il en fu compains. Mais le plusor disent qu’il n’en sot rien se a la fin non quant la chose ne pooit estre destornee. Mais comment que la chose fust, il et sa gent s’en alerent par mer et par terre, une eure ça et autre la, tant qu’il ariva en Ytaile.</text:p>
      <text:h text:style-name="Heading_20_2" text:outline-level="2"><text:bookmark-start text:name="I34"/><text:span text:style-name="_3c_id_3e_">[I34] </text:span><text:bookmark-end text:name="I34"/><text:span text:style-name="_3c_num_3e_">.I.XXXIIII.</text:span> Coment eneas fu rois en ytaile et ses fil apriés</text:h>
      <text:p text:style-name="_3c_p_3e_">Et il fu voirs que Icarus qui fu fils Nembrot, qui fist la tor Babel, vint en Ytaile, et si en fu sires toute sa vie. Aprés le tint Ytalus ses fils, et por le non de lui fu apelés le païs Ytaile. Après le tint Janus ses fils ; lors avint selonc ce que les istores recontent que Saturnus roi de Grece fu essilliés de son regne, et s’enfui en Ytaile, et la fu il rois et sires de la tiere. Aprés le tint le rois Picus son fils, et puis le roi Famus fius au roi Picus.</text:p>
      <text:p text:style-name="_3c_p_3e_">Dou roi Famus nasqui le rois Latins, qui lors estoit rois en Ytaile quand Eneas o ses gens i arriverent. Et ja soit ce que au comencement le rois fu dous et debonaires, et le volsist doner a feme Laviniam sa fille, dont il n’avoit plus d’enfans, la roine ne consenti pas au mariage, ains la volt doner a un autre grant riche homme dou païs. Por ce fu entr’eus haine grant si comme mortel guerre.</text:p>
      <text:p text:style-name="_3c_p_3e_">Mais a la fin le venki Eneas a force d’armes et prist Laviniam a feme, et ensi fu le rois d’Ytaile, et regna <text:span text:style-name="_3c_num_3e_">trois</text:span> ans et <text:span text:style-name="_3c_num_3e_">.vi.</text:span> mois ; et quant il morut il laissa <text:span text:style-name="_3c_num_3e_">un</text:span> petit enfant de sa feme, qui ot a non Julius <text:soft-page-break/>Silvius, porce que sa mere le faisoit priveement norrir en silves, c’est en bois, por poour d’Ascanius son frere ; mais n’avoit garde, qu’il l’ama tenrement. Et ce fu au tans dou roi David, au commencement du quart âge du siecle.</text:p>
      <text:h text:style-name="Heading_20_2" text:outline-level="2"><text:bookmark-start text:name="I35"/><text:span text:style-name="_3c_id_3e_">[I35] </text:span><text:bookmark-end text:name="I35"/><text:span text:style-name="_3c_num_3e_">.I.XXXV.</text:span> De la lignie des rois de rome et d’engletere</text:h>
      <text:p text:style-name="_3c_p_3e_">Quant Aschanius trespassa de cest siecle, Silvius ses freres fu rois aprés lui, et ot <text:span text:style-name="_3c_num_3e_">.ii.</text:span> fius, Eneas et Bruthum. Et quant Silvius le rois morut, Eneas son ainsné fils tint la tiere. Aprés sa mort Bruthus son frere passa en une tiere qui par le non de lui fu apelee Bretaigne, qui ore est Engletere clamee ; et il fu le commencemens des rois de la Grant Bretaigne. Et de ses generations nasqui puis le rois Artus, de qui le romant parolent, qu’il fu rois coronés a <text:span text:style-name="_3c_num_3e_">.iiiic.</text:span> et <text:span text:style-name="_3c_num_3e_">.iiiixx.</text:span> et <text:span text:style-name="_3c_num_3e_">trois</text:span> ans de l’incarnation Jhesucrist, au tans que Zeno fu empereres de Rome, et regna entor <text:span text:style-name="_3c_num_3e_">.l.</text:span> ans.</text:p>
      <text:p text:style-name="_3c_p_3e_">Dou roi Eneas qui fu fius au roi Silvius nasqui Latin. Du roi Latin nasqui Alban, qui fist la cité d’Albani. Du roi Alba nasqui Egypte. Du roi Egypte nasqui Carpenaces. Dou roi Carpenaces nasqui Tyberius. Dou roi Tyberius nasqui Agripa. Dou roi Agripa nasqui Aventinus. Dou roi Aventinus nasqui Procas. Dou roi Procas nasqui Numentor et Amilio. Cil Numentor en fu rois aprés la mort son pere. Et avoit une fille qui avoit non Emilia. Mais Amilio le toli son regne, et cacha Numentor et sa fille en essil, et il se fist faire rois endementiers.</text:p>
      <text:p text:style-name="_3c_p_3e_">Et Emilia conçut <text:span text:style-name="_3c_num_3e_">.ii.</text:span> fils, Remum et Romolon, en tel maniere que nus ne sot qui fu lor pere. Mais le plusor disoient que Mars le dieus de batailles les engendra. Et de lors en avant fu cele feme apelee Reate ; et puis fist elle une cité el milieu d’Ytaile, qui por le non de le fu apelee Reate.</text:p>
      <text:p text:style-name="_3c_p_3e_">Et pour-ce que maintes ystores devisent que Romolus et Remus fu norris par une lue, il est drois que j’en die la verité : il fut voirs que quant il furent nés on les gieta sus une riviere, pour-ce que les gens ne s’aperchussent pas que la mere eust conceu. Entor cele riviere manoit une femme qui servoit a tous communalment. Et teles femes sont apelees lues en latin. Cele feme prist les enfans et les norri mout doucement. Et pour-ce fu dit qu’il estoient fius d’une lue. Més ce ne pot estre.</text:p>
      <text:h text:style-name="Heading_20_2" text:outline-level="2"><text:bookmark-start text:name="I36"/><text:span text:style-name="_3c_id_3e_">[I36] </text:span><text:bookmark-end text:name="I36"/><text:span text:style-name="_3c_num_3e_">.I.XXXVI.</text:span> De romulus et des roumains</text:h>
      <text:p text:style-name="_3c_p_3e_">Romulus fu mout fiers et de grant corage ; et quant il fu en son âge il conversoit avec les jovenes bachelers et les legiers hommes maufetours dont il estoit mestres et chevetains. Et quant on le descovri sa naissance, il ne fina onques de quellir gens de diverses manieres et de guerrier contre <text:soft-page-break/>Amilion, qui le regne avoit tolu a son aieul. Et tant fist par sa proece qu’il le venki et le toli le regne et le rendi a Numentor.</text:p>
      <text:p text:style-name="_3c_p_3e_">Aprés ce ne demora gramment que il le fist morir, et il fu rois en son lieu. Et puis fist il Rome qui ensi est apelee por le non de lui. Puis fist il morir Remum son frere, et puis le pere sa feme, qui estoit sires dou temple des sacrefisses dou païs ; et il fu oirs de trestot et ot il soul tote la signorie de Rome. Ensi fu Rome comencie <text:span text:style-name="_3c_num_3e_">.iiiim.</text:span> et <text:span text:style-name="_3c_num_3e_">.iiiic.</text:span> et <text:span text:style-name="_3c_num_3e_">.iiiixx.</text:span> et <text:span text:style-name="_3c_num_3e_">.iiii.</text:span> ans aprés le comencement dou monde, ce fu <text:span text:style-name="_3c_num_3e_">.iiic.</text:span> et <text:span text:style-name="_3c_num_3e_">.xiiii.</text:span> ans aprés la destruction de Troie.</text:p>
      <text:p text:style-name="_3c_p_3e_">Et quant Romolus passa de ceste vie, le regne tint Noma Pompilius son fils, et puis Tulius Ostilius, et puis en fu rois Ancus Marcus, et puis Tarquinius premiers, et puis le rois Servius, et puis regna Tarquins le orgilleus, le cui fil par son orguel fist honte et outrage a un noble dame de Rome et de haute lignie, por gesir a le charnelment. Cele dame avoit non Lucrece, une des millours dame del monde et la plus chaste.</text:p>
      <text:p text:style-name="_3c_p_3e_">Pour ceste aquoison fu cil Tarquinus chacié de son regne, et fu establis par les romains que jamés n’i eust roi, mais fust la cité governee et tot son regne par les sinatours, par consoles, et patrices et tribuns et dicteours, et par autres officiaus, selonc ce que les choses sont grans et dedens la vile et dehors.</text:p>
      <text:p text:style-name="_3c_p_3e_">Et cele signorie dura <text:span text:style-name="_3c_num_3e_">.iiiic.</text:span> et lxv. ans, jusqu’a tant que Catelline fist a Rome la conjurison encontre ciaus qui governoient Rome, por l’envie des signatours. Mais cele conjurison fu descoverte au tans que le tres sages Marcus Tullius Cicero, le mieux parlans hom del monde et maistres de rectorike, fu consoles de Rome, qui par son grant sens venqui les conjurés, et en prist et fist destruire une grant partie par le conseil dou bon Caton qui les juga a mort, ja soit ce que Julius Cesar ne consilla pas qu’il en fussent jugié a mort, mais fussent mis en diverses prisons.</text:p>
      <text:p text:style-name="_3c_p_3e_">Et pour ce disent le plusieurs qu’il fu compains de cele conjuroison. Et a la verité dire il n’ama onques les signatours ne les autres officieus de Rome, ne il lui, car il estoit estrais de la lignie as fius Eneas. Aprés ce il estoit de si haut corage qu’il ne baioit fors que a la signorie avoir dou tout, selonc ce que ses anciestres avoient eu.</text:p>
      <text:h text:style-name="Heading_20_2" text:outline-level="2"><text:bookmark-start text:name="I37"/><text:span text:style-name="_3c_id_3e_">[I37] </text:span><text:bookmark-end text:name="I37"/><text:span text:style-name="_3c_num_3e_">.I.XXXVII.</text:span> De la conjurison catelline</text:h>
      <text:p text:style-name="_3c_p_3e_">Quant la conjuroison fu descoverte et le pooir Catelline fu affoibloié, il s’enfui en Toschane en une cité qui avoit non Fiesle et la fist reveler contre Rome. Mais le romain i envoierent grandesime ost, et troverent Catelline au pié des montaignes o toute son ost et sa gent cele part ou est ore la cité de Pistoire. La fu Catelline vencus en bataille, et mort lui et le sien ; neis une grant partie des romains i fu ocise. Et par le pestrine de cele grant occision fu la cités apelee Pistoire.</text:p>
      <text:p text:style-name="_3c_p_3e_"><text:soft-page-break/>Aprés ce assegerent le romain la cité de Fiesle, tant qu’il le venkirent et misent en sa subjection ; et lors firent il enmi les plains qui est au pié des hautes montaignes u cele cités seoit une autre cité, qui ore est apelee Florence. Et sachés que la place de tiere ou Florence est fu jadis apelee chiés Mars, c’est a dire maisons de batailles ; car Mars, qui est une des <text:span text:style-name="_3c_num_3e_">.vii.</text:span> planetes, est apelés deus de batailles, ensi fu il aourés ancienement.</text:p>
      <text:p text:style-name="_3c_p_3e_">Por ce n’est il mie merveille se le florentin sont tozjors en guerre et en descort, car celui planete regne sor aus. De ce doit maistre Brunet Latin savoir la verité, car il en est nés, et si estoit en exil lors qu’il compli cest livre por achoison de la guerre as florentins.</text:p>
      <text:h text:style-name="Heading_20_2" text:outline-level="2"><text:bookmark-start text:name="I38"/><text:span text:style-name="_3c_id_3e_">[I38] </text:span><text:bookmark-end text:name="I38"/><text:span text:style-name="_3c_num_3e_">.I.XXXVIII.</text:span> Comment julles cesar fu premiers empereor de rome</text:h>
      <text:p text:style-name="_3c_p_3e_">Endementiers Julle Cesar porchaça tant amont et aval aprés ce qu’il ot eaux maintes victoires et mains païs sosmis au commun de Rome, qu’il se combati contre Pompee et contre les autres qui lors governoient la cité, tant qu’il les venki et chaça tos ses enemis, et il sol ot la signorie de Rome. Et pour-ce que le romain ne pooient avoir roi, selonc l’establissement qui fu fais au tans Tarqinius, de qui le contes fist memore ça en ariere, se fist il apeler empereour. Et ensi Julle Cesar fu le premier empereor des romains, et tint son empire <text:span text:style-name="_3c_num_3e_">trois</text:span> ans et <text:span text:style-name="_3c_num_3e_">.vi.</text:span> mois, tant qu’il fu ocis par traison sus la capitaile par les mains de ses ennemis.</text:p>
      <text:p text:style-name="_3c_p_3e_">Aprés la mort Julle Cesar fu empereres Octeviens son nevou, qui regna <text:span text:style-name="_3c_num_3e_">.xlii.</text:span> ans et <text:span text:style-name="_3c_num_3e_">.vi.</text:span> mois avant la naissance Jhesucrist et <text:span text:style-name="_3c_num_3e_">.xiiii.</text:span> ans aprés, et tint la monarchie de trestot le monde ; et il fu mout sages et preus, mes il estoit fort luxurieus. A la fin destruist il tous ciaus qui ocisent Julle Cesar. Mes ci se taist le mestres a parler de lui et des empereours de Rome, et retorne a sa matire.</text:p>
      <text:h text:style-name="Heading_20_2" text:outline-level="2"><text:bookmark-start text:name="I39"/><text:span text:style-name="_3c_id_3e_">[I39] </text:span><text:bookmark-end text:name="I39"/><text:span text:style-name="_3c_num_3e_">.I.XXXVIIII.</text:span> Des rois de france et de lor vies</text:h>
      <text:p text:style-name="_3c_p_3e_">Quant la cités de Troie fu destruite et que le un s’enfuirent cha et le autre la, selonc ce que fortune les conduisoit, il avint chose que Priant le jovenes, qui fu fius de la seror Priant de Troie, et avec lui Antenor, s’en alerent par mer a tot <text:span text:style-name="_3c_num_3e_">.xiiim.</text:span> hommes armés, tant qu’il arriverent la u est ore la cités de Vinese, qu’il comencierent premierement et fonderent dedens la mer, pour-ce qu’il ne voloient abiter en tiere qui fust a signour.</text:p>
      <text:p text:style-name="_3c_p_3e_">Puis s’en parti Antenor et Priant a grant compaignie de gent, et s’en alerent en la marche de Trevise et non mie loins de Vinese, et la firent il une autre cité qui est apelee Padue, ou gist le cors Antenor, et encor i est son sepulture. De la s’en partirent puis une gent et s’en alerent en Sicambre, une cité qu’il <text:soft-page-break/>firent a la fin, dont il furent appelez cycambriens. En trespassement de tens s’en alerent il en Germanie, et pour-ce furent il apelés germains. Et quant il furent en Germanie, il firent roi et signour d’aus Priant qui fu de la lignie Priant le jeune, qui fu puis ocis en la bataille qu’il ot contre les romains, et laissa un fil qui ot a non Arcomedes.</text:p>
      <text:p text:style-name="_3c_p_3e_">De Arcomedes nasqui Faramont, qui puis fu rois des germaniens. Aprés lui regna le rois Crinitus ses fius. Lors commença Rome a abeissier et a descroistre, et France commença a croistre et a enhaucier, tant qu’il enchacierent les romains, qui lors abitoient jouste le fleuve dou Rin. Et quant le rois Crinitus fu mors, si en fu rois Gildebours, et engendra en la roine Bisine Glodeveum, qui fu rois de France. Aprés lui regna Miroveus son fils. Aprés lui regna l’autre Mirovem son fils. Aprés lui regna Ildris son fils.</text:p>
      <text:p text:style-name="_3c_p_3e_">Aprés lui regna Glodeveum son fils, qui fu le premiers rois de France qui onques fust crestiiens, car Sains Remis le baptiza. Il meismes sosmist les alemans a sa signourie, et venki les Gascons. En l’an de l’incarnation Jhesucrist <text:span text:style-name="_3c_num_3e_">.viic.</text:span> et le. commencierent les ainsné a avoir la signorie dou regne de France, dont Arnous fu le premiers, qui puis fu evesques de Mes. Aprés regna Angigious son ainsné fils. Aprés lui regna Pepins son fils qui ot en sornon Croisus. Aprés regna Karlemartiaus son fils. Aprés lui regna le rois Pepins qui fu peres Carlemaine, qui fu rois de France et empereres de Rome, selonc ce que le contes devisera ça avant.</text:p>
      <text:p text:style-name="_3c_p_3e_">Mais or se taist le contes a parler des rois et de la terre et de lor regnes ; et pour-ce qu’il a devisé assés clairement comment furent le premier, et qui il furent, et en quel terre. Des romains meismes a il devisé la droite istore et jusques au commencement de lor empire ; pour-ce n’en dira il ore mie avant, ains retornera a sa matire, c’est a dire dou tierç âge dou siecle, dont il s’est longuement teus.</text:p>
      <text:h text:style-name="Heading_20_2" text:outline-level="2"><text:bookmark-start text:name="I40"/><text:span text:style-name="_3c_id_3e_">[I40] </text:span><text:bookmark-end text:name="I40"/><text:span text:style-name="_3c_num_3e_">.I.XXXX.</text:span> Encore dou tierç âge dou siecle</text:h>
      <text:p text:style-name="_3c_p_3e_">Or dist le contes, que quant le tiers aages fu comenciés au tans Abraham qui nasqui au tans le roi Ninus, que Abraham engendra Ysaac. Et Ysaac engendra Esau et Jacob, et encore vivoit Abraham, mais il avoit bien <text:span text:style-name="_3c_num_3e_">.c.</text:span> et lv. ans d’âge. Jacob engendra Joseph, et lui et ses autres freres, de qui l’escripture dist, et de qui furent estraites les <text:span text:style-name="_3c_num_3e_">.xii.</text:span> lignies le sont apelees le fils Israel. Car il fu voirs que Jacob se combati et luta de nuit contre l’angele, tant que a la fin le venki Jacob ; lors fu il beneois et le fu changiés son non, et fu apelés Israel, c’est a dire prince de Dieu.</text:p>
      <text:p text:style-name="_3c_p_3e_">Joseph fu vendus par ses freres, et a la fin fu il grans mestres en la cort Pharaon le roi d’Egypte au tans que la grant famine fu en tiere. Lors i fist il son pere venir o tot ses freres, qui puis demorerent en Egypte juskes au tans Moysen, selonc ce que le contes dira ci aprés.</text:p>
      <text:p text:style-name="_3c_p_3e_">Li tiers frere Josep le fil Jacob, qui ot nom Levi, engendra Cahat. De Caat nasqui Aran. De Aran nasqui Moyses. Et quant Moyses fu nés, sa mere l’enclost diligemment en un petit escring, et le geta el <text:soft-page-break/>fleuve, pour-ce que uns autres Pharaons qui lors estoit rois d’Egypte avoit commandé que tot le fil malle as ebreus fuissent gietés el fleuves, et les femes fuissent gardees. A la rive de celui fleuve le trova la fille le roi Pharaon, qui l’osta de l’eau et le fist norrir ensi comme son fil, et pour-ce ot il celui non ; car Moys vaut autant a dire comme eau. Et quant Moyses fu en âge de <text:span text:style-name="_3c_num_3e_">.lxxx.</text:span> ans, il amena tout le peule Israel hors d’Egypte en la terre que Dieus avoit promise a Abraham.</text:p>
      <text:p text:style-name="_3c_p_3e_">Et sachez que de lors que Dieus avoit promise a Abraham la terre de promission jusc’a l’issue d’Egypte, ot <text:span text:style-name="_3c_num_3e_">.iiiic.</text:span> et <text:span text:style-name="_3c_num_3e_">.xxx.</text:span> ans. Et ensi fu Moyses maistres et sires dou peule Israel par la volenté de Deu, qui le dona la loi, et par lui comanda il qu’elle fust gardee. Aprés sa mort furent puis maint autre governeour du peuple, juskes au tans David, qui en fu rois et sires, et ce fu <text:span text:style-name="_3c_num_3e_">.vi.</text:span> cens et . ans aprés l’issue d’Egypte, quant Moyses en amena le peuple.</text:p>
      <text:p text:style-name="_3c_p_3e_">Lors defina le tiers aages ; et ja estoit Troie conquise et destruite, et Eneas et ses fils avoient ja conquis le regne dou roi Latin. Et sachez que le tiers aages, qui fu des Abraham jusques a David le roi, dura <text:span text:style-name="_3c_num_3e_">.ixc.</text:span> et lxxiii. ans.</text:p>
      <text:h text:style-name="Heading_20_2" text:outline-level="2"><text:bookmark-start text:name="I41"/><text:span text:style-name="_3c_id_3e_">[I41] </text:span><text:bookmark-end text:name="I41"/><text:span text:style-name="_3c_num_3e_">.I.XXXXI.</text:span> Dou quart âge dou siegle</text:h>
      <text:p text:style-name="_3c_p_3e_">Le quart âge commença lors que Saul rois de Jherusalem fu ocis, et David en fu rois et sires. Aprés sa mort en fu rois Salemons ses fils, qui fu plains de sens et de sapience, et qui fonda et fist le temple de Jerusalem. Puis i furent maint autre roi le uns aprés l’autre jusques a tant que Sedeychias en fu rois. Et quant il ot regné entor <text:span text:style-name="_3c_num_3e_">.xii.</text:span> ans, Nabugodonosor le rois de Babilone, de qui le contes parla ça ariere, le prist et le osta les ieux de la teste, et le mena en prison en Babilone, lui et tous les juis, c’est les gens qui estoient de la lignie Israhel.</text:p>
      <text:p text:style-name="_3c_p_3e_">Et le temple Salemon fu ars en feu et en flambe, qui ne dura que <text:span text:style-name="_3c_num_3e_">.iiiic.</text:span> et <text:span text:style-name="_3c_num_3e_">.ii.</text:span> ans, lors defina le quart âge. Dedens le quart âge furent le prophete desquex l’escripture parole, et Romolus fonda Rome. Et sachez que Tarquinius Priscus estoit rois des romains quant le juis furent en prison en Babilone, et cest âge dura <text:span text:style-name="_3c_num_3e_">.vc.</text:span> et <text:span text:style-name="_3c_num_3e_">.xii.</text:span> ans.</text:p>
      <text:h text:style-name="Heading_20_2" text:outline-level="2"><text:bookmark-start text:name="I42"/><text:span text:style-name="_3c_id_3e_">[I42] </text:span><text:bookmark-end text:name="I42"/><text:span text:style-name="_3c_num_3e_">.I.XXXXII.</text:span> Dou quint âge du siecle</text:h>
      <text:p text:style-name="_3c_p_3e_">Le quint âge commença a la transmigration de Babilone, c’est a dire quant le juis en furent mené en chaitivison. Et quant il estoient en la prison, Cirrus le premiers rois de Perse ocist Baltasar le roi de Babilone, et prist sa terre et son regne, selonc ce que le contes devise ça arieres. Cil rois Cirrus delivra de la prison des juis bien <text:span text:style-name="_3c_num_3e_">.lm.</text:span> por estorer le temple. Mais puis vint le rois Daires, qui tint la terre aprés <text:soft-page-break/>lui, et tous les delivra ; et ce fu <text:span text:style-name="_3c_num_3e_">.lxxii.</text:span> ans aprés ce qu’il furent pris. Lors meismes fu cil Tarquinus Superbus rois des romains chaciés de sa signorie, si con nous trovons enconté ça arieres.</text:p>
      <text:p text:style-name="_3c_p_3e_">Cestui âge dura dusqu’a la naissance Jhesucrist de la Glorieuse Virgene Marie, ce furent <text:span text:style-name="_3c_num_3e_">.vc.</text:span> et <text:span text:style-name="_3c_num_3e_">.xlviii.</text:span> ans dedens lequel furent Platons, Aristotles, et Demostenes, qui furent le soverain philosophe. Et regna Alixandres le grans, et le romain conquisent Grece, Espaigne, et Aufrike, Trace, Sirie, et maintes autres terres. Et cestui meismes âge bailla Marcus Tullius as romains la rectorique, et Pompee conquista la terre de Judee, et Catelline fist la conjuroison en Rome et Julles Cesar devint premiers empereour de Rome, et apré lui Octeviens. Et Nostre Sires prist char en la Virgene Marie <text:span text:style-name="_3c_num_3e_">.vm.</text:span> et <text:span text:style-name="_3c_num_3e_">.vc.</text:span> ans dou commencement du monde, mais le plusor disent qu’il n’i ot que <text:span text:style-name="_3c_num_3e_">.vm.</text:span> et iic. et lviii. ans.</text:p>
      <text:h text:style-name="Heading_20_2" text:outline-level="2"><text:bookmark-start text:name="I43"/><text:span text:style-name="_3c_id_3e_">[I43] </text:span><text:bookmark-end text:name="I43"/><text:span text:style-name="_3c_num_3e_">.I.XXXXIII.</text:span> Dou sisime âge dou siecle</text:h>
      <text:p text:style-name="_3c_p_3e_">Li <text:span text:style-name="_3c_num_3e_">.vi.</text:span> aages comença a la naissance Jhesucrist, et durra tresqu’a la fin du monde. Et sachez que Nostre Sires fu en tiere avec ses apostles, et commença le novel testament et defina le viel, car a <text:span text:style-name="_3c_num_3e_">.xxx.</text:span> ans de son âge se fist il baptizier por les mains Jehan Baptiste, pour moustrer que le crestiien celebrassent le baptesme la u la vielle loi faisoit la circoncision. Et pour-ce que nous gardons la vieille loi, la u elle ne fu pas remuee, est il bien drois que le contes devise les maistres de cele loi, et la vie de chascun, en ceste maniere.</text:p>
      <text:h text:style-name="Heading_20_2" text:outline-level="2"><text:bookmark-start text:name="I44"/><text:span text:style-name="_3c_id_3e_">[I44] </text:span><text:bookmark-end text:name="I44"/><text:span text:style-name="_3c_num_3e_">.I.XXXXIIII.</text:span> De david roi et phophete</text:h>
      <text:p text:style-name="_3c_p_3e_">David fix Jessé, qui fu estrais de la lignie Juda, nasqui en Bethleem, ocist Goliam le grant, qui enemis estoit au roi Saul, qui sires fu de Jerusalem et de tous les juis. Il venki sans coutel le lien et le ourse, et venki le jaiant, et maintes autres grans choses fist il ; por quoi Saul le haoit et le chaçoit por lui tolir la vie, car il doutoit qu’il ne le tolsist son regne. Mais si comme a Dieu plot, Saul morut et David fu rois aprés lui, et fu mout victorieus. Et Deus volt qu’il fust rois et prophetes. Et ja fust il perchieres, il revenoit tost et volentiers en penitance. Il ama mout Bersabee la feme Urie son connestable, et a la fin fist il aler Urie en une bataille u il morut, et puis tint la feme, et en le engendra il Salemon le sage qui fu rois aprés lui.</text:p>
      <text:p text:style-name="_3c_p_3e_">Et sachez que David fu le soverains prophetes de tous, car il ne prophetiza pas a la maniere des autres. Car prophetie est en <text:span text:style-name="_3c_num_3e_">.iiii.</text:span> manieres, ou en fait u en dit u en vision ou en songe. En fait fu l’arche Noé, qui fu senefiance de sainte eglise. En dit fu ce que le angeles dit a Abraham, en sa semence <text:soft-page-break/>seroient toutes gens beneoites. En vision fu le rouge que Moyses vit ardoir, qui ne definoit. En songe furent les <text:span text:style-name="_3c_num_3e_">.vii.</text:span> vaches et le <text:span text:style-name="_3c_num_3e_">.vii.</text:span> espi que Pharaon songa, sor quoi Joseph prophetiza.</text:p>
      <text:p text:style-name="_3c_p_3e_">Mais ore de ces <text:span text:style-name="_3c_num_3e_">.iiii.</text:span> prophetiza David par seule interpretation de Dieu et del Saint Esperit, qui le ensigna a dire tote la naissance Jhesucrist et sa mort et sa resurrection. Il descovri ce que le autre avoient dit covertement, selonc ce que l’on peut veoir en son livre, qui est apelé sautier, en samblance d’un estrument qui a autresi non, qui a <text:span text:style-name="_3c_num_3e_">.x.</text:span> cordes : autresi parole le livres des <text:span text:style-name="_3c_num_3e_">.x.</text:span> commandemens en cent et <text:span text:style-name="_3c_num_3e_">.l.</text:span> psalmes qui sont el sautier. Et sachés que David regna <text:span text:style-name="_3c_num_3e_">.xl.</text:span> ans et passa de cest siecle en l’âge de <text:span text:style-name="_3c_num_3e_">.lx.</text:span> ans.</text:p>
      <text:h text:style-name="Heading_20_2" text:outline-level="2"><text:bookmark-start text:name="I45"/><text:span text:style-name="_3c_id_3e_">[I45] </text:span><text:bookmark-end text:name="I45"/><text:span text:style-name="_3c_num_3e_">.I.XXXXV.</text:span> De salemon roi</text:h>
      <text:p text:style-name="_3c_p_3e_">Salemons rois, fu fils au roi David, homme tres glorieus, plain de totes sapiences, riches de trezor et de tres haute chevalerie. Deus l’ama au commencement, mais puis le haï pour-ce qu’il aoura les ydoles, et ce fist il por les amors d’une dame. Il fu rois en Jherusalem sor les <text:span text:style-name="_3c_num_3e_">.xii.</text:span> lignies de Ysrahel<text:span text:style-name="_3c_num_3e_">.xl.</text:span> ans, et fu ensevelis avec ses ancestres en Bethleem.</text:p>
      <text:h text:style-name="Heading_20_2" text:outline-level="2"><text:bookmark-start text:name="I46"/><text:span text:style-name="_3c_id_3e_">[I46] </text:span><text:bookmark-end text:name="I46"/><text:span text:style-name="_3c_num_3e_">.I.XXXXVI.</text:span> De helyas prophete</text:h>
      <text:p text:style-name="_3c_p_3e_">Elyas Tesbitem fu grans prestres et prophetes, que tousjors habita seul es desiers, replains de foi et de sainte pensee. Il ocist le tyrant. Il resplendi des grans signes de vertu, car il clost <text:span text:style-name="_3c_num_3e_">trois</text:span> ans le ciel de pluie, et puis par ses orisons retorna la pluie. Il resusita un homme mort. Par sa vertu ne defali la farine qui en l’ydres estoit. Et d’un vaissel d’oile fist il une fontaine, de quoi tousjors sourt oiles. Par sa parole descendi le fus du ciel sor les sacrefices, et par ses paroles ardirent <text:span text:style-name="_3c_num_3e_">.ii.</text:span> princes o tout lor chevaliers. Il ovri les fleuves Jordan et le passa a sés piés. Il monta el chiel en <text:span text:style-name="_3c_num_3e_">un</text:span> char de fu,</text:p>
      <text:p text:style-name="_3c_p_3e_">Malachias prophetes dit que Elias doit encore retorner a la fin du monde devant Antecrist, o grant signe de merveilles, ensi vendront Elyes et Enoch son compaignon. Mais Antecrist les fera ocire et gieter lor charoignes parmi les places sans sepulture. Mais Nostre Sires les resuscitera, et destruira Antecrist et son regne et tous ceus qui l’aourront.</text:p>
      <text:p text:style-name="_3c_p_3e_">Cist Elyas fu de la lignie Aaron. Et quant il vint a sa naissance, Sobi son pere songa que hons vestus de blanche robe prenoient Helyas et l’envolepoient en blans dras, et puis le donoient fu a mangier. Et quant il s’esvilla, il enquist des prophetes que ce pooit estre ; et il disent, ne doutes pas, car tes fius sera lumiere et parliers de sciences, et il jugera Israel a fu et a coutel.</text:p>
      <text:h text:style-name="Heading_20_2" text:outline-level="2"><text:bookmark-start text:name="I47"/><text:soft-page-break/><text:span text:style-name="_3c_id_3e_">[I47] </text:span><text:bookmark-end text:name="I47"/><text:span text:style-name="_3c_num_3e_">.I.XXXXVII.</text:span> De eliseus</text:h>
      <text:p text:style-name="_3c_p_3e_">Elyseus vaut autant a dire comme fil de Mon Deu. Il fu prophetes et disciples Elye, et fu d’un chastel qui avoit a non Amelmoat, de la lignie Ruben. Et lors qu’il nasqui une petite vache d’or s’esmueta si fort, qui estoit en Galga, que sa vois resona en Jherusalem. Et lors dist uns prophetes, hui est nés uns prophetes, qui destruira les ydoles.</text:p>
      <text:p text:style-name="_3c_p_3e_">Et certes il fist hautes merveilles, car il devisa les fleuves de Jordan et les fist retorner contremont, et il passa parmi la turchie dou fons. Il estora les eaux de Jhericho qui seches estoient. Il fist corre eau de sanc, por destruire les enemis des juis. Une feme qui onques n’avoit porté fils fist il par sa parole enchaindre et concevoir <text:span text:style-name="_3c_num_3e_">un</text:span> fils. Et celui meismes resuscita il de mort. Il aatempra l’amertume des viandes. Il saoula cent hommes de <text:span text:style-name="_3c_num_3e_">.x.</text:span> pains d’orge. Il gari Naaman de la lepre. Il fist noer la coignie de fier, qui estoit el fons de Jordan. Le enemi de Surie fist il avugler. Au signor de Samarie dist il sa mort devant. Il chaça l’ost des enemis, qui estoient sans nombre. Il cacha en <text:span text:style-name="_3c_num_3e_">un</text:span> jor les grans famines. Il resuscita la charoigne d’un homme. Elyseus morut en la cité dou Sebaste, ou son sepulchre est encore en grandesime reverence.</text:p>
      <text:p text:style-name="_3c_p_3e_">Eliseus ot <text:span text:style-name="_3c_num_3e_">.ii.</text:span> esperis, le sien et le celui Helias ; pour-ce fist il plus hautes merveilles ; car Helias quant il vivoit resuscita l’omme mort, mais Elyseus quant il estoit ja mors en resuscita <text:span text:style-name="_3c_num_3e_">un</text:span> autre. Helyas enmena famine et secheresse, mais Elyseus delivra en <text:span text:style-name="_3c_num_3e_">un</text:span> jor tot le peuple de la grant famine.</text:p>
      <text:h text:style-name="Heading_20_2" text:outline-level="2"><text:bookmark-start text:name="I48"/><text:span text:style-name="_3c_id_3e_">[I48] </text:span><text:bookmark-end text:name="I48"/><text:span text:style-name="_3c_num_3e_">.I.XXXXVIII.</text:span> De ysaias</text:h>
      <text:p text:style-name="_3c_p_3e_">Isaias vaut autant a dire comme salus dou signeur, et fu fils Amoz, non mie de Amoz prophete, qui fu né de pastors, mais Amoz le pere Ysaie fu nobles hom de Jerusalem. Ysaies fu hom de grant sainteté, que par le commandement Nostre Signor conversoit entre le peuple tozjors nu cors et nus piés. Deus par sa proiere alonga la vie <text:span text:style-name="_3c_num_3e_">.xv.</text:span> ans au roi Ezechie, qui ja devoit morir. Manasses fist partir parmi le cors Ysaie une sie de fust.</text:p>
      <text:p text:style-name="_3c_p_3e_">Et disent le juis qu’il fu livrés a mort pour <text:span text:style-name="_3c_num_3e_">.ii.</text:span> raisons, l’une pour-ce qu’il les apiela pueples de Sodome et princes de Gomorre, l’autre que quant Deus ot dit a Moysen, tu ne poras veoir ma face, cil Ysaias osa dire qu’il avoit veu Dameldeu. Et sa sepulture est desous le chesne de Joel.</text:p>
      <text:h text:style-name="Heading_20_2" text:outline-level="2"><text:bookmark-start text:name="I49"/><text:soft-page-break/><text:span text:style-name="_3c_id_3e_">[I49] </text:span><text:bookmark-end text:name="I49"/><text:span text:style-name="_3c_num_3e_">.I.XXXXVIIII.</text:span> De jeremie</text:h>
      <text:p text:style-name="_3c_p_3e_">Jeremies fu del linage des prestres, et fu nés en <text:span text:style-name="_3c_num_3e_">un</text:span> chastel qui a non Anatout, a <text:span text:style-name="_3c_num_3e_">trois</text:span> liues de Jherusalem. Il fu prestres en Judee, et fu sacrés a prophete. Avant qu’il nasquist fu il conneus, et le fu commandé qu’il maintenist virginité. De s’enfance comença il a preechier et oster les gens de pechié, et a connorter les a penitance. Maint mal le furent fait dou cruel peuple, car il fu mis en chartre et fu getés en <text:span text:style-name="_3c_num_3e_">un</text:span> lac et fu chains de chaines. Et a la fin fu il lapidés en Egypte ; et fu ensevelis la u Pharaon le rois manoit, et son sepulchre est en grant reverence entre les egyptiiens, pour-ce que il les delivra des serpens.</text:p>
      <text:h text:style-name="Heading_20_2" text:outline-level="2"><text:bookmark-start text:name="I50"/><text:span text:style-name="_3c_id_3e_">[I50] </text:span><text:bookmark-end text:name="I50"/><text:span text:style-name="_3c_num_3e_">.I.L.</text:span> D’ezechiel</text:h>
      <text:p text:style-name="_3c_p_3e_">Ezechiel vaut autant a dire con force de Deu ; fils fu Buzi, et fu prestres, et fu pris o Joachim son roi et menés en Babilone avec les autres qui la estoient enprisonné. Il prophetiza en Babilone et blasmoit les babiloniens de lor malvaistié. Mais le pueples d’Israhel l’ocist en traison, pour-ce qu’il les reprenoit des crimes et des diablies qu’il faisoient. Et fu mis ou sepulchre dou fil le fils Noé, qui ot a non Arphazat, en lons chans des Mors.</text:p>
      <text:h text:style-name="Heading_20_2" text:outline-level="2"><text:bookmark-start text:name="I51"/><text:span text:style-name="_3c_id_3e_">[I51] </text:span><text:bookmark-end text:name="I51"/><text:span text:style-name="_3c_num_3e_">.I.LI.</text:span> De daniel</text:h>
      <text:p text:style-name="_3c_p_3e_">Daniel prophete vaut autant a dire comme onghement de Deu u homme amable. Il fu estrais de la lignie Juda, et ses ancestres furent nobles, si com rois et preus . Il fu enportés en Babilone avec le roi Joachin avec les <text:span text:style-name="_3c_num_3e_">trois</text:span> enfans, et la fu il fais sires et prinches de tous les caldeus. Et il fu hons glorieus et de grant biauté, et ot <text:span text:style-name="_3c_num_3e_">un</text:span> noble corage et chaste cors. Et fu parfés en foi, et connoissoit des sacres choses, et savoit cele qui avenir devoit.</text:p>
      <text:h text:style-name="Heading_20_2" text:outline-level="2"><text:bookmark-start text:name="I52"/><text:span text:style-name="_3c_id_3e_">[I52] </text:span><text:bookmark-end text:name="I52"/><text:span text:style-name="_3c_num_3e_">.I.LII.</text:span> De achias</text:h>
      <text:p text:style-name="_3c_p_3e_">Achias prophete fu de la cité Helye. Il dist lonc tans devant le roi Salemon qu’il deguerpiroit la loi Deu por une feme. Et quant il morut son cors fu mis en tiere, juste <text:span text:style-name="_3c_num_3e_">un</text:span> chesne en Silo.</text:p>
      <text:h text:style-name="Heading_20_2" text:outline-level="2"><text:bookmark-start text:name="I53"/><text:soft-page-break/><text:span text:style-name="_3c_id_3e_">[I53] </text:span><text:bookmark-end text:name="I53"/><text:span text:style-name="_3c_num_3e_">.I.LIII.</text:span> De jagdo</text:h>
      <text:p text:style-name="_3c_p_3e_">Jagdo prophete nasqui en Samarie. Il fu envoiés a Jeroboam, qui sacrefioit les vielles a Dieu, qu’il demorast avec lui ; mes il n’i demora, et pour ce le avint que, quant il s’en repairoit, un lion l’estrangla, pour-ce qu’il avoit fali a son compaignon. Et puis fu entieré Jadgo en Bethleem.</text:p>
      <text:h text:style-name="Heading_20_2" text:outline-level="2"><text:bookmark-start text:name="I54"/><text:span text:style-name="_3c_id_3e_">[I54] </text:span><text:bookmark-end text:name="I54"/><text:span text:style-name="_3c_num_3e_">.I.LIIII.</text:span> De thobie</text:h>
      <text:p text:style-name="_3c_p_3e_">Thobias prophete vaut autant a dire comme bien de Deu. Et fu fils Ananie, de la lignie Neptalim. Et nasqui en la cité de Chial de la region Galilee. Salmanassar le prist, pour-ce demora il en exil en la cité de Ninive. Il fu justes en totes choses. Il dona çou qu’il avoit as prisons et as povres. Il ensevelissoit les mors de sa main. Puis avugla par fiens d’une arondele qui le chef es ieux. Mais a la fin Dieus le rendi la vue <text:span text:style-name="_3c_num_3e_">.x.</text:span> ans aprés, et le dona grant richece. Et fu enterrés en Ninive.</text:p>
      <text:h text:style-name="Heading_20_2" text:outline-level="2"><text:bookmark-start text:name="I55"/><text:span text:style-name="_3c_id_3e_">[I55] </text:span><text:bookmark-end text:name="I55"/><text:span text:style-name="_3c_num_3e_">.I.LV.</text:span> Des trois enfans</text:h>
      <text:p text:style-name="_3c_p_3e_">Li troi enfant furent estrait de royal linage, et furent de glorieuse memore, sage de science, et parloient de la foi. Et quand il furent bouté enmi les cheminees del fu ardant, il n’ardirent pas, ains estaindrent le fu, chantant et glorifiant Dameldeu. Et quant il passerent de vie il furent enterré ensamble en Babilone. Ces enfans furent apelé en ebreu Ananias, Azarias, Misael. Mais puis Nabugdonosor les apela Sidrac, Misaac, et Abdenago, c’est a dire Deus glorieus et victorieus sor les roiaumes.</text:p>
      <text:h text:style-name="Heading_20_2" text:outline-level="2"><text:bookmark-start text:name="I56"/><text:span text:style-name="_3c_id_3e_">[I56] </text:span><text:bookmark-end text:name="I56"/><text:span text:style-name="_3c_num_3e_">.I.LVI.</text:span> De esdras</text:h>
      <text:p text:style-name="_3c_p_3e_">Esdras vaut autant a dire comme edefiemens de Jherusalem. Et plusieurs disent qu’il ot a non Malachies, c’est a dire angele de Deu. Il fu prestres et prophetes, il estora les istores des saintes escriptures, il fu le secons qui dona la loi aprés Moyset. Il renovela la loi dou viel testament, qui avoit esté arse par les caldeus au tens de la chetivoison. Il trova les figures des letres as ebreus, et lor ensigna a escrire de diestre vers senestre, qui premiers escrivoient ore avant ore ariere, autresi con le buef font quant il arent la terre. Il ramena le peuple d’Israel, et fist redefiier Jherusalem, et la fu il enterrés.</text:p>
      <text:h text:style-name="Heading_20_2" text:outline-level="2"><text:bookmark-start text:name="I57"/><text:soft-page-break/><text:span text:style-name="_3c_id_3e_">[I57] </text:span><text:bookmark-end text:name="I57"/><text:span text:style-name="_3c_num_3e_">.I.LVII.</text:span> De zorobabel</text:h>
      <text:p text:style-name="_3c_p_3e_">Zorobabel et Nemias, dou linage Juda, furent provoire et prophete. Et reedefiierent le temple Deu au tans que Daires le fils Istapis fu rois de Perse. Il firent les murs de Jerusalem et retornerent Israel en son premier estat, et estorerent le contenement de la religion et la raison des prevoires. Et furent enseveli en Jherusalem.</text:p>
      <text:h text:style-name="Heading_20_2" text:outline-level="2"><text:bookmark-start text:name="I58"/><text:span text:style-name="_3c_id_3e_">[I58] </text:span><text:bookmark-end text:name="I58"/><text:span text:style-name="_3c_num_3e_">.I.LVIII.</text:span> De hester</text:h>
      <text:p text:style-name="_3c_p_3e_">Hester fu roine, et fu fille dou frere Mardochei, et fu menee en prison, de Jherusalem en la cité de Sussi. Et pour sa grant beauté fu elle mariee a Asuerres roi de Perse. Ele soufri la mort por le peuple sauver, et crucifia Amam qui voloit destruire le peuple Israel, et ensi le delivra de mort et de servage. Puis fu ensevelie en Sussi u elle avoit regné.</text:p>
      <text:h text:style-name="Heading_20_2" text:outline-level="2"><text:bookmark-start text:name="I59"/><text:span text:style-name="_3c_id_3e_">[I59] </text:span><text:bookmark-end text:name="I59"/><text:span text:style-name="_3c_num_3e_">.I.LVIIII.</text:span> De judit</text:h>
      <text:p text:style-name="_3c_p_3e_">Judith fu une veve dame, fille Merari de la lignie Symeon, et fu de haut corage et plus forte que nul homme. Ele ne douta pas le furor des rois, ains s’offri a la mort por sauver le peuple ; car elle ocist Olofernem quant il dormoit, et sans honte de son cors porta son chief a ses citeins, par quoi il orent victore contre ceus de l’ost. Ele veski <text:span text:style-name="_3c_num_3e_">.c.</text:span> et <text:span text:style-name="_3c_num_3e_">.v.</text:span> ans, et fu ensevelie en la spelonche Manasses son mari, en la cité de Manapullia en la terre Juda, entre Dotaim et Balim.</text:p>
      <text:h text:style-name="Heading_20_2" text:outline-level="2"><text:bookmark-start text:name="I60"/><text:span text:style-name="_3c_id_3e_">[I60] </text:span><text:bookmark-end text:name="I60"/><text:span text:style-name="_3c_num_3e_">.I.LX.</text:span> De zacharias</text:h>
      <text:p text:style-name="_3c_p_3e_">Zacharias vaut autant a dire comme memore de Dameldeu, et fu prophetes et provoires et fils Joiade le prestre, qui avoit en sornon Branchias, qui fu lapidés du peuple par le commandement du roi de Jude encoste l’autel du temple. Més le autre provoire l’ensevelirent en Jerusalem.</text:p>
      <text:h text:style-name="Heading_20_2" text:outline-level="2"><text:bookmark-start text:name="I61"/><text:soft-page-break/><text:span text:style-name="_3c_id_3e_">[I61] </text:span><text:bookmark-end text:name="I61"/><text:span text:style-name="_3c_num_3e_">.I.LXI.</text:span> De machabeu</text:h>
      <text:p text:style-name="_3c_p_3e_">Machabeu vaut autant a dire comme noble et triumphans ; et furent <text:span text:style-name="_3c_num_3e_">.v.</text:span> Machabei, fils Mathathie, ce sont Joan, Judas, Eleazar, Machabeu, et Jonathas. Et qui voudra savoir les victores qu’il eurent sor les rois de Perse et les grans choses qu’il fisent, si lise l’istore, qui le conte mot a mot diligement en la grant Bible.</text:p>
      <text:h text:style-name="Heading_20_2" text:outline-level="2"><text:bookmark-start text:name="I62"/><text:span text:style-name="_3c_id_3e_">[I62] </text:span><text:bookmark-end text:name="I62"/><text:span text:style-name="_3c_num_3e_">.I.LXII.</text:span> Des livres dou viel testament</text:h>
      <text:p text:style-name="_3c_p_3e_">Or vous ai jou només les sains peres dou viel testament et lor vie briefment. Mais qui plus larghement le voudra savoir si s’en aille a la grant Bible, ou eles sont toutes escrites apertement. Et sachez jadis anchienement, tant com le caldeu prisent les juis et les menerent en chetivison, c’est en essil et en prison, lors furent tuit ars le livre de la vielle loi. Mais Esdras par ensegnement du saint esperite, quant le peuples revint de cele chetiveté, renovela tote la loi et le mist en escrit et en fist <text:span text:style-name="_3c_num_3e_">.xxii.</text:span> volumes de livres, autresi comme les letres sont <text:span text:style-name="_3c_num_3e_">.xxii.</text:span> ; et il escrit le livre de la sapience Salemon. Mes les livres des ecclesiastes escrist Jhesu le fils Siraac, qui les latins ot en ramembranche pour ce qu’il fu samblables a Salemon. Del livre Judith et de Thobie et des Machabeus ne set on pas qui les escrist.</text:p>
      <text:h text:style-name="Heading_20_2" text:outline-level="2"><text:bookmark-start text:name="I63"/><text:span text:style-name="_3c_id_3e_">[I63] </text:span><text:bookmark-end text:name="I63"/><text:span text:style-name="_3c_num_3e_">.I.LXIII.</text:span> Ci aprés commence la novele loi</text:h>
      <text:p text:style-name="_3c_p_3e_">Après ce que le contes a dit de la vielle loi, il est bien drois qu’il die de la novele, qui commence lors que Jhesucris vint en terre por nos raembre. Mais ains qu’il die autre chose, devisera son linage et son parenté, et puis dire de chascun disciple, autresi com il a dit des peres dou viel testament. Et nous trovons en l’ewangile de St. Matheu le commencement dou linage Jhesucrist en Abraham, qui fu le princes des St. Peres el commencement du tierç âge. Et qui voldra savoir la naissance d’Abraham, il la trovera ça ariere ou conte des premiers hommes et des fils Noé.</text:p>
      <text:p text:style-name="_3c_p_3e_">Abraham engendra Ysaac. D’Ysaac nasqui Jacob. De Jacob nasqui Judas et si frere. De Juda nasqui Phares et Zaram, de Thamar. De Phares nasqui Esrom. De Esrom nasqui Aaram. D’Aaram nasqui Aminadap. De Aminadap nasqui Naazon. De Naason nasqui Salmon. De Salmon nasqui Booz. De Booz nasqui Obeth. De Obeth nasqui Jessé. De Jessé nasqui David rois. De David nasqui Salmon. De Salomon nasqui Roboam. De Roboam nasqui Abias. De Abias nasqui Asa. De Asa nasqui Josaphat. De Josaphat nasqui Joras. De Joras nasqui Ozias. De Ozias nasqui Jonatham. De Jonatham nasqui Achaz. <text:soft-page-break/>De Achaz nasqui Ezechias. De Ezechias nasqui Manasses. De Manasses nasqui Amon. De Amon naqui Josias. De Josias nasqui Jeconias en le transmigration de Babilone . Et aprés la transmigration, de Jeconias nasqui Salatiel. De Salatiel nasqui Zorobabel. De Zorobabel naquit Abiut. De Abiut nasqui Eliequin. De Eliekin nasqui Azor. De Azor nasqui Sadoc. De Sadoc nasqui Achim. De Achim nasqui Eliut. De Eliut nasqui Eliazar. De Eliazar nasqui Matham. De Matham nasqui Jacob. De Jacob nasqui Joseph le marit Marie, de qui nasqui Nostre Sires Jhesucris. Et sachés que toutes generations de Abraham jusques a Jhesucrist sont .xli.</text:p>
      <text:p text:style-name="_3c_p_3e_">Et se aucuns demandoit por quoi l’escripture devise la lignie Joseph, puis qu’il ne fu peres Jhesucrist, ja soit ce qu’il fust maris Marie, et que on devoit conter le parenté Marie, qui fu sa mere, non pas celui de Joseph, qui noient ne le fu, je diroie que en la vielle loi le ebreu ne se marioient se a ciaus non de lor parenté, et encore le font le juis qui sont en nostre tens. Et a la verité dire Marie fu de celi linage meisme de par son pere. Mais le ancien metoient en escrit les hommes non pas les femes, pour-ce nome Joseph l’istore, et non sa feme ; car en conte de lignie le hom est plus dines que la feme n’est. Et neporquant je dirai un poi du parenté Marie de par sa mere, en tel maniere que chascuns sache les parens et les cousins Jhesucrist.</text:p>
      <text:h text:style-name="Heading_20_2" text:outline-level="2"><text:bookmark-start text:name="I64"/><text:span text:style-name="_3c_id_3e_">[I64] </text:span><text:bookmark-end text:name="I64"/><text:span text:style-name="_3c_num_3e_">.I.LXIIII.</text:span> Du parenté nostre dame</text:h>
      <text:p text:style-name="_3c_p_3e_">Or dist le contes que Annam et Esmeria furent <text:span text:style-name="_3c_num_3e_">.ii.</text:span> serours charneus. De cele Esmerie nasqui Elizabeth et Elivith. De Elivith qui fu freres Elizabeth nasqui Emman. De Emman nasqui Sains Servais, le qui cors gist en terre a Tret sour Mouse en l’eveschié de Liege, en une croute del mostier. De Elizabeth la feme Zacharie le prevoire nasqui Jehans Baptistes en Jherusalem.</text:p>
      <text:p text:style-name="_3c_p_3e_">De l’autre suer, c’est Anna la feme Joachim, nasqui Marie la mere Jhesucrist. Et quant Joachim son mari fu deviés, elle se maria a Cleophas, et Marie sa fille espousa Joseph frere Cleophas. De celui Cleophas et d’Anna nasqui l’autre Marie qui fu feme Alphei, de qui nasqui Jakes Alphei, et Joseph et Judas ; pour-ce l’apele l’escripture Jakes Alphei, c’est a dire fils Alphei. Et sa mere est apelee Marie de Jakes, pour-ce qu’elle fu sa mere ; autresi est elle apelee la mere Joseph ; et tout çou avint pour la diversité des ewangiles.</text:p>
      <text:p text:style-name="_3c_p_3e_">Quant Cleophas fu mors, Anna se maria a Salomé, de qui nasqui l’autre Marie la feme Zebedeu, de qui nasqui Jehans l’ewangelistes et Jake son frere ; pour-ce est elle apelee Marie Salomé de par son pere, autresi est elle apelee mere des fils Zebedeu, por les diversités des euuangiles.</text:p>
      <text:p text:style-name="_3c_p_3e_">Et ensi veés vous que Anne ot <text:span text:style-name="_3c_num_3e_">trois</text:span> maris, et de chascun ot une Marie. Et ensi furent <text:span text:style-name="_3c_num_3e_">trois</text:span> Maries, dont la premiere fu mere Jhesucrist, la seconde fu mere de Jake et de Joseph, la tierce fu mere de l’autre Jake et de Jehan ewangeliste.</text:p>
      <text:h text:style-name="Heading_20_2" text:outline-level="2"><text:bookmark-start text:name="I65"/><text:soft-page-break/><text:span text:style-name="_3c_id_3e_">[I65] </text:span><text:bookmark-end text:name="I65"/><text:span text:style-name="_3c_num_3e_">.I.LXV.</text:span> De la mere dieu</text:h>
      <text:p text:style-name="_3c_p_3e_">La premiere Marie fille Joachim de la lignie David, son non vaut autant a dire comme estoile de mer, et dame de clarté et lumiere. Li angeles Gabriel le salua, et le noncha que Dieus prendroit char en le, et lors meismes dist il que Elizabeth sa cousine, qui avec le estoit, et ja estoit en grant âge, elle et Zacharias son mari, et n’avoient onques engendré fils ne fille, qu’elle auroit un fils, et si ot elle Jehan Baptiste, de qui le contes dira ça avant.</text:p>
      <text:p text:style-name="_3c_p_3e_">Maint homme disent que Sainte Marie mere de Deu morut corporaument au siecle, et ce disent il pour-ce que Symeon dist a le, le coutel passera ta alme. Mais l’en doute de quel coutel il dist, ou de coutel de fer ou de la parole Deu, qui trence plus que nul coutel. Mais a la verité dire, escripture ne tesmoigne sa mort, ou par coutel ou en autre maniere, ja soit ce que l’en trueve sa sepulture dans la valee Josaphat.</text:p>
      <text:h text:style-name="Heading_20_2" text:outline-level="2"><text:bookmark-start text:name="I66"/><text:span text:style-name="_3c_id_3e_">[I66] </text:span><text:bookmark-end text:name="I66"/><text:span text:style-name="_3c_num_3e_">.I.LXVI.</text:span> De jehan babtiste</text:h>
      <text:p text:style-name="_3c_p_3e_">Elizabeth cousine Marie engendra de Zacharie son mari <text:span text:style-name="_3c_num_3e_">un</text:span> fil qui ot a non Jehans. Cil fu noncieres Jhesucrist, et fu le definemens des prophetes : il prophetiza Deu ains qu’il nasquist, et le salua dedens le ventre sa mere ; il connut Jhesu a la colombe et le monstra au doi. Il meismes le baptiza, et pour-ce est il apelés Jehans Baptiste. Son vestement fu de laine de cameus, et habita en hermitage et en desers. Sa viande fu miel et locustes.</text:p>
      <text:p text:style-name="_3c_p_3e_">Et a la fin rois Herodes le mist en chartre, por çou qu’il le blasmoit de la feme son frere, qu’il avoit prise a feme. Et Erodia la fille au roi pria son pere, un jour qu’il estoit yvres, qu’il le donast le chief Jehan, et il si fist, et elle le fist decoler, et presenta le chief a sa mere. Puis fu il ensevelis en Sebastia, c’est une vile de Palestine, qui jadis fu apelee Samarie : Herodes le fils Antipater l’apeloit Auguste en grezois, pour reverence de Cesar Auguste l’empereour de Rome.</text:p>
      <text:h text:style-name="Heading_20_2" text:outline-level="2"><text:bookmark-start text:name="I67"/><text:span text:style-name="_3c_id_3e_">[I67] </text:span><text:bookmark-end text:name="I67"/><text:span text:style-name="_3c_num_3e_">.I.LXVII.</text:span> De saint jaqeme</text:h>
      <text:p text:style-name="_3c_p_3e_">Jakemes Alphei fu fils de la seconde Marie, serour de la mere Deu, et pour ce est il apelés freres Damedeu. Et son non vaut autant a dire comme justes, et ensi ot il en sornon aucunefois. Il fu evesques de Jerusalem, et fu de si haute vertu que le pueples aloit autresi comme a eschieles por <text:soft-page-break/>atouchier ses dras. A la fin le lapiderent et le tuerent le juis, et fu ensevelis delés le temple. Por ce disent le plusieurs que Jerusalem en fu destruite. La feste de sa naissance est le premier jour de mai.</text:p>
      <text:h text:style-name="Heading_20_2" text:outline-level="2"><text:bookmark-start text:name="I68"/><text:span text:style-name="_3c_id_3e_">[I68] </text:span><text:bookmark-end text:name="I68"/><text:span text:style-name="_3c_num_3e_">.I.LXVIII.</text:span> De st. jude</text:h>
      <text:p text:style-name="_3c_p_3e_">Judas fu freres Jake, por çou est il apelés Judas de Jake ; et autresi fu il freres Deu. Il ala preechier l’ewangile en Mespotame et en Ponte, et converti les crueus gens et les mauveses. Et fu ensevelis en une cité d’Ermenie, qui a non Eriton, <text:span text:style-name="_3c_num_3e_">.v.</text:span> jours devant la toussains.</text:p>
      <text:h text:style-name="Heading_20_2" text:outline-level="2"><text:bookmark-start text:name="I69"/><text:span text:style-name="_3c_id_3e_">[I69] </text:span><text:bookmark-end text:name="I69"/><text:span text:style-name="_3c_num_3e_">.I.LXVIIII.</text:span> De st. jehan ewangeliste</text:h>
      <text:p text:style-name="_3c_p_3e_">Jehans Ewangelistes fu fils Zebedeu de la tierce Marie, et fu freres Jakeme. Son non vaut autant a dire comme grace de Deu. C’est Jehans Ewangelistes qui est figure en samblance d’aigle, pour ce qu’il sormonta tous autres en hautece d’ewangile ; car lors qu’il se reposa sor le pis Jhesucrist, en but il autresi comme a une fontaine la haute soutillité d’ewangile. Deus l’eslut et ama mout, tant que a sa mort le commanda sa mere. Quant il fu enprisonés en l’ille de Patmos, fist il l’Apocalipse, et puis que le empereour Domitiens morut, issi de prison et s’en ala en Efesun et la le derrenier fist il ewangile.</text:p>
      <text:p text:style-name="_3c_p_3e_">Ses miracles sont teles, qu’il mua les verges du bois en fin or. Il fist les pierres d’une riviere devenir precieuses. Une veve dame morte resuscita il por la priiere du pueple. Autresi resuscita il <text:span text:style-name="_3c_num_3e_">un</text:span> jeune homme qui estoit deviés. Il but le venin sans damage, et resuscita <text:span text:style-name="_3c_num_3e_">un</text:span> homme qui mors estoit de celui meisme venim.</text:p>
      <text:p text:style-name="_3c_p_3e_">Et sachez que Jehans vesqui <text:span text:style-name="_3c_num_3e_">.iiiixx.</text:span> et <text:span text:style-name="_3c_num_3e_">.xix.</text:span> ans. Lors entra il en sa sepulture et se coucha tout vif, autresi comme en son lit, et ce fu <text:span text:style-name="_3c_num_3e_">.lxvii.</text:span> ans aprés la passion Jhesucrist. Pour ce disent le plusieurs qu’il ne morut mie et qu’il vit encore et se repose et se dort laiens, car on voit apertement tousjours croller la terre desus le sepulchre, et movoir en amont, et la pourre boulir autresi comme par espiremens d’omes qui solent dedens. Car sachez qu’il se coucha en ceste maniere prés d’Efesun <text:span text:style-name="_3c_num_3e_">.vi.</text:span> jours devant an renuef, c’est l’endemain de la nativita Jhesucrist.</text:p>
      <text:h text:style-name="Heading_20_2" text:outline-level="2"><text:bookmark-start text:name="I70"/><text:soft-page-break/><text:span text:style-name="_3c_id_3e_">[I70] </text:span><text:bookmark-end text:name="I70"/><text:span text:style-name="_3c_num_3e_">.I.LXX.</text:span> De saint jaqeme</text:h>
      <text:p text:style-name="_3c_p_3e_">Jakes le fils Zebedei freres Jehan fu quars en l’ordene des disciples. Il escrist des epistles as gens des <text:span text:style-name="_3c_num_3e_">.xii.</text:span> lignies qui sont en la dispertion, et preecha l’ewangile en Espaigne en les parties d’occident. Puis le fist ocire a <text:span text:style-name="_3c_num_3e_">un</text:span> coutel Herodes le tetrarches <text:span text:style-name="_3c_num_3e_">.viii.</text:span> jors devant les kalendes d’aoust.</text:p>
      <text:h text:style-name="Heading_20_2" text:outline-level="2"><text:bookmark-start text:name="I71"/><text:span text:style-name="_3c_id_3e_">[I71] </text:span><text:bookmark-end text:name="I71"/><text:span text:style-name="_3c_num_3e_">.I.LXXI.</text:span> De saint piere</text:h>
      <text:p text:style-name="_3c_p_3e_">Pieres ot <text:span text:style-name="_3c_num_3e_">.ii.</text:span> nons, car il ot non Simons Pieres. Et Symon vaut autant a dire comme obeissant, pour-ce qu’il obei a Deu lors que il dist, vien aprés moi. Pieres vaut autant a dire comme connoissans, pour-ce qu’il connut Dieu quant il dist, tu ies Crist fils de Deu vivant. Il nasqui en Galilee, en une vile qui a non Bethsaida.</text:p>
      <text:p text:style-name="_3c_p_3e_">Il est le fermemens de la piere de l’eglise, a qui Deus dist, tu ies Piere, et sor ceste piere fonderai l’eglise. Il est le princes des apostles. Il fu le premiers confiesseres et disciples Jhesucrist. Il tient les clés du ciel. Il preecha l’euuangile en Ponthe, en Capadoce, en Galathas, en Bithine, en Aise, en Ytaile. Il ala par mer sus a sés piés. Il resuscita les mors par son ombre quant il passoit prés d’aus. Il resuscita une veve morte. Il fist degloutir a la terre Ananiam et Safiran. Il fist choir a la terre Simon Magues qui s’en aloit au ciel contremont.</text:p>
      <text:p text:style-name="_3c_p_3e_">Il tint l’office d’apostoile <text:span text:style-name="_3c_num_3e_">.viii.</text:span> ans en Anthioce et <text:span text:style-name="_3c_num_3e_">.xxv.</text:span> ans en Rome. Mais a la fin l’empereour Noiron le fist crucefiier le chief desous et les piés contremont <text:span text:style-name="_3c_num_3e_">.xxxviii.</text:span> ans aprés la passion Jhesucrist <text:span text:style-name="_3c_num_3e_">.ii.</text:span> iors a l’issue du mois de jung ; et fu ensevelis en Rome vers soleil levant.</text:p>
      <text:h text:style-name="Heading_20_2" text:outline-level="2"><text:bookmark-start text:name="I72"/><text:span text:style-name="_3c_id_3e_">[I72] </text:span><text:bookmark-end text:name="I72"/><text:span text:style-name="_3c_num_3e_">.I.LXXII.</text:span> De st. paul</text:h>
      <text:p text:style-name="_3c_p_3e_">Paul vaut autant a dire comme mervilleus, qui premierement avoit a non Saulos. Il fu angeles des hommes, et avocas des juis. Quant dieus l’apela il chei a terre et perdi la vue des ieux, mais il vit la venté Deu et s’esdreça et recovra sa vue, et si com il estoit persecuteur de l’eglise, devint il puis vaissiaus d’election. Il fut le plus novel entre les apostles, mais a preechier fu il premiers et soverains.</text:p>
      <text:p text:style-name="_3c_p_3e_">Et fu nés en Judee dou linage Benjamin, et fu baptiziés le secont an aprés l’ascention Jhesucrist. Il preecha de Jerusalem dusqu’en Espaigne et par toute Ytaile, et a ceaus descovri le non Dieu qui ne le savoient.</text:p>
      <text:p text:style-name="_3c_p_3e_"><text:soft-page-break/>Ses merveilles sont teles qu’il fu portés jusques a haut ciel. Il resuscita <text:span text:style-name="_3c_num_3e_">un</text:span> enfant mort. Il fist avugler <text:span text:style-name="_3c_num_3e_">un</text:span> mague. Il fist devenir mut l’esperit du diable. Il sana les boçus. Il ne douta le mors de la vipre, ains l’ardi en feu. Il sana par ses orisons le pere Publii de fievre qu’il avoit. Il soufri por le non Deu fain, soif, froit, nuece, et demora el parfont de la mer un jor et une nuit. Il soufri la rage des bêtes sauvages et maintes ferues et tormens de chartre. Li juis le traïrent, et fu lapidés a mort. Il fu enchaenés en une prison dont il fu desloiés par un termuet. A la fin le fist l’empereour Noiron decoler, le jour que Sains Pieres fu crucefiiés.</text:p>
      <text:h text:style-name="Heading_20_2" text:outline-level="2"><text:bookmark-start text:name="I73"/><text:span text:style-name="_3c_id_3e_">[I73] </text:span><text:bookmark-end text:name="I73"/><text:span text:style-name="_3c_num_3e_">.I.LXXIII.</text:span> De st. andrieu</text:h>
      <text:p text:style-name="_3c_p_3e_">Andreas vaut autant a dire en grezois comme biaus. Il fu le secons entre les apostles, et preecha en Scite et en Achaie, ou il fu crucefiiés quant il ot faites maintes merveilles ; et morut le derrain jor de novembre. Sa sepulture est a Patras, ou il morut.</text:p>
      <text:h text:style-name="Heading_20_2" text:outline-level="2"><text:bookmark-start text:name="I74"/><text:span text:style-name="_3c_id_3e_">[I74] </text:span><text:bookmark-end text:name="I74"/><text:span text:style-name="_3c_num_3e_">.I.LXXIIII.</text:span> De saint phelippe</text:h>
      <text:p text:style-name="_3c_p_3e_">Phelipe vaut autant a dire comme bouche de lampe. Il fu nés en cele meisme cité dont Pieres fu nés, et preeça en Gaille jouste la mer occeane ; a la fin fu il lapidés et crucefiiés en Girople, une cité qui est en Frise, u il morut le premier jour de mai, et fu ensevelis avec ses filles.</text:p>
      <text:h text:style-name="Heading_20_2" text:outline-level="2"><text:bookmark-start text:name="I75"/><text:span text:style-name="_3c_id_3e_">[I75] </text:span><text:bookmark-end text:name="I75"/><text:span text:style-name="_3c_num_3e_">.I.LXXV.</text:span> De saint thomas</text:h>
      <text:p text:style-name="_3c_p_3e_">Thomas vaut autant a dire com abisme, et il ot en sornon Didimus, qui vaut autant a dire comme douteus, car il se douta de la resurrection Jhesucrist jusqu’a tant qu’il bouta sa main dedens la plaie. Et il preecha en Parthe et en Mede et en Perse et en Orcanie et en Inde vers orient. A la fin fu il navrés de glaves et de lances, tant qu’il morut <text:span text:style-name="_3c_num_3e_">.xi.</text:span> jors a l’issue de decembre, en une cité d’Inde qui avoit non Calamia ; la fu il ensevelis honorablement.</text:p>
      <text:h text:style-name="Heading_20_2" text:outline-level="2"><text:bookmark-start text:name="I76"/><text:soft-page-break/><text:span text:style-name="_3c_id_3e_">[I76] </text:span><text:bookmark-end text:name="I76"/><text:span text:style-name="_3c_num_3e_">.I.LXXVI.</text:span> St. bartholomeu</text:h>
      <text:p text:style-name="_3c_p_3e_">Bartholomeu preecha entre les juis et translata l’ewangile de Matheu en lor langage. A la fin fu il escorchiés par les barbarins en Inde le grant en la cité de Alboger, et puis par commandement du roi Astrages le fu la tieste copee <text:span text:style-name="_3c_num_3e_">.vi.</text:span> jours a l’issue d’aoust.</text:p>
      <text:h text:style-name="Heading_20_2" text:outline-level="2"><text:bookmark-start text:name="I77"/><text:span text:style-name="_3c_id_3e_">[I77] </text:span><text:bookmark-end text:name="I77"/><text:span text:style-name="_3c_num_3e_">.I.LXXVII.</text:span> De st. matheu</text:h>
      <text:p text:style-name="_3c_p_3e_">Matheu fu apostles et ewangelistes, et ot en sornon Levi. Il fist ses ewangiles en Judee et puis preeça en Machedoine, et soufri martire en Perside, et fu enterrés es Mons de Pastours <text:span text:style-name="_3c_num_3e_">.x.</text:span> jours a l’issue de septembre.</text:p>
      <text:h text:style-name="Heading_20_2" text:outline-level="2"><text:bookmark-start text:name="I78"/><text:span text:style-name="_3c_id_3e_">[I78] </text:span><text:bookmark-end text:name="I78"/><text:span text:style-name="_3c_num_3e_">.I.LXXVIII.</text:span> De st. mathias</text:h>
      <text:p text:style-name="_3c_p_3e_">Mathias fu uns des <text:span text:style-name="_3c_num_3e_">.lxx.</text:span> disciples. Més puis fu il uns des <text:span text:style-name="_3c_num_3e_">.xii.</text:span> apostres en lieu de Jude Escariot. Il preecha en Judee. La feste de sa nativité est <text:span text:style-name="_3c_num_3e_">.v.</text:span> jours a l’issue de fevrier.</text:p>
      <text:h text:style-name="Heading_20_2" text:outline-level="2"><text:bookmark-start text:name="I79"/><text:span text:style-name="_3c_id_3e_">[I79] </text:span><text:bookmark-end text:name="I79"/><text:span text:style-name="_3c_num_3e_">.I.LXXVIIII.</text:span> De st. luc</text:h>
      <text:p text:style-name="_3c_p_3e_">Lucas ewangelistes vaut autant a dire comme mires ou luisans ; et a la verité dire il fu fisiciens et bons mires. Nés fu de Sirie. Il sot bien le langage de Grece, et aucun disent qu’il fu proselites et qu’il ne sot le langage d’ebreu. Mais il fu disciples de Pol et tozjors le tint compaignie. Et morut a <text:span text:style-name="_3c_num_3e_">.lxxiii.</text:span> ans de son âge, et fu ensevelis en Bethanie <text:span text:style-name="_3c_num_3e_">.xiiii.</text:span> jors avant la toussains. Mais ses os en furent porté en Constantinoble au tans de l’empereour Coustentin.</text:p>
      <text:h text:style-name="Heading_20_2" text:outline-level="2"><text:bookmark-start text:name="I80"/><text:span text:style-name="_3c_id_3e_">[I80] </text:span><text:bookmark-end text:name="I80"/><text:span text:style-name="_3c_num_3e_">.I.LXXX.</text:span> De saint simon</text:h>
      <text:p text:style-name="_3c_p_3e_">Symon Zelotes vaut autant a dire comme Cananeus ou possession. L’en quide qu’il soit et fust pareil a Piere en congoissance et en honour, car il tint la dignité en Egypte. Et aprés la mort de Jake le filz Alphei fu il evesques de Jerusalem. A la fin fu il crucefiiés, et son cors gist en Bossoffre. La feste de sa nativité est <text:span text:style-name="_3c_num_3e_">.iiii.</text:span> jors devant la toussains.</text:p>
      <text:h text:style-name="Heading_20_2" text:outline-level="2"><text:bookmark-start text:name="I81"/><text:soft-page-break/><text:span text:style-name="_3c_id_3e_">[I81] </text:span><text:bookmark-end text:name="I81"/><text:span text:style-name="_3c_num_3e_">.I.LXXXI.</text:span> De saint marc</text:h>
      <text:p text:style-name="_3c_p_3e_">Marcus euuangelistes vaut autant a dire comme grans. Il fu fils de Piere en baptesme et fu ses disciples. Et pour-ce disent le plusieurs que son ewangile fu dite par la bouche de Piere. Et disent qu’il se colpa le gros doi pour ce qu’il ne voloit mie que l’en le feist prestre, et toute fois fu il le premier qui ot siege de dignité en Alixandre. Et fonda premierement eglise en Egypte, et morut au tans Noiron <text:span text:style-name="_3c_num_3e_">.vi.</text:span> jors a l’issue d’avril.</text:p>
      <text:h text:style-name="Heading_20_2" text:outline-level="2"><text:bookmark-start text:name="I82"/><text:span text:style-name="_3c_id_3e_">[I82] </text:span><text:bookmark-end text:name="I82"/><text:span text:style-name="_3c_num_3e_">.I.LXXXII.</text:span> De saint barnabé</text:h>
      <text:p text:style-name="_3c_p_3e_">Barnabé avoit a non premierement Joseph, et vaut autant a dire comme feel. Nés fu en la cité de Cypre, et tint l’apostoillage avec Paul, puis le laissa et ala preechant. La feste de na nativité est <text:span text:style-name="_3c_num_3e_">.xiii.</text:span> jors a l’entree de jung.</text:p>
      <text:h text:style-name="Heading_20_2" text:outline-level="2"><text:bookmark-start text:name="I83"/><text:span text:style-name="_3c_id_3e_">[I83] </text:span><text:bookmark-end text:name="I83"/><text:span text:style-name="_3c_num_3e_">.I.LXXXIII.</text:span> De st. tymothee</text:h>
      <text:p text:style-name="_3c_p_3e_">Thimotheu fu le secons disciples Paul, car il meisme le mena de s’enfance avec lui, et le baptiza. Et cil garda virginité et chasteé. Nés fu de la cité de Listenois, et fu ensevelis en Efesun <text:span text:style-name="_3c_num_3e_">.x.</text:span> jors a l’issue d’aoust.</text:p>
      <text:h text:style-name="Heading_20_2" text:outline-level="2"><text:bookmark-start text:name="I84"/><text:span text:style-name="_3c_id_3e_">[I84] </text:span><text:bookmark-end text:name="I84"/><text:span text:style-name="_3c_num_3e_">.I.LXXXIIII.</text:span> De saint tythus</text:h>
      <text:p text:style-name="_3c_p_3e_">Thitus fu le disciples Paul et ses fils en baptisme. Nés fu de Greze. Il seul fu circoncis aprés l’ewangile par les mains de Paul meisme, et il le laissa pour destruire les ydoles de Grece et por edefiier les eglises, et la mor—t il, et fu ensevelis en pés.</text:p>
      <text:h text:style-name="Heading_20_2" text:outline-level="2"><text:bookmark-start text:name="I85"/><text:span text:style-name="_3c_id_3e_">[I85] </text:span><text:bookmark-end text:name="I85"/><text:span text:style-name="_3c_num_3e_">.I.LXXXV.</text:span> Des dis commandemens de la loi</text:h>
      <text:p text:style-name="_3c_p_3e_">Or vous ai je només les mestres dou novel testament. Et sachez que les <text:span text:style-name="_3c_num_3e_">.iiii.</text:span> euuangiles furent faites par les <text:span text:style-name="_3c_num_3e_">.iiii.</text:span> euuangelistes. Paul fist et escrist ses epistles, dont il envoia les <text:span text:style-name="_3c_num_3e_">.vii.</text:span> as eglises, les autres <text:soft-page-break/>envoia a ses disciples, c’est a Thimotheu et a Thitus et a Polomeu. Més de cele qui fu envoie as ebreus sont le latin en discorde, car le un disent que Barnabas le fist, et le autre disent de Clement.</text:p>
      <text:p text:style-name="_3c_p_3e_">Pierres fist <text:span text:style-name="_3c_num_3e_">.ii.</text:span> epistles en son non. Jakes fist la soue. Jehans fist <text:span text:style-name="_3c_num_3e_">trois</text:span> epistles ; mais le plusor disent que uns prestres qui ot a non Johans fist les <text:span text:style-name="_3c_num_3e_">.ii.</text:span> Judes fist la soue. Lucas ewangelistes escrist les vies des apostles, selonc ce qu’il vit ou qu’il out Johans escrist l’Apocalipse quant il estoit en prison ; et chascuns d’aus escrist par divin espirement, et ensi ordenerent les <text:span text:style-name="_3c_num_3e_">.x.</text:span> commandemens, selonc ce que nous devons vivre.</text:p>
      <text:p text:style-name="_3c_p_3e_">Et sachez que le commandement de la loi sont <text:span text:style-name="_3c_num_3e_">.x.</text:span>, dont le premiers dist, ayme et cultive ton seul Deu. Li secons dist, ne reçoi pas en vain le non Deu. Li tiers dit, soviegne toi de saintefiier le sabat. Li quars dit, honeure ton pere et ta mere. Li quins dit, non faire avoutire. Li <text:span text:style-name="_3c_num_3e_">.vi.</text:span> dit, non ocire. Li <text:span text:style-name="_3c_num_3e_">.vii.</text:span> non faire larrecin. Li <text:span text:style-name="_3c_num_3e_">.viii.</text:span> non faire faus tesmong. Li <text:span text:style-name="_3c_num_3e_">.ix.</text:span> dit, ne covoite pas la chose de ton proisme. Li <text:span text:style-name="_3c_num_3e_">.x.</text:span> dist, ne desire pas la feme ton prochain.</text:p>
      <text:p text:style-name="_3c_p_3e_">Et ja soit ce qu’il soient devisé en <text:span text:style-name="_3c_num_3e_">.x.</text:span> parties, on les poroit tous comprendre par les <text:span text:style-name="_3c_num_3e_">.ii.</text:span> solement, c’est ayme Deu de tout son cuer et de tote ta vie et de toute ta vertu, et ayme ton prochain ausi comme toi meisme. Deus commandemens sont la some sans plus de toz <text:span text:style-name="_3c_num_3e_">.x.</text:span> ; car en eus sont la lois et les propheties. Uns autres commandemens est en l’Escripture qui tous comprent les <text:span text:style-name="_3c_num_3e_">.x.</text:span>, c’est deguerpissiés le mal et faites le bien. Et un autre est samblable a cestui qui dist, ce que tu ne wés a toi, ne le faire pas a autrui. Mais ci se taist le contes a parler de le vie des peres de l’un testament et de l’autre, et tornera a sa matire, la u il laissa a Julle Cesar et de Octevian son nevou, qui furent le premier empereour de Rome.</text:p>
      <text:h text:style-name="Heading_20_2" text:outline-level="2"><text:bookmark-start text:name="I86"/><text:span text:style-name="_3c_id_3e_">[I86] </text:span><text:bookmark-end text:name="I86"/><text:span text:style-name="_3c_num_3e_">.I.LXXXVI.</text:span> Coment la premiere loi fu commencie</text:h>
      <text:p text:style-name="_3c_p_3e_">Ci endroit dit le contes que Nostre Sires Jhesucris nasqui en cest siecle por raembre l’umain linage, el tens Octevien empereour de Romme. Et sachez que le premier an de sa naissance le <text:span text:style-name="_3c_num_3e_">trois</text:span> roi le vinrent aourer ; et el tierç en furent decolé le petit enfant innocent ; au septime an revint il d’Egypte o sa mere et Joseph, qui l’i porterent por paour d’Erode ; le .xiime. an de son âge sist il ou temple de Jherusalem ou il demostra sa grant sapience, si que tous le mondes s’en esmervilloit.</text:p>
      <text:p text:style-name="_3c_p_3e_">A <text:span text:style-name="_3c_num_3e_">.xxx.</text:span> ans fu il baptiziés, et lors commença il a preechier la novele loi et la droite creance et la cognoissance de la Sainte Trinité, c’est a dire la unité des <text:span text:style-name="_3c_num_3e_">trois</text:span> persones, dou Pere qui est segnefiiés par la poissance, dou Fil qui est segnefiiet par la sapience, dou Saint Esperit qui est segnefiiet par la bienweillance. Pour ce devons nous croire que ces <text:span text:style-name="_3c_num_3e_">trois</text:span> persones soient une sustance, qui est tous poissans, tous sachans, et tous bienweillans.</text:p>
      <text:p text:style-name="_3c_p_3e_"><text:soft-page-break/>Et quant Nostre Sires ot vescu <text:span text:style-name="_3c_num_3e_">.xxxii.</text:span> ans et <text:span text:style-name="_3c_num_3e_">trois</text:span> mois, il fu mors par les juis et par les traison Judes, selonc ce que le euuangile le tesmoigne. Et ensi fu Nostre Sires Jhescris le premiers evesques et apostles et ensegnieres et maistres de la sainte crestiene loi.</text:p>
      <text:p text:style-name="_3c_p_3e_">Et quant Nostre Sires s’en ala es cieus, il laissa Saint Piere, son vigeour, en lieu de lui, et le dona pooir de liier et de desliier en terre. Et ensi tint Sains Pieres la chaiere et la dignité apostoliel es parties d’orient <text:span text:style-name="_3c_num_3e_">.iiii.</text:span> ans ; puis s’en vint en Anthioce u il fu evesques <text:span text:style-name="_3c_num_3e_">.viii.</text:span> ans, aprés ce s’en vint il a Rome u il preecha et mostra la loi Jhesucrist as gens, et la fu il evesques et mestres de la crestiieneté <text:span text:style-name="_3c_num_3e_">.xxv.</text:span> ans et <text:span text:style-name="_3c_num_3e_">.vii.</text:span> mois et <text:span text:style-name="_3c_num_3e_">.viii.</text:span> jors, jusques au tans Noiron, qui lors estoit empereour ; qui par sa grant cruauté le fist crucefiier, et fist decoler Saint Pol tout en <text:span text:style-name="_3c_num_3e_">un</text:span> jor.</text:p>
      <text:p text:style-name="_3c_p_3e_">Et quant Pieres dut morir, il ordena un de ses disciples, qui avoit a non Clemens, a tenir la chaiere aprés lui ; mais il ne le volt onques tenir, ains constrainst Linum son compaignon, qui le tint tant com il vesqui, et puis constrainst il Cleton, qui autresi la tint toute sa vie. Et quant il furent mort ambedeus, Clemens meismes tint la chaiere aprés lui, et fu aspotoiles de Rome. Et ce fu aprés la mort Titus empereour de Rome, cil meismes qui au tans Vaspassien empereour son pere, qui regna aprés Noiron, avoit conquise Jherusalem et les juis mors et pris et vengie la mort Jhesucrist <text:span text:style-name="_3c_num_3e_">.xl.</text:span> ans aprés la passion.</text:p>
      <text:h text:style-name="Heading_20_2" text:outline-level="2"><text:bookmark-start text:name="I87"/><text:span text:style-name="_3c_id_3e_">[I87] </text:span><text:bookmark-end text:name="I87"/><text:span text:style-name="_3c_num_3e_">.I.LXXXVII.</text:span> Coment crestientés essauça au tens silvestre</text:h>
      <text:p text:style-name="_3c_p_3e_">Et pour ce que nature ne suefre mie que aucuns, coment qu’il soit grans ne de haute dignité, trespasse le jour de sa fin, covint il que le apostole et le empereour de Rome alaissent a la mort, et autre refussent establi en lieu d’aus. Et pour ce que la lois des crestiiens estoit novelement venue, si que le un estoient en doute, le autre mescreant, avint il maintes fois que le empereour et le autre qui governoient les viles faisoient maintes grans persecutions contre les crestiiens, et lor faisoient a soufrir divers tormens, jusques au tans que Coustentin le Magne fu empereres et Silvestres fu evesques et apostoiles de Rome. Et sachez que devant aus avoient esté <text:span text:style-name="_3c_num_3e_">.xxxv.</text:span> empereour aprés Julle Cesar et <text:span text:style-name="_3c_num_3e_">.xxxiii.</text:span> apostoles aprés Jhesucrist.</text:p>
      <text:p text:style-name="_3c_p_3e_">Or avint chose que Silvestres ot grant compaignie des crestiiens, si s’en estoit fuis ensus une haute montaigne pour eschiver les persecutions ; et Coustentins le empereres, qui estoit malades d’une lepre, l’envoia querre ; car a ce que l’en disoit de lui et de son ancestre, il voloit oïr son conseil. Et tant ala la chose, que Silvestre le baptiza selonc la foi des crestiiens, et le monda de sa lepre ; lors maintenant devint il crestiiens o tous les siens. Et pour enhaucier le non de Jhesucrist doa il Sainte Eglise et le dona toutes les imperiales dignités, et ce fu fait en l’an de l’Incarnation <text:span text:style-name="_3c_num_3e_">.iiic.</text:span> et <text:span text:style-name="_3c_num_3e_">.xxiii.</text:span> ; et ja estoit trovee la Sainte Crois poi devant.</text:p>
      <text:p text:style-name="_3c_p_3e_"><text:soft-page-break/>Lors s’en ala Coustentins en Constantinoble, qui por son non est ensi apelee, car primes avoit elle non Besans ; et tint l’empire de Gresse, qu’il ne sousmist mie as apostoles selonc ce qu’il fist celui de Rome</text:p>
      <text:p text:style-name="_3c_p_3e_">Et sachés que les persecutions des crestiiens dura jusques au tans Silvestre. Et pour-ce furent tuit saint le apostoile qui devant lui soufrirent martire pour la foi. Mais quant le empereres dona si grant honor a Silvestre et as pastours de Sainte Eglise, toutes persecutions furent definees ; mais lors commencierent les errours des erites, qui se desvoierent contre Silvestre, por quoi maint empereour aprés et maint des rois de Lombardie furent corrompu de male creance, jusques au tans Justinien, qui fu empereor en l’an de l’Incarnation <text:span text:style-name="_3c_num_3e_">.vc.</text:span> et ix.</text:p>
      <text:p text:style-name="_3c_p_3e_">Cist Justinien fu de mout grant sapience et de grant pooir, qui par son grant sens abrega les lois dou Coude et du Digest, qui premiers estoit en tante confusion que nus n’en pooit a chief venir. Ja soit ce qu’il fust au comencement en l’erreur des erites, a la fin reconut il son erreur de par le conseil Agapite, qui lors estoit apostoiles, et lors fu la crestiene lois confermee et fu devee la creance des erites, selonc ce que l’en peut veoir sus les livres de lois qu’il fist. Et il regna <text:span text:style-name="_3c_num_3e_">.xxxviii.</text:span> ans.</text:p>
      <text:p text:style-name="_3c_p_3e_">Et sachez que devant lui avoient esté <text:span text:style-name="_3c_num_3e_">.xvi.</text:span> empereour des que Coustentins fu empereour de Rome. Et de Silvestre jusques a cestui Agapite furent <text:span text:style-name="_3c_num_3e_">.xxviii.</text:span> apostoiles.</text:p>
      <text:h text:style-name="Heading_20_2" text:outline-level="2"><text:bookmark-start text:name="I88"/><text:span text:style-name="_3c_id_3e_">[I88] </text:span><text:bookmark-end text:name="I88"/><text:span text:style-name="_3c_num_3e_">.I.LXXXVIII.</text:span> Comment sainte eglise essaucha</text:h>
      <text:p text:style-name="_3c_p_3e_">Des lors essaucha la force de Sainte Eglise, long et prés, et de cha mer et de la, jusques au tans Eracle, qui empereours fu en l’an de l’Incarnation <text:span text:style-name="_3c_num_3e_">.vic.</text:span> et <text:span text:style-name="_3c_num_3e_">.xviii.</text:span>, et regna <text:span text:style-name="_3c_num_3e_">.xxxi.</text:span> an au tans Coustentin et son fils, qui regna aprés lui. Car au tans d’eus, le sarrasin de Perse orent grant force contre les crestiiens, et gasterent Jerusalem et ardirent les eglises, et enporterent le fust de la Crois, et enmenerent le patriarche et maint des autres en chetivison, ja soit ce que a la fin Eracles meismes i ala et ocist le roi de Perse et ramena les prisoniers et la Crois et sosmist les persans a la loi de Rome. Et puis i fu le mauvais preechieres Mahommés qui fu moines, qui les retraist de la foi et les mist en erreur.</text:p>
      <text:h text:style-name="Heading_20_2" text:outline-level="2"><text:bookmark-start text:name="I89"/><text:span text:style-name="_3c_id_3e_">[I89] </text:span><text:bookmark-end text:name="I89"/><text:span text:style-name="_3c_num_3e_">.I.LXXXVIIII.</text:span> Li rois de france comme il fu empereor</text:h>
      <text:p text:style-name="_3c_p_3e_">Or avint si comme si il plot a Nostre Signor que Sainte Eglise enhauça et crut de jor en jour, meismement pour la force et por la signorie qui fu aquise au tans Silvestre ; mais le autre empereour qui aprés Costentin furent n’estoient mie si dous ne si debonaires comme il fu, ains recovraissent volentiers ce que Costentins avoit fet s’il en eussent le pooir, mais Deus ne lor soufri pas. Et ensi <text:soft-page-break/>estoient le empereor tousjors le un aprés l’autre, teus fois bons et teus fois malvais, et tenoient l’un empire et l’autre, jusques au tans Lyon empereour et Costentin son fil.</text:p>
      <text:p text:style-name="_3c_p_3e_">Cist empereres prist toutes les ymages des eglises de Rome et les emporta en Constantinoble en despit de l’apostoile, et les fist ardré en fu ; et fist contre lui une conjurison, entre lui et Telofle roi des lombars, por quoi Estienes le apostoles qui lors estoit les escomenia, et le toli Puille et l’establi qu’elle fust tousjours de Sainte Eglise.</text:p>
      <text:p text:style-name="_3c_p_3e_">Et quant il vit qu’il ne pooit avoir contre aus longhe duree, il en ala en France au bon Pepin, qui lors en estoit rois et sires, et consecra le et ses fius a estre tozjors rois de France, et maudist et escomenia toz ceaus qui jamés feroient roi d’autre linage que de la Pepin. Puis ala le rois avec l’apostoile a toutes ses os en Lombardie, et se combati contre Telofre tant qu’il le venki, et le fist fere l’amende de Sainte Eglise, selonc ce que le apostoles et si frere voudrent commander. Et par sa force fu establie la besoigne dou roiaume de Puille et dou patrimone Saint Piere, en icele maniere qu’il deviserent.</text:p>
      <text:p text:style-name="_3c_p_3e_">Mais quant Pepins s’en fu alés en son païs, ne demora mie gramment que Constantins le fils Lyon, quant il fu empereres aprés la mort son pere, fist tout le pis qu’il pot contre l’eglise de Rome. Et Desdiers rois de Lombardie recomença d’autre part la guerre, grignour que Telofre son pere n’avoit onques fait en sa vie ; tant que Adrians le apostoiles pria Karlemaine le fils Pepin, qui lors estoit rois de France, tant qu’il vint en Ytaile et venki la cité de Pavie ou le roi manoit et prist Desdier et sa feme et ses fils et lor fist jurer la feauté de Sainte Eglise, puis l’envoia prison en France.</text:p>
      <text:p text:style-name="_3c_p_3e_">Mais Algife le fils Desdier le roi s’enfui par mer en Constantinoble, qui puis fist mout de guerre. Et quant Charles ot Lombardie tote conquise et tote la terre de Ytaile sousmise a soi et a Sainte Eglise,il ala en Rome a grant triumphes. La fu il coronés empereres des romains, et tint la dignité de l’empire toute sa vie. Puis ot il maintes hautes victores contre les sarrasins et les enemis de sainte Eglise, et sousmist a sa signorie Alemaigne et Espaigne et maint autres païs.</text:p>
      <text:p text:style-name="_3c_p_3e_">Et quant Lions pepe, qui fu apostoiles de Rome aprés la mort Adrian, fu essilliez par les romains, Charles le ramena en Rome en sa dignité, et lors conferma il ce que ses peres avoit fet, et establi toutes les besoignes de Sainte Eglise et de l’empire et de clers et de lais, et dona a mon signour St. Piere la duchee d’Ispolite et de Bonivent. Et puis qu’il ot ce fait, et maintes grans choses et hautes, il trespassa dou siecle, en l’an de l’incarnation <text:span text:style-name="_3c_num_3e_">.viiic.</text:span> et <text:span text:style-name="_3c_num_3e_">.xiiii.</text:span> Et sachés que devant lui orent esté <text:span text:style-name="_3c_num_3e_">.xvi.</text:span> empereour de Justiniien et <text:span text:style-name="_3c_num_3e_">.xl.</text:span> apostole d’Agapite jusques a cesti.</text:p>
      <text:h text:style-name="Heading_20_2" text:outline-level="2"><text:bookmark-start text:name="I90"/><text:span text:style-name="_3c_id_3e_">[I90] </text:span><text:bookmark-end text:name="I90"/><text:span text:style-name="_3c_num_3e_">.I.LXXXX.</text:span> Comment le empire de rome revint as ytaliens</text:h>
      <text:p text:style-name="_3c_p_3e_">En ceste maniere que le contes devise ci devant vint la dignité de l’empire de Rome as françois, et le romain n’en orent onques puis la signorie qu’il orent devant. Et quant Karlemaine trespassa de cest <text:soft-page-break/>siecle, Loys ses fils fu aprés rois et empereres, qui regna <text:span text:style-name="_3c_num_3e_">.xxv.</text:span> ans. Et quant il morut il laissa <text:span text:style-name="_3c_num_3e_">.iiii.</text:span> fils ; mais ains qu’il fust deviés devisa il entre ses fils que Carle Cauf eust le roiaume de France, et que Lotiers eust l’empire de Rome, et que Pepins eust Alemaigne, Loys Aquitaine.</text:p>
      <text:p text:style-name="_3c_p_3e_">Or avint chose que quant Lotiers ot la signorie de l’empire, et il vit sa force et son pooir, il se pensa qu’il iroit en France conquerre le roiaume son pere, et ensi s’en ala o tous les os des ytaliiens et passa les mons et venki la terre jusques a la cité de Rains ; la trova il ses freres qui le venoient a l’encontre, a tout si grant effor de gent qu’il vit apertement qu’il ne le poroient vaincre. Et quant il connut que ses proposemens estoit defaillans, il se rendi moines en l’abeie de St. Marc de Saissoigne et laissa l’empire de Rome a son fils Loys.</text:p>
      <text:p text:style-name="_3c_p_3e_">Cil Loys vesqui en son empire <text:span text:style-name="_3c_num_3e_">.ii.</text:span> ans. Et quant il fu deviés il ne laissa qu’une fille qui fu mariee au roi de Puille. Lors vint a Rome Karle Cauf le roi de France, et fu empereour mains de <text:span text:style-name="_3c_num_3e_">.ii.</text:span> ans.</text:p>
      <text:p text:style-name="_3c_p_3e_">Mais por çou que les guerres crurent diversement en Ytaile, et que le empereour qui estoient françois n’aidoient mie les romains contre les lombars et contre les autres qui les damagoient sovent et menu, avint il que par sentence de romains la dignité de l’empire fu tolue as françois et revint as ytaliiens ; dont le premiers fu Loys le jeune, qui estoit fils au roi de Puille et de sa feme, qui fu fille Loys, de qui l’istore parole ce devant.</text:p>
      <text:p text:style-name="_3c_p_3e_">Et disent le plusor que uns angeles comanda au desrenier roi des françois qui fu empereor qu’il ne s’entremeist jamés de l’empire as romains, et qu’il le quitast au jeune roi de Puille ; et sor ce fu sentence fermee pour-ce que le françois n’aidoient les romains ne ne deffendoient l’empire contre les ylaliiens ne contre les maufetours.</text:p>
      <text:h text:style-name="Heading_20_2" text:outline-level="2"><text:bookmark-start text:name="I91"/><text:span text:style-name="_3c_id_3e_">[I91] </text:span><text:bookmark-end text:name="I91"/><text:span text:style-name="_3c_num_3e_">.I.LXXXXI.</text:span> De l’empereour berengier</text:h>
      <text:p text:style-name="_3c_p_3e_">En tel maniere comme je vous ai devisé revint l’empire de Rome des françois as lombars, en l’an de grace <text:span text:style-name="_3c_num_3e_">.ixc.</text:span> et <text:span text:style-name="_3c_num_3e_">.ii.</text:span>, dont le joenes Loys fu le premiers. A son tens comença une divisions en l’empire, car un en estoit empereour en Ytaile et un autre en Alemaigne. Et ce dura aprés lui au tans de <text:span text:style-name="_3c_num_3e_">.v.</text:span> empereours, qui estoient le uns aprés l’autre jusques au tans Berengier et Aubert son fil, qui furent le derrenier lombart qui l’empire tenissent ; et que Agapite fu apostoiles, qui maintesfois se combati contre les romains, por maintenir les drois de sainte eglise. Mais aprés lui fu apostoiles Jehans fils a celui Berengier empereour. Et sachés que devant lui avoient esté <text:span text:style-name="_3c_num_3e_">.xi.</text:span> empereour puis Karle ; et <text:span text:style-name="_3c_num_3e_">.xli.</text:span> apostoiles de Lyon jusques a cestui Johan pape.</text:p>
      <text:p text:style-name="_3c_p_3e_">Et sachés que cestui Berengier fu coronés en l’an de grace <text:span text:style-name="_3c_num_3e_">.ixc.</text:span> et <text:span text:style-name="_3c_num_3e_">.xl.</text:span>, et regnerent entre lui et Aubert son fil en Ytaile <text:span text:style-name="_3c_num_3e_">.xi.</text:span> ans. Celui Aubert avoit <text:span text:style-name="_3c_num_3e_">un</text:span> frere a clerc qui avoit non Octevian. Il porcacha <text:soft-page-break/>tant avec les grans mestres de Rome que, aprés la mort Agapite, qui lors estoit pape, Octevian son frere fu fet apostoile et fu apelés Jehans.</text:p>
      <text:p text:style-name="_3c_p_3e_">Or disent le maistre qui la cronike firent et qui misent en escrit les istores de cel tens, que Berengier fu malvais tyrans et cruel a Dieu et au monde, et qu’il prist une grant dame qui avoit esté feme Lotier empereor devant lui, il le prist et le gardoit en chartre et faisoit toutes les diaublies et les cruautés. Aubert son fils faisoit d’autre part tous les maus qu’il onques pooit, et que Johans ses freres, qui fu apostoiles, qui d’assés estoit pires que son pere et que son frere ; et il furent rnaistres et signors de par sainte eglise et de par le siecle ; lors crut mal sor mal et cruauté sor cruauté.</text:p>
      <text:h text:style-name="Heading_20_2" text:outline-level="2"><text:bookmark-start text:name="I92"/><text:span text:style-name="_3c_id_3e_">[I92] </text:span><text:bookmark-end text:name="I92"/><text:span text:style-name="_3c_num_3e_">.I.LXXXXII.</text:span> De l’empereor octe</text:h>
      <text:p text:style-name="_3c_p_3e_">Or dist l’istore, et le registre de sainte eglise le tesmoignent, que por la malvaisté Berengier le preudome de sainte eglise et du comun de Rome et dou païs environ manderent a Octe de Saissoigne, qui estoit rois d’Alemaigne, qu’il les venist aidier contre cel diauble. Et dont il vint puissamment en Ytaile, et venki Berengier, et le cacha hors de la terre, et osta de prison la veve dame de qui le contes a parlé ci devant, et le prist a feme. Puis s’acorda il a Berengier, et le rendi Lombardie trestoute, se ce ne fu la marche de Trevise et de Veronne et d’Aquilee, qu’il ne le rendi pas ; et ensi s’en rala en Alemaigne, et regna longuement en grant pooir.</text:p>
      <text:p text:style-name="_3c_p_3e_">Or avint que Berengier et Aubert faisoient mal et pis que devant, et le apostoiles Jehans tenoit les femes apertement, et faisoit çou qu’il voloit, non mie çou qu’il devoit ; pour la quel chose aucun des cardenaus et des preudomes de Rome envoierent priveement a Octe meismes, qu’il venist aidier l’eglise et preist le governement de l’empire et de la terre, ançois qu’il le destruisist du tout.</text:p>
      <text:p text:style-name="_3c_p_3e_">Et quant il ot oï ce, il se mist a la voie, et vint en Lombardie et en Toscane, et entra en Rome, et fu receu par tout honorablement, et fu coronés a roi et empereor de Rome en l’an Nostre Signor <text:span text:style-name="_3c_num_3e_">.ixc.</text:span> et lv. ; et regna <text:span text:style-name="_3c_num_3e_">.xii.</text:span> ans, et fu le premiers empereour nés d’Alemaigne ; et maintes fois revint a Rome, por les biens de l’une terre et de l’autre. Et pour-ce que l’apostoiles Jehans ne voloit laissier ses maus et torner a bone vie, fu il desposés par la volonté de la clergié et de tous autres de sa dignité, et fu esleu uns autres qui ot a non Lyon.</text:p>
      <text:p text:style-name="_3c_p_3e_">Cestui apostoile establi, por le malice des romains, que pape ne peust estre fés ne esleu sans l’assentement des empereors. Or avint une fois que Octes le empereres estoit alés en Alemaigne, le romain par lor malice esleurent un autre pape qui avoit non Benoit, et Lion fu getés de son office</text:p>
      <text:p text:style-name="_3c_p_3e_">Ensi estoient a celui tens <text:span text:style-name="_3c_num_3e_">trois</text:span> apostoiles vivans, c’est a dire Jehan, Lion, et Benoit. Mais Benoit ne tint mie la chaiere plus de <text:span text:style-name="_3c_num_3e_">.ii.</text:span> mois, que l’empereor revint et assist Rome a tote son ost, tant que l’en le rendi la terre et que Lion refu mis en sa dignité ; et apaisa le païs et les gens, et s’en rala ariere en <text:soft-page-break/>Alemaigne, et en amena avec lui Benoit pape en Sassoigne u il morut. Et l’autre pape Johan trespassa de cest siecle sans repentance et sans confession.</text:p>
      <text:p text:style-name="_3c_p_3e_">Et le empereres ot de sa feme <text:span text:style-name="_3c_num_3e_">un</text:span> fils qui autresi ot a non Octes, et fu empereor aprés lui en l’an de grasce. ixc. et lxviii. Et fu preudome et vaillant, et fist bones oevres et grans, et ot a feme la fille l’empereor de Costantinoble, en qui il engendra <text:span text:style-name="_3c_num_3e_">un</text:span> fis qui autresi ot a non Octes le tiers. Et fu coronnés a empereour par les mains du cinkime Grigore pape en l’an de Nostre Signeur <text:span text:style-name="_3c_num_3e_">.ixc.</text:span> et iiiixx. et ix. Et tint la terre et l’empire bien et vaillamment, ja soit ce qu’il fist maintes persecutions contre les romains. Puis trespassa du siecle, si comme il plot a Dieu glorieus et beneoit.</text:p>
      <text:p text:style-name="_3c_p_3e_">Aprés fu esleu Frederik. Cestui Frederik fu vaillant homme, et tint les lombars en molt grant destrece, et destruist la cité de Melan, et la fist arer et semer de sel, et ot guerre a l’apostole Innocent le tierç, et le cacha de Rome. Et le apostoiles et si frere s’enfuirent dusqu’a Venise, et la les assega le empereour ; et afama la vile de Venisse, en tel maniere que les citeins vindrent a l’apostoile et le disent qu’il voloient mieux qu’il alast hors de la vile qu’il i moruissent de faim ; et l’apostoile et si frere se revestirent des armes de sainte eglise, et se misent en <text:span text:style-name="_3c_num_3e_">un</text:span> bac, et alerent a l’ost l’empereour.</text:p>
      <text:p text:style-name="_3c_p_3e_">Et quant l’empereor les vit, il erranment s’en vint a l’apostoile a merci, et se mist et rendi a ses piés, et l’apostoile le mist le pié desous la goule et dist, Super aspidem et basiliscum ambulabis, et conculcabis leonem et draconem. Et le empereour le respondi, Non tu set Xpc. Et je sui son vicaire, dist le apostoles. Et la le commanda le apostoles qu’il alast en la Terre Sainte por son meffet, et la ala il par terre, et chei de son cheval en une petite riviere, et la se neya.</text:p>
      <text:h text:style-name="Heading_20_2" text:outline-level="2"><text:bookmark-start text:name="I93"/><text:span text:style-name="_3c_id_3e_">[I93] </text:span><text:bookmark-end text:name="I93"/><text:span text:style-name="_3c_num_3e_">.I.LXXXXIII.</text:span> Comment le empires vint as alemans</text:h>
      <text:p text:style-name="_3c_p_3e_">Mais puis que la hautece et la signorie de l’empire de Rome crut et enhaucha sor toutes les dignités des crestiens, et que l’envie croissoit et engendroit maintes haines entre les nobles lombars, et nus n’estoit qui se mellast de maintenir la chose commune se le prince d’Alemaigne non, fu establi ausi comme par necessité plaine de droit que la naissance et la election de l’empire fust faite par ciaus qui en estoient deffendeours et gardes : en tel maniere que le empereor fussent esleu por bonté et por proece, non mie par iretage, si comme le <text:span text:style-name="_3c_num_3e_">trois</text:span> Octe avoient esté.</text:p>
      <text:p text:style-name="_3c_p_3e_">Et ensi vint la hautece d’eslire enpereour as <text:span text:style-name="_3c_num_3e_">.vii.</text:span> princes d’Alemaigne qui sont officieus de l’empire, c’est a dire le archeveske de Magance, qui est cancelier an Alemaigne la u elle est Germonie. Li secons est le archevesques de Trieves, qui est cancelier en la terre de ça vers France. Li tiers est est le archeveske de Coloigne, qui est canceliers en Ytaile. Li quars est le marcis de Brondebourk, qui est chambrelens de l’empire. Li cinkimes est le quens palatins qui siert du premiers més. Li sisimes est le dus de Saissoigne qui porte l’espee. Li viiimes est le rois de Boen, qui est boutilliers l’empereour.</text:p>
      <text:h text:style-name="Heading_20_2" text:outline-level="2"><text:bookmark-start text:name="I94"/><text:soft-page-break/><text:span text:style-name="_3c_id_3e_">[I94] </text:span><text:bookmark-end text:name="I94"/><text:span text:style-name="_3c_num_3e_">.I.LXXXXIIII.</text:span> De l’empereor henri</text:h>
      <text:p text:style-name="_3c_p_3e_">Après ce fu esleus a roi et empereor Henris en l’an de grace <text:span text:style-name="_3c_num_3e_">.mcc.</text:span> et <text:span text:style-name="_3c_num_3e_">trois</text:span> Et puis qu’il fu deviés fu esleus Octes dus de Saissoigne, et ot guerre a sainte eglise, et se combati a Phelippe roi de France, et fu desconfit, et puis fu desposés par sainte eglise.</text:p>
      <text:p text:style-name="_3c_p_3e_">Aprés fu le secons Frederis, qui fu fils a l’empereour Henri et l’emperreis Constance, qui autresi estoit roine de Sezille et de Puille et de par son pere qui rois en fu. Cestui Frederik fu coronés par les mains Honouré pape en l’an de grace <text:span text:style-name="_3c_num_3e_">.m.</text:span> et <text:span text:style-name="_3c_num_3e_">.cc.</text:span> et .xx.</text:p>
      <text:p text:style-name="_3c_p_3e_">Et sachez que devant cestui Honoré pape avoient esté <text:span text:style-name="_3c_num_3e_">.lii.</text:span> apostoles, de Jehan de qui le contes parole en la fin des lombars. Et dou premier empereour de Rome, ce fu Cesar, avoit jusc’a cestui Frederik <text:span text:style-name="_3c_num_3e_">.iiiixx.</text:span> et <text:span text:style-name="_3c_num_3e_">.xv.</text:span> empereour sans plus. Et se Merlins u la Sebille disent verité, l’en troeve en lor livres que en cesti doit definer la imperiale dignités. Més je ne sais se c’est a dire de son linage solement, u des alemans, u se ce dist de tous communalment.</text:p>
      <text:h text:style-name="Heading_20_2" text:outline-level="2"><text:bookmark-start text:name="I95"/><text:span text:style-name="_3c_id_3e_">[I95] </text:span><text:bookmark-end text:name="I95"/><text:span text:style-name="_3c_num_3e_">.I.LXXXXV.</text:span> De la hautece frederiq</text:h>
      <text:p text:style-name="_3c_p_3e_">Cestui Frederik fu hom de grant cuer sor tous hommes, et si estoit mervilleusement sages et artilleus et trop bien letrés, et savoit tous langages ; et ses cuers ne baoit a autre chose fors qu’a estre sires et signor de tout le monde. Et ja soit ce qu’il ot plusors femes et enfans de droit mariage, toutefoies aloit il as gentiz femes dou païs, si qu’il en ot fils et filles a grant plenté, qui vindrent en grant honour et en grant pooir. Et il quidoit bien par lui et par ses fius qu’il sorprendroit l’empire et la terre toute, en tel maniere qu’elle n’istroit jamés de lor subjection.</text:p>
      <text:p text:style-name="_3c_p_3e_">Mais hons pense une chose et Deus repense tout autre ; car quant il volt tourbillier un homme, il le tolt tot avant la vue, c’est a dire son sens et sa bone porveance. Et ce veons nous apertement en cestui empereour ; car po aprés ce qu’il fu coronés et que sainte eglise le avoit fet toz les biens qu’elle pooit, et devant qu’il fust en âge et puis longuement, il esdreça soi contre sainte eglise et contre ses drois, et fist grant damage et persecutions contre l’apostoile et contre toz clers. Por laquel chose le pape Honorés, celui meismes qui coroné l’avoit, l’escomenia et dona sentence contre lui et assoust tous les barons dou sairement qu’il le avoient fet sor la feauté de son empire et de la corone.</text:p>
      <text:p text:style-name="_3c_p_3e_">Et puis que pape Honoré ot vescu en sa dignité entor <text:span text:style-name="_3c_num_3e_">.xi.</text:span> ans et que sa ame en ala au saint siecle, uns autres en fu esleus en son lieu, ce fu le novimes Grigoires ; en l’an Nostre Signeur <text:span text:style-name="_3c_num_3e_">.m.</text:span> .iic. et <text:span text:style-name="_3c_num_3e_">.xxvi.</text:span>, qui a son tans fist les noveles decretales en <text:span text:style-name="_3c_num_3e_">un</text:span> livre par les mains frere Raimont son chapelain et son peneanchier, et osta et rabati tous autres decretaus. Et a son tens recommença la guerre et la <text:soft-page-break/>rebellations de l’empereour, en tel maniere qu’il escomenia de rechief, et dona sentence contre lui, et envoia <text:span text:style-name="_3c_num_3e_">.ii.</text:span> legas, ce furent <text:span text:style-name="_3c_num_3e_">.ii.</text:span> cardinals de Rome, outre les mons, por avoir secours et aide contre Frederik.</text:p>
      <text:p text:style-name="_3c_p_3e_">Endementiers l’apostoiles establi a faire un concile a Rome, et manda ses letres et ses legaz as grans prelaz de sainte eglise, et as princes qui a lui se tenoient, qu’il venissent au concille au jour nomé. Et comme le doi cardenal revenoient de France o tot grant compaignie d’archevesques et de evesques et d’abbés et des uns et des autres grans signors, il furent pris sor la mer de Pise parles pisans et par la force l’empereour.</text:p>
      <text:p text:style-name="_3c_p_3e_">Cestui empereor ala a ost entor Rome, et tint le siege longuement, et se porchaça tant as nobles romains par dons et par promesses qu’il en avoit la grignor partie a sa volenté.</text:p>
      <text:p text:style-name="_3c_p_3e_">Et quant le apostoiles connut apertement que Rome ne se pooit longuement deffendre, il prist le chief Saint Piere et St. Pol en ses <text:span text:style-name="_3c_num_3e_">.ii.</text:span> mains, et asambla tot le comun de Rome, et ala a procession de Lateran jusqu’a St. Piere, et sermona devant aus de maintes choses. Et tant fist que por poi tout le romain se croisierent contre l’emreor. Et quant ce fu chose seue en l’ost, le empereres desloga et s’en ala avec tote sa gent ariere, la u il plus forment pensoit entrer dedens Rome, et sosmetre l’apostole et la terre a sa signorie.</text:p>
      <text:p text:style-name="_3c_p_3e_">Et quant l’apostoile Grigoires ot vescu en sa chaiere <text:span text:style-name="_3c_num_3e_">.xiiii.</text:span> ans il morut, et sa ame ala au beneoit lieu u est la perpetuel glore, se Deu plaist. Aprés sa mort le cardenal s’acorderent a un viel homme sage et de bone vie, qui estoit chardenal et evesque de Savine, et fu apostoles, et ot a non Celestin le quars. Mais il ne veski que <text:span text:style-name="_3c_num_3e_">.xvii.</text:span> jours ; et porce que le mons estoit tous corrous et triboulés por les oevres Frederik et de ses fils, por le grant pooir qu’il avoient en toutes pars, demoura sainte eglise sans pape et sans pastor <text:span text:style-name="_3c_num_3e_">.xx.</text:span> mois ; car entre les prelas de sainte eglise avoit discort et irour, tant qu’il ne se pooient acorder. D’autrepart le chardenal, qui estoient le uns cha et le autres la, ne se pooient assembler en <text:span text:style-name="_3c_num_3e_">un</text:span> lieu, por les voies que Frederis tenoit closes et sierees.</text:p>
      <text:p text:style-name="_3c_p_3e_">Mais si comme il plot a Deu Nostre Signeur, tant alerent ambaisseur et legaz et d’une part et d’autre, et tant fu la chose menee par sens et par soutillité, la u totesvoies quidoit l’uns engignier l’autre, que monsigneur Sinebaut de Genes, qui fils fu au conte de la Vaigne, et estoit chardenaus, uns des plus privés amis que le empereour avoit en toute clergié, fu esleus a pape par le consentement comun de tos, en l’an de grace <text:span text:style-name="_3c_num_3e_">.m.</text:span> .iic. et <text:span text:style-name="_3c_num_3e_">.xli.</text:span>, et ot a non Innocens le quars. Mais ci se taist ore le contes a parler de lui, tant que sa matire se tourt a ce point.</text:p>
      <text:h text:style-name="Heading_20_2" text:outline-level="2"><text:bookmark-start text:name="I96"/><text:soft-page-break/><text:span text:style-name="_3c_id_3e_">[I96] </text:span><text:bookmark-end text:name="I96"/><text:span text:style-name="_3c_num_3e_">.I.LXXXXVI.</text:span> De l’empereor et del pape innocent</text:h>
      <text:p text:style-name="_3c_p_3e_">En ceste partie dist le contes que l’empereour se porchaça tant vers les princes d’Alemaigne que Henris son ainsnés fils fu esleus rois d’Alemaigne, et devoit estre empereour de Rome aprés la mort son pere. Cestui Henri crut en âge et en sapience, et vit les choses du siecle, et conut bien le pooir de sainte eglise, et apercevoit tot clairement que le pooir son pere ne pooit longuement durer contre ceus qui le contrarioient. Et il en parloit sovent plus que ses pere ne volsist par aventure ; si ala tant la chose que le peres le fist metre en chartre en Puille et le fist morir a male fin. Et il laissa <text:span text:style-name="_3c_num_3e_">.ii.</text:span> fils, que l’empereour fist garder et norrir avec ses autres fils ses neveus.</text:p>
      <text:p text:style-name="_3c_p_3e_">Cestui empereour, en cel tans meismes qu’il estoit escomeniiés, passa outre mer ; et la u on quidoit qu’il aidast as crestiiens et as pelerins, il fist son traitement avec le soudan ; et en some, il ordena plus de mal que de bien. Et soudainement s’en revint en son regne de cha, et recomença novele tribulation. Ke vous iroie disant ? nus ne poroit deviser de bouce ne metre en escrit les maus et les guerres qui longuement durerent entre l’empereour et sainte eglise, et entre lui et les lombars, qui tenoient la partie de st. eglise.</text:p>
      <text:p text:style-name="_3c_p_3e_">Mais entre tant de maus et des descors, assés fu qui traitoient paroles d’acort et de pais entre lui et l’apostoile Innocent. Et en ce que l’en traitoit et entendoit a ces choses, le apostoiles fist venir soudainement grant fuison de nés et de vaissiaus de Genes parmi la mer es parties de Rome, et il i entra une nuit sans autre gent, et s’en ala a Genes, et de qui s’en ala a Lion sor le Rosne, c’est a dire outre les mons, ou il ne cremoit l’empire ne l’empereour ne son pooir. Iki assambla tout le general concile et dona perpetuel sentence contre lui et contre ses oirs a tousjors, et l’escomenia et maudist, et les desposa en privet de l’empire et dou regne et de toutes dignités.</text:p>
      <text:h text:style-name="Heading_20_2" text:outline-level="2"><text:bookmark-start text:name="I97"/><text:span text:style-name="_3c_id_3e_">[I97] </text:span><text:bookmark-end text:name="I97"/><text:span text:style-name="_3c_num_3e_">.I.LXXXXVII.</text:span> De l’empereour et de mainfroi</text:h>
      <text:p text:style-name="_3c_p_3e_">Après çou le empereours, qui fiers et sages estoit, et de grant porveance, pourchaça tant as prinches d’Alemaigne que Conras son fils fu esleus a roi et a empereour aprés la mort son pere.</text:p>
      <text:p text:style-name="_3c_p_3e_">Puis ordena le rois Frederis son fils de porchaç vicaire en Toschane, qui par le comandement son pere faisoit tous les maus qu’il pooit as Guelfs et a tous ceaus qui se tenoient a la partie l’apostoile. Et chaça les Guelfs de Florence, le jor de la candeler en l’an de l’incarnation <text:span text:style-name="_3c_num_3e_">.m.</text:span> et <text:span text:style-name="_3c_num_3e_">.iic.</text:span> et <text:span text:style-name="_3c_num_3e_">.xlvii.</text:span>, dont maint maus sont puis avenu, si com le mestres qui cest livre fist peut bien tesmoignier.</text:p>
      <text:p text:style-name="_3c_p_3e_">Tout autresi establi il le roi Henri son fil de loiien vicaire en Lombardie, et tot feist il assés de maus as feus de Lombardie. A la fin ala il a ost sor Boloigne la grasce, u il et ses gens furent desconfis en <text:soft-page-break/>plains chans de batailles, et il fu mis en chartre dedens Boloigne, u il demora en mal et en povreté entor <text:span text:style-name="_3c_num_3e_">.x.</text:span> ans, qu’il defina sa vie.</text:p>
      <text:p text:style-name="_3c_p_3e_">L’empereour meismes, aprés ceste desconfiture, assambla grandesime ost en Lombardie, et ferma siege entor la cité de Parme, et iki demoura longuement a grant force et a grant pooir. Mais si comme il plot a Deu, un jour avint qu’il estoit alés en bois a la chasse, si comme il avoit a costume, car c’estoit uns des hommes del monde qui plus se delitoit en chiens et en oiseaux et en tous deduis terriens. Li citein de Parme issirent hors a <text:span text:style-name="_3c_num_3e_">un</text:span> cri. et a une vois, si fierement et si asprement qu’il desconfirent l’ost et ardirent et prisent et gaignierent tout quanqu’il avoit. Donc le empereour s’en ala en Cremone, et rasambla ses gens, et fist assés de choses. Mais a la fin s’en ala il en Puille, ou il ne demora longuement qu’il amaladi trop durement en une terre que on apele Florentin.</text:p>
      <text:p text:style-name="_3c_p_3e_">Et il n’avoit entor lui de sez fils que Mainfroi, qu’il avoit engendré en une gentil dame qui fu fille au marchis Lance de Lombardie. Et ne cuidiés mie qu’elle fust sa feme par mariage, mais il l’ama sor toutes autres, et pour son sen et por sa biauté. Autresi amoit il Mainfroi son fil, car il estoit sages et clair voyants, et mout se fia de lui ses peres en sa maladie.</text:p>
      <text:p text:style-name="_3c_p_3e_">Et quant il vit son pere qui si malades estoit, il commença tot belement a prendre les tresors son pere et a tenir la signorie sor les autres. Ke vous diroie ? Il se pensa qu’il auroit tout, et pour ce il entra <text:span text:style-name="_3c_num_3e_">un</text:span> jour en la chambre ou ses peres gisoit malades et prist <text:span text:style-name="_3c_num_3e_">un</text:span> grant coussin et le mist sor la face son pere, et il se coucha sor le coussin, et le fist morir en tel maniere comme vous entendés ; et ce fu le jor sainte Lucie devant Noel, en l’an de grace <text:span text:style-name="_3c_num_3e_">.m.</text:span> et iic. et l.</text:p>
      <text:p text:style-name="_3c_p_3e_">En cestui tens rentrerent le Guelfs dedens Florence, dont il estoit chaciés, selonc ce que le contes devise ci devant. Et Manfroi prist les trezors et le pooir de la terre, et comença a trere les cuers des gens a lui, tant que le rois Conras ses freres, qui estoit en Alemaigne et qui estoit esleu a empereour, selonc ce que nous avons dit ça ariere, vint en Puille et prist et ot la signorie de Puille et de Sesille.</text:p>
      <text:p text:style-name="_3c_p_3e_">Mais l’en dist que Manfroi, qui n’avoit pas changié son cuer ne son propos, fist tant que le roi Conrat ne vesqui longuement, ains morut de venin ; et laissa <text:span text:style-name="_3c_num_3e_">un</text:span> fils de sa feme en Alemaigne, qui autresi ot a non Conrat, mais il estoit petis enfes. Lors se fist Manfroi baillis de la terre de par le petit Conradin son nevou, et prist la signorie et la force des viles et des fortereces et des gens du regne. Et les <text:span text:style-name="_3c_num_3e_">.ii.</text:span> fils le roi Henri son frere, de qui le contes parole ça ariere, fist il autresi morir de venim, selonc ce que le plusor disent.</text:p>
      <text:p text:style-name="_3c_p_3e_">Aprés ce il envoia de ses privés une fois en Alemaigne au petit Conradin, por faire lui envenimer ; mais il fu si gardés que ce ne pot mie estre. Toutesvoies le messagier revinrent par mer a unes voiles noires, et aporterent noveles que le petit Conrad estoit mors. Si en fist Mainfrois grant samblant de dolor ; et la u les gens de la terre estoient assamblé por savoir la mort de lor signeur, le ami Manfroi et cil de son conseil distrent que Manfroi estoit bien dignes d’estre rois de Puille, puis que tot le autre estoient mort. Ke vous iroie disant ? il fu esleu a roi et a signeur par le commun assentement de tous <text:soft-page-break/>les barone dou roiaume, et tint la signorie grant tens, selonc ce que le contes dira ça avant, la u il en sera leus et tens.</text:p>
      <text:h text:style-name="Heading_20_2" text:outline-level="2"><text:bookmark-start text:name="I98"/><text:span text:style-name="_3c_id_3e_">[I98] </text:span><text:bookmark-end text:name="I98"/><text:span text:style-name="_3c_num_3e_">.I.LXXXXVIII.</text:span> De mainfroi et dou roi qarle</text:h>
      <text:p text:style-name="_3c_p_3e_">Or dist le contes que quant le pepe Innocent ot desposé par sentence l’empereour Frederik, selonc ce que le contes a dit ça arieres, il porchaça tant que le Lantgrave de Thuringe, <text:span text:style-name="_3c_num_3e_">un</text:span> haut prince d’Alemaigne, fu esleus d’estre rois d’Alemaigne et empereour de Rome. Mais si comme il plot a Nostre Signor, il morut po aprés. Et puis fu esleus le contes de Hollande Guillaumes, mais il trespassa de cest siecle avant qu’il parvenist de sa dignité.</text:p>
      <text:p text:style-name="_3c_p_3e_">Mais le apostoiles aprés la mort Frederik s’en vint en Pulle et assambla grant ost contre Manfroi, por conquerre la terre qui devoit estre de sainte eglise. Toutesfoies Manfrois deffendi bien la terre, et le pape ne veski gaires, ains morut a Naples en l’an de grace <text:span text:style-name="_3c_num_3e_">.m.</text:span> et iic. et liii.</text:p>
      <text:p text:style-name="_3c_p_3e_">Aprés sa mort fu esleus apostoile Alixandres le quars, et a son tens se fist Manfroi coroner en Puille, selonc ce que nous avons dit ça ariere. Et pour-ce que son couronement estoit contre les drois que sainte eglise devoit avoir ou regne, fu il tot avant escomeniiés et desposés par sentence. Et puis envoia le apostoiles grand effort contre lui, mais il n’i gaignierent rien. Encor au tens cestui apostoile vint une divisions entre les princes d’Alemaigne ; car le un esleurent a roi et a empereour monsigneur Alfons, roi de Chastele et d’Espaigne, le autre esleurent le conte Richart de Cornuaille, frere au roi d’Engleterre.</text:p>
      <text:p text:style-name="_3c_p_3e_">Et quant il pleut a Nostre Signor, le apostoiles trespassa de cest siecle, et uns françois de la cité de Troies fu fet apostoles, et ot a non Urbains le quars ; et ce fu en l’an de grasce mil et iic. et lxi.</text:p>
      <text:p text:style-name="_3c_p_3e_">Et quant cesti apostoiles fu en si haute chaiere comme d’estre vicaires Jhesucrist en terre, il pensa que Mainfroi, par sa tyrannie, avoit occupé le regne de Sesille et de Puille, qui a sainte eglise apertienent par droit, et qu’il avoit les prelas et les eglises mises en servage, et qu’il avoit envoié sus le patrimoine saint Piere l’ost des sarrasins, et que l’annee devant qu’il fust apostoiles les gens Mainfroi entrerent en Toschane et chacierent les Guelfs de Florence hors de la vile et du païs ; et pensa bien en son cuer, et le preudome le tesmoignierent, que Mainfroi aroit et penroit bien Ytaile tote, se ne fust qui le contrariast. Par ceste chose establi il que Karles quens de Provence et freres le roi de France fust rois de Sezille et de Puille, et qu’il traisist la terre des mains Manfroi.</text:p>
      <text:p text:style-name="_3c_p_3e_">En cel tens aparut l’estoile comee ou firmament, qui espandoi environ cors luisans, et dura bien <text:span text:style-name="_3c_num_3e_">trois</text:span> mois. De cele estoile disent le sage astronomien que quant elle apert, elle segnefie remuemens de regnes u mort de grant signor. Et ja soit ce par aventure qu’elle segnefiast assés de choses es autres parties dou monde, totesvoies savons nous bien que la nuit proprement qu’elle desaparut et qu’elle <text:soft-page-break/>s’en ala, cela nuit proprement morut le apostoiles Urbains, dont il fu grans damages ; mais il i a maint de gent qui disent qu’elle segnefia la mort Manfroi et la victore que Karles ot de lui.</text:p>
      <text:p text:style-name="_3c_p_3e_">Car aprés la mort Urbain fu esleu Clemens le quars, en l’an de grace <text:span text:style-name="_3c_num_3e_">.m.</text:span> et iic. et lxiiii. En l’an aprés, Karles vint par mer droit a Rome, dont il estoit signator, et vinrent ses gens par terre et passerent Lombardie et les autres païs, la u Karles les atendoit, et avec lui s’en alerent en Puille et se combatirent a Mainfroi et a son ost. Et ja soit ce que la bataille fust grans et perilleuse, toutesvoies le champion Jhesucrist orent la victore et le regne et la corone et la terre, et Manfrois i perdi la vie et le regne tot a un cop en l’an de Nostre Signor mil et iic. et lxv.</text:p>
      <text:p text:style-name="_3c_p_3e_">Ensi ot le rois Karles la victoire de ses enemis, et fu rois et sires de la terre par la volenté de sainte eglise. Mais il ne demora mie longuement que le petis Conras, niés l’empereour Frederik, de qui le contes a longuement parlé ci desoure, vint d’Alemaigne o tout grant oster de tyois et de lombars et de toschans qui avoient esté de la partie son aioul, et parvint a Rome ou il fu honorablement receus. Et de qui s’en ala en Pulle, et le rois Karles le fu a l’encontre prés d’une vile qui est apelee Taillecouz.</text:p>
      <text:p text:style-name="_3c_p_3e_">Et puis que le dui ost furent assamblé, il ne fet a dire se la bataille fu grant et perilleuse, ne se il i ot chevaliers d’une part et d’autre, qui fierement se combatissent ; car il n’a plus aspre gent ou siecle que alemans et françois. Mais sans faille en l’ost Conrat avoit assés plus de gens que en celui dou roi Karle ; et neporquant il avoit entor lui teus deus chevaliers françois que l’en ne quide que en. tot le monde soient <text:span text:style-name="_3c_num_3e_">.ii.</text:span> millours, c’est monsignor Erart de Valeri et monsignor Johan Britaut : cil doi sostindrent tot le fais de la bataille. Il faisoient çou que cuers d’omme ne deust croire, que vous diroie jou ? tous les cols et toutes les assamblees. C’est la some et la fins de la mellee, que l’ost Conrat perdi del tout et ala a desconfiture, et Conrat meismes et le dus d’Osterriche et maint autre grant signor furent pris, et lor furent les testes copees. Ensi defina le linages a l’empereor Frederik, en tel maniere que de lui ne de ses fils n’est demoret en terre nule semence. Mais de ce se taist ore le mestres, et torne a sa matire, dont il s’est mout esloigniés.</text:p>
      <text:h text:style-name="Heading_20_2" text:outline-level="2"><text:bookmark-start text:name="I99"/><text:span text:style-name="_3c_id_3e_">[I99] </text:span><text:bookmark-end text:name="I99"/><text:span text:style-name="_3c_num_3e_">.I.LXXXXVIIII.</text:span> Comment nature de totes choses fu establie par <text:span text:style-name="_3c_num_3e_">.iiii.</text:span> complexions</text:h>
      <text:p text:style-name="_3c_p_3e_">Ci endroit dist le contes que la principale matire est a traitier en ces livres de la nature des choses du monde, laquele est establie par <text:span text:style-name="_3c_num_3e_">.iiii.</text:span> complexions, c’est de chaut, de froit, de sech, de moiste, dont toutes choses sont complexionees.</text:p>
      <text:p text:style-name="_3c_p_3e_">Neis le <text:span text:style-name="_3c_num_3e_">.iiii.</text:span> eliment, qui sont ausi comme soustenement dou monde, sont enformees de celles <text:span text:style-name="_3c_num_3e_">.iiii.</text:span> complexions. Car le fus est chaus et sés, l’eau est froide et moiste, le airs est chaus et moistes, la terre <text:soft-page-break/>est froide et seche. Autresi sont complexioné le cors des hommes et des bêtes et de tous autres animaus, car en aus a <text:span text:style-name="_3c_num_3e_">.iiii.</text:span> humors, colera, qui est chaude et seche, fleuma, qui est froide et moiste, melancolie qui est froide et seche, sanc qui est chaus et moistes. L’annee meisme qui est devisee en <text:span text:style-name="_3c_num_3e_">.iiii.</text:span> tens qui sont ausi complexioné ; car printans est chaus et moistes, estés est chaus et sés, aupton est froit et sech, yvier est froit et moiste. Ensi poés vous connoistre que le fus et la colre et le estés sont d’une complexion, et l’eau et le fleugme et le yvier sont d’une autre, mais le airs et le sans et le printans sont atempré de l’un et de l’autre. Et pour-ce sont il de millour complexion que ne sont tout le autre ; et lor contraire sont la terre et melancolie et auptonne, et pour-ce ont il tres mauvaise nature.</text:p>
      <text:p text:style-name="_3c_p_3e_">Or est il legiere chose a entendre coment l’office de Nature est en acorder ces choses descordans et enywer les desigueles, en tel maniere que toutes diversités retornent en unité, et les ajoste et les assamble en <text:span text:style-name="_3c_num_3e_">un</text:span> cors et en une substance ou en autre chose qui le fait naistre au monde tousjors, ou de plantes, ou de semences, ou par conjungemens de malles et de femelles ; dont le un engendrent oes, qui sont replains de creatures, l’autre engendrent figures encharnees, selonc ce que le contes devisera ça avant la u il en sera et leus et tans.</text:p>
      <text:p text:style-name="_3c_p_3e_">Par ces paroles apert il que Nature est a Deu autresi com le martel au fevre, qui ore forge une espee, ore un elme, or fait <text:span text:style-name="_3c_num_3e_">un</text:span> clo, or une aguille, ore une chose ore un autre, selonc ce que le fevres wet. Et tout autresi comme il est une maniere de forgier elme et une autre de forgier une aguille, tot autresi oevre Nature es estoiles autrement que es plantes, et autrement es hommes et es bêtes et es autres animaus.</text:p>
      <text:h text:style-name="Heading_20_2" text:outline-level="2"><text:bookmark-start text:name="I100"/><text:span text:style-name="_3c_id_3e_">[I100] </text:span><text:bookmark-end text:name="I100"/><text:span text:style-name="_3c_num_3e_">.I.C.</text:span> Comment totes choses furent faites et du mellement de complexion</text:h>
      <text:p text:style-name="_3c_p_3e_">Et il fu voirs que Nostre Sires au comencement fist une grosse matire sans forme et sans figure ; mais elle estoit de tel maniere qu’il en pooit former et faire ce qu’il voloit. Et sans faille de ce fist il les autres choses ; et pour-ce qu’elle fu faite de neant devance elle les autres choses, non mie de tens ne de eternité mais de naissance, autresi comme le sons devant le chant, car Nostre Sires fist toutes choses ensamble. Raison coment : quant il cria cele grosse matire dont ces autres choses furent estraites, donc fist il toutes choses ensamble ; mais selonc la distinction et le devisement de chascune par soi, le fist il en <text:span text:style-name="_3c_num_3e_">.vi.</text:span> jors, selonc ce que le contes devise ça ariere et la meisme dist il que cele grosse matire est apelee ylem.</text:p>
      <text:p text:style-name="_3c_p_3e_">Et pour-ce que le <text:span text:style-name="_3c_num_3e_">.iiii.</text:span> eliment que l’en peut veoir sont estrait de cele matire, et sont apelés eliment por le non de lui, c’est por ylem, ensi s’entremellent ces elimens es criatures : car le doi sont legier et <text:soft-page-break/>isnel, c’est l’air et le fu, le autre doi sont grief et pesant, c’est terre et eau. Et chascuns d’aus a <text:span text:style-name="_3c_num_3e_">.ii.</text:span> estremités et <text:span text:style-name="_3c_num_3e_">un</text:span> moien. Raison coment : le feus a une estremité desus que tousjors vet amont, et cele est la plus delie et la plus isnele et legiere. Et l’autre estremité est desous, qui est mains legiere et mains delie que l’autre. Le moien est entre deus, qui est atemprés de l’un et de l’autre.</text:p>
      <text:p text:style-name="_3c_p_3e_">Tot autresi est des autres <text:span text:style-name="_3c_num_3e_">trois</text:span> elimens et des <text:span text:style-name="_3c_num_3e_">.iiii.</text:span> complexions : ces choses s’entremellent es cors et es autres criatures car en ce que le pesant se conjunt au legier, et le chaut avec le froit et le sech avec le moiste, en aucune creature, il covient que la force de l’un sormonte les autres : je ne di pas des estoiles, car eles sont dou tout de nature de fu ; mais es autres creatures ou le eliment et les autres complexions sont entremellees avient il que les estremités desoure sormontent les autres en aucune criature.</text:p>
      <text:p text:style-name="_3c_p_3e_">Et lors covient il que celes criatures soient plus legieres et plus isneles, et pour-ce vont il par l’air, ce sont oiseaux ; mais il i a difference, car tout autresi comme le oiseau sormontent toutes autres criatures de legierté et d’isneleté, por les estremités des elimens desoure qui habondent en iaus, autresi l’un oiseau sormonte l’autre pour-ce que la estremité legiere et isnele habonde plus en lui, et pour-ce vole celi oiseau plus haut que le autre, c’est le aigle. Et cil en qui en abonde le mains ne volent pas si en haut, c’est la grue. Et cil en qui habonde le estremité desous sont plus grief et plus pesant, c’est l’oove et l’ane. Autresi devés vous entendre en tous autres animaus et poissons et arbres et plantes, selonc le devisement des oisiaus.</text:p>
      <text:h text:style-name="Heading_20_2" text:outline-level="2"><text:bookmark-start text:name="I101"/><text:span text:style-name="_3c_id_3e_">[I101] </text:span><text:bookmark-end text:name="I101"/><text:span text:style-name="_3c_num_3e_">.I.CI.</text:span> Des <text:span text:style-name="_3c_num_3e_">.iiii.</text:span> complexions de l’ome et des autres choses</text:h>
      <text:p text:style-name="_3c_p_3e_">Autresi avient il des <text:span text:style-name="_3c_num_3e_">.iiii.</text:span> complexions quant eles s’entremellent en aucune criature, car chascuns ensiut la nature de son eliment. Et por çou covient il que a l’entremeller des humors que l’un sormonte l’autre, et que sa nature i soit plus forte de grignor pooir. Por ce avient il que une herbe est plus froide ou plus chaude que l’autre, et que l’une des natures est de complexion sanguine, l’autre de melancolique ou de flegme ou de colre, selonc ce que humours habondent plus, pour ce sont le fruit les erbes les blés et les semences, l’une plus melancolieuse que l’autre, ou plus colerique, ou d’autre complexion ; autresi di je des hommes et des bêtes ou des oiseaux et des poissons.</text:p>
      <text:p text:style-name="_3c_p_3e_">Dont il avient que unes choses sont bonnes a mengier et les autres non, et que les unes sont douces et les autres ameres, les unes verdes ou rouges et les autres blanches ou noires, selonc le colour des elimens u des humours qui i sormontent ; les unes sont venimeuses, les autres valent en medecines. Car ja soit ce que en chascune chose soient mellees tot le <text:span text:style-name="_3c_num_3e_">.iiii.</text:span> eliment et les <text:span text:style-name="_3c_num_3e_">.iiii.</text:span> complexions et les <text:span text:style-name="_3c_num_3e_">.iiii.</text:span> qualités, il covient que la force des uns i soit plus forte, selonc ce que plus i abonde.</text:p>
      <text:p text:style-name="_3c_p_3e_"><text:soft-page-break/>Et par cele nature qui plus i abonde est tous apelés de cele nature. Raison coment : se flegme abonde plus en <text:span text:style-name="_3c_num_3e_">un</text:span> homme, il est apelés flegmatiques, pour la force qu’elle a en sa nature. Car en ce que flegme est froide et moiste, et est de nature d’ewe et d’ivier, covient il que cil hom soit lens et mols et pesans et froideilleus et dormilleus et non mie bien sovenans des choses alees, et c’est la complexion qui plus apertient as vieillars. Ele a son siege au pomon, et est purgie par la bouche. Ele croist en yvier, pour-ce que ce est de sa nature ; pour-ce sont en celui tans deshaitié le flegmatique vieus, mais le colerique sont haitiés, et le jeune ausi. Et les maladies qui sont par ochoison de flegme sont tres malvaises en yvier, si comme est cotidiane ; mais celes qui sont par colre sont mains males, si comme est tiercaine ; pour ce est il bien que flegmatique usent en yvier choses chaudes et seches.</text:p>
      <text:p text:style-name="_3c_p_3e_">Sanc est chaut et moistes, et a son siege el foie. Et croist en printans, porce sont lors tres malvaises maladies de sanc et de synoche ; et en cel tans sont mieux haitiés le vieus que le joenes, pour-ce doivent il user choses seches et froides. Et le hom en qui ceste complexions habonde est apelés sanguins, c’est la millour complexions qui soit, dont il avient homme gras, chantant, liés, hardis, et benigne.</text:p>
      <text:p text:style-name="_3c_p_3e_">Colre est chaude et seche, et a son siege el fiel, et est purgie par les oreilles. C’est complexions de nature de fu et d’esté et de chaude joenece, et pour-ce fait elle homme ireus, engigneus, agut, fier, legier movant. Et si croist en esté, pour ce sont lors le colerique mains hetiés que le flegmatique, et mains le jeune que le vieus ; porce doivent il user choses froides et moistes. Quant les maladies vienent par colre, si sont perilleuses en esté, plus que celes qui sont par fleume</text:p>
      <text:p text:style-name="_3c_p_3e_">Melancolie est une humours que le plusieurs apelent colre noire, et est froide et seche, et a son siege en le splen, et est de nature de terre et de auptonne ; pour ce fet les hommes melancolieus plains d’ire et de maintes malvaises pensees, et paourous, et qui ne peut bien dormir. Aucunefois est purgie par les œils, et croist en auptonne ; pour-ce sont en celui tens plus haitié le sanguin que le melancolieus, et plus le garchon que le vieus. Et lors sont plus greveuses maladies celes qui sont par melancolie que celes qui sont par sanc, pour-ce fait il bon user choses chaudes et moistes.</text:p>
      <text:h text:style-name="Heading_20_2" text:outline-level="2"><text:bookmark-start text:name="I102"/><text:span text:style-name="_3c_id_3e_">[I102] </text:span><text:bookmark-end text:name="I102"/><text:span text:style-name="_3c_num_3e_">.I.CII.</text:span> Des <text:span text:style-name="_3c_num_3e_">.iiii.</text:span> vertus qi soustienent les animaus en vie</text:h>
      <text:p text:style-name="_3c_p_3e_">Et sachés que en chascun cors qui a les soufissans membres sont <text:span text:style-name="_3c_num_3e_">.iiii.</text:span> vertus establies et enformees par les <text:span text:style-name="_3c_num_3e_">.iiii.</text:span> elimens et par leur nature, ce sont apetitive, retentive, digestive, et expulsive.</text:p>
      <text:p text:style-name="_3c_p_3e_">Car quant le <text:span text:style-name="_3c_num_3e_">.iiii.</text:span> eliment sont ajosté et assamblé en aucuns cors, acomplis de drois membres, le fus pour-ce qu’il est chaus et sés fet la vertu appetitive, c’est qui done talent de mengier et de boivre. Et la terre qui est froide et seche fait la vertu retentive, c’est qu’il retient la viande. Et le airs qui est chaus et <text:soft-page-break/>moistes fet la vertu digestive, c’est qui fait quire et moistir la viande. L’eau est froide et moiste et fet la vertu expulsive, c’est qu’elle chasse hors la viande quant elle est quite.</text:p>
      <text:p text:style-name="_3c_p_3e_">Ces <text:span text:style-name="_3c_num_3e_">.iiii.</text:span> vertus servent a cele vertu qui nourrit et paist le cors. Et la vertu dou nourissement sert a la vertu qui engendre, par qui le uns engendre l’autre selonc lor nature et lor samblance.</text:p>
      <text:p text:style-name="_3c_p_3e_">Et si comme le atemprement qui acorde la diversité des elimens fait le cors engendrer et naistre et vivre, tot autresi le desatemprement d’iaus les corront et le fait devier. Car se le cors fust d’un eliment sans plus, il ne poroit desatemprer jamés, pour-ce qu’il n’auroit contraires, et ensi ne morroit il.</text:p>
      <text:p text:style-name="_3c_p_3e_">Mais ci se taist le contes de la nature as animaus et retornera a sa droite vote, car il doit dire premierement des choses qui primes furent faites, et pour-ce tornera il a dire dou monde et dou firmament, et dou ciel et de la terre.</text:p>
      <text:h text:style-name="Heading_20_2" text:outline-level="2"><text:bookmark-start text:name="I103"/><text:span text:style-name="_3c_id_3e_">[I103] </text:span><text:bookmark-end text:name="I103"/><text:span text:style-name="_3c_num_3e_">.I.CIII.</text:span> De l’eliment orbis</text:h>
      <text:p text:style-name="_3c_p_3e_">Li contes a devisé ça arieres de la nature des <text:span text:style-name="_3c_num_3e_">.iiii.</text:span> elemens, c’est dou fu, de l’air, de l’eau, de la terre. Mais Aristotles le grans philosophes dit qu’il est un autre eliment hors de ces <text:span text:style-name="_3c_num_3e_">.iiii.</text:span>, qui n’a point de nature ne de complexion as autres, ançois est si nobles qu’il ne peut pas estre esmeus ne corrompus si comme sont le <text:span text:style-name="_3c_num_3e_">.iiii.</text:span> eliment.</text:p>
      <text:p text:style-name="_3c_p_3e_">Et pour-ce dist il meismes que se nature eust formé son cors de celui eliment, qu’il se tenroit asseur de la mort, pour-ce qu’il ne poroit morir en nule maniere. Cist elimens est apelés orbis ; c’est un ciel reont qui environne et enclot dedens soi tos les autres elimens et ces autres choses qui sont hors de la divinité. Et est autresi au monde comme l’eschaille de l’oef, qui enclot et ensierre ce qui est dedens. Et pour-ce qu’il est tous reons, covient il a fines force que la terre et la forme dou mont soient reont.</text:p>
      <text:h text:style-name="Heading_20_2" text:outline-level="2"><text:bookmark-start text:name="I104"/><text:span text:style-name="_3c_id_3e_">[I104] </text:span><text:bookmark-end text:name="I104"/><text:span text:style-name="_3c_num_3e_">.I.CIIII.</text:span> Comment le mondes est reont et comment le <text:span text:style-name="_3c_num_3e_">.iiii.</text:span> eliment sont establi</text:h>
      <text:p text:style-name="_3c_p_3e_">En ce fu nature bien porveant quant elle fist l’orbe tout reont, car nule chose peut estre si fermement serree en soi meismes comme cele qui est reonde. Raison porquoi et coment : garde ces carpentiers qui font ces tonniaus et cuves, qu’il ne les poroient en autre maniere former ne joindre se par reondece non. Neis une voute, quant l’en le fait en une maison u un pont, covient qu’il soit fermé par son reont, non mie par lonc ne par lé ne en nule autre forme.</text:p>
      <text:p text:style-name="_3c_p_3e_">D’autre part il n’est nule autre forme qui puisse tant de chose tenir ne porprendre con cele qui est reonde. Raison coment : il ne sera ja nus si soutils mestres qui de tant de merien seust faire un vaissel <text:soft-page-break/>lonc u quarré ou d’autre forme ou l’en peust metre tant de vin d’assés comme en un tonel reont. D’autre part il n’est nule autre figure qui soit si atorné a movoir et atornoier comme la reonde.</text:p>
      <text:p text:style-name="_3c_p_3e_">Et il covient que le ciel et le firmament se tornent et muevent tozjors ; et s’il ne fust reont, quant il se tornoie il covendroit a fine force qu’il revenist a autre point que au premier dont il estoit esmeus. D’autre part covient il a fine force que le orbis soit toz plains dedens sol, si que l’une chose sousteigne l’autre, car sans soustenement ne poroient il estre mie. Et se ce fust que le mondes eust forme longue u quarree, il ne poroit iestre toz plains, ains le covendroit estre vuides en aucune part, et ce ne peut pas estre.</text:p>
      <text:p text:style-name="_3c_p_3e_">Par ces et par maintes autres raisons covient ausi comme par necessité que le orbis eust forme et figure toute reonde, et que totes choses qui sont recloses dedens lui i fuissent mises et establies reondement, en tel maniere que l’une environne l’autre et l’enclot dedens soi si igaument, et si a droit, qu’elle n’i atouche plus d’une part que d’autre.</text:p>
      <text:p text:style-name="_3c_p_3e_">Por ce poés vous entendre que la terre est tote reonde, et autresi sont le autre eliment qui s’entretienent en ceste maniere ; car quant une chose est enclose et environnee dedens <text:span text:style-name="_3c_num_3e_">un</text:span> autre, il covient que cele qui enclot tiegne celi qui est enclose, et covient que cele qui enclose est soustiegne celi qui l’enclot. Raison coment : se le blanc d’un oef qui avironne le moieul ne le tenist enclos dedens soi, il cherroit sus son eschaille ; et se le moieul ne soustenist le blanc, certes il cherroit el fons de l’oef.</text:p>
      <text:p text:style-name="_3c_p_3e_">Et pour-ce covient il en toutes choses que celi qui est plus dure et plus grief soit tozjors el mileu des autres, pour-ce que de tant comme elle est plus dure et de plus soude substance, de tant peut elle mieux soustenir les autres qui sont environ le. Et de tant comme elle est plus grief et plus pesant, covient qu’elle se tire el mileu et el parfont des autres que entor lui sont, c’est en tel lieu qu’elle ne puisse avaler ne monter ne aler ça u la. Et c’est la raison por quoi la terre, qui est le plus grief eliment et plus soude substance, est assise el mileu de toz cercles et de tot avironement, c’est el fons des cieus et des elimens. Et pour-ce que l’eau est, aprés la terre, le plus grief elimens, est il assis sus la terre, ou elle se soustient. Mais le airs avironne et enclot l’eau et la terre tot entor en tel maniere que la terre et le eau n’ont pooir qu’eles se remuent du lieu u nature les a establi.</text:p>
      <text:p text:style-name="_3c_p_3e_">Environ cesti air qui enclot la terre et l’eau est assis le quart eliment, c’est le feu, qui est sor tous les autres. Or poés vous entendre que la terre est au plus bas lieu de tous les elimens, c’est ou milieu dou firmament et dou quint eliment, qui est apelés orbis, qui enclot toutes choses.</text:p>
      <text:p text:style-name="_3c_p_3e_">Et a la verité dire, la terre est ausi comme le point dou compas, qui tousjors est ou mileu de son cercle, si qu’il ne s’esloigne plus d’une part que d’autre. Et pour-ce est il necessaire chose que la terre soit toute reonde ; car s’elle fuste d’autre forme, ja seroit elle plus prés du ciel et du firmament en <text:span text:style-name="_3c_num_3e_">un</text:span> lieu qu’en <text:span text:style-name="_3c_num_3e_">un</text:span> autre.</text:p>
      <text:p text:style-name="_3c_p_3e_">Et ce ne peut estre. Car s’il fust chose possible que l’en peust chevillier la terre et fere <text:span text:style-name="_3c_num_3e_">un</text:span> puis qui alast d’outre en outre, et par cest puis getast on une grandesime piere ou autre chose pesant, je diroie <text:soft-page-break/>que cele piere ne s’en iroit pas outre, ains se tenroit tousjours el mileu de la terre, c’est sor le point dou compas de la terre. Si qu’elle n’iroit ne avant ne ariere, pour-ce que le airs qui avironne la terre enterroit par les pertruis d’une part et d’autre, et ne souferroit pas qu’elle alast outre le mileu ne qu’elle revenist arieres ; se ce ne fust <text:span text:style-name="_3c_num_3e_">un</text:span> poi par la force du cheoir, et maintenant revenroit a son mileu autresi comme une piere quant elle est getee en l’air contremont.</text:p>
      <text:p text:style-name="_3c_p_3e_">Et d’autre part toutes choses se traient et vont tozjors au plus bas. Et la plus basse chose et la plus parfonde qui soit au monde est le poins de la terre, c’est le mileu dedens, qui est apelés abisme, la u infier est assis. Et tant comme la chose est plus pesans, tant se tire plus vers abisme. Et pour-ce avient il, qui plus cheville la terre en parfont tousjours la trueve plus grief et plus pesant.</text:p>
      <text:p text:style-name="_3c_p_3e_">Encore i a autre raison par quoi il apert que la terre est reonde : que s’il n’eust sus la face de la terre nul enpechement, si que on peust aler partot, certes il iroit tot droitement environ la terre tant qu’il revenroit au lieu meisme dont il estoit esmeus. Et se <text:span text:style-name="_3c_num_3e_">.ii.</text:span> hommes d’un lieu et a un jor alaissent le uns vers soleil levant et le autres vers soleil couchant, certes il s’entreconterroient en celui lieu qui fu d’autre part la terre tot droit encontre le lieu dont il seroient meu.</text:p>
      <text:h text:style-name="Heading_20_2" text:outline-level="2"><text:bookmark-start text:name="I105"/><text:span text:style-name="_3c_id_3e_">[I105] </text:span><text:bookmark-end text:name="I105"/><text:span text:style-name="_3c_num_3e_">.I.CV.</text:span> De la nature de l’eau</text:h>
      <text:p text:style-name="_3c_p_3e_">Sour la terre, de qui le contes a tenu long parlement, est assise l’eau, c’est la mer grignor, qui est apelee la mer ocheaine, de qui toutes les autres mers et bras de mer et fleuves et fontaines qui sont parmi la terre issent et naissent premierement, et la meisme retornent a la fin. Raison coment : la terre est toute petuisie dedens et plaine de vaines et de cavernes, par quoi les eaux qui de la mer issent vont et vienent parmi la terre, et dedens et dehors sordent, selonc ce que les vaines l’amainent ça et la ; autresi comme le sanc de l’ome, qui s’espant par ces vaines, si qu’elle encherche tot le cors amont et aval.</text:p>
      <text:p text:style-name="_3c_p_3e_">Et il est voirs que la mers est sus la terre, selonc que ce le contes devise ça en ariere el chapitle des elimens. Et se ce est voirs qu’elle siet sur la terre, donc est elle plus haute que la terre ; donc n’est il mie merveille des fontaines qui sordent sor les hautes montaignes, car c’est la propre nature des eaux qu’elle monte tant comme elle avale.</text:p>
      <text:p text:style-name="_3c_p_3e_">Et sachez que l’eau mue savour, colour, et qualité, selonc la nature de la terre ou elle court. Car la terre n’est mie d’une maniere, ançois est de diverses coulors et de diverses complexions. Car en <text:span text:style-name="_3c_num_3e_">un</text:span> lieu est elle douce, et en un autre amere ou salee, ou en <text:span text:style-name="_3c_num_3e_">un</text:span> lieu est elle blanche. et en <text:span text:style-name="_3c_num_3e_">un</text:span> autre noire, ou rouge ou bloie ou d’autre colour. Et en <text:span text:style-name="_3c_num_3e_">un</text:span> lieu sont vaines de soufre, et en <text:span text:style-name="_3c_num_3e_">un</text:span> autre d’or ou d’autre metal. Une terre est mole, une autre est dure, et ensi sont les vaines vaires et diverses par ou les eaux <text:soft-page-break/>courent. Et selonc la nature de la voie covient que les eaux remuent lor qualités et qu’eles deviegnent de la savour et de la nature de la terre en quoi elle converse.</text:p>
      <text:p text:style-name="_3c_p_3e_">D’autre part a il en aucune partie de la terre aucune cavernes porries, ou por sa nature, ou por aucunes males bêtes qui i repairent ; et pour-ce est aucune fois que l’eau est malvaise et venimeuse qui court entre les vaines. Et ces cavernes par ou les eaux vienent, covient il por le debatement des eaux que vens si esmueve. Et quant il se fiert es vaines soufrees, le soufres s’eschaufe et esprent de si grant chaleur que l’eau qui cort par iceles vaines devient si chaude com fu, et de ce sunt le chaut baing que on trueve en plusors terres.</text:p>
      <text:p text:style-name="_3c_p_3e_">Et quant celui vent boute l’air qui est enclos parmi ces cavernes et le debat a la terre, il covient a fine force, se cele terre est foible, par la force de celui debatement rompe et dequasse, si que le airs s’en isse hors. Et lors covient il que la terre chee et fonde o tous les murs et les edifices qui sont sor le. Mais s’elle est si forte et grosse qu’elle ne fent, lors covient il a fine force de celui deboutement de l’air et des vens qui sont a destroit la dedens face croller et muer toute la terre environ.</text:p>
      <text:h text:style-name="Heading_20_2" text:outline-level="2"><text:bookmark-start text:name="I106"/><text:span text:style-name="_3c_id_3e_">[I106] </text:span><text:bookmark-end text:name="I106"/><text:span text:style-name="_3c_num_3e_">.I.CVI.</text:span> De l’air et de la pluie et des autres choses qui sont en l’air</text:h>
      <text:p text:style-name="_3c_p_3e_">Li contes dist ça ariere que le air environne la terre et l’eau et les enclot et sostient dedens soi. Neis le homme et les autres animals vivent en l’air, ou il respirent ens, et font autresi comme les poissons en l’eau. Et ce ne poroit il mie fere s’il ne fust moistes et espés. Et se aucuns disoit que le airs ne fust espés, je diroie que s’il movoit roidement une verge en l’air, elle sonnera et pliera maintenant por l’espois de l’air qu’elle encontre.</text:p>
      <text:p text:style-name="_3c_p_3e_">Li airs meismes soustient les oiseaux par son espés. En cestui air naissent les nues et les pluies et le espar et le tonnoires et autres choses samblables, et orés raison coment. Li contes dit ça en arieres que le airs environne la terre et l’eau, et les enclot et sostient dedens soi, et les hommes et les autres animaus, et que la terre est coverte et replaine de diverses eaux.</text:p>
      <text:p text:style-name="_3c_p_3e_">Et quant le chaut du soleil qui est chief et fondement de toutes chalours, il se fiert en la moistour de la terre ou des choses baignies, il les essue et en ôte les humours autresi comme se ce fust <text:span text:style-name="_3c_num_3e_">un</text:span> drap moilliet. Et lors s’en issent fors unes vapours comme fumees, et s’en vont en l’air amont, ou eles s’acueillent poi a poi et angroissent tant qu’eles devienent obscures et espesses, si qu’eles nos toilent la vue dou soleil, et ce sont les nues. Mais eles n’ont pas si grant obscurté qu’eles nous toilent la clarté du jour, car le soleil reluist deseure autresi comme fait une candeille dedens une lanterne, qui alume dehors, et si ne le peut veoir.</text:p>
      <text:p text:style-name="_3c_p_3e_">Et quant la nue est bien creue et noire et moiste, qu’elle ne peut plus soufrir l’abondance des eaux qui i sont vapourees, il les estuet cheoir sour la terre, et c’est la pluie. Lors retrence la moistour de la <text:soft-page-break/>nue, qui maintenant devient blanche et legiere, et le soleil espant ses rais parmi ces nues, et fet de son resplendissement <text:span text:style-name="_3c_num_3e_">un</text:span> arc de <text:span text:style-name="_3c_num_3e_">.iiii.</text:span> colours diverses, car chascuns eliment i met de sa colour. Et ce seut avenir quant la lune est plaine. Et quant la nue est auques esmeue ou legiere, elle monte en haut tant que la chalours du soleil la confont et la gaste, en tel maniere que le hom voit l’air clair et pur et de bele colour.</text:p>
      <text:p text:style-name="_3c_p_3e_">Et sachez que le airs qui sor nous est en haut est plus frois tousjors que celi qui est en bas. Raison coment : tant comme la chose est plus grosse et de plus espesse nature, de tant s’i prend le feu plus fort. Et pour-ce que le air qui est en bas est plus gros et plus espés que celui qui est en haut, la chalours dou soleil se prend mains en haut qu’en bas. D’autre part le vent muent et fierent sovent en bas air plus qu’en haut, et totes choses qui demeurent coies sont plus froides que celes qui sont en movement.</text:p>
      <text:p text:style-name="_3c_p_3e_">D’autre part en yvier, quant le soleil eslongue desor nous, pour-ce est le airs amont assés plus froit que devant. Et pour-ce avient il souvent que la moistour, avant qu’elle soit engroissie en goutes, vient en celui air froit, et engiele et chiet aval tot engelé, et c’est noif, qui onques ne chiet en haute mer. Mais en esté quant le solaus revient et aproche de l’air froit, s’il trueve aucune vapour engelee, il les ensierre et endurcist, et en fait grelle mout grosses, et les enchace par sa chaleur jusques a tiere. Mais au cheoir qu’eles font, par l’espois de l’air amenuisent eles et devienent petites, et sovent aneantissent avant qu’eles viegnent sur la terre.</text:p>
      <text:p text:style-name="_3c_p_3e_">Or avient par maintes fois que le vent s’encontrent desus les nues, et s’entrefierent et boutent si fort en lor venir que fus en naist en l’air. Et lors se cis feus trueve la amont ces vapors montees et engroissies, il les enflame et les fait ardoir, et c’est la foudre. Mais le fors deboutemens des vens les destraint et chasse si roidement qu’elle fent et passe les nues, et fait toner et espartir, et chiet aval de cel air, por les grans vens qui l’encauchent, que nule rien n’a contre lui duree. Et bien sachez vraiement, que quant elle se muet a venir, elle est si grans que c’est merveille ; mais elle amenuise en son venir, por le deboutement de l’air et des nues. Et maintes fois avient, quant elle n’est a prime molt grant ne trop dure, et que les nues sont bien grosses et moistes et chargies d’euwe, que la foudre n’a pooir qu’elle s’en passe, ains s’estaint en la nue et pert son feu.</text:p>
      <text:p text:style-name="_3c_p_3e_">Et quant le vent qui s’entrecombatent si mervilleusement entrent dedens les nues et sont enclos dedens lor cours, il les esmuevent et font ferir l’un contre l’autre ; et por çou que lor nature ne suefre pas qu’il soient enclos, les rompent a fine force et lors font il le tonoire. Et il est de nature de toutes choses qui se puent ferir et bouter ensamble, que feu en peut naistre. Et quant cel fort encontrement est des nues et des vens et le despuetemens dou tonnoire, nature en fet nestre fu, qui gete grandesime clarté, selonc ce que vous veés sovent quant le espars gete sa lumiere ; c’est la propre ochoisons por quoi sont le espar et le tonoire. Et se aucuns me demandoit por quoi on voit plus tost l’espars que le tonnoire, je diroie, pour-ce que le veoir est plus prest que l’oïr.</text:p>
      <text:p text:style-name="_3c_p_3e_"><text:soft-page-break/>Tot autresi avient il sovent que aucune vapours seche, quant elle est montee tant qu’elle s’esprent pour le chaleur qui est amont, et maintenant qu’elle est esprise elle avare vers la terre tant qu’elle estaint et amortist ; dont.aucune gent disent que c’est le dragon, ou que c’est une estoile qui chet.</text:p>
      <text:p text:style-name="_3c_p_3e_">Et sachez qu’en l’air sont environ la terre <text:span text:style-name="_3c_num_3e_">.iiii.</text:span> vent principal es <text:span text:style-name="_3c_num_3e_">.iiii.</text:span> parties du monde ; et chascun vent a sa nature et son office de quoi il oevrent, selonc ce que le marenier le sevent qui l’esporvoient de jor et de nuit. Mais des nons et de la diversité des vens ne dira ore plus le mestres, pour-ce que les gens du monde changent et devisent les nons selonc les usages et selonc la diversité des langages. Et d’autre part l’en trueve maintenant que uns meismes vens fait en <text:span text:style-name="_3c_num_3e_">un</text:span> lieu pluie en <text:span text:style-name="_3c_num_3e_">un</text:span> autre non, selonc ce que le vens vient devers la parfonde mer plus prés a cele terre. Et nanporquant on dist communalment que celui qui vient de droit levant, et celui qui le vient de droit occident a l’encontre, ne sont pas de grant peril, pour-ce que lor venue fiert plus a la terre que a la mer. Mais celi qui vient de droite tramontaine et celi qui vient de droit midi sont de trés fiers perilz, car le cors s de l’un et de l’autre fiert a la mer trop durement.</text:p>
      <text:p text:style-name="_3c_p_3e_">Et ce sont le <text:span text:style-name="_3c_num_3e_">.iiii.</text:span> vent principal du monde, et chascuns d’aus en a <text:span text:style-name="_3c_num_3e_">.ii.</text:span> autres entor le qui sont autresi comme bastars ; car vens de levant qui est atemprés, selonc ce que le contes devise ci devant, a devers tramontaine <text:span text:style-name="_3c_num_3e_">un</text:span> vent qui seche toutes choses et est apelés Vulturne, mais le marenier le nomment Grec pour-ce qu’il vient devers Grece. D’autre part devers midi en a <text:span text:style-name="_3c_num_3e_">un</text:span> autre qui engendre nues, et a non Eore, mais le marenier en disent Siloc, mais je ne sai la raison por quoi il l’apelent ensi.</text:p>
      <text:p text:style-name="_3c_p_3e_">L’autre principal vent de midi est chaut et moistes, et sovent fait foudres et tempestes, et a de chascune part environ le vent chaut, qui tout font sovent et menu tempestes et crol de tiere.</text:p>
      <text:p text:style-name="_3c_p_3e_">L’autre principal qui vient de couchant ôte et enchace froit et yver et amaine flors et fuelles et printans. Et devers midi a un vent de la nature as autres de midi, et a non Affriques ; et par cel non l’apelent le marenier aucune fois, mais par <text:span text:style-name="_3c_num_3e_">.ii.</text:span> autres nons l’apelent le marenier encore ; car quant il est dous et souef si l’apelent Garbin, pour-ce que celui païs que l’Escripture dist Affrike, l’en dit en vulgar parleure le Garb ; mais quant il vient de grant ravine et o fortune, les nagans en disent Libex. Mais devers tramontaine en a il <text:span text:style-name="_3c_num_3e_">un</text:span> autre plus debonaire qui a non Chorus, cist apelent le marenier Mestre, por <text:span text:style-name="_3c_num_3e_">.vii.</text:span> estoiles qui sont en celi meisme lieu.</text:p>
      <text:p text:style-name="_3c_p_3e_">Li autre principaus qui vient de tramontaine done nues et froidures, et cil qui le est encoste vers soleil couchant done noif et grelle et a non Circé ; mais le autres qui vient devers levant restraint pluies et nuees. Ce peut on connoistre bien et briement, que tot vent qui vienent d’orient devers midi, jusques en occident, donent tempeste ou pluies et teus choses samblables, selonc lieu et tens.</text:p>
      <text:p text:style-name="_3c_p_3e_">Et le autre qui sont d’orient vers tramontaigne, jusques vers occident, font le contraire des autres, ja soit ce que la nature de chascun peut changier selonc divers païs. Mais coment qu’il soit, je di que vens n’est autre chose que deboutement de l’air. Mais fors de ce qui sont només maintenant, en sont <text:span text:style-name="_3c_num_3e_">.ii.</text:span> autres de foible movement de l’air, dont le <text:span text:style-name="_3c_num_3e_">un</text:span> est apelés en tiere Oria, et le autres Altain.</text:p>
      <text:h text:style-name="Heading_20_2" text:outline-level="2"><text:bookmark-start text:name="I107"/><text:soft-page-break/><text:span text:style-name="_3c_id_3e_">[I107] </text:span><text:bookmark-end text:name="I107"/><text:span text:style-name="_3c_num_3e_">.I.CVII.</text:span> Dou feu</text:h>
      <text:p text:style-name="_3c_p_3e_">Après l’avironement de l’air est assis le quart element, c’est le feu ; c’est un air de feu sans nule moistor, qui s’estent jusqu’a la lune et avirone cestui air ou nous somes.</text:p>
      <text:p text:style-name="_3c_p_3e_">Et sachés que deseure le feu est la lune premierement et les autres estoiles, qui toutes sont de nature de fu. Et le fus qui siet dessus les autres elemens ne touche pas as autres elimens : c’est orbis. Car deseure le fu est <text:span text:style-name="_3c_num_3e_">un</text:span> air pur et clair et net, ou sont les <text:span text:style-name="_3c_num_3e_">.vii.</text:span> planetes ; et encore desus cel air est le firmamens, qui tozjors tornoie et environne le monde o totes les estoiles, des orient juskes en occident, si con le contes devisera ça avant, la u il en sera lieus et tens.</text:p>
      <text:p text:style-name="_3c_p_3e_">Et sachez que desus le f�rmament est uns cieus mout biaus et luisans, de coulor de cristal, et pour-ce est il apelés ciel cristalim ; c’est le leus dont le malvés angele cheirent. Encore i a desus celui <text:span text:style-name="_3c_num_3e_">un</text:span> autre ciel de coulor de porpre qui est apelés ciel empire, ou maint la sainte glorieuse Divinités avec toz ses angeles et ses secrés, de qui le mestres ne s’entremet en cel livre, ains les laisse as mestres divins et as signors de sainte eglise a qui il apertient ; si tornera a son conte, c’est au devisement dou monde.</text:p>
      <text:h text:style-name="Heading_20_2" text:outline-level="2"><text:bookmark-start text:name="I108"/><text:span text:style-name="_3c_id_3e_">[I108] </text:span><text:bookmark-end text:name="I108"/><text:span text:style-name="_3c_num_3e_">.I.CVIII.</text:span> Des <text:span text:style-name="_3c_num_3e_">.viii.</text:span> cercles</text:h>
      <text:p text:style-name="_3c_p_3e_">Et le contes devise ça en arieres que sor les <text:span text:style-name="_3c_num_3e_">.iiii.</text:span> elimens est uns airs purs et clairs sans nule obscurté, qui environne le fu et les autres <text:span text:style-name="_3c_num_3e_">trois</text:span> elimens dedens soi, et s’estent jusques au firmament. En cesti pur air sont assisses les <text:span text:style-name="_3c_num_3e_">.vii.</text:span> planetes, le <text:span text:style-name="_3c_num_3e_">un</text:span> sor l’autre ; dont le premiers qui est plus prochain a la terre sor le fu est la lune. Desus la lune est Mercures, et puis Venus, et puis le soleil, et puis Mars, et puis Jupiter ter, et puis est Saturnus, qui maint sor tous les autres planetes emprés du firmamant.</text:p>
      <text:p text:style-name="_3c_p_3e_">Et sachés que chascune pianete a son cercle dedens le pur air, par quoi il vait et fait son cours environ la terre, le un plus haut et le autre plus bas, selonc ce qu’il sont assis l’un cercle dedens l’autre. Et le contes dist apertement ça en ariere que le mondes est tous reons et compassés diligemment.</text:p>
      <text:p text:style-name="_3c_p_3e_">Et si comme la terre est toute reonde a son compas, dont le point est el parfont de la terre, c’est en son mileu, que les gens apelent abisme ; tout autresi sont compassé le cercle des elimens et des planetes et du firmament, si qu’il sont trestout reont, le un dedens l’autre, et le uns environne l’autre. Et le cercles qui est dedens est maindres que cil qui est sor le. Por ce n’est il mie merveille se le uns planetes cort plus tost que l’autre ; car tant comme son cercle est plus petit, de tant le peut il corre plus tost. Et cil qui vait entour le plus grant vait plus lentement, selonc ce que le contes dira ça avant, la ou il traitera de chascune planete par soi.</text:p>
      <text:h text:style-name="Heading_20_2" text:outline-level="2"><text:bookmark-start text:name="I109"/><text:soft-page-break/><text:span text:style-name="_3c_id_3e_">[I109] </text:span><text:bookmark-end text:name="I109"/><text:span text:style-name="_3c_num_3e_">.I.CVIIII.</text:span> De la grandeur de la tiere et du ciel</text:h>
      <text:p text:style-name="_3c_p_3e_">Et se c’est la verité que la terre et le autre cercle sont formé a compas, donques covient il par necessité qu’il soient tout fet a nombre et a mesure. Et se ce est, nous devons bien croire que le anchien philosophe, qui savoient arismetike et geometrie, c’est la science de toz les nombres et de totes mesures, peut bien trover larghement la grandor des cercles et des estoiles ; car sans faille le cercles est environ <text:span text:style-name="_3c_num_3e_">.vi.</text:span> fois tant comme le compas a de large, c’est a dire qu’il gire <text:span text:style-name="_3c_num_3e_">trois</text:span> tans comme il a d’espés. Et par ceste raison maintenant comme il truevent combien la terre gire puent il bien savoir combien elle a d’espés. Et por la mesure de la terre troverent il bien par la raison dou compas et par les aleures des planetes et des estoiles, combien le un cercle sont plus en haut que le autre, et la grandor de cascun.</text:p>
      <text:p text:style-name="_3c_p_3e_">Raison coment : la terre gire tot environ <text:span text:style-name="_3c_num_3e_">.xxm.</text:span> et <text:span text:style-name="_3c_num_3e_">.iiiic.</text:span> et <text:span text:style-name="_3c_num_3e_">.xxvii.</text:span> lieues lombardes, ja soit ce que le italiien ne disent pas liues, ains disent milliers de terre, pour-ce que un millier de terre sont <text:span text:style-name="_3c_num_3e_">.m.</text:span> pas, et chascuns pas contient <text:span text:style-name="_3c_num_3e_">.v.</text:span> piés, et chascun piés contient <text:span text:style-name="_3c_num_3e_">.xii.</text:span> pous. Mais la liue franchoise est bien <text:span text:style-name="_3c_num_3e_">.ii.</text:span> tans u <text:span text:style-name="_3c_num_3e_">trois</text:span> tans que le millier n’en est. Puis que l’en sot la grandeur du cercle de la terre, lors fu il chose provee que son espés est la tierce partie de sa grandor, et son compas est le moitié de son espés, c’est la siste partie de son cercle.</text:p>
      <text:p text:style-name="_3c_p_3e_">Et il est voirs que les planetes qui sont en pur air, et totes les estoiles qui sont el firmament, courent tozjors par lor cercles entor la terre sans reposer ; mais ce n’est mie d’une maniere, car le firmamens cort de orient en occident entre jor et nuit une fois, si roidement et si fort que sa pesantour et sa grandor le feroit tot tressalir se ne fuissent les <text:span text:style-name="_3c_num_3e_">.vii.</text:span> planetes, qui vont autresi comme a l’encontre dou firmament, et atemprent son cors selonc son ordene. Et pour-ce n’est il mie merveille se les planetes vont lentement, que lor aleure est samblable au frommis quant il vait a l’encontre d’une grant roe torniant.</text:p>
      <text:h text:style-name="Heading_20_2" text:outline-level="2"><text:bookmark-start text:name="I110"/><text:span text:style-name="_3c_id_3e_">[I110] </text:span><text:bookmark-end text:name="I110"/><text:span text:style-name="_3c_num_3e_">.I.CX.</text:span> Dou firmament et dou cours des <text:span text:style-name="_3c_num_3e_">.xii.</text:span> signaus</text:h>
      <text:p text:style-name="_3c_p_3e_">Sor Saturnus, qui est la .viime. pianete amont, est le firmament, ou les autres estoiles sont assises. Et sachés que de terre jusques au firmament a <text:span text:style-name="_3c_num_3e_">.xm.</text:span> et lxvi. fois autant com la terre a d’espés. Et pour la hautece qui est si grant n’est il mie merveille se ces estoiles nous samblent estre petites. Mais a la verité il n’a el firmament jusc’au soleil nule estoile qui ne soit grignour que tote la terre.</text:p>
      <text:p text:style-name="_3c_p_3e_">Et sachez que les estoiles que l’om peut reconnoistre et chosir clairement el firmament sont <text:span text:style-name="_3c_num_3e_">.m.</text:span> et <text:span text:style-name="_3c_num_3e_">.xxii.</text:span>, selonc ce que l’on trueve el livre de Almagestes. Mais entre les autres en i a il <text:span text:style-name="_3c_num_3e_">.xii.</text:span> qui sont apelés <text:soft-page-break/>les <text:span text:style-name="_3c_num_3e_">.xii.</text:span> signaus, ce sont Aries, Taurus, Gemini, Cancer, Leo, Virgo, Libra, Scorpio, Sagittarius, Capricornus, Aquarius, et Pisces. Cist <text:span text:style-name="_3c_num_3e_">.xii.</text:span> signaus ont el firmament <text:span text:style-name="_3c_num_3e_">un</text:span> cercle, en quoi il se tornoient environ le monde, qui est apelés zodiake. Et chacuns i a <text:span text:style-name="_3c_num_3e_">.xxx.</text:span> gré, et ensinc est le zodiake plaine de degré ; car il en i a <text:span text:style-name="_3c_num_3e_">.xii.</text:span> fois <text:span text:style-name="_3c_num_3e_">.xxx.</text:span> qui font <text:span text:style-name="_3c_num_3e_">.iiic.</text:span> et <text:span text:style-name="_3c_num_3e_">.lx.</text:span> grés. Cis cercles est le chemins as planetes, par ou il les covient errer parmi le firmament, les unes en haut les autres en bas, chascuns selonc sa voie et selonc son cors.</text:p>
      <text:p text:style-name="_3c_p_3e_">Car Saturnes qui est le soverain de tous, et est cruel et felon et de froide nature, vait par tot les <text:span text:style-name="_3c_num_3e_">.xii.</text:span> signaus en un an et <text:span text:style-name="_3c_num_3e_">.xiii.</text:span> jors. Et sachez que a la fin de cel tens ne revient il pas el lieu et el point meismes dont il s’estoit meus, ains retorne en l’autre signal aprés, ou il recommence sa voie et son cors, et ensi fait tozjors jusc’a <text:span text:style-name="_3c_num_3e_">.xxx.</text:span> ans, poi mains. Lors s’en vient il al point meismes dont il s’estoit meus au premier jor dou premier an, et refait son cours comme devant. Et pour-ce peut chascuns entendre que Saturnus parfait et complist son cours en <text:span text:style-name="_3c_num_3e_">.xxx.</text:span> ans poi s’en faut, en tel maniere qu’il revient au premier point dont il se mut.</text:p>
      <text:p text:style-name="_3c_p_3e_">Jupiter, qui est desous le et est dous et piteus et plains de tous biens, vet par tot les <text:span text:style-name="_3c_num_3e_">.xii.</text:span> signaus en <text:span text:style-name="_3c_num_3e_">un</text:span> an et <text:span text:style-name="_3c_num_3e_">un</text:span> mois et <text:span text:style-name="_3c_num_3e_">.iiii.</text:span> jors poi s’en faut, mes son cours parfet en <text:span text:style-name="_3c_num_3e_">.xii.</text:span> ans poi s’en faut.</text:p>
      <text:p text:style-name="_3c_p_3e_">Mars est chaus et batilleres et mauvés, et est apelés deus de batailles, vet par tout les <text:span text:style-name="_3c_num_3e_">.xii.</text:span> signaus en <text:span text:style-name="_3c_num_3e_">.ii.</text:span> ans et en <text:span text:style-name="_3c_num_3e_">un</text:span> mois et en <text:span text:style-name="_3c_num_3e_">.xx.</text:span> jors poi s’en faut, mais son cors acomplist et parfet en <text:span text:style-name="_3c_num_3e_">un</text:span> an et <text:span text:style-name="_3c_num_3e_">.x.</text:span> mois et <text:span text:style-name="_3c_num_3e_">.xxii.</text:span> jors.</text:p>
      <text:p text:style-name="_3c_p_3e_">Soleil qui est bone planete imperiale vet par tot les <text:span text:style-name="_3c_num_3e_">.xii.</text:span> signaus en un an et <text:span text:style-name="_3c_num_3e_">.vi.</text:span> eures, mais son cors parfait en <text:span text:style-name="_3c_num_3e_">.xxviii.</text:span> ans poi s’en faut.</text:p>
      <text:p text:style-name="_3c_p_3e_">Et Venus vait par les <text:span text:style-name="_3c_num_3e_">.xii.</text:span> signaus en <text:span text:style-name="_3c_num_3e_">un</text:span> an et <text:span text:style-name="_3c_num_3e_">.vii.</text:span> mois et <text:span text:style-name="_3c_num_3e_">.viii.</text:span> jors, et son cours fet il en <text:span text:style-name="_3c_num_3e_">.vii.</text:span> mois et <text:span text:style-name="_3c_num_3e_">.xi.</text:span> jors ; et siut tousjors le soleil, et est bele et douce, et est apelee deus d’amors.</text:p>
      <text:p text:style-name="_3c_p_3e_">Mercures vait par les <text:span text:style-name="_3c_num_3e_">.xii.</text:span> signaus en <text:span text:style-name="_3c_num_3e_">trois</text:span> mois et <text:span text:style-name="_3c_num_3e_">.xxvi.</text:span> jors poi s’en faut, et acomplist son cors en <text:span text:style-name="_3c_num_3e_">un</text:span> mois et <text:span text:style-name="_3c_num_3e_">.xvii.</text:span> jors ; et il se mue de legier selonc le bonté et le malice des planetes a qui il se joint.</text:p>
      <text:p text:style-name="_3c_p_3e_">La lune vet par les <text:span text:style-name="_3c_num_3e_">.xii.</text:span> signaus en <text:span text:style-name="_3c_num_3e_">.xxvii.</text:span> jors et en <text:span text:style-name="_3c_num_3e_">.xviii.</text:span> eures et tierce partie d’une heure, mais sa revolution fait elle tant qu’elle apert en <text:span text:style-name="_3c_num_3e_">.xxviiii.</text:span> jors et <text:span text:style-name="_3c_num_3e_">.vii.</text:span> heures et demi heure et quinte partie d’une heure, et si acomplist tot son cors en <text:span text:style-name="_3c_num_3e_">.xviii.</text:span> ans et <text:span text:style-name="_3c_num_3e_">.ix.</text:span> mois et <text:span text:style-name="_3c_num_3e_">.xvi.</text:span> jors et demi, en tel maniere qu’elle revient au point et au lieu dont elle estoit esmeue au comencement.</text:p>
      <text:h text:style-name="Heading_20_2" text:outline-level="2"><text:bookmark-start text:name="I111"/><text:span text:style-name="_3c_id_3e_">[I111] </text:span><text:bookmark-end text:name="I111"/><text:span text:style-name="_3c_num_3e_">.I.CXI.</text:span> Dou cours dou soleil par les <text:span text:style-name="_3c_num_3e_">.xii.</text:span> signaus</text:h>
      <text:p text:style-name="_3c_p_3e_">A ce poés vous entendre que le solaus, qui est plus beaus et plus dignes des autres, siet enmi des planetes, car il en a <text:span text:style-name="_3c_num_3e_">trois</text:span> desus lui et <text:span text:style-name="_3c_num_3e_">trois</text:span> desous. Et il vet chascun jour poi mains un degré ; car le grés du cercle sont <text:span text:style-name="_3c_num_3e_">.iiic.</text:span> et</text:p>
      <text:p text:style-name="_3c_p_3e_"><text:soft-page-break/>x., selonc ce que le contes dit ça ariere. Et il met a aler par tout <text:span text:style-name="_3c_num_3e_">.iiic.</text:span> et lxv. jours et <text:span text:style-name="_3c_num_3e_">.vi.</text:span> eures, c’est un an.</text:p>
      <text:p text:style-name="_3c_p_3e_">Et pour les <text:span text:style-name="_3c_num_3e_">.vi.</text:span> heures qui sont chascun an en son cours outre les entiers jors, avient il que en <text:span text:style-name="_3c_num_3e_">.iiii.</text:span> ans en croissent un jour, ce sont <text:span text:style-name="_3c_num_3e_">.xxiiii.</text:span> heures. Et lors a celui an <text:span text:style-name="_3c_num_3e_">.iiic.</text:span> et lxvi. jors, que nous apelons bissexte ; et cil jors est mis el mois de fevrier <text:span text:style-name="_3c_num_3e_">.v.</text:span> jors a l’issue, et lors a fevriers <text:span text:style-name="_3c_num_3e_">.xxix.</text:span> jors. Et pour ce nous covient il au kalendier demorer <text:span text:style-name="_3c_num_3e_">.ii.</text:span> jors sur une letre, et est le .f. qui est le quinte letre a la fin de fevrier.</text:p>
      <text:p text:style-name="_3c_p_3e_">Et quant le solaus a fet <text:span text:style-name="_3c_num_3e_">.vii.</text:span> bissextes en son cors, en tel maniere que chascun jors de la semaine a esté en bissexte, lors a le solaus tot son cours acompli entierement, et torne a son premier point et par ses premieres voies. Et pour ce fu dit ça ariere qu’il parfait son cors en <text:span text:style-name="_3c_num_3e_">.xxviii.</text:span> ans, car lors a il fet <text:span text:style-name="_3c_num_3e_">.vii.</text:span> bissextes.</text:p>
      <text:p text:style-name="_3c_p_3e_">Et sachez que au premier jour du siecle entra le solaus el premier signal, c’est en Aries, et ce fu <text:span text:style-name="_3c_num_3e_">.xiiii.</text:span> jors a l’issue du mois de mars ; et autresi fet il encore. Et quant il a celui passé, il s’en entre en l’autre, et puis en l’autre, tant qu’il acomplist <text:span text:style-name="_3c_num_3e_">un</text:span> an ; car il le covient demorer en chascun signal <text:span text:style-name="_3c_num_3e_">un</text:span> mois, c’est <text:span text:style-name="_3c_num_3e_">.xxx.</text:span> jours et <text:span text:style-name="_3c_num_3e_">un</text:span> poi plus.</text:p>
      <text:p text:style-name="_3c_p_3e_">Mais pour-ce qu’il estoit grief a savoir as communes gens ce poi qui est outre les <text:span text:style-name="_3c_num_3e_">.xxx.</text:span> jors, fu il establi par les anciens sages que le <text:span text:style-name="_3c_num_3e_">un</text:span> des mois eussent <text:span text:style-name="_3c_num_3e_">.xxx.</text:span> jors et le autre en eussent <text:span text:style-name="_3c_num_3e_">.xxxi.</text:span>, ja soit ce que fevriers n’en a més que <text:span text:style-name="_3c_num_3e_">.xxviii.</text:span> quant il n’a bissexte. Et ce fu fet pour le depiecement dou jour sauver.</text:p>
      <text:h text:style-name="Heading_20_2" text:outline-level="2"><text:bookmark-start text:name="I112"/><text:span text:style-name="_3c_id_3e_">[I112] </text:span><text:bookmark-end text:name="I112"/><text:span text:style-name="_3c_num_3e_">.I.CXII.</text:span> Dou jour et de la nuit et dou chaut et dou froit</text:h>
      <text:p text:style-name="_3c_p_3e_">La voie dou soleil et son cours est a aler chascun jour de orient en occident par son cercle environ la terre, en tel maniere qu’il fait entre jour et nuit un tour. Et sachez que en chascun lieu du monde a son droit orient cele part u le solaus lieve, et son occident est devers couchant. Car ou que tu soies sur la terre, ou ça ou la, dois tu savoir que de toi jusc’a ton orient a <text:span text:style-name="_3c_num_3e_">.lxxxx.</text:span> grés, et autretant a de toi jusc’a ton occident. Et de ton occident jusc’a ceaus qui sont desos toi encontre tes piés droitement, a autresi <text:span text:style-name="_3c_num_3e_">.lxxxx.</text:span> grés, et autretant jusc’a lor occident qui est le tien orient. Ensi sont <text:span text:style-name="_3c_num_3e_">.iiii.</text:span> fois <text:span text:style-name="_3c_num_3e_">.lxxxx.</text:span> grés, qui montent <text:span text:style-name="_3c_num_3e_">.iiic.</text:span> et lx. degrés qui sont el cercle, si comme le contes a devisé ça arieres.</text:p>
      <text:p text:style-name="_3c_p_3e_">Et pour ce dois tu bien croire qu’il est toute fois jour et nuit ; car quant le solaus est desous nous, et il alume ci u nous somes, il ne peut pas alumer de l’autre part la terre. Et quant il alume deça, il ne peut pas alumer dela, por la terre qui est entre nous et eus, qui ne laisse passer s’esplendour. D’autre part, se mon occident est le orient a ceaus qui abitent encontre mes piés, et mon orient est le leur occident, <text:soft-page-break/>donc covient que totes fois soit jour et nuit ; car quant nous avons les jours il ont les nuis, car jour ne est autre chose que soleil sour terre, qui sormonte totes lumieres.</text:p>
      <text:p text:style-name="_3c_p_3e_">Et por sa grandisme resplendissour ne poons nous de jor veoir les estoiles, car lor lumiere n’ont nul pooir devant la clarté dou soleil, car sans faille le solaus est fondemens de totes lumieres et de toutes chalours.</text:p>
      <text:p text:style-name="_3c_p_3e_">Et pour-ce que sa voie se trait plus a cele partie que nous apelons midi, avient il que celui païs est plus chaut que nul autre, ou il a grandesime terre deserte ou nule gent abitent, pour la fierté de la chaleur. D’autre part com il se tire plus en bas midi et s’esloigne de nous, tant avons nous plus grant froit et grandes nuis, et cele part est la nuis petite et la chalours grignors : raison coment.</text:p>
      <text:h text:style-name="Heading_20_2" text:outline-level="2"><text:bookmark-start text:name="I113"/><text:span text:style-name="_3c_id_3e_">[I113] </text:span><text:bookmark-end text:name="I113"/><text:span text:style-name="_3c_num_3e_">.I.CXIII.</text:span> Del cercle des <text:span text:style-name="_3c_num_3e_">.xii.</text:span> signes</text:h>
      <text:p text:style-name="_3c_p_3e_">Li cercles des <text:span text:style-name="_3c_num_3e_">.xii.</text:span> signaus qui environent tot le monde est devisé en en <text:span text:style-name="_3c_num_3e_">.iiii.</text:span> parties, dont il a <text:span text:style-name="_3c_num_3e_">trois</text:span> signaus en chascune. Et le premiers signaus est Aries ou le solaus entre <text:span text:style-name="_3c_num_3e_">.xiiii.</text:span> jors a l’issue de mars ; ce fu le premiers jors dou siecle. Et pour-ce que Dieus fist lors toutes choses ygués et droites et en bon poins, fu le jors ausi grans comme la nuis, si qu’il n’ot entr’aus nule difference ; et autresi est il tozjors. Et le manoir d’Aries et des autres <text:span text:style-name="_3c_num_3e_">.ii.</text:span> signaus qui sont aprés n’est pas en bas midi, ne n’est pas haut desour nos chiés vers mienuit, c’est vers la tramontaigne qui siet vers septentrion ; ains est enmi entre <text:span text:style-name="_3c_num_3e_">.ii.</text:span> Et pour-ce est le tens plus atemprés et plus naturaus as engendremens de totes choses.</text:p>
      <text:p text:style-name="_3c_p_3e_">En ceste maniere commence le solaus son cors, et s’en vet tozjors plus en amont sor nous vers le plus haut du firmament. Et pour-ce couvient lors les jors a croistre, et amenuisier les nuis, tant qu’il passe ces <text:span text:style-name="_3c_num_3e_">trois</text:span> premiers signaus, jusc’a <text:span text:style-name="_3c_num_3e_">.xv.</text:span> jors a l’issue du mois de jung ; lors il a coru la quarte partie du cercle, c’est par Aries et par Taurus et par Geminis.</text:p>
      <text:p text:style-name="_3c_p_3e_">L’autre jor recomence il a aler par l’autre quarte partie et entre el quart signal, c’est en Cancre, et lors est il si haut com il peut plus estre. Por quoi il covient que celui jor soit plus grans qui soit en tot l’an, et la nuis plus petite, et nos avons lors chalor grant. Més el parfont midi, ou le solaus s’esloigne com il peut plus, est grandisme la nuit. Et en septentrion, ou le solaus se trait plus prés, sont les jours grandesimes.</text:p>
      <text:p text:style-name="_3c_p_3e_">Ensi s’en vait le solaus faisant son chemin avalant tozjors de haut en bas petit a petit, en tel maniere que autresi com le jours croist de Aries jusc’a Cancre, por la montee dou soleil, tot autresi recomencent il a peticier par son avalement, tant comme il vet par Cancre et par Lion et par Virgene, jusq’au quinzime jour a l’issue de septembre.</text:p>
      <text:p text:style-name="_3c_p_3e_">L’autre jor aprés entre il en l’autre quartier, c’est en Libra et lors est il ou droit mileu du cercle, ce est ou septime signal, tot droit contre Ariete. Et pour-ce covient il que celui jours soit ingal a la nuit et <text:soft-page-break/>pareil, autresi com il fu de l’autre part dou cercle contre lui Mais c’est diversiment, car ceste paroiletés avient en septembre por l’abregement des jors et por l’acroissement des nuis, mais l’autre avient en mars porl’acroissance des jors et por l’abregement des nuis.</text:p>
      <text:p text:style-name="_3c_p_3e_">Ensi court le solaus par Libre et par Escorpion et par Sagittaire, tozjors abaissant et esloingant soi de nous. Et pour-ce decline le tens vers la froidour, tot autresi comme en mars vers la chalor. Et cil tens dure par les <text:span text:style-name="_3c_num_3e_">trois</text:span> signaus devant només jusques au quinzime jor a l’issue du mois de decembre.</text:p>
      <text:p text:style-name="_3c_p_3e_">L’autre jor aprés rentre il ou derrain quartier, c’est en Capricorne, qui est tous contraires a Cancre. Et pour ce covient il que autresi comme il fu lors la plus grant jours, tout autresi est lors la plus grans nuis et plus petit le jour, pour-ce que le solaus est esloignié de nous, por quoi il nous estuet avoir defaute de jour et de chaleur. Mais la grans chalours et le grant jour sont lors en parfont midi, et les grandesimes nuis sont lors en septentrion a tout le grant froit.</text:p>
      <text:p text:style-name="_3c_p_3e_">Et ensi s’en passe le solaus par Capricorne et par Aquare et par Poisson, et amenuisent les nuis petit a petit, tant que a la fin de l’an vient a la fin du cercle. Et puis recomence son tour par Aries, selonc ce que le contes devise ci devant.</text:p>
      <text:h text:style-name="Heading_20_2" text:outline-level="2"><text:bookmark-start text:name="I114"/><text:span text:style-name="_3c_id_3e_">[I114] </text:span><text:bookmark-end text:name="I114"/><text:span text:style-name="_3c_num_3e_">.I.CXIIII.</text:span> De la difference entre midi et septentrion</text:h>
      <text:p text:style-name="_3c_p_3e_">A ce poons nous conoistre que tot autresi comme il a en midi grant terre deserte, por la prochaineté du soleil qui vet cele part, en i ra il autant u plus vers mienuit, c’est sous tramontaine, ou nules genz habitent, por les tres grans froidures qui i sont pour le desevrance du soleil, qui est loins de cele terre.</text:p>
      <text:p text:style-name="_3c_p_3e_">Ce meisme est l’achoison por quoi il avient aucune fois que en tramontaine ne dure le jours que <text:span text:style-name="_3c_num_3e_">un</text:span> sol pichot, que a paines i poroit on messe charter. Et lors dure autresi poi la nuit ou parfont midi. Et teus fois dure le jors en midi prés d’un’an, et en tramontaine dure la nuit autretant, et si avient une heure que le jors dure <text:span text:style-name="_3c_num_3e_">.vi.</text:span> mois en autre liu, et la nuit autretant, et en la contraire partie revient le contraires.</text:p>
      <text:p text:style-name="_3c_p_3e_">Et toutes ces differences, por quoi et coment eles avienent, peut on apertement veoir et entendre, cil qui diligement consire le aleure dou soleil par son cercle, selonc ce que le contes devise apertement.</text:p>
      <text:p text:style-name="_3c_p_3e_">Et ja soit ce que le contes dit que nous avons une fois le jour plus grant que la nuis, et une autre fois la nuit plus grant, et une autre fois la nuit plus que le jor, totefois di je que tozjors, coment qu’il soit, il a autretant eures en chascune nuit comme en cascun jour ; car il en a <text:span text:style-name="_3c_num_3e_">.xii.</text:span> en chascun, pour-ce que le nombres des eures ne croist ne apetice. Mais quant le jours est grignours, les heures sont grignors, et cele de la nuit sont plus briés ; autresi quant la nuis est graindre, qu’elle a plus grant les heures.</text:p>
      <text:h text:style-name="Heading_20_2" text:outline-level="2"><text:bookmark-start text:name="I115"/><text:soft-page-break/><text:span text:style-name="_3c_id_3e_">[I115] </text:span><text:bookmark-end text:name="I115"/><text:span text:style-name="_3c_num_3e_">.I.CXV.</text:span> De la grandor dou soleil et de la lune</text:h>
      <text:p text:style-name="_3c_p_3e_">Et sachez que le solaus et toutes les planetes et les estoiles qui sor le sont assises, sont grignor que toute la terre ; car le solauz est plus grans <text:span text:style-name="_3c_num_3e_">.c.</text:span> et lxvi. fois et <text:span text:style-name="_3c_num_3e_">trois</text:span> vintaines que toute la terre ne soit, selonc ce que le philosophe proverent par maintes raisons droites et necessaires. Et de la terre jusques au soleil a <text:span text:style-name="_3c_num_3e_">.vc.</text:span> et iiiixx. et <text:span text:style-name="_3c_num_3e_">.v.</text:span> tant com le espés de la terre est grans. Mais il disent bien que les autres planetes qui sont dou ciel en aval, c’est Venus et Mercurius et la lune, sont plus petit que la terre, car terre est plus grans <text:span text:style-name="_3c_num_3e_">.xxxix.</text:span> tans et <text:span text:style-name="_3c_num_3e_">un</text:span> poi plus que la lune, et si est elle en haut <text:span text:style-name="_3c_num_3e_">.xxiiii.</text:span> tans et demi et <text:span text:style-name="_3c_num_3e_">.v.</text:span> dousaines comme tote la terre a d’espés parmi.</text:p>
      <text:p text:style-name="_3c_p_3e_">Et disent que la lune est tote reonde, dont le plusor disent que l’une moitié de son cors est resplendissant et l’autre moitié est obscure. Et selonc ce qu’elle cort environ, demonstre sa clarté et sa obscurté une fois plus et autre mains, selonc qu’elle tornoie. Mais a la verité elle n’a point de sa propre lumiere, més elle est claire en tel maniere qu’elle peut recevoir enluminement d’autri, autresi comme une espee brunie, et cristal, et autres choses samblables. Tot autresi fait la lune, qui par soi ne luist mie tant que nos puissons veoir sa clarté ; mais quant le solaus le voit, il l’enlumine de tant com il le peut veoir, et la fait ausi resplendissant com elle apert a nous.</text:p>
      <text:p text:style-name="_3c_p_3e_">Raison coment : la lune se renouvelle tozjors en celui meismes signal ou le solaus maint, et elle cort chascun jour <text:span text:style-name="_3c_num_3e_">.xiii.</text:span> grés. Et vos avés bien oii ça en arieres que <text:span text:style-name="_3c_num_3e_">un</text:span> signal a <text:span text:style-name="_3c_num_3e_">.xxx.</text:span> grés, et ensi passe la lune .n signal en <text:span text:style-name="_3c_num_3e_">.ii.</text:span> jors et tierce, poi s’en faut. Et quant elle vient en <text:span text:style-name="_3c_num_3e_">un</text:span> signal u tout le soleil est, elle est alumee de la partie deseure dont le solaus l’esgarde, a ce qu’elle cort desous lui, et pour-ce n’en poons nos point veoir. Mais au tierç jour, quant elle ist de celui signal ou est auques eslongie de lui, et il l’esgarde de costé, lors apert le croissant a nostre vue a <text:span text:style-name="_3c_num_3e_">.ii.</text:span> cornes. Et de tant comme elle s’esloigne plus du soleil, tant croist elle plus et plus, car il en voit plus ; tant qu’elle vient au septime signal de l’autre part du cercle, tot droit contre le soleil, c’est aprés les <text:span text:style-name="_3c_num_3e_">.xiiii.</text:span> jors ; lors le voit le solaus tot clairement, et pour-ce devient elle toute resplendissant quant elle est reonde.</text:p>
      <text:p text:style-name="_3c_p_3e_">Et quant elle a ce fait, maintenant comence a avaler de l’autre part du cercle, et se torne vers le soleil, et lors a primes comence a descroistre d’autre part, dont le solaus ne le peut remirer. Et tant fet qu’elle vient a son mestre, et le trueve en l’autre signal aprés, ou elle l’avoit laissié ; car en tant comme le solaus met a ler tot <text:span text:style-name="_3c_num_3e_">un</text:span> signal cort la lune par toutes les <text:span text:style-name="_3c_num_3e_">.xii.</text:span> environ.</text:p>
      <text:h text:style-name="Heading_20_2" text:outline-level="2"><text:bookmark-start text:name="I116"/><text:soft-page-break/><text:span text:style-name="_3c_id_3e_">[I116] </text:span><text:bookmark-end text:name="I116"/><text:span text:style-name="_3c_num_3e_">.I.CXVI.</text:span> Comment la lune emprunte sa lumiere dou soleil, et des eclipses</text:h>
      <text:p text:style-name="_3c_p_3e_">Et il soit ensi voirs que la lune enprompte sa clarté dou soleil, et qu’elle soit maindre de lui et de la terre, est prové certainement par les eclipses et par les obscurtés de l’un et de l’autre. Raison coment : veés ci la lune entrer en celui meisme signal ou le solaus maint, lors est elle entre lui et la terre, mais ne luist mie devers nous.</text:p>
      <text:p text:style-name="_3c_p_3e_">Et il peut bien estre que s’elle soit en celi point u le solaus est si droitement qu’elle cuevre nos ols, en tel maniere que nous ne veons pas le soleil, sa clarté n’a nul pooir sor nous. Mais pour-ce que le solaus iest plus grans que la lune et que la terre, et pour-ce que la terre est grignour que la lune, n’avient pas cele obscurté par tote la terre, se en tant non comme l’ombre de la lune peut covrir et contretenir le rai du soleil.</text:p>
      <text:p text:style-name="_3c_p_3e_">Et quant la lune s’en est alee au septime signal de l’autre part du cercle, peut il estre aucune fois qu’elle est si droitement contre le soleil que la terre entre enmi et contretient l’esplendissour du soleil, en tel maniere que la lune obscurcist et pert sa lumiere a celui point qu’elle en doit plus avoir. Et l’ochoison por quoi ce avient est pour ce que l’ombre de la terre fiert tozjors tot droit encontre le lieu ou le solaus maint, si com on peut veoir de lui et del feu apertement as ombres qui sont a l’encontre.</text:p>
      <text:p text:style-name="_3c_p_3e_">Et vous devés croire que le ombres de la terre si apetice tozjours, tant com elle s’esloingne, pour-ce qu’elle est maindre que le solaus et qu’il mande ses rais tot environ. Et a ce poons nous entendre que le eclipses dou soleil ne peut estre se a la lune novele non. Et celui de la lune n’a pooir qu’elle aviegne se en sa reondece non.</text:p>
      <text:p text:style-name="_3c_p_3e_">Par ces et par autres raisons proverent le sage que la lune enprunpte dou soleil la resplendissant lumiere qui vient jusc’a nous ; car en ce que lune est une estoile, il covient qu’elle ait sa propre lumiere, car totes estoiles sont reluisans. Mais la lueur de la lune n’aroit pooir qu’elle enluminast sur la terre, se ce ne fust de par le soleil.</text:p>
      <text:h text:style-name="Heading_20_2" text:outline-level="2"><text:bookmark-start text:name="I117"/><text:span text:style-name="_3c_id_3e_">[I117] </text:span><text:bookmark-end text:name="I117"/><text:span text:style-name="_3c_num_3e_">.I.CXVII.</text:span> De la proprieté de la lune</text:h>
      <text:p text:style-name="_3c_p_3e_">Mais pour ce que la lune est plus en bas des autres estoiles, et plus prochaine a la terre, nous samble il qu’elle soit grignor que les autres ; car nostre vue ne peut soufrir de veoir ce qui est a long de nous. Et totes choses quant eles sont lontaines nos resamblent a estre maindres qu’eles ne sont.</text:p>
      <text:p text:style-name="_3c_p_3e_">D’autre part nous veons apertement que por sa prochaineté elle oevre tousjors es choses qui sont cha aval plus apertement que les autres ; car quant elle croist, il covient a croistre toutes mooles <text:soft-page-break/>dedens les os, et cancres et escrevises et tous animaus et poissons croissent en lor mooles ; neis la mers croist et boute lors grandisme flos. Et quant elle apetice, totes choses apeticent et sont maindres que devant.</text:p>
      <text:p text:style-name="_3c_p_3e_">D’autre part nous veons qu’elle court plus tost que les autres planetes, et ce ne poroit pas estre se le cercles de sa voie ne fust maindres des autres, et maindres ne poroit il estre s’il ne fust plus en bas. Raison coment : la lune vet par tot les <text:span text:style-name="_3c_num_3e_">.xii.</text:span> signaus et parfait son cours des <text:span text:style-name="_3c_num_3e_">.iiic.</text:span> et <text:span text:style-name="_3c_num_3e_">.lx.</text:span> degrés qui sont en lor cercle en <text:span text:style-name="_3c_num_3e_">.xxvii.</text:span> jours et <text:span text:style-name="_3c_num_3e_">.viii.</text:span> eures et tierce, en quoi le solaus met a aler <text:span text:style-name="_3c_num_3e_">un</text:span> an, selonc ce que le contes a devisé ça ariere.</text:p>
      <text:p text:style-name="_3c_p_3e_">Mais nous devons savoir que le ans est en <text:span text:style-name="_3c_num_3e_">.ii.</text:span> manieres, car le uns est selonc le cours du soleil, en <text:span text:style-name="_3c_num_3e_">.iiic.</text:span> et lxv. jors et quarte d’un jor, et le autres est de la lune, c’est quant elle a couru par le cercle du signal <text:span text:style-name="_3c_num_3e_">.xii.</text:span> fois, et ce fait elle en <text:span text:style-name="_3c_num_3e_">.iiic.</text:span> et liiii. jors : raison coment.</text:p>
      <text:h text:style-name="Heading_20_2" text:outline-level="2"><text:bookmark-start text:name="I118"/><text:span text:style-name="_3c_id_3e_">[I118] </text:span><text:bookmark-end text:name="I118"/><text:span text:style-name="_3c_num_3e_">.I.CXVIII.</text:span> Ci devise la conposte de la lune et del soleil et dou premier jor dou siecle et dou bissexte et des epactes et des autres raisons de la lune</text:h>
      <text:p text:style-name="_3c_p_3e_">Nous lisons en la Bible que au comencement du siecle, quant Nostre Sires crea et fist toutes choses, que totes estoiles furent faites au quart jor, c’est <text:span text:style-name="_3c_num_3e_">.xi.</text:span> jors a l’issue du mois de mars. Et pour-ce disent le plusieurs que lors est la droite paroiletés entre jor et nuit, et selonc ce est la lune apelee prime et novele par aucunes gens.</text:p>
      <text:p text:style-name="_3c_p_3e_">Mais selonc les observances de sainte eglise est elle apelee prime <text:span text:style-name="_3c_num_3e_">.ix.</text:span> jors a l’issue de mars, c’est a dire quant le hom le peut veoir, et qu’elle a parut hors dou premier signal, ou elle estoit avec le soleil, selonc ce que le contes a devisé ça arieres. Et sachez que le arrabien disent que le jors comence lors que la lune apert, c’est au couchier dou soleil.</text:p>
      <text:p text:style-name="_3c_p_3e_">Et vous avés bien oii que de l’une acention de la lune a l’autre sont <text:span text:style-name="_3c_num_3e_">.xxix.</text:span> jors et <text:span text:style-name="_3c_num_3e_">.vii.</text:span> heures et demie et quinte partie d’une heure, et c’est le drois mois de la lune, ja soit ce que le conteour de sainte eglise disent qu’il i a <text:span text:style-name="_3c_num_3e_">.xxix.</text:span> jors et demi. Et por esclarcir le nombre disent il que le <text:span text:style-name="_3c_num_3e_">un</text:span> mois a <text:span text:style-name="_3c_num_3e_">.xxx.</text:span> jors et l’autre <text:span text:style-name="_3c_num_3e_">.xxix.</text:span> Et de ce avient que le <text:span text:style-name="_3c_num_3e_">.xii.</text:span> mois de la lune sont <text:span text:style-name="_3c_num_3e_">.iiic.</text:span> et liiii. jors.</text:p>
      <text:p text:style-name="_3c_p_3e_">Et issi est le ans du soleil graindres que celui de la lune <text:span text:style-name="_3c_num_3e_">.xi.</text:span> jors enterin, et par os <text:span text:style-name="_3c_num_3e_">.xi.</text:span> jors de remanant avient le embolisme, c’est a dire l’an qui a <text:span text:style-name="_3c_num_3e_">.xiii.</text:span> lunes. Raison coment : en <text:span text:style-name="_3c_num_3e_">trois</text:span> ans i a de remanant <text:span text:style-name="_3c_num_3e_">.xxxiii.</text:span> jors, qui sont une lunee et <text:span text:style-name="_3c_num_3e_">trois</text:span> jors et plus, et autresi font en avant d’un an en autre, tant qu’il acomplissent <text:span text:style-name="_3c_num_3e_">.vii.</text:span> embolismes, por les <text:span text:style-name="_3c_num_3e_">.vii.</text:span> jors de la sesmaines.</text:p>
      <text:p text:style-name="_3c_p_3e_"><text:soft-page-break/>Et c’est tout fait en <text:span text:style-name="_3c_num_3e_">.xviii.</text:span> ans et <text:span text:style-name="_3c_num_3e_">.ix.</text:span> mois et <text:span text:style-name="_3c_num_3e_">.xvi.</text:span> jors et demi, selonc les arabiiens ; mais selonc les conteours de sainte eglise, qui welent amender tous depiecemens, sont <text:span text:style-name="_3c_num_3e_">.xix.</text:span> ans et <text:span text:style-name="_3c_num_3e_">un</text:span> jor, qui est outre dou remanant. Lors retorne la lune a son premier point dont elle estoit esmeue premiers, et recourt comme devant.</text:p>
      <text:p text:style-name="_3c_p_3e_">Ore veés que tous le contes de la lune et ses raisons definent et acomplissent son cours dedens <text:span text:style-name="_3c_num_3e_">.xix.</text:span> ans. Et que chascuns ans de la lune est maindres que celui du soleil <text:span text:style-name="_3c_num_3e_">.xi.</text:span> jors, dont il avient que la u de la lune est ou an prime, elle sera l’an qui doit venir <text:span text:style-name="_3c_num_3e_">.xi.</text:span> jors plus ariere au rebours dou kalendier et de l’annee.</text:p>
      <text:p text:style-name="_3c_p_3e_">De cestui meismes <text:span text:style-name="_3c_num_3e_">.xi.</text:span> jors naist uns contes qui est apelés le epacte, pour trover la raison de la lune. Raison coment : au premier an du siecle que les planetes comencierent lor cors en <text:span text:style-name="_3c_num_3e_">un</text:span> meisme jour n’ot nul remanant des ans de la lune ou dou soleil. Et pour-ce disent que le premiers ans des <text:span text:style-name="_3c_num_3e_">.xix.</text:span> devant dis les epactes sont nules.</text:p>
      <text:p text:style-name="_3c_p_3e_">Et en celui an est la lune prime au novime jour a l’issue de mars, si comme elle fu au comencement, et toute cele annee est comme lors. Au secont an que le remanans comença a primes, sont les epactes <text:span text:style-name="_3c_num_3e_">.xi.</text:span>, car tant croist la lune ; et la u elle fu au premier an prime, au secont ara <text:span text:style-name="_3c_num_3e_">.xi.</text:span> jors, au tierç an sont les epactes <text:span text:style-name="_3c_num_3e_">.xxii.</text:span>, au quart an montent .xxxiii.</text:p>
      <text:p text:style-name="_3c_p_3e_">Mais pour-ce qu’il i a un embolisme, c’est une lunee, tu dois oster les <text:span text:style-name="_3c_num_3e_">.xxx.</text:span> jors, pour-ce que toutes lunes d’embolisme ont <text:span text:style-name="_3c_num_3e_">.xxx.</text:span> jours ; et dois retenir le remanant, c’est <text:span text:style-name="_3c_num_3e_">trois</text:span>, qui sont epacte du quart an. Ensi dois tu maintenir les riules, que tu joindras chascune anee <text:span text:style-name="_3c_num_3e_">.xi.</text:span> ; et quant le nombres monte sor <text:span text:style-name="_3c_num_3e_">.xxx.</text:span>, tu en osteras les <text:span text:style-name="_3c_num_3e_">.xxx.</text:span> et te tenras au remanant, et ce feras jusc’a <text:span text:style-name="_3c_num_3e_">.xix.</text:span> ans, que les epactes sont .xviii.</text:p>
      <text:p text:style-name="_3c_p_3e_">Et quant il sont finés, il i a de remanant <text:span text:style-name="_3c_num_3e_">un</text:span> jor, selonc ce que le contes a dit ça ariere, qui est apelés le saut de la lune. Lors dois tu penre celui jor et les <text:span text:style-name="_3c_num_3e_">.xi.</text:span> remanant, et joindre sor .xviii, et font <text:span text:style-name="_3c_num_3e_">.xxx.</text:span>, c’est une lune embolisme, qui doit estre mise en l’anee .xixime. ; et tu n’en as aucun de remanant, por quoi les epactes sont nules, si comme devant.</text:p>
      <text:p text:style-name="_3c_p_3e_">Et sachez que les epactes muent tozjors en septembre, mais sa chaiere est <text:span text:style-name="_3c_num_3e_">.x.</text:span> jors a l’issue de mars ; car en celui jor que la lune n’estoit encore vue, et sainte eglise ne le met en conte, si comme vous avés oï ci devant, et ses jornees estoient nules, segnefie que en celui an sont les epactes nules. Mais la seconde anee, que la lune ot a celui jour <text:span text:style-name="_3c_num_3e_">.xi.</text:span> jors, segnefie que les epactes sont <text:span text:style-name="_3c_num_3e_">.xi.</text:span> Autresi est et sera tousjours ; tant comme la lune a d’âge a celui jour, tant seront les epactes de cele annee.</text:p>
      <text:p text:style-name="_3c_p_3e_">Et sachez que la premiere anee du siecle la lune ot le premier jor d’avrilh <text:span text:style-name="_3c_num_3e_">.x.</text:span> jors, et en mai <text:span text:style-name="_3c_num_3e_">.xi.</text:span>, et en jung <text:span text:style-name="_3c_num_3e_">.xii.</text:span>, et en jungnet <text:span text:style-name="_3c_num_3e_">.xiii.</text:span>, et en aoust <text:span text:style-name="_3c_num_3e_">.xiiii.</text:span>, et en septembre <text:span text:style-name="_3c_num_3e_">.v.</text:span>, et en octobre <text:span text:style-name="_3c_num_3e_">.v.</text:span>, et en novembre <text:span text:style-name="_3c_num_3e_">.vii.</text:span>, en decembre <text:span text:style-name="_3c_num_3e_">.vii.</text:span>, et en jenvier <text:span text:style-name="_3c_num_3e_">.ix.</text:span>, et en fevrier <text:span text:style-name="_3c_num_3e_">.x.</text:span>, et en mars <text:span text:style-name="_3c_num_3e_">.ix.</text:span> jors.</text:p>
      <text:p text:style-name="_3c_p_3e_">Cist conte sont apelé concurrent, a qui nous nous devons tenir tousjours la premiere annee quant les epactes sont nules ; mais du premier en avant dois tu joindre les epactes de celui an concurrens de <text:soft-page-break/>celi mois que tu voldras, et tant aura la lune le premiers jour de celui mois, sauf ce que, se le nombres monte plus de <text:span text:style-name="_3c_num_3e_">.xxx.</text:span>, tu les osteras et retenras le remanant.</text:p>
      <text:p text:style-name="_3c_p_3e_">Mais garde toi ou disenuevime an du saut de la lune, c’est a dire dou jour qui croist en tous les <text:span text:style-name="_3c_num_3e_">.xix.</text:span> ans, selonc ce que le contes dit ci deseure. Car de ce avient une erreur el mois de jule ; car la u la lune doit estre jugie de <text:span text:style-name="_3c_num_3e_">.xxx.</text:span> jours, selonc les epactes elle est prime. Tout autresi te covient il garder en l’octime an et en l’onzime, pour ce que le raison des epactes i faut en <text:span text:style-name="_3c_num_3e_">.ii.</text:span> lunees, por achoison de l’embolisme.</text:p>
      <text:p text:style-name="_3c_p_3e_">Et sachez que la paske de la resurrection Jhesucrist mue selonc le cours de la lune. Raison comment : il fu voirs que jadis quant le pules d’Israhel fu amenés en chetivison en Babilone, qu’il furent delivré <text:span text:style-name="_3c_num_3e_">un</text:span> jor de plaine lune, c’est a dire qu’elle avoit <text:span text:style-name="_3c_num_3e_">.xiiii.</text:span> jors, et ce fu puis que le solaus fu entrés en Aries.</text:p>
      <text:p text:style-name="_3c_p_3e_">Et vous avés bien oï ça arieres por quoi la chaiere de l’epacte est chascun an el disime jor a l’issue de mars ; et ensi observent le juis, que en celui jour ou de le avant, u qu’il truevent la lune quatorzime, il celebrent lor Paske, en ramembrance de lor delivrance. Mais sainte eglise fait ses Paskes le premier diemence qui vient aprés cele lune plaine, pour-ce que Jhesucris resuscita de mort en celi jour. Et sachez que la vielle loi gardoit le septime jor que Deus se reposa, quant il ot fait le monde et ces autres choses, ce est le samedi ; mais en la novele loi gardons nous l’octime jor c’est le diemence, por la reverance de la resurrection.</text:p>
      <text:p text:style-name="_3c_p_3e_">Et sachez que <text:span text:style-name="_3c_num_3e_">.xl.</text:span> jors aprés la resurrection, Nostre Signour s’en ala el ciel, et pour-ce celebrons nous la feste de l’Ascention. Et de lors a <text:span text:style-name="_3c_num_3e_">.x.</text:span> jours vint le Sains Esperis sor les disciples, porquoi nous gardons la feste de la Pentecouste. Ces et maint autres choses peut on savoir par les raisons de la lune et du soleil, et pour-ce fet il bon a savoir les.</text:p>
      <text:p text:style-name="_3c_p_3e_">Mais qui voudra savoir quant l’anee cort el conte des <text:span text:style-name="_3c_num_3e_">.xxviii.</text:span> ans du soleil, il prendera les ans de Nostre Signeur, et si ajoindra <text:span text:style-name="_3c_num_3e_">.ix.</text:span> ans avec, car tant s’en estoient ja alé quant il nasqui ; et de toute cele some ostera toz les <text:span text:style-name="_3c_num_3e_">.xxviii.</text:span> qu’il pora, et le remanant sera son conte. Tout autresi qui savoir vuet quele anee court el nombre des <text:span text:style-name="_3c_num_3e_">.xix.</text:span> ans de la lune, prenge les ans Nostre Signeur et <text:span text:style-name="_3c_num_3e_">un</text:span> an plus et puis en ôte tous les <text:span text:style-name="_3c_num_3e_">.xix.</text:span> qu’il peut, et le remanans est çou qu’il quiert.</text:p>
      <text:h text:style-name="Heading_20_2" text:outline-level="2"><text:bookmark-start text:name="I119"/><text:span text:style-name="_3c_id_3e_">[I119] </text:span><text:bookmark-end text:name="I119"/><text:span text:style-name="_3c_num_3e_">.I.CXVIIII.</text:span> Des signaus des planetes et des <text:span text:style-name="_3c_num_3e_">.ii.</text:span> tramontaines</text:h>
      <text:p text:style-name="_3c_p_3e_">Or est il bien legiere chose de savoir en quel signal maint le soleil ; et puis que l’en set çou, il peut legierement savoir ou la lune est. Car elle s’esloigne du soleil chascun jor <text:span text:style-name="_3c_num_3e_">.xiii.</text:span> degrés poi s’en faut. D’autre part se tu doubles l’âge de la lune et joindras <text:span text:style-name="_3c_num_3e_">.v.</text:span> et la some partiras en <text:span text:style-name="_3c_num_3e_">.v.</text:span>, sachés que tantefois <text:soft-page-break/>con tu i troveras <text:span text:style-name="_3c_num_3e_">.v.</text:span>, tant signal a couru la lune de celui u elle se renovela. Et tant com il i a de remanant, tant est elle ja dedens celui signal.</text:p>
      <text:p text:style-name="_3c_p_3e_">Et sachés que celui signal en quoi le soleil maint lieve tozjors au matin, c’est la premiere heure dou jor, et couche o tout le soleil la premiere eure de la nuit. Raison coment : le solaus se tornie tousjours des orient en occident, selonc ce que le firmamens tornie o tous les signaus et les autres estoiles, chascun selonc son cours ; més le solaus et les autres planetes ensivent toutes voies lor cercles des <text:span text:style-name="_3c_num_3e_">.xii.</text:span> signaus. Et pour ce covient il que quant le solaus est en Aries, le solaus lieve et couche selonc ce que Aries fet ; et ensi lieve Aries la premiere heure du jor, et Taurus lieve l’eure seconde, Gemini la tierce heure, et puis tint le un aprés l’autre tant qu’il sont trestous levés. Et quant le derrains est levés, lors couche le premiers, et vet tant toute nuit d’eure en heure, qu’il revient a son levant.</text:p>
      <text:p text:style-name="_3c_p_3e_">Mais pour ce que le cercles du soleil est plus briés que celui des signaus, le avient il a fere plus tost son cours, tant qu’il passe tout le jour plus avant que son signal poi main que un degré, dont il en i a <text:span text:style-name="_3c_num_3e_">.xxx.</text:span> en chascun signal. Et pour-ce garde que tant comme le solaus a avancié son cors dedens son signal, autretant lieve celui signal devant le soleil, c’est a dire devant la premiere heure dou jor. Raison coment : se le soleil est ore entrés el chief d’Arles, certes il comence a lever soi el commencement de la premiere heure ; més quant il est couru jusc’au mileu d’Aries, lors est la moitié d’Aries ja levee quant le solaus lieve ; autresi di je vers la fin, et de tous autres signaus.</text:p>
      <text:p text:style-name="_3c_p_3e_">Or avés oï a quel heure del jor et de la nuit lieve chacun signal ; or est il bon a savoir qui est le sires de chascune heure. Et en some sachez que la premiere heure de chascun jor est desous celui pianete por qui celui jour est només ; raison coment : la premiere heure du samedi est soz Saturne, et cele dou diemence est du soleil, et cil du lundi est soz la lune ; autresi sont les autres. Dont il covient que se la prime eure est de Saturne, que la seconde soit de Jupiter et la tierce de Mars et la quarte du soleil et la quinte de Venus et la siste de Mercure et la septime de la lune. Puis comence de rechief ; car l’uitime est celi meisme que la premiere, et la nuevime a celi que la seconde. Ft ensi vet toustans par ordre jour et nuit, selonc ce que le firmamens tornie tozjors sans definer de orient en occident, sor les <text:span text:style-name="_3c_num_3e_">.ii.</text:span> eissiaus, qui sont l’un en midi l’autre en septentrion, et cil et cel ne se remuënt pas, autresi comme les eissiaus d’une charete.</text:p>
      <text:p text:style-name="_3c_p_3e_">Por ce nagent le marenier as ensegnes des estoiles qui i sont, qu’il apelent tramontaines, et les gens qui sont en Europe et en ceste partie nagent a la tramontaine de septentrion et le autre nagent a la tramontaine de midi. Et que ce soit verités, prenés une piere d’aimant : vous troverés qu’elle a <text:span text:style-name="_3c_num_3e_">.ii.</text:span> faces, une qui gist vers la tramontaine de midi, et l’autre gist vers l’autre. Et chascune des <text:span text:style-name="_3c_num_3e_">.ii.</text:span> faces alie la puinte de l’aguille vers cele tramontaine a qui cele face gisoit. Et pour-ce seroient le marenier sovent deceu s’il ne s’en presissent garde. Et pour-ce que ces <text:span text:style-name="_3c_num_3e_">.ii.</text:span> estoiles ne se muevent, avient il que les autres estoiles qui sont enki entour ont plus petis cercles, et les autres grignours, selonc ce que les unes i sont plus prés et les autres plus loing.</text:p>
      <text:h text:style-name="Heading_20_2" text:outline-level="2"><text:bookmark-start text:name="I120"/><text:soft-page-break/><text:span text:style-name="_3c_id_3e_">[I120] </text:span><text:bookmark-end text:name="I120"/><text:span text:style-name="_3c_num_3e_">.I.CXX.</text:span> De nature quelle elle est et coument elle oevre es choses du monde</text:h>
      <text:p text:style-name="_3c_p_3e_">Par ces <text:span text:style-name="_3c_num_3e_">.ii.</text:span> raisons que le contes devise ci devant et plus en arieres, poés vous bien entendre comment le firmamens tornie tozjors environ le monde, et coment les <text:span text:style-name="_3c_num_3e_">.vii.</text:span> planetes courent par les <text:span text:style-name="_3c_num_3e_">.xii.</text:span> signaus, dont il ont si grant poesté sor les choses terrienes qu’il les couvient aler et venir selonc lor cours ; car autrement n’auroient eles nule force de naistre ne de croistre ne de finer ne d’autre chose.</text:p>
      <text:p text:style-name="_3c_p_3e_">Et a la verité dire, se le firmamens ne torniast tozjors environ la terre si com il fait, il n’est nule creature au monde qui se peust movoir par nule maniere del monde ; et plus encore, que se le firmamens demorast <text:span text:style-name="_3c_num_3e_">un</text:span> seul pichot, qu’il n’alast, il covendroit fondre et anientir totes choses ; pour-ce devons nos amer et criembre Nostre Signeur, qui est sires de tout ce, et sans qui nul bien ne nule poesté ne peut estre. Il establi nature desoz soi, qui ordeine totes les choses del ciel en aval selonc la volenté dou Soverain Pere.</text:p>
      <text:p text:style-name="_3c_p_3e_">Dont Aristotles dist, que nature est cele chose par qui totes choses s’esmuevent ou se reposent par aus meismes. Raison comment : le feus va tozjors amont par soi meismes, et la piere se pose tozjors par soi meisme ; mais qui enclot le feu si qu’il ne puisse monter, ou qui gete la piere, c’est a force et par autrui, non mie par aus meismes, dont n’est ce selonc nature. Et sor ce dist le philosophes, que les oevres de la nature sont en <text:span text:style-name="_3c_num_3e_">.vi.</text:span> manieres, ce sont generation, corruption, acroissement, diminution, alteration, et muemens de l’un lieu en l’autre.</text:p>
      <text:p text:style-name="_3c_p_3e_">Raison coment : generation est cele oevre de nature par qui totes choses sont engendrees, selonc ce qu’elle fait engendrer d’un oef un oiseau ; ce ne feroit trestoz le mondes ensamble, se force de nature ne le fait ; autresi di je des hommes et des autres choses.</text:p>
      <text:p text:style-name="_3c_p_3e_">Corruption est cele chose de nature por quoi totes choses sont corrompues et menees a son definement ; car la mort de l’homme et des autres choses n’avient se por ice non que ses humors qui le tienent en vie sont corrompues en tel maniere qu’il n’ont plus de pooir ; lors covient il que cele chose viegne a sa fin ; mais quant on l’ocist a force, ce n’est mie corruptions de nature.</text:p>
      <text:p text:style-name="_3c_p_3e_">Acroissemens est cele oevre de nature qui fait croistre <text:span text:style-name="_3c_num_3e_">un</text:span> petit enfant ou autre chose de sa generation jusc’a tant qu’il doit croistre, car toutes choses sunt abonnees dedens lor terme, outre quoi elle ne peut pas croistre.</text:p>
      <text:p text:style-name="_3c_p_3e_">Diminutions est cele oevre de nature qui fait amenuisier un homme u une autre chose ; car quant uns hom est alés jusc’a ses bonnes, et qu’il a tant creu comme il doit, lors recomence il a descroistre et amenuisier sa force, jusc’a sa fin</text:p>
      <text:p text:style-name="_3c_p_3e_"><text:soft-page-break/>Alteration est cele oevre de nature qui mue une chose en autre, si comme nous veons, en une figue ou autre fruit qui naist de color vert, que nature mue cele coulor en autre, et les fet noires ou rouges ou d’autre coulor.</text:p>
      <text:p text:style-name="_3c_p_3e_">Muement est cele oevre de nature por quoi nature fet muer le firmament, les estoiles, les vens, les eaux, et maintes autres choses, de l’un lieu en autre, par aus meismes. Ce sont les oevres de nature, ja soit ce que le contes devise ci petit d’exampleres ; mais il souffissent bien a bon entendeour par toutes choses qui par nature sont et pour-ce est il chose provee a savoir qu’est nature et quoi non.</text:p>
      <text:p text:style-name="_3c_p_3e_">Mais ci se taist le contes a parler du firmament et des estoiles et des choses desus, et tornera a deviser la nature des choses qui sont en tiere ; mais il devisera premiers les parties et les habitations de la terre.</text:p>
      <text:h text:style-name="Heading_20_2" text:outline-level="2"><text:bookmark-start text:name="I121"/><text:span text:style-name="_3c_id_3e_">[I121] </text:span><text:bookmark-end text:name="I121"/><text:span text:style-name="_3c_num_3e_">.I.CXXI.</text:span> Ci commence mapamunde, et devise briement toutes les regions et les lieus des habitans</text:h>
      <text:p text:style-name="_3c_p_3e_">Terre est chainte et avironnee de mer, selonc ce que le contes a devisé ça arieres, la ou il parole des elimens. Et sachez que çou est la grant mer, qui est apelee Ocheaine, de quoi sont estraites totes les autres qui sont parmi la terre en diverses parties et sont ausi comme bras de celui. Dont cil qui vient par Espaigne en Ytaile et en Grece est graindres que les autres, et pour-ce est elle apelee la mer grant Mitteterraine, pour-ce qu’elle fent par mileu de la terre jusques vers orient, et devise et depart les <text:span text:style-name="_3c_num_3e_">trois</text:span> parties de la terre.</text:p>
      <text:p text:style-name="_3c_p_3e_">Raison coment : toute la terre est devisee en <text:span text:style-name="_3c_num_3e_">trois</text:span> parties, ce sont Aise, Aufrique, et Europe. Mais ce n’est mie a droit, pour-ce que l’une n’est pas igal a l’autre, car Aise tient bien une moitié de la terre toute, dés le lieu ou le fleuve de Nile chiet en mer en Alixandre, et de ce lieu ou le fleuve de Thanaim chiet en mer au Bras Saint George vers orient, tot jusc’a la mer ocheaine et au paradis terrestre.</text:p>
      <text:p text:style-name="_3c_p_3e_">Les autres <text:span text:style-name="_3c_num_3e_">.ii.</text:span> parties sont le remanant de la terre vers occident partot jusc’a la mer ocheaine, mais eles sont devisees par la mer grant qui est entre deus. Et cele partie qui est par dela vers midi jusqu’en occident est Aufrike, et l’autre terre qui est par de ça vers tramontaine, c’est en septentrion vers soleil couchant, est Europe.</text:p>
      <text:p text:style-name="_3c_p_3e_">Et por mieux moustrer le païs et les gens du monde, traitera le contes briement de cascune partie par soi, et premierement d’Aise, qui est la premiere et la grignor ; et comencera de celui chief que est vers midi, ou el se part d’Aufrique au fleuve de Nile et au fleuve de Tigre, ce est en Egypte.</text:p>
      <text:h text:style-name="Heading_20_2" text:outline-level="2"><text:bookmark-start text:name="I122"/><text:soft-page-break/><text:span text:style-name="_3c_id_3e_">[I122] </text:span><text:bookmark-end text:name="I122"/><text:span text:style-name="_3c_num_3e_">.I.CXXII.</text:span> D’aise qi siet en la partie d’orient</text:h>
      <text:p text:style-name="_3c_p_3e_">En Egypte est la cité de Babilone et Lou Caire et Alixandre et plusors autres viles. Et sachez que Egypte est une terre qui siet contre midi et s’estent vers soleillevant ; et par deriere le est Etyope ; et par desus cort le fleuves de Niles, c’est Geon, qui comence desous sus la mer ocheaine, ou il fait maintenant un lac qui est apelés Nilides, et est de toutes choses samblables a celes que nos veons au fleuves de Niles.</text:p>
      <text:p text:style-name="_3c_p_3e_">Et d’autre part quant il a en Mauritaine grans pluies ou grant noif qui decheent en celui lac, lors croist le fleuves de Niles et enonde la terre d’Egypte ; et por çou disent le plusieurs que cil fleuves est de celui lac. Mais l’eau del lac s’en entre par terre et court par voies closes et par pertruis privés dedens la terre, tant qu’elle apert en Cesaire, ou elle se demoustre toute samblable au premier lac. Et iluec s’en entre de rechief souz terre, et s’en vet par lontaines terree, qu’il n’en ist fors jusques a la terre d’Etyope, ou il apert et fet <text:span text:style-name="_3c_num_3e_">un</text:span> fleuve qui a non Tigre, de quoi le contes dit qu’il devise Affrique d’Aise. A la fin se part il en <text:span text:style-name="_3c_num_3e_">.vii.</text:span> et s’en vet outre par midi en la mer d’Egypte, et en ist uns fleuves qui baigne et arose toute la terre d’Egypte, car il n’i a autres fleuves ne pluies.</text:p>
      <text:p text:style-name="_3c_p_3e_">Raison coment : quant le solaus est ou signal de Cancre <text:span text:style-name="_3c_num_3e_">.x.</text:span> jors a l’issue de jung, cil fleuves comence a croistre, et tozjours croist jusqu’il entre ou Lion. Et quant le solaus entre ou Lion et est dedans, il a si grant force, les <text:span text:style-name="_3c_num_3e_">trois</text:span> jours devant les kalendes d’aoust jusc’a <text:span text:style-name="_3c_num_3e_">.xi.</text:span> jors a l’entree, qu’il ist outre le lit de son cours ça et la, tant qu’il arouse toute la terre ; et ensi fait tant que le solaus maint en Lyon. Et quant il entre en Virge, il comence a descroistre chascun jour plus.et plus, tant que le solaus entre en Libre et que le jorz et la nuis sont ygal en septembre, lors retorne le fleuves dedens ses rives et se reclot en son canel.</text:p>
      <text:p text:style-name="_3c_p_3e_">Por ce disent le egyptiien que en cele anee que le fleuves de Nile croist trop en haut et que son acroissement se desmesure outre <text:span text:style-name="_3c_num_3e_">.xviii.</text:span> piés que le champ ne gaignent mie tant por le moistour des eaux, qui i gisent trop longuement. Et quant il croist mains de <text:span text:style-name="_3c_num_3e_">.xiiii.</text:span> piés, lors ne puent le champ estre baignié par tot ou il besoigne, et pour-ce avienent les famines en cele terre et la defaute du blé. Mais quant il est en <text:span text:style-name="_3c_num_3e_">.xvi.</text:span> piés ou enki entour, lors est la plenté de toz biens.</text:p>
      <text:p text:style-name="_3c_p_3e_">C’est le fleuves d’Egypte de qui disent le plusieurs que sa naissance ne peut restre trovee outre celui lieu ou le Tigre se part en <text:span text:style-name="_3c_num_3e_">.vii.</text:span> et que Nile comence. Sa voie est le païs d’Arrabe, qui s’apertient a la mer Rouge. Et sachez que cele mers est rouge non mie par nature mais par accident, por les teres qui sont rouges dont il fait son cors. Et cil est <text:span text:style-name="_3c_num_3e_">un</text:span> goufre de la mer occheaine qui est devisee en <text:span text:style-name="_3c_num_3e_">.ii.</text:span> bras, un qui est de Perse et l’autre qui est d’Arrabe.</text:p>
      <text:p text:style-name="_3c_p_3e_">Et sachez que en la riviere de la mer Rouge est une fontaine de tel nature que se les brebis en boivent, tot maintenant comencent a muer la coulour de la toison des berbis dedens la pel ; et cele <text:soft-page-break/>coulor croist et vient, et l’autre coulor, quant la toison est escreue, s’en vet o tout la toison. En celui païs croist le encens et la mirre et la canele et un oiseau qui est apelés fenix, dont il n’a que <text:span text:style-name="_3c_num_3e_">un</text:span> en tout le monde, selonc ce que nous troverons ça avant ou livre des oisiaus.</text:p>
      <text:p text:style-name="_3c_p_3e_">Encore est outre celui lieu meisme mont Casse, ou est Jafe la tres anciene vile de tout le monde, si comme elle fu fete devant le delouge. Encore i est Sorie et Judee, c’est une grant province ou le basme naist, et si i est la cité de Jerusalem et Bethleem et le fleuve de Jordan, qui est ensi apelés por <text:span text:style-name="_3c_num_3e_">.ii.</text:span> fontaines dont l’une a non Jor et l’autre Dan, qui se joignent ensamble. Et ces fleuves naissent sez le mont Liban, et devise le païs de Judee de celui d’Arrabe, et en la fin chiet en la mer Morte pres de Jericho.</text:p>
      <text:p text:style-name="_3c_p_3e_">Et sachez que mer Morte est issi apelee pour-ce qu’elle n’engendre ne ne rechoit nule chose vivant, et toutes choses qui sont sans vie cheent en parfont, ne nus vens ne’l peut movoir ; et est toute samblans a burre bien tenant, pour-ce est elle apelee la mer Salmaire et le lac d’Asfalt. Et sachez que le burre de celui lac est si tenant et si glutineus que, se uns hom en preist une filailles, eles ne se depecheroient jamés, ains s’en venroient totes ensamble, se l’en ne le touchast au sanc menstruel des femes, qui tantost le depieche. Et cil lac est es parties de Judee.</text:p>
      <text:p text:style-name="_3c_p_3e_">Aprés est Palestine, ou est la cités d’Escalona, qui jadis furent apelé Philistiem. Long de Jherusalem sont les <text:span text:style-name="_3c_num_3e_">.ii.</text:span> cités de Sodome et de Gomorre. Dedens Jude vers soleil couchant sont les hesseniiens, qui par lor grant savoir se desovirent des gens por eschiver deliz, car entr’aus n’a nule feme, ne pecune n’i est ja conneue ; il vivent del palmis ; et ja soit ce que nus i naisse, la multitude des gens n’i faut, et se maint des gens i vont, nus n’i peut manoir longuement, se chasteté et foi et innocence n’est avec lui, car Deus ne le suefre mie.</text:p>
      <text:p text:style-name="_3c_p_3e_">Aprés vient le païs de Seluice, ou il a <text:span text:style-name="_3c_num_3e_">un</text:span> autre mont Casse pres d’Anthioce, qui est si haut que l’en peut veoir le soleil dedens la quarte partie de la nuit, et ensi peut on veoir jour et nuit a une heure, et peut on veoir la luour devant que le jors apere.</text:p>
      <text:p text:style-name="_3c_p_3e_">Par enki cort le fleuves d’Eufrate, qui naist en Ermenie la grant, sor Zizame, au pié del mont Catoten, tres parmi Babilone ; et s’en vet en Mespotaigne, et la baigne il et enonde tout le païs, tot ausi com Nile fet en Egypte en celui tens meismes. Salustes dist que Tigres et Eufrates naissent en Ermenie d’une meisme fontaine.</text:p>
      <text:p text:style-name="_3c_p_3e_">Tigre est uns fleuves qui alieve son chief en Ermenie d’une noble fontaine qui est només Elogies ; et au comencement cort lentement sans son non ; et quant il touche la marche des mediiens, maintenant est apelés Tigres, tant qu’il chiet el lac qui est apelés Aretuse, qui sostient toutes choses coment qu’eles soient griés et pesans. Et son cors est en tel maniere parmi le lac que le poisson de l’une partie n’entrent pas en l’autre, et court si fort que c’est une merveille, et sa coulor est devisee de celui du lac. En ceste maniere s’en vet Tigre courant comme foudre tant qu’il treuve Montor a l’encontre, lors entre <text:soft-page-break/>desous terre, et ist de l’autre part a Zomode. Puis s’en entre il desous terre, et cort dedens tant qu’il apert en la terre des jabeniiens et des arabiiens.</text:p>
      <text:p text:style-name="_3c_p_3e_">Aprés vient Celice, une grant terre ou Montor siet. A destre esgarde septentrion ; et cele part est Caspie et Orcanie. A senestre esgarde midi, et en cele partie est Amazonie le regnes des femes, et Achaie et Escite, et ses frons esgarde occidant. Tant comme ce mont esgarde midi, eschaufe il fort par le soleil ; mais d’autre part, qui esgarde septentrion, n’a que vens et pluies. La est la terre de Scite ou le mons de Cimere siet, qui par nuit fait grans fumees ; et la terre d’Aise la petite, ou est Epessim et Troie et la terre Galate de Bitine et la terre de Pasfegloine et cele de Capadoce, et la terre de Asire, en quoi est Arbelite, une regions u Alixandres venki Daire le roi, et la terre de Mede.</text:p>
      <text:p text:style-name="_3c_p_3e_">Encore sont a destre de Montor les portes de Caspe, ou l’en ne peut aler fors que par <text:span text:style-name="_3c_num_3e_">un</text:span> petit sentier qui fu fais a force par mains d’omme ; qui a de lonc bien <text:span text:style-name="_3c_num_3e_">.viiim.</text:span> pas. Puis i a une espasse de <text:span text:style-name="_3c_num_3e_">.xxviiim.</text:span> pas de terre par lonc, u il n’a point de puis ne de fontaines. Et sachez que maintenant que printans vient, le serpent du païs s’enfuient cele part, par quoi nus hom peut aler. As portes de Caspe vers orient est uns leus le plus plentevieus de totes choses qui sont sus terre, et cil leus est apelés Direu. Enki enprés est la terre de Termegire, qui est si tres douce et delitable que Alixandres i fist la premiere Alixandre, qui est ore apelee Cileuce.</text:p>
      <text:p text:style-name="_3c_p_3e_">Aprés est Bautie, uns païs qui fiert contre la terre d’Inde. Outre les bautriens est Pande, une vile de sodianiens, ou Alixandres fist la tierce Alixandre, por demostrer le fin de ses aleures. C’est le leus ou premierement Liber, et puis Ercules, et puis Semiramis, et puis Cire firent autel, por signe qu’il avoient la terre conquise jusques la, et plus avant n’avoit point de gent. Par enki se torne la mers de Scite et celi de Caspe en occheaine, et au commencement sont les tres grans nois et parfondes. Aprés i est la grant deserte. Aprés i sont Antropofagi, une gent mout aspres et mout fieres.</text:p>
      <text:p text:style-name="_3c_p_3e_">Aprés i a une grandesime terre qui tote est plaine de bêtes sauvages, si cruels que l’on n’i peut pas aler. Et sachez que ceste male aventure avient par le grandesime joug qui est sor la mer, que le barbarin apelent Tabi. Aprés sont les grandesimes solitudes et les terree desabitees vers soleil levant.</text:p>
      <text:p text:style-name="_3c_p_3e_">Aprés cel liu et outre totes habitations des hommes trovons nous tot avant hommes qui sont apelé Sere, qui de fuelles et d’escorce d’aubres par force d’eau font une laine dont il font vestimenz. Et sont humbles et paisibles entr’aus, et refusent compaignie d’autre gent ; més le nostre marcheant passent lor premier fleuve et trovent sor la riviere totes manieres de marchandises qui la peut estre trovee ; et sans nul parlement il esgardent a l’oeil le pris de chascune, et quant il l’ont veu, il en portent çou qu’il welent et laissent la vaillance ou lieu meismes. En ceste maniere vendent il lor marchandise ne des nostres ne welent ne poi ne mout.</text:p>
      <text:p text:style-name="_3c_p_3e_">Aprés ce est la terre de Arace sor la mer, ou le airs est mout atemprés ; et entre cele terre et Inde siet le païs de Symicoine entre deus.</text:p>
      <text:p text:style-name="_3c_p_3e_"><text:soft-page-break/>Aprés cele terre siet Inde, qui dure des les montaignes de Medes jusc’a la mer de midi, ou le airs est si bons qu’il i a <text:span text:style-name="_3c_num_3e_">.ii.</text:span> fois esté et <text:span text:style-name="_3c_num_3e_">.ii.</text:span> moissons en une annee, et en lieu d’yvier i est uns vens clous et souef. En Inde avoit <text:span text:style-name="_3c_num_3e_">.vm.</text:span> viles bien pueplees et habitees de gens ; et ce n’est pas merveille, a ce que le indiiens ne furent onques remués de lor terre. Li tres grant fleuve qui sont en Ynde sont Ganges et Yndus et Ypanus, le tres noble fleuves qui detint les aleures Alixandre, selonc ce que les bonnes qu’il i ficha sor la riviere demoustrent apertement.</text:p>
      <text:p text:style-name="_3c_p_3e_">Gambaride sont le derrenier peuple qui sont en Inde. En une ille de Ganges est la terre de Pras et de Paliborte, et mont Martel. Les gens qui habitent entor le fleuve Indus devers midi sont de verde coulor. Hors de Inde sont <text:span text:style-name="_3c_num_3e_">.ii.</text:span> illes, Eride et Argite, ou il a si tres grant chose de metal que le plusor quident que toute la terre soit or et argent.</text:p>
      <text:p text:style-name="_3c_p_3e_">Et sachez qu’en Ynde et en celui païs la outre a maintes diversités de gens. Car il i a de teus qui ne vivent fors que de poissons ; et de teus i a qui ochient lor peres avant qu’il decheent por veillesse ou por maladie, et si les menguënt, et ce est entr’aus une chose de grant pitié. Cil qui habitent el mont Niles ont les piés envers, c’est la plante desus, et en chascun <text:span text:style-name="_3c_num_3e_">.viii.</text:span> dois. Autres i a qui ont testes de chien. Et le autre n’ont chief, mais lor oeil sont es espaules. Une gent i a que, maintenant qu’il naissent, sont chenus et blans de cheviaus, et en veillesse noircissent. Li autre n’ont c’un oeil, et le autre une jambe. Et si i a femes qui portent enfans <text:span text:style-name="_3c_num_3e_">.v.</text:span> ans, mais il ne vivent outre l’âge de <text:span text:style-name="_3c_num_3e_">.viii.</text:span> ans. Tous arbres qui naissent en Inde ne sont jamés sans fueilles. En Inde comence mont Caucassus, qui de son joug esgarde grandesime partie du monde. Et sachés que en cele partie dou terre par ou le solaus lieve naist le poivres.</text:p>
      <text:p text:style-name="_3c_p_3e_">Encore a en Ynde un autre ille qui est apelee Oprobaine, dedens la Rouge mer ; ou il cort parmi uns grans fleuves, et d’une part sont le olifant et autres bêtes sauvages, de l’autre part sont homme o grant plenté de pierres precieuses. Et sachez que en celui païs ne servent pas nules estoiles, car n’en i a nules qui luisent se n’est une grant et claire qui a non Canopes. Ne la lune ne voient il sor terre fors de l’octime jour jusc’au sesime.</text:p>
      <text:p text:style-name="_3c_p_3e_">Cele gent ont a destre soleil levant. Et quant il welent aler par mer, il portent oisiaus qui sont norris cele part ou il welent aler, et puis conduisent lor nef selonc ce que le oiseau demostrent. Et sachez que le yndiien sont grignor que nule gent ; et grandesime partie de cele isle est deserte et desabitee por la chaleur.</text:p>
      <text:p text:style-name="_3c_p_3e_">Aprés les yndiiens sont les autres montaignes u habitent les Ictiofagi, une gent qui ne manguënt se poisson non ; mais quant Alixandres les conquist, il lor vea qu’il ne les mangaissent jamés. Outre cele gent est la deserte de Karmanie, ou il a une terre rouge ou nule gent ne vont, car nule chose vivant n’i entre qu’il ne muire tantost.</text:p>
      <text:p text:style-name="_3c_p_3e_"><text:soft-page-break/>Puis vient la terre de Perse, entre Inde et la mer Rouge et entre Mede et Carmenie. Puis i a <text:span text:style-name="_3c_num_3e_">trois</text:span> illes en quoi naissent les caucatrix, qui ont <text:span text:style-name="_3c_num_3e_">.xx.</text:span> piés de lonc. Puis est la terre de Parte, et puis la terre de Caldee ou la cités de Babilone siet, qui a <text:span text:style-name="_3c_num_3e_">.lxm.</text:span> piés environ ; et si i cort le fleuves d’Eufrates.</text:p>
      <text:p text:style-name="_3c_p_3e_">En Inde est le paradis terrestres, ou il a de totes manieres de fust et des arbres et des pomes, et de toz les fruis qui sont en terre, et le arbres de vie que Dieus vea au premier homme. Et si n’i a froit ne chaut, mes perpetuel atemprance. Et el mileu est la fontaine qui trestot l’arouse, et nest en <text:span text:style-name="_3c_num_3e_">.iiii.</text:span> fleuves. Et sachez que aprés le pechié du premier homme, cil leus fu clos a toz hommes. Ces et maint autres terres et fleuves sont en Inde et en tote cele partie qui est vers soleil levant. Mes le contes n’en dira ore plus que dit en a, ains voldra escrire de la seconde partie, c’est Europe.</text:p>
      <text:p text:style-name="_3c_p_3e_">Et sachez que en ceste partie oriental nasqui Jhesucris, en une province qui est apelee Judee, prés de Jherusalem en une cités qui est apelee Bethleem. Et pour-ce comença premierement la crestiiene loi en celui païs, selonc ce que le contes a devisé ça arieres la u il parole de lui et de ses apostres. En celui païs a mains patriarches et archevesques et evesques, selonc l’establissement de sainte eglise, qui sont par conte <text:span text:style-name="_3c_num_3e_">.c.</text:span> et <text:span text:style-name="_3c_num_3e_">trois</text:span> Mais la force des sarrasins mescreans en une grant partie sorprise, par quoi la sainte loi Jhesucrist n’i peut estre cultivee.</text:p>
      <text:h text:style-name="Heading_20_2" text:outline-level="2"><text:bookmark-start text:name="I123"/><text:span text:style-name="_3c_id_3e_">[I123] </text:span><text:bookmark-end text:name="I123"/><text:span text:style-name="_3c_num_3e_">.I.CXXIII.</text:span> De europe</text:h>
      <text:p text:style-name="_3c_p_3e_">Europe est une partie de la terre qui est devisee de celui d’Aise la u est le estrois dou Bras St. George et es parties de Constantinoble et de Grece ; et s’en vient vers septentrion par tote la terre de ça la mer jusqu’en Espaigne sur la mer ocheaine.</text:p>
      <text:p text:style-name="_3c_p_3e_">En ceste partie de terre est la cités de Romme, qui est le chiés de tote crestiienté. Et pour-ce dira le contes tot avant d’Ytaile, c’est le païs en quoi Rome siet qui a devers midi la grant mer encoste, et devers septentrion bat la mer de Venisse, qui est apelee la mer Adriane por la cité d’Adrie qui fu fondee dedens la mer ; et son mileu est es chans de la cité de Reate.</text:p>
      <text:p text:style-name="_3c_p_3e_">Et sachez que Ytaile fu jadis apelee Grece la grant, quant le grezois la tenoient ; et est finee vers soleil couchant au joug des montaignes qui sont vers Provence et vers France et vers Alemaigne, u il a une grant terre entre les autres, qui a <text:span text:style-name="_3c_num_3e_">.ii.</text:span> fontaines. De l’une devers Lombardie naist uns fleuves mout grans, qui s’en passent par Lombardie et reçoit en soi <text:span text:style-name="_3c_num_3e_">.xxx.</text:span> fleuves, et s’en entre en la mer Adriane prés de la cité de Ravene ; et c’est Po, que le grieu apelent Eridaine, mais en latin est il apelés Padus.</text:p>
      <text:p text:style-name="_3c_p_3e_">De l’autre fontaine vers France ist Rosnes, qui s’en vet d’autre part vers Borgoigne et par Provence, tant qu’il s’en entre en la grant mer de Provence si roidement qu’il enporte les nés dedens la mer, et bien <text:span text:style-name="_3c_num_3e_">.v.</text:span> lieus et plus est eau douce ; et pour-ce disent il qu’il est uns des <text:span text:style-name="_3c_num_3e_">trois</text:span> grignors fleuves d’Europe.</text:p>
      <text:p text:style-name="_3c_p_3e_"><text:soft-page-break/>En Ytaille a maintes provinces, dont Toschane est la premiere, ou Rome est tot avant. Et parmi Rome cort Toivre, et s’en entre en la grant mer. Et sachez que le apostoles de Rome a desous lui <text:span text:style-name="_3c_num_3e_">.vi.</text:span> evesques qui sont chardenals, celui d’Ostie et de Albani et de Portes et de Savine et de Tosquelain et de Penestraine. Ce furent bonne cités ancienement, mais Rome les a sosmises a sa signorie, car eles sont totes enki prés. Et dedens la cité de Rome a <text:span text:style-name="_3c_num_3e_">.xlvi.</text:span> eglises, ou il a <text:span text:style-name="_3c_num_3e_">.xxviii.</text:span> prestres et <text:span text:style-name="_3c_num_3e_">.xviii.</text:span> dyacres, qui tout sont chardinals de Rome.</text:p>
      <text:p text:style-name="_3c_p_3e_">Aprés ce sont en Toschane <text:span text:style-name="_3c_num_3e_">.xxi.</text:span> eveschiés, sans Pise, qui a archeveschié, et a <text:span text:style-name="_3c_num_3e_">trois</text:span> eveschiés desous lui. Et sachez que la derraine eveschiés de Toschane est celi de Lune, qui marchist as genevois.</text:p>
      <text:p text:style-name="_3c_p_3e_">Outre Rome est la terre de Champaigne, ou est la cités d’Anaigne et de Gaite et .vii : autres eveschiés. Aprés est la terre d’Abruz, ou il a <text:span text:style-name="_3c_num_3e_">.vii.</text:span> evesqués. Aprés est la duchees d’Ispolite ou est la cités de Assise et Reate et <text:span text:style-name="_3c_num_3e_">.viii.</text:span> autres eveschiés. Aprés est la marche d’Anquone, ou est la cités de Esqule et Orbins et <text:span text:style-name="_3c_num_3e_">.xi.</text:span> autres eveschiés. Aprés est terre de Labour, ou est la cités de Benevent et Salerne et maintes grans terres, ou il a <text:span text:style-name="_3c_num_3e_">.vii.</text:span> archeveschiés et cinquante et <text:span text:style-name="_3c_num_3e_">un</text:span> eveschiés.</text:p>
      <text:p text:style-name="_3c_p_3e_">Aprés est le regnes de Puille, ou est la cités d’Aceronte, sus la senestre corne d’Ytaile. Et sachez que en Puille a <text:span text:style-name="_3c_num_3e_">.viii.</text:span> archeveschiés et <text:span text:style-name="_3c_num_3e_">.xxxvii.</text:span> eveschiés. Aprés est Calabre, ou est l’archeveschié de Cosens et <text:span text:style-name="_3c_num_3e_">.ii.</text:span> autres archeveschiés et <text:span text:style-name="_3c_num_3e_">.xvi.</text:span> eveschiés.</text:p>
      <text:p text:style-name="_3c_p_3e_">Aprés est l’ille de Sezille, entre la mer Adriane et le nostre, ou est l’archeveschié de Palerne et celi de Messine et de Mont Roial, a tot <text:span text:style-name="_3c_num_3e_">.ix.</text:span> eveschiés. Et si est mont Gibel, qui tozjors giete fu par <text:span text:style-name="_3c_num_3e_">.ii.</text:span> bouches, et nanporquant il a noif desus tozjors. Et si i est la fontaine d’Aretuse. Et sachez que entre Sezille et Ytaile si a <text:span text:style-name="_3c_num_3e_">un</text:span> petit bras de mer enmi qui est apelé Far de Mechine ; por quoi le plusor disent que Sesille n’est mie en Ytaile, ains est un païs par soi. Et en la mer de Sezille sont les illes Vulcaines, qui sont de nature de fu. Et toute la terre de Sezille n’est que <text:span text:style-name="_3c_num_3e_">.iiim.</text:span> estages ; et estages est en grezois ce que nous apelons milliers, et que le françois apelent liue, mais il ne sont mie pareil.</text:p>
      <text:p text:style-name="_3c_p_3e_">Encore est en Ytaile la terre de Romaigne sus la mer Adriane, ou est la cités de Arimine et Ravene et Ymole et <text:span text:style-name="_3c_num_3e_">.x.</text:span> autres eveschiés. Aprés i est Lombardie, ou est Boloigne la crasse et <text:span text:style-name="_3c_num_3e_">trois</text:span> autres cités, et l’archeveschié de Melan, qui dure dusc’a la mer de Gene, et la cités de Saone et de Albinge, et puis jusc’a la terre de Ferrere, ou il a <text:span text:style-name="_3c_num_3e_">.xviii.</text:span> eveschiés.</text:p>
      <text:p text:style-name="_3c_p_3e_">Aprés est la marche de Trevise, qui est en la patriarchié d’Aquilee, ou il a <text:span text:style-name="_3c_num_3e_">.xviii.</text:span> eveschiés, qui touchent les parties d’Alemaigne, et de Jare et de Dalmache sus la mer.</text:p>
      <text:p text:style-name="_3c_p_3e_">Encore est en Ytaile l’archeveschié de Jene o tout <text:span text:style-name="_3c_num_3e_">trois</text:span> eveschiés, et puis i est l’ille de Sardaigne et Corsique, ou il a <text:span text:style-name="_3c_num_3e_">trois</text:span> archeveschiés et <text:span text:style-name="_3c_num_3e_">.xv.</text:span> eveschiés.</text:p>
      <text:p text:style-name="_3c_p_3e_">La ou Ytaile fenist a la mer de Venisse, si est la terre d’Istre d’autre part la mer, ou est l’archeveschié de Jadre et <text:span text:style-name="_3c_num_3e_">.ii.</text:span> autres archeveschiés et <text:span text:style-name="_3c_num_3e_">.xviii.</text:span> eveschiés. Aprés est la terre d’Esclavonie, ou il a <text:span text:style-name="_3c_num_3e_">.ii.</text:span> archevesquiés et <text:span text:style-name="_3c_num_3e_">.xiii.</text:span> evesquiés. Aprés ce est la terre de Hongrie, ou il a <text:span text:style-name="_3c_num_3e_">.ii.</text:span> archeveschiés et <text:span text:style-name="_3c_num_3e_">.x.</text:span> <text:soft-page-break/>eveschiés. Aprés i est la terre as poulains, ou il a <text:span text:style-name="_3c_num_3e_">.iiii.</text:span> archeveschiés o tout <text:span text:style-name="_3c_num_3e_">.viii.</text:span> eveschiés. Mais de ce ne dira plus le contes, ains retornera a sa matire la ou il laissa Sezille a la fin d’Ytaile.</text:p>
      <text:p text:style-name="_3c_p_3e_">Outre Sesille est dedens Europe la terre de Greze, qui comence as mons Ceraumes et define sus Elespons. La est la terre de Tezaille ou Julle Cesar se combati contre Pompee ; et Macedoine, en quoi est la cités d’Athenes et mont Olimpe, qui tozjors reluist, et est plus haut que cist air en quoi le oiseau volent, selonc ce que le anciien disent, qui i monterent aucune fois.</text:p>
      <text:p text:style-name="_3c_p_3e_">Puis est la terre de Trace, ou le barbarin sont, et Romenie et Constantinoble. Et sachez que en la fin de Trace vers septentrion cort le Danoise, c’est le grant fleuve d’Ailemaigne. Puis est dedens le nostre mer l’ille de Crete ou le rois Cres regna premiers, selonc ce que le contes dit ça en arieres el catalogue des rois de Grece. Puis est Calistos, et l’ille Ciclade, qui est apelee Ortige, ou les greches coturnix furent premierement trovees. Puis est l’ille d’Ebua et Minoia et Naxon et Melon et Carpate et Lemnos, ou est mont Athos qui est plus haut que les nues.</text:p>
      <text:p text:style-name="_3c_p_3e_">A ce peut on entendre que en Greze a <text:span text:style-name="_3c_num_3e_">.viii.</text:span> païs ; le premiers est Dalmace, vers occident, la seconde est Pirus, la tierce est Elados, la quarte est Tesaille, la quinte Macedoine, la sisime est Achaie, et <text:span text:style-name="_3c_num_3e_">.ii.</text:span> en mer, ce sont Creta et Ciclades. Et si a en Greze <text:span text:style-name="_3c_num_3e_">.v.</text:span> diversités de langages.</text:p>
      <text:p text:style-name="_3c_p_3e_">De ci comence une autre partie de Europe, sus Elespons, c’est <text:span text:style-name="_3c_num_3e_">un</text:span> lieu en la mer qui depart Aise et Europe, et n’a plus de large que <text:span text:style-name="_3c_num_3e_">.vii.</text:span> estages, ou le rois Serses fit un pont de nés ou il passa. Puis s’eslargist la mers desmesureement ; mais ce n’est gaires, car po aprés devient il si estrois que ce n’est outre que <text:span text:style-name="_3c_num_3e_">.vc.</text:span> pas, et c’est apelé le Bofre de Trace, par u Daires le rois porta la grant habondance. Et sachés que le Danaon est uns grans fleuves, qui est apelé Istre, qui naist es grans mons d’Alemaigne en occident vers Lombardie, et reçoit <text:span text:style-name="_3c_num_3e_">.lx.</text:span> fleuves, si grans trestous que nefs i puent aler ; tant qu’il se depart en <text:span text:style-name="_3c_num_3e_">.vii.</text:span> et s’en entre en mer vers oriant, dont le <text:span text:style-name="_3c_num_3e_">.iiii.</text:span> i entrent si roidement que ces eaux maintienent lor douçor bien <text:span text:style-name="_3c_num_3e_">.xx.</text:span> liues, que ne se mellent a l’eau de la mer.</text:p>
      <text:p text:style-name="_3c_p_3e_">Outre ce lieu a l’entree d’orient est la terre d’Escite. Desouz est mont Rifet, et l’Iparborei ou le oiseau grifon naissent. Mais on prueve par les sages que la terre d’Escite siet en Aise, selonc ce que le contes devise ci devant, ja soit o que les illes de Scite sont de cha le Danon <text:span text:style-name="_3c_num_3e_">.lxxm.</text:span> pas loing dou Bofre de Trace, ou est la mer congelee et perecheuse que le plusieurs apelent la mer Morte.</text:p>
      <text:p text:style-name="_3c_p_3e_">Aprés la terre de Scite est Alemaigne, qui comence a la montaigne de Seune sus le Danon, et dure dusc’al Rin : c’est uns fleuves qui departoit jadis Alemaigne et France, mais or dure dusqu’en Loheraigne. Et sachez qu’en Alemaigne est l’archeveschié de Magance et de Trieves, et <text:span text:style-name="_3c_num_3e_">.vii.</text:span> autres archeveschiés et bien <text:span text:style-name="_3c_num_3e_">.liiii.</text:span> eveschiés, jusc’a Mes et a Verdun, el contree de Loheraigne.</text:p>
      <text:p text:style-name="_3c_p_3e_">Aprés Alemaigne outre le Rin est France, qui jadis fu apelés Galle ; en quoi est premierement Borgoigne, qui commence as montaignes entre Alemaigne et Lombardie au fleuve del Rosne a l’archeveschié de Tarentasne et de Besençon et de Vienne et de Ombron ; ou il a <text:span text:style-name="_3c_num_3e_">.xvi.</text:span> eveschiés.</text:p>
      <text:p text:style-name="_3c_p_3e_"><text:soft-page-break/>Puis commence la droite France a le cité de Lion sor le Rosne, et dure dusqu’en Flandres sor la mer d’Englenterre, et en Picardie et en Normendie et a la petite Bretaigne et Angio et Poito, jusc’al Bordiaus au fleuve de la Gironde, jusques au Pui Nostre Dame ; ou il a <text:span text:style-name="_3c_num_3e_">.vii.</text:span> archeveschiés et bien cinquante et <text:span text:style-name="_3c_num_3e_">un</text:span> eveschiés. Aprés est Provence jusc’a la mer, ou est l’archeveschié d’Ais et d’Arle o tout <text:span text:style-name="_3c_num_3e_">.xii.</text:span> eveschiés. D’autre part est Gascongne, ou il a <text:span text:style-name="_3c_num_3e_">.vii.</text:span> archeveschiés et <text:span text:style-name="_3c_num_3e_">.x.</text:span> eveschiés ; et marchist a l’archeveschié de Nerbonne, ou est la contree de Toulouse et de Monpellier et <text:span text:style-name="_3c_num_3e_">.ix.</text:span> eveschiés.</text:p>
      <text:p text:style-name="_3c_p_3e_">Aprés cest terre comence le païs d’Espaigne, qui dure par toute la terre du roi d’Arragon et du roi de Navare et du roi de Portugales et de Chastele jusc’a la mer ocheaine ; ou est la cités de Tolete et de Compostele, ou gist le cors monsignor St. Jake. Et sachez qu’il a en Espaigne <text:span text:style-name="_3c_num_3e_">.iiii.</text:span> archeveschiés o <text:span text:style-name="_3c_num_3e_">.xxxvii.</text:span> eveschiés de crestiens, sans les sarrasins, qui i sont encore.</text:p>
      <text:p text:style-name="_3c_p_3e_">Iki est la fins de la terre, selonc ce que les ancienes gens proverent ; et meismement le tesmoignent le tertre de Calpe et de Albinna (ou Ercules ficha ses colombes quant il venki tote la terre), ou lieu ou la nostre mer ist de la mer ocheaine, et s’en vient parmi ces <text:span text:style-name="_3c_num_3e_">.ii.</text:span> mons (ou sont les illes Gades et les colombes Ercules), en tel maniere qu’il laisse les mors et toute la terre d’Aufrique a destre, et Espaigne et tote Europe a senestre, ou il n’a pas <text:span text:style-name="_3c_num_3e_">.viim.</text:span> pas de large et <text:span text:style-name="_3c_num_3e_">.xvm.</text:span> de lonc, et ne fine jusques as parties d’Aise, et qu’il se conjunt a la mer ocheaine.</text:p>
      <text:p text:style-name="_3c_p_3e_">D’autre part la terre de France vers septentrion bat la mer ocheaine. Et pour-ce jadis i fu la fins des terres habitees, jusc’a tant que les ges crurent et multepliierent et qu’il passerent en un ille qui est en mer, et a de lonc <text:span text:style-name="_3c_num_3e_">.viiic.</text:span> mil pas, c’est la grant Bretaigne, qui ore est Engleterre dite ; en quoi est l’archeveschiés de Cantorbiere et celui d’Ebruic et <text:span text:style-name="_3c_num_3e_">.xviii.</text:span> eveschiés.</text:p>
      <text:p text:style-name="_3c_p_3e_">Aprés i est Irlande, ou est l’archeveschié d’Armachie et de Duveline et de Casseles et de Tuem, o <text:span text:style-name="_3c_num_3e_">.xxxvi.</text:span> eveschiés. Aprés est Escoche u il a <text:span text:style-name="_3c_num_3e_">.ix.</text:span> eveschiés. Et aprés i est la terre de Norbe, ou il a <text:span text:style-name="_3c_num_3e_">trois</text:span> archeveschiés o tot <text:span text:style-name="_3c_num_3e_">.x.</text:span> eveschiés. Et sachez que en la plus grande partie de toutes ces illes, et especialment en Irlande, n’i a nul serpent ; et pour-ce disent le païsant que, la ou on portast des pierres ou de la terre d’Irlande, nul serpent n’i poroit demorer.</text:p>
      <text:p text:style-name="_3c_p_3e_">Ces et maintes autres terree et illes sont outre Bretaigne et outre la mer de Norvee ; mais l’ille de Tille est la derraine, qui est si durement el parfont de septentrion que en esté quant le soleil entre el signal de cancre, as tres grans jors, la nuis i est si tres petite qu’elle samble autresi comme nient ; et en yver quant le soleil entre en Capricorne a la tres grant nuit, le jors i est si tres petis qu’il n’a nule espasse entre la levee et la couchee dou soleil. Et outre Tilen est la mers congelee et tenans, ou il n’a nul devisement ne conjungement de levee ne de couchee, selonc ce que le contes dit la ou il traita dou cours dou soleil. Encore i est l’ille d’Ebrides, ou le homme qui la habitent n’ont nul blé, mais il vivent de poisson et de lait. Encore i sont les illes Orcades, ou nules gens n’abitent. Mais ci se taist le contes a parler d’Europe, qui define en Espaigne, et dire de la tierce partie, c’est Auffrike.</text:p>
      <text:h text:style-name="Heading_20_2" text:outline-level="2"><text:bookmark-start text:name="I124"/><text:soft-page-break/><text:span text:style-name="_3c_id_3e_">[I124] </text:span><text:bookmark-end text:name="I124"/><text:span text:style-name="_3c_num_3e_">.I.CXXIIII.</text:span> D’aufriqe</text:h>
      <text:p text:style-name="_3c_p_3e_">En Espaigne est le trespas en Libbe, une terre d’Affrike ou est la regions de Mauritaine, c’est la terre des mors. Et sont <text:span text:style-name="_3c_num_3e_">trois</text:span> Mauritaines, une ou fu la cités de Sutin, l’autre ou fu Cesaire, la tierce ou est la cités de Tingi. Et en Maritaine fenist la haute mers d’Egypte et comence cele de Libe, ou il a trop fiere merveille : car la mers i est d’assés plus haute que la terre, et si se tient dedens ses marges en tel maniere qu’elle ne dechiet ne decort sor la terre. En celui païs est Atlans le mont, enmi les harenes, qui est plus haut que les nues, et dure dusc’a la mer ocheaine. Puis est Numide, la terre as numidiiens.</text:p>
      <text:p text:style-name="_3c_p_3e_">Et sachez que tote Affrike comence sur la mer ocheaine as colombes Ercules ; et de qui se torne vers Tunis et vers Bugee et vers la cité de Septis, tot contreval vers Sardaigne, jusc’a la terre qui siet contre Sezille ; de ci se devise en <text:span text:style-name="_3c_num_3e_">.ii.</text:span> parties, une qui est apelee la terre Cane, et l’autre qui s’en vet outre l’ille de Crete jusques es parties d’Egypte ; et s’en vet entre les <text:span text:style-name="_3c_num_3e_">.ii.</text:span> sirteis des terres, ou l’en ne peut aler en nule maniere, pour les flos de mer qui ore croissent et ore descroissent si perilleusement que nef n’i aroient nul pooir d’aler por diversitet des flos, qui ne vienent pas ordeneement, mais sans certaineté.</text:p>
      <text:p text:style-name="_3c_p_3e_">En ceste maniere dure tote la partie d’Affrique entre Egypte et la mer d’Espaigne, tozjors encoste la nostre mer. Mais par deriere vers midi sont les desers de Etyope sus la mer ocheaine, et le fleuve de Tygre, qui engendre Nile, qui devise la terre d’Affrike et celui d’Etyope, ou le etyopiien habitent. Et sachez que tote la terre qui garde vers midi est sans fontaines, et nue d’eaux, et povre terre ; mes devers midi est elle grasse et plentevieuse de tous biens.</text:p>
      <text:p text:style-name="_3c_p_3e_">Dedens les parties d’Aufrique sont contees les <text:span text:style-name="_3c_num_3e_">.ii.</text:span> cirtés, de quoi le contes fist mention ci desoure, et l’ille de Menne ou est le fleuves Letheu ; de qui les anchienes istores disent que c’est le fleuves d’infier, et que les ames qui en boivent perdent la remembrance des coses alees, en tel maniere qu’eles n’en ont plus memoire quant eles rentrent es autres cors, selonc la opinion as mescreans. La sont les gens de Namazoine et de Trogodite et les gens des Amans, qui font les maisons de sel. Puis est Garesmans, une vile ou on trueve une mervilleuse fontaine dont les eaux sont de jour si tres froides que nus ne les suefre, et de nuit sont si tres chaudes ausi, et c’est par une meisme vaine.</text:p>
      <text:p text:style-name="_3c_p_3e_">Encore i est la terre d’Etyope et del mont Athalant, ou sont les gens noires comme meure, et pour-ce sont il apelé mors, por la prochaineté du soleil. Et sachez que les gens d’Etyope et de Garremans ne sevent que mariages soit, ains ont entr’aus femes communes a tous ; et pour-ce avient que nus n’i conoist peres, se meres non, por quoi il sont apelé les mains nobles gens du monde. Et sachez que en Etyope sus la mer vers midi est un grant tertre qui giete grant plenté de feu ardant tozjors sans estanchier. Outre ces gens sont le tres grant desiert, ou nules gens ne reperent, jusques en Arrabe.</text:p>
      <text:p text:style-name="_3c_p_3e_"><text:soft-page-break/>Or avés oï coment le contes devise briement et apertement les regions de la terre, et comment elle est avironnee de la grant mer qui est apelee ocheaine, ja soit ce que ses nons change et mue en plusor leus selonc les nons du païs ou elle bat : car premierement ou elle bat a la terre d’Arrabe est elle apelee la mers d’Arrabe, et puis la mers de Perse, et puis la mers d’Inde, et puis la mer de Yrcanie et de Caspe, et puis la mers de Escite et d’Alemaigne, et puis la mers de Galles, c’est d’Engleterre, et puis la mers de Athlans et de Libe et d’Egipte.</text:p>
      <text:p text:style-name="_3c_p_3e_">Et sachez que es parties d’Inde ceste mers croist et descroit mervilleusement, et fait grandesime flos, ou pour-ce que la force du chaut le sostient en haut autresi comme pendans, ou pour-ce que en celui païs a grant habondance de fleuves et de fontaines.</text:p>
      <text:p text:style-name="_3c_p_3e_">Et sor ce doutent le sage por quoi ce est que la mers ocheaine fait ce flot, et mande les, et puis les retrait grant piece, et puis les retrait <text:span text:style-name="_3c_num_3e_">.ii.</text:span> fois entre jor et nuit sans definer. Li un disent que le mondes a ame, a ce qu’il est fais de <text:span text:style-name="_3c_num_3e_">.iiii.</text:span> elimens, et pour-ce covient il qu’il ait esperit. Et disent que cil esperis a ses voies ou parfont de la mer, par ou il espire, ausi com l’en fait par les narilles. Et quant il espire hors et ens, il fet les eaux de mer aler sus et trere et revenir ariere, selonc ce que son espiremens vet ens et hors.</text:p>
      <text:p text:style-name="_3c_p_3e_">Mais le astronomien disent que ce n’est se par la lune non, a ce que l’en voit les flos croistre et apeticier selonc la croissance et la descroissance de la lune, de <text:span text:style-name="_3c_num_3e_">.vii.</text:span> en <text:span text:style-name="_3c_num_3e_">.vii.</text:span> jours que la lune fait ses <text:span text:style-name="_3c_num_3e_">.iiii.</text:span> voutes en <text:span text:style-name="_3c_num_3e_">.xxviii.</text:span> jors par les <text:span text:style-name="_3c_num_3e_">.iiii.</text:span> quartiers de son cercle, de qui le contes a dit tout l’iestre.</text:p>
      <text:h text:style-name="Heading_20_2" text:outline-level="2"><text:bookmark-start text:name="I125"/><text:span text:style-name="_3c_id_3e_">[I125] </text:span><text:bookmark-end text:name="I125"/><text:span text:style-name="_3c_num_3e_">.I.CXXV.</text:span> Comment hom doit eslire terre gaaignable</text:h>
      <text:p text:style-name="_3c_p_3e_">Et puis que nostre contes a devisé la terre selonc ses habitations, il volt <text:span text:style-name="_3c_num_3e_">un</text:span> po dire de la terre meisme, selonc ce qu’elle est gaignable, car c’est la chose por quoi les vies des gens sont maintenues. Et por çou n’est il fors biens a moustrer quex chans on doit elire et en quel maniere.</text:p>
      <text:p text:style-name="_3c_p_3e_">Pallades dist que on doit garder <text:span text:style-name="_3c_num_3e_">.iiii.</text:span> choses, c’est l’eau et l’air et la terre et maistrie, dont les <text:span text:style-name="_3c_num_3e_">trois</text:span> sont par nature, et le uns est en volenté et en pooir. Par nature est que nous devons garder l’air qu’il soit sains et nés et dous, et que le eau soit bone et legiere et la terre plentevieuse et bien seant.</text:p>
      <text:p text:style-name="_3c_p_3e_">Et ore orés raison coment : le sains airs peut estre conneus en ceste maniere, que le leus ne soit es parfondes valees, et qu’il soit purs de tenebreuses nuees, et que les gens qui i abitent soient bien sain de lor cors et clair et apert, et que la vue et l’oiie et la vois d’iaus soient bien claires et purefiiet.</text:p>
      <text:p text:style-name="_3c_p_3e_">La bonté de l’eau pués tu aperçoivre, s’elle ne nest de palus ou de mal estanc ou de lieu de soufre ou de coivre, et que sa colours soit luisans,et sa savours et son odours ne soient viciiet, et qu’il n’i ait nul limon dedens, et soit en yvier chaude et en esté froide.</text:p>
      <text:p text:style-name="_3c_p_3e_"><text:soft-page-break/>Et la naissance de son cors soit vers orient, un poi declinans vers septentrion, et bien courant et isnele sour petites pierres ou sor bele araine, ou au mains sor crete bien monde, qui ait sa colour rouge u noire. Car c’est signe que ceste eau soit bien legiere et soutil, qui tost eschaufe au feu et au soleil, et tost refroide quant elle en est eslongie, par sa legierté, qui le fait bien movant de l’une qualité en l’autre, a ce qu’il n’i a nule chose terrestre. Mais sor toute maniere d’eau est cele qui est novelement coillie de pluie, s’elle est bien monde et mise en cisterne bien lavee netement sans totes ordures, pour-ce qu’elle a mains de moistor que les autres, et est un petit stitique, non mie tant qu’elle nuise a l’estomac, ains le conforte.</text:p>
      <text:p text:style-name="_3c_p_3e_">Aprés cesti est l’eau de fleuve lonc de vile, qui soit bien claire et courans sour sablon u sus pierres ; mais sour pierres est millour por le hurter des pierres, qui le fait plus delie ; et cele qui cort sor net sablon est millor que eau vielle en cisterne, qui prend males fumees de la terre par trop manoir dedens. Et tous fleuves et ruissiaus qui courent devers soleil levant sont mieldres que devers septentrion.</text:p>
      <text:p text:style-name="_3c_p_3e_">Et sachez que eau est nuisans au pis, as nerfs, et a l’estomac, et engendre color en ventre, et fait estroit pis, pour-ce s’en doivent garder toz ciaux qui ont froide complexions ; mais mout se doit garder d’eau sause et nitreuse, car elle eschaufe et seche et enpire le cors dedens. Euue de mer est forz sause et trenchans et poignans,et pour-ce mondefie le ventre de flegme grosse et viscouse.</text:p>
      <text:p text:style-name="_3c_p_3e_">Et generalment toutes eaux sont froides et moistes, et pour-ce ne donnent au cors d’omme norrissement ne nule croissance, s’elle n’est composte d’autre chose. Et sa bonté poons nous perçoivre as gens qui i abitent et qui en boivent useement, s’il ont la bouche dedens saine et pure, et bone teste, o totes les vaines du pomon, et qu’il n’aient dolours ou enflures el cors dedens, et la vessie nete et sans vice.</text:p>
      <text:p text:style-name="_3c_p_3e_">Terre dois tu connoistre s’ere n’est blanche ou nue, et que ne soit de megre sablon sans compaignie de terre, et que ne soit couverte de poudre claire ou de poudre doree, ne coverte de pierres, et qu’elle ne soit sause ne amere, ne ne soit oligineuse ne genitoise, ou plaine d’araines, ne ne soit en obscure valee trop pendans ; mais soit grasse ausi comme noire, et qui soit bien soufissans a covrir totes semences et racines. Et ce qui i naist ne soit pas boçu ne retort, ne sans propre jus ; mais doit engendrer des herbes, qui senefient bon forment.</text:p>
      <text:p text:style-name="_3c_p_3e_">Et en some doit on garder que terre soit douce et grasse, car de color ne peut il gaires chaloir. Se tu vieus prover qu’elle soit grasse, tu prenderas une poignie de terre et le moilleras bien d’eau douce ; et puis, s’elle est glutineuse et bien tenans, sachés qu’elle est grasse. Et d’autre part tu feras une petite fosse, et puis le rempliras de la terre meismes que tu en aras ostee : s’il n’i a de remanant, sachés que la terre est grasse, et s’elle faut la terre est maigre, et s’il n’i a remanant ne faute cele terre est moiene entre <text:span text:style-name="_3c_num_3e_">.ii.</text:span> Et se tu voldras connoistre terre douce, tu en meteras <text:span text:style-name="_3c_num_3e_">un</text:span> petit en <text:span text:style-name="_3c_num_3e_">un</text:span> pot avec eau douce, et puis l’aissaieras a ta langue.</text:p>
      <text:p text:style-name="_3c_p_3e_"><text:soft-page-break/>Le lieu de ton champ ne doit pas estre si plains qu’il face estanc ne si pendans qu’il decoure, ne si tres haut qu’il reçoive toutes chalours et toutes tempestes ; mais il doit tenir le mileu, en tel maniere qu’il soit profitables et bien estans. Et s’il est en froide terre, tu dois eslire teus chans qui soient contre oriant ou contre midi, sans tertre qui contretiegne les rais du soleil. Et se c’est en chaut païs, il est bon que ton champ soit contre septentrion.</text:p>
      <text:h text:style-name="Heading_20_2" text:outline-level="2"><text:bookmark-start text:name="I126"/><text:span text:style-name="_3c_id_3e_">[I126] </text:span><text:bookmark-end text:name="I126"/><text:span text:style-name="_3c_num_3e_">.I.CXXVI.</text:span> Coment on doit maisonner et en quel lieu</text:h>
      <text:p text:style-name="_3c_p_3e_">Et pour-ce que les gens maisonent sovent et volentiers sor bone terre, voldra le mestres ensegnier coment on le doit faire. Et tot avant doit chascuns warder que son edifiement ne trespasse outre la dignité ou outre la richesce de lui, ou il a grant peril, selonc ce que le contes devisera ça avant el livre des <text:span text:style-name="_3c_num_3e_">.iiii.</text:span> vertus, el capitle de richesse ; et pour-ce ne dira il pas ci aleques de cele matire. Ains dist le mestres, que le sires doit premierement esgarder la nature de l’euwe qu’il doit user, et connoistre sa nature ; car on doit eschivre males eaux et palus et estanc, et meismement s’il sont contre occident ou contre midi, et s’il ont en coustume de sechier en esté, por çou qu’il sont pestilencie et engendrent malvais animaus.</text:p>
      <text:p text:style-name="_3c_p_3e_">Et le frons de ta maison doit estre contre midi, en tel maniere que le premiers angles soit contre le soleil de printans. Et d’autre part vers soleil couchant doit la maisons <text:span text:style-name="_3c_num_3e_">un</text:span> po decliner vers soleil d’yvier, dont il avient que cele maisons a tozjors la chaleur dou soleil en yvier, et ne le sent en esté.</text:p>
      <text:p text:style-name="_3c_p_3e_">Et tot le merien de ton edifiement soit tailliés en novembre jusques a la lune novele ; et au mains jusc’a mooules, en tel maniere que tote la moistours s’en isse, qui est es vaines. Et sachez que tout merien que l’en taille vers midi son millor, ja soit ce que devers septentrion soient il plus haut, mais il devienent vicié plus legierement.</text:p>
      <text:p text:style-name="_3c_p_3e_">Et la chaus soit de piere blanche, ou rouge ou tiburtine, ou d’espoignes, ou au mains chenues, ou a la fin noires, qui pies valent. Mais araine de mer met trop a sechier ; et pour-ce garde que ton edifiement ne soit pas fait tot ensamble, car ce seroit paine perdue ; et si doivent estre premiers baignié de eau douce, que en ôte l’amertume de la mer.</text:p>
      <text:p text:style-name="_3c_p_3e_">Ton celier doit estre contre septentrion, froit et obscur et loins de bains et d’estable et de four et de cisternes et d’eau et de toutes choses qui ont fieres odours. Le grenier degire cele partie meismes, a ce qu’il soit loins de fiens et de toute moistour. Li leus des oeilles soit contre midi et soit bien garnie por le froit.</text:p>
      <text:p text:style-name="_3c_p_3e_">L’estables des chevaus et des bués garde vers midi, et ait aucune fenestre por alumer devers septentrion, en tel maniere que tu le puisses en yvier clore pour la froidour eschiver, et en esté ovrir <text:soft-page-break/>por refroidier. Et si doit l’estable estre pendans, por decourre toutes humors, qu’eles ne nuisent as piés des bêtes.</text:p>
      <text:h text:style-name="Heading_20_2" text:outline-level="2"><text:bookmark-start text:name="I127"/><text:span text:style-name="_3c_id_3e_">[I127] </text:span><text:bookmark-end text:name="I127"/><text:span text:style-name="_3c_num_3e_">.I.CXXVII.</text:span> Comment on doit faire puis et fontaines</text:h>
      <text:p text:style-name="_3c_p_3e_">Se il fust chose qu’il n’eust eau entor ton manoir, tu la dois querre en ceste maniere : le matin devant que soleil lieve en aoust, tu demorras encontre orient, le menton sor terre, et regarde tout droit la ou tu verras lever l’air crespe, autresi comme une nue delie en samblance d’espandre rosee ; car c’est signe d’eau qui est reposte souz terre, se ce n’est lieu ou il ait coustume d’avoir lac ou estanc ou autre moistor, selonc ce que demonstre le jonc et le saus sauvage et toz arbres qui de moistour naissent.</text:p>
      <text:p text:style-name="_3c_p_3e_">Et quant tu auras veu cel signe, tu dois chevillier la terre <text:span text:style-name="_3c_num_3e_">trois</text:span> piés de large et <text:span text:style-name="_3c_num_3e_">.v.</text:span> de haut. Et quant le solaus est couchiés tu dois metre dedens <text:span text:style-name="_3c_num_3e_">un</text:span> vaissel de coivre ou de plonc qui soit oins dedens, et puis covrir le fosse, et estouper de busche et de terre, et au matin oster ; et se le vaissel sue dedens et il i a goutes d’eau, ne doutes ja que ci aura bon puis.</text:p>
      <text:p text:style-name="_3c_p_3e_">Encore se tu mes dedens le fosse un pot de terre sechiet, non mie cuit, s’il i a vaine d’eau, il sera fondus au matin. Encore se tu i mes <text:span text:style-name="_3c_num_3e_">un</text:span> toison de faine et tu la troveras l’endemain baigné, u une lucerne qui au matin soit estainte, sachez qu’il i a eau a plenté ; et pour ce dois tu chevillier ton puis. Mais es piés du mont de septentrion habondent eaux a grana fuison, et sont plus saines.</text:p>
      <text:p text:style-name="_3c_p_3e_">Et pour ce que terre engendre sovent soufre et alun et teles choses perilleuses, doit le hons qui fait le puis avoir entor soi une lucerne ardant ; car s’elle dure sans estaindre, c’est bons signes, mais s’elle ne dure et amortist sovent, c’est signe de peril ou le chevilliers poroit devier tost et legier.</text:p>
      <text:p text:style-name="_3c_p_3e_">La bontés de l’eau doit estre essaie en ceste maniere : tu la metras en vaissel de coivre bien net, et s’elle n’engendre aucune male teche, c’est bon ; encore quant elle est cuite en <text:span text:style-name="_3c_num_3e_">un</text:span> petit pot de coivre, qu’elle ne face arene ou limon ; encore s’elle cuist tost le legum et est tres luisans et pure sans nue et sans toutes ordures.</text:p>
      <text:h text:style-name="Heading_20_2" text:outline-level="2"><text:bookmark-start text:name="I128"/><text:span text:style-name="_3c_id_3e_">[I128] </text:span><text:bookmark-end text:name="I128"/><text:span text:style-name="_3c_num_3e_">.I.CXXVIII.</text:span> Comment on doit faire cisternes</text:h>
      <text:p text:style-name="_3c_p_3e_">Mais se le lieus est teus que l’on n’i puisse trover eau ne chevillier puis, tu feras unes cisternes qui ait plus de lonc que de lé, et soit bien pavee en haut, et enointe sovent et menu de bon lart quit. Et quant elle est bien ointe et essuee longuement, l’eau soit mise dedens, et anguilles et poissons de fluns avec, qui por lor roer facent l’eau movoir de laiens.</text:p>
      <text:p text:style-name="_3c_p_3e_"><text:soft-page-break/>Et se l’eau s’en ist d’aucune part, tu prenderas de bone pois liquide, et autant de bon lart ou de siu, et le feras quire ensamble, tant qu’il espungnent ; lors l’en osteras, et quant il est refroidiés, tu meteras de bon chauc menuement, et le melleras ensamble, et puis le meteras au lieu par ou l’eau s’en ist.</text:p>
      <text:h text:style-name="Heading_20_2" text:outline-level="2"><text:bookmark-start text:name="I129"/><text:span text:style-name="_3c_id_3e_">[I129] </text:span><text:bookmark-end text:name="I129"/><text:span text:style-name="_3c_num_3e_">.I.CXXVIIII.</text:span> Coment on doit sa maison garnir</text:h>
      <text:p text:style-name="_3c_p_3e_">Quant ta maisons est acomplie et garnie de ses edifices, selonc l’estat du lieu et du tens, tu dois fere chambres et cheminees la u le chans de la maison demousterra que mieux soit. Et si penseras de molin et de four et de vivier, et de colombiers et d’estable a berbis et a pors et a gelines et a chapons et a ouwes et a anes, que tu esliras selonc ce que le mestres dire ça avant el chapitle de la nature as animaus.</text:p>
      <text:p text:style-name="_3c_p_3e_">Mais en maisoner covient porveoir se le tens et le leus est en guerre ou en pais, ou se ce est dedens la vile ou dehors ou loins de gens. Car le ytaliien, qui sovent guerroient entr’aus, se delitent en faire tours et autres maisons de pierres. Et se c’est hors de vile, il font fosses et palis de mur et torneles et pons et portes couleices ; et sont garni de mangoniaus et de pierres et de saietes et de toutes choses qui a guerre besoignent, por deffendre et por offendre, et por la vie des hommes ens et hors maintenir.</text:p>
      <text:p text:style-name="_3c_p_3e_">Mais le françois font maisons grans et plenieres et paintes et chambre lees, por avoir joie et delit sans guerre et sans noise, et pour-ce sevent il mieux faire praiaus et vergiés et pomiers et arbres entor lor habitacles ; car c’est une chose qui mout vaut a delit de homme.</text:p>
      <text:p text:style-name="_3c_p_3e_">Et si doit le sires norrir grans mastins por les gardes de ses brebis, et petis chienos por la garde de sa maison, et levriers et braches et oisiaus por vener, quant il se wet en ce solachier. Et toute la maisons soit garnie de harnois qui soient besoignable, et en cuisine et partout, selonc ce que au signour affiert.</text:p>
      <text:p text:style-name="_3c_p_3e_">Et la maisnie soit bien ensegnie et ordenee a ce qu’il doivent faire chascun a son office dedens et defors, en tel maniere que le sires soit frains et mestres de toz, et qu’il voie sovent coment vait la chose de son ostel, si qu’il puisse mener sa vie honestement, selonc son estat, a la maniere que le mestres ensegne ça avant ou livre de vertus.</text:p>
      <text:p text:style-name="_3c_p_3e_">Mais coment le sires doit garder son preu en labourer terres et vignes et en planter arbres et en semer et en quellir et en garder son blé et les toisons de ses oeilles et let et fromage et en norrir poulains et chevaus et en croistre son moble et son chatel, le mestres n’en dira nient plus que dit en a ; car le <text:span text:style-name="_3c_num_3e_">un</text:span> le tenroient a desdaing, et le autre diroient que cel est avarice. Et cor ce laisse il ceste matire, et tornera a son conte, c’est a deviser la nature des animaus, et premierement des poissons, qui premier furent fait selonc l’ordene des <text:span text:style-name="_3c_num_3e_">.vi.</text:span> jors.</text:p>
      <text:h text:style-name="Heading_20_2" text:outline-level="2"><text:bookmark-start text:name="I130"/><text:soft-page-break/><text:span text:style-name="_3c_id_3e_">[I130] </text:span><text:bookmark-end text:name="I130"/><text:span text:style-name="_3c_num_3e_">.I.CXXX.</text:span> Chi dist de la nature des animaus et premierement des poissons</text:h>
      <text:p text:style-name="_3c_p_3e_">Poissons sont sans nombre, ja soit ce que Plinius en conte <text:span text:style-name="_3c_num_3e_">.c.</text:span> et <text:span text:style-name="_3c_num_3e_">.xliii.</text:span> nons. Et sont de diverses manieres. Li un vivent en l’eau solement. Li autre conversent en terre et en eau, et vivent en chascun. Li autre conçoivent oes et les boutent en l’eau, et le eau les reçoit et les fet engendrer et lor done vie et norrissement. Li autre engendrent fils vivans, ce sont balene et cete et delfin et maint autres ; et quant il les voient nés, il les gardent diligemment en tot lor tendre âge, en tel maniere que, s’il aperçoivent aucun malvais agait, la mere oevre la bouche et trait son fils dedens son cors, la ou il avoit esté conceus ; et puis le giete hors de le quant elle wet, sans peril.</text:p>
      <text:p text:style-name="_3c_p_3e_">Et sachez que poisson ne sevent avoutire, c’est a dire que l’une maniere ne se joint a l’autre charnelment, selonc ce que le asnes fet avec le jument, ou <text:span text:style-name="_3c_num_3e_">un</text:span> cheval avec une asnesse. Ne ne puënt vivre sans eau, ne eslongier soi de sa lignie. Et si ont dens fors et agus et desous et deseure, por maintenir lor viande contre le fort cors de l’eau. Dont le <text:span text:style-name="_3c_num_3e_">un</text:span> manguënt herbes et petites vermines, et le autre menguënt autres poissons ; et ce est par une tele maniere que tousjours le maindres est viande del grignour, et ensi vit le uns de l’autre.</text:p>
      <text:p text:style-name="_3c_p_3e_">Balenes sont de fiere grandour, et gete l’eau plus en haut que nule maniere de poisson. Son masle est la muscle, dont elle conçoit.</text:p>
      <text:p text:style-name="_3c_p_3e_">Serre est uns poissons qui a une creste a maniere de sie, dont il brise les nés par desous. Et ses eles sont si grans que elle en fet voiles, et vet bien <text:span text:style-name="_3c_num_3e_">.v.</text:span> liues u <text:span text:style-name="_3c_num_3e_">.viii.</text:span> contre la nef ; mais a la fin qu’elle ne peut pus soufrir chiet el parfont de la mer.</text:p>
      <text:p text:style-name="_3c_p_3e_">Pors sont une maniere de poissons qui chevillent la terre desouz les eaux por querre lor viande, autresi comme nostre porceaus font en terre ; car lor bouche est entour lor gorge, et en tele part qu’il ne poroient lor viande queillir se le bec ne fust fichié dedens terre.</text:p>
      <text:p text:style-name="_3c_p_3e_">Glaive est un poisson qui a le bec autresi comme une espee, dont il pertuise les nefs et les fait fondre.</text:p>
      <text:p text:style-name="_3c_p_3e_">Escorpion est apelé porce qu’il laidist les mains des hommes qui le prenent ; de qui disent le plusieurs que, se tu lies <text:span text:style-name="_3c_num_3e_">.x.</text:span> cancres d’une herbe qui a non ozimi, que tout le escorpion qui sont enki enprés s’asambleront as cancres.</text:p>
      <text:p text:style-name="_3c_p_3e_">Anguille est nee de limon, et pour-ce avient, qui plus l’estraint, plus fuit ; de qui disent le ancien que qui buvroit du vin en quoi anguille fust noie n’auroit plus talent de boivre vin.</text:p>
      <text:p text:style-name="_3c_p_3e_">Murene est apelee pour ce qu’elle se plie en mains cercles, de qui le pescheour disent que toutes murenes sont femeles, et qu’elle conçoit de serpent et pour-ce la claiment il au flaüt, en guise de la <text:soft-page-break/>vois au serpent, et elle vient et ensi est prise. Et sa vie n’est se en la coue non ; car qui le fiert sor le chief ou sor le dos, elle ne muert mie, mais des cols de la coue define maintenant.</text:p>
      <text:p text:style-name="_3c_p_3e_">Echinus est uns petiz poissons de mer ; mais il est sages, kar il aperçoit devant la tempeste, et maintenant prend une piere et porte la avec soi, autresi comme une ancre, et porte la por maintenir soi contre la force des tempestes ; pour-ce s’en prennent garde sovent les mareniers.</text:p>
      <text:h text:style-name="Heading_20_2" text:outline-level="2"><text:bookmark-start text:name="I131"/><text:span text:style-name="_3c_id_3e_">[I131] </text:span><text:bookmark-end text:name="I131"/><text:span text:style-name="_3c_num_3e_">.I.CXXXI.</text:span> Dou cocodril c’on apele caucatrix</text:h>
      <text:p text:style-name="_3c_p_3e_">Cocodril est un animal a <text:span text:style-name="_3c_num_3e_">.iiii.</text:span> piés et de jaune coulour, qui naist el fleuve de Nile, c’est le fleuves qui arouse la terre de Egypte, selonc ce que le contes a devisé ça en arieres, la ou il parole de celi terre. Il est grans plus de <text:span text:style-name="_3c_num_3e_">.xx.</text:span> piés, armés de grans dens et de grandes ongles ; et son quir est si dur qu’il ne sentira ja cop de piere. Le jor abite en terre, mais la nuit se repose dedens l’eaux du fleuve. Et ses oes ne fait se en terre non, en tel lieu que le fleuves n’i puisse parvenir. Et sachez qu’il n’a point de langhe ; et si est le animal au monde sans plus qui mueve la maisselle deseure, et celi desous tient ferme ; et s’il vaint l’omme, il le manguë en plorant.</text:p>
      <text:p text:style-name="_3c_p_3e_">Or avient que quant <text:span text:style-name="_3c_num_3e_">un</text:span> oiseau qui a non strophilos i vieut avoir charoigne por mangier, il se boute a la bouche dou cocodril, et le grate tout belement, tant qu’il ovre tote la gorge, por le delit du grater ; lors vient <text:span text:style-name="_3c_num_3e_">un</text:span> autre poisson qui a non idre, et le entre dedens le cors, et s’en ist d’autre part, brisant et desrompant son costé, en tel maniere qu’il l’ocist.</text:p>
      <text:p text:style-name="_3c_p_3e_">Neis le delfin meismes, qui ont autresi comme une sie sor le dos, quant il le voient noer, si se mueent desous et le fiert enmi le ventre, et le font devier maintenant.</text:p>
      <text:p text:style-name="_3c_p_3e_">Et sachez que cocatrix, ja soit ce qu’il nest en eau et vit dedens le Nil, il n’est mie poissons, ains est serpens d’eau ; car il ocist homme qui il peut ferir, se fiens de buef ne le garist.</text:p>
      <text:p text:style-name="_3c_p_3e_">Et en cele terre habitent hommes molt petis, mais il sont si hardis qu’il osent bien contrester au cocodril ; car il est de tel nature qu’il cachent ciaus qui fuient et si crient ciaus qui se deffendent, dont il avient qu’il est pris aucunefois ; et quant il est pris et dontés, il oublie tote fierté, et devient si privés que le hons le chevauce et le fait faire çou qu’il voet. Et quant il est dedens le fleuve, il ne voit gaires bien ; més en terre voit il mervilleusement. Et tot yvier ne manguë, ains endure et suefre fain tous les <text:span text:style-name="_3c_num_3e_">.iiii.</text:span> mois de brume.</text:p>
      <text:h text:style-name="Heading_20_2" text:outline-level="2"><text:bookmark-start text:name="I132"/><text:soft-page-break/><text:span text:style-name="_3c_id_3e_">[I132] </text:span><text:bookmark-end text:name="I132"/><text:span text:style-name="_3c_num_3e_">.I.CXXXII.</text:span> De cete</text:h>
      <text:p text:style-name="_3c_p_3e_">Cete est gres poisson que le plusor apelent balaine ; c’est uns poissons si grans comme une terre, qui mainte fois remaint en sech, qu’il ne peut aler la u la mers est haute plus de <text:span text:style-name="_3c_num_3e_">.cc.</text:span> piés. C’est le poisson qui rechut Jonam le prophete dedens son ventre, selonc çou que l’istore dou Viel Testament nous recontent ; qu’il quidoit estre alés en infier, por la grandor du lieu u il estoit.</text:p>
      <text:p text:style-name="_3c_p_3e_">Cist poissons lieve son dos enmi haute mer, et tant demeure en <text:span text:style-name="_3c_num_3e_">un</text:span> lieu que le vens aporte le sablon et ajoustent desor lui, et tant qu’il i naissent petis arbissiaus. Par quoi le marenier sont deceu maintes fois : la u il quident que ce soit <text:span text:style-name="_3c_num_3e_">un</text:span> ille, si i descendent et fichent palix et font feu ; mais quant le poissons sent la chalor, il nel peut soufrir, si s’en fuit dedens la mer et fait afondrer tot quanqu’il a desor lui.</text:p>
      <text:h text:style-name="Heading_20_2" text:outline-level="2"><text:bookmark-start text:name="I133"/><text:span text:style-name="_3c_id_3e_">[I133] </text:span><text:bookmark-end text:name="I133"/><text:span text:style-name="_3c_num_3e_">.I.CXXXIII.</text:span> De coquille</text:h>
      <text:p text:style-name="_3c_p_3e_">Conquille est uns poissons de mer enclos en charsoit comme une escrevise, et est toute reonde ; mais elle oevre et clot quant elle voet. Et son manoir est el parfont de la mer ;</text:p>
      <text:p text:style-name="_3c_p_3e_">mais elle vient le matin en haut, et le soir, et reçoit la rosee dedens soi. Et les rais du soleil qui se fierent sur le coquille font auques endurcir les goutes de la rosee, chascune partiement, selonc ce que eles i cheirent ; non pas en tel maniere qu’eles soient pierres, tant comme eles sont en mer ;</text:p>
      <text:p text:style-name="_3c_p_3e_">mais quant on les ôte de mer et oevre les, on en trait hors les goutes éndurcies, maintenant devienent pierres blanches petites et precieuses que l’en claime perles ou margarites. Et sachez que se la rosee est pure et nete et par matin, les perles seront blanches et luisans, autrement nient. Et nules perles ne sont grignor de demi pouç.</text:p>
      <text:p text:style-name="_3c_p_3e_">Une autre coquille est en mer qui a non murique ou conche ; et le plusor l’apelent oistre, purce que quant elle est taillie environ lui il en issent larmes, de quoi l’en taint les porpres ; et cele tainture est de son charçois.</text:p>
      <text:p text:style-name="_3c_p_3e_">Une autre conquille est que l’on apele cancre, pour-ce qu’il a jambes et est reont ; il est anemis as oistres, car il menguë sa char par mervillous engin, et ore orés comment : il porte une petite piere, et ensit l’oistre, tant qu’elle oevre son charçois ; lors vient le cancre et giete la piere dedens, en tel maniere qu’il n’a pooir de reclore, et en ceste maniere se paist.</text:p>
      <text:h text:style-name="Heading_20_2" text:outline-level="2"><text:bookmark-start text:name="I134"/><text:soft-page-break/><text:span text:style-name="_3c_id_3e_">[I134] </text:span><text:bookmark-end text:name="I134"/><text:span text:style-name="_3c_num_3e_">.I.CXXXIIII.</text:span> Dou delfin</text:h>
      <text:p text:style-name="_3c_p_3e_">Delfin est uns grans poissons de mer, qui ensit les vois des hommes. Et est la plus isnele chose qui soit en mer, car il trespasse la mer d’outre en outre, autresi comme s’il volast. Mais il ne vait legierement seul a seul, ains vont plusor ensamble. Et par eus aperçoivent le marenier la tempeste qui doit venir, quand il voient les delfies fuir parmi la mer, et trebuchier soi en fuiant, autresi comme la foudre le chaçast.</text:p>
      <text:p text:style-name="_3c_p_3e_">Et sachez que delfin engendrent fils, non pas oes, et le portent <text:span text:style-name="_3c_num_3e_">.x.</text:span> mois, et le garde et nourrit de son let. Et quant si filz sont en sa joenece, il les aquellent dedens sa gorge, por mieux garder les. Et vivent <text:span text:style-name="_3c_num_3e_">.xxx.</text:span> ans, selonc ce que gens le disent qui l’ont assaié as coues, qu’il lor taillent. Et sa bouce n’est pas la ou les autres poissons les ont, ains est aprés le ventre. Contre la nature des bêtes d’eau, nule ne muet la langue se le delfin non solement.</text:p>
      <text:p text:style-name="_3c_p_3e_">Et son esperit ne peut le atraire tant comme il soit souz l’eau, s’il ne vient en haut en l’air. Et sa vois est samblable a homme plorant.</text:p>
      <text:p text:style-name="_3c_p_3e_">En printans en vont plusor a la mer de Ponto, ou il norrissent lor fils por la plenté des eaux douces ; et lor entree est a destre et lor issue a senestre, pour-ce qu’il ne voient gaires bien dou senestre oeil, mais dou destre voient il apertement.</text:p>
      <text:p text:style-name="_3c_p_3e_">Et sachez que el fleuve de Nile sont une maniere de delfin qui ont sus le dos une eschine autele comme une sie, dont il ochient le cocodril.</text:p>
      <text:p text:style-name="_3c_p_3e_">Et si trovons es ancienes istoires que uns enfes de Campaigne norri le delfin de pain longuement, et le fist si privé qu’il le chevauchoit, et tant que le dalfins le porta jusqu’en haute mer, et enqui fu noiez ; et en la fin se laissa morir le delfin, quant il aperchut le mort de l’enfant.</text:p>
      <text:p text:style-name="_3c_p_3e_">Un autre en ot en Jace de Babilone, qui tant ama <text:span text:style-name="_3c_num_3e_">un</text:span> enfant que aprés çou qu’il ot jué avec lui, et le garçon s’en fui, il le voloit ensivre, si remest sor le sablon ou il fu pris. Ces et maintes autres merveilles sont veues de ceste bête, por les amours qu’il portent as hommes.</text:p>
      <text:h text:style-name="Heading_20_2" text:outline-level="2"><text:bookmark-start text:name="I135"/><text:span text:style-name="_3c_id_3e_">[I135] </text:span><text:bookmark-end text:name="I135"/><text:span text:style-name="_3c_num_3e_">.I.CXXXV.</text:span> De ypotame</text:h>
      <text:p text:style-name="_3c_p_3e_">Ipotame est uns poissons qui est apelés cheval fluel, pour-ce qu’il naist el fleuves de Nil. Et son dos et ses crins et sa vois est comme de cheval, ses ongles sont fendues comme de buef, et dens comme sengler, et la coue retorte, et manguë blés de champ, ou il vet a reculons, por les agais des hommes ;</text:p>
      <text:p text:style-name="_3c_p_3e_"><text:soft-page-break/>et quant il manguë trop et il aperchoit qu’il est enfondus par sormangier, il s’en vet par sus les canons novelement tailliés, tant que le sans s’en ist par ses piés a grant fuison, et par tel maniere garist il de sa maladie.</text:p>
      <text:h text:style-name="Heading_20_2" text:outline-level="2"><text:bookmark-start text:name="I136"/><text:span text:style-name="_3c_id_3e_">[I136] </text:span><text:bookmark-end text:name="I136"/><text:span text:style-name="_3c_num_3e_">.I.CXXXVI.</text:span> Des sieraines</text:h>
      <text:p text:style-name="_3c_p_3e_">Serene, ce disent le auctor, sont de <text:span text:style-name="_3c_num_3e_">trois</text:span> manieres, qui avoient samblance de feme dou chief jusqu’as quisses, mais de cel lieu en aval avoient samblance de poisson, et avoient eles et ongles. Dont la premiere chantoit mervilleusement de sa bouche comme vois de feme, l’autre en vois de flaüt et de canon, la tierce de citole ; et que par lor dous chans faisoient perir les nonsachans qui par la mer aloient.</text:p>
      <text:p text:style-name="_3c_p_3e_">Mais selonc la verité, les seraines furent <text:span text:style-name="_3c_num_3e_">trois</text:span> meretrix qui dechevoient toz les trespassans et les metoient en povreté. Et dist l’estoire qu’eles avoient eles et ongles, por senefiance de l’amor qui vole et fiert ; et conversoient en eau, pour-ce que luxure fu faite de moustor.</text:p>
      <text:p text:style-name="_3c_p_3e_">Et a la verité dire, il a en Arrabe une maniere de blans serpens que l’on apiele seraine, qui courent si mervillousement que le plusor disent qu’il volent. Et lor venim est si tres cruel que, s’ere mort aucun homme, il le covient devier ançois qu’il sente nule dolour.</text:p>
      <text:p text:style-name="_3c_p_3e_">Mais des diversités des poissons ne de lor nature ne dira ore le contes plus que dit en a, ains dira des autres animaus qui sont en terre, et premierement des serpens, pour-ce qu’il sunt resamblables as poissons de maintes proprietés.</text:p>
      <text:h text:style-name="Heading_20_2" text:outline-level="2"><text:bookmark-start text:name="I137"/><text:span text:style-name="_3c_id_3e_">[I137] </text:span><text:bookmark-end text:name="I137"/><text:span text:style-name="_3c_num_3e_">.I.CXXXVII.</text:span> Des serpens</text:h>
      <text:p text:style-name="_3c_p_3e_">Serpens sont de maintes generations ; et tant comme il sont de maintes manieres devisé, et tant ont il de diverses natures. Mais generalment tous serpens sont de froide nature, ne ne fierent s’il n’escaufent. Et pour-ce nuist le venins d’aus plus de jor que de nuit ; car de tens de nuit se refroident il en aus tout coiement, por la froidour de la rosee. Et tot yvier se gisent en lor nos, et en esté s’en issent.</text:p>
      <text:p text:style-name="_3c_p_3e_">Et tout venin sont froit ; et pour-ce avient que le hom, quant il en est ferus, a poour tot avant ; car l’ame, qui est caude et de nature de fu, fuit la froidure du venin. Et il est apelés venin por çou qu’il entre dedens les vaines ; et n’a pooir de mal faire s’il ne touce le sanc de l’homme, et lors, quant le venins s’escaufe et art dedens, maintenant ocist l’omme.</text:p>
      <text:p text:style-name="_3c_p_3e_">Les natures des serpens sont iteles : quant il enviellist et lor œils sont plain de tenebres, il jeune longuement, et se garde de mengier tant qu’il amaigrist et sa pel est large et pleniere en son dos ; lors <text:soft-page-break/>s’en entre par fine force entre l’estroit de <text:span text:style-name="_3c_num_3e_">.ii.</text:span> pierres, tant qu’il se despoille de sa vielle eschaille, et devient joenes et frés et bien voyants ; mais il use fenoil au mangier por avoir claire vue. Quant il voet boire, il laisse son venin en aucun lieu repostement.</text:p>
      <text:p text:style-name="_3c_p_3e_">Et crient homme nu ; et s’il menguë le crachet d’un homme jeun, il muert. Et sa vie est ou chief, en tel maniere que, se la teste eschape vive outre <text:span text:style-name="_3c_num_3e_">.ii.</text:span> dois solement de son cors, il vit, et ja pour-ce ne muert ; et c’est la chose por quoi il met tout son cors en peril por deffendre la teste.</text:p>
      <text:p text:style-name="_3c_p_3e_">Tot serpent ont corte vue, et non gardent en travers se poi non ; car lor œils ne sont pas el front devant, ains sont d’encoste dedens les oreilles, et pour-ce ont il plus preste l’oïe que le vue. Il maine la langhe plus tos que nule chose vivant, et pour-ce quident maintes gens qu’il aient <text:span text:style-name="_3c_num_3e_">trois</text:span> langhes, mais ce n’est c’une.</text:p>
      <text:p text:style-name="_3c_p_3e_">Et son cors est si moistes que nés la voie par ou il vet desegne par sa moistour. Et pour-ce que serpens use ses costés en lieu de jambes, et les eschames en lieu des ongles, avient il que s’il est ferus en aucune partie de la gorge, a la fin dou ventre, il pert cele force, en tel maniere qu’il ne peut courre si com il soloit.</text:p>
      <text:h text:style-name="Heading_20_2" text:outline-level="2"><text:bookmark-start text:name="I138"/><text:span text:style-name="_3c_id_3e_">[I138] </text:span><text:bookmark-end text:name="I138"/><text:span text:style-name="_3c_num_3e_">.I.CXXXVIII.</text:span> De l’aspis</text:h>
      <text:p text:style-name="_3c_p_3e_">Aspis est une maniere de venimeus serpens qui ocist homme de ses dens. Ja soit ce, qu’il sont de plusours manieres ; et chacuns a une proprieté de mal faire ; car celi qui est apelés aspis fait morir de soif l’ome que elle mort ; et l’autre qui a non prialis le fait tant dormir qu’il muert ; et l’autre qui est apelés emorois le fait fondre tot son sanc jusc’a sa mort ; celi qui a non preste vait tozjours bouche overte, et quant il estraint nuli a ses dens, il enfle tant qu’il devie, et maintenant porrist si malement que c’est diaublie.</text:p>
      <text:p text:style-name="_3c_p_3e_">Et sachez que aspis porte la trés luisant et la precieuse piere que l’on claime carboncle ; et quant le enchanteour qui le veut oster la piere dist ses paroles, et maintenant que la fiere bête s’en aperchoit, fiche l’une de ses oreilles dedens la terre et l’autre clot de sa coue, en tel maniere qu’elle devient sourde et non oïans des paroles conjurans.</text:p>
      <text:h text:style-name="Heading_20_2" text:outline-level="2"><text:bookmark-start text:name="I139"/><text:span text:style-name="_3c_id_3e_">[I139] </text:span><text:bookmark-end text:name="I139"/><text:span text:style-name="_3c_num_3e_">.I.CXXXVIIII.</text:span> Du serpent a <text:span text:style-name="_3c_num_3e_">.ii.</text:span> testes</text:h>
      <text:p text:style-name="_3c_p_3e_">Anfemeine est une maniere de serpens qui a <text:span text:style-name="_3c_num_3e_">.ii.</text:span> testes, l’une en son lieu et l’autre en la coue, et de chascune part vieut elle corre ; et cort isnelement, et ses œils sont luisans comme chandeille. Et sachez <text:soft-page-break/>que c’est le serpens au monde sans plus qui maint a la froidure, et tozjors vait devant les autres comme chievetains et guierres.</text:p>
      <text:h text:style-name="Heading_20_2" text:outline-level="2"><text:bookmark-start text:name="I140"/><text:span text:style-name="_3c_id_3e_">[I140] </text:span><text:bookmark-end text:name="I140"/><text:span text:style-name="_3c_num_3e_">.I.CXXXX.</text:span> Des basiliques</text:h>
      <text:p text:style-name="_3c_p_3e_">Basiliques est le rois des serpens. Et est si trés plains de venim qu’il en reluist toz par dehors, nés le veoir et le flairier de lui porte venin et loins et prés, par quoi il corront l’air, et si estaint les arbres ; et tel est que de son odor ocist les oiseaux volans, et de son veir les hommes quant il les esgarde ; ja soit ce que le ancien disent qu’il ne nuist pas a celui qui voit primes les basilikes que il aus. Et sa grandor est de mi pié, et a blanches taches, et creste comme cok. Et vet droit contremont la moitié devant, et l’autre moitié comme autres serpens.</text:p>
      <text:p text:style-name="_3c_p_3e_">Et tot soit il si fiers, les belotes l’ocient, c’est une bête plus longhe que soris, et est blanche el ventre. Et sachez que Alixandres les trova, et fist faire grandes ampoles de voirre ou hommes entroient dedens qui veoient les basiliques, mais il ne veoient ceaus, qui les ocioient des saietes ; et par itel engin en fu delivrés il et son ost.</text:p>
      <text:h text:style-name="Heading_20_2" text:outline-level="2"><text:bookmark-start text:name="I141"/><text:span text:style-name="_3c_id_3e_">[I141] </text:span><text:bookmark-end text:name="I141"/><text:span text:style-name="_3c_num_3e_">.I.CXXXXI.</text:span> Des dragons</text:h>
      <text:p text:style-name="_3c_p_3e_">Dragons est le trés grans serpens de toz, neis une des grans bêtes dou monde, qui abite en Inde et Etyope, ou il a tozjours grant esté. Et quant il ist de son espelonche, il court parmi l’air si roidement et par si grant air que le airs en reluist aprés lui autresi comme fu ardant.</text:p>
      <text:p text:style-name="_3c_p_3e_">Et cil a une grant teste et bouche petite, ou il a pertuis overs par ou il tret la langhe et son esperit. Et sa force n’est pas en la bouche mais en la coue, dont il nuist par batre plus que par navrer ; ou il a si grant force que nus, coment qu’il soit grans et fors, se le dragons l’estraint de sa coue, qu’il en eschape sans mort, neis l’olifant meismes en covient il morir, a ce qu’il a entr’aus mortel haine, selonc ce que le mestres dira ça avant el conte de l’olifant.</text:p>
      <text:h text:style-name="Heading_20_2" text:outline-level="2"><text:bookmark-start text:name="I142"/><text:span text:style-name="_3c_id_3e_">[I142] </text:span><text:bookmark-end text:name="I142"/><text:span text:style-name="_3c_num_3e_">.I.CXXXXII.</text:span> De scitalis</text:h>
      <text:p text:style-name="_3c_p_3e_">Scitalis est uns serpens qui vait mout lentement. Mais il est si bien tachiés de diverses coulors claires et luisans que les gens l’esgardent volentiers tant qu’il les aproche, et la puour de lui les detient et les <text:soft-page-break/>sosprent. Et sachez qu’il est de si chaude nature que neis en yver despoille il sa piel pour le chaut qu’il a.</text:p>
      <text:h text:style-name="Heading_20_2" text:outline-level="2"><text:bookmark-start text:name="I143"/><text:span text:style-name="_3c_id_3e_">[I143] </text:span><text:bookmark-end text:name="I143"/><text:span text:style-name="_3c_num_3e_">.I.CXXXXIII.</text:span> De la vipre</text:h>
      <text:p text:style-name="_3c_p_3e_">La vipre est une maniere de serpent de si fiere nature que, quant le malles se conjoint a la femele, il met son chief dedens la gorge de la femele ; et quant elle sent le delit de la luxure, elle l’estraint as dens et le trence la teste, et l’englout, et de çou conchoit. Et quant si faon ont vie et qu’il en voelent issir, lors desrompent et brisent a fine force le cors de lor mere, et vont hors, en tel maniere que son pere et sa mere muerent par aus. De cest serpent dist Sains Ambroses qu’elle est la tres cruel chose du monde, et plus sans pitié et plaine de malisce.</text:p>
      <text:p text:style-name="_3c_p_3e_">Et sachez que cist serpens, quant il a talent de luxure, s’en vet as eaux ou la murene repaire, et l’apele de sa vois en samblance de flaüt, et elle vient a lui maintenant ; et par itel engin est elle sovent prise par les pescheours, selonc ce que le contes devise ça arieres el chapitre des poissons.</text:p>
      <text:h text:style-name="Heading_20_2" text:outline-level="2"><text:bookmark-start text:name="I144"/><text:span text:style-name="_3c_id_3e_">[I144] </text:span><text:bookmark-end text:name="I144"/><text:span text:style-name="_3c_num_3e_">.I.CXXXXIIII.</text:span> Des lisardes</text:h>
      <text:p text:style-name="_3c_p_3e_">Lisarde est de <text:span text:style-name="_3c_num_3e_">trois</text:span> manieres, une grant, une petite, et une autre qui eschaufe en esté et prend hommes as dens malement. Mais quant la petite lisarde enviellist, elle s’en entre parmi un estroit pertruis d’une paroit contre le soleil, et despoille la nue de ses iex et toute sa veillesse.</text:p>
      <text:p text:style-name="_3c_p_3e_">Salemandre est samblable a petite laisarde de vaire coulor, et son venin est tres fors sor les autres ; car les autres fierent une seule chose, mais cestui en fiert plusours ensamble ; car s’elle monte par <text:span text:style-name="_3c_num_3e_">un</text:span> pomier, elle envenime totes les pomes du pomier et ocist toz ceus qui en manguënt ; et s’elle chiet en <text:span text:style-name="_3c_num_3e_">un</text:span> puis, la force de son venin ocist toz ceaus qui en boivent. Et sachez que salamandre vit enmi les flames du feu sans color et sans damage de son cors, neis elle estaint le fu par sa nature.</text:p>
      <text:p text:style-name="_3c_p_3e_">Mais ci se taist le mestres a conter des serpens et de lor natures, et des vermines, comment il sont de diverses manieres et comment il naissent en terre et en eau et en air et en fueilles et en fust et en dras et en hommes et en autres bêtes vivans, ens et hors, sans assamblement de malle et de femeles, ja soit ce qu’il naissent d’ués aucunefois. Si n’en devisera ore plus le contes, car ce seroit une longue matire sans grant proufit ; et ensivra son conte pour parler des animaus.</text:p>
      <text:h text:style-name="Heading_20_2" text:outline-level="2"><text:bookmark-start text:name="I145"/><text:soft-page-break/><text:span text:style-name="_3c_id_3e_">[I145] </text:span><text:bookmark-end text:name="I145"/><text:span text:style-name="_3c_num_3e_">.I.CXXXXV.</text:span> De l’aigle</text:h>
      <text:p text:style-name="_3c_p_3e_">Aigle est le mieux voyant oiseau du monde ; et vole si en haut qu’elle n’apert<text:note text:id="ftn1" text:note-class="footnote"><text:note-citation>1</text:note-citation><text:note-body><text:p text:style-name="Footnote"><text:s/>de <text:span text:style-name="T1">apparoir</text:span> « apparaître »</text:p></text:note-body></text:note> pas à la vue des hommes, mais il voit si clairement, que <text:span text:style-name="T2">même</text:span> les petites bêtes connait elle en terre et les poissons <text:span text:style-name="T2">en les</text:span> eaux, et les prend en son descendre.</text:p>
      <text:p text:style-name="_3c_p_3e_">Et sa nature est de garder<text:note text:id="ftn2" text:note-class="footnote"><text:note-citation>2</text:note-citation><text:note-body><text:p text:style-name="Footnote"><text:s/><text:span text:style-name="T3">de</text:span> <text:span text:style-name="T1">warder</text:span>, <text:span text:style-name="T1">guarder</text:span> « prendre garde, regarder »</text:p></text:note-body></text:note> contre le soleil si fermement que ses œils ne remuent goutte ; et pour-ce prend l’aigle ses fils et les tient à ses ongles droit contre le rai du soleil ; et c<text:span text:style-name="T2">eux</text:span> qui <text:span text:style-name="T2">é</text:span>garde justement sans cro<text:span text:style-name="T2">u</text:span>ler<text:note text:id="ftn3" text:note-class="footnote"><text:note-citation>3</text:note-citation><text:note-body><text:p text:style-name="Footnote"><text:s/>« branler, remuer »</text:p></text:note-body></text:note> est tenus et nourris si comme dignes, et celui qui les <text:span text:style-name="T2">yeux</text:span> remue est refusé et <text:span text:style-name="T2">j</text:span>eté du ni<text:span text:style-name="T2">d</text:span> comme bâtard.</text:p>
      <text:p text:style-name="_3c_p_3e_">Et ce n’est pas cruauté de nature, mais pour jugement de droiture, car le aigle ne la chasse pas pour son fils, mais comme autrui étrange<text:note text:id="ftn4" text:note-class="footnote"><text:note-citation>4</text:note-citation><text:note-body><text:p text:style-name="Footnote">« étranger"</text:p></text:note-body></text:note>. Et sachez que <text:span text:style-name="_3c_num_3e_">un</text:span> vil oiseau, qui est appelés f<text:span text:style-name="T2">oulque</text:span>, accomplit la fierté du royal oiseau ; car elle reçoit celui entre ses fils et le nourrit comme ses fils.</text:p>
      <text:p text:style-name="_3c_p_3e_">Et sachez que aigle vit longuement pour-ce qu’elle se renouvelle et d<text:span text:style-name="T2">é</text:span>pose sa vieillesse. Et disent le plusieurs qu’elle vole en si haut lieu vers la chaleur du soleil que ses pennes<text:note text:id="ftn5" text:note-class="footnote"><text:note-citation>5</text:note-citation><text:note-body><text:p text:style-name="Footnote">« plumes »</text:p></text:note-body></text:note> ardent<text:note text:id="ftn6" text:note-class="footnote"><text:note-citation>6</text:note-citation><text:note-body><text:p text:style-name="Footnote"><text:s/>v. <text:span text:style-name="T1">ardre</text:span> « brûler »</text:p></text:note-body></text:note> ; et ôte toute l’obscurité de ses œils, et lors se laisse choir en aucune fontaine ou elle se baigne <text:span text:style-name="_3c_num_3e_">trois</text:span> fois, et maintenant est jeune comme à son commencement.</text:p>
      <text:p text:style-name="_3c_p_3e_">L<text:span text:style-name="T2">es</text:span> autres disent que le bec de l’aigle croît et plie en son gran<text:span text:style-name="T2">d</text:span> âge, en telle mani<text:span text:style-name="T2">è</text:span>re qu’elle ne peut mais prendre de os bons oiseau<text:span text:style-name="T2">x</text:span> qui la mainten<text:span text:style-name="T2">a</text:span>ient en vie et en jeunesse ; lors le fiert<text:note text:id="ftn7" text:note-class="footnote"><text:note-citation>7</text:note-citation><text:note-body><text:p text:style-name="Footnote">v. <text:span text:style-name="T1">férir</text:span> « frapper »</text:p></text:note-body></text:note> maintenant et aiguise tant <text:span text:style-name="T2">à</text:span> roides pierres que le s<text:span text:style-name="T2">u</text:span>rplus s’en ôte, et son bec vient plus gent<text:note text:id="ftn8" text:note-class="footnote"><text:note-citation>8</text:note-citation><text:note-body><text:p text:style-name="Footnote"><text:s/>« noble, beau », <text:span text:style-name="T1">gente dame</text:span>.</text:p></text:note-body></text:note> et plus <text:span text:style-name="T2">é</text:span>moulu<text:note text:id="ftn9" text:note-class="footnote"><text:note-citation>9</text:note-citation><text:note-body><text:p text:style-name="Footnote"><text:s/>de <text:span text:style-name="T1">émoudre</text:span> « aiguiser »</text:p></text:note-body></text:note> que devant, si qu’elle m<text:span text:style-name="T2">a</text:span>ng<text:span text:style-name="T2">e</text:span> et renouvelle et prend ce que l<text:span text:style-name="T2">ui</text:span> pl<text:span text:style-name="T2">aî</text:span>t.</text:p>
      <text:h text:style-name="Heading_20_2" text:outline-level="2"><text:bookmark-start text:name="I146"/><text:span text:style-name="_3c_id_3e_">[I146] </text:span><text:bookmark-end text:name="I146"/><text:span text:style-name="_3c_num_3e_">.I.CXXXXVI.</text:span> Des ostours</text:h>
      <text:p text:style-name="_3c_p_3e_">Ostours est uns oiseaus de proie, si comme sont faucons et esperviers et autres oiseaux que l’en tient par delit à penre autres oiseaux. Ki tot sont mout fiers contre loz fils ; car maintenant qu’il les voient auques escreus, et qu’il ont aucun pooir de voler, il ne les paissent pas de lors en avant, ains les <text:soft-page-break/>chacent hors dou nit et les constraignent à porchacier lor viande en lor jeunesse ; car il ne voelent que lor fis oublient le propre mestier de lor ancissours, ne qu’il aprenent à estre pereçous, en tel maniere les entrelaissent à norrir por metre à ravir.</text:p>
      <text:p text:style-name="_3c_p_3e_">Et sachez que ostours sont de <text:span text:style-name="_3c_num_3e_">trois</text:span> manieres, petis et grans et moiens. Li petis est maindres des autres, à lois de terzel, et est preus et mainiers et tost volans et desirans de mangier, et legier en oiseler.</text:p>
      <text:p text:style-name="_3c_p_3e_">Les moiens ont les eles rouges, piés cours, ongles petites et mavaises, et les œils gros et obscurs, et est trop durs à fere le domesche ; et pour-ce ne vaut il gaires la premiere annee, mais à la tierce est bons et debonaires.</text:p>
      <text:p text:style-name="_3c_p_3e_">Li grans ostours est graindres des autres, et plus gros et plus meiniers et millors, et à œils biaus et clairs et luisans, et gros piés et grans ongles et liet visage. Et est hardis, que por nul oiseau ne s’alentist, neis le aigle ne le fait nule paour.</text:p>
      <text:p text:style-name="_3c_p_3e_">Por ce dist le mestres que en eslire bon ostor l’en doit garder qu’il soit grans et bien furnis par tout ; car à la verité dire, en trestoz oiseaux chaceours le grignor sont femeles, et le petit, c’est à dire le terzel, sont malles. Et sont si caut por la masculinité qui en aus regne, et si orgilleus, que à paine prennent autre chose se tant non comme il welent. Mais la femele, qui est froide, por la feminité qui en le est, est tozjors covoitouse et desirans de prendre, por çou que froidure est rachine de toute covoitise.</text:p>
      <text:p text:style-name="_3c_p_3e_">Et ce est la nature por quoi le grant oiseau veneour sont millor, car il n’ont desdaing de prendre, ains desirent tozjors la proie plus et plus ; en tel maniere que quant il sont fors, en prendent aucun mal vice, ja soit ce qu’il les perdent à le mue, u il muent et remieudrent pennes et abis ; més le terzel prendent à chascune mue aucun mal vice.</text:p>
      <text:h text:style-name="Heading_20_2" text:outline-level="2"><text:bookmark-start text:name="I147"/><text:span text:style-name="_3c_id_3e_">[I147] </text:span><text:bookmark-end text:name="I147"/><text:span text:style-name="_3c_num_3e_">.I.CXXXXVII.</text:span> De connoistre bien ostours</text:h>
      <text:p text:style-name="_3c_p_3e_">Et quant l’en trueve ostour grant, garde qu’il ait longue teste et plate à samblance d’un aigle, et que sa chiere soit lie et un poi encline endementiers qu’il soit adoubés ; car puis doit son vout estre autresi comme courouciés et plains d’ire. Et ait les nés et les narilles bien jausne, et le moien qui est environ entre les œils soit bien lonc, et le sorciz pendant. Et les œils soient hors et grans assés par raison, et coulourex bonement, car c’est signes qu’il soit fils d’ostour qui fu mués plus de <text:span text:style-name="_3c_num_3e_">trois</text:span> fois ; dont il vit mieux et plus longuement quant il est engendrés de viel pere.</text:p>
      <text:p text:style-name="_3c_p_3e_">Son col doit estre lonc et soutil et serpentin, et le pis gros et reont comme coulons. Les panons, c’est les <text:span text:style-name="_3c_num_3e_">.ii.</text:span> pennes des eles, que le plusieurs apelent espoetes, doivent estre serrees as eles, si qu’eles n’aparissent. Les eles briés auques et bien joignans, pennes franchies et bien tenans, jambes grosses, <text:soft-page-break/>jaunes, et briés, piés grans et lés et overs, et lonc talon, et tot l’arteil bien gros, non pas de char, mais de ners avec les os ; ongle grosse et fort et dure, et l’orteil de mi lonc amesureement : c’est la maistrie pour conoistre bien ostours. Mais tant sachez que cil qui ont longhes jambes prenent plus legierement, et à paines falent dou prendre, mais il ne tienent si bien ne si fort con cil qui ont cortes jambes et briés, ja soit ce qu’il ne pregnent si legierement comme ciaus qui les ont longhes.</text:p>
      <text:p text:style-name="_3c_p_3e_">Et quant tu voudras savoir s’il est sains ou malades en aucune part, tu le dois lever sus la senestre main, et remirer legierement et diligeament haut et bas ; et s’il esgarde haut, et qu’il ne bate fort, et ne bate son bee, et sa coue ne tiegne eslaischie, sachez vraiement qu’il est sains de son cors.</text:p>
      <text:p text:style-name="_3c_p_3e_">Et quant tu as ce fait, tornoie ton poing desus ses piés, et garde s’il revient mainterrant et demeure desus fermes, si drois qu’il ne s’a fiche plus de l’un pié que de l’autre, car s’est signes qu’il soit fors et sains de ses piés. Et s’il gete tost et isnel sa jambe contre la char, et quant il l’a prise il baisse bien son bec et le prend et trait de grant force, et destent le col et ferme ses piés et ses talons, tu pués bien dire qu’il soit sains de jambes et de quisses sans faille. Lors le detrai parle coutiaus de l’une des eles, et puis par l’autre, et s’il les laisse tirer et les retrait en son lieu tost et igal, c’est senefiance qu’il soit bien sains de eles.</text:p>
      <text:p text:style-name="_3c_p_3e_">Aprés ce garde s’il esmautist bien et delivrement, selonc le quantité dou past, blanc et noir, non pas entremellé, mais que l’un soit parti des autres ; ne qu’il n’i ait sanc ne moustour claire, ne piere ne vers ne nule autre melleure ; car ce demoustre qu’il soit bien sains dedens le cors. Et se aprés mangier il netoie son bec, et esmouche sovent, et gete eau par le nés, et fert son bec ça et la, et ne se tient ja en lieu, sachez qu’il est sains de son chief. Meismement se sus la main u sur perche il se paroint et atorne sa plume, et demeure drois, et manguë et cuist la viande bien et gent, lors est il bien sains et haitiés de cors et de membres.</text:p>
      <text:h text:style-name="Heading_20_2" text:outline-level="2"><text:bookmark-start text:name="I148"/><text:span text:style-name="_3c_id_3e_">[I148] </text:span><text:bookmark-end text:name="I148"/><text:span text:style-name="_3c_num_3e_">.I.CXXXXVIII.</text:span> Des esperviers</text:h>
      <text:p text:style-name="_3c_p_3e_">Esperviers doit estre esleus de tel maniere : qu’il ait petite teste, et les œils forains, jouant et tornant legier sor la main, gros pis et bien overs, piés grans et blans auques apers, jambe lee et fort, coue cloant et soutille, eles longues au tierç tour de la coue. Et le braier, c’est la plume desous la coue, soit tachié ausi comme par mailles : car teus esperviers doit estre bons par raison, meismement s’il a les jambes autresi comme roinuses, et s’il ont crossete enmi le moien arteil destre, la ou l’escaille se part, car c’est signe de grandesime bonté.</text:p>
      <text:p text:style-name="_3c_p_3e_">Et sachez tant d’espervier, que cil a longue coue est couars, mais il vole tost ; et cil qui a <text:span text:style-name="_3c_num_3e_">.xiii.</text:span> penes en la coue est tozjours mieudres des autres et mieux volans, et plus tost aconsiut sa proie.</text:p>
      <text:p text:style-name="_3c_p_3e_"><text:soft-page-break/>Mais qui wet muer et avoir sain son espervier, il le doit tot yvier garder qu’il ne prenge pie ne autre oiseau qui le face mal ; mais cil qui prend coulons en tor se navre et brise et gaste legierement, pour le grant tour qu’il fet au devaler.</text:p>
      <text:p text:style-name="_3c_p_3e_">Et sachez que toz oiseaux veneour sont de <text:span text:style-name="_3c_num_3e_">trois</text:span> manieres, niais ramans et grifains. Dont niais est celui que l’en trait dou nit et nourrit en son ostel de sa javence, et est plus hardis et plus covoiteus de penre, et crie sovent por la seurté qu’il a des gens ou il a esté norris. Ramans est celui qui a ja volé et vené selonc sa nature, mais il est puis pris en rain d’aubre ou en autre lieu par son engien. Grifaing est uns oiseaux que l’en prend à l’entree d’yvier, et à les œils rouges et vermaus comme feu.</text:p>
      <text:p text:style-name="_3c_p_3e_">Et tant sachez que, s’il avoit ja mangié sus glace devant ce qu’il fust pris, à paine peut estre qu’il vive, car sa forcele ne peut estre delivree dou froit ; mais s’il fust en son pooir, il auroit tozjours chaudes viandes et fresches, qui le aideroient à quire son past. Et pour-ce avient il que le niais n’aura ja si beaus œils que le autres ; qui manguë chascune fois novele viande, et gist hors à l’air, et fait quanqu’à lui plest ; ne ne prend si bien sa proie, ja soit ce qu’il ait plus de covoitise.</text:p>
      <text:p text:style-name="_3c_p_3e_">Et sachez que oisiaus joenes engendre fils rouges o grosses mailles et œils descoulourés et hardis, mais il n’a pooir de vivre en mains d’ome plus de <text:span text:style-name="_3c_num_3e_">.v.</text:span> ans. Oiseaus vieus engendre fils noirs o menue maille et œils coulourés et sont millor et de longue vie.</text:p>
      <text:h text:style-name="Heading_20_2" text:outline-level="2"><text:bookmark-start text:name="I149"/><text:span text:style-name="_3c_id_3e_">[I149] </text:span><text:bookmark-end text:name="I149"/><text:span text:style-name="_3c_num_3e_">.I.CXXXXVIIII.</text:span> Des faucons</text:h>
      <text:p text:style-name="_3c_p_3e_">Faucons sont de <text:span text:style-name="_3c_num_3e_">.vii.</text:span> lignies. Dont la premiere est faucon lanier, qui est autresi comme vilains entre les autres ; et cist meismes est devisés en <text:span text:style-name="_3c_num_3e_">trois</text:span> manieres, dont le <text:span text:style-name="_3c_num_3e_">un</text:span> qui ont la teste petite ne vaut rien du monde, l’autre qui a gros le chief et le bec et eles longues et coue brief et piés aglentins est bons, ja soit il durs à adouber. Mais qui le fait muer <text:span text:style-name="_3c_num_3e_">trois</text:span> fois, il peut penre tous oiseaux.</text:p>
      <text:p text:style-name="_3c_p_3e_">La seconde lignie est faucon que l’en apiele pelerins, pour-ce que nus ne trueve son nit, ains est pris autresi comme en pelerinage ; et est mout legiers à norrir et mout cortois et vaillans et de bone maniere.</text:p>
      <text:p text:style-name="_3c_p_3e_">La tierce lignie est faucon montardis ; assés est connus par tous lieus ; et puis qu’est privés, il ne s’enfuira jamés.</text:p>
      <text:p text:style-name="_3c_p_3e_">La quarte lignie est faucon gentil ou gruier, qui vaut mieux que le autre ; més il n’a mestier à homme sans cheval, car trop le covient ensivre. Et tant sachés que de ces <text:span text:style-name="_3c_num_3e_">.iiii.</text:span> lignies vous devés eslire celi qui a plus petit chief.</text:p>
      <text:p text:style-name="_3c_p_3e_">La quinte lignie est girfauq, qui sormonte toz oiseaux de son grant, et est fors et aspres et fiers et engigneus, et bieneureus en cachier et en prendre.</text:p>
      <text:p text:style-name="_3c_p_3e_"><text:soft-page-break/>La sisime lignie est sorpoint ; cist est molt grans et resamble aigle blanche, més des œils et des eles et dou bec et d’orguel est il samblable à girfauc, ja soit ce que je n’ai homme trové qui le veist onques.</text:p>
      <text:p text:style-name="_3c_p_3e_">La septime lignie est breton, que le plusieurs apelent rodion ; c’est le roi et le sire de toz oiseaux, car il n’est nus qui ose voler devant lui, ains chiet toz estordis, en tel maniere que on le peut penre comme s’il fust mors. Neis l’aigle meismes, por la poour de lui, n’ose aparoir la ou il est.</text:p>
      <text:p text:style-name="_3c_p_3e_">Et ensement tous faucons qui ont le pié gros, et les genous noouses autresi comme sor os, et sauvage regart et flameant et les œils terribles, et les eles grosses par desus, et les ongles noues et longhes et planes et bien aguës par mesure et luisans, est bons s’il a la teste aguë par mesure, meismement s’il est bien espés par le pis.</text:p>
      <text:h text:style-name="Heading_20_2" text:outline-level="2"><text:bookmark-start text:name="I150"/><text:span text:style-name="_3c_id_3e_">[I150] </text:span><text:bookmark-end text:name="I150"/><text:span text:style-name="_3c_num_3e_">.I.CL.</text:span> Des esmerillons</text:h>
      <text:p text:style-name="_3c_p_3e_">Esmerillons sont de <text:span text:style-name="_3c_num_3e_">trois</text:span> manieres, uns qui a l’eschine grise ; et le autres qui a l’eschine noire, et sont petit et fort ravineours ; le autres est graindres et resamble faucon lanier blanchet, et est millours de toz autres esmerillons, et plus tost devient privés. Mais il lor avient une maladie, porquoi il se manguë toz les piés, se l’en ne le fait demourer en tant de semence de lin ou de mil que le arteil n’aparissent par dehors .</text:p>
      <text:p text:style-name="_3c_p_3e_">Mais ci se taist le contes a parler des oiseaux chaceours, et coment on les doit norrir et enoiseler et ensegnier a penre proie as cans et a riviere, et coment on les doit curer quant il ont aucune maladie, car ce n’apertient pas a ce livre ; ains veut ensivre la nature des autres animaus.</text:p>
      <text:h text:style-name="Heading_20_2" text:outline-level="2"><text:bookmark-start text:name="I151"/><text:span text:style-name="_3c_id_3e_">[I151] </text:span><text:bookmark-end text:name="I151"/><text:span text:style-name="_3c_num_3e_">.I.CLI.</text:span> De l’alcion</text:h>
      <text:p text:style-name="_3c_p_3e_">Alcion est uns oiseaux de mer, a qui Diex a doné grandesime grasce, et ore orés comment. Ele pose ses oës enprés la mer sus le sablon, et ce est el cuer de l’yvier quant les tempestes et orribles fortunes suelent sordre par mi la mer ; et acomplist la naissance de ses fils en <text:span text:style-name="_3c_num_3e_">.vii.</text:span> jors, et en <text:span text:style-name="_3c_num_3e_">.vii.</text:span> autres les nourrit. Et ce sont <text:span text:style-name="_3c_num_3e_">.xiiii.</text:span> jors qui sont de si hautes vertus, selonc çou que le maronier, qui maintefois l’ont esprové, le tesmoignent, que totes tempestes se departent et l’air esclarcist et le tens est dous et soués tant com le <text:span text:style-name="_3c_num_3e_">.xiiii.</text:span> jor durent.</text:p>
      <text:h text:style-name="Heading_20_2" text:outline-level="2"><text:bookmark-start text:name="I152"/><text:soft-page-break/><text:span text:style-name="_3c_id_3e_">[I152] </text:span><text:bookmark-end text:name="I152"/><text:span text:style-name="_3c_num_3e_">.I.CLII.</text:span> De ardea</text:h>
      <text:p text:style-name="_3c_p_3e_">Ardea est uns oiseaux que le plusor apelent tantalus ou hairon ; et ja soit ce que elle pregne a eau sa viande, toutefois fait elle son nit en haut arbres. Et sa nature est tele que maintenant qu’elle aperçoit que tempeste doit cheoir, elle vole en haut et s’enfuit en l’air amont la ou la tempeste n’a pooir de monter ; et par lui cognoissent mainte gent que tempeste vient, lorsque il la voient monter contremont le ciel.</text:p>
      <text:h text:style-name="Heading_20_2" text:outline-level="2"><text:bookmark-start text:name="I153"/><text:span text:style-name="_3c_id_3e_">[I153] </text:span><text:bookmark-end text:name="I153"/><text:span text:style-name="_3c_num_3e_">.I.CLIII.</text:span> De anes et de owes</text:h>
      <text:p text:style-name="_3c_p_3e_">Anes et owes, de tant comme eles sont plus blanches, sont millours et plus domesches ; car oës noires qui sont tachies d’autre colour sont estraites de campestres, et pour-ce n’engendrent pas si larghement comme les blanches. Et sachez que anes et owes ne poroient vivre sans erbe ne sans eau ; mais trop nuisent a terre gaignable, et mout enpirent totes semences dou bec et dou fiens. Et le tens qu’il s’entrecouchent charnelment dure des kalendes de març jusques as tres granz jors de esté.</text:p>
      <text:p text:style-name="_3c_p_3e_">Et a la vois des owes peut on connoistre toutes les heures de la nuit et les vigiles. Et il n’est nus animaus au monde qui sente si bien hommes comme elles font. Et a lor cri furent aperceu le françois, quant il voloient penre le capitaille de Rome, selonc ce que l’istore nous reconte.</text:p>
      <text:h text:style-name="Heading_20_2" text:outline-level="2"><text:bookmark-start text:name="I154"/><text:span text:style-name="_3c_id_3e_">[I154] </text:span><text:bookmark-end text:name="I154"/><text:span text:style-name="_3c_num_3e_">.I.CLIIII.</text:span> Des besenes</text:h>
      <text:p text:style-name="_3c_p_3e_">Besenes sont les mousches qui font le miel, qui naissent sans piés et sans eles, mais il les recovrent aprés lor naissance. Ces mousches gardent grant diligence a lor miel faire ; car de la cire qu’eles acueillent de diverses flours edefient par mervilleus engin maison et estages, dont chascune a son propre lieu ou elle repaire tozjours sans changier. Et si ont roi et ost, et font batailles, et fuient la fumee, et s’afichent por le son des pierres et des timbres et de teus chose qui font grant tumulte.</text:p>
      <text:p text:style-name="_3c_p_3e_">Et si disent cil qui esprové l’ont, qu’eles naissent de caroigne de buef, en ceste maniere : qu’il batent mout la char d’un viel mort, et quant son sanc est porris si en naissent vermines qui puis devienent besenes ; autresi naissent escharbot de cheval, et fuse de mul, et guespes d’asne.</text:p>
      <text:p text:style-name="_3c_p_3e_">Et tant sachez que en trestouz animal du monde solement les besenes ont en totes lor lignies totes choses communes, a ce que totes abitent dedens une maison, et issent dedens la marche d’un païs ; et l’oevre de chacune est commun as autres, et la viande commune, et toz usages et fruit et pomes sont <text:soft-page-break/>commune de tous. Quoi plus ? la generation en est commune, et lor fils commun ; car a ce que toutes sont chastes et virgenes, sans nule corruption de luxure font eles soudainement fius a grant fuison. Eles ordeinent lor peuple et maintienent lor communes et lor borgoiseries.</text:p>
      <text:p text:style-name="_3c_p_3e_">Eles eslisent lor roi, non mie par sort, ou il a plus de fortune que en droit jugement ; mais celui a qui nature done signe de noblece, qui est grignor et plus beaus et de millour vie, est esleus a roi et sires des autres. Et ja soit il rois et graindres, il en est plus humles et de grant pité, nés son aguillon n’use il en vengance de nule chose. Et neporquant s’il en est rois, les autres sont toutes franches et ont delivre signourie ; mais la bone volenté que nature lor done les fait amables et obeissans a lor signour, en tel maniere que nule n’en ist de maison devant çou que lor rois en isse et pregne la signorie de voler cele part ou lui plest.</text:p>
      <text:p text:style-name="_3c_p_3e_">Nés les noveles mouschetes ne s’osent poser devant ce que lor maistres soit assis la u il wet, puis s’assient environ lui, et ensivent diligeaument sa loi. Et quant aucune d’iaus fet contre la loi son signour, elle meisme en fait la vengance de soi ; car elle ôte et brise son aguillon, selonc ce que le persant soloient faire ; car quant aucuns brisoit la loi, il n’atendoit le jugement le roi, ains s’ocioient aus meismes por la vengance de son trespassement.</text:p>
      <text:p text:style-name="_3c_p_3e_">Et en some sachez que les besenes ayment lor roi a si grant coer et a tant de foi qu’eles quident que bien soit a morir por lui garder et deffendre. Et tant comme le rois est avec eles sains et haitiés, ne sevent muer foi ne sentence ; mais quant il est mors ou perdus, eles perdent foi et jugement, en tel maniere qu’eles perdent et brisent lor mel et gastent lor habitacles.</text:p>
      <text:p text:style-name="_3c_p_3e_">Et sachez que le office sont entr’aus departis, de quele chose chascune doit servir ; car les unes porchacent la viande, les autres gardent le miel et la cire et les boches, et les autres consirent le muement dou tens et les aleures des nues ; les autres atirent la cire des flours, et les autres queillent la rosee par desous les floretes, qui puis devient mel coulant, et s’avale par ces pertuisos qui sont laiens.</text:p>
      <text:p text:style-name="_3c_p_3e_">Et ja soit ce que chascune s’efforce selonc son pooir a bien faire, pour-ce n’est pas envie entr’aus ne haine. Mais se aucuns lor fait mal, eles espandent une mauvaise amertume dedens le miel. Et volentiers se metent a la mort por vengance faire de ciaus qui lor ennuient poi ne grant.</text:p>
      <text:h text:style-name="Heading_20_2" text:outline-level="2"><text:bookmark-start text:name="I155"/><text:span text:style-name="_3c_id_3e_">[I155] </text:span><text:bookmark-end text:name="I155"/><text:span text:style-name="_3c_num_3e_">.I.CLV.</text:span> Des caladres</text:h>
      <text:p text:style-name="_3c_p_3e_">Caladres est uns oiseaux toz blans, et son pomon garist de l’obscurté des œils ; de qui la Bible commande, que nus n’en menguë pas.</text:p>
      <text:p text:style-name="_3c_p_3e_">Et sa nature est que quant il voit hommes deshaitiés qui doivent morir de cele maladie, maintenant estort sa face, et ne le regarde point. Mais celui qui ne doit mie morir regarde elle seurement sans son viaire remuer.</text:p>
      <text:p text:style-name="_3c_p_3e_"><text:soft-page-break/>Et disent le plusieurs que par son regart reçoit elle en soi toutes maladies, et les porte en l’air amont, ou le feus est, qui consume toutes maladies.</text:p>
      <text:h text:style-name="Heading_20_2" text:outline-level="2"><text:bookmark-start text:name="I156"/><text:span text:style-name="_3c_id_3e_">[I156] </text:span><text:bookmark-end text:name="I156"/><text:span text:style-name="_3c_num_3e_">.I.CLVI.</text:span> Ici parle dou colomp</text:h>
      <text:p text:style-name="_3c_p_3e_">Colomps sont oisiaux domesche de maintes colors, et converssent entour les hommes ; et n’ont neent d’amer si com les autres animaux ont prés dou foie. Et esmuevent luxure par baisier, et plorent en lieu de chant, et font niz en pertuis entre les pierres ou aucuns fluns soit voisins. Et quant il perdent la vue par veillesce ou par autre maladie, il la recovrent. Et vont granz torbes enssemble.</text:p>
      <text:p text:style-name="_3c_p_3e_">Et cil qui les ont en lor maison ont une pointure de colons, la plus bele que l’en peut portraire, devant les niz des colons, porce que il engendrent fils a la semblance de la pointure, que il voient devant eax. Mais qui prend le lien ou la hart d’un homme pendu, et en giete devant touz les pertuis, sachiez certainement que nus ne s’enfuera jamais de son gré.</text:p>
      <text:p text:style-name="_3c_p_3e_">Et se l’en lor done a mangier comin sovent, ou se l’on en oint sovent les eles de baume, il amenront leens grant torbe des autres. Et se l’en lor done orge cuit chaut, il engendreront faons et moteplieront a grant foison. Mais on doit metre rains de ronces en mains lieus dou colombier, por deffensse de male bête.</text:p>
      <text:p text:style-name="_3c_p_3e_">Et sachez que nos trovons en la Sainte Escripture <text:span text:style-name="_3c_num_3e_">trois</text:span> colons, un de Noé, qui raporta l’olivier, l’autre de David, la tierce qui aparut au baptisme Jhesu Crist.</text:p>
      <text:h text:style-name="Heading_20_2" text:outline-level="2"><text:bookmark-start text:name="I157"/><text:span text:style-name="_3c_id_3e_">[I157] </text:span><text:bookmark-end text:name="I157"/><text:span text:style-name="_3c_num_3e_">.I.CLVII.</text:span> Dou corbel</text:h>
      <text:p text:style-name="_3c_p_3e_">Corbel est <text:span text:style-name="_3c_num_3e_">un</text:span> oiseau noir, qui tant se doute de ses petiz fils, que il ne les nourrit ne ne cuide que il ne soient sien, tant que il lor voit la noire plume ; lors les aime et paist diligaument. Il manjue charoigne, mais tout avant quiert l’oill, et par enqui endroit manjue la cervele .</text:p>
      <text:p text:style-name="_3c_p_3e_">Ce est le oysiaux qui ne revint pas a l’arche Noé, ou porce que il trova granz charoines, ou porce que il morut es eiues parfondes.</text:p>
      <text:h text:style-name="Heading_20_2" text:outline-level="2"><text:bookmark-start text:name="I158"/><text:span text:style-name="_3c_id_3e_">[I158] </text:span><text:bookmark-end text:name="I158"/><text:span text:style-name="_3c_num_3e_">.I.CLVIII.</text:span> De la cornaille</text:h>
      <text:p text:style-name="_3c_p_3e_">Cornaille est <text:span text:style-name="_3c_num_3e_">un</text:span> oiseau de longue vie, de qui le ancien disent que elle devine les choses que a hommes doivent avenir, et les demostrent a celui par maintes ensseignes, que il peut bien aparcevoir <text:soft-page-break/>se il en set la maistrie. Et a la foiz poons nos conoistre la pluie qui vient, quant elle ne fine de crier, et esbat sa voiz.</text:p>
      <text:p text:style-name="_3c_p_3e_">Et aime tant ses fils que grant tens aprés ce que il sont issuz de son niz, elle les ensiut touz jors o tot le past, que elle lor done sovent et menu.</text:p>
      <text:h text:style-name="Heading_20_2" text:outline-level="2"><text:bookmark-start text:name="I159"/><text:span text:style-name="_3c_id_3e_">[I159] </text:span><text:bookmark-end text:name="I159"/><text:span text:style-name="_3c_num_3e_">.I.CLVIIII.</text:span> Dou coturnix</text:h>
      <text:p text:style-name="_3c_p_3e_">Cortunix est <text:span text:style-name="_3c_num_3e_">un</text:span> oiseau que le françois claiment greosche, porce que il fu premiers trovez en Grece. Et en esté s’en revont outremer grant torbe ensemble ; et porce que le ostors prend touzjors la premiere qui vient en terre, si eslisent lor chevetaine d’un autre qui est d’étrange ligniee, parce que le ostors set que prendre, et les autres s’en aillent quitement.</text:p>
      <text:p text:style-name="_3c_p_3e_">Et sachiez que luer bones viandes sont vermineuses semences, por quoi le ancien sage veerent que nus n’en manjast, car c’est l’animal ou monde seulement qui chiet par epilence, ausi com le hons fait. Il criement fort le vent de midi por la moistor, mais mult s’aseurent a celui de septemptrion, qui est sec et hysnel.</text:p>
      <text:h text:style-name="Heading_20_2" text:outline-level="2"><text:bookmark-start text:name="I160"/><text:span text:style-name="_3c_id_3e_">[I160] </text:span><text:bookmark-end text:name="I160"/><text:span text:style-name="_3c_num_3e_">.I.CLX.</text:span> Ici parle de la cygoine</text:h>
      <text:p text:style-name="_3c_p_3e_">Cygoine est <text:span text:style-name="_3c_num_3e_">un</text:span> oiseau sans lengue ; et pour-ce disent les genz que elle ne chante pas, mais bat son bec et fait grand tumulte. Et est enemie au serpent, porquoi veerent le ancien que on les occeist.</text:p>
      <text:p text:style-name="_3c_p_3e_">Et au comencement dou premier tens revienent entre nos et font entor nos lor niz et lor faons, ou il metent si grant estude au guarder et au norrir, que toute sa plume le chiet de son ventre et par desouz lui, si que aucunes foiz n’ont eles nul poeir de voler, ains covient que lor fils les norrissent et gardent autant comme il furent paüs par lor pairons, et que lor plumes soient recovrees.</text:p>
      <text:p text:style-name="_3c_p_3e_">Et quant l’esté decline et le tens comence a changier pour yver, eles s’assemblent a granz eschieles, et passent la mer, et s’en vont en Aise, en tel maniere que les corneilles vont touzjors devant comme guierres et chevetaines. Et bien sachez que la derraine qui vient en Aise, ou lieu ou eles s’amassent, icele est desplumee et depeciee par les autres trop cruelment.</text:p>
      <text:p text:style-name="_3c_p_3e_">Et porce poons nos conoistre que oisiaux et bêtes ont esperit d’aucune conoissance ; car il avint chose que <text:span text:style-name="_3c_num_3e_">un</text:span> lombart de l’eveschié de Melan osta <text:span text:style-name="_3c_num_3e_">un</text:span> oeff d’un niz d’une cygoine priveement, et si i mist <text:span text:style-name="_3c_num_3e_">un</text:span> autre, qui estoit de corbel, en ce liu. Et quant vint le tens que le faon nasquirent, et le corbel comença a moustrer sa colour et son devisement, le masles s’en ala et mena tant de cygoines que ce fu <text:soft-page-break/>merveilles a veoir. Et quant tuit orent regardé le noir oiseau qui estoit entre les autres, il corurent sur la femele a mort.</text:p>
      <text:p text:style-name="_3c_p_3e_">Et en la riviere dou Nil naissent une maniere d’oiseau qui sont ressemblable a cygoine, que l’en apele ibes, qui ne quierent se petit poisson non, ou oes de serpent, ou d’autres bêtes morticines qui sont entour la riviere : car dedenz l’eiue n’oseroit elle porter ses piez, car elle ne set nouer.</text:p>
      <text:p text:style-name="_3c_p_3e_">Et quant elle sent aucune maladie ou troublement de son ventre, por les males viandes que elle manjue, maintenant s’en va en la mer et gorjoie de cele eiue a grant foison, puis met son bec parmi la derraine part et versse l’eiue dedenz son cors, et fait espurgier son buel de toutes ordures. Et disent le plusieurs que Ypocras le granz fysiciens fist premiers la clistere par l’example de cel oiseau.</text:p>
      <text:p text:style-name="_3c_p_3e_">Et sachez que Ovides le tres bons poetes, quant le empereres le mist em prison, fist un livre el quel il apeloit l’empereor par le non de celui oiseau, car il ne savoit pensser plus orde creature.</text:p>
      <text:h text:style-name="Heading_20_2" text:outline-level="2"><text:bookmark-start text:name="I161"/><text:span text:style-name="_3c_id_3e_">[I161] </text:span><text:bookmark-end text:name="I161"/><text:span text:style-name="_3c_num_3e_">.I.CLXI.</text:span> Dou cygne</text:h>
      <text:p text:style-name="_3c_p_3e_">Cygnes est <text:span text:style-name="_3c_num_3e_">un</text:span> oiseau touz blans de plume, mais sa char est noire. Et use as fluns ; et quant il noë parmi l’eiue, il porte touzjors la teste levee, et ja nule foiz ne la metra dedenz l’eiue ; por coi le maronier disent que c’est bon encontre a trover. Et sa voiz fait douz son, porce que son col est lonc et pleé</text:p>
      <text:p text:style-name="_3c_p_3e_">Et si disent le plusieurs paisant que es montaignes de Iperboré en Grece, quant l’en chante et cytole, que granz torbes vienent entour lui por le delit dou chant.</text:p>
      <text:p text:style-name="_3c_p_3e_">Dont le plusieurs disent que quant il doit morir, une des pennes de son chief est fichee en sa cervele, et donc aperçoit sa mort ; lors comence a charter si docement que merveille est a oïr, et einsi chantant define sa vie.</text:p>
      <text:h text:style-name="Heading_20_2" text:outline-level="2"><text:bookmark-start text:name="I162"/><text:span text:style-name="_3c_id_3e_">[I162] </text:span><text:bookmark-end text:name="I162"/><text:span text:style-name="_3c_num_3e_">.I.CLXII.</text:span> Dou fenix</text:h>
      <text:p text:style-name="_3c_p_3e_">Fenix est <text:span text:style-name="_3c_num_3e_">un</text:span> oiseau en Arrabe, dont il n’i a plus en tout le monde ; et est bien si granz com un aigle. Mais elle a creste sonz la maissele d’une part et d’autre, et la plume de son col et iqui entour est reluisanz comme fin or arrabien. Mais en aval jusques a la coue est de colour de porpre, et la coue de rose, selonc ce que le arrabien le tesmoignent, qui maintes foiz l’ont veu.</text:p>
      <text:p text:style-name="_3c_p_3e_">Et disent aucun que il vit <text:span text:style-name="_3c_num_3e_">.vc.</text:span> et <text:span text:style-name="_3c_num_3e_">.xl.</text:span> anz, et le autre disent que sa vie dure bien <text:span text:style-name="_3c_num_3e_">.m.</text:span> anz et plus ; mais le plusieurs disent que il enveillist en <text:span text:style-name="_3c_num_3e_">.vc.</text:span> anz.</text:p>
      <text:p text:style-name="_3c_p_3e_">Et quant il a jusques la vescu, sa nature la semont et atise a sa mort. Et por avoir vie, elle s’en va as bons arbres savouroux et de bone odour, et en fait <text:span text:style-name="_3c_num_3e_">un</text:span> moncel ou elle fait le feu esprendre, et puis <text:soft-page-break/>entre dedenz tout droit contre le soleil levant. Et quant il est ars, celui jor meisme de sa cendre sort une vermine qui a vie. Au secont jor de sa naissance est faiz comme petiz pocins. Au tierz jors est touz granz et creuz tant comme il doit, et vole et s’en vait en son lieu ou sa habitation est.</text:p>
      <text:p text:style-name="_3c_p_3e_">Et le auquant disent que ce feu est fait par le provoire d’une cyté qui a non Eliopolis, ou la fenix renaist, selonc ce que le contes devise ici devant.</text:p>
      <text:h text:style-name="Heading_20_2" text:outline-level="2"><text:bookmark-start text:name="I163"/><text:span text:style-name="_3c_id_3e_">[I163] </text:span><text:bookmark-end text:name="I163"/><text:span text:style-name="_3c_num_3e_">.I.CLXIII.</text:span> De la grue</text:h>
      <text:p text:style-name="_3c_p_3e_">Grues sont oisiaux qui vont a eschieles en maniere de chevaliers qui vont a bataille. Et touz jors va l’une devant l’autre ausi comme confanoniers et guierre des autres, et les moine et conduist et chastie de sa voiz. Et tuit le autre sivent celui et obeissent a sa loy. Et quant la chevetaines est enroee, et sa voiz est auques defaillie, elle n’a pas honte que une autre soit mise en son lieu, et elle vait par derrieres avuec les autres.</text:p>
      <text:p text:style-name="_3c_p_3e_">Et s’il avenist chose que aucune fust lassee et n’eust pooir d’aler avuec ses conpaignes, lors entrent toutes desouz le, et la portent sor elles tant que elle recuevre sa force.</text:p>
      <text:p text:style-name="_3c_p_3e_">Et sachez que quant eles doivent movoir por aler ou lieu qui est entre Carrabin et Crium, tout avant engorgent dou sablon, et si prend chascune a son pié une petite pierre por voler plus seurement contre la force dou vent ; puis volent contremont le ciel au plus haut que puënt, por miauz veoir le lieu que eles desirent. Et tant sachez que quant eles ont tant alé que eles aperçoivent que ont passé la moitié de la mer, maintenant delivrent lor piez des pierres que eles portent, selonc ce que le maronier le tesmoignent, qui maintes foiz ont veu les pierres cheoir sur aux et environ. Mais le sablon ne vomissent eles pas devant ce que eles soient asseures de lor habitations.</text:p>
      <text:p text:style-name="_3c_p_3e_">Et tout ausi com eles observent bonne garde et diligente en cheminant, la observent a lor herberge, et encore plus fort ; car ertre toutes la disime veille et garde les autres qui dorment. Dont il en y a de telx qui veillent, mais ne se muevent de lor lieu ; car totes foiz tient une pierre dedenz son pié, qui ne la laisse mie si endormir.</text:p>
      <text:p text:style-name="_3c_p_3e_">Les autres vont environ gardant et remirant que il n’avenist nul encombrier. Et quant les premieres gardes ont tant veillié com eles doivent, eles reposent et dorment, et autres vienent a la gaite selonc l’ordre de leur loy .</text:p>
      <text:p text:style-name="_3c_p_3e_">Et quant il aperçoivent chose ou il y a perill, maintenant crient et font esveillier les autres por eschaper a sauveté. Et sachez que a la colour peut l’on apercevoir son âge, car eles nercisent por veillesce.</text:p>
      <text:h text:style-name="Heading_20_2" text:outline-level="2"><text:bookmark-start text:name="I164"/><text:soft-page-break/><text:span text:style-name="_3c_id_3e_">[I164] </text:span><text:bookmark-end text:name="I164"/><text:span text:style-name="_3c_num_3e_">.I.CLXIIII.</text:span> De la huppe</text:h>
      <text:p text:style-name="_3c_p_3e_">Huppe est <text:span text:style-name="_3c_num_3e_">un</text:span> oiseau qui a une creste sur son chief ; et manjue fyens et choses puanz : porce est sa alene mauvaise et porrie.</text:p>
      <text:p text:style-name="_3c_p_3e_">Mais tant font par lor nature que quant le fils voit son pere enveillir, et que il est ja griés et pesanz, et que sa vue est auques obscurcie, il le desplument tout dedenz lor niz, et oignent lors ses yauz, et puis le paissent et norrissent et eschaufent souz leurs eles, tant que sa plume est renovelee et que il peut aler et venir ou il vuet seurement.</text:p>
      <text:h text:style-name="Heading_20_2" text:outline-level="2"><text:bookmark-start text:name="I165"/><text:span text:style-name="_3c_id_3e_">[I165] </text:span><text:bookmark-end text:name="I165"/><text:span text:style-name="_3c_num_3e_">.I.CLXV.</text:span> De l’arondele</text:h>
      <text:p text:style-name="_3c_p_3e_">Arondelle est <text:span text:style-name="_3c_num_3e_">un</text:span> petit oiselet ; mais ja ne volera droite voie, ains vole a voutes et tours diverssement, et prend sa viande touz jors en volant, non pas en estant ; et si n’est la proie as autres oiseaux chaceor, mais tozfois por sa seurté habite entre les genz et fait son niz es maisons, dedenz ou desouz la coverture, non pas dehors .</text:p>
      <text:p text:style-name="_3c_p_3e_">Et disent le plusieurs que cist oysiaux devine, car il deguerpist les maisons qui doivent fondre. Et fait son niz de boue et de festuz ; et pour-ce que elle ne peut mie porter la boue o ses piez, si baigne ses eles en tel maniere que la poudre se joint as eles mouliees et devient boue, dom elle ferme son hedefice.</text:p>
      <text:p text:style-name="_3c_p_3e_">Et quant ses fils perdent la vue por aucune ochoison, il aportent une herbe que l’en apele chelidoine, qui les garist et luer rent la vue, si com le plusieurs le tesmoignent, qui esprové l’ont aucunes foiz.</text:p>
      <text:p text:style-name="_3c_p_3e_">Mais l’on doit mult garder ses yauz dou fiens de l’arondele, car l’on trueve en la Bible que Thobie le granz en perdi la vue.</text:p>
      <text:h text:style-name="Heading_20_2" text:outline-level="2"><text:bookmark-start text:name="I166"/><text:span text:style-name="_3c_id_3e_">[I166] </text:span><text:bookmark-end text:name="I166"/><text:span text:style-name="_3c_num_3e_">.I.CLXVI.</text:span> Dou pelican</text:h>
      <text:p text:style-name="_3c_p_3e_">Pelican est <text:span text:style-name="_3c_num_3e_">un</text:span> oiseau en Egypte, de cui le ancien disent que luer faons fierent o les eles luer pere enmi le visage, por quoi il se corroucent en tel maniere que il les occient. Et quant la mere les voit tuez, elle prore et fait grandisme color <text:span text:style-name="_3c_num_3e_">trois</text:span> jors, tant que en la fin elle naffre ses costez a son bec et fait le sanc espandre sur ses fils, tant que por ochoison dou sanc resordent et tornent en vie.</text:p>
      <text:p text:style-name="_3c_p_3e_"><text:soft-page-break/>Mais aucunes genz disent que il naissent ausi comme sans vie, et lor pere et lor mere les garissent de lor sanc. Mais coment que il soit, sainte yglise le tesmoigne bien, la ou Nostre Sires dist, je suis venuz de pelican par semblance.</text:p>
      <text:p text:style-name="_3c_p_3e_">Et sachiez que pelicans sont de <text:span text:style-name="_3c_num_3e_">.ii.</text:span> manieres, uns de riviere, qui manjue poisson, et <text:span text:style-name="_3c_num_3e_">un</text:span> autre qui est champestre et manjue serpenz et lisardes et autres bêtes venimouses.</text:p>
      <text:h text:style-name="Heading_20_2" text:outline-level="2"><text:bookmark-start text:name="I167"/><text:span text:style-name="_3c_id_3e_">[I167] </text:span><text:bookmark-end text:name="I167"/><text:span text:style-name="_3c_num_3e_">.I.CLXVII.</text:span> Des perdrix</text:h>
      <text:p text:style-name="_3c_p_3e_">Pertrix est uns oiseaux qui sovent est quis en proie et en venison por la bonté de sa char. Mais mout est trecheresse et luxurieuse ; car por la chalor de sa luxure stentrecombatent de lor femeles et a le fois oublient la cognoissance de nature, en tel maniere que le malles gist avec le malle. Et si disent maintes gens que quant la femele a chaude volenté, qu’elle conchoit dou vent solement, qui le fiert devers le malle.</text:p>
      <text:p text:style-name="_3c_p_3e_">De ses baras disent qu’elle emble les oes as autres pertrix, et si les met avec les siens ; mais quant le pertrisot sont nés, et il oënt la vois de lor droite mere, maintenant s’en vont a le et deguerpissent lor fausse mere. Et sachez que pertrix garnissent lor nit d’espines et de petites folles, et coevrent lor oes de poudre, et vont et revienent a lor niz priveement, et aucune fois tresporte la mere ses fius d’un lieu en autre por engignier son malle. Et quant on vient prés de son nit, elle fait samblant qu’elle ne puisse voler, pour-ce qu’elle puisse homme esloignier de son repaire mieux et plus coiement.</text:p>
      <text:h text:style-name="Heading_20_2" text:outline-level="2"><text:bookmark-start text:name="I168"/><text:span text:style-name="_3c_id_3e_">[I168] </text:span><text:bookmark-end text:name="I168"/><text:span text:style-name="_3c_num_3e_">.I.CLXVIII.</text:span> De papegal</text:h>
      <text:p text:style-name="_3c_p_3e_">Papegal est uns oiseaux vers, mais son bec et ses pié si sont rouges ; et a plus grant langue et plus lee que nus oiseaux, par quoi il dit paroles articuleres en samblance d’ome, se l’en le ensegne de sa jovenece, dedens le secont an de son âge ; car de lors en avant est il durs et oublieus, en tel maniere qu’il n’aprent chose que l’en le mostre. Et si le doit on chastier a une petite verge de fier.</text:p>
      <text:p text:style-name="_3c_p_3e_">Et si disent le indien que cist oiseaux ne naist ailleurs qu’en Inde, et que de lor nature sevent il saluer selonc l’usage de cele terre. Et cil qui ont <text:span text:style-name="_3c_num_3e_">.v.</text:span> dois sont plus nobles, mais cil qui en ont <text:span text:style-name="_3c_num_3e_">trois</text:span> sont de vilain linage. Et toute lor force est ou bec et ou chief, ou il rechoit plus volentiers toutes cheoites et ferues quant il ne les peut eschiver.</text:p>
      <text:h text:style-name="Heading_20_2" text:outline-level="2"><text:bookmark-start text:name="I169"/><text:soft-page-break/><text:span text:style-name="_3c_id_3e_">[I169] </text:span><text:bookmark-end text:name="I169"/><text:span text:style-name="_3c_num_3e_">.I.CLXVIIII.</text:span> Des paons</text:h>
      <text:p text:style-name="_3c_p_3e_">Paons est uns biaus oiseaux simples en sa aleure. Mais il a chief serpentin, et vois de diauble, et pis de saphir, et riche coue de diverse coulour, ou il se delite mervilleusement, tant que la ou il voit les hommes qui remirent sa beauté, il drece sa coue contremont pour avoir les los des hommes, et descuevre le laide part deriere, qu’il lor moustre vilainement. Molt desprise le laidece de ses piés. Et sa char est dure fierement et de grant odour.</text:p>
      <text:h text:style-name="Heading_20_2" text:outline-level="2"><text:bookmark-start text:name="I170"/><text:span text:style-name="_3c_id_3e_">[I170] </text:span><text:bookmark-end text:name="I170"/><text:span text:style-name="_3c_num_3e_">.I.CLXX.</text:span> Des tortreles</text:h>
      <text:p text:style-name="_3c_p_3e_">Torterele est uns oiseaux de grant chasteté, qui abite volentiers loins de gens ; et tout yvier maint es pertuis des arbres, por la plume qui le est cheoite. Son nit coevre des fueilles d’esquille, por le lieu qui ne touche ses faons, car lieu n’ose aler la u cele erbe soit. Et sachez que tortrele est si amable vers son compaignon que s’il est perdus par aucune maniere, elle ne quiert jamés autre mari, et garde sa foi ou par vertu de chasteté ou por çou qu’elle quide que son mari reviegne.</text:p>
      <text:h text:style-name="Heading_20_2" text:outline-level="2"><text:bookmark-start text:name="I171"/><text:span text:style-name="_3c_id_3e_">[I171] </text:span><text:bookmark-end text:name="I171"/><text:span text:style-name="_3c_num_3e_">.I.CLXXI.</text:span> Des voutoirs</text:h>
      <text:p text:style-name="_3c_p_3e_">Voutart si est uns grans oiseaux samblables a aigle qui connait odour dou nés plus long que nul animal dou monde neis d’outre la mer flaire il la charoigne. Et si disent cil qui l’ont a coustume qu’il sivent les ost des hommes la ou il doit avoir grant fuison de charoigne ; et ensi devinent que en celi ost sera grant occision d’omes ou de bêtes.</text:p>
      <text:p text:style-name="_3c_p_3e_">Et si disent le plusieurs que entr’aus n’a nule conjunction de malle et de femele, et sans gesir engendrent et font fils qui vivent longuement, si que a paines definent en <text:span text:style-name="_3c_num_3e_">.c.</text:span> ans. Et plus volentiers vont par terre sans voler por lor pesantour ; et ne menguë de nule charoigne, s’il ne le lieve devant desor terre en haut.</text:p>
      <text:h text:style-name="Heading_20_2" text:outline-level="2"><text:bookmark-start text:name="I172"/><text:span text:style-name="_3c_id_3e_">[I172] </text:span><text:bookmark-end text:name="I172"/><text:span text:style-name="_3c_num_3e_">.I.CLXXII.</text:span> Des ostrisses</text:h>
      <text:p text:style-name="_3c_p_3e_">Ostrisses est une grant bête qui a eles et plumes a samblance d’oiseau, et piés comme chamel. Et ne vole pas, ains est griés et pesans par sa complexion, qui le fait si oublieuse malement, qu’il ne le sovient des choses passees.</text:p>
      <text:p text:style-name="_3c_p_3e_"><text:soft-page-break/>Por ce le avient autresi comme par amonestement de nature, que en esté entor le mois de jung, quant il le covient penser de sa generation, il esgarde une estoile qui a non Virgile. Et quant elle comence a lever, depose ses oes et les coevre de sablon, et s’en vet porchacier son affere, et oublie ses oes en tel maniere que jamés ne l’en sovient ne po ne grant. Mais la chaleur dou soleil et le atemprement du tens acomplist son office et escaufe ce que la mere devoit eschaufer, tant que ses faons naissent si grans que maintenant porchacent lor besoingnes.</text:p>
      <text:p text:style-name="_3c_p_3e_">Et nan porquant lor pere, quant il les truevent, la u il les devroit norrir et ensegnier si lor anuie et fet tant de cruauté comme il peut. Et sachez que contre la peresce que nature lor dona, si le fist elle <text:span text:style-name="_3c_num_3e_">.ii.</text:span> ongles et eles dont il se bat et fiert il meismes quant il vieut aler, autresi comme se ce fussent <text:span text:style-name="_3c_num_3e_">.ii.</text:span> espourons.</text:p>
      <text:p text:style-name="_3c_p_3e_">Et sachez que son estomak, c’est la gorge, ou il retient son pas. Et est de si trescaude nature qu’il englotist le fier et l’enduist et consomme dedens soi. Et son gras est mout profitables a totes dolours de menbres.</text:p>
      <text:h text:style-name="Heading_20_2" text:outline-level="2"><text:bookmark-start text:name="I173"/><text:span text:style-name="_3c_id_3e_">[I173] </text:span><text:bookmark-end text:name="I173"/><text:span text:style-name="_3c_num_3e_">.I.CLXXIII.</text:span> Del coq</text:h>
      <text:p text:style-name="_3c_p_3e_">Cok est un oiseau domesche qui maint entres les hommes tousjours, et par sa vois moustre les heures dou jour et de la nuit et les muemens dou tens. Ja soit ce que dedens la nuit il chante plus haut et plus orguilleusement mais vers le jour chante plus clair et plus souef, mais il bat son cors et ses eles avant qu’il chante.</text:p>
      <text:p text:style-name="_3c_p_3e_">C’est le oiseau au monde solement a qui l’en ôte les coillons et en fait l’en chapon, qui mout sont sains et bons en esté. Mais geline est millour en yvier por mangier, car en esté sont toutes gelines covesses, et beent a lor oes et a ses poucins garder, et por la color d’aus se deplume et enmaladist et enviellist durement. Pour ce doit le sires de sa maison eslire gelines noires ou grises et eschivre les blanches ; et si lor doit doner a mengier orge demi cuit, qui les fait engendrer et porter oes assés grans et larghement. Et quant yviers passe, que le sires voet avoir pouchins, il doit ensigruer sa maisnie que la nombre des oes soit nompers et que il soient mis a lune croissant, c’est a dire dou novime jour jusc’au quinsime jour de la lune.</text:p>
      <text:p text:style-name="_3c_p_3e_">Mais si ce taist le contes a parler des oiseaux et de lor nature pour dire <text:span text:style-name="_3c_num_3e_">un</text:span> po de la nature des bêtes, et premierement dou lion qui en est rois et sires.</text:p>
      <text:h text:style-name="Heading_20_2" text:outline-level="2"><text:bookmark-start text:name="I174"/><text:soft-page-break/><text:span text:style-name="_3c_id_3e_">[I174] </text:span><text:bookmark-end text:name="I174"/><text:span text:style-name="_3c_num_3e_">.I.CLXXIIII.</text:span> Del lion</text:h>
      <text:p text:style-name="_3c_p_3e_">Lion est apelés selonc la langue as grizois, qui tant vaut a dire comme rois en nostre parleure. Car lions est apelés rois des bêtes, pour ce que la ou il crie toutes bêtes s’enfuient comme se la mors les cachast ; et la u il fait cercle de sa coue, nule bête n’ose passer par enki.</text:p>
      <text:p text:style-name="_3c_p_3e_">Et nanporquant lyon sont de <text:span text:style-name="_3c_num_3e_">trois</text:span> manieres, car le <text:span text:style-name="_3c_num_3e_">un</text:span> sont brief et ont les crins crespes et sont sans bataille, le autre sont lons et grans et ont les crins simples et sont de mervilleuse fierté. Et lor corage sont demoustré par le front et par sa coue, et sa force est en son pis, et sa fermeté est en son chief .</text:p>
      <text:p text:style-name="_3c_p_3e_">Et ja soit ce qu’il est redoutés de tous animaus, neporquant il crient le blanc cok et la tumulte des roës, et feus le fet grant paour. Et d’autre part le escorpions le fet mal trop grant se il le fiert, nés le venin dou serpent l’ocist.</text:p>
      <text:p text:style-name="_3c_p_3e_">Car cil qui ne soufri pas que nule chose fust sans contraire volt bien que le lions qui est orgilleus et fors sor toutes choses, et que par sa grant fierté ensit proie tozjours, eust des choses qui l’enpechent contre sa cruauté, dont il n’a pooir qu’il s’en deffende ; et entre ce est il si malades autresi con de fievre les <text:span text:style-name="_3c_num_3e_">trois</text:span> jours de la sesmaine, qui mout amenuise son orguel. Et nanporquant nature le ensegne a mangier le siguë, qui le garist de sa maladie.</text:p>
      <text:p text:style-name="_3c_p_3e_">Et ja soit lions de haut corage et de si fiere nature comme le contes devise ci devant, totes voies ayme il homme mervilleusement, et volentiers maint avec lui, et ne sera ja courouchiés a homme se il ne le fet mal premierement. Mais merveilles est de sa pitié, que la ou il est plus courouciés et plus plains d’ire et de mal talent contre lui, lors le pardonne plus tost se le hom se giete a la terre et fait samblant de crier merci. A paine se courece contre feme, ne petit enfant ne touche, se por grant desirier de mangier non.</text:p>
      <text:p text:style-name="_3c_p_3e_">Li ordene de sa vie est a mangier l’un jour et boivre l’autre ; pour ce que lyon est de si grant viande que sovent ne le peut il quire en son estomac, donc la bouche le put trop malement. Mais quant il aperçoit que le remanant de sa viande n’est pas quite dedens la forcele et qu’elle le fet anui, il le prend a ses ongles et le ôte de sa gorge. Et quant il a mout mengié que son ventre est bien soolés, et le veneour le cachent, il revomist tout pour delivrer soi de la pesantour de son cors. Autresi fet il sovent, que quant il menguë trop, por sa santé recovrer, qu’il ne manguë l’autre jor ne poi ne grant, et si ne touche char de bête qui fust morte le jour devant.</text:p>
      <text:p text:style-name="_3c_p_3e_">Et sachez que lyon gisent envers, le malle avec le femele, autresi comme les cers et comme cameus et olifans et unicors et tygres, et si engendrent <text:span text:style-name="_3c_num_3e_">.v.</text:span> fils a la premiere porture ; mais la force qu’il ont es ongles et es dens et en tout le cors empire molt la matrice sa mere, tant comme il sont dedens. Et a lor naistre issent en tel maniere que a la seconde fois le leus ou la mere reçoit la semence son malle n’a <text:soft-page-break/>pooir que il engendrent que <text:span text:style-name="_3c_num_3e_">.iiii.</text:span>, et a la tierce fois trois, et a la quarte fois <text:span text:style-name="_3c_num_3e_">.ii.</text:span>, et a la quinte <text:span text:style-name="_3c_num_3e_">un</text:span> De lors en avant est cil leus si gastes qu’il ne conçoit jamés tote sa vie.</text:p>
      <text:p text:style-name="_3c_p_3e_">Pour ce disent le plusieurs que pour la trés grant dolour qui est en lor naissance, le lionceaus sont si esbahi qu’il en gisent en pasmison <text:span text:style-name="_3c_num_3e_">trois</text:span> jors, autresi comme s’il fussent sans vie ; tant que lor peres vient au chief de <text:span text:style-name="_3c_num_3e_">trois</text:span> jors, qui les escrie si fort de sa vois que le fils s’esdrecent et ensivent lor nature.</text:p>
      <text:p text:style-name="_3c_p_3e_">L’autre maniere de lyon sont engendré d’une bête qui a non parde, et teus lyons sont sans crins et sans noblece et sont conté entre les autres vils bêtes.</text:p>
      <text:p text:style-name="_3c_p_3e_">Mais totes manieres de lyons tienent les œils ouvers quant il dorment, et ou qu’il aillent tousjours cuevrent les traches de lor piés a l’engien de la coue.</text:p>
      <text:p text:style-name="_3c_p_3e_">Et quant il cachent lors courent et sallent fort et isnel ; mais quant il sont chacié il n’ont pooir de salir. Et lor ongles gardent en tel maniere qu’il ne les portent se enverses non. Et lor âge sont conneu as fautes de lor dens.</text:p>
      <text:h text:style-name="Heading_20_2" text:outline-level="2"><text:bookmark-start text:name="I175"/><text:span text:style-name="_3c_id_3e_">[I175] </text:span><text:bookmark-end text:name="I175"/><text:span text:style-name="_3c_num_3e_">.I.CLXXV.</text:span> De l’antelu</text:h>
      <text:p text:style-name="_3c_p_3e_">Antelu est une trés fiere bête que nus hom ne peut consivre ne penre par aucun engien, car ses cornes sont grans et a maniere de sie, qui taillent et brisent tous las, et trenchent les grans arbres. Mais il avient aucunefois qu’il vet boivre au fleuve d’Eufrates, ou il a buissons et arbrissiaus loins et deliés, qui se ploient et crollent en diverses manieres, si que por la foiblece d’iaus il ne les peut trenchier, si comme il fait des fors, qui se tienent fermement contre ses cornes, et pour-ce les fiert il et se combat a aus. Et la ou il les quide taillier et porter a la terre, il envolope son chief en ces bastonnés, qui le lient et tienent si fermement qu’il n’a pooir qu’il s’en aille, ains crie et dolousist. Et quant il pense avoir aide, le hom vient a l’ensegne de sa vois, et le fiert tant qu’il l’ocist.</text:p>
      <text:h text:style-name="Heading_20_2" text:outline-level="2"><text:bookmark-start text:name="I176"/><text:span text:style-name="_3c_id_3e_">[I176] </text:span><text:bookmark-end text:name="I176"/><text:span text:style-name="_3c_num_3e_">.I.CLXXVI.</text:span> Des asnes</text:h>
      <text:p text:style-name="_3c_p_3e_">Asne sont de <text:span text:style-name="_3c_num_3e_">.ii.</text:span> maniere, domesches et sauvages ; mais el domesche n’a chose qui face a ramentevoir en conte, se ce non que de sa negligence et de sa soutie dit on mains proverbes qui donent grans essamples as hommes de bien fere.</text:p>
      <text:p text:style-name="_3c_p_3e_">L’autre qui sont sauvage troeve on en Aufrike, et sont si fiers que hom ne les peut donter, et si en soufist uns malles a plusours femeles. Cil est si jalous que quant il aperçoit que aucun de ses poulains sont malles, maintenant lor court sus et lor trence lor coillons, se la mere ne s’en prend garde, si qu’elle le tiegne en repost sauvement.</text:p>
      <text:p text:style-name="_3c_p_3e_"><text:soft-page-break/>Et sachez que cist asne sauvage, que l’en apele onagre, a chascune heure dou jour et de la nuit crie une fois, si que l’en i poroit bien connoistre les eures et savoir certainement quant la nuit est igal au jour u quant il sont desiguel.</text:p>
      <text:h text:style-name="Heading_20_2" text:outline-level="2"><text:bookmark-start text:name="I177"/><text:span text:style-name="_3c_id_3e_">[I177] </text:span><text:bookmark-end text:name="I177"/><text:span text:style-name="_3c_num_3e_">.I.CLXXVII.</text:span> Des bués</text:h>
      <text:p text:style-name="_3c_p_3e_">Buef sont de maintes manieres, <text:span text:style-name="_3c_num_3e_">un</text:span> qui naist es parties d’Aise et est apelés bonacon, pour-ce qu’il a crins comme cheval, et ses cornes sont si grans et vautices entor sa teste que nus hom ne les peut ferir se sus les cornes non. Et quant hons u autre bête le chasse, il deslie son ventre et giete par deriere <text:span text:style-name="_3c_num_3e_">un</text:span> fiens si puant et ardant qu’il brise çou qu’il touche.</text:p>
      <text:p text:style-name="_3c_p_3e_">Un autre buef est en Inde, qui n’a c’une corne sans plus, et ses ongles sont soudes et enterines comme de cheval. Autre buef sauvage naissent en Alemaigne, qui ont grans cors et bons por soner et por porter vin. Li autres s¢nt apelés bufles, qui dorment el parfont des grans fleuves, et vont autresi bien parmi le fons des eaux aval comme le buef par terre. Més le buef domesche qui cultivent la terre sont dous et pitieus et ayment lor compaignons tenrement et de bone foi, selonc ce qu’il demostrent as cris qu’il font sovent et menu quant lor compaignon sont perdut.</text:p>
      <text:p text:style-name="_3c_p_3e_">Et pour-ce qu’il sont mout pourfitable a gaaing de terre doit le sires en ses maisons bués joenes eslire, qui set toz membres grans et quarrés, et grant oreilles, et le front large et crespe, œils et levres noires, cornes noires non mie voutices comme lune, les narilles overtes et grans, gorge grant et pleniere et pendant jusques as genous, larges pis et grans espaules, grandisme ventre et lonc et lé, l’eschine droite et plaine, jambes soudes et dures et nerveuses, petites ongles, coue grant et bien pelouse, et tous les pols dou cors briés et espés, meismement de rouge coulour.</text:p>
      <text:p text:style-name="_3c_p_3e_">Mais la vache doit estre mout haute et longue, de grandesime cors, qui set le front en haut, et les œils grans et noris, beles cornes et noires, oreilles pelouses, et tout le poil dou cors brief et espés, gorge et coue longue et grandesime, et petites ongles, jambes noires et briés, qui soit en âge de <text:span text:style-name="_3c_num_3e_">trois</text:span> ans. Car de lors dusc’au disime an porte fils plus pourfitables que devant ou que aprés. De ceste bête disent le grezois, que se te vieus engendrer malles, tu dois liier le senestre coillon dou torel quant il gist avec sa femele, et se tu voudras engendrer vache, tu lieras le diestre.</text:p>
      <text:h text:style-name="Heading_20_2" text:outline-level="2"><text:bookmark-start text:name="I178"/><text:span text:style-name="_3c_id_3e_">[I178] </text:span><text:bookmark-end text:name="I178"/><text:span text:style-name="_3c_num_3e_">.I.CLXXVIII.</text:span> Des brebis</text:h>
      <text:p text:style-name="_3c_p_3e_">Berbis est une simple bête, plaine de pais et de paour, qui reconnoist son filz, et ses fils le, entre grant torbe d’oeilles, au baler solement et a la cognoissance de sa vois.</text:p>
      <text:p text:style-name="_3c_p_3e_"><text:soft-page-break/>Et por çou que ce sont bêtes de grant proufit, a ce qu’il donnent lait et formage et char a mangier, et laine pour vestir, et la pel por maint furniment d’ome, est il bien avenable que le sires de l’ostel eslise premierement monton haut et legier et viste, de grandesime cors, bien covert de blanche laine et espesse fierement, o longhe coue, o grans coillons, o lé front, et de bon âge, car il peut bien engendrer dusc’a <text:span text:style-name="_3c_num_3e_">.viii.</text:span> ans.</text:p>
      <text:p text:style-name="_3c_p_3e_">Mais molt doit bien garder le sires sa laine, car selonc çou que lor laine est tachie, tot autretel engendrent il fils et filles tachiés, pour-ce que de blanc mouton peut bien naistre fils d’autre coulor, mais de noir ne peut nestre blans fils.</text:p>
      <text:p text:style-name="_3c_p_3e_">Et sor ce disent le plusieurs que la vois du noir est devisee de celui dou blanc, en tel maniere que le plusor le sevent bien conoistre, a ce que le noirs dist mé, et le autres dist bee. Por ce doit on avoir berbis grans, qui ait laine blanche, et molle et gentil, et doit estre <text:span text:style-name="_3c_num_3e_">.ii.</text:span> ans jusques a <text:span text:style-name="_3c_num_3e_">.v.</text:span> Au septime an faut elle et ne peut engendrer.</text:p>
      <text:p text:style-name="_3c_p_3e_">Dont Aristotles dist, que se au tens que brebis doit assambler as montons, se l’en les garde et les paist on vers septentrion contre le vent qui vient de cele partie, qu’eles engendrent malles ; mais devers oistre engendrent femeles.</text:p>
      <text:h text:style-name="Heading_20_2" text:outline-level="2"><text:bookmark-start text:name="I179"/><text:span text:style-name="_3c_id_3e_">[I179] </text:span><text:bookmark-end text:name="I179"/><text:span text:style-name="_3c_num_3e_">.I.CLXXVIIII.</text:span> Des bellotes</text:h>
      <text:p text:style-name="_3c_p_3e_">Bellote est une petite bête plus longue qu’une soris, et ensiut soris et coluevres ; mais quant elle se combat a la coluevre, elle se torne sovent au fenoil et le manguë por la paour du venin, puis revient a sa bataille.</text:p>
      <text:p text:style-name="_3c_p_3e_">Et sachez que belotes sont de <text:span text:style-name="_3c_num_3e_">.ii.</text:span> manieres, une qui abite es maisons, et une autre champestre ; mais chacune conchoit par les oreilles et enfante par le bouche, selonc ce que aucune gent tesmongnent, mais le plusor disent que ce est chose fausse.</text:p>
      <text:p text:style-name="_3c_p_3e_">Mais coment qu’il soit, sovent remue ses fils d’un lieu en autre, pour-ce que nus ne s’en aperçoive. Et s’elle les trueve mors, maintes gens disent qu’elle les fait resusciter, mais ne sevent dire coment ne par quel medecine.</text:p>
      <text:h text:style-name="Heading_20_2" text:outline-level="2"><text:bookmark-start text:name="I180"/><text:span text:style-name="_3c_id_3e_">[I180] </text:span><text:bookmark-end text:name="I180"/><text:span text:style-name="_3c_num_3e_">.I.CLXXX.</text:span> De chameus</text:h>
      <text:p text:style-name="_3c_p_3e_">Chameus sont de <text:span text:style-name="_3c_num_3e_">.ii.</text:span> manieres, un qui sont arabiiens, et ont <text:span text:style-name="_3c_num_3e_">.ii.</text:span> boches en sus l’eschine, le autre sont barriens, qui n’ont c’une boche et sont trés fors, et lor piés ne puent estre gastés pour cheminer. Li grant chamel sont bons por porter grandesimes somes. Li autre petit qui sont apelé dromadaire sont <text:soft-page-break/>bons por aler tost et longuement, mais le <text:span text:style-name="_3c_num_3e_">un</text:span> et le autre sont anemi as chevaus, et molt enpirent por assambler as femeles, si qu’il covient grans estuves a rescaufer les de dras et de feu aprés le conjungement.</text:p>
      <text:p text:style-name="_3c_p_3e_">Et tant sachez de sa propre nature, que c’est le animaus dou monde qui mieux connait sa mere, en tel guise qu’il est de si gentil maniere qu’il ne toucheroit jamés a le charnelment, si con font le autre animal, qui de ce n’ont nule ramenbrance.</text:p>
      <text:p text:style-name="_3c_p_3e_">Et si suefrent bien <text:span text:style-name="_3c_num_3e_">trois</text:span> jours soif, mais quant il sont a l’eau il boivent autant comme s’il eussent beu es jors alés ; et il quident qu’il lor besoigne por les jors qui sont a venir. Et se le eau fust claire, il la torblent a lor piés, car autre n’en buveroient il goute. Et sachez que chameus vivent bien cent ans en lor païs, mais le muement de l’air les fet enmaladir et devier plus tost qu’il ne deussent.</text:p>
      <text:h text:style-name="Heading_20_2" text:outline-level="2"><text:bookmark-start text:name="I181"/><text:span text:style-name="_3c_id_3e_">[I181] </text:span><text:bookmark-end text:name="I181"/><text:span text:style-name="_3c_num_3e_">.I.CLXXXI.</text:span> Del castore</text:h>
      <text:p text:style-name="_3c_p_3e_">Castore est une bête qui converse a la mer de Ponto ; pour ce est elle apelee chien pontique, car il est aukes resamblables a chien.</text:p>
      <text:p text:style-name="_3c_p_3e_">Lor coillons sont mout chaut et proufitables en medecines, pour-ce l’ensivent le païsant et le chacent por avoir ses coillons. Més nature, qui ensegne a toz ses proprietés, lor fait connoistre la propre ochoison por quoi on les chasse ; car la u il aperçoivent qu’il ne s’en puent aler, il meisme trenche as dens sa coille, et le giete devant les veneours, et ensi raambrist son cors pour icele partie qui millour est ; et de lors en avant se l’en le sit, il descovre ses quisses et moustre bien qu’il est escoilliés.</text:p>
      <text:h text:style-name="Heading_20_2" text:outline-level="2"><text:bookmark-start text:name="I182"/><text:span text:style-name="_3c_id_3e_">[I182] </text:span><text:bookmark-end text:name="I182"/><text:span text:style-name="_3c_num_3e_">.I.CLXXXII.</text:span> Des chevris et des bisches</text:h>
      <text:p text:style-name="_3c_p_3e_">Chevrel et bisches sont une maniere de bêtes qui sont de si bone connoissance que de loins cognoissent les gens qui vienent, s’il sont veneour u non. Autresi cognoissent il les bones herbes et les mauvaises, por solement le veoir. Et tousjors vont paissant de haut en haut. Et tant sachez que se l’en le fiert ou navre en aucune maniere, maintenant court il a une herbe qui est apelee dyptame, et la touce la u elle le trueve, et ensi garist de ses plaies.</text:p>
      <text:h text:style-name="Heading_20_2" text:outline-level="2"><text:bookmark-start text:name="I183"/><text:soft-page-break/><text:span text:style-name="_3c_id_3e_">[I183] </text:span><text:bookmark-end text:name="I183"/><text:span text:style-name="_3c_num_3e_">.I.CLXXXIII.</text:span> Des cers</text:h>
      <text:p text:style-name="_3c_p_3e_">Cerf est une bête sauvage, de quoi le ancien disent qu’il n’escaufe de fievre a nul jour de sa vie ; et pour-ce sont aucunes gens qui manguënt de sa char chascun jor avant disner, et sont asseur de fievre tant comme il vivent ; et certes il vaut a ce s’il fust tués d’un cop sans plus. Neis en son cuer a <text:span text:style-name="_3c_num_3e_">un</text:span> os qui mout vaut en medechine, selonc ce que le fisicien tesmoignent.</text:p>
      <text:p text:style-name="_3c_p_3e_">Li cerf meisme nous ensegnierent le dyptame, c’est une herbe qu’il manguënt, la ou l’en les fiert. Car la vertu de cele herbe lor ôte la saiete dou cors et le garist de la plaie.</text:p>
      <text:p text:style-name="_3c_p_3e_">Et ja soit ce que cerf soient generalment anemis as serpens, toutesvoies lor valent il a grans medecines, et ore orés coment. Il vait au pertuis du serpent a toute la bouche plaine d’eau et le boute dedens. Et quant il a ce fait, il atret a soi par les espiremens de son nés et de sa bouche, tant qu’il le fet hors issir maugré sien, lors le fiert et ocist des piés. Mais quant le cers veut deposer sa veillesse ou maladie qu’il ait, il menguë la serpente, et pour la paour dou venim cort a la fontaine et boit assés : en ceste maniere mue le poil et les cornes et giete toute veillesse.</text:p>
      <text:p text:style-name="_3c_p_3e_">Por ce vivent cerf longuement, selonc ce que Alixandres esprova quant il fist penre maint cerf, et lor fist metre a chascun <text:span text:style-name="_3c_num_3e_">un</text:span> cercle d’or u d’argent en son col, qui puis furent trové en bone vie lonctens aprés, plus de cent ans.</text:p>
      <text:p text:style-name="_3c_p_3e_">Et ce sachez que quant cherf tienent les oreilles enclines, qu’il n’oënt goute, mais quant il les drechent amont il oënt aguement. Et quant il passent uns grans fleuves, cil deriere porte tousjours son chief sour le cors et sor la crupe a celui devant, et ensi s’entresostienent en tel maniere qu’il ne se travaillent se mout petit non.</text:p>
      <text:p text:style-name="_3c_p_3e_">Et ja soit ce que le malle soient esmeu de fiere luxure quant le tans en est, neporquant la femele ne conchoit pas jusques a tant que une estoile lieve, qui est apelee Arcton. Et quant le tens est de lor fils, qui doivent nestre, lor couverie ne sera ja se en lieu repost non, la ou le bois est parfons et espés, ou il ensegnent lor fils a corre et a fuir et a aler par roches et par montaignes.</text:p>
      <text:p text:style-name="_3c_p_3e_">Et lor nature est que la ou il aperçoivent le glatissement des chiens qui les enchaucent, il adrecent lor aleure a l’autre vent, pour ce que le odors d’aus ne soit pas porté vers les chiens. Et nanporquant la u le veneour qui le chacent le tienent si cort qu’il se despere et ne quide que jamés puisse son cors garantir, il recule ariere courant et batant cele part u le veneours vient, por morir devant lui plus legierement.</text:p>
      <text:h text:style-name="Heading_20_2" text:outline-level="2"><text:bookmark-start text:name="I184"/><text:soft-page-break/><text:span text:style-name="_3c_id_3e_">[I184] </text:span><text:bookmark-end text:name="I184"/><text:span text:style-name="_3c_num_3e_">.I.CLXXXIIII.</text:span> Des chiens</text:h>
      <text:p text:style-name="_3c_p_3e_">Chiens naist non voyants mais puis recuevre sa vue selonc l’ordre de sa nature. Et ja soit ce que le chiens ayme mout homme plus que bête dou monde generalment, il ne conoissent pas étrange gent, se ceaus non entor qui il habitent ; et si entent son nom, et reconnoist la vois son mestre.</text:p>
      <text:p text:style-name="_3c_p_3e_">Ses plaies garist il a sa langhe. Sovent vomist son past, et puis le remanguë. Et quant il porte char ou autre chose en sa goule, et il passe aucun fleuve, maintenant qu’il voit l’ombre de sa char en l’eau, il laisse çou qu’il porte por prendre ce qui est noiens.</text:p>
      <text:p text:style-name="_3c_p_3e_">Et sachez que de chien et de lieu quant il assamblent naist une maniere de chiens qui mout sont fiers, més le trés fier naissent por assamblement de chien et de tigre, qui sont si isnel et si aspre que çou est droite diaublie.</text:p>
      <text:p text:style-name="_3c_p_3e_">Li autre chien de domesce nascion sont de maintes manieres ; car il a petis chiens gouços qui sont bons a garder maisons, et si i a trés petis camusos pour garder cambres et les lis as dames. Et s’il sont engendrés de petis patrons, l’en les peut en lor joenece norrir de mout petit de viande, ou en <text:span text:style-name="_3c_num_3e_">un</text:span> petit pot, si qu’il seront si petis et si briés que merveille. Et si doit on trere lor oreilles souvent et menu, car lors sont plus gens quant eles vont pendant contreval la terre. Li autre sont brachés a oreilles pendans, qui conoissent l’odour des bêtes et des oiseaux, pour ce sont il bons a la chasse ; et qui en ce delite son corage, si les doit mout amer et garder de faus assamblement, car chien n’ont pas la cognoissance dou nés se par linage non. Pour ce dist le proverbes as vilains, que chiens chasse par nature.</text:p>
      <text:p text:style-name="_3c_p_3e_">Li autre sont loimiers, et sont apelés segus, pour-ce qu’il ensivent la bête jusc’a la fin ; dont il en i a teus que ce que l’en le aprent en sa joenece, a ce se tient touzjors, si que le <text:span text:style-name="_3c_num_3e_">un</text:span> chacent cers et autres bêtes champestres, le autres chacent loutres et lievres et autres bêtes qui conversent en eaux. Li autre sont levrier, qui sont plus legier et isnel a courre et a prendre bête a sa bouche. Li autre sont mastin grant et gros et de mout grant force, qui chacent ours et senglers et lous et toutes grans bêtes, neis contre homme se combatent il fierement.</text:p>
      <text:p text:style-name="_3c_p_3e_">Por çou trovons nous en ancienes istores que uns rois avoit esté pris par ses enemis, et si chien assamblerent grandesime compaignie d’autres chiens, et se combatirent si fort contre ciaus qui le roi detenoient, que il le rescousent a fine force.</text:p>
      <text:p text:style-name="_3c_p_3e_">Et si n’a mie gramment que en Champaigne s’asamblerent toz les chiens dou païs en <text:span text:style-name="_3c_num_3e_">un</text:span> lieu, ou il s’entrecombatirent si asprement que a la fin n’en eschapa un seul, que tout iten fussent mort en la place de terre ou il estoient.</text:p>
      <text:p text:style-name="_3c_p_3e_">Et pour ce que le contes devise ci devant que chien ayment homme plus que best qui soit, si vous en dirai aucune chose de ce que no maistre recontent en lor livres. Sachiés que quant Jase Lice fu ocis, son chien ne volt puis mengier ne poi ne grant, ains morut a dolour. Et la u le rois Lisemache fu mis en <text:soft-page-break/>feu por son pechié que fet avoit, son chiens se geta dedens avec son signor et se laissa cremer avec lui. Et uns autres chiens entra en prison avec son mestre, et puis quant on le geta el fleuve de Toivre qui cort a Rome, le chiens se geta aprés, et porta la charoigne sor l’eau tant com il pot. Ces et maintes autres natures sont trovees que chien ont, mais tant comme le contes en dist ci ilueques en peut bien soufire, pour abregier cest livre.</text:p>
      <text:h text:style-name="Heading_20_2" text:outline-level="2"><text:bookmark-start text:name="I185"/><text:span text:style-name="_3c_id_3e_">[I185] </text:span><text:bookmark-end text:name="I185"/><text:span text:style-name="_3c_num_3e_">.I.CLXXXV.</text:span> De camelion</text:h>
      <text:p text:style-name="_3c_p_3e_">Camelion est un bête qui naist en Ayse, et si en i a grant plenté. Et sa face est samblable a lizarde, mais ses jambes sont droites et longues, et les ongles fieres et aguës, et coue grant et voutice, et vet autresi lentement comme tortue, et sa pel est dure comme de cocodril ; et ses œils fiers et durement encavés dedens la teste, et ne les muet pas ça et la, pour-ce ne voit il en travers, ains regarde tot droit devant soi. Et sa nature est de fiere merveille, car il ne manguë ne ne boit chose del monde, ains vit solement de l’air qu’il atire.</text:p>
      <text:p text:style-name="_3c_p_3e_">Et sa coulour est si muable que tot maintenant qu’il atouche a aucune chose, prend sa coulor et devient d’autretel taint, se ce n’est rouge ou blanc, car ce sont <text:span text:style-name="_3c_num_3e_">.ii.</text:span> coulours qu’il ne peut faindre. Et sachez que son cors est sans char et sans sanc, se ce n’est ou cuer ou il en a <text:span text:style-name="_3c_num_3e_">un</text:span> petit. En yvier maint repost, et en esté vient et uns oiseaux l’ocist qui a non corax ; mais s’il manguë de lui il le covient a morir, se fueille de lorier ne l’en delivre.</text:p>
      <text:h text:style-name="Heading_20_2" text:outline-level="2"><text:bookmark-start text:name="I186"/><text:span text:style-name="_3c_id_3e_">[I186] </text:span><text:bookmark-end text:name="I186"/><text:span text:style-name="_3c_num_3e_">.I.CLXXXVI.</text:span> Des chevaus</text:h>
      <text:p text:style-name="_3c_p_3e_">Chevals est une bête de mout grant cognoissance ; car a ce qu’il repaire tozjors entre les hommes, lor done aguete de sen et de raison, tant qu’il connoissent lor signor, et sovent muent il meurs et abis quant il muent signor.</text:p>
      <text:p text:style-name="_3c_p_3e_">Il flaire la bataille, il se courece, et est liés au son des buisines. Il sont liés quant il ont victore, et sont dolant quant il perdent. Et bien peut on aperçoivre se la bataille doit estre gaaignie ou non, au samblant que le cheval font de joie ou de courouch. Dont il en i a teus qui connoissent bien les enemis lor maistres, car il les mordent et fierent trop angoisseusement.</text:p>
      <text:p text:style-name="_3c_p_3e_">Et teus i a qui ne portent se lor droit sire non, selonc ce que fist le chevals Julle Cesar et Bucifalas son signor Alixandre le grant, qui premiers se laissa donter et chevaucier comme nice bête ; mais aprés ce que le rois i monta, il ne daigna puis soufrir que ame du monde l’atouchast pour monter. Et sachez que Bucifalas avoit chief de tor et mout fier esgart, et si avoit <text:span text:style-name="_3c_num_3e_">.ii.</text:span> boches autresi comme <text:span text:style-name="_3c_num_3e_">.ii.</text:span> cornes.</text:p>
      <text:p text:style-name="_3c_p_3e_"><text:soft-page-break/>Et le cheval Cracarci le duc de Galatas, que quant ses sires fu mors et que le rois Anthiocus i monta por combatre, le chevaus courut au deval dou grant tertre, et se trebucha soi en tel maniere qu’il ocist soi et son chevaucheour.</text:p>
      <text:p text:style-name="_3c_p_3e_">Et quant le rois de Sithe se combati contre son enemi cors a cors, et il fu ocis a la bataille, et le autres le voloit despoillier et coper lui la teste, le chevaus le deffendi vistement et le garda jusques a sa mort, car il ne volt onques puis mangier.</text:p>
      <text:p text:style-name="_3c_p_3e_">Car il est chose provee de mains chevaus, qui plorent et gietent larmes pour la mort lor signour, et si n’est nule autre bête qui le face. Et sachez que cheval malle sont de longue vie, car nous lisons d’un cheval qui vesqui. <text:span text:style-name="_3c_num_3e_">.lxx.</text:span> ans ; més les femeles ne vivent longuement. Et lor luxure peut on refraindre se l’en lor roegne les crins ; mais en son part naist <text:span text:style-name="_3c_num_3e_">un</text:span> venefice d’amour, qui vient en mi les front dou poulain, mais la mere toste maintenant a ses dens, car elle ne vieut pas que cele chose viegne en main d’ome ; et nanporquant se tu l’en ostoies, sachés que la mere ne le donroit jamés son let. Et sa nature est que tant comme le cheval est plus sain et de millour cuer, tant met il plus son nés et sa bouche dedens l’eau quant il boit.</text:p>
      <text:p text:style-name="_3c_p_3e_">En cheval doit on garder <text:span text:style-name="_3c_num_3e_">.iiii.</text:span> choses selonc l’opinion as anciens sages, ce sont forme, beauté, bonté, et coulor. Car en la forme dou cheval doit on essaier que sa char et son cors soit fort et dur et soude, et qu’il soit bien haut selonc sa force ; le costé doivent estre lonc et pleniers et la croupe grandisme et reonde, lees quisses, grant pis et large et mout overs, et tout son cors tachiés d’espoisseté, piés sés et bien cavés par desour.</text:p>
      <text:p text:style-name="_3c_p_3e_">En biauté dois tu garder qu’il ait petit chief et sec, si que le cuir soit bien tenant aprés les os, oreilles briés et drechies en haut, grand œils et larghe nés, la teste droite ou auques resamblable a teste de monton, crins espés et coue bien velue, ongles soudes et fermes et reondes.</text:p>
      <text:p text:style-name="_3c_p_3e_">En bonté garde qu’il ait hardi corage, lie aleure, membres crollans, bien courans et tenans a ta volenté. Et sachez que la isneleté du cheval est cogneue as oreilles, et sa force as membres crollans tramblans.</text:p>
      <text:p text:style-name="_3c_p_3e_">En coulour consire le bai, ou ferrant pomelé, ou noir ou blanc ou cervin ou vairon, ou d’autre maniere que tu poras eslire millor et plus avenable.</text:p>
      <text:p text:style-name="_3c_p_3e_">Et pour-ce qu’il i a chevaus de plusours manieres, a ce que le <text:span text:style-name="_3c_num_3e_">un</text:span> sont destrier grant por combatre, le autre sont palefroi por chevaucier a l’aise de son cors, le autre sont roncin por sommes porter, ou mul qui sont estrait d’assamblement de cheval et d’asne : dois tu estre bien sovenans a eslire celui cheval a ton oés, qui set les proprietés et les teches qui besoignables sont a ce de quoi il doit servir ; car les uns covient bien corre, les autres bien aler au pas ou ambler, et autre chose que lor nature requiert.</text:p>
      <text:p text:style-name="_3c_p_3e_">Mais generalment garde en tous chevaus que lor membre soient bien ordenés, et les uns bien respondans as autres, et qu’il ait œils sains et toz les membres avec, et qu’il ne soit de tel âge qu’il ne soit affolés par jovence ne par veillesse.</text:p>
      <text:p text:style-name="_3c_p_3e_"><text:soft-page-break/>Et pour-ce que vices et maladies de chevaus sont sans nombre, dont les unes sont dedens et les autres dehors, les unes aparissans et les autres privees, si que nus ne peut estre qui n’en ait ou poi ou mout, sachez que cil sont millor qui mains en ont.</text:p>
      <text:h text:style-name="Heading_20_2" text:outline-level="2"><text:bookmark-start text:name="I187"/><text:span text:style-name="_3c_id_3e_">[I187] </text:span><text:bookmark-end text:name="I187"/><text:span text:style-name="_3c_num_3e_">.I.CLXXXVII.</text:span> Des olifans</text:h>
      <text:p text:style-name="_3c_p_3e_">Olifant est la plus grant bête que l’en sache. Ses dens sont yvoire, et son bec est apelés premoiste, qui est samblables a <text:span text:style-name="_3c_num_3e_">un</text:span> serpent. A celui bec prend sa viande et met la en sa bouche, et pour-ce que la premoiste est garnie de son servoire, est elle de si grant force qu’il brise quanqu’il fiert.</text:p>
      <text:p text:style-name="_3c_p_3e_">Et si disent le cremonnois que le secont empereour Frederik en amena <text:span text:style-name="_3c_num_3e_">un</text:span> en Cremonne, que le envoia le prestres Jehans d’Inde, qu’il le virent ferir <text:span text:style-name="_3c_num_3e_">un</text:span> asne chargié, si fort qu’il le geta desus une maison. Et ja soient olifans mout fiers, neporquant il devient privés tantost comme il est pris. Mais il n’enterra jamés en nef por passer la mer, se ses mestres ne le fiance de ramener ariere.</text:p>
      <text:p text:style-name="_3c_p_3e_">Et si le peut on chevauchier et mener ça et la, non pas a frain, mais a <text:span text:style-name="_3c_num_3e_">un</text:span> crochet de fier ; et pour-ce fait on sor le mangoniaus et tour de fust por combatre. Mais Alixandres fist faire a l’encontre ymages de coivre plaines de charbons ardans, en tel maniere qu’eles quisoient et brisoient le bec de l’olifant, si qu’il ne le referoit plus por la paour dou feu.</text:p>
      <text:p text:style-name="_3c_p_3e_">Et sachez que en aus a mout grant sens ; car il conservent la discipline dou soleil et de la lune, autresi comme le ome. Et vont grant torbe ensamble as eschieles, dont le ainsnés est chevetain par devant tous ; et le autres qui est aprés lui d’âge les guie et les constraint par deriere. Et quant il sont a la mellee, il n’usent que l’un de lor dens, et l’autre gardent au besong ; et neporquant la u il sont vencu, il s’efforcent por gaster les ambesdous.</text:p>
      <text:p text:style-name="_3c_p_3e_">La nature des olifans est que la femele devant <text:span text:style-name="_3c_num_3e_">.xiii.</text:span> ans et le malles devant <text:span text:style-name="_3c_num_3e_">.xv.</text:span> ne sevent pas que luxure soit ; et neporquant il sont si chaste chose que entr’aus n’a mellee por femele, chascuns a la soue a qui il se tient tous les jors de sa vie, en tel maniere que se le uns pert sa moilher ou elle lui, il ne se joint jamés a autre, ains vont touzjors seul parmi les desers.</text:p>
      <text:p text:style-name="_3c_p_3e_">Et pour-ce que luxure n’est pas en aus si chaude qu’il s’asamblent comme les autres bêtes, si lor avient par amonestement de nature que le doi compaignon s’en vont contre orient enprés du paradis terrestre, tant que la femele trueve une herbe que l’on apele mandragore, si en manguë, et si atice tant son malle qu’il en manguë avec ; et maintenant eschaufe la volenté de chascun, et s’entregisent a envers, et engendrent <text:span text:style-name="_3c_num_3e_">un</text:span> fil sans plus, et ce n’est c’une fois sans plus toute lor vie (et si vivent bien <text:span text:style-name="_3c_num_3e_">.iiic.</text:span> ans).</text:p>
      <text:p text:style-name="_3c_p_3e_">Et quant le tans vient du part, c’est <text:span text:style-name="_3c_num_3e_">.ii.</text:span> ans aprés lor assamblement, il s’en vont dedens <text:span text:style-name="_3c_num_3e_">un</text:span> estanc jusc’au ventre, et la mere depose son fils, et le peres si agaite tozjours a la rive, pour la paour du <text:soft-page-break/>dragon, qui est lor enemis, por la covoitise de lor sanc, que olifant ont plus froit et a plus grant fuison que bête du monde.</text:p>
      <text:p text:style-name="_3c_p_3e_">Et si disent cil qui veu l’ont sovent que olifans, quant il chiet, ne peut relever sus por tot son pooir, car il n’a es genous nule jointure ; mais Nature, qui toz guie, le ensegne a crier a haute vois, tant que uns autres viegne et crie avec lui si roidement que tout le autre dou païs vienent, ou au mains jusques a <text:span text:style-name="_3c_num_3e_">.xii.</text:span>, qui tout crient ensamble tant que le petit olifant vienent, qui le relievent a la force de lor bec et de lor bouche, qu’il metent desoz lui.</text:p>
      <text:h text:style-name="Heading_20_2" text:outline-level="2"><text:bookmark-start text:name="I188"/><text:span text:style-name="_3c_id_3e_">[I188] </text:span><text:bookmark-end text:name="I188"/><text:span text:style-name="_3c_num_3e_">.I.CLXXXVIII.</text:span> Des formis</text:h>
      <text:p text:style-name="_3c_p_3e_">Formis est petite chose mais de grant porveance ; car elle se pourchace en esté çou que le est besoing en yvier, et eslist le forment et refuse orge, qu’elle connait a l’odour ; et ses grains brise parmi, pour-ce qu’il ne puissent renaistre a la moistour de l’yvier.</text:p>
      <text:p text:style-name="_3c_p_3e_">Et si disent le etyopiien qu’il a formis en un ille, grans comme chienos qui chevillent or dou sablon a lor piés, et le gardent si fierement que nus n’en peut avoir sans mort. Mais le païsant envoient en cele ille a paistre jumens qui ont poulains, et sont chargie de bons coffres. Et quant les formis aperçoivent les coffres, il metent dedens lor or, car eles quident que ce soit leus de sauveté. Et quant vient au soir que la jumens est bien peue et bien chargie et eles oënt lor poulains que lor mestre ont la amenés henir et braire d’autre part la riviere, les jumens se fierent en l’eau courant et batant, et s’en passent outre o tout l’or qui est es coffres</text:p>
      <text:h text:style-name="Heading_20_2" text:outline-level="2"><text:bookmark-start text:name="I189"/><text:span text:style-name="_3c_id_3e_">[I189] </text:span><text:bookmark-end text:name="I189"/><text:span text:style-name="_3c_num_3e_">.I.CLXXXVIIII.</text:span> De yena</text:h>
      <text:p text:style-name="_3c_p_3e_">Iena est une bête qui une fois est malle et autrefois femele, et habite en cymentieres as hommes, et manguë les cors des mors. Et le os de son eschine est si roit que son col ne peut elle plier, s’elle ne se torne toute cele part qu’elle vieut. Et ensiut les maisons et les estables et contrefait la vois as hommes, et ensi deçoit sovent les hommes et les chiens et les deveure.</text:p>
      <text:p text:style-name="_3c_p_3e_">Et disent le plusieurs que en ses œils a une piere de tel vertu, que se nus l’eust desous la larghe, il poroit deviner toutes les choses qui sont a avenir. Et pour-ce que nule bête qui touche l’ombre de yena ne se peut movoir du lieu, si disent le ancien que ceste bête est replenie d’encantement et d’art magique.</text:p>
      <text:p text:style-name="_3c_p_3e_"><text:soft-page-break/>Et sachez que en Etyope gist ceste bête avec la femele du lion, et engendre une bête qui a non cocote, qui autresi ensiut la vois des hommes. Et en sa bouche n’a pas gencives ne dens devisés que autres bêtes ont, fors que tout est uns dens tout enterin, et les reclot comme une boiste.</text:p>
      <text:h text:style-name="Heading_20_2" text:outline-level="2"><text:bookmark-start text:name="I190"/><text:span text:style-name="_3c_id_3e_">[I190] </text:span><text:bookmark-end text:name="I190"/><text:span text:style-name="_3c_num_3e_">.I.CLXXXX.</text:span> Des lup</text:h>
      <text:p text:style-name="_3c_p_3e_">Lup habonde en Ytaile et en maintes autres terres. Et sa force est en sa bouche et ou vis. Et es rains ita point de force, et son col ne peut pas pliier ariere. Et si disent le pastour qu’il vivent aucune fois de proie, aucune fois de terre, et aucune fois de vent. Et quant le tens de sa luxure vient, plusor malle ensivent par route la lue. Mais a la fin elle regarde en trestoz, et eslit le plus lait, qui gise o le, ja soit ce que en toute l’anee ne se joingnent se <text:span text:style-name="_3c_num_3e_">.xii.</text:span> jors non. Et n’engendrent pas fils se en mai non, quant le tonnoires vient. Pour la garde de ses caiaus ne prend il pas proie es contrees qui sont voisines a sa covace.</text:p>
      <text:p text:style-name="_3c_p_3e_">Et sachez que la u il voit homme premiers que il lui, le hom ne peut pas crier. Mais se le hom voit premiers lui, il depose toute fierté et ne peut corre. Et en la fin de sa coue a une laine d’amour, que le leus ôte a ses dens quant il crient qu’il soit pris. Et quant il usle de sa vois, il maine tousjours son pié devant sa bouche, pour moustrer que ce soit de plusors leus.</text:p>
      <text:p text:style-name="_3c_p_3e_">Une autre maniere de lous sont que l’en apele cerviers u luberne, qui sont pomelés de noires taches, autresi comme longe ; mais des autres choses est il samblable au lup. Et est de si claire vue que ses œils perchent les murs et les mons. Et ne porte c’un filz ; et est la plus oublieuse chose du monde, car la u il manguë son past, et il regarde par aventure une autre chose, oublie ce maintenant qu’il mengoit, en tel maniere qu’il n’i set revenir, ains le pert dou tout. Et si disent cil qui veu l’ont, que de son pissat naist une piere precieuse qui est apelee liguires ; ce connait bien la bête meismes, selonc ce que le homme le ont veu covrir sa orine dou sablon, par une envie de nature que tel piere ne parviegne as hommes.</text:p>
      <text:h text:style-name="Heading_20_2" text:outline-level="2"><text:bookmark-start text:name="I191"/><text:span text:style-name="_3c_id_3e_">[I191] </text:span><text:bookmark-end text:name="I191"/><text:span text:style-name="_3c_num_3e_">.I.CLXXXXI.</text:span> De la lucrote</text:h>
      <text:p text:style-name="_3c_p_3e_">Lucrote est une bête es parties d’Inde qui de isneleté passe tous autres animaus. Et est grant comme asne, et a croupe de cerf, et pis et jambes de lyon, chiés de cheval, piés de buef, et bouche grant jusc’as oreilles, et si dent sont tout d’un os.</text:p>
      <text:h text:style-name="Heading_20_2" text:outline-level="2"><text:bookmark-start text:name="I192"/><text:soft-page-break/><text:span text:style-name="_3c_id_3e_">[I192] </text:span><text:bookmark-end text:name="I192"/><text:span text:style-name="_3c_num_3e_">.I.CLXXXXII.</text:span> Des manticores</text:h>
      <text:p text:style-name="_3c_p_3e_">Manticores est une bête en celui païs meismes, qui a face d’ome et coulour de sanc, œils jaunes, cors de lyon, coue d’escorpion, et court si fort que nule bête ne peut eschaper devant lui. Mais sor toutes viandes aime char d’ome. Et si dent s’assamblent en tel maniere, que ore maint le uns desous et ore le autres.</text:p>
      <text:h text:style-name="Heading_20_2" text:outline-level="2"><text:bookmark-start text:name="I193"/><text:span text:style-name="_3c_id_3e_">[I193] </text:span><text:bookmark-end text:name="I193"/><text:span text:style-name="_3c_num_3e_">.I.CLXXXXIII.</text:span> De panthere</text:h>
      <text:p text:style-name="_3c_p_3e_">Panthere est une bête tachie de petis cercles blans et noirs autresi comme petit oil, et est amés de toz animaus fors que dou dragon. Et sa nature est que tout maintenant qu’elle a sa viande prise, se rentre en son espelonce, et se dort <text:span text:style-name="_3c_num_3e_">trois</text:span> jours ; lors se lieve et oevre sa bouche, et flaire s’alaine si dous et si souef que totes bêtes qui sentent l’odour s’en vont devant lui, fors solement le dragon, qui s’afiche es pertuis desous terre, pour la puour qu’il en a, qu’il set bien que a morir le covient.</text:p>
      <text:p text:style-name="_3c_p_3e_">Et sachez que le panthere ne porte fils en trestote sa vie que une seule fois, et ore orés porquoi. Ses cheaus quant il sont escreu dedens le cors a la mere, ne welent pas soufrir jusc’au tens de lor droite naissance, ains s’efforcent nature et debrisent as ongles les entrailles a lor mere, et s’en issent hors en tel maniere que la mere n’engendre plus en nule maniere du monde par semence de son malle.</text:p>
      <text:h text:style-name="Heading_20_2" text:outline-level="2"><text:bookmark-start text:name="I194"/><text:span text:style-name="_3c_id_3e_">[I194] </text:span><text:bookmark-end text:name="I194"/><text:span text:style-name="_3c_num_3e_">.I.CLXXXXIIII.</text:span> De parande</text:h>
      <text:p text:style-name="_3c_p_3e_">Parande est une bête en Etyope, bien grant comme buef, et a chief et cornes comme chierf, et coulour d’ours ; mais le etyopiien disent que parande mue sa droite coulour por paour selonc la tainture de la chose qui le est plus prochaine. Ce meisme font polpes en mer et camelion en terre, de quoi le contes fist mention ça arieres.</text:p>
      <text:h text:style-name="Heading_20_2" text:outline-level="2"><text:bookmark-start text:name="I195"/><text:span text:style-name="_3c_id_3e_">[I195] </text:span><text:bookmark-end text:name="I195"/><text:span text:style-name="_3c_num_3e_">.I.CLXXXXV.</text:span> Des singes</text:h>
      <text:p text:style-name="_3c_p_3e_">Singes est une bête qui volentiers contrefait çou qu’elle voit faire as hommes. Et mout s’esleece a la nueve lune, mais de la reonde lune se dolousist et torble de grant melancolie.</text:p>
      <text:p text:style-name="_3c_p_3e_">Et sachez que singes porte <text:span text:style-name="_3c_num_3e_">.ii.</text:span> fils a une portee, dont elle ayme l’un forment avers l’autre ; por quoi il avient quant on le chasse qu’elle porte son fils qu’elle ayme entre ses bras, et l’autre sor ses espaules, <text:soft-page-break/>et s’enfuit tant com il peut. Mais la ou la chasse aproche et on le tient si cort qu’elle crient de son cors meismes, il le covient a deguerpir son chier fils meismes ; car le autres se tient si fermement au col sa mere qu’il eschape dou perii la ou la mere s’enfuit. Et si disent le etyopiien que en lor terre a singes de <text:span text:style-name="_3c_num_3e_">.v.</text:span> diverses manieres.</text:p>
      <text:h text:style-name="Heading_20_2" text:outline-level="2"><text:bookmark-start text:name="I196"/><text:span text:style-name="_3c_id_3e_">[I196] </text:span><text:bookmark-end text:name="I196"/><text:span text:style-name="_3c_num_3e_">.I.CLXXXXVI.</text:span> Des tygres</text:h>
      <text:p text:style-name="_3c_p_3e_">Tigre est une bête qui plus naist es parties d’Orcanie, et est menuement tachie de vaires taches. Et sans faille tigre est une des plus courans bêtes du monde, et de grant fierté. Et sachez que la u elle troeve remué son lit et vuit de ses filz c’on le a emblés, elle ensiut tost et isnel les traces dou veneor qui les enporte. Mais le hom qui les a si redoute mout sa cruauté, car bien set que fuir de cheval ne d’autre chose ne le poroit garantir ; si giete enmi le voie par ou la bête vient plusors miroirs, les uns cha et les autres la ; et quant la tigre voit sa ymage dedens le miroir aparoir et aperçoit la figure et la samblance de son cors, elle quide que ce soit ses faons, si le torne et retorne, mais c’est nient ; puis s’en vet outre jusqu’a <text:span text:style-name="_3c_num_3e_">un</text:span> autre miroir et garde et regarde, por la pitié de ses filx, or a l’un ore a l’autre, tant que le chaceours s’en passe a sauveté.</text:p>
      <text:h text:style-name="Heading_20_2" text:outline-level="2"><text:bookmark-start text:name="I197"/><text:span text:style-name="_3c_id_3e_">[I197] </text:span><text:bookmark-end text:name="I197"/><text:span text:style-name="_3c_num_3e_">.I.CLXXXXVII.</text:span> De la taupe</text:h>
      <text:p text:style-name="_3c_p_3e_">Taupe est une petite bête qui vait tonzjours sonz terre et cheville en diversses parties, et manjue les racines que elle trueve, ja soit ce que le plusieurs disent que elle vit de terre soulement. Et bien sachez que taupe ne voit goute, car nature ne volt pas ouvrir la pel qui est sur les yauz, et einsi ne valent elle neent, porce que il ne sont descouverz.</text:p>
      <text:h text:style-name="Heading_20_2" text:outline-level="2"><text:bookmark-start text:name="I198"/><text:span text:style-name="_3c_id_3e_">[I198] </text:span><text:bookmark-end text:name="I198"/><text:span text:style-name="_3c_num_3e_">.I.CLXXXXVIII.</text:span> Ja parle de l’unicorne</text:h>
      <text:p text:style-name="_3c_p_3e_">Unicorne est une fiere bête auques ressemblable a cheval, de cors ; mais il a piez d’olyfant, coue de cerf, et sa voix est fierement espoentable ; et enmi sa teste a une corne, sans plus, de merveillouse resplendor, et.a bien <text:span text:style-name="_3c_num_3e_">.iiii.</text:span> piez de lonc, mais il est si forz et aguz que il perce legierement quantque il ataint.</text:p>
      <text:p text:style-name="_3c_p_3e_">Et sachez que unicor est si aspres et si fiers que nul ne la peut attaindre ne prendre par nul laz dou monde : bien peut estre qu’il soit occis, mais vif ne le peut on avoir. Et neporquant le veneor envoient <text:soft-page-break/>une vierge pucele cele part ou le unicor converssent ; car c’est sa nature que maintenant s’en vait a la pucele tout droit et depose toute fierté, et se dort souef en son sain et en ses dras. En ceste maniere le deçoivent le veneor.</text:p>
      <text:h text:style-name="Heading_20_2" text:outline-level="2"><text:bookmark-start text:name="I199"/><text:span text:style-name="_3c_id_3e_">[I199] </text:span><text:bookmark-end text:name="I199"/><text:span text:style-name="_3c_num_3e_">.I.CLXXXXVIIII.</text:span> De l’hours</text:h>
      <text:p text:style-name="_3c_p_3e_">Ours a molt foible chief, mais sa force est es jambes et es longes, et pour-ce vait il souvent tout droit en estant. Et sachez que se ours est desheitiez de cop ou de maladie, elle manjue une herbe qui a a non flomus, qui la conduist a sa garison. Mais se elle manjue pomes de mandragore, a morir la covient, se ne fuissent fourmiz, que elle menjue contre celui mal. Miel manjue volentiers sur toutes autres choses.</text:p>
      <text:p text:style-name="_3c_p_3e_">Et sa nature est que cn yver eschaufe de luxure et gisent ensemble comme le homme font avuec les femes, et engendrent fils, que la femele ne porte que <text:span text:style-name="_3c_num_3e_">.xxx.</text:span> jors ; et por la brieté dou tens, nature n’a pooir d’acomplir la forme ne la façon d’aux dedenz le cors de luer mere, ançois naist une piece de char blanche sans nule figure qui soit, se ce non que il y a <text:span text:style-name="_3c_num_3e_">.ii.</text:span> œils. Et neporquant la mere la conforme et adrece a sa lengue selonc la semblance de soi, et puis l’estraint a son piz por doner le chalor et esperit de vie.</text:p>
      <text:p text:style-name="_3c_p_3e_">Et endementiers se dort la mere bien <text:span text:style-name="_3c_num_3e_">.xiiii.</text:span> jors sans boivre et sanz mangier, si fermement que l’en la porroit batre ou occirre avant que elle s’esveillast. En ceste maniere maint la mere priveement avuec ses fils en repost bien <text:span text:style-name="_3c_num_3e_">.iiii.</text:span> mois, por quoi ses œils sont si tenebroux que elle ne voit se molt pou non quant elle ist de sa covace. De ceste bête disent le plusieurs qu’elle amende et engraisse par bateures.</text:p>
      <text:h text:style-name="Heading_20_2" text:outline-level="2"><text:bookmark-start text:name="I200"/><text:span text:style-name="_3c_id_3e_">[I200] </text:span><text:bookmark-end text:name="I200"/><text:span text:style-name="_3c_num_3e_">.I.CC.</text:span> Le derinier chapitre dou <text:span text:style-name="_3c_num_3e_">un</text:span> livre</text:h>
      <text:p text:style-name="_3c_p_3e_">Ci fenist la premiere partie de cestui livre, qui devise briement la generation dou monde et le comencement des roys et des terres, et l’establissement de l’une loy et de l’autre, et la nature des choses dou ciel et de la terre, ét l’ancieneté des vieilles ystoires, et briement raconte l’estre de chascune. Car se le maistres les vousist plus largement metre en escrit et moustrer de chascune chose por coi et coment, le livres seroit sans fin, car a ce besoigneroit toutes les ars et toute philosophye.</text:p>
      <text:p text:style-name="_3c_p_3e_">Et porce dit le maistres que la premiere partie de son tresor est en deniers contanz. Car si comme les genz ne porroient mie chevir lor besoignes ne lor marcheandies sans monoie, tout autresi ne porroient il savoir la certaineté des humaines choses, se il ne seussent ce que ceste premiere partie raconte.</text:p>
      <text:p text:style-name="_3c_p_3e_"><text:soft-page-break/>Mais ici se taist le maistres des choses qui apartienent a theorique, qui est la premiere science dou cors de phylosofie ; car il viaut torner as autres <text:span text:style-name="_3c_num_3e_">.ii.</text:span> sciences, pratique et logique, por amasser la seconde partie de son tresor, qui doit estre des pierres preciouses.</text:p>
      <text:h text:style-name="Heading_20_1" text:outline-level="1"><text:bookmark-start text:name="II"/><text:span text:style-name="_3c_id_3e_">[II] </text:span><text:bookmark-end text:name="II"/>Livre second</text:h>
      <text:h text:style-name="Heading_20_2" text:outline-level="2"><text:bookmark-start text:name="II1"/><text:span text:style-name="_3c_id_3e_">[II1] </text:span><text:bookmark-end text:name="II1"/><text:span text:style-name="_3c_num_3e_">.II.I.</text:span> Cis secons livres parole de la nature des visces et des vertus selonc etique</text:h>
      <text:p text:style-name="_3c_p_3e_">Quant le mestres ot finee la premiere partie de son livre, et qu’il ot mis en escrit de theorike çou que s’en apertenoit a son proposement, il volt maintenant ensivre sa matire selonc la promesse qu’il fist en son prologue de devant, pour dire des <text:span text:style-name="_3c_num_3e_">.ii.</text:span> autres sciences dou cors de philosophie, c’est de pratique et de logique, qui ensegne a homme çou qu’il doit faire et quex non, et la raison pour quoi on doit les unes faire et les autres laissier. Mais de ces <text:span text:style-name="_3c_num_3e_">.ii.</text:span> sciences traitera le mestres auques melleement, pour-ce que le leur argument sont si entremellé que a paine poroient il estre devisé. Et ce est la seconde partie dou tresor, qui doit estre de pierres precieuses, ce sont les vertus, ce sont les mos et le ensegnement des sages, dont chascuns vaut a la vie des hommes, et por beauté et pour delit et pour vertu ; car nule piere n’est chiere se por ces <text:span text:style-name="_3c_num_3e_">trois</text:span> choses non.</text:p>
      <text:p text:style-name="_3c_p_3e_">Cist ensegnemens sera sor les <text:span text:style-name="_3c_num_3e_">.iiii.</text:span> principaus vertus. Dont la premiere est prudence, qui est segnefiee par le carboncle, qui alume la nuit et resplendist sour toutes pierres. La seconde est atemprance, qui est segnefiee par le saphir, qui porte celestial coulor, et est plus gracieuse que piere du monde. La tierce est force, qui est segnefiee par le diamant, qui est si fort qu’il ront et perce toutes pierres et tous metaus, et por poi il n’est chose qui le puisse donter. La quarte vertu est justice, qui est segnefiee par l’esmeraude, qui est la plus vertuouse et la plus bele chose que oil d’ome poisse veoir.</text:p>
      <text:p text:style-name="_3c_p_3e_">Ce sont les trés chieres pierres dou tresor, ja soit ce que il soit toz plains d’autres pierres qui ont aucune vaillance, selonc ce que le bons entendeour pora veoir et conoistre as paroles que mestre Brunet Latin escrist en cest livre. Mais tot avant volt il fonder son edifice sor le livre Aristotle, et si le translata de latin en romanç, et le posera au commencement de la seconde partie de son livre.</text:p>
      <text:h text:style-name="Heading_20_2" text:outline-level="2"><text:bookmark-start text:name="II2"/><text:soft-page-break/><text:span text:style-name="_3c_id_3e_">[II2] </text:span><text:bookmark-end text:name="II2"/><text:span text:style-name="_3c_num_3e_">.II.II.</text:span> Ci commence etiqe, le livres aristotles</text:h>
      <text:p text:style-name="_3c_p_3e_">Tous ars et toutes doctrines et totes oevres et tous triemens sont por querre aucun bien ; dont disent bien le philosophe que çou que toutes choses desirent est le bien. Selonc divers ars les fins sont diverses, car teus fins sont oevres et teus sont qui ensivent par les oevres. Et por çou que maint sont les ars et les oevres, chascuns a sa fin ; car medecine a une fin, c’est a fere santé ; et l’art de bataille a sa fin, por quoi elle fu trovee, c’est victore ; et les arz de faire nés a une autre fin, c’est nagier ; et la science qui ensegne a homme governer sa maison et sa mesnie a <text:span text:style-name="_3c_num_3e_">un</text:span> autre fin, c’est richece.</text:p>
      <text:p text:style-name="_3c_p_3e_">Et sont aucun art qui sont generaus, et aucun qui sont especiaus, c’est particulers, et aucun sont sans division ; et pour ce sont les uns souz les autres. Si comme est la science de chevalerie, qui est generaus, et desous le sont autres sciences particuleres, c’est la science de fere frains selles et espees et toutes les autres choses qui ensegnent fere chose qui a bataille besoignent. Et ceste art universele sont plus dignes que les autres, pour-ce que les particuleres sont trovees par les universeles.</text:p>
      <text:p text:style-name="_3c_p_3e_">Et tot autresi comme les choses qui sont faites par nature, est une derraine chose a quoi la nature entent finalment ; autresi ens es choses qui sont faites par art est une finale chose a quoi sont ordenees trestoutes les choses de celui art. Et si con celui qui trait de son arc a <text:span text:style-name="_3c_num_3e_">un</text:span> signe au berzail par son adrecement, tot autresi a chascun art une finale chose qui adrece ses oevres.</text:p>
      <text:h text:style-name="Heading_20_2" text:outline-level="2"><text:bookmark-start text:name="II3"/><text:span text:style-name="_3c_id_3e_">[II3] </text:span><text:bookmark-end text:name="II3"/><text:span text:style-name="_3c_num_3e_">.II.III.</text:span> De governemens de cités</text:h>
      <text:p text:style-name="_3c_p_3e_">Donques le ars qui ensegne la cité governer est principale et soveraine et dame de tous ars, pour ce que desous lui sont contenues maintes honorables art, si comme est retorique, et la science de fere ost et de governer sa maisnie. Et encore est elle noble pour ce qu’elle met en ordre et adrece toutes ars qui sous le sont, et le sien compliement ; et sa fin si est fin et compliement des autres. Donques le bien qui de ceste science vient si est le bien de l’homme, pour ce qu’elle le constraint de bien fere et le constraint de mal non faire.</text:p>
      <text:p text:style-name="_3c_p_3e_">Le droit ensegnement si est que l’en aille selonc que la nature le peut soufrir, c’est a dire que celui qui ensegne geometrie doit aler par ses argumens, qui sont apelés demoustracion, et en rettorique doit aler par argumens et par raisons voirsamblables ; et ce avient pour ce que chascuns artiers juge bien et dist la verité de ce qui apertient a son mestier, et en ce est son sens soutil.</text:p>
      <text:p text:style-name="_3c_p_3e_">La science de cité governer ne s’afiert pas a enfant ne a homme qui ensive ses volentés, pour ce que ambesdeus sont nonsachans des choses du siecle ; car cestui art ne quiert pas la science de l’homme, mais qu’il se torne a bonté.</text:p>
      <text:p text:style-name="_3c_p_3e_"><text:soft-page-break/>Et sachés que enfant sont en <text:span text:style-name="_3c_num_3e_">.ii.</text:span> manieres, car on peut bien estre vieus d’âge et enfes de meurs, et peut estre enfant par âge et vieus par honeste vie. Donques la science de governer cités afiert a homme qui n’est pas enfant de ses meurs, et qui ne sive ses volentés se lors non qui se covient et tant comme il doivent et la u il se covient et si com il est covenable.</text:p>
      <text:p text:style-name="_3c_p_3e_">Il i a choses qui sont conneus a nature, et sont choses qui sont conneues a nous ; car qui se vieut estudier a savoir ceste science, il se doit user as choses justes et bones et honestes, ou il le covient avoir l’ame naturelement ordenee a ceste science. Mais celui qui n’a ne l’un ne l’autre, regart a ce que Omers dist, la premiers est bons, le autres est apareilliés a estre bons. Mais qui dedens ne set noient et qui n’aprent de ce que hom le ensegne, il est dou tout mescheans.</text:p>
      <text:h text:style-name="Heading_20_2" text:outline-level="2"><text:bookmark-start text:name="II4"/><text:span text:style-name="_3c_id_3e_">[II4] </text:span><text:bookmark-end text:name="II4"/><text:span text:style-name="_3c_num_3e_">.II.IIII.</text:span> Des <text:span text:style-name="_3c_num_3e_">trois</text:span> vies</text:h>
      <text:p text:style-name="_3c_p_3e_">Les vies nomees, qui font a conter, sont <text:span text:style-name="_3c_num_3e_">trois</text:span> vies : l’une vie est de concupiscense et de covoitise, l’autre est vie citeine, c’est de sens et de proece et d’onour, la tierce est contemplative. Et le plusor vivent selonc la vie des bêtes, qui est apelee vie de concupiscence, por çou qu’il ensivent lor volenté et lor delit. Et chascune de ces <text:span text:style-name="_3c_num_3e_">trois</text:span> vies a sa propre fin diverse des autres, tout autresi comme medecine a sa fin diverse de la science de combatre : car cele bee a fere santé, et cele autre a victore.</text:p>
      <text:h text:style-name="Heading_20_2" text:outline-level="2"><text:bookmark-start text:name="II5"/><text:span text:style-name="_3c_id_3e_">[II5] </text:span><text:bookmark-end text:name="II5"/><text:span text:style-name="_3c_num_3e_">.II.V.</text:span> De <text:span text:style-name="_3c_num_3e_">.ii.</text:span> manieres de bien</text:h>
      <text:p text:style-name="_3c_p_3e_">Le bien est en <text:span text:style-name="_3c_num_3e_">.ii.</text:span> manieres ; car une maniere de bien est qui est desirrés par lui meismes, et une autre maniere de bien est qui est desirrés par autrui. Bien par lui est beatitude, qui est nostre fin a quoi nous entendons. Bien par autri sont les honours et les vertus, car ce desire l’ome por avoir beatitude.</text:p>
      <text:p text:style-name="_3c_p_3e_">Naturele chose est a l’homme qu’il soit citeins et qu’il se converse entre les hommes et entre les artiers ; et contre nature seroit habiter es desers ou n’a point de gent, pour-ce que l’ome se delite naturelement en compaignie. Beatitude est chose complie, si qu’elle n’a nule besoigne d’autre chose hors de lui : par qui la vie des hommes est prisable et glorieuse. Donques est la beatitude le grignour bien de tous, et la plus soveraine chose et la trés millour de tous les biens qui soient.</text:p>
      <text:h text:style-name="Heading_20_2" text:outline-level="2"><text:bookmark-start text:name="II6"/><text:soft-page-break/><text:span text:style-name="_3c_id_3e_">[II6] </text:span><text:bookmark-end text:name="II6"/><text:span text:style-name="_3c_num_3e_">.II.VI.</text:span> Des poissances de l’ame</text:h>
      <text:p text:style-name="_3c_p_3e_">La ame de l’homme a <text:span text:style-name="_3c_num_3e_">trois</text:span> poissances : l’une est vegetative, et ce est comun as arbres et as plantes, car il ont ame vegetative ausi con le homme ont ; la seconde est apelee sensitive, et c’est comun a totes bêtes, car eles ont ame sensitive ; la tierce est apelee raisonable, et pour-ce est le hom divers de toutes choses, pour-ce que nule autre chose n’a ame raisonable se l’ome non.</text:p>
      <text:p text:style-name="_3c_p_3e_">Et ceste poissance raisnable est aucune fois en oevre et aucune fois en pooir ; més beatitude est, quant elle est en oevre, et non pas en pooir solement, car s’il ne le fait il n’est mie bons. Totes les oevres de l’homme, ou eles sont bones ou eles sont malvaises ; et cil qui fait bonnes oevres, il est dignes d’avoir le compliement de la vertu de cele oevre, car celi qui bien citole est dignes d’avoir le compliement de lor mestier, et cil qui mal le fait, le contraire.</text:p>
      <text:p text:style-name="_3c_p_3e_">Donc se la vie de l’homme est selonc l’oevre de raison, lors est il prisables quant il la maine selonc la propre vertu ; mais quant maintes vertus sont en l’ome, sa vie est besoignable et honoree et mout digne, si que plus ne poroit estre ; pour ce que une seule vertus ne poroit fere l’ome beate et parfet dou tout. Car une seule arondele qui viegne ne uns seus jours atemprés ne donent pas certaine ensegne dou printens. Et pour-ce en poi de vie d’omme ne en poi de tens qu’il fait bones oevres ne poons nous pas dire qu’il soit beates.</text:p>
      <text:h text:style-name="Heading_20_2" text:outline-level="2"><text:bookmark-start text:name="II7"/><text:span text:style-name="_3c_id_3e_">[II7] </text:span><text:bookmark-end text:name="II7"/><text:span text:style-name="_3c_num_3e_">.II.VII.</text:span> Des <text:span text:style-name="_3c_num_3e_">trois</text:span> manieres de bien</text:h>
      <text:p text:style-name="_3c_p_3e_">Le bien est divisé en <text:span text:style-name="_3c_num_3e_">trois</text:span> manieres ; car le uns est biens de l’ame, le autres du cors, le autres dehors le cors ; mais le biens de l’ame est plus dignes de nul des autres, car ce est biens de Deu, et sa forme n’est pas cogneue se par les oevres vertueuses non.</text:p>
      <text:p text:style-name="_3c_p_3e_">Et sans faille beatitude est en querre les vertus et en user les. Mais quant beatitude est en l’abit et en pooir de l’homme et non en ses fais, c’est a dire quant il poroit bien fere et ne le fet mie, lors est il vertueus ausi con celui qui se dort, car ses oevres et ses vertus ne se monstrent. Mais l’ome qui est beate, covient ausi comme par necessité qu’il face le bien en oevre, et si comme le sages canpions et fors qui se combat et vaint et enporte la courone de victore, tot autresi le hons bons et beates a le guerredon et le loenge de le vertu qu’il fait et moustre veraiement par ses oevres, por çou que le guerredon de la beatitude est le delit que l’en a tant com il oevre la vertu. Car chascuns se delite en ce qu’il ayme, le justes se delite en justice, et le sages en sapience, et le vertueus en vertu. Et toute oevre qui est par vertu est bele et delitable en soi meisme.</text:p>
      <text:p text:style-name="_3c_p_3e_"><text:soft-page-break/>Beatitude est la chose au monde qui est trés millour et trés joiouse et trés delitable. Mais la beatitude qui est en terre abesoigne des biens de hors, car il est dure chose que l’en face beles oevres se il n’a partie grant des choses avenables a bonne vie, abondance d’avoir et de amis et de parens et prosperité de fortune. Et pour-ce la sapience a besoigne d’aucune chose qui face connoistre sa valour et ses honours.</text:p>
      <text:p text:style-name="_3c_p_3e_">S’aucuns donne as hommes du monde, Dieus glorieus et soverains le fait. L’en doit bien croire que celui don soit beatitude, pour-ce qu’elle est la millour chose qui puisse estre au monde, car elle est mout honorable chose et est le compliemens et la forme des vertus. Ne il n’est pas dit du cheval ne des autres bêtes ne des enfans qu’il soient beates por çou qu’il ne font oevre de vertu.</text:p>
      <text:p text:style-name="_3c_p_3e_">Beatitude est chose ferme et estable tozjors en une fermeté, si qu’elle ne se remue pas ; et si est une fois bien et autre mal, mais toutefois est bien, porce que le muemens de bonté et de malice n’est pas se es oevres des hommes non.</text:p>
      <text:p text:style-name="_3c_p_3e_">Le piler de beatitude est l’oevre que l’om fait selonc vertu, et la colombe du contraire est l’oevre que l’om fait selonc vice, et la vertu ferme et estable est en l’ame de l’omme. Li hom vertuous ne se conturbe ne ne s’esmaie por nule tempore chose qui le aviegne, car il n’auroit beatitude s’il s’esmaiast ; car dolour et paour abatent l’oevre de vertu et la jole de beatitude. Et aucunes sont mout grevables a soustenir ; mais quant on l’a bien soustenue, lors apert et se monstre la hautece de son corage. Et sont autres choses qui ne sont griés a soustenir, ne le hom qui le suefre ne moustre pas que en lui soit fortece.</text:p>
      <text:p text:style-name="_3c_p_3e_">Et ja soit ce que mort et maladies de fils soient griés a soustenir, ne doivent pas homme remuer de sa felicité ; car bien et felicité et homme felix et Dieus glorieus et beneoit sont tant digne chose et tant honorable, que nul pris ne nule loenge ne lor soufist pas. Et nous devons reverir et magnefiier et glorifier Dieu sor toutes choses, et si devons croire que en lui sont toz biens et toute felicité, pour-ce qu’il est comencement et ochoison de tous biens.</text:p>
      <text:p text:style-name="_3c_p_3e_">Felicité est une chose qui vient par vertu de l’ame, non pas dou cors ; car tout ensi con le bons mires enquiert la nature de l’homme por maintenir la en santé et por donner medecine en totes les maladies, ausi doit le homme et le governeour des cités veillier et estudier qu’il puisse proufiter a ses citeins, et maintenir la felicité, qui apertient a l’ame entellectuel, et amonester les a fere oevre de vertu, pour ce que lor fruit est felicité.</text:p>
      <text:h text:style-name="Heading_20_2" text:outline-level="2"><text:bookmark-start text:name="II8"/><text:span text:style-name="_3c_id_3e_">[II8] </text:span><text:bookmark-end text:name="II8"/><text:span text:style-name="_3c_num_3e_">.II.VIII.</text:span> De la premiere poissance de l’ame</text:h>
      <text:p text:style-name="_3c_p_3e_">L’ame de nous a maintes puissances : l’une n’est pas raisonable, c’est l’ame des plantes et des autres animaus, pour-ce n’est elle propre puissance de l’homme, car elle peut ovrer en dormant.</text:p>
      <text:p text:style-name="_3c_p_3e_"><text:soft-page-break/>Et l’autre poissance est intellective, par le qui oevre le hom, est dis bons ou mauvés ; et ne moustre pas ses oevres en dormant, et pour-ce fu dit que l’ome felix ne se dessamble pas dou malvais par moitié de lor vie, car en dormant teus est le bons com le mauvais, pour-ce qu’en dormant se reposent les oevres qui font la vie bone u malvaise. Mais ce n’est voirs en tout generaument, pour-ce que l’ame des bons voit sovent en songe bones ymaginations et proufitables, les quex ne peut veoir l’ame dou mauvés.</text:p>
      <text:p text:style-name="_3c_p_3e_">Et est une autre puissance de l’ome qui n’est pas raisonable, mais a part en raison, pour-ce qu’elle doit estre enobeissant a raison, et est apelee vertus concupiscibles. Et tu dois savoir que en l’ame sont aucune fois contraire movement, ausi comme el cors quant le uns menbres se muet et est paralitiques, qui il covient movoir contre nature ; mais ceste contrarietés est manifestee el cors et privee en l’ame.</text:p>
      <text:p text:style-name="_3c_p_3e_">La raisonable puissance est en <text:span text:style-name="_3c_num_3e_">.ii.</text:span> manieres, une qui est raisonable veraiement, qui nous fet aprendre et conoistre et jugier ; l’autre est apelee concupiscible, et si est elle raisonable, tant comme elle est obeissant a la puissance qui est raisonable veraiement : autresi com le bons fils qui reçoit le chastiement son pere, et ne rebelle contre lui.</text:p>
      <text:h text:style-name="Heading_20_2" text:outline-level="2"><text:bookmark-start text:name="II9"/><text:span text:style-name="_3c_id_3e_">[II9] </text:span><text:bookmark-end text:name="II9"/><text:span text:style-name="_3c_num_3e_">.II.VIIII.</text:span> Des <text:span text:style-name="_3c_num_3e_">.ii.</text:span> manieres de vertu</text:h>
      <text:p text:style-name="_3c_p_3e_">Pour ce apert il que <text:span text:style-name="_3c_num_3e_">.ii.</text:span> manieres sont de vertu : l’une est de l’entendement de l’homme, c’est sapience, science, sens ; l’autre est de moralité, c’est chasteté et larghece, et autres samblables. Et ce peut chascuns veoir clairement : car quant nous volons un homme prisier de vertu entellectuele, si dist on, c’est uns hons sages et soutiz ; mais quant nous le volons prisier de moralités, nous disons, c’est uns hons chastes et larges.</text:p>
      <text:h text:style-name="Heading_20_2" text:outline-level="2"><text:bookmark-start text:name="II10"/><text:span text:style-name="_3c_id_3e_">[II10] </text:span><text:bookmark-end text:name="II10"/><text:span text:style-name="_3c_num_3e_">.II.X.</text:span> Comment vertu naissent es hommes</text:h>
      <text:p text:style-name="_3c_p_3e_">La vertu de l’entendement est engendree et escreue en l’ome par doctrine et par ensegnement ; et pour-ce le covient experience et lonc fans. La vertu de moralité naist et croist par bon us et honeste ; car elle n’est pas en nous par nature, a ce que chose naturele ne peut estre muee de son ordene par usage contraire.</text:p>
      <text:p text:style-name="_3c_p_3e_">Raison coment : la nature de la piere est d’aler tousjors aval : nus ne le poroit tant geter amont qu’elle seust sus aler. Et la nature du feu est d’aler amont : nus ne le poroit tant avaler que il seust en aval metre la flame ; et generalment nule naturele chose ne peut par usage aprendre a fere le contraire de sa nature. Et ja soit ce que ceste vertus n’est en nous par nature, certes la puissance d’aprendre la <text:soft-page-break/>est en nous par nature, et le compliement est en nous par usage. Por quoi je di que ces vertus ne sont pas en nous dou tot par nature, ne dou tout sans nature, més la racine et le commencement de reçoivre les vertus sont en nous par nature, et le lor compliemens est en nous par usage.</text:p>
      <text:p text:style-name="_3c_p_3e_">Et toutes choses qui sont en nous par nature sont premierement en pooir et puis en fait : ausi comme le sens de l’omme, car tout avant a le hons pooir del veoir et de l’oiir, et par celui pooir voit et ot ; et nus ne voit devant qu’il en a le pooir, donques savons nous que le pooirs est devant le fere. Mais es choses de moralité est le contraire, car l’oevre et le fait est devant le pooir.</text:p>
      <text:p text:style-name="_3c_p_3e_">Raison coment : aucuns hom a la vertu de justice, pour-ce qu’il a devant fet maintes oevres de justice ; et uns autres a la vertu de chasteté, pour-ce qu’il a devant fet maintes oevres de chasteté.</text:p>
      <text:p text:style-name="_3c_p_3e_">Tot autresi est il des choses de mestiers et d’art, car on set faire maisons, pour-ce c’on en a maintes fetes premierement ; car autrement ne le seust il, se il ne l’eust ovré devant plusours fois. Autresi set aucuns bien citoler, pour-ce qu’il l’a mout usé.</text:p>
      <text:p text:style-name="_3c_p_3e_">Et le hons est bons pour bien fere et mauvais por malfaire. Et par une meisme chose naissent en nous et se corrompent les vertus, se cele chose est menee en diverses manieres ; tout autresi comme la santé, car travillier atempreement engendre santé el cors de l’ome, mais travillier plus u mains que mestier n’est corront la santé, mais moieneté la garde et acroist.</text:p>
      <text:p text:style-name="_3c_p_3e_">Ausi est de vertu, car elle corront et gaste par poi et par trop, et si se conserve et maintient par la moieneté. Raison coment : paour et hardement corrompent la proece de l’homme, car le hom qui a paour s’enfuit pour toutes choses, et le hardis enprent a fere toutes choses et les quide mener a fin. Ne l’un ne l’autre n’est pas proece ; mais proece est aler par mi entre hardement et poour, et doit on fuir les choses qui font a fuir et envaïr celes qui doivent estre envaïes.</text:p>
      <text:p text:style-name="_3c_p_3e_">Et cis abis est aquis par usage de desprisier les terribles choses, et le abis de chasteté est aquis par usage de retenir soi contre ces covoitises ; autresi devés entendre de toutes vertus.</text:p>
      <text:h text:style-name="Heading_20_2" text:outline-level="2"><text:bookmark-start text:name="II11"/><text:span text:style-name="_3c_id_3e_">[II11] </text:span><text:bookmark-end text:name="II11"/><text:span text:style-name="_3c_num_3e_">.II.XI.</text:span> Comment vertus est en abit</text:h>
      <text:p text:style-name="_3c_p_3e_">Or covient que nous devisons la difference qui est entre abit de vertu et abit qui est sans vertu, pour dolour ou pour leece, qui font lor oevres ; ce est a dire que l’ome qui s’astient de charnele volenté et de cele astinence est liés, certes il est chastes, més celui qui s’en astient et de cele astinence est dolans, certes il est luxurieus.</text:p>
      <text:p text:style-name="_3c_p_3e_">Tout autresi est il d’un homme qui sostient et suefre maintes terribles choses dont il ne se conturbe point, certes il est preudome et fort ; mais celui qui se conturbe est paourous en totes oevres, et en toutes meurs ensivent dolour ou leece. Donques chascune vertu est en delit ou en courouç. Et pour ce <text:soft-page-break/>le governeour des viles honeurent ceaus qui se delitent de ce qu’il doivent, et metent en divers tormens ceus qui se delitent si com il ne doivent.</text:p>
      <text:h text:style-name="Heading_20_2" text:outline-level="2"><text:bookmark-start text:name="II12"/><text:span text:style-name="_3c_id_3e_">[II12] </text:span><text:bookmark-end text:name="II12"/><text:span text:style-name="_3c_num_3e_">.II.XII.</text:span> Des choses que l'om desire</text:h>
      <text:p text:style-name="_3c_p_3e_">Des choses que l’en desire et voet sont <text:span text:style-name="_3c_num_3e_">trois</text:span>, l’une est proufitable, l’autre est delitable, et la tierce est bone ; et le contraire sont ausi <text:span text:style-name="_3c_num_3e_">trois</text:span>, non proufitable, non delitable, malvaise. En ces <text:span text:style-name="_3c_num_3e_">trois</text:span> choses, qui use raison est bons et qui ne l’use par raison est malvais. Et meismement en delit, car delit est norris avec nous de nostre naissance, pour quoi il sera grandisme chose a avoir mesure ou adrecement en delit. Donques trestoute l’entention de nostre livre est entor delit ; car Eraclitus dist que ens es griés choses covient avoir art. Donques tote l’entention de l’ome qui governe les cités est qu’il face les citeins deliter es choses qui se coviegnent, et lors et ou et tant con il se covient. Et celui qui use bien ces choses selonc ce qu’il covient, est bons et qui fet le contraire si est mauvés</text:p>
      <text:h text:style-name="Heading_20_2" text:outline-level="2"><text:bookmark-start text:name="II13"/><text:span text:style-name="_3c_id_3e_">[II13] </text:span><text:bookmark-end text:name="II13"/><text:span text:style-name="_3c_num_3e_">.II.XIII.</text:span> Comment hom est justes</text:h>
      <text:p text:style-name="_3c_p_3e_">Et poroit aucuns demander coment est hons justes faisant oevre de justice, et atemprés faisant oevres d’atemprance ; et uns autres diroit que tot est ausi comme de gramatike, car le hons est apelés gramatiques se il parole selonc gramatique. Mais a la verité dire, il n’est pas des vertus ensi comme des ars, ançois est tout autrement ; car qui wet estre bons en aucun art, il ne le covient autre chose que savoir le, mais en vertu le savoir n’est pas soufissant sans l’oevre, pour ce le couvient faire et eslire l’ovre de vertu, et que sa volenté soit parmanable.</text:p>
      <text:p text:style-name="_3c_p_3e_">Et cil qui quide bons estre par solement savoir, sans fere l’oevre, est samblables au malade, qui bien set l’amonestement de son fisicien, mais il n’en conserve nul. En tout autresi comme teus malades sont loins de garison, autresi sont teus hommes loins de felicité.</text:p>
      <text:h text:style-name="Heading_20_2" text:outline-level="2"><text:bookmark-start text:name="II14"/><text:span text:style-name="_3c_id_3e_">[II14] </text:span><text:bookmark-end text:name="II14"/><text:span text:style-name="_3c_num_3e_">.II.XIIII.</text:span> Quex vertus sont en abit</text:h>
      <text:p text:style-name="_3c_p_3e_">En l’ame de l’homme sont <text:span text:style-name="_3c_num_3e_">trois</text:span> poissances, c’est abit, pooir, et passion. Passions sont si comme amour, leece, et misericorde ; et totes choses de qui ensiut volenté et moleste sont sous ces choses de passion. Pooir est la nature par cui nous poons courouchier ou joïr ou avoir misericorde. Abit est cele chose par qui le hom est prisiés ou blasmés, porquoi je di que vertu n’est pooir ne passion, ançois est <text:soft-page-break/>abis ; car pour passion ne pour pooir n’est pas le hons blasmés ne loés, mais por l’abit est il prisiés et desprisiés s’il est fermes et parmanans en son corage. Et nous avons ja ensegnie la voie qui a ce nous amaine, car qui bien set la nature de vertu, il a bien la voie pour aler i.</text:p>
      <text:h text:style-name="Heading_20_2" text:outline-level="2"><text:bookmark-start text:name="II15"/><text:span text:style-name="_3c_id_3e_">[II15] </text:span><text:bookmark-end text:name="II15"/><text:span text:style-name="_3c_num_3e_">.II.XV.</text:span> De vertu qi elle est et coment</text:h>
      <text:p text:style-name="_3c_p_3e_">Vertus est trovee en celes choses qui ont milieu et estremités, c’est a dire plus et mains. Et ce mileu est en <text:span text:style-name="_3c_num_3e_">.ii.</text:span> manieres, le uns est selonc nature, et le autres est par comparison de nous. Le mi qui est selonc nature et par soi ce est celui qui en toutes choses est une meisme chose. Raison coment : se <text:span text:style-name="_3c_num_3e_">.x.</text:span> sont trop et <text:span text:style-name="_3c_num_3e_">.ii.</text:span> sont poi, le mi est <text:span text:style-name="_3c_num_3e_">.vi.</text:span>, pour ce que <text:span text:style-name="_3c_num_3e_">.vi.</text:span> est tant plus que <text:span text:style-name="_3c_num_3e_">.ii.</text:span> comme il est mains que .x.</text:p>
      <text:p text:style-name="_3c_p_3e_">Le mi lieu qui est par comparison de nous est celui qui n’est ne poi ne trop. Raison coment : se mangier une petite viande est poi et mengier une grande viande est trop, il ne doit mie prendre le milieu ; car se mangier <text:span text:style-name="_3c_num_3e_">.ii.</text:span> pains est poi et mangier <text:span text:style-name="_3c_num_3e_">.x.</text:span> pains est trop, il ne doit mie pour ce mangier <text:span text:style-name="_3c_num_3e_">.vi.</text:span> pains, pour-ce qu’il ne prendroit pas le milieu en comparison de soi, ains prendroit le mi par soi ; car mi selonc nous est mangier que ne soit poi ne trop.</text:p>
      <text:p text:style-name="_3c_p_3e_">Et tot artier s’efforcent de tenir le mi en lor ars et deguerpir les estremités, c’est poi et trop. Et la vertu moral est en iceles choses en qui le poi et le trop est desprisable et le mileu est prisable. Donques est vertu <text:span text:style-name="_3c_num_3e_">un</text:span> abit par volenté, qui par certes raisons et determinees demeure el mi qui est selonc nous.</text:p>
      <text:h text:style-name="Heading_20_2" text:outline-level="2"><text:bookmark-start text:name="II16"/><text:span text:style-name="_3c_id_3e_">[II16] </text:span><text:bookmark-end text:name="II16"/><text:span text:style-name="_3c_num_3e_">.II.XVI.</text:span> Encore de ce meismes</text:h>
      <text:p text:style-name="_3c_p_3e_">Le bien ne peut pas estre fet se par une guise non ; més mal fet hom en plusours guises, et pour ce est forte chose et penible a estre bons et legiere chose a estre mauvais ; et c’est l’achoisons por quoi avient que plus des gens sont mauvais que bons. Et aucunes sont si mavaises dou tout que il n’i peut estre trovés aucun mi, pour-ce qu’eles sont mavaises en tout, si com est larrecin, murtre, avoutire. Et autres choses sont mi tout purement, en quoi n’est nule estremité, si comme est vertu, c’est atemprance et fortece. Et ce avient por çou que le droit mi n’a dedens soi nule estremité.</text:p>
      <text:p text:style-name="_3c_p_3e_">Force est le mi entre poour et hardement ; et chasteté est le mi entre sivre ses volentés et non ensivre nules.</text:p>
      <text:p text:style-name="_3c_p_3e_">Et largece est le mi entre avarice et prodigalité, car prodigues est celui qui se desmesure en despendre et qui faut en prendre. Et avers est celui qui se desmesure en prendre et faut en despendre, mais le largues se tient entre ces <text:span text:style-name="_3c_num_3e_">.ii.</text:span> estremités.</text:p>
      <text:p text:style-name="_3c_p_3e_"><text:soft-page-break/>Et sachez que liberalités et largece, avarice et prodigalités, sont entor les petites choses moienes, més le mi qui est es dignités et es hautes choses et grans est apelés magnificense, et ses estremités sont sanz propres nons.</text:p>
      <text:p text:style-name="_3c_p_3e_">Le mi en covoitise de dignité et d’onour est droiture de corage, et celi qui trop en desire est apelés magnanimes, et c’est a dire de grant corage ; et celui qui poi en desire est apelés pusillanimes, c’est a dire de povre cuer. Et le hom qui se courece de ce qu’il doit et lors et tant et coment il se covient, il est mansuetes ; et celui qui se courece si con il ne doit est apelés iracondus ; et celui qui se courece mains qu’il ne doit se est apelés non courouçables.</text:p>
      <text:p text:style-name="_3c_p_3e_">La verité est le mi entre <text:span text:style-name="_3c_num_3e_">.ii.</text:span> estremités, c’est dou poi et dou trop ; et celui qui tient le mi lieu entre deus choses est apelés verais, et celui qui se desmesure est veniteres, et celui qui en ce faut est apelés humles.</text:p>
      <text:p text:style-name="_3c_p_3e_">Celui qui tient le mi en choses de jeu et de solas est apelés en grezois eutrepelos, et celui qui se desmesure est apelés jougleour e menestrier, et cil qui i faut est <text:span text:style-name="_3c_num_3e_">un</text:span> forestier champestre.</text:p>
      <text:p text:style-name="_3c_p_3e_">Celui qui tient le mi a vivre entre les gens est apelés amis et homme plaisant, e cil qui en ce se desmesure sans proufit est apelés biscortois, et s’il le fet por son proufit est apelé losengers ; et cil qui en ce faut est apelés homme sans escole.</text:p>
      <text:p text:style-name="_3c_p_3e_">Vergoigne est une passions de l’ame, non pas vertu ; et celui qui tient le mi en vergoigne est vergongnous, et qui en ce se desmesure est apelés en grezois tacophia, et cil qui i faut es apelés sans vergoigne et sans front.</text:p>
      <text:p text:style-name="_3c_p_3e_">Et en toutes les passions a mi et estremités ; car quant il avient a aucun nostre voisin bien ou mal, cil garde le mi qui est liés dou bien qui avient as bons et qui n’est pas dolans dou mal qui avient as mauvais ; mais le envieus se duelent de tous biens a qui qu’il aviegne.</text:p>
      <text:h text:style-name="Heading_20_2" text:outline-level="2"><text:bookmark-start text:name="II17"/><text:span text:style-name="_3c_id_3e_">[II17] </text:span><text:bookmark-end text:name="II17"/><text:span text:style-name="_3c_num_3e_">.II.XVII.</text:span> Ci ensegne por conoistre vertus</text:h>
      <text:p text:style-name="_3c_p_3e_">Trois ordres sont es oevres et es passions, c’est mi et plus et mains, <text:span text:style-name="_3c_num_3e_">.ii.</text:span> mauvés et <text:span text:style-name="_3c_num_3e_">un</text:span> bon. Mais trestout sont contraire entr’aus ; car les estremités sont contraires entre eles, a ce que poi est contre trop et le mi est contre andeus les estremités, c’est de poi et de trop. Dont il avient que se tu fés comparison entre le mi et le po, certes le mi entr’aus est le trop ; et se tu feras comparison entre mi et trop, certes le mi entr’aus est le poi. Et si te dirai coment : se tu voloies fere comparison entre proece et paour, certes la proece sera hardemens ; et se tu faisoies comparison entre proece et hardement, certes le proece sera poour.</text:p>
      <text:p text:style-name="_3c_p_3e_">Mais il a grignor contrarietés entre les <text:span text:style-name="_3c_num_3e_">.ii.</text:span> estremités que entre le mi et les <text:span text:style-name="_3c_num_3e_">.ii.</text:span> estremités. Aucunes estremités sont plus propinques au mi que autres, car hardement est plus prés a force que a paour, et <text:soft-page-break/>prodigalités est plus prés a largece que a avarice, et non sivre nule charnele volenté est plus prés de chasteté que luxure.</text:p>
      <text:p text:style-name="_3c_p_3e_">Et ce avient par <text:span text:style-name="_3c_num_3e_">.ii.</text:span> raisons, l’une est selonc la nature dè la chose, l’autre est par nous ; par nature de la chose est que paour est plus contraire a force que n’est le hardemens ; de par nous est par ce que cele estremités, a qui nous somes plus cheable par usage, est plus lointaine dou mi. Et pour-ce que nous somes plus naturelement atornés a ensivre la volenté de la char, covient il que covoitise soit plus contre chasteté que a son contraire.</text:p>
      <text:p text:style-name="_3c_p_3e_">Donques puis que vertus est en prendre le mi, a qui prendre besoignent maint et grant consideration. Grief chose est a l’homme qu’il puisse vertueus estre, pour ce que prendre le mi en tous ars n’afiert pas a chascun homme, mais a celui proprement qui sages est et complis en cel art ; c’est a dire que tot homme ne sevent trover le point en mi le compas d’un cercle, se celui non qui est sages en geometrie. Tout autresi est des autres oevres, car fere une chose est legiere, mais a fere les en tel maniere com on doit n’apertient pas se a celui non qui est sages en cele oevre.</text:p>
      <text:p text:style-name="_3c_p_3e_">Et chascune oevre qui tient le mi est bele et digne d’avoir merite. Et pour-ce devons nous encliner nostre ame au contraire des nos desirs, jusc’a tant que le mi viegne. Et il est mout grevable d’aler aprés la droite chose, de quoi le plusor forvoient ; més en toutes choses le mi est plus prisable, a quoi nous devons entendre, une heure faisant plus et une autre moine, jusc’a tant que nous vignons a la certaineté de lui.</text:p>
      <text:h text:style-name="Heading_20_2" text:outline-level="2"><text:bookmark-start text:name="II18"/><text:span text:style-name="_3c_id_3e_">[II18] </text:span><text:bookmark-end text:name="II18"/><text:span text:style-name="_3c_num_3e_">.II.XVIII.</text:span> Comment le hom fet bien et mal</text:h>
      <text:p text:style-name="_3c_p_3e_">Des oevres que l’en fet, les unes sont par volenté et les autres sont naturaus, et unes autres sont composees des unes et des autres. Les naturaus contre volenté sont ce a quoi nos constraint nostre corage a fine force, encontre volenté ou por ignorance, ausi comme <text:span text:style-name="_3c_num_3e_">un</text:span> vent levast <text:span text:style-name="_3c_num_3e_">un</text:span> homme et le portast en autre liu : et a teus hommes pardone l’en sovent, mais aucune fois chiet la coupe et la honte sor lui meismes.</text:p>
      <text:p text:style-name="_3c_p_3e_">Et les oevres que l’en fait par sa propre volenté sont quant uns hom esmuet ses membres ou son corage par son arbitre a aquerre les vertus et les vices, en quoi il est prisiés et desprisiés.</text:p>
      <text:p text:style-name="_3c_p_3e_">Les autres oevres qui sont composees par volenté et par nature sont autresi comme d’un homme qui est en une nef tempestee, qui giete hors ses choses pour garantir sa vie.</text:p>
      <text:p text:style-name="_3c_p_3e_">Tout autresi avient il dou commandement dou tirant, qui commande a un homme qui est desous sa signourie qu’il ocie son pere et sa mere ; car tel commandement qu’il obeist est par volenté et contre volenté. Mais plus s’acorde as oevres qui sont par volenté que par force, pour ce que se tu l’ocis, c’est <text:soft-page-break/>volenté puis que tu fais le murtre, ja soit ce que tu le faces par le commandement ton signor. Et pour-ce que en teus choses a peril et ledece, l’en se devroit ançois laissier tuer que faire si ledes oevres.</text:p>
      <text:p text:style-name="_3c_p_3e_">Povretés de sens et de discretion est achoison de mal. Et tot homme mauvais ont poi de sens, et n’ont cognoissance de çou qu’il doivent fere et quoi non, et par ceste guise mouteplient le mauvais homme. Més pensent les gens que le yvre et homme couroucié, quant il font mal, il le facent par ignorance, c’est par non savoir.</text:p>
      <text:p text:style-name="_3c_p_3e_">Et ja soit ce qu’il soient non sachant en lor afaire, totefois l’ochoison du mal n’est pas hors de l’ome ; pour-ce que la science de l’homme ne peut desevrer de lui, s’il n’est forsenés ou en autre maniere par quoi son sens s’en peut aler.</text:p>
      <text:p text:style-name="_3c_p_3e_">Et l’achoisons de ce est concupiscence et ire, qui sont achoison de totes mauvaises oevres que l’en fet par volenté ; car il n’est mie possible chose que l’en face les bones oevres par volenté et les mauvaises sans volenté.</text:p>
      <text:p text:style-name="_3c_p_3e_">Et volenté est plus commune et plus general que n’est elections, pour-ce que volenté est commune as enfans et as autres animaus, mais elections n’apartient pas se a celui non qui se garde d’ire et de concupiscence.</text:p>
      <text:p text:style-name="_3c_p_3e_">Et tel fois desire l’om chose qui n’est pas possible, mais il n’eslist pas chose non possible. Encore la volenté est fin, mais elections est devant le fin ; car nous desirons santé et felicité, mais primes eslisons les choses qui a ce nous amainent.</text:p>
      <text:p text:style-name="_3c_p_3e_">Encore la oppinion n’est pas election, car oppinion vet devant l’election et va aprés ausi, et le hons est apelés bons ou malvés selonc ses elections et non selonc sa oppinion.</text:p>
      <text:p text:style-name="_3c_p_3e_">Encore oppinion est de verité ou de fauseté, mais elections est eslire le bien ou le mal.</text:p>
      <text:p text:style-name="_3c_p_3e_">Encore oppinion est des choses que l’on ne set fermement, mais elections est des choses que l’en set a de certes.</text:p>
      <text:p text:style-name="_3c_p_3e_">Encore ne doit on eslire toutes les choses que l’en desire, mais celes solement sour quoi il a eu conseil devant.</text:p>
      <text:p text:style-name="_3c_p_3e_">Encore ne doit on faire conseil sour toutes choses, mais de celes sour coi conseillent le sage et le cognoissant homme ; car des choses as foz et as simples gens ne doit on conseil fere.</text:p>
      <text:p text:style-name="_3c_p_3e_">Mais de griés choses que nous fere poons, dont nous somes en doute de la fin coment elle puisse aler, doit on conseil avoir ; si comme est de baillier medecine a <text:span text:style-name="_3c_num_3e_">un</text:span> malade, et ces autres choses samblables.</text:p>
      <text:p text:style-name="_3c_p_3e_">Encore de chose qui n’apertient a nous ne doit on fere conseil ; car nus ne doit consillier comment les gens puissent abiter de Godimoine.</text:p>
      <text:p text:style-name="_3c_p_3e_">Encore ne nous devons consillier des choses necessaires et perpetueles, c’est du soleil s’il se lieve au matin ou non, et s’il pluet ou non. Encore ne devons nous consillier des choses qui sont en doute, si com est de trover <text:span text:style-name="_3c_num_3e_">un</text:span> tresor.</text:p>
      <text:p text:style-name="_3c_p_3e_"><text:soft-page-break/>Encore ne se doit on consillier de la fin, mais des choses devant la fin, c’est a dire que le fisiciens ne se conseille pas de la santé, ne le rectorique de faire croire ses dis, ne celui qui fist la loi ne se conseille de felicité. Mais chascuns d’aus ferme en son corage la fin de cele chose, et prend conseil coment il puisse venir a cele fin, ou par soi, ou par ses amis ; car ce que l’en fet par ses amis fet l’en par soi. En ceste maniere use il toutes choses qui l’amainent a cele fin, et deguerpist les autres.</text:p>
      <text:p text:style-name="_3c_p_3e_">Volenté est fin, si com il est devisé ça arieres. Et quident aucun que le bien soit ce que l’en desire, et aucun sont qui quident que les choses que l’en desire soient celes qui samblent estre bonnes. Mais a la verité dire le bien est ce que bon samble au bon homme ; car le bons hom juge des choses ausi comme le sain homme juge des savours, qui juge le dous si comme dous et l’amer pour amer ; mais le malades juge le dous por amer et l’amer pour dous.</text:p>
      <text:p text:style-name="_3c_p_3e_">Tout autresi est dou malvais homme, a qui les bones oevres samblent estre malvaises et les malveises le samblent estre bonnes ; et ce avient pour-ce que au mauvais homme samblent estre bonnes iceles choses selonc ce qu’il se delitent, et celes malvaises qui ne le delitent.</text:p>
      <text:p text:style-name="_3c_p_3e_">Et maint homme sont malade de ceste maladie pour ce que les oevres dou bien et dou mal sont en lor arbitre et en lor election ; car fere bien est en nous, et fere mal ausi. Mais il avient aucunefois des oeuvres autresi comme dou pere a qui samble que ses malvés fils soit bons.</text:p>
      <text:p text:style-name="_3c_p_3e_">Et que la verité soit que bien fere et malfere soit en nous, apert clairement par ceaus qui la loi firent, car il tormentent ceaus qui malfont et honorent ceaus qui bien font. Et la loi nos conorte de bien fere et de garder nos de males oevres ; més nus ne connorte <text:span text:style-name="_3c_num_3e_">un</text:span> autre se de ce non qui est en lor poesté, c’est qu’il n’eust dolor des choses qui font doloir, et que l’en ne s’eschaufe pour le feu, et que l’en n’ait faim ne soif a la defaute des viandes.</text:p>
      <text:p text:style-name="_3c_p_3e_">Ceaus qui la loi firent pugnissent homme de cele ignorance, de quoi il est aquoison par la negligence.</text:p>
      <text:p text:style-name="_3c_p_3e_">Car <text:span text:style-name="_3c_num_3e_">.ii.</text:span> manieres sont de ignorance, l’une est de qui le hom qui la fet n’est pas ochoison, c’est le forsenés, et de ce ne doit il estre punis ; l’autre ignorance est cele de qui le hom est ochoison, c’est de l’yvre, dont il doit estre punis.</text:p>
      <text:p text:style-name="_3c_p_3e_">Et tout homme qui trespassent le commandement de la loi doivent estre punis, ce sont tout le malvés et le non juste, car il meisme welent teus estre. Mais il n’est pas voirsamblables qu’il soit non justes contre sa volenté, car il sevent bien les oevres qui si les font malvais estre, et si est en sa signorie dou fere et dou non fere.</text:p>
      <text:p text:style-name="_3c_p_3e_">Ausi comme dou sain qui devient malades pour-ce qu’il ne croit a son fisicien de fere çou qui le maintiegne en santé, et ensi devient il malades par sa volenté : puis qu’il est malades ne peut il avoir santé pour ce qu’il le weille.</text:p>
      <text:p text:style-name="_3c_p_3e_">Et celui qui gete une piere, avant qu’il le giete est il en sa volenté de geter u non, mais puis qu’elle est alee il n’est pas en sa volenté dou reprendre ne dou rechevoir. Tout autresi est il de l’homme, car au <text:soft-page-break/>comencement est il en sa volenté d’estre bons ou malvais, mais puis qu’il est mauvés devenus il n’est pas en sa volenté de retorner a bonté et estre bons.</text:p>
      <text:p text:style-name="_3c_p_3e_">Et mauvaistés par volenté ne sont en l’ame solement, més el cors ausinc ; si comme est d’un homme qui est boisteus ou avugles par nature, a qui les gens doivent fere misericorde ; mais se çou est par sa coupe si comme est de celui qui pert ses œils par trop boire ou par larrecin, nul n’en doit avoir misericorde.</text:p>
      <text:p text:style-name="_3c_p_3e_">Donques se chascuns hons est achoisons de son abit et de sa ymagination, il covient que sans son esprovement il set aucun naturel comencement cognoissable entre bien et mal et qui le face voloir le bien et eschiver le mal.</text:p>
      <text:p text:style-name="_3c_p_3e_">Car cele est sovent bone chose que l’en ne peut avoir par usage ne par ensegnement, mes est en l’ame par nature et est bone et complie par nature ; pour-ce est il donc provee chose que vertus ne sont pas par volenté ne contre volenté plus u mains que le vice.</text:p>
      <text:p text:style-name="_3c_p_3e_">Et sachez que oevre et abit ne sont en l’omme en une meisme maniere més en diverses, car l’oevre dè le comencement jusc’a la fin de l’homme est volenté de l’homme, més abit n’est pas a la volonté de l’homme se au commencement non.</text:p>
      <text:h text:style-name="Heading_20_2" text:outline-level="2"><text:bookmark-start text:name="II19"/><text:span text:style-name="_3c_id_3e_">[II19] </text:span><text:bookmark-end text:name="II19"/><text:span text:style-name="_3c_num_3e_">.II.XVIIII.</text:span> De force</text:h>
      <text:p text:style-name="_3c_p_3e_">Et nous dirons huimés de chascun abit, et premierement de force, qui est mi entre paour et hardement. Car il sont choses de qui on doit avoir paour raisnablement, ce sont vices et toutes choses qui metent homme en diffame et en blasme. Ki ces choses ne crient, il est sans vergoigne et sans front, et est dignes d’estre deshonorés ; mais qui en a paour, l’en le doit mout prisier.</text:p>
      <text:p text:style-name="_3c_p_3e_">Et sont aucun homme qui sont couart en bataille et sont hardi en despendre deniers. Mais le homme fort ne doute ne plus ne mains qu’il le besoigne, et est apareilliés de soufrir ce que mestiers est et tant com le covient ; mais le hons hardis se desmesure en ces choses, et le paourous i faut et est mauvés et chetif. Car les choses qui a douter font ne sont pas d’une maniere mais de plusours ; car choses sont que chascuns hom doit douter, s’il a saine congnoissance ; et sont autres choses que chascuns hom redoute, si comme est mort, doleur, povreté, car c’est la propre nature de paour. Mais a criembre ce qui fait une moleste, c’est coer de feme.</text:p>
      <text:p text:style-name="_3c_p_3e_">Et il sont <text:span text:style-name="_3c_num_3e_">.v.</text:span> autres manieres de force. L’une est cyteine, pour ce que le homme des cités orent force par le commandement de la loi ou por honour conquerre et por eschiver honte.</text:p>
      <text:p text:style-name="_3c_p_3e_">La seconde est par sens et par soutillité, laquele ont le homme entor l’office et le mestier qu’il oevrent ; car nous veons homme bien endoctrinet de bataille qui font oevre de grant proece, pour ce qu’il se fient de lor science : ja soit ce qu’il ne soit pas fors selonc la verité, car puis qu’il connait mortel <text:soft-page-break/>peril en la bataille, il s’en fuit et doute plus la mort que vergoigne ; mais cil qui est fors veraiement prise mains sa mort que sa honte.</text:p>
      <text:p text:style-name="_3c_p_3e_">La tierce maniere de fortece est par furor, si comme nous veons de feres bêtes, qui sont fors et hardis par lor furor. Et ceste n’est pas veraie fortece ; car l’ome quant il met tout con cors en peril par ire et par furor, il n’est mie fors, mais cil qui se met en peril par droite cognoissance est fort.</text:p>
      <text:p text:style-name="_3c_p_3e_">La quarte maniere est par fort movement de concupiscence, si comme font les bêtes au tans qu’il se muevent a luxure ; et maint homme fait grant hardement qui ayme par amour.</text:p>
      <text:p text:style-name="_3c_p_3e_">La quinte maniere de fortece est par seurté que aucuns a de ce qu’il a eut maintes victores ; et ce avient a homme quant il se combat contre <text:span text:style-name="_3c_num_3e_">un</text:span> autre qu’il a maintes fois vencu ; mais quant il se combat contre <text:span text:style-name="_3c_num_3e_">un</text:span> autre, il s’enfuit et pert son hardement. Mais qui bien dure es choses perilleuses est veraiement fort, ja soit ce que les circonstances de force soient contristables. Et fortece est plus digne chose et plus noble que chasteté, porce que plus legiere chose est soufrir soi de charnel delit que soustenir les dolereuses choses.</text:p>
      <text:h text:style-name="Heading_20_2" text:outline-level="2"><text:bookmark-start text:name="II20"/><text:span text:style-name="_3c_id_3e_">[II20] </text:span><text:bookmark-end text:name="II20"/><text:span text:style-name="_3c_num_3e_">.II.XX.</text:span> De chasteté</text:h>
      <text:p text:style-name="_3c_p_3e_">Chasteté : est mi entre les delis dou cors, et si n’est pas en trestout ; car qui se delite des choses dont il se doit deliter, et en cele guise et en celui tans et tant comme il est covenable, il est chastes. Car cil qui se delite de veoir bele coulour ou bele pointure, ou oïr beles noveles, fables, et chant, et flairier bones odours, n’est pas chastes ne non chastes, ja soit ce qu’il se delite tant comme covenable chose est, et lors et en guise qui se coviegne.</text:p>
      <text:p text:style-name="_3c_p_3e_">Et ces <text:span text:style-name="_3c_num_3e_">trois</text:span> delis n’ont pas bêtes. Mais chastité et non chastité est en autre <text:span text:style-name="_3c_num_3e_">.ii.</text:span> sens, c’est gouster et touchier ; et ce ont les hommes et les bêtes communalment, c’est deliter soi en chose qu’il menguënt et boivent et es choses qu’il touchent ; car en touchier est grandisme delit, et pour-ce est bestiale chose a ensivre trop le delit dou touchier.</text:p>
      <text:p text:style-name="_3c_p_3e_">Et certes en gouster n’a pas si grant delit comme en touchier ; car celui delit est en eslire les savours ; mais en ce que gouster est autresi comme <text:span text:style-name="_3c_num_3e_">un</text:span> touchier ou por lui norrir soufist le delit ; mais il en sont plusor qui raemplent lor ventre en maniere de bête.</text:p>
      <text:p text:style-name="_3c_p_3e_">Et sont aucun delit qui ne sont de nature, en qui l’om peut bien pechier ; més la non chasteté est uns trespassement de delis corporaus, non pas en choses dolereuses, car en teus est fortece. Et aucune fois est hons non chastes, pour-ce qu’il se dolousist trop quant il ne peut avoir çou qu’il desire ; car a paines poroit estre trovés hons qui se delite mains qu’il ne doit de corporaus deliz.</text:p>
      <text:p text:style-name="_3c_p_3e_"><text:soft-page-break/>Dont celui est chastes qui tient le mi entre delit, c’est qui trop ne se delite quant il les a, et qui ne se courouce trop quant avoir ne les peut, ançois se delite tempreement selonc ce que soufissable est a bone vie de homme.</text:p>
      <text:p text:style-name="_3c_p_3e_">On doit contrester au desirier de delit ; car qui se laisse vaincre, la raisons remaint sous le desirier ; et toutefois le desirier a son fain, pour-ce covient il a homme avoir maistre de s’enfance, par qui ensegnement il vive.</text:p>
      <text:p text:style-name="_3c_p_3e_">Et se ce n’est, le desirier sera tozjors avec lui jusc’a son grant âge. Par quoi on se doit estudiier que raisons soit sor la concupiscence, en tel maniere que l’un et l’autre desirent de bien fere.</text:p>
      <text:h text:style-name="Heading_20_2" text:outline-level="2"><text:bookmark-start text:name="II21"/><text:span text:style-name="_3c_id_3e_">[II21] </text:span><text:bookmark-end text:name="II21"/><text:span text:style-name="_3c_num_3e_">.II.XXI.</text:span> De largece</text:h>
      <text:p text:style-name="_3c_p_3e_">Largece est mi entre doner et reçoivre ; donques est celui largues et liberaus qui use sa pecune covenablement, c’est a dire qui done chose avenable a qui s’en covient et en celui tans et en cele guise et en cele quantité qu’il covient. Mais prodighe est celui qui se desmesure en doner et faut en reçoivre, et le avers fet le contraire.</text:p>
      <text:p text:style-name="_3c_p_3e_">Et digne chose est que larghece soit plus en doner qu’en reçoivre, pour-ce que plus legiere chose est non reçoivre que doner, et plus prisable est cil qui done ce qu’il covient que celui qui ne reçoit çou que covenable soit.</text:p>
      <text:p text:style-name="_3c_p_3e_">Et generalment il est plus digne chose en vertus fere bien et droit que garder soi de fere ce dont il se doit garder ; mais totefois ces choses sont en voies de moieneté.</text:p>
      <text:p text:style-name="_3c_p_3e_">Poi fet a loer celui qui atempreement rechoit ; mais celui qui done est prisiés por le proufit que l’om a de ce qu’il done. Et celui qui done est tozjors amés, mais a celui qui droitement reçoit est aucune fois mal volu.</text:p>
      <text:p text:style-name="_3c_p_3e_">Cil qui se dieut de ce qu’il done n’est mie larghes, pour-ce qu’il ne done pas pour larghece més por vergongne ou par autre passion ; donques celui qui droitement done est larghes. Et le hons larges se paie en soi par poi de chose, pour qu’il puisse aidier a maint autres ; et poi ou mout qu’il ait, totefois s’efforce de fere oevre de larghece selonc son pooir. Et poi se truevent de larghes hommes qui soient riche, pour ce que richece ne croist por doner mais por amasser et pour garder. Et richece qui est sans travail sieut fere son signour large.</text:p>
      <text:p text:style-name="_3c_p_3e_">Et merveille est que cil qui est prodiges est mains mauvés que le avers ; car il fet proufit a mains hommes, et pour-ce l’aiment le plusieurs, més le avers ne fait proufit a soi ne a autrui, et pour-ce le mesaiment toz hommes. Encore i a plus, que le prodighes peut estre castiiés mais le avers non. Et toute defaute nous atrait a avarice. Naturelement est le hons plus cheables a avarice que a prodigalité, et pour ce s’eslonge elle plus dou mi, c’est de larghece.</text:p>
      <text:p text:style-name="_3c_p_3e_"><text:soft-page-break/>Maintes manieres sont de largece et petit sont trovees en <text:span text:style-name="_3c_num_3e_">un</text:span> seul homme ; car aucunefois est hom avers en garder ses choses et non est avers en desirer l’autrui, et sont ausi comme aver non en garder lor choses mais en l’autrui covoitier. Et ceste covoitise ne peut estre saoulee, et pour-ce s’efforcent de gaaignier de male part, de putains, de caveterie, et prendre usure, de prester a jeu de dés. Et de ceste maniere sont le poissant homme qui gastent les cités et robent les eglises et les chemins, et c’est plus grans pechiés que prodigalités.</text:p>
      <text:h text:style-name="Heading_20_2" text:outline-level="2"><text:bookmark-start text:name="II22"/><text:span text:style-name="_3c_id_3e_">[II22] </text:span><text:bookmark-end text:name="II22"/><text:span text:style-name="_3c_num_3e_">.II.XXII.</text:span> De magnificense</text:h>
      <text:p text:style-name="_3c_p_3e_">Magnificense est une vertus qui cevre par richece grans despenses et grans meisons ; et l’ome qui est magnifiques est ententis par sa nature que ses afferes soient fet a grant honor, et a grant despens plus volenters que a petis ; et qui en ce faut est apelés parvifiques.</text:p>
      <text:p text:style-name="_3c_p_3e_">Et cest vertu, c’est magnificence, est entour les grans choses mervilleuses, c’est edefiier temples, eglises, et autres hauteces pour l’onour de Nostre Signor ; autresi est elle en fere grans noces, et doner as gens grant herbegerie et grans viandes et grans presens, et a cestui ne covient penser de ses despenses solement, més des autrui.</text:p>
      <text:p text:style-name="_3c_p_3e_">Et en magnificense n’a mestier solement grant richece d’avoir, mais avec la richece covient homme qui le sace deffendre et mener les choses en cele guise qui covenable soit, ou il ou autres de son conseil ; et s’il le faut une de ces choses ou andeus, on le doit et peut gaber s’il s’entremet de oevre de magnificense.</text:p>
      <text:p text:style-name="_3c_p_3e_">L’ome qui en ces choses se desmesure est cil qui despent plus que mestiers n’est, et la ou soufist petite despense il le fet grant ; et ce font cil qui donnent as jougleours et as menestriers et gete en voie le porpre et dras dorés ; et ne fait ce pour amour de vertu mais por sambler as gens qu’il soit mervilleus et glorieus.</text:p>
      <text:p text:style-name="_3c_p_3e_">Parvifiques est celui qui es grans choses mervilleuses se paine de po despendre, et ensi corront et gaste la beauté de son afaire ; et par poi d’avoir qu’il garde pert grant honour et grant despens. Ce sont les <text:span text:style-name="_3c_num_3e_">.ii.</text:span> estremités de magnificence ; mais ne font trop a blasmer, pour-ce qu’il ne damage ses voisins.</text:p>
      <text:h text:style-name="Heading_20_2" text:outline-level="2"><text:bookmark-start text:name="II23"/><text:span text:style-name="_3c_id_3e_">[II23] </text:span><text:bookmark-end text:name="II23"/><text:span text:style-name="_3c_num_3e_">.II.XXIII.</text:span> De magnanimité</text:h>
      <text:p text:style-name="_3c_p_3e_">Magnanimes est celui qui est atornés a grandismes afferes et s’esleece et s’esjoïst a fere les hautes choses. Mais celui qui s’entremet, s’il n’est atornés a ce fere, il est apelés vanaglorieus. Et cil qui est <text:soft-page-break/>dignes d’avoir honour et dignité, s’il a poour dou rechoivre et d’entremetre soi de si hautes choses, il est apelés povres de corage.</text:p>
      <text:p text:style-name="_3c_p_3e_">Et magnanimités est extremités en comparison de la chose, més en comparison de l’oevre est mi. La droite magnanimetés n’est pas se es grandismes choses non, si comme est servir a Nostre Soverain Pere ; et de ce naist grant honour.</text:p>
      <text:p text:style-name="_3c_p_3e_">Et a la verité dire, celui qui est magnanimes est le plus grans hom et le plus honorables qui soit ; et il ne sera ja esmeus por petites choses ne n’obeist son cuer a chose laide. Donques est magnanimités courone et clartés de toutes vertus, car elle n’est se par vertu non. Et pour-ce n’est pas legiere chose a estre magnanimes, ançois est mout fort, car il le covient estre bons a soi et a maint autre.</text:p>
      <text:p text:style-name="_3c_p_3e_">Et se aucuns est drois magnanimes, je di qu’il ne quidera ja que l’onor que l’en le fait soient trop grant, pour ce que nule reverence ne peut estre comparee a ses merites, et a droite balance suefre ce qui le avient par dehors ; car il ne s’orguillist de sa prosperité, ne ne dechiet de ses mescheances.</text:p>
      <text:p text:style-name="_3c_p_3e_">Et noblesce de naissance, signorie, et richece, aident mout a homme a estre magnanimes. Et cil est veraiement magnanimes qui a en soi <text:span text:style-name="_3c_num_3e_">.ii.</text:span> choses por les queles il est honourés ; et ce est qui est devant dit, en bonté, et compte. Et l’ome qui est magnanimes a toz periz por noient ; car il n’a doute de finer sa vie s’en bien non, puis que le besoins avient ; et s’esjoïst de bien fere as autres et se vergoigne de reçoivre, pour ce que plus noble chose est doner que reçoivre. Et quant il reçoit, il se porchace dou rendre et dou contrechangier.</text:p>
      <text:p text:style-name="_3c_p_3e_">Et est negligens en petit despens, més es grans choses et honorables n’est il mie pereceus. Et aime et desaime apertement, non pas en repost ; car chetive chose le samble celer sa volenté, et se moustre aspres selonc droit as gens, se ce n’est as choses de geu et de solas ; et converse bien avec les hommes qui aiment geu et solas, et het toz losengiers si comme gens qui servent a loier.</text:p>
      <text:p text:style-name="_3c_p_3e_">Encore se recorde bien en son cuer de tort fait, mais il s’en estort fet samblant que rien ne le soit. It ne loe pas soi et poi loe les autres, et ne dist vilenie de nului, ne de ses enemis ausi. Et plus cure des grans choses que des petites, pour-ce qu’il est soufissans a soi meismes. Et si est lasches en ses movemens et en ses paroles, pensans et amesurés en parler ; c’est la sentence dou magnanimes.</text:p>
      <text:p text:style-name="_3c_p_3e_">Et celui qui en ces choses se desmesure est vaneglorieus et beubenciers, et celui qui s’entremet des grans afferes et des hautes choses ausi, comme s’il en fust dignes, et non est, et pour-ce fait il biaus dras et autres choses aparissans et de grant renomee, por quoi il quide estre enhauchiés : les sages le tienent por fol et por vain homme.</text:p>
      <text:p text:style-name="_3c_p_3e_">Pusillanimes est celui qui est dignes d’avoir les grant dignités et si ne s’en ose entremetre ne reçoivre les, ançois s’enfuit et repont ; et ce est mal, pour-ce que chascuns doit desirer l’onour et le bien qui est covenables, dont chascuns erre de tant comme il se part dou mi, mais ne sont trop malvés. Et en honor, qui est entour les petites choses, a mi et extremité, pour-ce qu’en eles est trovés plus et <text:soft-page-break/>mains et mi ; car hom peut bien plus desirer honour que on ne doit et qu’a lui n’afiert, et ce font les communes gens.</text:p>
      <text:p text:style-name="_3c_p_3e_">Jusques ci est devisee la comparison qui est entre l’ome larghe et l’omme magnanime, et entre l’omme qui est magnifikes et celui qui ayme honor, et entr’aus et lor estremités. Car les unes sont entor les grignors choses et les autres sont entor les mendres, et le mi est honorable et les estremités sont deshonorables.</text:p>
      <text:h text:style-name="Heading_20_2" text:outline-level="2"><text:bookmark-start text:name="II24"/><text:span text:style-name="_3c_id_3e_">[II24] </text:span><text:bookmark-end text:name="II24"/><text:span text:style-name="_3c_num_3e_">.II.XXIIII.</text:span> D’ire et de mansuetude</text:h>
      <text:p text:style-name="_3c_p_3e_">En ire a mi et estremités ; et hom qui tient le mi est apelés mansuetes, et celui qui se desmesure est apelés iracondes, et celui qui se courece mains qu’il ne doit est apelés neant courouçables. Mais cil est vraiement mansuetes qui a ire de ce qu’il doit et en cele quantité et en celui lieu et en cele maniere qui est covenable ; et iracondes est celui qui en ces choses se desmesure et tost cort en ire mais plusors fois retorne tost et legier, et ce est la millour chose qui en lui soit. Car se tot le visce s’ajoustaissent en <text:span text:style-name="_3c_num_3e_">un</text:span> seul homme, il ne poroit estre soustenus.</text:p>
      <text:p text:style-name="_3c_p_3e_">Li hom qui noient se courece est cil qui n’a point d’ire la ou il se devroit, ne es choses ne en la saison qu’il devroit acourouchier. Et tés hom ne fet a loer ne a prisier, pour-ce que soufrir outrage et vilenie soit malvaisement fete a lui ou a ses amis est chose deshonourable. Et teus homme sont aucune fois prisié qui ne font grans manaces, autresi comme le iracondes, que l’en prise maintes fois qu’il soit preus et hardis.</text:p>
      <text:p text:style-name="_3c_p_3e_">Mais il est trop grief chose a deviser par paroles les circonstances de l’ire, se de tant non que chascuns sache que tenir le mi est chose prisable et tenir les estremités est chose desprisable.</text:p>
      <text:h text:style-name="Heading_20_2" text:outline-level="2"><text:bookmark-start text:name="II25"/><text:span text:style-name="_3c_id_3e_">[II25] </text:span><text:bookmark-end text:name="II25"/><text:span text:style-name="_3c_num_3e_">.II.XXV.</text:span> Des choses qi afierent as compagnies des gens</text:h>
      <text:p text:style-name="_3c_p_3e_">Après ce deviserons des choses qui afierent a compaignie des gens et en la conversation des hommes et en lor parleure, pour ce que tenir le mi en ces choses fet a loer, et tenir les estremités fet a blasmer. Et en tenir le mi doit on estre plaisant en parler, et en demorer avec les gens et en converser entre les hommes, et qu’il soit de bele compaignie et soit communaus as choses qui se covient et en maniere et en lieu et en tans qu’il covient.</text:p>
      <text:p text:style-name="_3c_p_3e_">Et ceste conversation est samblable a amistié ; mais tant i a de difference, qu’en amistié covient avoir compassion et unité de corage, mais en conversation n’a nule compassion, car on peut bien converser avec <text:span text:style-name="_3c_num_3e_">un</text:span> homme que on ne connait.</text:p>
      <text:p text:style-name="_3c_p_3e_"><text:soft-page-break/>Et cil qui en ceste chose se desmesure, et qui trop s’en entremet, et se laisse traitier et mener avec les étranges qu’il ne conoist, et avec ses voisins et avec ses non voisins, et sa nature le trait a ce faire, il est apelés bisplaisant. Et celui qui ce fait por gaaignier est apelés losengier ; et qui converse et use mains qu’il ne doit est apelés sauvages et hom de male escole.</text:p>
      <text:h text:style-name="Heading_20_2" text:outline-level="2"><text:bookmark-start text:name="II26"/><text:span text:style-name="_3c_id_3e_">[II26] </text:span><text:bookmark-end text:name="II26"/><text:span text:style-name="_3c_num_3e_">.II.XXVI.</text:span> De verité et de ses contraires</text:h>
      <text:p text:style-name="_3c_p_3e_">Verité et fauseté et mençoigne sont entr’aus contraires en toutes manieres ; et sont en paroles et en oevres. Et le hom honorables et de haut corage use verité en ses dis et en ses oevres, et l’ome vil et de petit corage le contraire.</text:p>
      <text:p text:style-name="_3c_p_3e_">Home verais est cil qui tient le mi entre celui qui se vante et moustre qu’il face grans choses et s’enhauce plus qu’il ne doit, et entre celui qui se desprise et humelie et qui wet celer et abaissier le bien qui est en lui ; mais le verais reconoist et conferme de lui tant de bien comme il a en lui, et non plus ne mains.</text:p>
      <text:p text:style-name="_3c_p_3e_">Por quoi je di que celui qui s’umelie est mieux aornés que celui qui se vante, pour-ce que le vanteres ment en dit et en fet. Mais en toz ciaus qui sont dit deseure, est pires de foi de tous cil qui pense de soi çou qui n’en est, por çou qu’il ne connait soi meismes ; et pour-ce fet il plus a blasmer que uns autres.</text:p>
      <text:p text:style-name="_3c_p_3e_">Et le hom verais est bons et loables, et le mençoigniers est malvais et blasmables, car chascuns dit teus paroles comme il est. Et celui qui est verais seulement pour amour de la verité fet plus a loer que celui qui verais est par concession des choses qi apertienent a torfet. Et celui qui se vante, et monstre de soi plus qu’il n’en est, non mie por gaaing d’or ou d’argent, il fet a blasmer si comme hons vains ; més cil qui se vante par honor ou por chose profitable ne fet tant a blasmer, car selonc sa oppinion est mervilleus et bobenciers.</text:p>
      <text:p text:style-name="_3c_p_3e_">Et aucun homme disent mençongne pour solas, et <text:span text:style-name="_3c_num_3e_">un</text:span> autre le disent por çou que l’en les tiegne a plus grans, u por gaaignier, ou por aucun delit avoir. Et cil est bas qui s’umelie et çoile de soi les grans choses, por eschivre descorde et travail ; si comme fist Socrates por mener sa vie en repost. Et celui qui se hauce de petite choses est apelés nient.</text:p>
      <text:h text:style-name="Heading_20_2" text:outline-level="2"><text:bookmark-start text:name="II27"/><text:span text:style-name="_3c_id_3e_">[II27] </text:span><text:bookmark-end text:name="II27"/><text:span text:style-name="_3c_num_3e_">.II.XXVII.</text:span> Coment hom est cogneus par ses movemens</text:h>
      <text:p text:style-name="_3c_p_3e_">Et sont le homme jugié selonc les movemens et les meurs de lor cors. Cil qui trop rit si est blasmés, et qui pas ne rit si est sauvages et crueus ; mais le hom liés se traite avec ses compaignons selonc ce que covenable est a bone vie, et le tristes par son joiant n’esmovera ja jeu entre ses compaignons, por <text:soft-page-break/>çou que jeus decline maintefois en courous u a deshonour, et est commencemens de luxure et des choses qui sont devees en loi ; més en bone compaignie a mout de concorde et d’amour.</text:p>
      <text:p text:style-name="_3c_p_3e_">Vergoigne est passions, et sa naissance est samblable a la poor des choses terribles ; car celui qui se vergoigne por toutes choses en rougist, et cil qui a paour devient pales. Et vergoigne est covenable as enfans et as joenes, por çou qu’elle les trait de pechié. Mais elle est blasmable en viel homme, pour-ce qu’il ne doit fere chose dont il se puisse vergoignier ; et por çou n’afiert il a preudome de faire laide chose de quoi le coviegne avoir honte.</text:p>
      <text:h text:style-name="Heading_20_2" text:outline-level="2"><text:bookmark-start text:name="II28"/><text:span text:style-name="_3c_id_3e_">[II28] </text:span><text:bookmark-end text:name="II28"/><text:span text:style-name="_3c_num_3e_">.II.XXVIII.</text:span> Ci parole de justice</text:h>
      <text:p text:style-name="_3c_p_3e_">Justice est un loable abit par qui est hons justes et fait oevre de justice et aime les justes choses. Et si com il est abit de vertu, autresi le tort est abit de vice, car l’un des <text:span text:style-name="_3c_num_3e_">.ii.</text:span> contraires est congneus par l’autre.</text:p>
      <text:p text:style-name="_3c_p_3e_">Et sont <text:span text:style-name="_3c_num_3e_">trois</text:span> manieres de justice et de tort ; et le hons est non justes en <text:span text:style-name="_3c_num_3e_">trois</text:span> manieres, l’une est qui fet contre la loi, l’autre qui trespasse la nature de l’igaillance, l’autre est homme avers. Tot autresi est hons justes en <text:span text:style-name="_3c_num_3e_">trois</text:span> manieres, l’une est qui se maintient selonc la loi, l’autre est qui maintient la nature de l’igaillance, l’autre est qui se paine de gaignier bien et justement.</text:p>
      <text:p text:style-name="_3c_p_3e_">La loi est chose juste, et toutes ses choses sont justes, por çou qu’elle commande que l’on face oevre de vertu ; lesqueles oevres font l’ome felix, et conservent en lui oevres de felicité, et vee les mauvaises oevres de cités, et commande que les citeiens facent les hautes oevres et nobles, si comme est ordener les eschieles en ost bien et fermement a la mellee, et commende que l’en se garde de fornication et de luxure, et que l’en se tiegne en pais, et que le uns ne fiere l’autre et ne le die vilaines paroles et qu’il se garde de tout vilan parlement ; et en some elle comande que l’on face oevre de vertu et se garde on de vices qui sont par volenté.</text:p>
      <text:p text:style-name="_3c_p_3e_">Justice est la plus noble vertu et la plus fors qui soit, et tot homme ayment ses oevres, et se merveillent de sa bonté plus qu’il ne font de la clarté dou soleil ou des estoiles, pour-ce qu’elle est plus enterine et plus complie que nule des autres.</text:p>
      <text:p text:style-name="_3c_p_3e_">Et le hom juste use justice en soi et en autrui ; car cil qui n’est bons a soi ne a autrui, il est pesmes et trés mauvais. Et a la verité dire, a estre bons a soi n’est pas assés, mais il le covient estre bons por soi et por ses amis. Et justice n’est pas partie de vertu, ançois est trestoute vertus ; et tort n’est mie partie de vice, ançois est trestous vices.</text:p>
      <text:p text:style-name="_3c_p_3e_">Et sont manieres de vices qui sont veé manifestement, si comme est larrecin, avoutire, enchantement, faus tesmoignage, et traison et mal engin des grans hommes ; et une autre maniere de <text:soft-page-break/>vices qui sont mout cruel et espoentable, si comme est navrer et ocire hommes, et autres samblables choses.</text:p>
      <text:p text:style-name="_3c_p_3e_">L’ome juste est ygailleour et tel fois amoiour ; je di qu’il est ygailleour entre <text:span text:style-name="_3c_num_3e_">.ii.</text:span> et amoiour entre plusours choses. Avons en <text:span text:style-name="_3c_num_3e_">.iiii.</text:span> choses, pour-ce que <text:span text:style-name="_3c_num_3e_">.ii.</text:span> persones sont entre qui il fet justice et de <text:span text:style-name="_3c_num_3e_">.ii.</text:span> choses ; car en cele chose meisme peut il avoir ygaillance et desygaillance, pour-ce que s’il n’i pooit avoir desygaillance, ja n’i seroit ygaillance ; et ensi est justice en conte de nombre. Et si comme la justice est chose ygal, autresi est la non justice desigal.</text:p>
      <text:p text:style-name="_3c_p_3e_">Et pour-ce que le sires de la justice s’efforce d’ygaillier les choses qui ne sont ygaus, donc il le covient l’un ocire, l’autre navrer, l’autre chacier en exil, jusqu’a tant qu’il soit satisfet a celui qui a l’outrage receu. Et le sires de la justice s’efforce de recovrer, au mi de droite ygaillance, le plus et le mains es choses profitables ; et pour-ce tolt il a <text:span text:style-name="_3c_num_3e_">un</text:span> et done a <text:span text:style-name="_3c_num_3e_">un</text:span> autre, jusq’a tant qu’il sont ygal.</text:p>
      <text:p text:style-name="_3c_p_3e_">Dont il covient savoir en quel maniere il doit tolir au plus grant et baillier au maindre, et comme il face fere satisfation des torsfés quant il avienent, issi que ses subtés vivent en bone fermeté d’ygaillance.</text:p>
      <text:h text:style-name="Heading_20_2" text:outline-level="2"><text:bookmark-start text:name="II29"/><text:span text:style-name="_3c_id_3e_">[II29] </text:span><text:bookmark-end text:name="II29"/><text:span text:style-name="_3c_num_3e_">.II.XXVIIII.</text:span> Encore de ce meismes</text:h>
      <text:p text:style-name="_3c_p_3e_">Li citein, et cil qui habitent ensamble en une vile, s’entreservent le uns as autres ; car le uns si a mestier des choses d’un autre, si en reçoit et le rent son guerredon et son paiement, selonc la qualité de la chose, jusc’a tant qu’il sont en droite moieneté entr’aus. C’est a dire se le fevres a une chose qui vaille <text:span text:style-name="_3c_num_3e_">un</text:span>, et le cordoaniers a une qui vaut <text:span text:style-name="_3c_num_3e_">.ii.</text:span>, et le charpentiers en ait <text:span text:style-name="_3c_num_3e_">un</text:span> autre qui vaille <text:span text:style-name="_3c_num_3e_">trois</text:span>, et le uns ait mestier des choses a l’autre, il covient entr’aus avoir aucune ygaillance, porquoi l’une vaut plus que l’autre, si qu’eles tornent a <text:span text:style-name="_3c_num_3e_">un</text:span> mi qui soit igal entr’aus.</text:p>
      <text:p text:style-name="_3c_p_3e_">Por ce fu deniers trovés premierement, por çou qu’il igaillassent les choses qui desigaus estoient ; et deniers est ausi comme justice sans ame, pour-ce qu’il est un mi par quoi les choses desigaus tornent a igaillité ; et peut on baillier et prendre les grans choses et les petites par deniers. Et il est uns estrumens par qui le juges peut fere justice, car deniers est loi sans ame, més le juges est loi qui a ame, et Diex glorieus est loi universale de toutes choses.</text:p>
      <text:p text:style-name="_3c_p_3e_">Le jugeour d’ygaillance juge en fermeté por le maintenement de la loi, et croissent le citein, et muteplient le abiteour en champ et laboreur et terres et vignes. Et pour les mauvaistés qui sont fet es cités avienent le contraire, et a la fin tornent iaus et lor choses a desers et a bois.</text:p>
      <text:p text:style-name="_3c_p_3e_">Et le sires en est cil qui maintient justice, et quant il maintient droit et ygaillance et ne donne dou bien commun plus a soi qu’a autrui ; et pour-ce disent le plusor sage que les dignités et les signories font connoistre les hommes. Les menues gens disent que cortoisie est achoison de la signorie, et le <text:soft-page-break/>autre disent que l’achoison en est richece, les autres disent de nobilité de sanc, mais le sage disent que la veraie ochoison porquoi le hom est dignes d’estre princes et sires si est la vertu qu’il a en soi.</text:p>
      <text:p text:style-name="_3c_p_3e_">Et justice est en <text:span text:style-name="_3c_num_3e_">.ii.</text:span> manieres, l’une est selonc nature, l’autre selonc la loi, et cele qui est naturel a une meisme nature en totes pars, si comme avient dou feu, qui monte en haut ou qu’il soit. La justice qui est selonc la loi a maintes diversités, si com nous veons des sacrefices que l’om fet, l’un por les ames des mors, l’autre por les aubres engendrer et acroistre ; et andeus ces justices entendent a ygaillance. L’ome qui rent la chose qui le est baillie en garde, por paour non pas por volenté, non est justes par soi més par autrui ; mais cil qui le rent par volenté et par honesteté est drois justes.</text:p>
      <text:p text:style-name="_3c_p_3e_">Li damage qui avienent en la compaignie des hommes est en <text:span text:style-name="_3c_num_3e_">trois</text:span> manieres, l’une est pour erreur et por non savoir, l’autre est par negligence, sans volenté de damagier, la tierce est par malice pensee et par volenté de damagier. Par erreur et par non savoir est quant on fait aucunes malvaises choses et ne quide fere çou, si comme est ocire son pere quant il quide tuer son anemi. Por negligence est quant on n’a cure de sa besoigne ne de l’autrui, selonc ce qu’il poroit et devroit.</text:p>
      <text:p text:style-name="_3c_p_3e_">Et ces <text:span text:style-name="_3c_num_3e_">.ii.</text:span> manieres ne sont dou tout malvaises, pour-ce qu’eles ne sont par malice. Mais quant on fait damage par malice devant pensee ou par sa propre volenté, si qu’il n’i a nule circonstance qui escuser le puisse de sa malice, il est mauvés voirement et blasmables, et est hors de la nature d’atemprance.</text:p>
      <text:p text:style-name="_3c_p_3e_">Ignorance, c’est a dire non savoir, est en <text:span text:style-name="_3c_num_3e_">.ii.</text:span> manieres, l’une est par nature si comme est d’un homme qui est fol par nature, l’autre ignorance a l’om par sa propre achoison, si com est de l’yvre qui par yvrece pert la cognoissance de verité.</text:p>
      <text:p text:style-name="_3c_p_3e_">La seure justice est millour que justice ; mais, a la verité, ou mi verai ne peut estre trovés plus ne mains, pour-ce que droit mi ne peut estre devisé. Et la voire justice n’est pas cele qui est en la loi, ançois est en Damedeu Nostre Signour et est donee as hommes ; et por ceste justice est le hom samblables a Dieu.</text:p>
      <text:h text:style-name="Heading_20_2" text:outline-level="2"><text:bookmark-start text:name="II30"/><text:span text:style-name="_3c_id_3e_">[II30] </text:span><text:bookmark-end text:name="II30"/><text:span text:style-name="_3c_num_3e_">.II.XXX.</text:span> De vertu moral et intellectuele</text:h>
      <text:p text:style-name="_3c_p_3e_">Vertu est en <text:span text:style-name="_3c_num_3e_">.ii.</text:span> manieres ; l’une est apelee moral, qui s’apertient a l’ame sensible, en qui n’est veraie raison ; l’autre vertu est intellectuelle, qui s’apertient a l’ame raisonable, en qui est intellec et discretion et raison. Donques l’ame sensible sent et eschive et ensiut ce que le plaist, sans nule porveance de sens. Et pour-ce disent que concupiscence ne desire, més intellec conferme, et sans lui ne peut estre aucune election. Donques le commencement de l’election est intellec, et election si est desirier intellectuel par achoison d’aucune chose. Et nus qui bien use election ne conseille des choses qui sont <text:soft-page-break/>alees, car ce qui fet est ne peut estre a fere. Autresi elections n’a pas lieu es choses qui sont par necessité ou qui ne sont possibles.</text:p>
      <text:h text:style-name="Heading_20_2" text:outline-level="2"><text:bookmark-start text:name="II31"/><text:span text:style-name="_3c_id_3e_">[II31] </text:span><text:bookmark-end text:name="II31"/><text:span text:style-name="_3c_num_3e_">.II.XXXI.</text:span> Les oevres de l’ame</text:h>
      <text:p text:style-name="_3c_p_3e_">En ame sont <text:span text:style-name="_3c_num_3e_">.v.</text:span> choses par qui elle dist verité en afermer ou en niier, ce sont art, science, prudence, sapience, et intellec. Et la science est par tel demoustration que autrement ne peut estre, et a chose que l’en fait est necessaire ne non engendrable ne comparable. Et toutes sciences et disciplines et chascune cose que l’en set peut on ensegnier, et tout ce que l’en peut apenre est des choses seues, c’est a dire, par comencement qui sont manifestes, et par aus meismes ; et est science por demostrance. Et demoustrance est touzjors veraie, si qu’elle ne ment en aucun tans, car autrement ne peut estre, pour-ce qu’elle est des choses necessaires. Et est aucuns ordeneour de l’art o raison veraie.</text:p>
      <text:p text:style-name="_3c_p_3e_">Preudome et sage est celui qui peut consillier soi et autri es bones choses et es mauvaises qui a homme apertienent. Donques est prudence celui abit par qui on peut consillier a veraie raison entor les bonnes et les mauvaises choses de l’homme.</text:p>
      <text:p text:style-name="_3c_p_3e_">Sapience est la dignité et l’avantage de l’ome en son mestier ; car quant on dist d’un homme qu’il est sages en son art, lors est demoustré sa bonté et sa vaillance en celui art. Intellec est cele chose par qui on entent le commancement des choses et forme la fin et le compliement. Raison et science et intellec sont des choses qui naturelement sont nobles.</text:p>
      <text:p text:style-name="_3c_p_3e_">Et bien sont trovees des joenes hommes engigneus et qui sont sage par discipline, mais par proudence non, pour-ce que prudence est es choses particuleres, que nus ne peut savoir se par longue experience non, et a grant experience covient lonc fans ; mais joenes hom a petit tans et poi experience.</text:p>
      <text:p text:style-name="_3c_p_3e_">Prudence amesure les commencemens et la fin et l’issue des choses. Par intellec nous vient solerce et astuce ; et solerce est uns sens par quoi on juge tost et isnel <text:span text:style-name="_3c_num_3e_">un</text:span> droit jugement et consent legierement et tost a bon conseil ; mais astuce est tozjors encoste le proposement. Et quant le proposement est bons proprement, lors est il apelés astuce ; mais quant il est mauvais, lors est il apelés malices ; et de lui est enchantemens et devinailles, et cil qui ces choses ont ne sont mie sachant ne sage, ançois sont solers et consillié par intellec de nature. Sapience est felicité que l’en doit eslire por lui, non pas comme chose qui amaine santé, mais comme santé meismes.</text:p>
      <text:p text:style-name="_3c_p_3e_">Les oevres de l’ame sont selonc la mesure de la vertu moral et selonc la mesure de prudence et de solerce et d’astuce. Donques la vertu adrece le proposement de l’ome au droit, et prudence, c’est a dire le sens, conferme les choses et les fet bones et les amaine a justice ; mais malice les corront et les amaine a non justice.</text:p>
      <text:p text:style-name="_3c_p_3e_"><text:soft-page-break/>Les vertus moraus sont ausi comme meurs de nature ; car nous trovons aucunefois l’ome fort et chaste et juste de s’enfance, pour quoi il apert que teus vertus sont par nature et sans intellec. Mais la signorie de trestoutes vertus doit estre baillie a la vertu intellectuele, pour-ce que nule elections ne poroit estre fait par homme sans intellec, et ne poroit estre complie se par vertu morale non. Et ensi la prudence nous ensegne fere ce que covenable est en cele maniere qu’il covient, mais la morale vertu mainne la chose a fin et a compliement par oevres.</text:p>
      <text:h text:style-name="Heading_20_2" text:outline-level="2"><text:bookmark-start text:name="II32"/><text:span text:style-name="_3c_id_3e_">[II32] </text:span><text:bookmark-end text:name="II32"/><text:span text:style-name="_3c_num_3e_">.II.XXXII.</text:span> De fortesce</text:h>
      <text:p text:style-name="_3c_p_3e_">Fortece est un abis loables et bons entre hardement et paour. L’ome fort veraiement soustient maintes choses terribles et de grant outrage ; et pour en prendre çou qui covient et pour laissier çou qui fet a laissier despite mort et fet oevre de fortece, non mie por son delit ne por honour conquerre, més pour amour de vertu.</text:p>
      <text:p text:style-name="_3c_p_3e_">Home sont qui oevrent de fortece en lor cité solement, plus por vergoigne que pour eschivre honte et reproce ; et eslisent mieux a soufrir les grans periz que vivre vergoigneus.</text:p>
      <text:p text:style-name="_3c_p_3e_">La force de fieres est cele que l’on fet por furor quant il angoisse durement d’aucun tort qui fet le soit et court a fere vengance. Force des animaus est cele que l’on fet pour acomplir sa covoitise que il fortement desire.</text:p>
      <text:p text:style-name="_3c_p_3e_">Force esperituele est cele que l’om fet pour aquerre pris et honour et hautece. Force divine est cele que le fort homme ayment par aus meismes, et le homme de Dieu sont mout fort.</text:p>
      <text:h text:style-name="Heading_20_2" text:outline-level="2"><text:bookmark-start text:name="II33"/><text:span text:style-name="_3c_id_3e_">[II33] </text:span><text:bookmark-end text:name="II33"/><text:span text:style-name="_3c_num_3e_">.II.XXXIII.</text:span> De chasteté</text:h>
      <text:p text:style-name="_3c_p_3e_">Chastetés est atempremens en mangier et en boivre et en robes et en tous autres corporaus delis dou siecle. Et celi qui oevre atempreement entor ces choses fet molt a loer ; et le sourplus est blasmables, més le poi ne se trueve gaires. Chasteté est bele chose, pour ce que le chastes se delite de covenables choses, et au tens er en lieu et a la quantité et a la guise qui covient. Mais le delis du siecle, desevrés de nature, est desmesureement blasmables plus que avoutire, et ce est gesir avec les malles. Non chasteté peut estre en <text:span text:style-name="_3c_num_3e_">.ii.</text:span> manieres, c’est en boivre et en mangier et en toutes manieres de luxure.</text:p>
      <text:h text:style-name="Heading_20_2" text:outline-level="2"><text:bookmark-start text:name="II34"/><text:soft-page-break/><text:span text:style-name="_3c_id_3e_">[II34] </text:span><text:bookmark-end text:name="II34"/><text:span text:style-name="_3c_num_3e_">.II.XXXIIII.</text:span> De mansuetude</text:h>
      <text:p text:style-name="_3c_p_3e_">Mansuetudes est uns abis loables entre le poi et le trop de l’ire ; et celui qui trop dure c’est par malice, et la malicieuse ire quert grant vengance por poi d’ofension ; mais celui qui ne se courece ne a ire par offension que l’en face a lui ou a ses amis, est homme le qui sentemens est mors.</text:p>
      <text:h text:style-name="Heading_20_2" text:outline-level="2"><text:bookmark-start text:name="II35"/><text:span text:style-name="_3c_id_3e_">[II35] </text:span><text:bookmark-end text:name="II35"/><text:span text:style-name="_3c_num_3e_">.II.XXXV.</text:span> Encore de largece</text:h>
      <text:p text:style-name="_3c_p_3e_">Liberalité et magnificence et magnanimité ont entr’aus communité, car tous <text:span text:style-name="_3c_num_3e_">trois</text:span> sont en doner et en reçoivre pecune a qui s’afiert, et dont et coment et lors qu’il covient. Et plus bele chose est a homme qui a ces vertus doner que prendre, car il eschive le lait gaaing, mais le hons avers covoite forment l’avoir. Et pour-ce avient il que hom liberal n’a pas tant de possession com le avers.</text:p>
      <text:h text:style-name="Heading_20_2" text:outline-level="2"><text:bookmark-start text:name="II36"/><text:span text:style-name="_3c_id_3e_">[II36] </text:span><text:bookmark-end text:name="II36"/><text:span text:style-name="_3c_num_3e_">.II.XXXVI.</text:span> Encore de magnanimité</text:h>
      <text:p text:style-name="_3c_p_3e_">Li magnanimes desiert bien enterine vertu, car il lor fait grant honour ; et sont covenables a lui, car il apareille s’ame a hautes choses et despise les vils persones et de petit afere ; mais celui qui despent et gaste por nient les grans choses est prodigues. Envieus est cil qui se contriste de la prosperité et de tous biens, des bons et des mauvais sanz difference nule ; et le contraires de lui est liez en prosperité, et des bons et des mauvais. Et le mi entre l’un et l’autre est joians de la prosperité des bons et angoissent de la prosperité des mauvais. Cil qui de toute chose se vergoigne est non aparissans. Cil qui se vante et mostre d’avoir tous biens et desprise les autres, est apelés superbes et orguilleus.</text:p>
      <text:h text:style-name="Heading_20_2" text:outline-level="2"><text:bookmark-start text:name="II37"/><text:span text:style-name="_3c_id_3e_">[II37] </text:span><text:bookmark-end text:name="II37"/><text:span text:style-name="_3c_num_3e_">.II.XXXVII.</text:span> Encore de compaignie</text:h>
      <text:p text:style-name="_3c_p_3e_">Et il a une maniere de gent qui vivre est mout grevable, pour-ce qu’il ont nature que l’on ne peut traitier ; le autre sont losengiers, qui samblent estre amis de chascun ; et autre sont qui tienent le mi entre ces <text:span text:style-name="_3c_num_3e_">.ii.</text:span>, car il sevent estre igaus entre la gent selonc çou qu’il covient, et ou et coment, et çou est mout loable. Gengleour est celui qui gengle entre les gens a ris et a gieu, et moke soi et sa feme et ses fils et tous autres. Et son contraire est cil qui tousjors se moustre cruel et sa face torblee, et ne s’esleece avoec les autres, et ne parle et ne demeure avoec ceaus qui s’esleecent ; mais cil qui tient le mi entr’aus use la moieneté amesureement.</text:p>
      <text:h text:style-name="Heading_20_2" text:outline-level="2"><text:bookmark-start text:name="II38"/><text:soft-page-break/><text:span text:style-name="_3c_id_3e_">[II38] </text:span><text:bookmark-end text:name="II38"/><text:span text:style-name="_3c_num_3e_">.II.XXXVIII.</text:span> Encore de justice</text:h>
      <text:p text:style-name="_3c_p_3e_">El homme justes est apelés igaus pour-ce qu’il igaillist les choses ; et c’est en <text:span text:style-name="_3c_num_3e_">.ii.</text:span> manieres, l’une est departir pecune et dignité, l’autre est sauver et apoier ceus qui ont recheu tort, et çou qu’il doivent fere l’un a l’autre.</text:p>
      <text:p text:style-name="_3c_p_3e_">Et le fet que le homme s’entredoivent fere sont en <text:span text:style-name="_3c_num_3e_">.ii.</text:span> manieres ; l’une est par propre volenté des le commencement, l’autre est contre volenté, ce sont les choses que l’on fet a force, si comme est par decevance ou par rapine ou par larrecin. Cil qui fet la loi, sanne et adrece les choses qui sont entre poi et trop, et le justes adreceours depart la pecune et la dignité et fet partison entre <text:span text:style-name="_3c_num_3e_">.ii.</text:span> au mains.</text:p>
      <text:p text:style-name="_3c_p_3e_">Et justice le fet en <text:span text:style-name="_3c_num_3e_">.iiii.</text:span> choses, dont la premiere a proportion a la seconde, et la tierce a proportion a la quarte, et l’adrecement d’eles est selonc la proportion a soi meismes. Et justice juge entr’aus selonc la quantité de la vertu et de la desierte.</text:p>
      <text:p text:style-name="_3c_p_3e_">Et cil qui saine et sauve les fais et les choses qui entre les hommes sont est cil qui fist la loi, et esgarde et fet justice entre ciaus qui font les torsfés et ciaus qui les reçoivent, et rent les iretages a ceaus qui il doivent estre, et si le tolt a ciaus qui le tenoient contre justice ; et aucunes choses commande il en persones et aucunes en avoir, et ensi adrece le poi a trop. Car cil qui fet le torfet a plus que sien n’en est, et cil qui il est fete en a mains qu’a le n’apertient. Et le juges adrece entr’aus selonc mesure d’arismetike, et le homme vont devant le juge, pour-ce qu’il est justice plaine d’ame, a çou qu’il atorne la justice selonc ce qui est possible.</text:p>
      <text:p text:style-name="_3c_p_3e_">Et justice n’est pas en chascun lieu, en tel maniere qu’a celui qui fet soit tant fet comme il fet, et a celui qui tolt soit tant tolu comme il tolt, pour ce que le adrecement n’est pas entour ce toutesfoies.</text:p>
      <text:p text:style-name="_3c_p_3e_">Et si comme le justes est mieudres que le non justes, autresi le hons igaus est mieudres que le non igaus. Et le mi est aucunefois plus contraire a l’une estremité que a l’autre, et l’une estremité plus contraire a l’autre que au mi. Justice est mi entre gaaignier et perdre, et ne peut estre sans doner et prendre et changier ; car le drapiers done drap pour autre chose dont il a mestier, et le fevres done son fier por autre chose. Et pour ce que en ces choses avoit grant paine fu une chose trouvee qui l’adreçast, ce sont denier, pour-ce que l’uevre de celui qui fet la maison se puisse adrecier a l’oevre dou cordoanier par deniers.</text:p>
      <text:p text:style-name="_3c_p_3e_">Seure justice est millour que justice, donques celui qui est millours que bons est bons en toutes les manieres qui puent estre. Et cil qui est plus justes que le justes est justes en toutes manieres qui puent estre.</text:p>
      <text:p text:style-name="_3c_p_3e_">Et justice naturel est millour que cele qui est mise par hommes ; ausi comme le mius qui est dous par nature, et pour-ce est il plus dou que oximel qui est fait par art. Et le hom justes vit par divine vie, por le grant delit qu’il a de la naturel justice ; et use les justes choses et les aime par eles meismes. Et cil qui <text:soft-page-break/>met la loi ne le doit pas metre general en totes oevres, pour-ce qu’il n’est mie possible que universel regle soit maintenue en chascune chose partie. Donques doivent les paroles de la loi estre particuleres, pour-ce qu’eles ; iugent des choses particuleres devisees et corruptibles.</text:p>
      <text:h text:style-name="Heading_20_2" text:outline-level="2"><text:bookmark-start text:name="II39"/><text:span text:style-name="_3c_id_3e_">[II39] </text:span><text:bookmark-end text:name="II39"/><text:span text:style-name="_3c_num_3e_">.II.XXXVIIII.</text:span> Des visces en moralité</text:h>
      <text:p text:style-name="_3c_p_3e_">Des visces en moralité que l’en doit mout eschiver sont <text:span text:style-name="_3c_num_3e_">trois</text:span>, malice cruauté et luxure. Car <text:span text:style-name="_3c_num_3e_">trois</text:span> vertus sont lor contraires, benignité clemence et chasteté. Aucun homme sont de nature divine par le trés grant vertu qui en aus habonde ; et cist abis est proprement contraires a cruauté. Et teus hommes sont apelés angeliques u divins por l’abondance des vertus qui est en aus outre les us des autres en toutes choses, autresi comme la bonté de Dieu sormonte la bonté des hommes.</text:p>
      <text:p text:style-name="_3c_p_3e_">Autres hommes sont crueus en lor meurs, et sont de nature de feres bêtes, et sont mout lontain de vertu. Et sont homme de nature de bête en parsivre lor volentés et lor delis, et sont samblable as singes et au porcel. Et le homme qui parsivent lor volentés sont apelés epichures, c’est a dire qu’il pensent dou delit dou cors solement.</text:p>
      <text:p text:style-name="_3c_p_3e_">Et des hommes qui sont de nature divine ou de nature de bêtes en toutes choses sont poi el monde, mais cil qui vivent a loi de bête habitent ens estremités de la terre qui puplee est ; car en droit midi sont le etyopien, et par devers septentrion sont le esclavon.</text:p>
      <text:p text:style-name="_3c_p_3e_">Et est le hons apelés de divine nature pour-ce qu’il est chastes et continens, en ce qu’il se suefre des mauvaises concupiscences dou cors par la force de la vertu entellectuele ; mais celui qui ne s’en suefre est vencus par ses desiriers et trespasse les bonnes de la loi.</text:p>
      <text:p text:style-name="_3c_p_3e_">Car le homme ont lor bonnes a quoi il s’esmuevent naturelement et entre quoi il se regirent et tornoient dedens le mi, se autre oquoison ne vient en lor nature qui le face decliner a vie de bête. Car les bêtes sont desliees, et pour-ce ensivent les movemens de lor covoitises, et vont par mi les pastures, et ne se suefrent des choses a quoi lor nature les amaine. En cest maniere ist le hons hors de ses bonnes, et ensi est il presqu’une bête, por la mauvaise vie qu’il a eslevee, a ce que la sience de l’omme est veritable en ses oevres.</text:p>
      <text:p text:style-name="_3c_p_3e_">Li hom qui set et qui aprent et qui use son sens entor la vertu moral et entour vertu divine et vertu entellective, il vet a ses bonnes et se tornoie entor son mi est use proposition universele, qui concloient saine conclusion.</text:p>
      <text:h text:style-name="Heading_20_2" text:outline-level="2"><text:bookmark-start text:name="II40"/><text:soft-page-break/><text:span text:style-name="_3c_id_3e_">[II40] </text:span><text:bookmark-end text:name="II40"/><text:span text:style-name="_3c_num_3e_">.II.XXXX.</text:span> De delit</text:h>
      <text:p text:style-name="_3c_p_3e_">Aucunes choses sont delitables par necessité et autres par election, ou il en a aucunes que l’en doit eslire par aus meismes et aucunes doit on eslire pour grasce d’autres choses. Li delit par necessité sont en mangier et en boivre et en habiter avec femes et en tous delis corporaus en quoi on vit chastement ; l’autre delit que l’om eslit par aus meismes sont cest : intellec, certaineté, sapience, et divine raison. Mais le delit qui sont esleut par grasce d’autre chose sont cest : victore, richece, honour, et tous autres biens en quoi les bêtes ont aucune comunité a nous. Et celui qui tient le mi en ces choses est loables, en celi qui en fet trop u poi est blasmables.</text:p>
      <text:p text:style-name="_3c_p_3e_">Et sont aucun delit por nature, et aucun sont de manieres de bêtes ou de feres, ou par raison de tans ou de maladie, ou par usage u par male nature. Et delit de fere est celui qui se delite en ovrir le cors de dames grosses pour saouler soi des fils qu’eles portent dedens lor cors, et en celui qui manguë char d’ome ou char crue.</text:p>
      <text:p text:style-name="_3c_p_3e_">Delit qui est par maladie ou par mal usage, si est oster soi les paus des sorciz ou mangier ses ongles ou boe ou charbons. Delit par male nature est gesir avec les malles, et des autres choses deshonorables.</text:p>
      <text:p text:style-name="_3c_p_3e_">Et sont aucunes crueles malisces a guise de feres sauvages par maladie, si comme avient de frenetiques et de forsenés et de melancoliques. L’omme furibondes tient a sentence tout çou que le plaist, et ne le chaut se c’est contre les autres gens. Et se raisons vieut qu’ii set ire <text:span text:style-name="_3c_num_3e_">un</text:span> poi, maintenant court a la grant ire et fet autresi comme vallés mout isniaus de son cors, qui se haste de fere çou que commandé le est ançois que le commandemens soit acomplis ; et fet autresi comme le chiens qui brait a chascune vois qu’il peut oïr, et ne pense s’il est vois d’ami u d’anemi. Et ceste incontinence qui est en l’ire si vient de chaude nature et d’isnel movement.</text:p>
      <text:p text:style-name="_3c_p_3e_">Et porce doit on plus pardoner a cestui, que a celui qui n’est pas continens en ses covoitises, pour ce que maintenant qu’il voit chose qui le delite, il n’atent mie jugement de raison, ançois s’estudie a avoir çou qu’il desire. Donques la incontinance de l’ire est plus naturele chose, mais cele de concupiscence est plus en la volenté de l’homme ; et concupiscence quiert lieus obscure, par quoi l’om dit qu’elle abat et deçoit son fil. Li hom qui mal fet et ne se repent ne peut estre amendés, mais de celui qui mal fet et puis s’en repent peut hom avoir esperance qu’il se puisse amender.</text:p>
      <text:p text:style-name="_3c_p_3e_">Cil qui n’ont intellec sont millour que ceaus qui l’ont et ne l’oevrent. Car qui se laisse vaincre as petites concupiscenses par foiblece d’intellec est samblables a celui qui devient yvres de po de vin par la foiblece de son cerebre. Li hom qui est continens qui a intellec conferme soi et pardure en veraie raison et en saine election, et ne se desoivre de drois atempremens. Remuer les meurs et les us est <text:soft-page-break/>plus legiere chose que remuer nature. Et neporquant remuer usage est grief chose pour-ce qu’il est samblables a nature.</text:p>
      <text:p text:style-name="_3c_p_3e_">Home sont qui cuident que nul delit soit bons, ne par soi ne par accident. Autre sont qui cuident que aucun delit soient bons et le plusieurs non. Li autre quident que tot delit soient bons. Deliz sans respit ne est mie bons, pour-ce qu’il est de nature de sensualité, qui est commune es bêtes ; et pour-ce n’est elle samblable as choses complies.</text:p>
      <text:p text:style-name="_3c_p_3e_">Et le hom sages eschive le delit, pour-ce qu’il encombre et enpeche l’intellec, et fet l’ome oublier son sens, car le enfant et les bêtes querent delit. Et le sont de teus delis qui font l’ome enmaladir et le font avoir moleste, mais le sages ne quiert les corporaus deliz se amesureement non.</text:p>
      <text:h text:style-name="Heading_20_2" text:outline-level="2"><text:bookmark-start text:name="II41"/><text:span text:style-name="_3c_id_3e_">[II41] </text:span><text:bookmark-end text:name="II41"/><text:span text:style-name="_3c_num_3e_">.II.XXXXI.</text:span> De chasteté</text:h>
      <text:p text:style-name="_3c_p_3e_">Chasteté et continence ne sont pas une chose, car chastetés est uns abis qui a eues maintes victores contre les batailles des charnaus covoitises, en tel maniere qu’il ne redoute jamais aucun assaut de temptation, mais continence est uns abis qui soustient maintes temptations mauvaises, mais toutesvoies il ne se laisse pas vaincre por le raisons et por le sens qui est avoec lui. Donques chasteté et continence ne sont une meisme chose, et de tant se dessamblent comme vaincre et non estre vencus.</text:p>
      <text:p text:style-name="_3c_p_3e_">La non chastetés est uns habis qui fet homme pechier es delitables choses, sans grant effort de temptations par ochoison de sa propre mauvaistié, autresi sont comme veneour des delis. Mais celui est non continens qui se laisse vaincre au delit qui le tempte forment. Et non chastes est cil qui sousmet soi mesmes au delit qui ne le tempte pas.</text:p>
      <text:p text:style-name="_3c_p_3e_">Et est hons non continens por la foiblece de la raison et por petite esperance. Dont il n’est mie dou tout mauvais, mais par moitié, et peut estre amendés par cognort de la raison et par longue prueve, maus le non chastes a paines peut estre amendés. Et vertus et malice sont conneues a ce que en la vertu est la raisons saine et en le malice est la raisons corrompue, et maintes fois est elle corrompue par trop de concupiscenses et de mauvais desiriers.</text:p>
      <text:h text:style-name="Heading_20_2" text:outline-level="2"><text:bookmark-start text:name="II42"/><text:span text:style-name="_3c_id_3e_">[II42] </text:span><text:bookmark-end text:name="II42"/><text:span text:style-name="_3c_num_3e_">.II.XXXXII.</text:span> De constance</text:h>
      <text:p text:style-name="_3c_p_3e_">Constance c’est a dire parmanance est en <text:span text:style-name="_3c_num_3e_">trois</text:span> manieres, l’une est en l’ome qui est parmanans et ferm en toutes ses opinions, soient voires soient fausses, la seconde maniere est qui n’a nule fermeté ne nule constance, la tierce est de celi qui est parmanans ou bien, et legier depart dou mal.</text:p>
      <text:p text:style-name="_3c_p_3e_"><text:soft-page-break/>Mais simplement le constans est millour que le mouvables, porce que le movables se torne a chascun vent, mais le hom ferm et constans ne sera ja esmeus par force de desiriers. Ja soit ce que aucunefois par noble delit il remue sa fausse creance et se consent a verité</text:p>
      <text:p text:style-name="_3c_p_3e_">Il n’est mie cose possible que uns hom soit sages et non continens ensamble, por çou que prudence n’est en savoir solement, més en ovrer. Mais astuce et non continence maintefoies sont ensanble pour ce que astuce est diverse de prudence, a ce que prudence est solement entor les bones choses, mais astuce est entor les bones et entor les mauvaises.</text:p>
      <text:p text:style-name="_3c_p_3e_">Et le hons sages qui oevre selonc son sens est samblables a celui qui veille, et celui qui n’en oevre selonc sa sience est samblables a celui qui dort u a l’yvre. Car en homme est l’abisme des charnaus desiriers, en quoi il ensevelist et noie et transglotist l’oevre de la raison. Et est autresi comme de celui qui dort, car son sens est loiés en son cerebre pour les vapours qui montent en sa teste, autresi comme l’ivre en qui le sorplus dou vin abat le droit jugement.</text:p>
      <text:p text:style-name="_3c_p_3e_">Li hom malicieus est cil qui fet maus as autres gens penseement et par mauvais conseil qu’il a porpensé devant et por mauvaisement eslire raison ; et çou est si pesme chose que l’om n’i peut conseil metre.</text:p>
      <text:h text:style-name="Heading_20_2" text:outline-level="2"><text:bookmark-start text:name="II43"/><text:span text:style-name="_3c_id_3e_">[II43] </text:span><text:bookmark-end text:name="II43"/><text:span text:style-name="_3c_num_3e_">.II.XXXXIII.</text:span> D’amistié</text:h>
      <text:p text:style-name="_3c_p_3e_">Amistiés est une des vertus de Dieu et de l’homme, et c’est mout besoignable chose a la vie de l’homme ; car homs a besoigne d’amis autresi comme des autres biens, et le poissant homme et riche et prinche de la terre ont besoigne de lor amis, a qui il facent bien et de qui il reçoivent service et honour et grace.</text:p>
      <text:p text:style-name="_3c_p_3e_">Et grant seurté ont le homme por lor amis ; et de tant comme il est de grignour afaire plus le besoignent avoir amis, por çou que lors que le degrés de sa grandece est plus en haut peut il plus legierement cheoir ; et le cheoirs est plus perilleus as grignours. Donques sont amis mout besoignable en ce et en toutes angoisses et aversités que l’on peut avoir, pour-ce que bons amis est trés bons refuis et segurs pors.</text:p>
      <text:p text:style-name="_3c_p_3e_">Et cil qui est sans son ami, il est tous seus en ses affaires ; et quant il est avec son bon ami il est acompaignié et en a parfete aide a acomplir ses oevres. Car de <text:span text:style-name="_3c_num_3e_">.ii.</text:span> parfais et bons naist parfete oevre et parfaite ententions. Cil qui fet la loi connorte plus citains a avoir charité et amour ensamble que en justice ; pour-ce que se tout homme fuissent juste, encor lor covient avoir avec amistié et carité, pour ce que charités est garderesse d’amistié selonc sa nature, et le deffent de tous assaus de discorde, et destruist totes mellees et malevoillance.</text:p>
      <text:p text:style-name="_3c_p_3e_"><text:soft-page-break/>Les manieres d’amistié sont cogneues par les manieres des choses amees. Et ces choses sont <text:span text:style-name="_3c_num_3e_">trois</text:span>, bien, proufit, et delit. Car chascuns ayme çou qui le samble profitable et bon et delitable. Et il covient que nos weillons bien a nos amis ; mais amistié n’est pas sauve en ce solement, car le chasteour welent bien as autres, més il ne le covient pas estre amis por çou ; més chastiemens est une amours qui requiert guerredons samblables a son oevre, et il covient qu’il s’entrechastient et s’entreportent amor selonc la maniere de lor amistié. Et en chascune des <text:span text:style-name="_3c_num_3e_">trois</text:span> manieres couvient couvenables guerredons, et non pas en repost, en tel guise qu’il s’entrewelent bien, selonc la maniere de lor amours.</text:p>
      <text:p text:style-name="_3c_p_3e_">Et cil qui s’entraiment por profit et por delit non aiment vraiement, ançois aiment les choses par quoi il sont amis, et c’est delit et proufit. Et pour ce avient que entr’aus dure l’amistié tant comme le delit et son profit, et pour-ce devienent il tost amis et enemis. Et cele amistié qui naist par proufit est entre hommes vieus, et cele qui naist por delit est entre les jovenes ; mais la droite amistié bonne et complie est entre les hommes bons, qui sont sensibles en vertus et s’entraiment et welent bien par la samblance des vertus qui entr’aus est.</text:p>
      <text:p text:style-name="_3c_p_3e_">Et ceste amistié est divine, dedens qui sont tot le bien. Entr’aus n’est aucune decevance ne chose d’aucune mauvaistiet, et por cele amistié ne peut ja estre entre bons et mauvais ne entre les mauvais ensamble, mais entre les bons solement. Mais l’amistié qui naist par delit ou par proufit si peut bien estre entre les mauvés et entre les bons, mais elle est toute fois perdue, selonc la perse dou delit et dou proufit, car ce est amistiés par accident.</text:p>
      <text:p text:style-name="_3c_p_3e_">Amistiés est uns loables aornemens entre ciaus qui ensamblent conversent et qui ont compaignie ensamble, et est une trés bele vie par laquele il vivent en pais et en repos. Et celui abit qui est entr’aus n’est pas brisiés par aversités de lieu ou des cors. Et nepourquant se la desevrance dure trop longuement elle fet refroidier et oublier amistié. Et pour-ce dist le proverbes que pelerinages et longe voiage departent amistié.</text:p>
      <text:p text:style-name="_3c_p_3e_">La chose amee en soi a aucun noble bien por quoi elle est amee. Li bons hons qui est amis devient bons amis, et le un aiment l’autre, non mie por passion, mais pour abis. Et chascuns des amis ayme son bien, et le uns fet gueredons a l’autre par sa bone volenté, selonc ygaillance ; et cele est veraie amistié.</text:p>
      <text:p text:style-name="_3c_p_3e_">La participation de ciaus qui communent ensamble, en bien et en mal et en marchandises et en user les uns avec les autres, suelent estre commencement d’amistié ; et selonc la quantité de ces choses est la quantités de lor amistiés. Et çou que le ami ont doit estre comun entr’aus, por çou que amistiés est ausi comme une communités, et chascune comunités desire chose qui vient a lui en concupiscense et en victore et en sapience.</text:p>
      <text:p text:style-name="_3c_p_3e_">Et pour ce furent premierement ordenees les sollempnités de Paskes et les offrandes des sacrefisces et le assamblement des cités, que compaignie et amours nasquist entre les proismes et honours a Damedeu.</text:p>
      <text:p text:style-name="_3c_p_3e_"><text:soft-page-break/>Et le ancien soloient fere ces sollempnités aprés les meissons des blés, pour-ce que en celui tans sont le homme apareillié a aquerre amistié et a rendre grasces a Dieu des benefices qu’il ont receu.</text:p>
      <text:h text:style-name="Heading_20_2" text:outline-level="2"><text:bookmark-start text:name="II44"/><text:span text:style-name="_3c_id_3e_">[II44] </text:span><text:bookmark-end text:name="II44"/><text:span text:style-name="_3c_num_3e_">.II.XXXXIIII.</text:span> Des signories</text:h>
      <text:p text:style-name="_3c_p_3e_">Seignouries sont de <text:span text:style-name="_3c_num_3e_">trois</text:span> manieres, l’une est des rois, la seconde est des bons, la tierce est des communes, laquele est la trés millour entre ces autres. Et chascune maniere a son contraire ; car la signourie dou roi a contre lui la signorie dou tirant, a ce que le tirans se chasse de fere son proufit solement, mais le rois se pourchace de fere çou que porfitable soit a son peuple, non pas a soi ; et cil est rois vraiement. Car maintenant que le rois se pourchace de fere son preu et laisse le bien dou peuple, il devient tirans, et sa tirannie n’est pas autre chose que corruption de sa signorie.</text:p>
      <text:p text:style-name="_3c_p_3e_">Tot autresi quant le bons et le haus hom laissent a fere çou que bien soit, por quoi la signorie n’isse de sa lignie, et ne consirent lor honor ne lor merite ne lor dignité, lors se change lor signorie et torne a la signorie de lor comune. La signorie de la commune est corrompue por deguerpir les bons us et la lois qui est bone et loable.</text:p>
      <text:p text:style-name="_3c_p_3e_">Li governemens de l’omme a sa maisnie est samblable dou governement dou roi a son peuple, car la conversations dou pere a ses filz est samblable au roi entour les gens de son regne ; més la signorie des bons hommes et des grans est ausi comme la signourie des freres, po ce que le frere ne sont mie divers se par âge non.</text:p>
      <text:p text:style-name="_3c_p_3e_">Et chascune de ces manieres de signorie et de subjection covient amour et justice, selonc le mesure de sa bonté, car le bon signour s’enforce de bien fere a ses subtés ausi com le pastours de son fouc. Mais tant i a de difference entre la signorie dou roi et cele dou pere, que le rois est sires de plus grant nombre de gens que le peres, et le peres est ochoisons d’engendrer et norrir ses fils et d’aus aprendre ; doncques est le peres sires et signors de ses fils naturelement, et il les aime de grant amor. Et pour ce doit le peres et le rois estre honourés de cele honorableté qui est a chascun covenable.</text:p>
      <text:p text:style-name="_3c_p_3e_">La justice de chascun est selonc sa vertu, donques doit chascuns avoir plus de bien et d’onour, selonc ce qu’il est millour. L’amor des freres est autel comme l’amour des compaignons, pour-ce qu’il sont vescu et norri ensamble et ont samblance de passion.</text:p>
      <text:p text:style-name="_3c_p_3e_">Mais quant tyrannie sorvaint, la justice est perdue et le amors faut. Li sires et si subtés ont relation ensamble, ausi comme uns arthiers a a son estrument et con le cors a l’ame ; et celui qui use son estrument en fait son proufit, et pour-ce l’ayme il, mais le estrumens n’aime pas lui. Et le cors n’aime pas l’ame, et estrumens est ausi comme uns sers sans ame.</text:p>
      <text:p text:style-name="_3c_p_3e_">Li peres ayme son fil, et le fils ayme son pere, pour-ce que le uns est fés de l’autre ; mais l’amours dou pere est plus forte que l’amours de son fil, pour-ce que le peres conoist que le fils est estrais de lui <text:soft-page-break/>et fais, maintenant qu’il est nés ; mais le fils ne conoist pas lui por son pere se premierement n’est passé lonc fans, tant que le sens sont compli et la discretions conortee. Et encore ayme le peres son fil si comme uns autres soi meismes, mais ses fils aime lui si comme chose de quoi il a son nestre et par qui il est.</text:p>
      <text:p text:style-name="_3c_p_3e_">Li frere s’entraiment comme ciaus qui sont estrait d’un principe ; et pour-ce est dit que le freres sont d’un sanc et d’une racine, et qu’il sont une chose, ja soient il partis et sevrés. Et la chose qui plus conferme l’amor des freres est qu’il sont norri et conversé ensamble et qu’il sont d’une maison.</text:p>
      <text:p text:style-name="_3c_p_3e_">L’amour c’on porte a Dameldeu et celui que le fils porte a son pere sont d’une nature ; car l’une amour et l’autre sont por ramembrance du bien recheu et pour don de grasce. Mais l’amours Deu doit passer l’amour dou pere, pour-ce que le bien qui de lui vienent sont plus grant et plus noble.</text:p>
      <text:p text:style-name="_3c_p_3e_">L’amistié des parens et des freres et des compaignons et des voisins est graindre que celui des étranges, car de tant comme l’achoison de l’amour est graindre, iert l’amistié grignour et les oevres millours. L’amor qui est entre le mari et sa feme est amour naturel, et est plus anciene que celi qui est entre les citains ; et en cesti amour est grant proufit, pour ce que l’uevre de l’ome est diverse de cele de le feme. Et çou que ne peut fere le uns fet le autres, et ensi chavissent lor afaire. Li fils sont le liien qui lient mari et moillier ensamble en une amor, pour-ce que le fils est le communs biens d’aus deus.</text:p>
      <text:p text:style-name="_3c_p_3e_">La communité conjoint les bons en une amour, car par ochoison de vertu s’entraiment de bien fere l’un a l’autre. Entr’aus n’a point de chaloigne ne de descorde, ne volenté de vaincre l’un l’autre, ne de revengier soi en non servir, pour-ce que lors est le amis liés et joians quant il a fet chose qui plaist a son ami.</text:p>
      <text:p text:style-name="_3c_p_3e_">Amistiés sont que l’on apele gaignables, quant le uns ensiut l’autre por entention de gaaign et de proufit. A la fin, s’il n’en peut avoir point, il naist entr’aus grant discorde ; car le uns dist, je te fis ce service et cel autre, de quoi tu ne m’as contrechangié et le autres le redist autre tel, et cele amistiés ne peut gaires durer.</text:p>
      <text:p text:style-name="_3c_p_3e_">Amistiés est samblables a la justice ; et si comme justice est en <text:span text:style-name="_3c_num_3e_">.ii.</text:span> manieres, une de nature et autre de loi, tot autresi est amistiés une de loi et autre de nature. Cele qui est de loi est amistiés particulere et marchandable, et en baillier et en reçoivre maintenant sans respit et sans terme.</text:p>
      <text:p text:style-name="_3c_p_3e_">Maint homme sont a qui il plest faire bien et covenable, mais toutefois se tient au profitable et laissent ce que bon est. Et bone chose et covenable chose est a fere bien as autres sans nule esperance d’avoir change ; mais proufitable chose est de servir as autres por esperance de guerredon. Et cestui service fet hom a celui qui a pooir de changier ce qu’il rechoit.</text:p>
      <text:p text:style-name="_3c_p_3e_">Li honours n’est pas autre chose que guerredons de vertu et merci dou bien receu ; mais gaains est aides as besoinsgneus, por quoi je di que le plus grant doivent doner gaaing as meneurs, et le meneur doivent fere honour et reverence as plus grans, ce doit estre selonc ce que afiert a chascun.</text:p>
      <text:p text:style-name="_3c_p_3e_"><text:soft-page-break/>Car en tel maniere se conserve amistiés. L’onour que l’en doit fere a Deu et a son pere n’est mie samblable as autres honours ; car nus hom n’est soufissans a fere ne l’un ne l’autre, ja soit ce qu’il s’en efforcent a lor pooir. En ce doit chascuns metre toute sa force en obeir et en servir et en garder soi de cheoir en aucune malevoillance.</text:p>
      <text:p text:style-name="_3c_p_3e_">Li covenable adrecement d’amistié adrece les manieres d’amistié qui diverses sont, si comme avient parmi les viles, car le cordoaniers vent ses sollers selonc ce qu’il valent, autresi sont le autre. Entr’aus est une chose commune amee, par qui il s’apareillent et conferment la marchandise, c’est or et argent.</text:p>
      <text:p text:style-name="_3c_p_3e_">Quant le amis ayme s’amie por son delit et elle ayme lui por son profit, non ayme le uns l’autre par droite amour, certes cele amours sera tost desevree. Et toute amistiés qui est par legiere ochoison tost se part ; mais achoison fort et ferme font durer amistié longuement.</text:p>
      <text:p text:style-name="_3c_p_3e_">Donques amistiés qui est por bien et por verité dure lonc tens, pour-ce que vertus ne peut estre remuee legierement ; mais amistiés qui est par proufit se sevre maintenant que le proufit s’en est osté.</text:p>
      <text:p text:style-name="_3c_p_3e_">Car a dire que se uns hons chante por esperance de gaaignier, se tu le rens chanter en eschange, il ne se tenra pas apaiés, pour-ce qu’il atendoit autre guerredon. Donques n’aura il concorde en marchandise se par volenté ne sont concordees, et ce avient quant chascuns reçoit çou qu’il desire en eschange de cele chose qu’il done.</text:p>
      <text:p text:style-name="_3c_p_3e_">Et tel fois vaut plus reverence d’onour que pecune selonc ce que voloit Pitagoras, qu’il voloit de ses disciples reverence d’onor et non pas de pecune ; mais es autres ars mecaniques l’om demande pectine. Ce n’avient pas en philosophie, car de tant com le affere sont plus noble, tant il covient avoir plus noble guerredon, pour ce que a celui qui nous ensegne science ne devons nous pecune mais honor et reverence, autresi comme a Deu et au pere.</text:p>
      <text:p text:style-name="_3c_p_3e_">Donques covient il conoistre les dignités de chascun homme, por fere a tous honour et reverence selonc son degré ; car autre honour doit on fere a son pere que a son frere, et autre au signour de l’ost que au peuple, et autresi as voisins et as compaignons que as étranges.</text:p>
      <text:p text:style-name="_3c_p_3e_">Et celui qui fait aucune fauseté en amistié est tant pires que celui qui fause or et argent, comme amistié est le millour tresor qui puist estre, et si comme le faus deniers est tost conneus, tout autresi la coverte amistié est tost desevree. Li justes despensiers de tous biens est Dameldeus, qui done a chascun son covenable. L’ome qui bons est desire le bien qui est covenable a se nature, et quiert chose samblable a lui, pour-ce qu’il est bons. Et le bons hom se delite en soi meismes pensant es bones choses ; autresi se delite il avec son ami qui il tient et repute si c’un autre soi meismes.</text:p>
      <text:p text:style-name="_3c_p_3e_">Mais le mauvais hom tozjours est en paour et s’esloigne de bonnes oevres ; et s’il est mout mauvés, il s’esloigne de soi meismes, car il ne peut seus demorer sans tristece, por çou qu’il le membre de ses males oevres qu’il a faites, et blasme sa conscience ; pour-ce het il soi et tous hommes.</text:p>
      <text:p text:style-name="_3c_p_3e_">Et çou avient por çou que la rachine de tous biens est mortefiee en lui ; et en son mal ne se peut deliter plainement, car tot maintenant qu’il se delite en une chose maufete, la nature de son mal l’atret <text:soft-page-break/>au contraire de celui delit. Et a ce que le mauvais est partis en soi meismes, si covient qu’il soit en continuel travail de penser et plains de mout d’amertume et yvre de laidece et de perversité ; et qu’il soit destors par misere nient ordenee.</text:p>
      <text:p text:style-name="_3c_p_3e_">Dont nus ne peut estre amis de tel homme, pour-ce qu’il n’a en lui nule chose qui a amer face. Certes itel misere et itel male aventure n’aura ja medecine, par quoi elle puisse a bien venir. Donques chascuns se gart qu’il ne se laisse cheoir en tel trebuchement de malice et d’iniquité que l’om ne peut raembre, ançois se doit efforcier chascuns qu’il viegne a la fin de bonté, par qui il se puisse deliter en soi meismes et avec son ami.</text:p>
      <text:p text:style-name="_3c_p_3e_">Confors n’est pas amistiés, ja soit ce qu’il le samble estre. Mais le commencemens d’amistié est uns delis asavourés par cognoissance sensible ; et ce poons nous veoir d’un homme qui ayme par amours une dame, car tout avant passe uns delitables regars, mais le ferm liens qui tozjors est avec l’amistié et qui point ne se desoivre, si est delis.</text:p>
      <text:p text:style-name="_3c_p_3e_">Celui abis dont premierement naist le confort peut estre apelés amistiés par samblance jusques a tant qu’il croist par longhece de tens. Et l’office dou confort s’afiert au preudome et ferme qui soit grief en moralité de sa vie et a proece acoustumés et de toutes vertus, et plains de bone sapience et de bone opinion et de concorde esirans d’amour.</text:p>
      <text:p text:style-name="_3c_p_3e_">Por ce doivent estre ostees toutes descordes et malvaises pensees d’entre les nobles compaignies des hommes, si qu’il puissent vivre en pais et en concorde de propre volenté, cele chose qui plus aide a maintenir et governer les dignités des vertus et ses oevres.</text:p>
      <text:p text:style-name="_3c_p_3e_">Et la concorde des opinions est es bons hommes et pour-ce sont parmanans dedens aus et es choses de hors, car toutesfois jugent bien et welent bien. Li mauvés homme poi s’acordent a lor oppinion, car il n’ont en amistié nule part, et por acomplir lor desiriers suefrent il maintes painnes et maint travail, non mie por amistié. Et sont es mauvais hommes maintes males soutilleces por engignier ciaus qui a aus ont afaire ; pour ce sont il tousjours en angoisse et en paine.</text:p>
      <text:h text:style-name="Heading_20_2" text:outline-level="2"><text:bookmark-start text:name="II45"/><text:span text:style-name="_3c_id_3e_">[II45] </text:span><text:bookmark-end text:name="II45"/><text:span text:style-name="_3c_num_3e_">.II.XXXXV.</text:span> De service</text:h>
      <text:p text:style-name="_3c_p_3e_">Li bienfaitour qui font bien as autres ayment plus ciaus a qui il font les biens qu’il ne sont amés de ceaus qui les reçoivent ; pour ce que le bienfaitour ayment par droite liberalité, mais ciaus qui reçoivent ayment par dete de grasce. Car bienfaitour est en lieu de presteour, et cil qui le benefice reçoit est en lieu dou depteour. Li presteours ayme plus son depteour que il lui, et maintefois se contourbe le depteres quant il encontre son presteour, por çou qu’il le sovient de çou qu’il doit rendre et de ce qu’il a receu ; mais le presteors est liés quant il l’encontre, por çou qu’il achate sa <text:soft-page-break/>bienweillance et ayme son salu et son preu. Et aucunefois avient que cil qui a receu moustre qu’il ayme plus son bienfaitour que il lui. Et ce font il pour-ce que l’on ne le blasme de non connoistre le benefice.</text:p>
      <text:p text:style-name="_3c_p_3e_">Et encore le recet dou benefice est faiture dou bienfaiteur ; et chascuns ayme plus sa alture qu’elle lui, et especiaument les choses qui ont ame ; nés le poetes ayme ses vers durement. Et l’achoison por quoi le homme ayment naturelement sa faiture si est que la derreniere perfection de ce que l’on fet est sa oevre. Et quant une chose est sans oevre, elle est comme possible et est usee par oevre.</text:p>
      <text:p text:style-name="_3c_p_3e_">En <text:span text:style-name="_3c_num_3e_">trois</text:span> manieres se delitent le homme, ou pour-ce qu’il usent presentielement, ou en l’esperance qu’il ont en aucunes choses qui doivent avenir, ou en recordant d’aucune chose qui est alee.</text:p>
      <text:p text:style-name="_3c_p_3e_">Les bones oevres et nobles ont delitable ramembrance par lonc tans aprés, mais les oevres charneus et les oevres profitables poi durent en memores. Et ce avient por çou que le hons ayme plus çou qu’il a aquis a grant paine et a travail que une autre a qui il est venus legierement, si con chascuns peut bien veoir d’un homme qui ait grant avoir gaaigniet par son grant travail et par sa paine, qu’il le garde plus et despent mains que celui qui l’a gaaignié sans nul travail. Et pour ce la mere ayme plus son fil pour la grant paine qu’elle i soufri quant elle l’enfanta et le norri.</text:p>
      <text:p text:style-name="_3c_p_3e_">Recevoir benefice avenablement est sans travail, mais fere le selonc ce qu’avenable est est grant travail ; por quoi il avient que le bienfaitour ayment plus ceaus a qui il le font que cil qui le bien reçoivent n’aiment eus.</text:p>
      <text:p text:style-name="_3c_p_3e_">Aucun homme sont qui ayment trop eus meismes ; et ce est laide chose, pour ce que le mauvés homme font toutes choses a lor proufit, mais le bon homme font lor oevres par entention de vertu et de bien ; et lor oevres sont totes plaines de vertu et en aus croissent oevres de vertu. Et sont homme qui ont amé si noble oevre et si noble entention qu’il laissent lor profit pour celui de lor ami, pour ce que nobles oevres sont en ramenbrance de lonc tans.</text:p>
      <text:p text:style-name="_3c_p_3e_">Et que ton ami soit uns autres toi se prueve par le proverbe, qui dist qu’entre amis est uns sans et une ame, et ont toutes choses communes selonc droit, et est le <text:span text:style-name="_3c_num_3e_">un</text:span> a l’autre si comme le genous a la jambe et si comme le nés a la face et comme le doi a la main. Et pour-ce doit on amer son ami autant comme soi meismes, par amistié de verité, non pas de delit corporel, qui s’afiert a l’ame bestiele et as choses qui sont hors de verité.</text:p>
      <text:p text:style-name="_3c_p_3e_">Donques celui qui aime soi meisme vraiement face oevre qui apertient a la propre vertu de son estre, selonc les millours choses et plus hautes ordenees selonc verité. Et le bons hom fet bien a son ami et le done argent et iretage, et s’il le besoigne met soi meismes por lui a la mort, et obeist a la raison por conquerre bien a soi.</text:p>
      <text:p text:style-name="_3c_p_3e_">Li compliemens de la felicité des hommes est en amis conquerre, car il n’est nus hom qui volsist avoir tot le bien dou monde por vivre solitairement, c’est a dire tout seul ; donques covient il a homme felix avoir gens a qui il face bien et a qui il departe sa felicité. Et porce que naturelement le hom <text:soft-page-break/>converse avec les autres, lor covient acomplir lor defautes par ses voisins et par ses amis, car il ne porroient chevir par aus. Delitable chose est de mener sa vie avec ses amis et partir ses biens avec aus.</text:p>
      <text:p text:style-name="_3c_p_3e_">Bien fere est noble chose et delitable en toutes manieres. Home bien esleu et vertueus et qui facent bien sont poi, mais de proufit et de delit en sont il a grant nombre. Et poi des amis qui sont por aquoison de delit sont assés a la vie de l’ome, car il doivent estre autresi com le condiemens as viandes.</text:p>
      <text:p text:style-name="_3c_p_3e_">Mais amis vertueus amés par le meismes est uns, car il n’est pas possible que uns amans set plus c’une amie, pour-ce que amors est une sorhabondance que ne covient se a <text:span text:style-name="_3c_num_3e_">un</text:span> non ; mais conseil et honestés et covenablece covient a chascun por dete de vertu.</text:p>
      <text:p text:style-name="_3c_p_3e_">Li hom besoigne d’amis au tens de sa prosperité, c’est a dire quant il a tous biens, et au tens de l’aversité, c’est a dire quant fortune le vient contrere. Mais au tans de sa prosperité le couvient il avoir amis qui aient aucune part de son bien et qui le sacent, et au tens de sa adversité le covient il avoir amis par qui il soit aidiés et maintenus.</text:p>
      <text:p text:style-name="_3c_p_3e_">Et la vie des amis ensamble est mout jocunde et plaine de toute leece, et pour-ce usent il et conversent ensamble au jeus et au vener et en toutes oevres samblables, por user le bien qui est comun entr’aus, et por quoi le uns deviegne mieudres por la compaignie de l’autre, por la resamblance que chascuns a a son compaignon del bien qu’il voit en lui et des nobles oevres qui plaisent a chascun l’un de l’autre.</text:p>
      <text:h text:style-name="Heading_20_2" text:outline-level="2"><text:bookmark-start text:name="II46"/><text:span text:style-name="_3c_id_3e_">[II46] </text:span><text:bookmark-end text:name="II46"/><text:span text:style-name="_3c_num_3e_">.II.XXXXVI.</text:span> Encore de delit</text:h>
      <text:p text:style-name="_3c_p_3e_">Delis est nés et norris avec nous de le comencement de nostre naissance, pour ce doit on apenre ses enfans qu’il se delitent et se couroucent selonc ce que covenable est. Et ce est le fondement de la vertu moral, que puis l’acroissement dou tens acroist la bonté de sa vie, pour ce que chascuns prend çou que a lui delite et eschive ce qui le contriste. Mais maint homme sont serf de covoitise, por quoi il covient que lor ententions soient contraires a aus meismes, pour-ce le uns amis est loables a l’autre, et delitables.</text:p>
      <text:p text:style-name="_3c_p_3e_">Cil qui blasment les covoitises puis les ensivent font croire de lui qu’il les aiment et qu’il ne les blasment, a certes. Et paroles bonnes et creables proufitent a la conscience de celui qui les dit et meillourent les meurs de sa vie ; mais plus doit le hom croire a l’oevre que au parler. Et le hom discrés enforme et atorne sa vie par teus oevres qui soient acordans a ses dis et a ses fés.</text:p>
      <text:p text:style-name="_3c_p_3e_">La chose qui est desiree par soi meismes est trés bone ; a la vie delitable avec entendement est bone par lui ; et delis est desirés par soi, donques est il bons. Tristece et moleste sont choses mauvaises, et sont contraires au delit ; donques est delit des bones choses. Et l’en fuit tristece et moleste torce qu’eles sont mauvaises.</text:p>
      <text:p text:style-name="_3c_p_3e_"><text:soft-page-break/>Delis est desirés porce que il est bons et loables ; et se il est joint a bone chose il la fait meillour ; et chascune chose qui fait autre meillor est trés bone. Mais Platons dist que nul delis est bons, et par aventure il ne dist mie verité, porce que en totes choses est aucune bonté naturelement. Et il peut bien estre que le uns maus est contraires de l’autre, et andeus font a eschivre ; mais le bien sont tous samblables, et le doit on penre et eslire. Et le habis de vertus reçoit plus et moins, car le hom peut estre justes et chastes plus et mains, autresi avient il de la santé du cors et dou delit qu’il reçoivent plus et mains.</text:p>
      <text:p text:style-name="_3c_p_3e_">Delis n’est mie movemens, car chascune chose qui se peut movoir par lui a sa propre tardeté et sa propre isneleté, mais es choses relatives n’a nul movement par soi. Et chascune chose peut estre corrumpue par ce dont elle naist ; car celui la qui naissance se delite, sa corruption contriste.</text:p>
      <text:p text:style-name="_3c_p_3e_">Delis est en <text:span text:style-name="_3c_num_3e_">.ii.</text:span> manieres, le uns est sensibles, et est de par l’ame sensible, le autres est d’entendement, et est de par l’ame entellectuele.</text:p>
      <text:p text:style-name="_3c_p_3e_">Delis est la u le sens est, et sens n’est pas sans l’ame sensible, donques est cis delis de l’ame sensible ; autresi est delis la u l’entendement est, mais entendemens est de l’ame rationable ; donques est celui delis de l’ame de raison. Maintefois vient tristece avant que delis sensibles ; car devant le mangier a esté faim, qui est triste, mais es deliz qui sont par veoir, par oïr, et par odorer, ne vient tristece devant. Autresi avient dou delit de science, et de tous ensegnemens entellectuel. Mais choses qui sont delitables a ceus qui ont perverse nature ne sont pas delitables selonc verité, ausi comme la chose qui samble douce a malade, ou d’autre savour, més a la verité n’est elle pas ensi.</text:p>
      <text:p text:style-name="_3c_p_3e_">Chascuns oevre a son propre delit et son propre deliteour, car justice delite juste, et sapience le sage, et amistiés l’ami. Chascuns s’efforce de faire oevres beles qui le esloignent aucune moleste, mais cil plus qui ont le delit joint avec aus, si comme est la pensee des vertus et lor oevres.</text:p>
      <text:p text:style-name="_3c_p_3e_">Delis est forme complie en tel maniere que a son compliement n’a pas mestier ne tens ne movemens, car movemens ne peut pas estre complis en sa forme en aucun tens ; ja soit ce que aucun movement sont en tens, toutevoies son compliemens est dehors le tens, s’il ne fust circuleres. Et tot homme reçoivent delis en oevres et en tens et en movemens.</text:p>
      <text:p text:style-name="_3c_p_3e_">Le delit sensible est selonc la forme dou sens et de la bonté sensible ; por çou est le delis millours quant le sens sont plus fort, et la chose mieux apareillie a estre sentie, ou l’un et l’autre ensamble. Car la bontés de l’uevre est en <text:span text:style-name="_3c_num_3e_">trois</text:span> choses, ou en la force de celui qui le fet, et en l’acointance de la chose qu’il sent, et en la comparison de l’un et de l’autre.</text:p>
      <text:p text:style-name="_3c_p_3e_">Le millour delit qui soit est celui qui est plus parfais et plus complis. Delis est le compliemens des oevres, et il est complis par le sens, et delis est trovés en chascun sens. Et la parmanance dou delit est qu’il puisse complir ses oevres selonc ce que beauté est jointe en jovence, tant comme la volenté dou fere dure entr’aus, qui est fermee dedens lor cuers.</text:p>
      <text:p text:style-name="_3c_p_3e_"><text:soft-page-break/>Et tel delit dure tant comme la beauté de la chose dure qui doit fere le delit. Et quant ces choses falent, si faut le delit ; et pour-ce ne peut on avoir delit tous tens continuelement, et amenuisent en veillesse. Li homme qui desirent vivre desirent delit, pour-ce que delis complist la vie de l’homme.</text:p>
      <text:p text:style-name="_3c_p_3e_">Li delis entellectuel est divers du sensible ; et chascuns delis acroist et milloure sa oevre ; et pour-ce sont multepliet les ars et les sciences que le homme s’i delitent. Mais aucun delit enpechent les autres oevres ; car cil qui se delite au son d’une citole oublie sovent çou qu’il a entre ses mains, c’est poi et assés, selonc ce que le delis est grans. Delis qui est de nobles oevres fet mout a loer ; delit de villes choses doit on mout deguerpir.</text:p>
      <text:p text:style-name="_3c_p_3e_">Et sont teus delis qui sont divers en generalité, si comme est le sensibles et le intelligibles, et autres delis sont divers en especialité, si comme est de veoir et d’oïr. Et toutes manieres d’animaus ont lor propre delit en qui il se delitent naturelement.</text:p>
      <text:p text:style-name="_3c_p_3e_">La plus noble oevre qui soit est cele d’intellec, et pour-ce a en lui le plus noble delit. Sor ce disent le ancien que la aprension de l’intellec est plus delitable que ors.</text:p>
      <text:p text:style-name="_3c_p_3e_">Li delit des hommes sont divers de grandisme diversité, més drois delis est celui qui plest au bon homme de saine nature et de saine vertu ; et pour-ce fu dit que vertus est atempremens de toutes choses. Donques males choses et laides ne sont mie delitables se a ceaus non qui ont la nature corrumpue, car es hommes a maintes corruptions et maintes desigaillances et maint trespassement de nature.</text:p>
      <text:p text:style-name="_3c_p_3e_">Delis qui delite au preudome compli apertient as hommes, et sa certainité est conneue quant les oevres qui sont propres a lui sont congneues, c’est a dire l’oevre qui est compliemens de totes humaines oevres.</text:p>
      <text:h text:style-name="Heading_20_2" text:outline-level="2"><text:bookmark-start text:name="II47"/><text:span text:style-name="_3c_id_3e_">[II47] </text:span><text:bookmark-end text:name="II47"/><text:span text:style-name="_3c_num_3e_">.II.XXXXVII.</text:span> De felicité</text:h>
      <text:p text:style-name="_3c_p_3e_">Apres çou que nous avons dit et traitié de vertu et de delit, covient il a dire de felicité et de beatitude, qui est compliemens de tous les biens c’on fait. Et ceste felicité n’est pas en abit, ançois est en cele chose qui est desiree par lui meismes, pour-ce que felicité est chose complie et soufissant qui n’a besoigne de nule autre chose hors de soi.</text:p>
      <text:p text:style-name="_3c_p_3e_">Li hom qui n’a dedens soi la soufissance des choses, pour-ce qu’il n’a pas asavouree la douçour dou propre delit de nature, qui es l’oevre intellectuel et qui apertient a la plus noble partie de l’omme, se torne et court au delit dou cors ; dont experience est plus prochaine as choses qui a ce samblent delitables estre, et ne le sont pas ala verité, autresi comme les choses le sont esleues par enfans, ne ne sont mie a eslire selonc voir, mais celes qui sont esleues por homme noble et sage ; et vil chose covient a vil homme.</text:p>
      <text:p text:style-name="_3c_p_3e_"><text:soft-page-break/>Felicité n’est pas en gieu ne en choses qui sont de par gieu, més en celes en qui est grant estude et sollicitude et travail ; car repos n’est mie beatitude, por çou que repos est quis por mieux soufrir paine et travail, non pas pour soi. Més la vie dou felix est avec vertu et est es choses bien ordenees ; et pour ce fu dit que entendemens est millours dou ris, car le plus nobles membres fait plus nobles oevres, le millour homme font millors choses.</text:p>
      <text:p text:style-name="_3c_p_3e_">Et puis que felicité est oevre de vertu, est il bien digne chose qu’elle soit de la millour et de la plus complie et qui naturaument est en nous devant les autres, et ce est vertus divine. Et felicité est la fermeté et la constance des oevres propres de vertu. Et nos ancestres ont dit que l’ovrage de ceste puissance est continuele, pour ce que l’intellec oevre continuelement. La plus perfecte oevre, et la plus delitable qui soit, est felicité ; més le trés millour delit sont trové en philosophie, por la sollicitude de eternité et pour la soutillance de verité, qui sont trovees en ses oevres.</text:p>
      <text:p text:style-name="_3c_p_3e_">Et le delit des sciences est plus savourous et plus delitable au sachant que a ciaus qui le vont querant ; dont il prueve que la verité de la devant dite vertu est trés grans felicités.</text:p>
      <text:p text:style-name="_3c_p_3e_">Et le sage besoignent des choses necessaires a lor vie, autresi comme chascuns autres. Neis les vertus meismes ont mestier des choses dehors, car justice et chasteté et force et toutes vertus qui font et qui oevrent ont besoigne des choses dehors, pour ce que la matire des oevres est dehors ; mais l’uevre de sapience est dedens. Et nanporquant le sages hom oevre plus parfetement quant il a aucuns qui le aident. Donques felicité n’est pas autre chose se l’oevre de ceste poissance non, c’est de sapience.</text:p>
      <text:p text:style-name="_3c_p_3e_">Et d’autre part la felicité de qui nous traitons ore est por achoison de salut ou de pais ; et ce apert bien manifestement et es vertus moraus et en tous citeins que nous combatons por aquerre pais et repos, et a nos et a nos citeins, autresi en toutes les autres vertus citeines, car totes fois beons nous a autre chose dehors, neis l’uevre speculative et de haute pensee est tousjors en pais et en tranquillité. Et covient que tous hommes aient complie espasse de vivre, car avec felicité ne doit estre chose qui ne soit complie. Et quant hons vient a ses degrés de felicité, il ne vit par divine vie, mais por la humanité qui est en l’ome ne sont parfet.</text:p>
      <text:p text:style-name="_3c_p_3e_">Et le hom qui a en soi la vie qui est ensi beates ne doit ja penser des humaines choses ne continuer les morteus choses, ançois s’en doit deviser tant com il peut plus, et mener vie noble. Car ja soit ce que le hom set petit le cors, il est trés grans de pooir et d’onour, car chascuns a trés noble vie et trés digne par intellec. Donques la plus delitable chose qui en l’omme soit naturelement si est le oevre de intellec.</text:p>
      <text:p text:style-name="_3c_p_3e_">Les vertus moraus et les citaines sont en grignor paine et en travail que les vertus intellectives, por çou que a homme large et liberal covient avoir richece par quoi il puisse fere l’oevre de largece. Et le justes hom est en grant paine de rendre droit a ceaus qui le demandent, car justice n’est pas en volenté solement, mais en oevre de baillier a chascun son droit. Autresi le hons fors sostient grant ahan pour contrester as choses paourouses, et le chastes est en poine de soi deffendre des charneus desiriers.</text:p>
      <text:p text:style-name="_3c_p_3e_"><text:soft-page-break/>Mais la vertus speculative qui est de l’entendement n’a mestier des choses dehors a acomplir ses oevres, ançois en sont sovent encombré le bien parfet homme. Et le hom qui avenir ne peut a ceste vie qui est si bele et si grant, si se doit vivre a la commune vie des hommes.</text:p>
      <text:p text:style-name="_3c_p_3e_">La complie et la parfete oevre de l’intellec speculative si est la fin de la vie de l’ome. Et felicité est example de veraie beatitude ; et c’est manifeste pour-ce que nos somes samblable a Dieu et a ses angeles en ceste oevre d’intellec, por çou que Diex et si angele ont la plus noble oevre qui estre pusse, c’est la vie d’intellec, qui tousjors entent continuelement sans nul travail. Et ceste vie beate a plus compliement cil qui est plus samblables a Dieu, qui est veraiement beates.</text:p>
      <text:p text:style-name="_3c_p_3e_">Li hom felix besoigne a avoir plenté des choses dehors, pour ce que nature ne done pas souffisance de teus choses, si comme est santé, service, et teus autres choses qui tozjors sont besoignables. Mais tempree quantités de ces choses sont bien soufissans a homme pour estre felix et a fere oevre de felicité, ja ne soit il sires de la terre et de la mer. Et poroit bien estre que teus sont sousmis a autri, qui mieux sont atorné a felicité que ciaus qui le segnorient. Et por çou dist bien Anassagoras que felicités n’est pas en richeces ne en signories.</text:p>
      <text:p text:style-name="_3c_p_3e_">Digne chose est que la parole de l’ome sage soit creue quant ses oevres tesmoignent ses dis ; car cil est verais et dist voir, et ses paroles font a croire, quant ses oevres s’acordent a ses paroles. Li hom qui fet ses oevres mout ordeneement, selonc la balance d’intellec, et ayme Deu. Nous devons bien croire que se Dieus a nule cure d’ome terrien, que il l’a plus grant de celui qui plus s’efforce d’estre samblables a lui, et le done millour benefices, et se delite de lui ensi comme le uns amis aime l’autre.</text:p>
      <text:h text:style-name="Heading_20_2" text:outline-level="2"><text:bookmark-start text:name="II48"/><text:span text:style-name="_3c_id_3e_">[II48] </text:span><text:bookmark-end text:name="II48"/><text:span text:style-name="_3c_num_3e_">.II.XXXXVIII.</text:span> Encore de ce meisme</text:h>
      <text:p text:style-name="_3c_p_3e_">Ki vieut estre felix, il ne le soufist mie savoir ce que en cestui livre est escrit, mais il le covient user toutes les choses qui devisees sont ça en arieres, pour-ce que ces choses, qui doivent estre complies par oevres, ne est pas soufissant que l’en les sache ou que on les die, ançois le covient ouvrer ; et en ceste maniere est complie la bonté des hommes, c’est por savoir et pour ouvrer.</text:p>
      <text:p text:style-name="_3c_p_3e_">La science des vertus conduist l’omme. Et fet oevres vertueuses celi, di je, qui est bien nés et qui ayme bien selonc verité ; mais celui qui n’est pas a ce atornés ne s’esmuet a garder soi des vices pour amour de la vertu, més pour la paour del torment et de la paine : car qui bien ne pense ne l’oevre mie. Et n’est mie legiere chose trestorner par paroles ciaus qui endurcis sont en lor malice.</text:p>
      <text:p text:style-name="_3c_p_3e_">Home sont qui sont bon par nature, et homme qui sont bon par doctrine. Et cil qui bon sont par nature ne sont par vertu, mais par grasce que Dieus lor a donee ; et il sont vraiement boneureus. Eticil qui sont bon par doctrine sont teus que premierement avoient l’ame ordenee a haïr le mal et a amer le bien. Et qui tés est, il peut avenir a oevre de vertu par amonestement de doctrine, si comme la bone <text:soft-page-break/>terre fet mutepliier la semence qui en le est getee. Et pour-ce covient que le homme soient acoustumés et amonesté de lor enfance a amer les vertus et haïr les visces. Et le norrissemens des enfans doit estre nobles, en tel maniere qu’il soit apris a fere et user bones oevres par chasteté non mie par continance, car continance n’est mie covenable chose as gens.</text:p>
      <text:p text:style-name="_3c_p_3e_">Et on ne doit oster cest usage ne ces chastiemens maintenant qu’il ont enfance passee, mais maintenir le jusques a tant que le drois aages soit complis. Il sont hommes qui puent estre governees par chastiement de paroles, et autresi i a qui ne puent estre chastiiés par paroles més par manaces de torment. Et autres hommes sont c’on ne peut chastiier, ne par l’un ne par l’autre ; et teus hommes doivent estre chaciés, si qu’il ne demeurent avec les autres gens.</text:p>
      <text:h text:style-name="Heading_20_2" text:outline-level="2"><text:bookmark-start text:name="II49"/><text:span text:style-name="_3c_id_3e_">[II49] </text:span><text:bookmark-end text:name="II49"/><text:span text:style-name="_3c_num_3e_">.II.XXXXVIIII.</text:span> Des governemens de la cité</text:h>
      <text:p text:style-name="_3c_p_3e_">Li nobles governemens de la cité fet les citeins nobles et les fet bien ovrer et garder la loi et contrarier as autres qui ne le gardent. Ja soit ce qu’il facent bien, maintes cités sont ou le governeour de la vie des hommes sont destruit et vivent dessoluement, car chascuns va aprés sa volenté.</text:p>
      <text:p text:style-name="_3c_p_3e_">Li plus covenable governemens qui soit en la vie de l’ome, et a mains de paine et de travail, est celui que l’om consire de maintenir soi et sa mesnie et ses amis. Et cil peut covenablement maintenir gens qui a la science de cest livre, por çou qu’il sauura joindre les ensegnemens universés avec les particulers, car citainnance commune est diverse de la particulere, aussi comme en tous mestiers ; car en cescune chose convient il conoistre les particuleres et les universaus choses, pour-ce que seule esperiance n’est mie soufissans en ce.</text:p>
      <text:p text:style-name="_3c_p_3e_">Et savoir les universaus choses n’est pas seure chose sans la experiance ; si comme nous veons mains mires qui par seule experience sevent maint bien fere a lor mestier mais ensegnier ne le poroient as autres, pour-ce qu’il n’ont science d’universeles. Donques sera celui parfés mestres de la loi qui set les particuleres choses par experiance et qui set les choses universeles.</text:p>
      <text:p text:style-name="_3c_p_3e_">Home furent qui quidierent que rectorike et la science de metre loi fussent une chose, et penserent que ceste science fust legiere ; més la verité n’est pas ensi, pour ce que le mestres de la loi doit estre samblables a ses cyteins, et doit savoir cesti art qui les sauura proufitables iert, et autrement nenil. Et s’il commenchast a fere loi sans ceste science, il ne poroit droitement connoistre ne jugier la bonté de sa nature, ne complir la defaute de sa science. Mais pour-ce que nous quidons consirer toutes humaines choses par guise de philosophie, si meterons tout avant les dis des anciens sages. Et en ce penserons nous que les males manieres de vivre corrompent les bons us des cités, et le couvenable les redrecent ; et mousterra en ces livre qui est l’achoisons de male vie dedens la cité, et de la bone, et por quoi la loi est samblable as coustumes.</text:p>
      <text:h text:style-name="Heading_20_2" text:outline-level="2"><text:bookmark-start text:name="II50"/><text:soft-page-break/><text:span text:style-name="_3c_id_3e_">[II50] </text:span><text:bookmark-end text:name="II50"/><text:span text:style-name="_3c_num_3e_">.II.L.</text:span> Ci fenist le livre aristotle et commence les ensegnemens des visces et des vertus</text:h>
      <text:p text:style-name="_3c_p_3e_">Après çou que le mestres ot mis en roumanç le livre Aristotle, qui est autresi comme fondemens de cest livre, volt le parsivre sa matire sor les ensegnemens de moralités, por mieux descovrir les dis d’Aristotle selonc ce que l’on trueve par mains autres sages. Car de tant comme l’on amasse et ajouste plus de bones choses ensamble, de tant croist celui bien et est de plus haute vaillance. Et c’est prové que tous ars et toutes oevres vont a aucun bien, mais por la diversité des choses covient il que le bien soient divers ; selonc ce que chascune chose requiert, son bien qui est apropriiés a sa fin.</text:p>
      <text:p text:style-name="_3c_p_3e_">Et entre tant diversités de biens, celui est trés millor de tous qui aquiert plus de bonté et de grignor vaillance ; car si comme le hom ot la signorie des autres creatures, tot autresi humaine compaignie ne peut estre sans signor, més plus noble signor ne poroit estre que homme, et ensi est de tous hommes que ou il est sour autri ou il est desous.</text:p>
      <text:p text:style-name="_3c_p_3e_">Et si comme les autres criatures sont por l’ome, tout autresi est le hom por l’ome ; car le sires est por garder ses subtés, et il sont por obeir a lor signours, et le uns et le autre beent au proufit de la comune compaignie des gens, sans tort et sans honte. Et ja soit ce que le uns soient clairs, dont le uns nos moustre la religion et la foi Jhesucrist et la glore des bons et l’infier des mauvais, le autre sont juges u mires ou d’autre mestier de clergie ; et le autre soient lais, dont le un font les maisons, le autre coutivent terre gaiaignable, le autre sont fevre u cordewarliers ou d’autre mestier ; que qu’il soient, je di qu’il sont tout entendant a celui bien qui apertient a la paisible communité des hommes et des cités. Pour quoi il apert que le biens ou entent le governeours des autres est plus nobles et plus honorables de tous autres, car il les adrece tous, et tout sont por adrecier lui.</text:p>
      <text:h text:style-name="Heading_20_2" text:outline-level="2"><text:bookmark-start text:name="II51"/><text:span text:style-name="_3c_id_3e_">[II51] </text:span><text:bookmark-end text:name="II51"/><text:span text:style-name="_3c_num_3e_">.II.LI.</text:span> Des <text:span text:style-name="_3c_num_3e_">trois</text:span> manieres de bien</text:h>
      <text:p text:style-name="_3c_p_3e_">D’autre part il i a <text:span text:style-name="_3c_num_3e_">trois</text:span> manieres de bien, un de l’ame, un autre du cors, et une autre de fortune. Mais si comrne l’ame est la plus noble partie de l’omme, qui le done vie et cognoissance et memore, selonc ce que le mestres dist ou premier livre ou chapistre de l’ame, autresi sont si bien sor tous autres, car chascuns officieus ensiut la nature son mestre.</text:p>
      <text:p text:style-name="_3c_p_3e_">Et Aristotles dit que il sont en l’ame <text:span text:style-name="_3c_num_3e_">.ii.</text:span> puissances, une qui est sans raison, et c’est comun a tous animaus, et une autre par raison, qui est en l’entendement de l’ome, en quoi est la poissance de volenté, qui peut estre apelee raisnable tant comme elle est obeissant a raison. D’autre part tout bien, u il est honestes ou il est proufitables ou il est entremellés de l’un et de l’autre.</text:p>
      <text:p text:style-name="_3c_p_3e_"><text:soft-page-break/>Mais coment qu’il soit, ou le bien est desirés par lui meismes, ou il est desirés par autre chose qui ensiut par lui ; car chascuns desire les vertus por avoir beatitude, ce est la boneeurtés et la glore des vertus et des vertueuses oevres, et est la fin et le compliement por quoi on fet les oevres de vertus ; mais cele beatitude n’est pas desiree par autre fin que par lui meismes.</text:p>
      <text:p text:style-name="_3c_p_3e_">Mais cele n’iert ja complie par volenté seulement, ains covient qu’il ait compliement de oevre avec la bone volenté ; car si comme cil qui fet oevres de chastité contre son talent ne doit pas estre contés por chaste, tot autresi ne parvient on a beatitude par oevre des vertus qu’il fait outre son gré. Autresi est cil qui ensit sa volenté sans frain de raison ; il vit a loi de bête et sans vertu.</text:p>
      <text:h text:style-name="Heading_20_2" text:outline-level="2"><text:bookmark-start text:name="II52"/><text:span text:style-name="_3c_id_3e_">[II52] </text:span><text:bookmark-end text:name="II52"/><text:span text:style-name="_3c_num_3e_">.II.LII.</text:span> Ci prueve que vertus est le meillour bien de tous</text:h>
      <text:p text:style-name="_3c_p_3e_">Par ces et par maintes autres raisons apert il tout clairement que en trestoutes manieres de bien celui qui est honeste est trés millour, si comme celi qui governe humaine compaignie et maintient ne honorable ; car vertus et honestés sont une meisme chose, qui nous atret par sa force et nous alie par sa dignité. Tuilles dit que vertus est si gracieuse chose que neis le mauvés ne se puent soufrir de loer les millours choses. pour-ce doit on eslire et prendre les vertus, car le compliemens de la raison de l’ome est a prisier chascune chose tant comme elle fet a prisier.</text:p>
      <text:p text:style-name="_3c_p_3e_">Car en moralités a <text:span text:style-name="_3c_num_3e_">trois</text:span> parties, une qui devise les dignités, et la vaillance meismement dou proufitable, l’autre qui restraint les covoitises, et la tierce qui governe les oevres. Senekes dist, nule chose n’est plus besoignable que conter chascune chose selonc sa vaillance. Tuilles dist, celui est honestes qui n’a nule laide tache, car honestés n’est autre chose que honours estable et parmanans.</text:p>
      <text:p text:style-name="_3c_p_3e_">Senekes dist, vertus est dou tout acordans a raison. Et Sains Bernars dist, vertus est us de la volenté, selonc le jugement de raison. Senekes dist, la riule des humaines vertus est la droite raison. Tulles dist, le commencemens des vertus sont enracinés dedens nous, en tel maniere que, s’eles peussent croistre, certes nature nos amenroit a beatitude ; mais nous estaignons les brandons que nature nos a donés.</text:p>
      <text:p text:style-name="_3c_p_3e_">Sains Bernars dist, totes vertus sont en homme par nature, et pour-ce que vertus est par nature, s’ajoste elle avec l’ame. Senekes dist, vertus est selonc nature, mais visce sont si anemi. Aristotles dist, vertus est abis de volenté governés par moienetés ; selonc nos vertus est la moienetés entre <text:span text:style-name="_3c_num_3e_">.ii.</text:span> malices dou sorplus et de la defaute. Boeces dit, vertus tient le mi.</text:p>
      <text:p text:style-name="_3c_p_3e_">Augustins dist, vertus est la bone maniere dou corage par qui nus ne fet mal, et que Dieus fet en nos sans nous ; c’est a dire qu’il le met en nous sans nostre aide, mais l’oevre i est par nous ; autresi comme, se tu ovroies une fenestre, certes le solaus alume la maison sans toi, car sa clarté est sans t’aide, més l’uevre i est par l’aide de toi.</text:p>
      <text:p text:style-name="_3c_p_3e_"><text:soft-page-break/>Seneques dit, sachez que cil n’est pas vertueus qui le resamble, mais celui qui est bons en son cuer ; car le sages establist toutes choses dedens soi. Il fu ja uns jors que uns preudons s’enfuioit tous seus nus de sa cité, qui fu prise et arse, ou il avoit perdu sa feme et ses enfans et quanqu’il avoit ; quant <text:span text:style-name="_3c_num_3e_">un</text:span> autres le demanda s’il avoit rien perdu, nenil, f�st il, car mi bien sont avec moi. Li Apostles dist, trés bone grasce est a establir coer aus bones choses ; bones choses sont apelees celes qui sont communes a nous et a bêtes, si comme est ore biauté, santé, et les autres bontés de cors ; meillours sont les bontés de l’ame, si comme est ore clergie, science, et teus autres choses qui nous millourent l’ame par necessité ; mais le trés millour sont vertu et grasce ; et chascuns doit eslire celes qui plus ont de bontes.</text:p>
      <text:p text:style-name="_3c_p_3e_">Seneques dit, <text:span text:style-name="_3c_num_3e_">un</text:span> seul jour de sage est plus seu que lonc age de fol. Seneques dit, es sages hommes est honestetés, mais a la commune gent est la samblance d’onesteté ; car si comme le fus porris samble qu’il resplendisse en lieu obscur, tot autresi est la bone oevre qui est contre talent. Pour ce dist Sains Matheus, se ta lumiere est tenebres, les tenebres de toi que seront ? Sains Bernars dist, mieux vaut torbles ors que reluisans cuevres. Et a la verité dire, l’ame de celui qui fait teus oevres est comme cors sans vie et comme l’ome riche qui n’a noient.</text:p>
      <text:p text:style-name="_3c_p_3e_">Boesces dist, nus visces n’est sans paine et nule vertus sans loier. Seneques dist, le loiers des choses honestes est en aus meismes, c’est a dire la leece du cuer. Senekes dist, le vrai fruit des choses bien fetes est en aus, car dehors n’a nul loier soufissable as vertus. Sains Bernars dist, nous ne perdons le delit, mais il sont remué dou cuer a l’ame et dou sens a la conscience.</text:p>
      <text:p text:style-name="_3c_p_3e_">Augustins dist, leece de vertu est autresi comme fontaine de leece qui naist dedens la maison. Seneques dist, tu quides que je te toille maint delit quant je te blasme les choses de fortune ; mais ce n’est pas ensi, ançois te done parmanable leece quant je wel qu’elle n’isse de ta maison, c’est de ton corage, por ensonnier as biens de forains. Seneques dist, tu quides que cil soit liés qui se rit, mais le corages doit estre joïans. Salemons dist, il n’est nus delis grignours que cil dou cuer. Salemons dist, despis ces choses qui resplendissent dehors, et esleece toi de toi. Macrobes dist, vertus solement font homme boneureus. Seneques dist, droite raisons acomplist la boneeurté de l’omme.</text:p>
      <text:p text:style-name="_3c_p_3e_">Vertus est apelee por çou qu’elle deffent son signor a force ; por çou envoia Ihesucris ses disciples a soufrir les grans perils aprés sa passion, avant que lor vertus fussent amenuisies. Saint Luc dist, asseés vous en la cité tant que vos iestes vestu de vertu. Senekes dist, nus murs est deffensables dou tout contre fortune ; por çou se doit on armer dedens, car s’il est asseur dedens, touchies peut il estre, mais vencus non. Tuilles dist, le corages des sages est barrés de vertus autresi com de mur et de forterece. Augustins dist, si comme orgoils u une haine u uns autres visces abat <text:span text:style-name="_3c_num_3e_">un</text:span> regne, tot autresi le met vertus en pais et en gloire ; car vertus et bonseureus movemens en l’ame, car elle fet d’estable temple, et de desiers fait elle praaus et vergiés. Sains Bernars dist, je croi que, se bêtes parlaissent, eles desissent a Adan, vés ci un des nos.</text:p>
      <text:p text:style-name="_3c_p_3e_"><text:soft-page-break/>Por ce dist le mestres que la biauté de vertu sormonte le soleil et la lune. Mais il i a fiere chose que Augustins dit, le mauvés ont totes beles choses, mais il sont lait. Por ce fist bien Diogenes quant uns lais hons le moustra sa maison, aornee d’or et de pierres, en tous lieus : il le cracha en mi le vis, car il n’i veoit plus vil chose. Salemons dit, le hom sages a precieus esperit ; et ailleurs dit il meismes, mieux vaut uns preudons que mil mauvés ; et dist encore aprés mieux, vaut chien vif que lion mors.</text:p>
      <text:h text:style-name="Heading_20_2" text:outline-level="2"><text:bookmark-start text:name="II53"/><text:span text:style-name="_3c_id_3e_">[II53] </text:span><text:bookmark-end text:name="II53"/><text:span text:style-name="_3c_num_3e_">.II.LIII.</text:span> Ci dist tulles des vertus</text:h>
      <text:p text:style-name="_3c_p_3e_">Des vertus dist Tulles que ancienement ne fu conneue se force non, que foibleces des hommes ne savoit encore nient des autres. Mais toutefoies fu tenus preudome cil qui biense maintenoit contre dolour ; mais le prueve et le assaiemens des choses qui avenoient de saison en saison les aprist puis des autres.</text:p>
      <text:p text:style-name="_3c_p_3e_">Et les ancienes istores le tiesmongnent. Premierement Abel, qui vint por mostrer la non nuisance. A mostrer neteté vint Enoch. A mostrer parmenableté de foi et de oevre vint Noé. A moustrer obeissance vint Abraham. A moustrer chasteté de mariage vint Ysaac. A mostrer soufrance de travail vint Jacob. A rendre bien por mal vint Joseph. A moustrer mansuetude vint Moyses. A moustrer fiance contre le mescheance vint Josué. A moustrer patience contre torment vint Job. A moustrer humilité et charité vint Jhesucris.</text:p>
      <text:p text:style-name="_3c_p_3e_">Sains Matheus dit, aprendés de moi qui sui humles. Sains Jehans devise la charité Jhesucris et sa humilité, quant il lava les piés des apostres.</text:p>
      <text:p text:style-name="_3c_p_3e_">Et pour-ce que vertus sont si bons ensegneours et que le fruit sont si proufitables comme tot sage le tiesmoignent, di je que l’ame qui en est bien raemplie enterinement est en la joie de paradis terrestre ; car el lieu des <text:span text:style-name="_3c_num_3e_">.iiii.</text:span> fleuves qui arousent paradis et le donent plenté, l’ame a <text:span text:style-name="_3c_num_3e_">.iiii.</text:span> vertus qui l’arousent et le donent maint secours contre la covoitise de la char, el lieu que la Bible dist que il est mout en haut por grignor forterce avoir. Encore est l’ame plus haute selonc ce que Senekes dist, le cuers des sages est ausi comme le mondes sor la lune, ou il a tousjours clarté.</text:p>
      <text:p text:style-name="_3c_p_3e_">Autresi peut tele ame estre resamblable au paradis celestiel, pour <text:span text:style-name="_3c_num_3e_">trois</text:span> raisons. L’une est por çou qu’elle est maisons Deu, selonc ce que St. Jeromes dit, que nule chose n’est plus coie ne plus pure que le cuers ou Dieus habite ; qu’il ne se delite pas es grans mostiers aorné d’or et de pierres, mais en ame aornee de vertus. L’autre pour-ce qu’il est lieus de clarté : Job dist, savés vos la voie por quoi vient clartés, c’est par les vertus L’autre por çou qu’il est lieus de leece, selonc ce que Salemons dist, et le contes meismes en a dit assés ci devant, et dira encore ci aprés.</text:p>
      <text:h text:style-name="Heading_20_2" text:outline-level="2"><text:bookmark-start text:name="II54"/><text:soft-page-break/><text:span text:style-name="_3c_id_3e_">[II54] </text:span><text:bookmark-end text:name="II54"/><text:span text:style-name="_3c_num_3e_">.II.LIIII.</text:span> Chi semont homme a oevre de vertu</text:h>
      <text:p text:style-name="_3c_p_3e_">Tous ensegnemens qui connortent homme a oevre de vertu si vienent par icele meisme voie a garder soi des visces, mais meismement joenes hom a paines peut estre sages. Mais vertueus n’en ert il ja, selonc ce qu’Aristotles dist, pour-ce qu’il ne le peut pas estre sans lonc assaiement de maintes choses, et lonc assaiement requiert lonc âge. pour-ce trovons nos el premier livre de la Bible, que sens et pensee d’omme est preste as visces de s’enfance</text:p>
      <text:p text:style-name="_3c_p_3e_">Salemons dist, mar i est a la tere qui a jeune roi : il ne peut chaloir, soit joenes d’âge et vieus de sens et de vertus ; povres est de sens et de vertu qui fet aprés la volenté du jeune ; et est samblables au roi Roboam, qui se tint plus au conseil des joenes que as bons viellars.</text:p>
      <text:p text:style-name="_3c_p_3e_">Certes volenté ne doit pas estre dame sor la raison, car elle est sa ancele. Salemon dit, serf ne doit pas iestre signor ne avoir signorie sor le prince ; pour-ce dit il meismes, le mauvés est pris par ses iniquites et chascuns est liiés as cordes de ses pechiés. Augustins dist, je ploroie liiés non par des autrui chaines mais de mon gré, car la ou ma volenté est dame, le us croist et delite, qui puis torne a necessité. Car quant le hom use sa vie as visces, il le samble trop grief le joug des vertus et est samblables a celui qui ist dou lieu tenebreus que il ne peut soufrir la vue dou soleil, qui est si luisans.</text:p>
      <text:p text:style-name="_3c_p_3e_">Gregoires dit, le mauvés sont tormenté dedens lor cuers por les males covoitises. Augustins dit, corages mal ordenés est poine de soi. Senekes dist, ja soit ce que ton meffet ne soi lors seu des autres, neporquant le travail de ton cuer ne se dessoivre de ce qu’il set sont mal. Poetes dit, c’est la miere vengance que chascuns dampne soi de son vice</text:p>
      <text:p text:style-name="_3c_p_3e_">La conscience del malfaisant est tousjors en poine, pour-ce que les oevres de vertu sont moienes choses, et nature meisme se conorte en moineté et se conturbe dou sorplus et de la defaute, si comme la vue qui se connorte de la verde coulour, qui est moiene entre blanche et noire</text:p>
      <text:p text:style-name="_3c_p_3e_">Et si comme la preudefeme fu esleechie quant elle engendre <text:span text:style-name="_3c_num_3e_">un</text:span> biau filz et se dolousist se ce fust uns chas ou autre chose contre nature ; tout autresi s’esjoïst l’ame des oevres de vertu, si comme de son fruit et s’esmaie des vices qui sont contre le. Use adonc tousjors de bien fere. Car Tuilles dit, l’en doit eslire la trés millor voie de vivre, car le us le feront plus legiere.</text:p>
      <text:p text:style-name="_3c_p_3e_">Et pour-ce que la foiblece des hommes est si decheables as visces, dit Senekes, ha, comme le hom est vil chose et despisable, s’il ne s’eslieve sor les humaines choses. Et quant il si est eslevés donc est il nobles, lors est il gentil et de trés haute nature ; car la u la volentés est obeissans a raison, lors di je que la plus noble partie de celui est dame et roine dou roiaume dou cuer. Et cis hom est apelés nobles por les nobles oevres de vertu, et de ce nasqui premierement la noblece de gentiz gens, non pas de lor ancestres ; car a estre de chetif cuer et de haute lignie est autresi comme pot de tiere qui est covert de fin or par dehors.</text:p>
      <text:p text:style-name="_3c_p_3e_"><text:soft-page-break/>De ce dit Salemons, boneeuree est la terre qui a noble signour ; car la raisons qui le donne noblece abat toutes mauvestiés. Seneques dist, qui est nobles ? celui qui est par nature establis a vertus. Jeromes dist, sovraine noblece est la clartés des vertus.</text:p>
      <text:h text:style-name="Heading_20_2" text:outline-level="2"><text:bookmark-start text:name="II55"/><text:span text:style-name="_3c_id_3e_">[II55] </text:span><text:bookmark-end text:name="II55"/><text:span text:style-name="_3c_num_3e_">.II.LV.</text:span> Ci devise de vertu en <text:span text:style-name="_3c_num_3e_">.ii.</text:span> parties</text:h>
      <text:p text:style-name="_3c_p_3e_">Vertus sont en <text:span text:style-name="_3c_num_3e_">.ii.</text:span> manieres, une contemplative et une autre morale. Et si comme Aristotles dist, toutes choses desirent aucun bien, qui est lor fin. Je di que vertus contemplative establist l’ame a la soveraine fin, c’est au bien des biens ; mais la morale vertus establist le corage a la vertu contemplative. Et pour-ce volt le mestres deviser tot avant de la vertu moral que de la vertu contemplative, pour-ce qu’elle est autresi comme matire par qui on parvient a la contemplative.</text:p>
      <text:p text:style-name="_3c_p_3e_">Raison comment : vés chi <text:span text:style-name="_3c_num_3e_">un</text:span> maistre qui veut avoir <text:span text:style-name="_3c_num_3e_">un</text:span> estrument por percier, et certes il prend matere dure, c’est fier, et puis le fait pointe pour percier ; car autrement, se la matire ne fust dure et il n’eust pointe, il ne poroit venir a sa fin, c’est a percier. Et tout homme qui welent aucune chose faire eslist tout avant cele matire que covenable est a la fin de so entention. Tout autresi doit chascuns eslire la vie active, qui est aquise par les vertus moraus por governer soi entre les temporaus choses ; car puis est il ordenés et apareilliés a Dieu amer, et a ensivre sa divinité.</text:p>
      <text:h text:style-name="Heading_20_2" text:outline-level="2"><text:bookmark-start text:name="II56"/><text:span text:style-name="_3c_id_3e_">[II56] </text:span><text:bookmark-end text:name="II56"/><text:span text:style-name="_3c_num_3e_">.II.LVI.</text:span> De la vertu moral en <text:span text:style-name="_3c_num_3e_">.iiii.</text:span> parties</text:h>
      <text:p text:style-name="_3c_p_3e_">Tout sage sont en acorde que vertus contemplative a <text:span text:style-name="_3c_num_3e_">trois</text:span> parties, ce sont foi, esperance, et charités ; et que vertus moraus est devisee en <text:span text:style-name="_3c_num_3e_">.iiii.</text:span> membres, ce sont prudence, atemprance, force, justice. Mais qui bien consire la verité, il trovera que prudence est le fondement des unes et des autres ; car sans sens et sans sapience ne poroit nus bien vivre, ne a Dieu ne au monde.</text:p>
      <text:p text:style-name="_3c_p_3e_">Por ce dist Aristotles que prudence est la vertu de l’entendement et de la cognoissance de nous, et est la force et le governemens de raison ; nés les autres moraus sont por adrecier les covoitises et les oevres dehors, et ce ne peut on fere sans le conseil de prudence.</text:p>
      <text:p text:style-name="_3c_p_3e_">Mais il est ensinc que totes ces <text:span text:style-name="_3c_num_3e_">.iiii.</text:span> vertus sont si conjointes ensamble que nus hom del monde ne peut avoir l’une compliement sans les autres, ne les autres sans chascune ; car comment peut estre hom sages s’il n’est atemprés et fors et justes ; et coment peut il estre justes s’il n’est sages, fors, et atemprés. Ausi ne peut nus estre fors ne atemprés sans les autres.</text:p>
      <text:p text:style-name="_3c_p_3e_">Or est ce donc une mache quarree por garder l’ome tout environ ; car deriere nous sont posees les douteuses choses que nous ne poons pas veoir certainement. De cele part nous garde prudence, que <text:soft-page-break/>tot establist par son sens ; et a destre sont les joies et les leeces et toutes bones oevres, contre qui est assise atemprance qui ne nous laisse pas desmesurer par orguel ne par leece. A senestre sont posees les adversités et les dolours, contre qui nous deffent force, qui nos connorte et asseure contre tous periz ; mais toutes choses c’on volt et set sans nule doute sont autresi comme devant nos œils. Por ce est justice posee par devant nous, car sa vertus n’est pas se es choses certaines non.</text:p>
      <text:h text:style-name="Heading_20_2" text:outline-level="2"><text:bookmark-start text:name="II57"/><text:span text:style-name="_3c_id_3e_">[II57] </text:span><text:bookmark-end text:name="II57"/><text:span text:style-name="_3c_num_3e_">.II.LVII.</text:span> De la premiere vertu, c’est prudence</text:h>
      <text:p text:style-name="_3c_p_3e_">Par ces paroles poons nous entendre que ceste vertus, c’est prudence, n’est pas autre chose que sens et sapience. De qui Tulles dist que prudence est cognoissance de mal et de bien, et de l’un et de l’autre. Et pour-ce dist il meismes qu’elle vait par devant les autres vertus et porte la lumiere et moustre as autres la voie ; car elle done le conseil, mais les autres <text:span text:style-name="_3c_num_3e_">trois</text:span> font l’oevre. Et le conseil doit tousjours aler devant le fet, si comme dist Salustes, ains que tu commences, te conseilles, et quant tu te seras conseilliés fai tost le oevre. Car Lucans dist, ôte toutes demeures, car tousjors fet mal le atendres a ciaus qui sont apareilliés. Salemons dist, tes œils aillent devant tes piés, ce est a dire que le consaus aille devant tes oevres. Tuilles dist, poi valent les armeures dehors se le consaus n’est dedens.</text:p>
      <text:p text:style-name="_3c_p_3e_">Et le contes a dit ça ariere que prudence est cognoissance de bones choses et de mauvaises, et des unes et des autres, car par ceste vertu set on deviser le bien dou mal, et l’un mal de l’autre. De qui dit Alanus que la cognoissance dou mal nous a mestier por nous garder, car nus ne peut le bien connoistre se par cognoissance de mal non, et chascuns eschive le mal por cognoissance de bien.</text:p>
      <text:p text:style-name="_3c_p_3e_">Por ce di je que sens est si digne chose, qu’il n’est nus hom qui ne desire a estre sages ; car il nous est avis que bele chose soit sormonter les autres de sens ; et nous samble male chose et laide de cheoir et de foliier et d’estre non sachans et d’estre decheus.</text:p>
      <text:p text:style-name="_3c_p_3e_">Salemons dist, por toutes tes possessions achate sapience, qui est plus precieuse que nul trezors. Salemons dist, plus vaut sapience que toutes richeces ; et nule chose amee ne peut estre comparee a lui.</text:p>
      <text:h text:style-name="Heading_20_2" text:outline-level="2"><text:bookmark-start text:name="II58"/><text:span text:style-name="_3c_id_3e_">[II58] </text:span><text:bookmark-end text:name="II58"/><text:span text:style-name="_3c_num_3e_">.II.LVIII.</text:span> Encore de prudence</text:h>
      <text:p text:style-name="_3c_p_3e_">Ki vieut prudence sivre, il aura par raison, et vivera droiturierement s’il pense toutes choses devant et s’il met en ordene la dignité des choses selonc lor nature, non pas selonc ce que maint homme pensent ; car choses sont qui samblent a estre bones et non sont, et autres sont bones qui ne le samblent mie.</text:p>
      <text:p text:style-name="_3c_p_3e_"><text:soft-page-break/>Toutes choses que tu as transitores, ne les quides pas grandes. Choses que tu aies a toi, ne les garde pas comme s’eles fuissent a autrui, mais par toi comme toues. Se tu vieus avoir prudence, soies uns en toz lieus ; non muer toi por les varietés des choses, mais atourne toi si comme la mains fait qui est une meisme tousjours quant elle est close et quant elle est overte.</text:p>
      <text:p text:style-name="_3c_p_3e_">La nature des sages hommes est examiner et penser en son conseil avant qu’il coure a chose fausse par legiere creance. Des choses qui sont douteuses ne dones jugement mais tien ta sentence pendant et ne la ferme, pour-ce que toutes choses voirsamblables ne sont pas voires, chascune chose qui samble non creable n’est pas fausse. La verités a maintes fois face de mençoigne, et mençoigne est couverte en samblance de verité ; car tout autresi comme le losengiers coevre son maltalent par bele chiere de son vis, peut la fauseté recevoir couleur et samblance de verité, por mieux dechevoir.</text:p>
      <text:p text:style-name="_3c_p_3e_">Se tu vius estre sages, tu dois consirer les choses futures, et penser en ton corage tot çou qu’avenir peut. Nule soudaine chose t’aviegne que tu n’aies devant porveue ; car nus preudom ne dit, ce ne quidoie je mie ; ançois atent et non doute. Au commencement de toutes choses pense la fin ; car hom ne doit teus choses comencier en quoi fet mal perseverer.</text:p>
      <text:p text:style-name="_3c_p_3e_">Li sages hom ne vieut engignier autrui ne ne peut estre engigniés. Les toies opinions soient autresi comme sentences. Les vaines pensees qui sont samblables a songes ne le reçoivre pas ; car se tu te delitoies, quant tu penseroies toutes choses tu seroies tristes ; mais ta cogitations soit ferme et certaine en penser et en consillier et en querre. Ta parole ne soit friole, mais toutefoies soit elle ou pour ensegner ou por penser ou por commander. Loe plus atempreement, mais plus atempreement blasme, pour-ce que loer est ausi blasmable comme trop blasmer ; car en trop loer peut avoir suspection de losenges, et en trop blasmer peut avoir suspection de malevoillance. Donne ton tesmoing a verité non pas a amistié ; ta promesse soit par grant consideration et soit le don grignour que la proumesse.</text:p>
      <text:p text:style-name="_3c_p_3e_">Se tu ies sages hom, tu dois ordener ton corage selonc <text:span text:style-name="_3c_num_3e_">trois</text:span> tans en ceste maniere : tu ordeneras les presentes choses, et porverras celes qui sont a avenir, et soviegne toi de celes qui sont alees. Car cil qui ne pense des choses passees piert sa vie si comme non sages ; et cil qui ne porvoit les futures si chiet en toutes non sages, si comme hom qui ne se garde. Propose en ton corage les choses qui a avenir sont, et les bones et les mauvaises, si que tu puisses soufrir les males et atemprer les bonnes.</text:p>
      <text:p text:style-name="_3c_p_3e_">Ne soies tozjors en oevre, mais aucune fois laisse reposer ton corage ; mais garde que celui reposer soit plains de sapience et de penser honeste. Li sages hom n’enpire de reposer  ; et se aucunefois ses cuers est un poi lasches, il ne sera ja desliiés ne ne brisera le liien dou sens. Il haste les choses tardives, les entrapees delivre et adoucist les aspres ; et por çou qu’il fet de quele partie c’on doit coumencier les choses et coment on les doit parfere. Et par les overtes choses dois tu entendre les obscures, et par les petites les grans, et par les prochaines les lontaines, et par une partie dois tu entendre tout.</text:p>
      <text:p text:style-name="_3c_p_3e_"><text:soft-page-break/>Ne tesmoigne l’autorité de celui qui dist, mais garde a ce qu’il dit. Demande tel chose qui puist estre trovee, et desire en toi tel chose que tu puisses desirer devant tot hommes. Ne monter en si haut lieu dont il te couviegne descendre. Lors te besoigne consaus quant tu as vie de prosperité, et ensi te remandra ta prosperité, et en bon lieu fermement. Ne te muet trop hastivement, mais garde le lieu u tu dois aler et jusc’a ou.</text:p>
      <text:h text:style-name="Heading_20_2" text:outline-level="2"><text:bookmark-start text:name="II59"/><text:span text:style-name="_3c_id_3e_">[II59] </text:span><text:bookmark-end text:name="II59"/><text:span text:style-name="_3c_num_3e_">.II.LVIIII.</text:span> Encore de ceste vertu</text:h>
      <text:p text:style-name="_3c_p_3e_">Et pour-ce que en ceste vertu sont mis tous sens et tous ensegnemens, apert il qu’elle connait tous tens ; c’est le tens alé par memoire, de quoi Seneques dist, qui ne pense noient des choses alees a sa vie perdue ; et du tens present par cognoissance ; et du tens a venir por porveance. Et pour ce disent le sage, prudence a <text:span text:style-name="_3c_num_3e_">.iiii.</text:span> menbres por governer sa vertu, chascune selonc son office, ce sont porveance, garde, cognoissance, et ensegnement. Et le mestres devisera l’office de tous, et premierement de pourveance.</text:p>
      <text:h text:style-name="Heading_20_2" text:outline-level="2"><text:bookmark-start text:name="II60"/><text:span text:style-name="_3c_id_3e_">[II60] </text:span><text:bookmark-end text:name="II60"/><text:span text:style-name="_3c_num_3e_">.II.LX.</text:span> De porveance</text:h>
      <text:p text:style-name="_3c_p_3e_">Porveance est uns presans sens qui enquiert la venue des futures choses, c’est a dire que porveance est en <text:span text:style-name="_3c_num_3e_">.ii.</text:span> manieres et qu’elle a <text:span text:style-name="_3c_num_3e_">.ii.</text:span> offices. L’une est qu’elle pense et remire les choses qui sont presens, et par icele consire et voit devant tous çou qu’il en peut avenir, et qu’elle peut estre la fins dou bien et du mal. Et puis qu’elle a ce fait, si se garnist et se conseille par son savoir contre la mescheance qui avient ; pour-ce doit on veoir devant le mescheance qui avient, pour-ce doit on veoir devant le mal qui avenir peut, car s’il vient il pora plus legierement trespasser et soufrir.</text:p>
      <text:p text:style-name="_3c_p_3e_">Grigoires dist, pour-ce ne peut on eschiver les perils qui n’en fu porveus devant. Juvenaus dist, tu as aquise grant deité se prudence est avec toi ; car celui est bonseurés qui peut connoistre la fin des choses. Boesces dist, il ne soufist pas a l’homme qu’il voie u connoisse les choses qui sont devant ses œils, mais prudence mesure la fin des choses. Tuilles dit, il apertient a bon engien a establir devant çou qu’il peut avenir en l’une partie et en l’autre, et que ce soit a faire quant ce sera avenus ; si que l’en ne face chose, qu’il coviegne dire aucunefois, je ne le quidoie.</text:p>
      <text:p text:style-name="_3c_p_3e_">Senekes dist, le consillieres doit amonester homme qu’il ne se fie de rien en son bon cuer, et qu’il ôte la fole creance qu’il a de sa poissance, qu’elle doie durer tozjors, et qu’il le ensegne que toutes les choses que fortune le a donees sont movables et qu’eles s’enfuient grignour oire qu’eles ne vienent ; et <text:soft-page-break/>que l’en avale par ces degrés par quoi il monta en hautece ; et qu’il n’a point de difference entre la plus haute fortune et la plus basse.</text:p>
      <text:p text:style-name="_3c_p_3e_">De quoi dist Boesces, fortune ne fera ja que les choses soient toues qui sont étranges de toi par l’uevre de nature ; mais le faus ami portent flaterie en lieu de conseil, et toute lor ententions est en decevoir souef. Tuilles dit, maint pechiet vienent quant le homme enflent des opinions, puis en sont escharnis laidement. Seneques dit, por çou sont plusieurs qui ne connoissent pas lor forces ; et quant il quident estre si grant comme il oënt dire, il comencent guerre et choses superbes que puis retornent a grant peril.</text:p>
      <text:p text:style-name="_3c_p_3e_">Li mestres dit, pour ce se doit porveoir et garder chascuns de fausses paroles et de flateries, qui souef dechoivent ; ausi comme le dous sons dou flaüt qui engiegne les oisiaus tant qu’il sont pris. Et maintefois le pesme venim est desous le miel ; pour-ce sont pieur le mal qui sont covert de bien. Catons dist, ne croire de toi plus que toi meismes. Salemons dist, a paines getera ja larmes le œils de ton anemi ; et quant il verra son. Tans, ne se pora ja saouler de ton sanc Mais Juvenaus dist, il pleure quant il voit larmoier son ami, més de son mal ne se diut il noient.</text:p>
      <text:h text:style-name="Heading_20_2" text:outline-level="2"><text:bookmark-start text:name="II61"/><text:span text:style-name="_3c_id_3e_">[II61] </text:span><text:bookmark-end text:name="II61"/><text:span text:style-name="_3c_num_3e_">.II.LXI.</text:span> De garde</text:h>
      <text:p text:style-name="_3c_p_3e_">Garde est garder soi des visces contraires. Ses office est sivre le mi en toutes choses ; c’est a dire que l’en doit si garder son avoir, que por fuir avarice il ne deviegne wasteres, et qu’il se doit si departir dou fol hardement, qu’il ne chee en poour Car cil est vraiement hardis qui enprent ce qu’il fait a enprendre, et qui fuit ce qu’il fait a fuir ; més le paourous ne fait ne l’un ne l’autre, et le fols hardis fet et l’un et l’autre.</text:p>
      <text:p text:style-name="_3c_p_3e_">Salemons dist, garde ton cuer en toute garde. Il dist, en toute garde que tu ne cloes a tes anemis d’une part les portes et d’autre part lor oevre l’entree ; c’est a dire que por garder toi d’un vice tu n’en faces <text:span text:style-name="_3c_num_3e_">un</text:span> autre plus grant ; car il n’est mie bon a descovrir <text:span text:style-name="_3c_num_3e_">un</text:span> autel pour covrir <text:span text:style-name="_3c_num_3e_">un</text:span> autre.</text:p>
      <text:p text:style-name="_3c_p_3e_">Garde toi donc de toutes estremités, ne desirer pas desmesuree prudence, ne sachés plus que covenable ne soit ; mais sachez tant comme il vous soufist. Autresi garde toi d’ignorance ; car qui rien ne set ne bien ne mal, ses cuers est aveules et nonveans, il ne peut consillier ne soi ne les autres. Car s’uns avugles en voet guier un autre, certes il meismes chiet en la fosse tout avant, et le autres aprés lui.</text:p>
      <text:p text:style-name="_3c_p_3e_">Ensi donc prudence qui est le mi entre <text:span text:style-name="_3c_num_3e_">.ii.</text:span>, qui contrepoise et adrece les pensees et atempre les oevres et mesure les parables. Car si comme des oevres qui ne sont establies par vertu ensiut periz, tout autresi fet il dou parler quant il n’est selonc ordre de raison. Et pour-ce tout avant que tu dies ne <text:soft-page-break/>çou ne quoi, dois tu consirer principaument <text:span text:style-name="_3c_num_3e_">.vi.</text:span> choses, qui tu ies, que tu vius dire, et a qui et por quoi et coument en en quel tens. Raison coment.</text:p>
      <text:h text:style-name="Heading_20_2" text:outline-level="2"><text:bookmark-start text:name="II62"/><text:span text:style-name="_3c_id_3e_">[II62] </text:span><text:bookmark-end text:name="II62"/><text:span text:style-name="_3c_num_3e_">.II.LXII.</text:span> Des choses c’on doit garder ançois c’on parole et premierement qui tu es qui parler viaus</text:h>
      <text:p text:style-name="_3c_p_3e_">Tout avant que tu dies mot, consire en ton cuer qui tu ies qui vieus parler, et premierement garder se la chose apertient a toi ou a autrui. Et se c’est qu’elle apertiegne a <text:span text:style-name="_3c_num_3e_">un</text:span> autre, ne t’en melles ja ; car selonc loi est encoupable qui s’entremet de ce qui n’apertient pas a lui. Salemon dit, cil qui s’entremet des autrui mellees est samblables a celui qui prend le chien par les oreilles. Jesu Siraac dit, de la chose qui ne te grieve ne te combates.</text:p>
      <text:p text:style-name="_3c_p_3e_">Aprés garde se tu ies en ton bon sens paisiblement sans ire et sans troublement de corage, car autrement dois tu taire et constraindre ton courous. Tuilles dist qu’il est grans vertus a constraindre les movemens dou cuer qui sont troblés, et faire tant que ses desiriers soient a raison. Seneques dist, quant ii hons est plains d’ire, il ne voit rien se de crime non. Catons dist, ire enpeche le corage si qu’il ne peut trier la verité. Por ce dist uns sages, la lois volt bien l’ome qui est sorpris d’ire, mais il ne voit pas la loi. Ovides dist, vain ton corage et ta ire, tu qui vains totes choses. Tuilles dist, ire soit long de nous, car o lui nule chose peut estre bien fete ne bien pensee ; et ce que l’om fait par aucun troublement ne peut estre parmanable ne plaire a ciaus qui i sont. Pieres Alfons dist, c’est en l’umaine nature que quant le corages est commeus par aucun troublement il pert les œils de la cognoissance entre voir et faus.</text:p>
      <text:p text:style-name="_3c_p_3e_">Aprés garde que tu ne soies courans par desirier dou parler en tel maniere que ta volentés ne consente a raison ; car Salemons dit, cil qui ne peut constraindre son esperit en parlant est samblables a la cité overte qui n’est avironee de mur. Li mestres dit, qui ne se set taire ne set parler. Et a <text:span text:style-name="_3c_num_3e_">un</text:span> homme fu demandé por quoi il estoit si taisans, ou pour sens ou pour folie, et il respondi que fols ne se peut taire. Salemon dist, pose frain a ta bouche, et garde que tes levres et ta langue ne te facent cheoir, et que la cheoite ne soit a mort sanz garison. Catons dit, soverainne vertus est a constreindre la langue ; et cil est prochains de Deu qui se set taire par raison. Salemons dit, qui garde sa bouche il garde s’ame ; et qui ne consire ses dis, il sentira mal.</text:p>
      <text:p text:style-name="_3c_p_3e_">Et se tu vieus blasmer ou reprendre autrui, garde que tu ne soies entechiés de celui meisme visce ; car étrange chose est a veoir une deliee poudre en l’uel d’un autre, et el sien ne voit un grandesime rien. Li Apostles dit, O tu, hons qui juges, en ce que tu juges les autres dampnes tu toi meismes, car tu fés çou que tu juges. Et ailleurs dist il meismes, tu aprens les autres et n’ensegnes mie a toi, tu dis que <text:soft-page-break/>l’en ne face avoutire et tu le fais. Catons dist, ce que tu blasmes garde que tu ne le faces, car laide chose est quant la coupe en chiet sor lui. Augustins dist, bien dire et mal ovrer n’est pas autre chose que dampner soi par sa vois</text:p>
      <text:p text:style-name="_3c_p_3e_">Aprés garde se tu sés ce que tu vieus dire ou non, car autrement ne poroies tu bien dire. Un homme demanda son mestre coment il poroit estre bons parliers ; et son mestre le dist qu’il desist seulement çou qu’il bien parfitement seust. Jesu Siraac dit, se tu as entendement, respont maintenant ; autrement soit ta mains sor ta bouche que tu ne soies pris par niches paroles et soies confus.</text:p>
      <text:p text:style-name="_3c_p_3e_">Aprés garde le fin de tes dis et qu’il en peut avenir ; car maintes choses samblent estre bones au comencement qui auront male fin. Jhesu Siraac dist, en tous biens a double mal ; pour ce consire le commencement et le fin et le siute. Panfiles dist, se l’en porvoit le chief et le fin ensamble, la fin en porte l’onour et le blasme. Et la u tu te doutes de ta parole s’il en aviegne ou bien ou mal, je loe que tu te taises. Pieres Aufons dit, crien de dire çou dont tu te repentes, car a sage homme afiert de taire por lui mieux que parler contre soi. Nus homme taisans est decheus, més sovent molt parlans est deceus. Et certes les paroles sont samblables as saietes, que l’om peut traire legierement més retraire non : paroles vont sans retour. Tuilles dit, ne fere çou dont tu ies en doute s’il est bien ou mal, car bontés reluist par soi meismes et doute a senefiance de mauvaistié. Senekes dit, folie ne soit ton conseil.</text:p>
      <text:h text:style-name="Heading_20_2" text:outline-level="2"><text:bookmark-start text:name="II63"/><text:span text:style-name="_3c_id_3e_">[II63] </text:span><text:bookmark-end text:name="II63"/><text:span text:style-name="_3c_num_3e_">.II.LXIII.</text:span> De connoistre le voir de la mençoigne</text:h>
      <text:p text:style-name="_3c_p_3e_">Tout çou que tu vieus dire consire se çou est voirs ou mençoigne selonc çou que nous ensegne Jhesu Siraac qui dist, devant ta oevre soit veritable parole et parmanable consel. pour-ce doit on garder verité sor totes choses, car elle nous fait prochain a Deu qui est toute verités. Di donc la verité tousjors et te garde de mençoigne. Salemons dist, lerres fet plus a loer que celui qui tousjours ment.</text:p>
      <text:p text:style-name="_3c_p_3e_">Apense toi a la verité quant elle est dite, ou par ta bouche ou par autrui ; car Cassidorus dit que pesme chose est a despire verité, et verités est tousjors bonne s’elle n’est mellee de fauseté. Senekes dist, les paroles de celui qui ensiut verité covient estre simples, sans coverture nule.</text:p>
      <text:p text:style-name="_3c_p_3e_">Di donc la verité en tel maniere qu’elle soit autresi comme sairement. Seneques dit, le qui dit n’a fermeté de serement, certes son serement est vil chose ; car ja soit ce que tu ne claimes le non Dieu, ou qu’il n’i ait tesmoing, neporquant garde verité et ne trespasse la loi de justice.</text:p>
      <text:p text:style-name="_3c_p_3e_">Et s’il te covient raembre la verité par mençoigne, tu ne mentiras, mais escuseras la ou il a honeste ochoison. Car bons hom ne cuevre pas ses secrés, il taist ce qui ne fait pas a dire, et dist ce qui covient. Salemons dist, je te pri, Deus, de <text:span text:style-name="_3c_num_3e_">.ii.</text:span> choses, que vanités et parole de mençoigne soient loing de moi. Li Apostres dit, ne fait nient contre verité, més pour verité. Li mestres dit, di donc tele verité qu’il soit creable ; car verité qui n’est pas creue est en lieu de mençoigne, autresi comme mençoigne creue tient <text:soft-page-break/>lieu de verité. Et cil qui ment et si quide voir dire n’est pas mençoignier, car tant com en lui est, il ne deçoit pas mais il est decheus, mais qui ment a ensient, il est bien mençoignier.</text:p>
      <text:p text:style-name="_3c_p_3e_">Por ce di je qu’il i a <text:span text:style-name="_3c_num_3e_">.vii.</text:span> manieres de mengoignes. La premiere est ens ensegnemens de la foi et de religion, et ceste est trés mauvaise. La seconde est pour anoier autrui sans le proufit de nului. La tierce est por aucun avoir por le preu d’un autre. La quarte est por volenté de falir, et c’est droite mençoigne. La quinte est de biaus dis por envoiseure ou por plaire as gens. La sisime est por proufit d’aucun sans nului damagier. Et la septime est sans damage de tous hommes, mais elle est dite pour garder <text:span text:style-name="_3c_num_3e_">un</text:span> homme qu’il ne chee en pechiet. En ces <text:span text:style-name="_3c_num_3e_">.vii.</text:span> manieres de boisdie est grignour pechiés de tant comme elle aproche plus a la premiere et mains a la derraine, car nule n’est sans pechié.</text:p>
      <text:p text:style-name="_3c_p_3e_">Aprés garde que tes paroles ne soient frioles, car nus ne doit dire mos qui ne soient proufitables d’aucune part. Seneques dit, ta parole ne soit por noient ; mais ou elle soit pour consillier ou por commander ou por amonester. Li Apostles dist, eschive les vaines paroles et les mauvaises.</text:p>
      <text:p text:style-name="_3c_p_3e_">Aprés garde se ton dit soit por raison ou sans raison, car chose qui n’est raisnable n’est parmanable. Por ce dist uns sages, se tu vieus vaincre tot le monde, sousmet toi a raison. Et qui bien ensiut raison, elle le fait connoistre tout bien ; et qui s’en desoivre il chiet en erreur.</text:p>
      <text:p text:style-name="_3c_p_3e_">Aprés garde que tes dis ne soient pas aspre, mais douç et debonaire. Jesu Siraac dist, cytoles et vieles font mout de melodies, mais andeus sormonte la langue souef, la douce parole monteplie amis et endoucist les enemis. Panfiles dist, douce parole aquiert et nourrit les amis. Salemons dist que la mole response desront ire, et la dure parole fet courous.</text:p>
      <text:p text:style-name="_3c_p_3e_">Aprés garde que ta parole soit bone et bele, non pas laide ne male. Car le Apostres dist que males paroles corrompent bones meurs. Et ailleurs dist il meismes, nul mal mot ne isse de vostre bouche. Encore dist il en autre liu que bons hons ne doit pas amentevoir laidure ne foz dis Senekes dist, astien toi de laides paroles, car eles norrissent folie. Salemons dist, le hons qui est acoustumés de paroles de reproce n’iert pas amendés toz les jors de sa vie. Li Apostres dist, vostre parole soit tozjors condiee de sel de grasce, en tel maniere que vous sachez tousjors comment il vous covient a chascun respondre.</text:p>
      <text:p text:style-name="_3c_p_3e_">Aprés garde que tu ne dies obscures paroles, mais entendables. De quoi la lois dist, il n’i a point de difference de nier ou de taire ou de respondre obscurement, se celui qui remaint ne remaint certain. Car l’escripture dist que plus seure chose est a estre mu que dire paroles que nus n’entende.</text:p>
      <text:p text:style-name="_3c_p_3e_">Aprés garde que tes paroles ne soient sophistiques, c’est a dire qu’il n’i ait desous aucun mal engien pour decevoir Car Jhesu Siraac dist, qui parole sosphistequeement, il sera haïs de tous hommes et defaillans en toutes choses, et Dieus ne le done sa grasce.</text:p>
      <text:p text:style-name="_3c_p_3e_">Aprés garde que tu ne dies ne ne faces tort ne damage ne anui, car il est escrit, qui a mains manace, qu’il fait tort a <text:span text:style-name="_3c_num_3e_">un</text:span> homme. Jhesu Syraac dist, ne te soviegne pas de chose qui apertiegne a anui. Cassidorus dist, pour <text:span text:style-name="_3c_num_3e_">un</text:span> tortfet sont plusieurs commeu. Li Apostles dit, qui fet anui aura ce qu’il fist de mal : atent d’autrui ce que tu as fet a autrui. Tuilles dist, il n’est nus si chevetains torsfés comme de <text:soft-page-break/>ciaus qui, lorsqu’il le font, welent resambler qu’il soient bons. Jhesu Siraac dist, la roiautés est trespassee de gens as gens par les maus et par les torsfais.</text:p>
      <text:p text:style-name="_3c_p_3e_">Mais hom ne s’en doit garder seulement, ains doit contrarier a ceaus qui le font as autres. Tuilles dist que <text:span text:style-name="_3c_num_3e_">.ii.</text:span> manieres sont de torsfais, une est qui le fait, une autre est qui ne contrarie a ciaus qui le font, et ce est autresi blasmable comme cil qui n’aide son fil ne sa cité. Et nanporquant se l’en te dist mal ou anui, tu te dois taire ; car Augustins nous ensegne que plus bele chose est a eschivre <text:span text:style-name="_3c_num_3e_">un</text:span> tortfait en taisant que vaincre en respondant.</text:p>
      <text:p text:style-name="_3c_p_3e_">Aprés garde que tes dis ne soit pour semer descorde, car il n’a si male chose entre les hommes. Aprés garde que en tes dis tu ne te gabes malement, ne de ton ami, ne de ton anemi, ne de nului. Car il est escrit, il n’afiert pas a gaber ton ami ; car se tu le fais anui, il se courece plus fort ; et ton anemi se tu le mokes vient tost a la mellee, car il n’est nus a qui il ne desplaise. Et amours est chose muable ; et s’il mue, tost faut et a paines revient. Salemons dist, qui done sentence des autres, par teus l’ora de lui meismes. Ce meisme conferme Martialis la ou il dist, qui descuevre les autrui visces, par teus ora les siens crimes ; car qui escharnist, il est escharnis a sa coupe, il n’a pas si general chose au monde.</text:p>
      <text:p text:style-name="_3c_p_3e_">Aprés garde que tu ne dies malicieus mot ; car le Prophetes dit, Dieus destruise les levres malicieuses et langue vanteresce. Aprés garde que tu ne dies orguilleus mot ; car Salemon dist, ou orgoils est, la maint folie, et la ou est humilités, si est sens et leece. Job dist, se orgoils monte jusques au ciel et son chief touche les nues, a la fin le covient il cheoir et torne a perte et a noient. Jhesu Siraac dist, orgoils est heables devant Deu et devant les hommes, et toute iniquités avec. Et aillours dist il que orgois et tortfais destruit la substance, et grandisme richeces vient a noient par superbe.</text:p>
      <text:p text:style-name="_3c_p_3e_">A la fin garde que tes paroles ne soient oiseuses, car il nous covenra rendre raison de toutes. Les ensegnemens estuet il garder en parlant, et en some tout çou qui enpire l’onnour de nous ; et tout çou qui est contre bonnes meurs, nus le doit pas dire ne metre en oevre. Socrates dist, ce qui est let a fere, je ne croi pas qu’il soit bons a dire. Pour ce doit chascuns dire honestes parole ou qu’il soit ; car qui wet honestement parler entre les étranges ne doit pas deshonestement parler entre les privés, car honestés est necessaire en toutes les parties de la vie des hommes.</text:p>
      <text:h text:style-name="Heading_20_2" text:outline-level="2"><text:bookmark-start text:name="II64"/><text:span text:style-name="_3c_id_3e_">[II64] </text:span><text:bookmark-end text:name="II64"/><text:span text:style-name="_3c_num_3e_">.II.LXIIII.</text:span> De garder a qui tu paroles</text:h>
      <text:p text:style-name="_3c_p_3e_">Or estuet regarder a qui tu paroles, s’il est tes amis ou non ; car avec ton ami pués tu parler bien et droitement, a ce qu’il n’a pas nule si douce chose au monde comme il est d’avoir <text:span text:style-name="_3c_num_3e_">un</text:span> ami a qui tu puisses parler autresi comme a toi ; mais ne di pas chose qui ne doit estre seue, s’il ne devenist tes anemis. Senekes dist, parole avec tes amis, autresi comme se Dieus te ooit, et vif avec les hommes ausi comme se Dieus te veist. Car ailleurs dist il meismes, tien ton ami en tel maniere que tu ne criemes qu’il <text:soft-page-break/>deviegne tes enemis. Pieres Alfons dist, por les amis que tu n’as assaiés, te porvois une fois des anemis et mil des amis, car par aventure le amis devendra enemis.</text:p>
      <text:p text:style-name="_3c_p_3e_">Li mestres dit, ton secré, de quoi tu ne dois consillier, ne le di pas a homme vivant. Jhesu Siraac dist, a ton ami et a ton anemi ne descoevre pas çou que tu sés, meismement se ce est mal, car il te gabera et se mokera de toi, en samblanche de deffendre ton pechié. Li mestres dist, tant comme tu retiens ton secré il est autresi comme en ta chartre, mais quant tu l’as descovert, il tient toi en sa prison ; car plus seure chose est a taire que priier <text:span text:style-name="_3c_num_3e_">un</text:span> autre qu’il se taise. pour-ce dist Senekes, se tu ne commandes a toi de taire, coment en prieras tu <text:span text:style-name="_3c_num_3e_">un</text:span> autre ? Et neporquant s’il t’estuet consillier de ton secré dire, di le a ton bon ami droit et loial que tu as assaiet de droite bienweillance. Salemons dit, aies amour et pais de plusours, mais <text:span text:style-name="_3c_num_3e_">un</text:span> conseilleour entre mil. Catons dist commet ton secré a loial compaignon et ta maladie a loial mire.</text:p>
      <text:p text:style-name="_3c_p_3e_">Aprés garde que tu ne paroles trop a ton anemi, car en lui ne pués tu avoir nule fiance, neis s’il fust pacefiiés a toi. Esopes dist, ne vous afiiés pas en ciaus que vous avés guerroiés, car il ont tousjours el pis le feu de la haine. Seneques dist, la ou le feus a demouré longuement, tousjors i seront les fumees. Et ailleurs dist il meismes, mieux vaut a morir por ton ami que vivre avec ton anemi. Salemons dist, ne croire par a ton ancien anemi, car ja soit ce qu’il s’umelie, ce n’est pas por amour, més pour prendre ce qu’il ne pooit avoir devant. Et ailleurs dist il meismes, tes enemis pleure devant toi ; mais s’il veoit le tens, il ne poroit estre saoulés de ton sanc.</text:p>
      <text:p text:style-name="_3c_p_3e_">Pieres Autons dist, ne t’acompaigne pas a tes anemis, car se tu fés mal il le noteront, et se tu fés bien il le dampneront. Generaument entre toutes gens dois tu garder que tu dies ; car plusieurs portent samblance d’ami, qui sont enemi. Pieres Aufons dit, tous ceaus que tu ne conois, souspeçonne qu’il soient tes enemis. Et s’il welent cheminer avec toi ou enquerre de tes aleures, faing toi que tu ailles plus long. Et s’il porte glave, si va a sa destre, et s’il porte espee, si va a sa senestre.</text:p>
      <text:p text:style-name="_3c_p_3e_">Aprés garde que tu a fol ne paroles pas ; car Salemons dist, es oreilles du fol ne dies mot, car il despit l’ensegnement de ta parleure. Et ailleurs dist il meismes, le sages hom, s’il tence avec le fol, ou qu’il se courece ou qu’il rie, ne trovera ja repos ; et fols ne rechoit pas le dit de sens se tu ne dis ce qui soit agreable a son cuer. Jhesu Siraac dist, cil parole a homme dormant qui dist au fol sapience.</text:p>
      <text:p text:style-name="_3c_p_3e_">Aprés garde toi que tu ne paroles a homme escarnisseour, et fui ses dis comme venin, car la compaignie de lui est lasse de toi. Salemon dist, ne chasties homme gabeour, car il te haroit, mais chastie le sage, qui t’amera. Senekes dist, qui blasme l’escharnisseour fet anui a soi meismes, et qui blasme le mauvais aquiert de ses teches. Jhesu Siraac dist, ne te conseille pas avec fols, car il ne loent pas se ce non que lor plest.</text:p>
      <text:p text:style-name="_3c_p_3e_">Aprés garde que tu ne paroles a homme gengleour et plain de descorde ; car le Prophetes dist, hom qui a langhe jengleresse n’ert amés sur terre. Jhesu Siraac dit, espoentables est en cité homme discordeus et fol de paroles. Et ailleurs dist il meismes, qui het genglerie estaint malice.</text:p>
      <text:p text:style-name="_3c_p_3e_"><text:soft-page-break/>Garde donc que tu ne paroles a hommes descordables, que tu ne meches busches en lor feu. Tuilles dist, la raisons des chiens doit hom dou tout eschivre, c’est des hommes qui tozjors abaient comme chien. Car de ciaus et des autres samblables dit Nostre Sires, ne getes pas perles entre les porciaus.</text:p>
      <text:p text:style-name="_3c_p_3e_">Aprés garde toi de tous mauvais hommes, car Augustins dit que si comme le feus croist tousjors pour la croissance des busces, tot autresi le mauvés homme quant il oënt grignour raison croissent il en plus fiere malice ; car en male ame n’entre pas sapience.</text:p>
      <text:p text:style-name="_3c_p_3e_">Aprés garde que de ton secré tu ne paroles a homme ivre ne a male feme ; car Salemons dist, nul secré regne la ou est yvresce. Li mestres dist, femes sevent celer ce qu’eles ne sevent. Et en some garde tousjors devant qui tu ies, et mout bien consire le lieu ; car a moustier covient a dire autre chose que a court, et a noces autre chose que a dolour, et a maison autre chose que a compaignie ou que es places, et pour-ce que le proverbes dit que qui est encoste voie ne die pas folie, que le parleour doit bien prendre garde qu’il ne die chose mauvaise se aucuns fust enki priveement.</text:p>
      <text:p text:style-name="_3c_p_3e_">Aprés garde tu paroles au signour que tu le rendes bonour et reverence, selonc ce que tu dois a sa dignité, car es hommes dois tu diligeaument consirer la dignité et le gré de chascun ; car autrement dois tu parler as princes que as chevaliers, et autrement a son per que a son menour, et autrement as religieus que as seculers.</text:p>
      <text:h text:style-name="Heading_20_2" text:outline-level="2"><text:bookmark-start text:name="II65"/><text:span text:style-name="_3c_id_3e_">[II65] </text:span><text:bookmark-end text:name="II65"/><text:span text:style-name="_3c_num_3e_">.II.LXV.</text:span> De garder por quoi tu paroles</text:h>
      <text:p text:style-name="_3c_p_3e_">Après dois tu garder por quoi tu paroles, c’est a dire l’ochoison de tes dis ; car Seneques dist, commande que tu enquieres l’ochoison de totes choses. Cassidorus dist que nule chose non peut estre fete sans achoison ; et achoison est en <text:span text:style-name="_3c_num_3e_">trois</text:span> manieres, une qui fait, la seconde est la matire de quoi il le fet, la tierce est la fins pour quoi il le fait. Et tu dois garder por quoi tu dis ; car autrement dois tu parler por le service Dieu que por les hommes, et autrement por ton preu que pour l’autrui.</text:p>
      <text:p text:style-name="_3c_p_3e_">Mais garde que ton gaaing soit biaus et covenables, car lois nous a deveé lait proufit. Seneques dist, fuies laide gaigne comme perte. Li mestres dist, proufiz qui vient con male renomee est malvés, et jou ameroie mieux a despendre que laidement a gaignier. Et si doit le gaains estre amesurés, car Cassidorus dist que se le gaains ist de covenable mesure, il n’aura pas la force de son non. Et si doit estre naturel, c’est a dire d’un preudome a <text:span text:style-name="_3c_num_3e_">un</text:span> autre ; car la loi dist qu’il est drois de nature que nus n’enrichisse d’autrui damages. Tuilles dist, ne paour ne dolour ne mort ne nule autre chose dehors n’est si fierement contre nature comme enrichir dou damage des autres, meismement de la povreté as povres. Cassidorus dist, sour toutes manieres de cruauté est enrichir de la povreté as besoigneus.</text:p>
      <text:p text:style-name="_3c_p_3e_">Pour achoison de ton ami dois eu bien dire, mais que ce soit biens ; car Tuilles nous ensegne que la lois d’amistié commande qu’il ne s’entreprient des choses vilaines, et cil qui en est priiés ne le face ; car <text:soft-page-break/>amours n’est deffense dou pechié que l’om fait pour son ami, mais mout peche cil qui donne oevre au pechié. Seneques dist, pechiers est chose laide, et deguerpist Deu <text:span text:style-name="_3c_num_3e_">.ii.</text:span> fois. Cassiodorus dist : cil est bons deffenderes qui deffent sans tort faire.</text:p>
      <text:h text:style-name="Heading_20_2" text:outline-level="2"><text:bookmark-start text:name="II66"/><text:span text:style-name="_3c_id_3e_">[II66] </text:span><text:bookmark-end text:name="II66"/><text:span text:style-name="_3c_num_3e_">.II.LXVI.</text:span> Consirer comment tu dois parler</text:h>
      <text:p text:style-name="_3c_p_3e_">Or te covient il consirer comment tu paroles, car il n’est nulle chose qui n’ait besoing de ses manieres et de sa mesure, et tout çou qui est demesuré est de mal, et tout sorplus tornent a anui. Por ce doit la maniere et la mesure du parler estre de <text:span text:style-name="_3c_num_3e_">.v.</text:span> choses, c’est en parleure, en isneleté, en tardeté, en quantité, et en qualité.</text:p>
      <text:p text:style-name="_3c_p_3e_">Parleure est la dignités dou mot et la porteure dou cors, selonc ce que matire requiert, et ce est une chose qui mout vaut a bien dire. Tuilles dist, ja soit ce que tes dis ne soit biaus ne gaires polis, se tu le proferes gentement et de bele maniere et de biau port, si seroient il loés et s’il sont biaus et bons et tu ne le dies belement, si seroit il blasmé. Por ce dois tu atorner et atemprer ta vois et ton esperit et tous les movemens dou cors et de la langue, et amender les paroles a l’issue de ta bouche en tel maniere qu’eles ne soient enflees ne dequassees au palais, ne trop resonans de fiere vois, ne aspres a la levee des levres, mais soient entendables et sonans par bele proference claire et souef, si que chascune letre ait son son et chascuns mos son accent, et soit entre haut et bas ; et neporquant tu dois comencier plus bas que a la fin.</text:p>
      <text:p text:style-name="_3c_p_3e_">Mais tout ce t’estuet il muer selonc les muemens dou lieu, des choses, des ochoisons, et dou tens ; car unes choses doit on conter simplement, unes autres doucement, les autres a desdaing, les autres par pitié, en tel maniere que ta vois et tes dis et ta porteure soient tousjours acordables a la matire. En ta porteure garde que tu tiegnes ta face droite, non mie contremont le ciel ne contreval, les œils fichies en terre, ne torner les levres laidement ne grater les sourcis ne lever ses mains, ne ne soit en toi nul port blasmables.</text:p>
      <text:p text:style-name="_3c_p_3e_">En isneleté et en tardeté, garde moieneté tousjours, car au parler ne doit nus estre courans, mais auques lasches avenablement. Li Apostres dit, soies isniaus a oïr et tardis au parler et a ire. Salemon dit, quant tu vois <text:span text:style-name="_3c_num_3e_">un</text:span> homme isnel au parler, sachés qu’il a en lui mains de sens que de folie. Cassidorus dit, ce est sans faille roiaus vertus a corre lentement as paroles et hastivement a entendre. Je pense, fet uns sages, que cil soit bons juges qui entent tost et tart juge ; car demeure por conseil prendre est mout bone, car qui tost juge cort a sa repentance. Et le proverbes dit, demeure est haïe, mais elle fet homme sage. Donc est elle bone, meismement en conseil ; car ce est bon conseil de quoi tu as pensé longuement ; et aprés hastif conseil vient repentance. Li mestres dist, <text:span text:style-name="_3c_num_3e_">trois</text:span> choses sont contraires a conseil, ce est abstinence, ire, et covoitise.</text:p>
      <text:p text:style-name="_3c_p_3e_"><text:soft-page-break/>Mais aprés conseil fet bon haster. Seneques dist, di mains que tu ne fais et longuement conseille ; mais fai tost et isnel. Salemons dist, cil qui est isnel en toutes ses oevres demorra devant le roi, non pas entre le menu peuple. Jhesus Siraac dist, soies isniaus en toutes tes oevres, mais garde que ta isneletés n’enpeche la perfection de ta oevre, car le vilains dist que hastive lisse fet chiens avules.</text:p>
      <text:p text:style-name="_3c_p_3e_">En la quantité de tes dis dois tu sor toute chose garder de trop parler, car il n’est nule chose qui tant desplaise comme grant parleure. Tais toi : tu plairas a tous se tu dis poi. Salemons dist, di poi et fai assés de bien. Et pour-ce que lons dis ne peut estre sans pechié, dois tu apeticier ton conte au plus brief que tu poras ; mais que cele brietés n’engendre obscurté.</text:p>
      <text:p text:style-name="_3c_p_3e_">En la qualité de tes dis garde que tu dies bien, car biens dire est la rachine de l’amistié et maudire est le commencement d’ennemistié. Di donc bones paroles, lies, honestes, claires, simples, bien ordenees, a plaine bouche, le visage coi, sans trop rire et sans mout crier. Salemons dit que paroles bien ordenees sont bresches de miel, douçours de l’ame, et santé des os.</text:p>
      <text:h text:style-name="Heading_20_2" text:outline-level="2"><text:bookmark-start text:name="II67"/><text:span text:style-name="_3c_id_3e_">[II67] </text:span><text:bookmark-end text:name="II67"/><text:span text:style-name="_3c_num_3e_">.II.LXVII.</text:span> De prendre garde le tens que on doit parler</text:h>
      <text:p text:style-name="_3c_p_3e_">Autresi dois tu garder le tens quant tu vieus en parler. Jhesu Siraac dit, le sages soi taist jusques a tens, et le fols ne esgarde saison. Salemon dit, et il i a tens de parler et tens de taire. Seneques dist, tais toi tant comme tu auras mestier de parler. Li mestres dist, autresi dois tu taire tant que le autre oïent ta parole. Jhesu Siraac dist, n’espandes pas ton sermon la ou il n’a point de oïe, et ne moustre ton sens afforce, car c’est autresi comme citole en plour.</text:p>
      <text:p text:style-name="_3c_p_3e_">Autresi ne dois tu pas respondre devant çou que le demande soit finee, car Salemons dit que cil qui respont devant qu’il ait oii moustre qu’il soit fols, et qui parole avant qu’il aprenge chiet en eschar. Car Jesu Siraac comande que tu apareilles justice avant que tu juges, et que tu apreignes avant que tu dies. Mais ci se taist le mestres des ensegnemens de parler, et n’en dira ore plus jusques a tant qu’il venra ou tierç livre, ou il ensegnera tout l’ordre de rectorike ; et tornera a la tierce partie de prudence, c’est a cognoissance.</text:p>
      <text:h text:style-name="Heading_20_2" text:outline-level="2"><text:bookmark-start text:name="II68"/><text:span text:style-name="_3c_id_3e_">[II68] </text:span><text:bookmark-end text:name="II68"/><text:span text:style-name="_3c_num_3e_">.II.LXVIII.</text:span> De cognoissance</text:h>
      <text:p text:style-name="_3c_p_3e_">Cognoissance est a conoistre et deviser les vertus des visces qui ont samblance des vertus ; et de ce nous covient il garder pour ce que maintefois, si comme dist Seneques, les visces entrent desous le non de vertu, car fols hardemens entre en samblance de force, et mauvestié est apelee atempremens, <text:soft-page-break/>et le couars est tenus pour sages ; et pour falir en ces choses somes nous en grant peril, et pour-ce i devons metre certains signes.</text:p>
      <text:p text:style-name="_3c_p_3e_">Isidorus nous maine a l’office de ceste vertu quant il dist, il i a visces qui portent samblance de vertu, pour quoi il deçoivent plus perilleusement ciaus qui les sivent, pour-ce qu’eles se cuevrent desous coverture de vertus ; car desous demoustrance de justice est fete crualté, et paresce lasche est apelee debonairetés. Tuilles dist, nul agait ne sont si repost comme cil qui s’atapiscent en samblance de service. Li mestres dist, uns chevaus de fust dechut ciaus de Troie, pour-ce qu’il fainst la forme de Minerve, c’estoit lor dieuesse.</text:p>
      <text:h text:style-name="Heading_20_2" text:outline-level="2"><text:bookmark-start text:name="II69"/><text:span text:style-name="_3c_id_3e_">[II69] </text:span><text:bookmark-end text:name="II69"/><text:span text:style-name="_3c_num_3e_">.II.LXVIIII.</text:span> L’ensegnement d’aprendre les non sachans</text:h>
      <text:p text:style-name="_3c_p_3e_">Ensegnement est apenre soi et les nonsachans. Son office est que l’en doit premierement ensegnier soi meisme et puis les autres ; selonc ce que dist Salemons, biaus fils, boi l’eau de ta cisterne et ce qui degoute de ton puis, et le ruissel de tes fontaines aillent hors et arouse tes eaux par miles places.</text:p>
      <text:p text:style-name="_3c_p_3e_">Li mestre a dit, boivre l’eau de ta cisterne ou de ton puis, c’est a dire que l’en doit espandre sa science en ensegnant les autres. Salemons dist, je ce pri, Dieus, que tu me doinses cuer ensegnable. Senekes dit, il a ja grant part en bonte qui vieut devenir bons, et bontés de cuer n’iert ja enpruntee ne vendue. Senekes dist, vertus ne peut estre sans estude de soi, car mauvaistiés nous prend legierement.</text:p>
      <text:p text:style-name="_3c_p_3e_">Vertus est aquise par grant travail, eles desirent governeour ; mais visce aprent on sans mestre. Gregoires dist, il nous covient souvenir sovent de çou que le mondes nous fet oublier. Senekes dit, je n’iert trop dit çou qui n’est dit assés. Augustins dit, cil sont maleureus qui tienent vil çou qu’il sevent et tousjors quierent noveles choses. Vieus tu bien savoir ensegne ; car ensi s’apreste doctrine, s’ere est tenue destroit. Anteglaudianus dist, close faut overte revient. Seneques dist, aprent çou que tu ne sés, si que tu n’en soies ensegnieres nient proufitables. Catons dit que laide chose est au mestre quant il est entechiés de la coupe.</text:p>
      <text:p text:style-name="_3c_p_3e_">Li mestre dit, mais la nature de tous hommes est tele que il jugent plus d’autrui choses que des lor ; et çou avient pour-ce que en la nostre chose nous somes enpeecié ou de trop grant joie ou de trop grant dolour ou d’autre chose samblable, par quoi nous ne poons jugier la chose selonc çou qu’elle est. pour-ce commande la lois de Roume que on doit querre avocat en sa propre cause. Mais il avient ne sai coment que nous veons en autrui s’il fet mal plus tost que en nous, et en l’uel d’un autre peut on veoir <text:span text:style-name="_3c_num_3e_">un</text:span> petit festu, c’om ne verroit un grant tref en son oil. Autresi voit on la male de son compaignon qui le vait au devant, mais il ne voit pas la sue qui est deriere lui.</text:p>
      <text:p text:style-name="_3c_p_3e_">En toute ceste vertu dist Tulles que l’on doit eschivre <text:span text:style-name="_3c_num_3e_">.ii.</text:span> visces, le uns est que nous, ce que nous ne savons, pour seues, et que nous n’i asentons folement, car ce est presumptions. Et qui voldra eschivre <text:soft-page-break/>ce visce, il metra tens et pensee a consirer les obscures choses. Li autres visces est metre grant estuide es obscures choses et griés qui ne sont pas necessaires ; et cist visces est apelés curiosités ; c’est quant on met toute sa cure et trop grant entente a çou u il n’a grant preu, autresi comme se tu laissasses la science de vertu et mesisses grant estuide a lire astronomie ou augorisme. Seneques dit qu’il est mieux se tu tiens <text:span text:style-name="_3c_num_3e_">un</text:span> poi des ensegnemens de sapience et les as prestement en usage, que se tu en avoies apris mout et ne les eusses a main.</text:p>
      <text:p text:style-name="_3c_p_3e_">Li mestres dit, autresi comme on apele bon luiteour non pas celui qui set mout de tours de qui il use poi, mais celui qui en <text:span text:style-name="_3c_num_3e_">un</text:span> ou en <text:span text:style-name="_3c_num_3e_">.ii.</text:span> se travaille diligemment (il n’i a point de force combien qu’il en sace, fors tant qu’il gaigne victore), autresi est il es disciplines, il i a mout de choses qui poi aident et mout delitent. Car ja soit ce que tu ne saces par quel raison la mers s’espant, et pour quoi le enfant jumel qui sont conceu ensamble et ne naissent mie ensamble, et por quoi diverses destinees sont a ciaus qui ensamble naissent : il ne te nuist gaires a trespasser ce qu’il ne te loist a savoir ne ne proufite. Tuilles dist, sens qui est sans justice doit mieux estre apelés malices que science.</text:p>
      <text:h text:style-name="Heading_20_2" text:outline-level="2"><text:bookmark-start text:name="II70"/><text:span text:style-name="_3c_id_3e_">[II70] </text:span><text:bookmark-end text:name="II70"/><text:span text:style-name="_3c_num_3e_">.II.LXX.</text:span> Ce dist encore de prudence</text:h>
      <text:p text:style-name="_3c_p_3e_">En prudence se doit on garder dou trop et dou poi et sivre le mi, selonc ce que fu dit arieres ou livree d’Aristotle. Car la ou vertus s’efforce outre son pooir sans retenement de raison, lors chiet elle perilleusement. Grigoires dit, qui roidement garde le rai dou soleil, il entenebrist si qu’il ne voit goute. Salemons dist, qui n’a prudence, il destruit son trezor ; mais garde toi de porveoir çou qui nos est devee. Il n’est pas de nostre licence, dis Jhesucris, a savoir le tens et les eures que le Peres retint en sa poesté. Li Apostres dist, le sens de la char est enemis a Dieu, et la sapience de ce monde est folie a Dieu.</text:p>
      <text:p text:style-name="_3c_p_3e_"/>
      <text:p text:style-name="_3c_p_3e_">Seneques dit, se prudence passe outre ses bonnes, tu seras tenus por engigneus, d’espoentable soutillece se tu enquiers les choses secrees ; et chascune petite chose tu voudras savoir, tu seras tenus envieus, suspicieus et solliciteus et plains de paour et de pensers. Et se tu més toute ta soutillité en trover une petite chose perdue, on te mousterra au doi, et dira chascuns que tu es mout engigneus et plains de malice et enemis de simpleté, et generaument seras tenus pour mauvés par tous hommes. Et en teles mauvestés amaine l’ome la desmesuree prudence, donques doit on aler par le mi, si qu’il ne soit trop gros ne trop soutiz.</text:p>
      <text:h text:style-name="Heading_20_2" text:outline-level="2"><text:bookmark-start text:name="II71"/><text:soft-page-break/><text:span text:style-name="_3c_id_3e_">[II71] </text:span><text:bookmark-end text:name="II71"/><text:span text:style-name="_3c_num_3e_">.II.LXXI.</text:span> De la seconde vertu, c’est atemprance</text:h>
      <text:p text:style-name="_3c_p_3e_">Après les ensegnemens de prudence, qui est le premiere des autres, et qui est dame et ordeneresse, si comme cele qui est par la force de raison, qui devise les hommes des autres animaus ; wet le mestres dire des autres <text:span text:style-name="_3c_num_3e_">trois</text:span>, et premierement d’atemprance et de force que de justice, por çou que l’un et l’autre est por adrecier le corage de l’homme as oevres de justice. Raison coment : covoitise et paour enpeecent l’office de justice, se ne fust atemprance qui coustraint l’une et efforce l’autre.</text:p>
      <text:p text:style-name="_3c_p_3e_">Et toutefois dist le mestres d’atemprance avant que de force, pour-ce qu’atemprance establist le corage as choses qui sont avec nous ; ce est as biens qui servent au cors, mais force les establist as choses contraires. Et d’autrepart par atemprance governe le hom soi meismes, et par force et par justice governe il les autres, et mieux est a governer toi que autrui.</text:p>
      <text:h text:style-name="Heading_20_2" text:outline-level="2"><text:bookmark-start text:name="II72"/><text:span text:style-name="_3c_id_3e_">[II72] </text:span><text:bookmark-end text:name="II72"/><text:span text:style-name="_3c_num_3e_">.II.LXXII.</text:span> Encore d’atemprance</text:h>
      <text:p text:style-name="_3c_p_3e_">Atemprance est cele signorie que l’om a contre luxure et contre les autres movemens qui sont desavenans. C’est la trés noble vertus qui refraint les carneus delis et qui nous donne mesure et atemprement quant nous somes en prosperité, si que nous ne montons en superbe ne ne concevons la volenté ; car quant volentés vaint le sens, le hons est en male voie. Tuilles dit, ceste vertus est le aornemens de tote vie et le apaiemens de toz torblemens. Pour ce se doit chascuns widier son corage de la volenté dou charnel delit, car autrement n’i poroit abiter vertus ; selonc ce que dist Orasces, se le vaissiaus n’est purs, quanque tu i meteras enegrira.</text:p>
      <text:p text:style-name="_3c_p_3e_">Por ce dois tu despire delis, car trop anuie delis qui est achatés par dolor, le avers a tozjors besoigne ; met donc certaine fin en ton desirier. Li envieus amaigrist tousjours des grasces choses as autres. Ki n’atemperra sa ire, il aura dolour, et voudra qu’il n’eust onques fait ce qu’il avoit pensé. Ire est une corte forsenerie en quoi tu dois governer ta volenté, car se tu ne le fés obeir elle commande, refrain le donc o frain et o chaines.</text:p>
      <text:p text:style-name="_3c_p_3e_">Li mestres dit, desous atemprance sont toutes les vertus, qui ont signorie sor les laides meurs et sor les mauvés delis, qui nuisent a homme trop perilleusement, car il sont sovent ochoison de mort et de maladie. Senekes dit, por les desiriers perist la grignour partie des cors. D’autre part, qui sert a ses desiriers est sousmis au joug de servage ; il est orguilleus, il a Deu deguerpi, il pert son sens et sa vertu. Salemons dit, sapience n’ert ja trovee en la terre de ciaus qui vivent delitablement.</text:p>
      <text:h text:style-name="Heading_20_2" text:outline-level="2"><text:bookmark-start text:name="II73"/><text:soft-page-break/><text:span text:style-name="_3c_id_3e_">[II73] </text:span><text:bookmark-end text:name="II73"/><text:span text:style-name="_3c_num_3e_">.II.LXXIII.</text:span> Des delis et des desiriers</text:h>
      <text:p text:style-name="_3c_p_3e_">Delis et desiriers sont acomplis et mis en oevre par les <text:span text:style-name="_3c_num_3e_">.v.</text:span> sens dou cors, dont gouster et touchier sont principaus. Mais le autre troi sont establi pour ces <text:span text:style-name="_3c_num_3e_">.ii.</text:span>, car nous cognoissons la chose de long, par veoir et par oïr et par flerier, ce que le gouster ne touchier ne peut connoistre se de prés non Pour ce sont tous oisiaus de proie de grant vue, car il lor covient de loins connoistre lor past ; autresi vit la premiere feme le fruit tot avant qu’elle le mangast, et David vit Bersabee nue qui se lavoit, avant qu’il fest l’avoutire.</text:p>
      <text:p text:style-name="_3c_p_3e_">Nous lisons el livre de la Nature as Animaus que touchier et goster sont plus poissans en l’ome que en nule autre bête ; mais le veoir et l’oïr et le flairier sont de menour pooir en l’ome que es autres animaus. Et por çou qui jou que le delit qui sont pour touchier et pour gouster sont plus perilleus des autres, et les vertus qui sont lor contraires sont de grignor vaillance.</text:p>
      <text:p text:style-name="_3c_p_3e_">Et pour ce que deliz sont en l’ame de nous et sont par les <text:span text:style-name="_3c_num_3e_">.v.</text:span> sens dou cors, et chascun diversement selonc son office, avient il que cele vertus, ce est atemprance, soit devisee par plusours membres pour constraindre la vertu concupiscible et la vertu irascible, ce est le movement de covoitise et d’ire, pour governer la suite des <text:span text:style-name="_3c_num_3e_">.v.</text:span> sens. Et cist membre sont <text:span text:style-name="_3c_num_3e_">.v.</text:span>, mesure, honesteté, chasteté, sobrieté, et retenance.</text:p>
      <text:h text:style-name="Heading_20_2" text:outline-level="2"><text:bookmark-start text:name="II74"/><text:span text:style-name="_3c_id_3e_">[II74] </text:span><text:bookmark-end text:name="II74"/><text:span text:style-name="_3c_num_3e_">.II.LXXIIII.</text:span> De mesure</text:h>
      <text:p text:style-name="_3c_p_3e_">Mesure est une vertus qui tous nos aornemens, et tos nos movemens et tous nos afferes, fait estre sans defaute et sans outrage. Orasces dist, en toutes choses est certaine mesure et certaines ensegnes, si que le drois ne peut faire ne plus ne mains. Tuilles dit, ôte tous aornemens qui ne sont digne a homme. Pour ce que Senekes dist, mauvés aornemens dehors est messages de mauvaise pensee. Tuilles dit, ta neteés doit tele estre qu’elle ne soit haïe par trop aornement, mais tant que tu ostes la sauvage negligence et sa campestre laidece.</text:p>
      <text:p text:style-name="_3c_p_3e_">Il i a <text:span text:style-name="_3c_num_3e_">.ii.</text:span> movemens, un de cors et autre de corage. En celui dou cors doit on garder que sa aleure ne soit trop mole par tardeté, car c’est samblance de superbe contenance ; et qu’elle ne soit trop hastive, tant qu’elle te face engroissier l’alaine et muer la colour, car tes choses sont senefiance que le hom ne soit pas estables.</text:p>
      <text:p text:style-name="_3c_p_3e_">Li movemens dou corage est doubles, l’une est pensee de raison, l’autre desirier de volenté. Pensee est en enquerre le voir, et desiners fet fere les choses, dont doit on curer raisons soit dame par devant, et que le desiriers obeisse. Car se la volentés qui naturaument est sousmise a raison ne le est <text:soft-page-break/>obeissant, il fait sovent troubler cors et corage. Et on peut connoistre les viaires a ciaus qui sont courouciés ou esmeut par paour ou qui ont grant volenté d’aucun delit, a ce qu’il muent et changent vout et coulour et vois et tot lor estat. Car le coers qui est enflamés d’ire bat fort, le cors tramble, la langhe s’enpeche, la face enflamme, le oil estincelent si que il ne cognoissent lor amis ne lor acointes. La face moustre çou qui est dedens ; pour-ce dit Juvenaus, regardes les tourmens et les joies dou coer en la face, qui tousjors moustre en apert son abit.</text:p>
      <text:p text:style-name="_3c_p_3e_">Par les paroles qui sont dites peut on entendre que le desiriers de la volenté doivent estre restraint et aquites, car les besoignes et les afferes sont divers, selonc les diversités des meurs, des aages, et des choses. Autresi comme il a es cors grant diversité, car le <text:span text:style-name="_3c_num_3e_">un</text:span> sont isnel pour corre, le autre sont fort por luitier. Autresi a il ou corage plus grant diversité des meurs, car le <text:span text:style-name="_3c_num_3e_">un</text:span> ont cortoisie, le autre leece, le autre cruauté, le autre sont sage et voiseus et de celer lor pensee, le autre sont simple et apert, qui ne welent rien faire en repost ne par agait, ains ayment verité et gardent amistié et heent barat, qu’en diroie jou ? autretant sont il de volenté comme il sont de figures.</text:p>
      <text:p text:style-name="_3c_p_3e_">Perses dit, il i a mil manieres d’omes, et lor usages sont dessamblables, chascuns a son voloir, et les gens ne vivent a une volenté. Tuilles dit, chascuns doit metre s’entente as choses a quoi il est covenables ; et ja soit ce que autre chose le seroit millour et plus honorable, toutefoies doit il amesurer ses estuides selonc sa riule. Raison comment : s’il est fiebles de son cors et il ait bon engien et vive memore, ne sive pas chevalerie mais l’estuide de letre et de clergie. Car nus ne doit aler contre nature ne sivre çou qu’il ne peut consivre ; mais se besoigne nos fait meller as choses qui n’apartient a nostre engin, nous devons curer que nous les fachons beles sans laidece ou a poi de deshonour, ne nous ne devons pas tant efforcier les biens qui ne nous sont doné comme de fuir les visces.</text:p>
      <text:p text:style-name="_3c_p_3e_">Les proprietés des aages nous raconte Orasces en ceste maniere : le enfant, maintenant qu’il sevent parler et aler, welent joer o lor pers et se courecent et s’esjoissent et se muent par diverses heures. Li joenes qui n’a mais point de garde se delite es chevaus et es chiens et es chans ; il se flechist legierement as visces et se courece quant on le chastie ; il se porvoit a tart de son preu et gaste son iretage ; il est orguilleus et covoiteus, et laisse tout çou qu’il ayme, car joenes hom n’a point de fermeté. Quant il vient en âge et en corage d’ome, il mue sa maniere, et aquiert richeces et amis et honour, et se garde de faire choses que le coviegne muer. Li vieus a maint meschief : il quiert les choses, et quant il les a si a paour d’user les ; il fait toutes choses celeement et coardement, il met en delai, et covoite çou qui est a venir ; il se plaint de çou qui est present, et loe le tens qui est passés ; il wet chastiier les enfans et jugier les joenes.</text:p>
      <text:p text:style-name="_3c_p_3e_">Maximiens dist, le vieus loe les choses passees et blasme les presentes, pour-ce que nostre vie empire continuelement : le âge dou pere sont piour que cil des aious, et nous somes pire que nostre pere, et encore seront nostre enfant plus plain de visces. Juvenaus dit, terre nourrit ore malvais hommes et petis.</text:p>
      <text:p text:style-name="_3c_p_3e_"><text:soft-page-break/>Et encore de ceste matire dist Tuilles que joenes hom doit porter reverence as ainsnés et entr’aus amer les mieux esprouvés et user de lor conseil. Car si comme dist Senekes, la ignorance et la folie des joenes doit estre governee par le conseil as vieus. Terrences dit, tant comme le corages est en doute, il se torne ça et la. Tuilles dit, en joenece a grant foiblece de conseil, car lors quide chascuns qu’il doie vivre selonc ce que plus le plaist ; ensi est il sozpris d’aucun sien cors de vivre ains qu’il puisse le millour eslire.</text:p>
      <text:p text:style-name="_3c_p_3e_">Pour ce doit le joenes hom esgarder la vie des autres autresi comme en <text:span text:style-name="_3c_num_3e_">un</text:span> miroir, et de ce prendre essample de vivre. Senekes dist, bone chose est de regarder en autri le mal c’on doit fuir. Juvenaus dit, cil est boneurés qui set garder soi por les autrui periz : quant le feus est pris chiés ton voisin dois tu garnir ta maison d’iaue. En cest âge se doit on garder sor toutes choses de luxure et d’autre lecherie, et faire selonc ce que Juvenaus dist, quant tu fais vilaine chose, soit brieve, et retaille tes crimes o ta premiere barbe. Tuilles dit, le joenes se doit travillier de cuer et de cors, si que ses ensegnemens vaille es offices de la cité. Ce est a dire qu’il se doivent user dé s’enfance a bien faire, si qu’il le retiegnent tous les jours de lor vie ; car le pos gardera longuement l’odour qu’il prist quant il fu nués. Li enfant apreignent a souirir povreté et a mener lor vie as meillours choses.</text:p>
      <text:p text:style-name="_3c_p_3e_">Tuilles dit, quant il welent relaissier lor corages et metre entente a delit, gart soi de desatemprance, soviegne lor de vergoigne ; et ce sera plus legier se il suefrent que le ainsné soient au geu. Il loist bien a jouer aucune fois pour reposer soi, autresi comme de dormir ; car nature ne nous fist por geu ne por sens. Orasces dit, proufitable chose est as enfans joer en enfance, mais qu’il s’estudie puis a avoir sens, et laissier çou que rien ne le vaut, et garder que le gieu ne le facent cheoir ; car jeus engendre estrif et ire, et ire engendre maine et mortel bataille. Tuilles dit, <text:span text:style-name="_3c_num_3e_">.ii.</text:span> manieres sont de joer le uns est vilains, mauvés et lais, le autres est biaus, cortois et engigneus.</text:p>
      <text:p text:style-name="_3c_p_3e_">Li offices de l’homme qui a passé joenece sont cil qui Orasces a només ça arieres, en quoi il n’a qu’amender ; pour ce s’en passe ore le contes briesment. As viellars doit on amenuisier les travaus dou cors et croistre ciaus dou corage, ou en apenre, ou en chastoier, ou en servir a Deu.</text:p>
      <text:p text:style-name="_3c_p_3e_">Terrences dist, nus ne fu onques si plains de sens que la chose u le aages u le usages ne requiere tozjors aucunes noveles choses, et qu’il ne quide savoir çou qu’il ne set, et qu’il ne refuse ce qui premierement le plaisoit quant il les a esprovés. Car maintes choses samblent estre bonnes avant que l’en les assaie ; mais quant on les a assaies, on les trueve malvaises. Tuilles dit, le viellars doivent metre entente en consillier les joenes amis. Vieus hom ne se doit tant garder des choses comme d’abandonner soi a pereche ; autrement le dira on ce que dit Orasces, tu apoies envie et laisses vertus. Tuilles dist, luxure est laide en toute âge, mais trop est laide en veillesse ; et se desatemprance est avec, c’est double maus, car veillesse reçoit la honte, et la desatemprance dou viellart fet le jeune estre mains sage. Et en ce dist Juvenaus, le essample de nos privés nous corrompent plus tost, car nous somes legier a ensivre laidece et mauvaistié.</text:p>
      <text:p text:style-name="_3c_p_3e_"><text:soft-page-break/>Orasces dit, le office des besoignés sont divers ; car le sires doit maintenir les besoignes de la cité, et garder la loi, et sovenir soi que la loi est baillie en sa garde ; mais comme uns autres borgois doit vivre de droit, dont le autre vivent ; qu’il ne se face trop haut ne trop bas, mais garde le comun bien en pais et en honesteté, si qu’il ne chee el pechié Catelline. De qui dit Salustes, cil qui sont povres es cités ont tousjors envie des riches, et eslievent les mauvés et heent les vielles choses et ayment les noveles, et pour la malevoellance de lor choses desirent que le estat de la cité se remue tousjours.</text:p>
      <text:p text:style-name="_3c_p_3e_">Tuilles dit, le étrange ne se doivent entremetre de nule chose fors de lor besoigne, qu’il ne s’entremetrent de l’aitrui besoigne. Vilains offices est a chiaus qui achatent des marchans por revendre maintenant, car il n’i peut rien gaaignier sans mentir, et nule chose n’est plus laide que vanité, et pour-ce on doit aquerre çou que mestier est sans laidece et espargnier. Tuilles dist qu’il n’est si grans gaains con de garder ce que l’en a. Medecine et carpenterie sont honestes a ciaus qui eles covienent ; mais marchandise, s’elle est petite, on le disent a laide, se elle est des grans et bien gaignans et done a plusours sans vanité, elle ne doit estre blasmee.</text:p>
      <text:p text:style-name="_3c_p_3e_">Nul mestiers n’est millour que labourer de terre, ne plus plentive ne plus digne d’ome franc ; de qui dit Orasces, cil est bieneurés qui laisse toz mestiers, si comme firent le ancien, et cultive ses bués et ses chans, et est sans dete et sans usure.</text:p>
      <text:h text:style-name="Heading_20_2" text:outline-level="2"><text:bookmark-start text:name="II75"/><text:span text:style-name="_3c_id_3e_">[II75] </text:span><text:bookmark-end text:name="II75"/><text:span text:style-name="_3c_num_3e_">.II.LXXV.</text:span> De honesté</text:h>
      <text:p text:style-name="_3c_p_3e_">Honestés est garder honour es paroles et es meurs ; c’est a dire que l’om garde de fere et de dire chose dont il le coviegne puis vergoignier. Car nature meisme, quant elle fist l’ome volt elle garder honesté, elle mist en apert nostre figure, en quoi il a honeste samblance, et repost les parties qui sont donees as besoignes de l’homme, pour-ce qu’eles estoient laides a veoir. Et le honeste homme ensivent diligament ceste forge de nature ; car il nascondent çou que nature repost, et c’est honeste chose que l’en ne monstre ses membres. Autresi doit on avoir vergoigne en paroles, car il ne doit pas noumer ces membres qu’il repost.</text:p>
      <text:p text:style-name="_3c_p_3e_">Vicieuse chose est es hautes besoignes dire noz de solas ; car quant Paricles et Çoflocles estoient compaignon en une provosté, et il traitoient ensamble de lor office, uns biaus enfes passa par devant aus ; si dist Çoflocles, ves ci bel enfant, Paricles respondi, provos doit avoir vergoigne, non tant solement es mains, mais es œils. Mais se Çoflocles eust ce dit au mangier, il n’en deust pas estre blasmé. Pour ce dit Orasces que a l’omme triste se covient tristes paroles, au couroucié paroles de manaces, a celui qui se joue paroles jolives, au sage paroles sages. Mais se la parole ert devisee, et desenblable de la fortune de celui qui l’a cit, toutes gens s’en gaberoient.</text:p>
      <text:p text:style-name="_3c_p_3e_"><text:soft-page-break/>Le quart office ensegne Orasces la ou il dist, n’encercies, cas le secré aucun. Le quint office dist il meismes, se aucuns te dist son secré tu le celeras, ne ne le descoverras par ire ne par ivrece. Garde que tu diras et de qui ; et si te garde de celui qui demande, s’il est jengleres, car il ne peut celer ce qu’il ot ne retenir ce qui le entre par les oreilles. Et puis que la parole est issue de bouche, elle vole en tel maniere que jamés ne peut estre rapelee.</text:p>
      <text:p text:style-name="_3c_p_3e_">Li mestres dit, ne descoevre ton secré, car se tu meismes ne le pués celer, tu ne dois pas commander a autre qu’il le ceile. Terrences dit, tien toi donques en ce que tu oïes plus volentiers que ne paroles. Salemon dist, en mout parler ne faut pechiés. Sour toutes choses fuies tençon ; car douteuse chose est a estriver contre son per, forsenerie est tencier a plus haut de soi, laide chose est a tencier au plus bas, mais trés orde chose est tencier a <text:span text:style-name="_3c_num_3e_">un</text:span> homme fol et yvre.</text:p>
      <text:h text:style-name="Heading_20_2" text:outline-level="2"><text:bookmark-start text:name="II76"/><text:span text:style-name="_3c_id_3e_">[II76] </text:span><text:bookmark-end text:name="II76"/><text:span text:style-name="_3c_num_3e_">.II.LXXVI.</text:span> De chasteté</text:h>
      <text:p text:style-name="_3c_p_3e_">Chasteté est a donter les delis dou touchier par atemprement de raison. Salustes dit, se la volenté de luxure porsiut le corage et elle i a signourie, le corages n’a pooir de bien faire. Senekes dit, delis est frailles et brief ; et de tant comme il fait plus volenteusement, desplest il plus tost ; et a la fin covient qu’il se repente ou qu’il en ait honte. En luxure n’a nule autre chose qui soit avenant a nature d’omme, ains est basse chose et chetive qui vient de l’oevre au vilain membre. Tuilles dit, laide chose est, et qui mout fait a blasmer, d’encliner la franchise de l’ame au servage dou delit, et faire de son travail autrui delisces.</text:p>
      <text:p text:style-name="_3c_p_3e_">Il sovient tozjors a fort homme et sage, combien nature d’omme sormonte as bêtes ; car eles n’aiment fors que delit et a ce metent tout lor effort ; mais coers d’ome entent a autre chose, c’est a penser ou a penre. Et pour-ce se aucuns est trop enclins a delit, garde soi qu’il ne soit dou linage as bêtes ; mais s’il est sages et volentés le sorprent, il repont son apetit pour vergoigne.</text:p>
      <text:p text:style-name="_3c_p_3e_">Gardons dont que le delis n’ait signorie sor nous, car il fet homme mout desvoier de vertu. Pour ce dist la Sainte Escripture, se ta oevre n’est chaste, si soit privee : luxure et vins confundent la science de l’ome et le metent en erreur de la foi.</text:p>
      <text:p text:style-name="_3c_p_3e_">Car certes qui bien consire la nature de chasteé, qui est pour donter le delis dou toucier, il trovera que delit sont en <text:span text:style-name="_3c_num_3e_">.ii.</text:span> manieres, un qui est par luxure, et un autre qui est des autres membres ; si comme est ore de robes, de bains, et de harnois, de geu de dés, et de teus autres choses qui corrompent la vie de l’ome se ce est a desmesure. Mais qui le fait aucune fois atempreement et sans mauvaise covoitise, on le doit bien soufrir, s’il n’enpire soi ne ses honours ne ses choses.</text:p>
      <text:h text:style-name="Heading_20_2" text:outline-level="2"><text:bookmark-start text:name="II77"/><text:soft-page-break/><text:span text:style-name="_3c_id_3e_">[II77] </text:span><text:bookmark-end text:name="II77"/><text:span text:style-name="_3c_num_3e_">.II.LXXVII.</text:span> De delit par luxure</text:h>
      <text:p text:style-name="_3c_p_3e_">L’autre maniere de delit, qui est par luxure, est fierement contre bonne vie, se ce n’est chastement fait. Et ce peut estre par <text:span text:style-name="_3c_num_3e_">.v.</text:span> raisons, l’une que le assamblemens soit d’ome avec feme ; la seconde qu’il ne soient parent ; la tierce qu’il soient en droit mariage ; la quarte que ce soit pour engendrer ; la quinte que çou soit fet selonc la humaine nature.</text:p>
      <text:p text:style-name="_3c_p_3e_">Par ces paroles poons nous entendre que mariage est sainte chose et plaisans a Dieu, et proufitant as hommes en plusours manieres ; l’une maniere est pour-ce que Dieus l’establi premierement, la seconde pour la dignité dou lieu ou il fu fait, c’est en paradis, la tierce que ce n’est pas novel establissement, la quarte qu’Adam et Eve estoient nés de tous peciés quant le mariages fu fais, la quinte pour ce que cist ordre sauva Diex en l’arche dou deluge, la sisime est que Nostre Dame volt estre de cel ordre, la septime pour-ce que Jhesucris ala as noces avec sa mere et avec ses disciples, l’octime pour-ce qu’il i fist de l’eau vin por senefiance de l’avantage qui vient dou mariage, la novime pour le fruit qui naist dou mariage, ce sont fils, la disime est pour ce que mariages est un des <text:span text:style-name="_3c_num_3e_">.vii.</text:span> sacremens de sainte eglise, la onsime est pour le pechié de quoi on se garde pour le mariage, et pour maint autre proufit qui en sont aquis a l’ame et au cors.</text:p>
      <text:p text:style-name="_3c_p_3e_">Et tot cil qui se welent marier doivent consirer quatre choses, une por avoir fils, la seconde qu’il se marie a son pareil de linage de cors et d’âge, la tierce qu’il soit estrais de bone gent qui ait prodome a pere et prodefeme a mere, la quarte qu’elle soit bone et sage, car richece est donee de pure sapience de Deu. Garde donc tous clairs et tous autres qui sont establi au service Jhesucrist, et les veves dames, et les puceles, qu’il ne cheent en ces perilleus visces qui dampnent le cors et l’ame.</text:p>
      <text:h text:style-name="Heading_20_2" text:outline-level="2"><text:bookmark-start text:name="II78"/><text:span text:style-name="_3c_id_3e_">[II78] </text:span><text:bookmark-end text:name="II78"/><text:span text:style-name="_3c_num_3e_">.II.LXXVIII.</text:span> De sobrieté</text:h>
      <text:p text:style-name="_3c_p_3e_">Sobriété est a donter les delis dou goust et de la bouche par atemprance de raison. A ceste vertu nous semont nature quant elle fist si petite bouche a si grant cors ; et d’autre part le fist elle <text:span text:style-name="_3c_num_3e_">.ii.</text:span> œils et <text:span text:style-name="_3c_num_3e_">.ii.</text:span> oreilles, ja ne le fist que une bouche. Més mout nous semont la brieté dou delit qui ne dure se mout petit non, tant comme il trespasse la gorge. Et la dolour des maladies qui en sieut avenir dure longuement.</text:p>
      <text:p text:style-name="_3c_p_3e_">Consire donc que totes choses maintenant qu’elle est goustee est corrumpue ; ce n’est pas ensi des autres sens, car por veoiret por oïr une bele chose n’iert elle pour-ce corrompue. Senekes dist, consire çou que nature soufist, non pas çou que lecherie requiert ; car si comme le poissons est pris au <text:soft-page-break/>lameçon et le oiseau au las ; tot autresi est le hom pris por mengier et pour boivre desmesureement, il pert son sens, il pert sa cognoissance, il en oublie toutes oevres de vertus.</text:p>
      <text:p text:style-name="_3c_p_3e_">En ceste vertu a <text:span text:style-name="_3c_num_3e_">.iiii.</text:span> offices. Li uns est de non mangier devant l’eure establie. Senekes dist, nule chose est delitable s’elle est trop sovent. Orasces dit, çou qui est poi delite plus. Suefre donc jusques a tant que nature semoigne, car tout outrage le confont et mesure le conorte.</text:p>
      <text:p text:style-name="_3c_p_3e_">Le secont office est que l’on ne quiere trop precieuses viandes, car lecherie et yvresce ne sont sans ordure. Ha, comme ci a laide chose de perdre sens et moralité et santé pour outrage de vin et de viande. Juvenaus dit, en ce visce chiet cil qui fait grant force comment on doit depechier le lievre et le geline.</text:p>
      <text:p text:style-name="_3c_p_3e_">Li tiers offices est de constraindre la rage du mangier. Senekes dist, soit ta vie de petit mangier et ton palais soit esmeus par fain non mie par savour. Soustien donques ta vie de tant comme nature requiert. Orasces dit, les viandes qui sont prises sans mesure devienent ameres. Seneques dit, tu dois mangier pour vivre, non pas vivre pour mangier. Orasces dit, il n’est chose qu’yvrece ne face ; elle descuevre les secrés, elle amaine les desarmés a la bataille, et ensegne les ars. Jeronimus dit, qui s’enyvre, mors est et ensevelis. Augustins dist, quant le hons quide le vin boivre, et il est ja beus. Li mestres dist, plus honorable chose est que tu te plaignes de soif que d’yvrece. Li poetes dist, vertus est soufrir soi des choses qui delitent a male part.</text:p>
      <text:p text:style-name="_3c_p_3e_">Li quars offices est que pour mangier tu ne despendes desmesureement, car c’est laide chose que tes voisins te moustre au doi et dist, tu ies devenus povres par ta gloutenie. Orasces dist, aies mesure selonc ta bourse es grans choses et es petites ; garde toi donc de tavernes et de tous grans apareillemens de mengier, se ce n’est pour tes noces ou pour tes amis ou pour essaucier tes honours, selonc les ensegnemens de magnificence.</text:p>
      <text:h text:style-name="Heading_20_2" text:outline-level="2"><text:bookmark-start text:name="II79"/><text:span text:style-name="_3c_id_3e_">[II79] </text:span><text:bookmark-end text:name="II79"/><text:span text:style-name="_3c_num_3e_">.II.LXXVIIII.</text:span> De retenance</text:h>
      <text:p text:style-name="_3c_p_3e_">Retenance est a constraindre les delis des autres <text:span text:style-name="_3c_num_3e_">trois</text:span> sens, c’est dou veoir, de l’oïr, et de l’odourer, en tout ce qui soit visce. Salemon dist, ne regarde pas male feme. Isaias dit, qui clot ses oreilles et ses œils contre le mal, il habitera el ciel. Salemons dist, n’oles pas feme chan’ant ; et aprés dist il, clo tes oreilles et n’escoute pas langue mauvaise. Senekes dist, mais il est dure chose de non oïr les dous dis des flateours. Ysaias dit, en lieu de souef odour sera gandesime puour.</text:p>
      <text:p text:style-name="_3c_p_3e_">Mais si ce taist le contes a parler d’atemprance et de ses parties, et dire çou que Senekes dist en son livre de ceste vertu meismes, qu’il apele continence, et c’est toute une chose.</text:p>
      <text:h text:style-name="Heading_20_2" text:outline-level="2"><text:bookmark-start text:name="II80"/><text:soft-page-break/><text:span text:style-name="_3c_id_3e_">[II80] </text:span><text:bookmark-end text:name="II80"/><text:span text:style-name="_3c_num_3e_">.II.LXXX.</text:span> De continence</text:h>
      <text:p text:style-name="_3c_p_3e_">Se tu aymes continence, ôte le sorplus et le trop et destraing tes desiriers en estroit lieu. Consire avec toi combien soufisse a ta nature, non pas combien desire a ta concupiscense. Se tu ies continens, atent juskes a tant que tu soies quites et content de toi meismes ; car celui qui est content de soi, il est soufissans ou il est nés avec les richeces. Met frain a ta concupiscence, part de toi tous delis qui priveement esmuevent les corages a desiriers. Tant menguë que tu ne te saoules, et tant boi que tu ne t’enyvres.</text:p>
      <text:p text:style-name="_3c_p_3e_">Quant tu ies en compaignie de gent, garde que tu ne mesdies de ciaus qui de ta volenté ne sont. Ne te joindre as presenz deliz, et ne desirer ciaus qui present ne sont. Soustien ta vie de poi de chose. Ne sivre la volenté de la viande. Ton palés s’esmueve par fain non mie par savour. Ton desirier prise po, car tu dois pourchacier solement qu’il defaillent. A l’example dou vin, te composte. Par toi dou cors et te joing a ton esperite.</text:p>
      <text:p text:style-name="_3c_p_3e_"/>
      <text:p text:style-name="_3c_p_3e_">Se tu estudies en continence, tu habiteras en maison proufitable, non pas delitable. Et ne soit congneus le sires par la maison, mais les maisons soit congneue par lui. Ne te faindre pas d’estre çou que tu n’ies, mais veuilles sembler ce que tu es. Sour toutes choses garde que tu ne soies povres de laide povreté, et que tu n’aies abandonnee simplece, ne legierté non ferme, ne laide escharseté. Se tu as poi des choses, ne soient estroites ; tes choses ne plorer, et de l’autrui n’ales merveilles. Se tu aymes continence, fui toutes laides choses avant qu’eles aviegnent. Croi toutes choses qui puent estre soustenues, se ce n’est laidure. Garde toi de laides paroles, et ti dit soient plus proufitable que courtois. Ayme les hommes bien parlans mais plus ayme ciaus qui parlent droit.</text:p>
      <text:p text:style-name="_3c_p_3e_"/>
      <text:p text:style-name="_3c_p_3e_">Entre ton afaire dois tu meller <text:span text:style-name="_3c_num_3e_">un</text:span> po de jeu, si atempreement qu’il n’i ait abaissement de dignité ne defaute de reverence ; car reprendable chose est non rire. Donques se sens fait de joer, porte toi selonc ta dignité sagement. Soies teus que nus ne te repregne que tu soies aspres, ne nus te desprise comme vilh. En toi ne soit aucune vilenie, mais avenable cortoisie. Tes geus soient sans legierté, et tes ris sans huchier, et ta vois sans cri, et t’aleure sans rumor. Ton repost ne soit pas negligence. Quant le autre jeuent devant toi, pense aucune honeste chose.</text:p>
      <text:p text:style-name="_3c_p_3e_"/>
      <text:p text:style-name="_3c_p_3e_">Et se tu vieus estre continens, tu auras toutes loenges, autretel te samblera estre loés par les mavaises gens comme estre loés par malvaises oevres. Soies liés que tu desplaises as malvais hommes ; et quant il pensent u disent mal de toi, lors dois tu estre joians, et quides que ce soit tes pris.</text:p>
      <text:p text:style-name="_3c_p_3e_"/>
      <text:p text:style-name="_3c_p_3e_"><text:soft-page-break/>La plus grevable chose qui soit en continence est garder soi de douces paroles que losengiers disent, par qui le corages s’esmuet as grans delis. N’aquerre l’amistié d’aucun homme par losenge. Ne soies hardis ne orguillous, humelie toi et baisse, et non te vanter greveusement. Ensegne volentiers as autres. Respont belement. Se aucuns te reprent por droite okison, sachés qu’il le fait por ton preu. Les aspres paroles ne douter, mais aies paour des bones. Oste et dessoivre toi des visces, et de l’autri n’enquieres trop. Ne soies reprenderes trop aspres, mais ensegne sans reproce, en tel maniere que tozjours ait leece devant ton chastiement. Quant le hom erre, pardone le legierement.</text:p>
      <text:p text:style-name="_3c_p_3e_"/>
      <text:p text:style-name="_3c_p_3e_">Entent quitement ciaus qui parolent, et retien fermement çou qu’il disent. Se aucuns te demande aucune chose, tu dois respondre isnelement. A celui qui tençonne, done liu tost, et te part de lui. Se tu ies continens, destraing toz mauvés movemens de ton cors et de t’ame, et ne te chaut que le autre ne voient, car assés est que tu le voies tu. Soies movans et non pas mol. Soies constans, mais non partinaces. Tu quideras que tout homme soient pareil de toi, se tu ne despises le plus petit par orgoil, et se tu ne doutes le plus grant par droiture de vie. Ne soies negligens au rendre benefices, et ne soies prés au reçoivre. A tous hommes soies tu benignes, et a nului losengier, a poi familiier, a tous droituriers. Soies plus fiers en jugement que en paroles, et plus en ta vie que en ta face. Soies piteus vengieres et despis totes cruautés.</text:p>
      <text:p text:style-name="_3c_p_3e_">Raconte pris des autres et de toi non, et n’aies envie de l’autrui. Soies tousjours contraires a ciaus qui se soutillent d’engignier autres par samblance de simpleté. Soies lens a ire et isniaus a misericorde. Ens es aversités soies fermes et sages. Tu dois celer tes vertus ausi comme les autrui visces. Despis vaine gloire, et de ton bien ne soies crueus as autres. N’aies en despit le petit sens d’aucun homme. Parle poi et enten quitement ceaus qui parolent. Soies ferm et liés et seurs et ayme sapience. Çou que tu sés, garde sans orguel, et çou que tu ne sés enquier doucement qu’il te soit apris.</text:p>
      <text:p text:style-name="_3c_p_3e_">Continence soit constrainte dedens tes bonnes que tu soies trop escars ne trop despendables. Et ne metre trop ton penser es choses menues et petites, car c’est mout vergoigneuse chose. Donques en ceste maniere maintien la continence que tu ne soies donés a la charnele volenté. Et ne soies prodigues ne tachiés de male avarice. Mais ci se taist le contes d’atemprance et torne a la tierce vertu, ce est force.</text:p>
      <text:h text:style-name="Heading_20_2" text:outline-level="2"><text:bookmark-start text:name="II81"/><text:span text:style-name="_3c_id_3e_">[II81] </text:span><text:bookmark-end text:name="II81"/><text:span text:style-name="_3c_num_3e_">.II.LXXXI.</text:span> De force</text:h>
      <text:p text:style-name="_3c_p_3e_">Force est une vertus qui fait hommes fors contre les assaus d’aversités et done cuer et hardement de faire les grans choses ; de qui le contes a dit ça en arieres, qu’elle garde l’ome a senestre, si comme uns escus, contre les maus qui vienent. Et voirement est elle escus et deffense de l’ome, c’est son <text:soft-page-break/>hauberc et son glave, car elle fet l’ome deffendre soi et offendre a ciaus qu’il doit. De ceste vertu trovons nous el Livre des Rois qui dist, tu m’as garni de force a la bataille, et mes enemis soumis a moi. Saint Luc dist, le hom fors garde ses maisons et ses choses sont en pais. Salemon dist, la mains dou fort aquiert richeces, et tous perecheus sont en poverté ; la mains des fors a signorie, et la mains des couars sert a treus. Saint Matheus dit, fors hom aquiert le regne Deu.</text:p>
      <text:p text:style-name="_3c_p_3e_">Et sachez qu’il i a <text:span text:style-name="_3c_num_3e_">.xii.</text:span> choses qui connortent en nous ceste vertu ; l’une est la droite fois de Jhesucrist, la seconde est l’amonestement des grans et des ainsnés de nous, la tierce est la memore des preudomes et de lor oevres, la quarte est volentés et us, la quinte est le guerredon, la sisime est paour, la septime esperance, la octime est bone compaignie, la nuevime est la verités et le drois, la disime est le sens, l’onsime est la foibleces de ton enemi, la dousime est la force meismes.</text:p>
      <text:p text:style-name="_3c_p_3e_">Couardie est en <text:span text:style-name="_3c_num_3e_">trois</text:span> manieres, une por la paour dou mal qui est a venir, l’autre dou mal qui est present, l’autre par le cuer qui est parmanables. Et pour conoistre toutes manieres de foible cuers est ceste vertus devisee en <text:span text:style-name="_3c_num_3e_">.vi.</text:span> parties, ce sont magnificence, fiance, seurté, magnanimité, patience, et constance. De cascune dira le contes ce que lor en apertient, mais tot avant en dira il ce que Seneques dit de ceste vertu, c’est de force, que il apele magnanimité, en cest maniere.</text:p>
      <text:h text:style-name="Heading_20_2" text:outline-level="2"><text:bookmark-start text:name="II82"/><text:span text:style-name="_3c_id_3e_">[II82] </text:span><text:bookmark-end text:name="II82"/><text:span text:style-name="_3c_num_3e_">.II.LXXXII.</text:span> De magnanimité</text:h>
      <text:p text:style-name="_3c_p_3e_">Magnanimité, qui est apelee fortece, s’elle est en ton corage, tu viveras a grant esperance, franc et seur et liet. Grandisme bien est a homme non douter mais estre parmanans a soi meismes et atendre la fin de sa vie seurement. Se tu es magnanimes, tu ne jugeras en aucun tens que honte te soit faite ; et de son anemi diras qu’il ot cuer de damagier toi, mais ne le fist pas. Et lors que tu le tenras en ton pooir, tu quideras avoir vengance prise, en çou que tu as le pooir de toi revengier, pour ce que trés noble maniere de vengance est pardoner quant on peut faire sa vengance. Tu ne dois assalir homme priveement mais tout en apert. Ne fere bataille se tu ne le dis avant, pour-ce que traison et engien n’afiert se a homme foible non et couart. Ne metre ton cors en peril contre fol, et non douter com paourous, pour ce que nule chose fet homme paourous se la conscience de vie blasmable non.</text:p>
      <text:p text:style-name="_3c_p_3e_"/>
      <text:p text:style-name="_3c_p_3e_">Or est il bien covenable que le contes die de <text:span text:style-name="_3c_num_3e_">.vi.</text:span> parties de force, et premierement de magnanimité. Ceste parole vaut autant a dire comme grant corage ou hardement ou provosté, car elle nous fait par nostre gré envaïr raisonablement les griefs choses. Je di raisonablement pour ce que nul ne doit envaïr chose contre droit ; car qui envaïroit frere menour, ce ne seroit pas proece, ains seroit forsenerie.</text:p>
      <text:p text:style-name="_3c_p_3e_">A ceste vertu nous amoneste Virgiles quant il dist, ordenés vos corages as grans oevres de vertu et a grandisme travaus. Orasces dit, ceste vertu oevre le ciel et essaie a aler par la voie qui le est devee, et <text:soft-page-break/>despite la menue gent, et desdaigne la terre et ne doute paine. Tuilles dit, ja soit ce que vertus face homme corageus as aspres choses, totefois garde elle plus au comun proufit que au sien propre. Science qui est lontaine de justice doit estre apelee malice, non pas sen ; et le corages qui est aperellés a periz, s’il est plus covoiteus de son preu que dou commun, elle a non folie, non pas force. Car ceste vertu ôte coardie ou perrece.</text:p>
      <text:p text:style-name="_3c_p_3e_">Lucans dist, ôte toutes demorees, car elle nuist tozjors a ceux qui sont appareilliés. Orasces dist, commence, car se tu prolonges l’eure de bien faire, tu seras comme le vilains qui voet tant atendre a passer outre le eau dou fleuve qu’elle soit toute courue, mais elle cort et corra tousjors. Perses dit, quant on dist, demain sera ce fait, demain sera fet une grant chose, tu ne dones autre chose que <text:span text:style-name="_3c_num_3e_">un</text:span> jour ; le autre jour vienent, et lors avons gasté cel demain, le ans passe, et tozjors remaint <text:span text:style-name="_3c_num_3e_">un</text:span> poi outre. Tuilles dist, cil doivent estre tenus apreudomes et de grans corages qui boute ariere le tortfait, non pas qui ne le fait.</text:p>
      <text:p text:style-name="_3c_p_3e_"/>
      <text:p text:style-name="_3c_p_3e_">Mais pour ce que ceste vertu done a homme seur cuer et hardement et le fait avoir grant corage entour les hautes choses, covient il qu’il se garde mout de <text:span text:style-name="_3c_num_3e_">trois</text:span> visces qui tost le feroient trebuchier de son hardement et cheoir de sa pensee.</text:p>
      <text:p text:style-name="_3c_p_3e_">Li premiers visces est avarisces, car laide chose seroit que cil qui ne se laisse froissier par paour soit vaincus par avarice ou par convoitise ; nés que cil qui ne peut estre vaincus por travaill se laisse froissier par volenté.</text:p>
      <text:p text:style-name="_3c_p_3e_">Li secons est covoitise de dignité, car par grief travail aquiert hom clarté, c’est renomee. Et cil qui plus est laboureus est de grignour pris ; et a paines ert trovés qui de son travail ne desire glore ausi comme son loier. Seneques dist, le sages met le fruit de sa vertu en sa consience, mais le fols le met en vaine glore. Tuilles dist, il sont aucuns qui quident monter es grans dignités par lor renomee, mais celui qui vraiement est de grant corage vieut mieux estre princes que sambler le. On ne doit pas aquerre les dignités par gloire, car il en seroit chaciés legierement. Pour ce dit Orasces que vertus ne sera chacie vilainement ; elle resplendist de grans honors, et ne lieve sa hache por le cri dou peuple. Il ne sera ja esmeus por <text:span text:style-name="_3c_num_3e_">un</text:span> poi de vent.</text:p>
      <text:p text:style-name="_3c_p_3e_">Le tierç visce est fols hardement, c’est a dire quant uns hom est hardis a faire une fole mellee, car ce n’est pas proece, ançois est folie. Tuilles dist, qui folement cort es assamblees a combatre de sa main contre ses anemis, il est samblables as bêtes sauvages, et ensiut lor fole fierté. Neporquant se necessité le requiert, tu dois bien combatre, et ains soufrir mort que deshonor ; nous ne devons pas fuir, car ce seroit mauvestiés et coardie. Et pour ce dist Lucans, fuie est une laide mauvestiés, en quoi ne chiet nus se par chetiveté et par defaute de cuer n’est.</text:p>
      <text:p text:style-name="_3c_p_3e_">Et nanporquant nous devons bien fuir quant uns grans periz sorvient que nous ne poriens soustenir. Et lors est grans proece de bien fuir, selonc ce que Tuilles dit, ne nous abandonons as periz sans raison, <text:soft-page-break/>car grignor folie ne peut estre faite. Li mestres dit, cil qui est en pais et va querant la guerre est forsenés, mais le sages hom se maintient en pais tant comme il peut. Et quant il est constrains d’avoir guerre, il le fait droitement, autresi com le bons mires fait, qui aide a l’ome sain maintenir sa santé ; et s’il est malades legierement, il le cure par legieres medecines, et es plus griés maladies metent il les douteuses medecines.</text:p>
      <text:p text:style-name="_3c_p_3e_">A sa maniere doit on user sa force o sens non mie sans raison. Car Orasces dit, force qui est sans conseil dechiet par sa pesantour ; le dieus acroist force qui est atempree, et si het ciaus qui par lor sorquidance osent envaïr les grans choses seulement.</text:p>
      <text:h text:style-name="Heading_20_2" text:outline-level="2"><text:bookmark-start text:name="II83"/><text:span text:style-name="_3c_id_3e_">[II83] </text:span><text:bookmark-end text:name="II83"/><text:span text:style-name="_3c_num_3e_">.II.LXXXIII.</text:span> De fiance</text:h>
      <text:p text:style-name="_3c_p_3e_">Fiance est une vertus qui demeure entour l’esperance dou cuer, a ce qu’il puisse mener a fin ce qu’il commence. Ses offices est haster soi de parfaire la chose commencie, si comme Lucans dit de Julius Cesar, qu’il le estoit avis qu’il n’eust rien fait tant comme il avoit rien a faire. Car nule chose est si po avenant a ciaus qui sont ja avancié que desesperer soi de venir a bone fin.</text:p>
      <text:h text:style-name="Heading_20_2" text:outline-level="2"><text:bookmark-start text:name="II84"/><text:span text:style-name="_3c_id_3e_">[II84] </text:span><text:bookmark-end text:name="II84"/><text:span text:style-name="_3c_num_3e_">.II.LXXXIIII.</text:span> De seurté et de paor</text:h>
      <text:p text:style-name="_3c_p_3e_">Seurtés est non redouter les damages qui vienent ne la fin des choses commencies. Et est seurtés de <text:span text:style-name="_3c_num_3e_">.ii.</text:span> manieres, une qui est par folie, si comme est de combatre sans armes et dormir emprés le serpent, l’autre est par sens et par vertu. Et ses offices est de doner confort contre l’aspreté de fortune, selonc ce que Orasces dit, cil qui a bien apareillié son pis se raseure en adversité et se doute en prosperité ; et Diex amaine yvier et il ôte les choses qui furent ou sont males ne le seront pas tousjours ensi. Mais une bone eure venra de quoi on avoit esperance.</text:p>
      <text:p text:style-name="_3c_p_3e_">Contre ceste vertu se combat paour, en ceste maniere : Paour dist a l’ome, tu morras, et Seurtés respont, c’est humaine nature, non pas paine. Je entrai au monde par ceste covenance que je m’en istroie La lois comande que l’om rende çou que l’om enprunte.</text:p>
      <text:p text:style-name="_3c_p_3e_">Et vie d’ome est uns pelerinages : quant tu auras mout alé, il te covenra revenir. Paour redist, tu morras, Seurtés respont, je quidoie que tu desises noveles choses, mais pour morir vif je, et a ce me maine nature chascun jour ; car des que je nasqui, me mist elle ce terme. Je n’ai de quoi me courece, mais je di par mon sairement que fole cose est criembre chose que l’en ne peut eschiver. Lucans dist, mors est la derraine paine, si ne le doit on criembre.</text:p>
      <text:p text:style-name="_3c_p_3e_"><text:soft-page-break/>Orasces dist, mors est le derrains termes de toutes choses. Senekes dist, qui prolonge la mort n’en eschape. Paour dist, tu morras, Seurtés respont, je ne serai le premiers ne le derreniers, et homme sont alé devant moi et homme me sivront, c’est la fins de l’umain linage.</text:p>
      <text:p text:style-name="_3c_p_3e_">Nus sages ne doit estre dolans de mort, qui est la fins des maus. Je ne sai que jou soie autre chose que uns animaus raisnables qui doit morir. Nule chose n’est griés qui n’avient c’une fois. Par ceste condition sont toutes choses engendrees, que toutes choses qui ont commencement auront f�n. Il n’est pas étrange chose de mourir, et je sai bien que je doi morir, et a ce ne puis contredire. Dieus fist trop bien, car nus ne m’en peut menacier, car mors igaillist le signour au serf et les couronés as fosseors ; elle enporte en une maniere ciaus qui sont mout divers.</text:p>
      <text:p text:style-name="_3c_p_3e_">Paours dist, tu seras decolés, Seurtés respont, il n’i a force que je muire tost, u pichot a pichot. Paour dist, tu auras maintes ferues, Seurtés respont, moi que poise combien que je aie de plaies ? de l’une me covient a morir. Paour dist, tu morras en étrange païs, Seurtés respont, nule chose n’est étrange a homme mort, et la mors n’est pas plus griés hors de maison que ens. Paours dist, tu morras joenes, Seurtés respont, autresi vient la mors as joenes que as vieus, elle n’i fait nule difference ; mais tant di je bien qu’il fait millour morir lors qu’il delite de vivre, et trés bon morir est ançois que tu desirres la mort. Par aventure la mors m’osta d’aucun mal, au mains m’eschapa de veillesse qui est mout grief.</text:p>
      <text:p text:style-name="_3c_p_3e_">Selonc ce que dist Juvenaus, ceste paine est donnee a ciaus qui longuement vivent, que lor pestilence se renouvelle tozjors ; il enviellissent en paine et en pardurable dolour et porrissent en orde vesteure. Pour ce dist Senekes qu’il fet bon morir tant comme il plest a vivre. Lucans dist, se le derreniers jours venoit avec la fin des biens, et il n’estoit tristece par isnele mort, l’om averoit tristece de sa premiere fortune ; et si se meteroit en aventure desespereement, s’il n’atendoient la mort.</text:p>
      <text:p text:style-name="_3c_p_3e_">Pour ce ne m’en chaut se je muir joenes, car il n’est nus si pesans maus comme veillesse. Juvenaus dist, hastive mors ne aigres definemens ne doit pas estre redoutee, mais veillesse doit estre plus cremue que mors. Seneques dist, il ne peut caloir quand ans je aie ne quans j’en ai pris ;car se je ne puis plus vivre, c’est ma veillesse, kiconques vient a son derrenier jor, il muert vieus.</text:p>
      <text:p text:style-name="_3c_p_3e_">Paour dist, tu ne seras pas ensevelis, Seurtés respont, petit damage est celui du sepulchre. Lucans dist, il n’i a force se la charoigne pourrist ou s’elle est arse, car nature prend tout a gré a qui le cors doivent sans fin ; mors n’a que faire de fortune, la terre qui tout engendre tout reçoit ; et qui n’est covers de la terre, il est couvers du ciel. Dés que le cors ne sent riens, ne le chaut s’il n’est enfouis ; et s’il se sentoit, toutes sepoutures le seroient tormens. Car sepulture ne fu pas trovee as œils des mors, més de vif, pour ce que la charoigne pourie fust ostee de la vue des hommes. Por ce sont le <text:span text:style-name="_3c_num_3e_">un</text:span> mis en terre et le autre en feu, et ce n’est fors que pour garder les œils des vivans.</text:p>
      <text:p text:style-name="_3c_p_3e_">Paours dist, tu seras malades, Seurtés respont, or voi je bien que la vertus des hommes ne se moustre en mer ou en bataille seulement ; mais elle se moustre en <text:span text:style-name="_3c_num_3e_">un</text:span> petit lit ou je laisserai la fievre u elle moi : la bataille est entre moi et la maladie, u elle sera vaincue u elle vaincera. Paour dist, les gens <text:soft-page-break/>disent mal de toi, Seurtés respont je me troubleroie se le sage homme mesdisoient de moi ; mais desplaire as mauvés est los et pris, car cele sentence n’a point d’auctorité en quoi cil blasme qui doit estre blasmés. Il ne me blasment par loial jugement, mais por la lor mauvestié ; et disent mal de moi pour-ce qu’il ne sevent bien dire. Il disent çou qu’il welent non pas çou que je deserf, car il sont chiens qui ont si apris a abaier qu’il ne le font pas par verité mais par coustume. Juvenaus dist, le homme sage ne doutent les laidenges dou fol.</text:p>
      <text:p text:style-name="_3c_p_3e_">Paours dist, tu seras chaciés en essil, Seurtés respont, le païs ne m’est contredis mais le lieus, car tout çou qui est desous le ciel est mon païs ; la troverai viles, la troverai la mer, la troverai les pors. Toutes terres sont païs au preudome autresi comme la mers as poissons ; ou que jou aille serai jou en la moie terre, que nule terre ne m’est essilh, mais étranges leus, car bon estre apertient a l’homme non pas au lieu.</text:p>
      <text:p text:style-name="_3c_p_3e_">Paour dist, dolours te vient, Seurtés respont, s’elle est petite, soufrons la, car cy a petite souffrance ; se elle est grant, souffrons le, car ce sera grans glore. Et se aucuns disoit que dolours est dure chose, Seurtés respont que cil hom est trop maus qui soufrir ne set. Paour dist, il est poi de gent qui puissent soufrir doleur, Seurtés respont, soions de ces poi. Paour dist, nature nous fist sans force, Seurtés respont, n’en blasme la nature qui nous engendra fort. Paour dist, fuions delour, Seurtés respont, por quoi, il te sivra u que tu fuies. Paour dit, tu seras povres, Seurtés respont, le visces n’en est pas en la povreté, mais el povre ; il est povres pour-ce qu’il le quide estre. Paour dist, je ne sui poissans, Seurtés respont, ales joie tu le seras. Paours dist, cil a grans deniers, Seurtés respont, n’est pas omme ne signour, ains est une huche : nus ne doit avoir envie de bourse plainne. Paour dist, cil est mout riches hom, Seurtés respont, s’il est avers, il n’a riens, s’il est gasteres il n’ara longuement. Paour dist, mout de gent vont aprés lui, Seurtés respont, les mousches sivent le miel et le lou les charoignes, et le formis le forment : il sivent la proie non pas l’ome. Paours dist, je ai perdu mes deniers, Seurtés respont, par aventure il eussent perdu toi ; car il ont ja maint homme mené a peril, mais de ceste part t’est bien avenut se tu as perdue avarisse avec. Et sachés que avant que tu eus ces deniers, uns autres les avoit perdus.</text:p>
      <text:p text:style-name="_3c_p_3e_">Paour dist, je ai perdu les œils, Seurtés respont, c’est pour ton bien, car la voie t’est close a mout de covoitises. Maintes choses seront dont tu deusses oster ces œils pour ce que tu ne les veisses. Tu sés bien que avugletés est une partie d’innocense ; car le oeil moustrent a <text:span text:style-name="_3c_num_3e_">un</text:span> l’avoutire, et as autres covoitier maisons et cités. Paour dit, je ai perdu mes fils, Seurtés respont, fols est qui pleure la mort as morteus, mort sont pour-ce que morir doivent. Deus ne les a pas tolus mais receus.</text:p>
      <text:p text:style-name="_3c_p_3e_">En ceste maniere Paours, qui onques ne dona bon conseil, se combat contre Seurté, mais l’ome seur ne le redoute pas. Selonc ce que dist Orasces, le malisces des citeins qui donent essample de mal faire, ne vout de felon tirant, n’esmuet pas preudome qui est de ferme proposement et de fort corage. Lucans dist, paour de mal avenir a mis maint homme en grant peril, mais cil est trés fors qui peut soufrir <text:soft-page-break/>les douteuses choses. Car il apertient a fort corage et ferme qu’il ne soit troublés en adversités, et qu’il ne soit pas abatus de son estat avant que le tumulte viegne, ains use del present conseil, et ne se depart pas de raison. Senekes dist, il est plus de choses qui nos espoentent que de celes qui nous grievent ; et nous somes plus sovent en doute par penser que par oevre. Et pour ce ne soies chetif devant le tens, car ce que tu criens n’avenra par aventure jamés.</text:p>
      <text:p text:style-name="_3c_p_3e_">Contre la poour de morir nous asseurent <text:span text:style-name="_3c_num_3e_">.vi.</text:span> choses, une est la mors du cors qui est anemis a l’ame, la seconde est que elle pose fin au peril dou siecle, la tierce est la necessités de morir, la quarte est que nous veons tousjours morir les autres, la quintes est que Dieus morut pour nous, la <text:span text:style-name="_3c_num_3e_">.vi.</text:span> est la perpetuel vie qui vient aprés. Mais ci se taist le contes de paour et de seurté, de quoi il a longuement parlé, et moustre mainte bonne raison qui font a avoir en memore ; et si tornera a l’autre partie de force, c’est magnificence.</text:p>
      <text:h text:style-name="Heading_20_2" text:outline-level="2"><text:bookmark-start text:name="II85"/><text:span text:style-name="_3c_id_3e_">[II85] </text:span><text:bookmark-end text:name="II85"/><text:span text:style-name="_3c_num_3e_">.II.LXXXV.</text:span> De magnificence au tans de pais</text:h>
      <text:p text:style-name="_3c_p_3e_">Magnificence vaut autant a dire comme grandour, et c’est une vertus qui nous fet acomplir les griés choses et nobles de grant afaire. Et ses offices est en <text:span text:style-name="_3c_num_3e_">.ii.</text:span> manieres, l’une est en tans de pais, l’autre en tans de guerre. En choses de pais doivent tenir le signour les <text:span text:style-name="_3c_num_3e_">trois</text:span> commandemens Platon.</text:p>
      <text:p text:style-name="_3c_p_3e_">Li uns est qu’il gardent le proufit as citeins, qu’il reportent a çou quanqu’il font, et n’entendent pas a lor propre preu, et qu’il s’estudent qu’il aient plenté et habondance des viandes et des choses qui besoignent a la vie des gens, Li autres commandemens est qu’il soient curieus de tout le cours de la cité, et qu’il gardent la chose commune et les possessions et les rentes dou commun au besong de tous, non pas d’aucun homme privé.</text:p>
      <text:p text:style-name="_3c_p_3e_">Li tiers commandemens est qu’il tiegne justice entre ses subtés, et qu’il rende a chascun çou qui est sien, et qu’il garde les unes parties en tel maniere qu’il n’abandonent les autres ; car cil qui aident as uns encontre les autres amainent en la cité perilleuse descorde. Aprés doivent le signor et le governeour d’une cité garder que contens ne soit entr’eus. Car Platons dist que cil qui ont content qui mieux aministre la cité font autresi comme se le marenier estrivoient entr’eus le quex governe mieux la nef, et c’est morteus periz.</text:p>
      <text:h text:style-name="Heading_20_2" text:outline-level="2"><text:bookmark-start text:name="II86"/><text:span text:style-name="_3c_id_3e_">[II86] </text:span><text:bookmark-end text:name="II86"/><text:span text:style-name="_3c_num_3e_">.II.LXXXVI.</text:span> De magnificence au tens de guerre</text:h>
      <text:p text:style-name="_3c_p_3e_">Au tans de la guerre, quant il lor covient bataille faire, il doivent tout premierement commencier la guerre a cede entention qu’aprés la bataille il puissent vivre en pais, sans tort faire.</text:p>
      <text:p text:style-name="_3c_p_3e_"><text:soft-page-break/>Aprés doivent il garder que, avant qu’il envaïssent les estris, il soient apareilliés diligement de toutes choses qui besoignent a aus deffendre et a assalir lor enemis. Senekes dit, loins apareillemens de bataille fet toustaine victore ; et cis apareillemens est en bateillier et en forteresces par despenses et par armes. Terrences dist, le sages hom doit esprover totes choses avant qu’il se combate ; car mieux vient porveoir que reçoivre le damage et puis vengier.</text:p>
      <text:p text:style-name="_3c_p_3e_">Tuilles dist, le tiers offices est que tu ne te desperes trop par coardie ne ne te fie trop par covoitise. Car la desmesuree covoitise d’avoir maine l’ome en perils ; selonc ce que dist Orasces, le ors fet homme aler par mi ses enemis et estre plus fier que feu ne foudre ; le dons enlacent les felons princes.</text:p>
      <text:p text:style-name="_3c_p_3e_">Li quars offices est que en bataille doit on eschiver plus laide coardie que la mort et entendre plus a bonté que a autre proufit ne qu’a eschaper ; car mieux vaut morir que laidement vivre. Neporquant on ne doit laissier son salu pour cri, c’est pour oster le blasme que l’en te porte a tort ou pour aquerre grant renomee.</text:p>
      <text:p text:style-name="_3c_p_3e_">Li quins offices est traveillier sovent son cors es choses qui sont a fere ; car Lucans dit, le hom huiseus mue sovent diverses pensees. Ovides dit, le eau qui souvent ne se muet devient porrie, autresi devient le hom chetis pour estre oiseus.</text:p>
      <text:p text:style-name="_3c_p_3e_">Li sisimes offices est que puis que l’om vient a combatre il doit metre grant vistece, et amonester les chevaliers et les bachelers a bien fere, et loer les de lor proeces et de lor ancissours, et dire tant qu’il les face enhardir et oster de coardie.</text:p>
      <text:p text:style-name="_3c_p_3e_">Li septimes offices est aler au premier assaut secourre et aidier ciaus qui sont affoibloiés, et soustenir ciaus qui cancielent ou qui fuient.</text:p>
      <text:p text:style-name="_3c_p_3e_">Li offices witimes est que quant on a victore on doit espargnier et garder ciaus qui ne furent cruel anemi.</text:p>
      <text:p text:style-name="_3c_p_3e_">Li nuevimes offices est que se l’om fait pais ou trives ou autres aliances as anemis, il les garde et maintiegne ; et non croie a ciaus qui disent que l’om doit porchacier de vaincre ses anemis ou par force ou par tricherie.</text:p>
      <text:p text:style-name="_3c_p_3e_">Ce nos moustre uns haus citeins de Rome qui fu pris en Cartage lors que le romain i furent a ost ; car ciaus de Cartage l’envoierent en Rome pour faire encangier les chetis, et le firent jurer qu’il revenroit ; et quant il fu a Rome, il ne loa pas que le chetif fussent rendus. Et quant si ami le voldrent retenir, il volt mieux revenir a son torment que mentir sa foi qu’il avoit donee as enemis.</text:p>
      <text:p text:style-name="_3c_p_3e_">Mais Alixandres le grans dit qu’il n’a point de difference coment que l’en ait victore ou par force ou par barat, car fet n’i doit avoir pitié, et cil est enemis de soi meismes qui prolongue la vie a son anemi.</text:p>
      <text:h text:style-name="Heading_20_2" text:outline-level="2"><text:bookmark-start text:name="II87"/><text:soft-page-break/><text:span text:style-name="_3c_id_3e_">[II87] </text:span><text:bookmark-end text:name="II87"/><text:span text:style-name="_3c_num_3e_">.II.LXXXVII.</text:span> Dou content qi est entre guerre et pais</text:h>
      <text:p text:style-name="_3c_p_3e_">Or a devisé le contes de <text:span text:style-name="_3c_num_3e_">.ii.</text:span> manieres de grandeur et en guerre et en pais. Mais pour amenuisier la creance de ciaus qui quident que le affere de guerre est plus grans que celui de la cité, le mestres dit que pais et le affaires de la cité est maintenue par sens et par conseil de corage, més le plusieurs ont quise bataille par aucune covoitise. Mais a la verité dire poi valent les armes dehors se le sens n’est dedens. Pour ce dist Salustes, tuit le homme qui s’estuident d’avancier les autres animaus doivent garder qu’il ne mainent lor vie en maniere de bête, qui naturaument sont obeissant as ventres. Mais toute nostre force et ou cors et ou corage, car le corages commande et le cors doit servir.</text:p>
      <text:p text:style-name="_3c_p_3e_">Il est plus drois que l’on quiere gloire par engien que par force. Tuilles dit, toutes choses honestes que nous querons par haut corage est aquise par vertu de cuer, non pas par force de cors. Nonporquant on doit amener son cors si qu’il puisse obeir a conseil et a raison.</text:p>
      <text:h text:style-name="Heading_20_2" text:outline-level="2"><text:bookmark-start text:name="II88"/><text:span text:style-name="_3c_id_3e_">[II88] </text:span><text:bookmark-end text:name="II88"/><text:span text:style-name="_3c_num_3e_">.II.LXXXVIII.</text:span> De constance</text:h>
      <text:p text:style-name="_3c_p_3e_">Constance est une estable fermetés de corage qui se tient en son proposement. Ses offisses est a retenir fermeté en l’une fortune et en l’autre, si que l’om se s’eshauce trop par prosperité, et ne soit trop tourblés en adversité, mais tiegne le mi. Car noble chose est avoir en chascune aventure <text:span text:style-name="_3c_num_3e_">un</text:span> front et <text:span text:style-name="_3c_num_3e_">un</text:span> meisme vout. Senekes dit, la porveance dou corage est qu’il soit bien ordenés quant il se peut estre et maintenir soi en <text:span text:style-name="_3c_num_3e_">un</text:span> estat. Orasces dit, garde que es grans choses ton cuer soit tousjours igal. Aies atempree leece quant plus de biens te vient que tu n’aies acoustumé, car le sages et le hardis apert a la destrece. Et ailleurs dist Orasces, l’ome fort et ferme retret a bon vent sa voile quant elle est trop enflee.</text:p>
      <text:p text:style-name="_3c_p_3e_">La loi de fermeté est cele que nous ne soions pas fichié es maus ne movables es biens. Es maus meismes a fermeté, mais lors n’est elle pas vertus. Selonc ce que dist Orasces, une partie des hommes s’esjoïssent des visces, et pour-ce se ferment en mal fere ; une autre partie vait flotant, car une fois fet bien et autre mal. Juvenaus dit, la nature des mauvés est tozjours vaires et movables quant il meffont, encore ont il fermeté tant qu’il commencent a connoistre bien et mal ; et quant il ont fet les crimes, nature se fiche es meurs d’aus ; et ne s’en set remuer. Ki est cil qui met fin en pechier ? puis que la rouge coulour s’en est alee une fois de son front, quel homme vois tu qui se tiegne a <text:span text:style-name="_3c_num_3e_">un</text:span> sol pechié ? puis que sa face endurcist, et ne redoute vergoigne.</text:p>
      <text:p text:style-name="_3c_p_3e_">A ceste vertu est contraire <text:span text:style-name="_3c_num_3e_">un</text:span> visces qui a non muableté, c’est a dire dou corage qui n’a nule fermeté, ains est sovent esmeus en diverses pensees. Et sont aucun si plain de ces visces que le autre <text:soft-page-break/>quident que lor fermeté soit tozjors movable ; aucun sont si po estable que, maintenant qu’il lor avient <text:span text:style-name="_3c_num_3e_">un</text:span> poi de mal, desprisent tous delis ; delis ; par dolour afoiblissent, et despisent gloire, et sont froissié par male renoumee. De çou dist <text:span text:style-name="_3c_num_3e_">un</text:span> sages, quant je sui malades jou ayme Dieu et sainte eglise, mais quant je sui garis cele amours est oubliee.</text:p>
      <text:p text:style-name="_3c_p_3e_">Pour ce dist Orasces, ma sentence se combat o moi, car elle refuse ce qu’elle avoit quis et requiert ce qu’elle avoit refusé ; or fait edifisces or les despise, or mue les choses quarrees et les fet reondes. Quant je sui a Rome j’aime Tybur, et quant je sui aTybur je ayme Rome. Li corages est coupables, que nule fois ne fuit sa volenté. Cil qui vont outre la mer muent l’air, non pas le corage. Par quel neu tendrai je Proteum qui toute fois change son vout ?</text:p>
      <text:p text:style-name="_3c_p_3e_">Li mestres dit, de cestui vice avient que nus hom ne se tient apaiés de sa fortune ne de son estat. Orasces dist, mais chascuns desire choses diverses ; car le bués desire d’avoir frain et siele, et le chevaus desire arer la terre. Je jugerai que chascuns se tiegne a celui mestier a quoi il est livrés.</text:p>
      <text:p text:style-name="_3c_p_3e_">A ceste vertu apertienent <text:span text:style-name="_3c_num_3e_">.v.</text:span> choses ; l’une est la parmanableté de l’entendement qui se sieut remuer en diverses pensees, la seconde est uns meismes corages es biens et es maus, la tierce est fermetés entour les choses desirees, la quarte est a endurer contre les tentations, la quinte est permanance es oevres.</text:p>
      <text:h text:style-name="Heading_20_2" text:outline-level="2"><text:bookmark-start text:name="II89"/><text:span text:style-name="_3c_id_3e_">[II89] </text:span><text:bookmark-end text:name="II89"/><text:span text:style-name="_3c_num_3e_">.II.LXXXVIIII.</text:span> De patience</text:h>
      <text:p text:style-name="_3c_p_3e_">Patience est une vertus par qui nostre corages nous fait a soufrir les assaus d’aversités et les torsfais. Son office moustra Lucans quant il dist, patience s’esjoist es dures choses ; la plus grant leece qu’elle puisse avoir est quant elle peut ovrer sa vertu. Li mestres dist, ceste vertus est remede de tortfet.</text:p>
      <text:p text:style-name="_3c_p_3e_">Orasces dit, tout le mal qui sont a venir devienent plus legier par patience. Boesces dit, par non soufrir te sera l’aventure plus aspre que tu ne pués muer. Terrences dit, soufrons o bons corages ce que fortune nos aporte, car folie est de regiber contre aguilon. Senekes dist, le malades qui ne est obeissans fet enasprir son mire, car nule chose n’est si legiere qui ne te soit grief se tu le fés a ennui.</text:p>
      <text:p text:style-name="_3c_p_3e_">Et pour-ce que ceste vertu est contre les passions covient il savoir que les unes sont par volenté, les autres non. Et toutes soufrances que l’on fet de par son gré sont loables et sont dignes de merite, mais les uns ou les autres ou eles sont dedens ou dehors, et celes qui sont dedens sont por bien ou pour mal qui vient de hors si comme est ore leece, esperance, paour, et dolour. Celes qui sont dehors sont le anui et le tortfet que le autre nous font ou disent. Mais en toutes manieres de tribulations dois tu consirer la passion Jhesucrist et la maleurté Job, qui le sot si bien soufrir.</text:p>
      <text:p text:style-name="_3c_p_3e_"><text:soft-page-break/>Aprés dois tu garder le travail que le mauvés suefrent por acomplir lor mauvestiés. Aprés consire se tu avoies deservi devant celui mal ou grignour, et consire la maniere dou mal qui vient et de celui qui le te fet ; car en chascune de ces choses pués tu prendre connort a bien soufrir toutes tribulations dou siecle.</text:p>
      <text:h text:style-name="Heading_20_2" text:outline-level="2"><text:bookmark-start text:name="II90"/><text:span text:style-name="_3c_id_3e_">[II90] </text:span><text:bookmark-end text:name="II90"/><text:span text:style-name="_3c_num_3e_">.II.LXXXX.</text:span> Encore de force</text:h>
      <text:p text:style-name="_3c_p_3e_">En ceste vertu, ce est force, et en toutes ses parties, de qui vous avés oï çou que le contes en a dit, se doit on amesurer et garder soi de trop et de poi. Selonc ce que dist Senekes, sa magnanimité ist de sa mesure, elle fet homme menaceour et enflé et tourblé sans repos, et courans a dire grans paroles sans nule honesteté, et par petites choses lieve et engroisse ses sourcis et commuet autrui, et chasse et fiert. Et ja soit il si hardis et si fiers, certes il ara chetive fin entour les grans choses, et laissera de soi perilleuse ramembrance. Donques l’amesuree magnanimité est que l’en ne soit trop hardis ne trop paourous.</text:p>
      <text:p text:style-name="_3c_p_3e_">Mais ci se taist le contes a parler de force et de ses manieres, et tornera a la quarte vertu, c’est justice</text:p>
      <text:h text:style-name="Heading_20_2" text:outline-level="2"><text:bookmark-start text:name="II91"/><text:span text:style-name="_3c_id_3e_">[II91] </text:span><text:bookmark-end text:name="II91"/><text:span text:style-name="_3c_num_3e_">.II.LXXXXI.</text:span> Ci parole de la quarte vertu, c’est justice</text:h>
      <text:p text:style-name="_3c_p_3e_">Justice vient aprés toutes les autres vertus. Et certes justice ne poroit rien faire se les autres vertus ne le faisoient ; car au comencement dou siecle, quant il n’avoit en tiere ne roi ne empereor, ne justice n’estoit conneue, les gens de lors vivoient en guise de bêtes, le <text:span text:style-name="_3c_num_3e_">un</text:span> en unes repostailles et le autre en <text:span text:style-name="_3c_num_3e_">un</text:span> autre, sans loi et sans communité. Li homme gardaissent volentiers la franchise que nature lor avoit donnee ; et n’eussent mie mis lor cos au joug des signories, se ne fust ce que les males oevres mouteplioient perilleusement et le maufetour n’estoient chastoiet. Lors furent aucun preudome qui par lor sens assamblerent et ordenerent les gens a abiter ensamble et a garder humaine compaignie et establirent justice et droiture ; dont pert il certainement que justice est celle vertu qui garde humaine compaignie et communité de vie. Car en ce que le homme abitent ensamble, et le uns a terre gaignable ou autres possessions de quoi il a besoing, s’uns autres pour ce en fust commeus par envie et par descorde, se justice ne fust.</text:p>
      <text:p text:style-name="_3c_p_3e_"/>
      <text:p text:style-name="_3c_p_3e_">Ceste vertu sormonte les aspres choses, car en ce que le uns est chevaliers et le autres marchans, le autres laboureres, et le pourchas de l’un enpire le gaaing de l’autre, les guerres et les haines naistroient <text:soft-page-break/>et seroient a la destruction des hommes, sa justice ne fust, qui garde et deffent la communité de vie ; de qui la force est si grans que cil qui se paissent de felonie et de meffet ne puent pas vivre sans aucune partie de justice, car le laron qui emblent ensamble welent que justice soit entr’aus gardee, et se lor mestre ne departent ygaument la proie, ou si compaignon l’ocient ou il le lient.</text:p>
      <text:p text:style-name="_3c_p_3e_">Tuilles dit, nus ne peut estre justes qui crient la mort ou dolour ou exil ou poverté ou qui met contre loiauté les choses qui sont contraires a ceste vertu ; c’est a dire qui est si liés d’avoir vie ou santé ou richece ou autre chose que l’om fait contre loiauté, cil ne peut estre justes. Tout le establissement de vie sont fet pour aidier as hommes par force de justice, premierement que on ait a qui il puisse dire ses privees paroles ; et a ciaus qui vendent et achatent et prenent et baillent a loages, et qui s’entremetent de marchandises, est justice necessaire.</text:p>
      <text:p text:style-name="_3c_p_3e_"/>
      <text:p text:style-name="_3c_p_3e_">De qui dist Senekes, en ceste maniere : Justice est jointe a nature et trovee par le bien et par le maintenement de maintes gens ; et n’est mie ordenemens d’ome, ançois est lois de Dieu et liiens d’umaine compaignie. Et en cestui ne covient a homme penser que covenable soit, car elle le demoustre en ensegne.</text:p>
      <text:p text:style-name="_3c_p_3e_">Se tu vieus ensivre justice, premierement aime et criem Dieu Nostre Signour, si que tu tu soies amés de lui. Et lui pués tu amer en ceste maniere, que tu faces bien a chascun et a nului mal ; et lors te clameront les gens justes et te sivront et feront reverence et toi ameront.</text:p>
      <text:p text:style-name="_3c_p_3e_">Se tu vieus estre justes, n’est mie assés a non damagier les autres, mais il te covient contrariier a ciaus qui damagier les welent, pour ce que non damagier n’est pas justice. Non prendre a force les autrui choses, et rent celes que tu as prises, et chastie teus hommes qui les prenent. Nule discorde qui soit devant toi n’entent par doubles paroles, mais garde la qualité dou corage. Une cose soit ton jurer et ton affermer, car ja n’i soit le non Dieu apelés, totefois i est il tesmoins ; et pour-ce ne trespasse la verité, a ce que tu ne trespasses la loi de justice.</text:p>
      <text:p text:style-name="_3c_p_3e_">Et se aucunefois te covient mençoigne dire, tu le diras non mie por fauseté, mais por la verité deffendre. Se il te covient la verité raembre par mençogne, tu ne dois mentir, mais escuser ; la ou est honeste ochoison, l’ome juste ne descoevre pas les choses secrees, mais il taist ce que fait a taire et dist ce que fait a dire. Li hom justes est ensi que por apareillier pais et ensivre tranquillité ; mais quant le autre sont vaincus par mauvaises choses, il les vaint. Donques se tu faisoies tels choses tu atendroies ta fin liés et sans paour, et joians poras tu veoir les choses tristes, et quites seras en veoir les choses de rumour et seurs esgarderas les estremités.</text:p>
      <text:p text:style-name="_3c_p_3e_">Et pour ce que justice est le compliemens des autres vertus, apelent le plusor tout bien et toutes vertus ensamble par cest non, c’est justice apelee ; mais le mestres apele justice cele vertu solement qui rent a chascun son droit, as quex oevres nous semont nature en <text:span text:style-name="_3c_num_3e_">trois</text:span> manieres, une que Dieus fist l’ome tot droit pour senefiier le droit de justice, la seconde que por quoi çou qui apertient a justice est <text:soft-page-break/>escrit en nos corages com par nature, la tierce est que tous autres animaus gardens justice et amour et pitié entre ciaus de lor maniere.</text:p>
      <text:p text:style-name="_3c_p_3e_">Autresi nous i semont le ensegnemens dou sage Salemon, amés justice, vous qui jugiés la tiere Salemon dist, combat toi pour justice jusc’a la mort. Salemons dit, devant la sentence apareille justice. St. Matheu dist, boneureus sont cil qui suefrent parsecution por justice. David dist, Diex serra les bouches des lyons pour-ce que jou avoie justice. Salemons dist, justice enhauce les besoignans. Salemons dist, tresors de malisces ne proufitent noient, més justice garantira de mort. David dist, ma justice me armera devant toi. Salemons dist, justice est perpetuel et sans mort. Seneques dist, en justice est la trés grans resplendissours des vertus.</text:p>
      <text:p text:style-name="_3c_p_3e_">A justice apertienent <text:span text:style-name="_3c_num_3e_">.ii.</text:span> choses, volenté de proufiter a trestous et de non anolier a nului, car ce sont le commandement de la loi naturele. Saint Matheu dit, faites as hommes ce que vous volés qu’il facent a vous. Li mestres dit, justice doit sivre le sens.</text:p>
      <text:p text:style-name="_3c_p_3e_">Mais <text:span text:style-name="_3c_num_3e_">.ii.</text:span> volentés enpechent l’office de justice, ce sont paour et covoitise, et <text:span text:style-name="_3c_num_3e_">.ii.</text:span> fortunes, c’est prosperité et adversité ; c’est a dire, se il sera aucuns qui par son sens soit dignes que tu le faces aucun bien, et le autre te disent que se tu le fes tu en auras haine d’aucun poissant homme, vés ci que paours te fera cesser de l’office de justice. D’autre part sont aucuns vers qui tu dois estre larges, et je vuel garder mon avoir, vés ci que covoitise va contre justice. Pour quoi il covient que justice soit apoie de <text:span text:style-name="_3c_num_3e_">.ii.</text:span> pilers, c’est de force contre paour et contre adversité, et d’atenprance contre covoitise et prosperité.</text:p>
      <text:p text:style-name="_3c_p_3e_">En fortune apert il, car contre prosperité doit on metre atemprance, et contre aversité doit on metre force ; car autrement la prosperité esleveroit trop homme et l’adversité le baisseroit trop, si comme le contes a dit apertement ça en arieres. Por ce peut entendre chascuns que atemprance et force metent l’ome el siege de justice, et le tienent si fermement qu’il n’en orguillist par prosperité ne ne crient par adversité.</text:p>
      <text:p text:style-name="_3c_p_3e_">La lois de Rome dist que justice est ferme et perpetuele volentés, et done a chascun son droit. Et pour ce poons nous entendre que toutes vertus et toutes oevres qui rendent ce qu’eles doivent sont sous justice et desous ses parties. Mes il i a choses que nous ne devons a tous hommes, c’est foi et amour et verité ; et choses sont que nous ne devons pas a tous hommes, mais a aucuns, si com le mestres devisera en son conte diligement. Mais tout avant dist il que justice est devisee principaument en <text:span text:style-name="_3c_num_3e_">.ii.</text:span> parties, ce sont reddeur et liberalité.</text:p>
      <text:h text:style-name="Heading_20_2" text:outline-level="2"><text:bookmark-start text:name="II92"/><text:span text:style-name="_3c_id_3e_">[II92] </text:span><text:bookmark-end text:name="II92"/><text:span text:style-name="_3c_num_3e_">.II.LXXXXII.</text:span> De reddeur qi est la premiere branche de justice</text:h>
      <text:p text:style-name="_3c_p_3e_">Reddeurs est une vertus qui restraint le torfet par digne torment. Et a <text:span text:style-name="_3c_num_3e_">.iiii.</text:span> offices ; dont le premiers est que nus ne nuise a l’autre s’il n’ait avant receus le torfet, la seconde est que l’en use les communes <text:soft-page-break/>choses si comme communes et les propres si comme propres. Et ja soit ce que nule chose soit propre par nature, mais commune, toutefois ce que chascuns en a est sien propre. Et se aucuns en demande plus, il brisera la droiture de l’umaine compaignie, et de çou vient tous descors, que tu t’esforces de torner mes choses en ta proprieté. Seneques dit, mais le homme vesquissent mout en pais se ces <text:span text:style-name="_3c_num_3e_">.ii.</text:span> paroles, mien et tien, fussent ostees dou mi.</text:p>
      <text:p text:style-name="_3c_p_3e_">Tuilles dist, le tiers offices de reddeur est oster les mauvés de la commune as hommes ; car autresi comme on coperoit aucuns membres s’il commençoient a estre sans sanc et sans vie, qu’il ne nuisissent as autres, doit on departir la felonie et la cruauté as mauvés de la compaignie des gens, car il sont hommes non pas par oevre mais par non. Quele difference a il donc, se aucuns se mue en fiere sauvage, u s’il a samblance d’ome et cruauté de bête ?</text:p>
      <text:p text:style-name="_3c_p_3e_">Li ferues qui ne sentent garison pour nule medecine doivent estre malices de fier, dont ne doit on pas pardoner a teus hommes. Senekes dit que le juges est dampnés quant le maufetours est ostés. Tuilles dit, le juges se doit garder d’ire quant il juge, car o ire ne poroit il garder la moieneté qui est entre poi et trop. Catons dit, ire enpeeche le corage, si qu’il n’a pooir de la verité connoistre. Orasces dit, quant le hom n’est sires de sa ire, il est raisons que çou qu’il fet soit por non fet.</text:p>
      <text:h text:style-name="Heading_20_2" text:outline-level="2"><text:bookmark-start text:name="II93"/><text:span text:style-name="_3c_id_3e_">[II93] </text:span><text:bookmark-end text:name="II93"/><text:span text:style-name="_3c_num_3e_">.II.LXXXXIII.</text:span> Des juges</text:h>
      <text:p text:style-name="_3c_p_3e_">Li juges doit tozjors sivre la verité, mais le advocas sivent aucune fois ce que samble verité, et le welent deffendre ja ne soit il verités. Salustes dit, tout cil qui jugent des choses douteuses, c’est a dire tot cil qui sont pour fere justice, doivent estre wit de haine d’amistié, d’ire, et de misericorde, car le corage a qui teus choses nuisent a paines puent veoir gaires de verité.</text:p>
      <text:p text:style-name="_3c_p_3e_">Tuilles dit, le riche tolent sovent au riche par envie, et donent au povre par misericorde. Senekes dist, maintenant que le hom ne vest persone de juge doit il vestir persone d’amis et garder que sa parole ne forcloe les autres autresi comme s’il fust venus en sa possession, il doit user communité en sa parole ausi comme es autres choses.</text:p>
      <text:h text:style-name="Heading_20_2" text:outline-level="2"><text:bookmark-start text:name="II94"/><text:span text:style-name="_3c_id_3e_">[II94] </text:span><text:bookmark-end text:name="II94"/><text:span text:style-name="_3c_num_3e_">.II.LXXXXIIII.</text:span> De liberalité, qui est la seconde branche de justice</text:h>
      <text:p text:style-name="_3c_p_3e_">Libéralités est une vertus qui donne et fet benefices. Ceste meisme vertus est apelee cortoisie ; mais quant elle est en volenté, nous l’apelons benignité, et quant elle est en oevre, nous l’apelons largece. Ceste vertus est toute en doner et en guerredoner, et par ces <text:span text:style-name="_3c_num_3e_">.ii.</text:span> choses somes nous religieus vers Dieu Nostre Soverain Pere et pitieus a nostre pere et a nostre mere et as nos parens et a nostre païs et <text:soft-page-break/>amables a tous et reverans as plus grans et misericordieus as besoigneus et non nuisans as plus foibles et concordans a nos voisins. Donques pert il bien que liberalités est devisee en <text:span text:style-name="_3c_num_3e_">.vii.</text:span> parties, ce sont don, guerredon, religion, pitié, carité, reverence, et misericorde. Et pour-ce que chascuns rent çou qu’il doit sont il vraiement partie et metre de justice.</text:p>
      <text:h text:style-name="Heading_20_2" text:outline-level="2"><text:bookmark-start text:name="II95"/><text:span text:style-name="_3c_id_3e_">[II95] </text:span><text:bookmark-end text:name="II95"/><text:span text:style-name="_3c_num_3e_">.II.LXXXXV.</text:span> Les ensegnemens de doner</text:h>
      <text:p text:style-name="_3c_p_3e_">Or dira le contes de chascune partie de liberalité par sol, et premierement de don, ou il a ensegnement comment on se doit contenir en doner. Seneques dit, en doner garde que tu ne soies durs ; mais qui est le hom a qui il soufist d’iestre priés legierement a une seule fois ? qui est celui que quant il quide que tu le weilles demander aucune chose qui ne torne aucun po son front, qui n’endurcist sa face et fait samblant qu’il est enbesoigniés ? Ce que l’en done est deu par autretel corage comme il est donés ; et pour-ce ne doit on pas negligemment doner. Nus ne guerredone volentiers çou qu’il n’a receu de bon gré, ains la estors ; et cele chose doit on a soi meismes qu’il rechut dou nonsachant.</text:p>
      <text:p text:style-name="_3c_p_3e_">Li mestres dit, aprés ce garde toi de deloier ton don, de ce qu’il l’a tenu en delai et laissiet en lonc atendre. Donques ne dois tu delaier çou que tu pués doner maintenant, car qui tost done, <text:span text:style-name="_3c_num_3e_">.ii.</text:span> dois done : une fois done la chose, et une autre chose par samblanche que doner le plest. Senekes dit, on ne set gré dou don qui a longuement demoré entre les mains dou doneur, car qui mout doute est prochains a escondire, et qui tart donne longuement pense de non doner. De tant apetices tu la grace comme tu i més de demeure, pour-ce que la face de celui qui te prie enrougist par honte. Mais cil qui ne se laisse demander longuement muteplie son don, pour ce que trés bonne chose est davancier le desirier de chascun. Senekes dit, cil n’a pas pour nient la chose qui par priere la requiert, nule chose ne couste plus chier que cele qui est achatee par priiere. Li mestres dist, c’est amere parole et anvieuse en qui doit baissier le vout, que dire, le pri. Tobies dit, priere est vois de misere et parole de color.</text:p>
      <text:p text:style-name="_3c_p_3e_">Pour ce sourmonte toutes manieres de don cil qui vient a l’encontre et qui est fete sans requeste Tuilles dist, plus est gracieus uns petis dons fais isnelement que uns autres grans qui est a paines donés. La grace de celui qui donne amenuise s’il l’en covient priier a autres. Nule chose est si amere comme longuement atendre ; et maint homme sevent millour gié d’escondire les tost que metre les en delai.</text:p>
      <text:p text:style-name="_3c_p_3e_">Tuilles dit, aprés garde que ton don ne nuisent a ciaus qui tu les donnes, ou as autres ; car qui done autrui chose qui le nuise ne fait pas benefice mais malefice. Plusour sont si covoiteus de glore qu’il tolent as uns ce qu’il donent as autres. Ki prend mauvaisement por bien despendre plus fait de mal que <text:soft-page-break/>de bien, et nule chose est si contraire a liberalité. Senekes dist, car il done a vaine glore non pas a moi. Tuilles dist, usons donc liberalité en tel maniere qu’il vaille a nos amis et ne nuise a nului</text:p>
      <text:p text:style-name="_3c_p_3e_">Li mestres dit, aprés garde que ton don ne soit grignour que ton pooir. Senekes dist ; car en tele liberalité covient avoir covoitise de prendre l’autrui por avoir a doner.</text:p>
      <text:p text:style-name="_3c_p_3e_">Li mestres dit, garde que tu ne reproces ce que tu as doné, car tu le dois oublier, més celui qui le reçoit s’en doit ramenbrer. Tuilles dist, la loi de bien fere entre <text:span text:style-name="_3c_num_3e_">.ii.</text:span> est tele que le uns doit tantost oublier ce qu’il a doné, a l’autre doit tousjours souvenir que il a recheu. Il ne souvient pas a bon homme de ce qu’il a donné, se cil qui le guerdonne ne l’en fait sovenir. Estroitement lie cil qui si debonairement donne qu’il le est avis qu’il gaigne çou qu’il done ; il done sans esperance d’avoir guerredon, et reçoit comme se il n’eust onques doné. Cil qui reprocent ou asprement ou debonairement ou qui se repentent de lor don brisent toute la grace. A qui Tuilles dit, ha, orgueil, a nul homme plaist riens prendre de toi, car tu corrons quanque tu dones.</text:p>
      <text:p text:style-name="_3c_p_3e_">Li mestres dit, aprés gar toi de malicieus engien d’escondire, si comme fist le rois Antigonus, qui dist a <text:span text:style-name="_3c_num_3e_">un</text:span> menestrer qui le demanda un besant qu’il le demandoit plus qu’a lui n’afroit ; et quant il le demanda <text:span text:style-name="_3c_num_3e_">un</text:span> denier, si le dist que rois ne doit si povre don donner : ce fu malicieus escondit, car il le pooit bien doner, <text:span text:style-name="_3c_num_3e_">un</text:span> besant pour ce qu’il estoit rois, u <text:span text:style-name="_3c_num_3e_">un</text:span> denier pour-ce qu’il estoit menestrés. Mais Alixandres le fist mieux ; car quant il dona une cité a <text:span text:style-name="_3c_num_3e_">un</text:span> homme, qui le dist qu’il estoit de trop bas afaire a avoir cité, Alixandres le respondi, je ne preng pas garde quele chose tu dois avoir, mais quele chose je doi doner.</text:p>
      <text:p text:style-name="_3c_p_3e_">Li mestres dist, aprés garde que tu ne te plaignes de celui qui ne te set gré de ce que tu l’as servi : il en ert de millour se tu t’en tais, mais se tu t’en plains il en enpirra, car il est tousjours en doute de sa honte, mais maintenant que tu t’en plaindras, sa honte est alee, et dira chascuns qu’il n’est pas teus comme nous quidiens. Ne soies pas samblables a aus ; s’il ne te set gré d’un bienfet, il le te saura d’un autre, et s’il en oublie <text:span text:style-name="_3c_num_3e_">.ii.</text:span>, le tiers le ramenra a memore ciaus qu’il avoit oubliés. Quel raison est de couroucier celui a qui tu as doné grant chose, si que cil qui est tes amis deviegne tes enemis ? Soies larges en doner et ne soies pas aigres en demander, car quant les laidenges montent plus hautes que les merites, celui a qui il plest s’en oublie ; et qui s’en dieut l’amenuise.</text:p>
      <text:p text:style-name="_3c_p_3e_">Li mestres dit, en liberalité devons nous sivre les dieus, qui sont signour de toutes choses : il comencent a doner a ciaus qui gré n’en sevent, et ne cessent de doner. Et lor volentés est de profiter, car le solaus luist sor les escomeniés, et la mers est habondee as larons. Donc se tu vieus ensivre les dieus, done neis a ciaus qui ne te sevent gré. Car se aucuns ne me set gré de ce que je le doins, il ne fet pas tort a moi mais a lui. Car a celui qui en set gré delite tozjours le benefices, mais a celui qui n’en set gré ne delite il c’une fois.</text:p>
      <text:p text:style-name="_3c_p_3e_">Ce n’est mie grant chose, doner et perdre ; mais perdre et doner apertient a grant corage. Vertu est donner sans atendre le change : je ameroie mieux non reçoivre que non donner. Cil qui ne done çou <text:soft-page-break/>qu’il promet meffet plus que cil qui ne set gré de ce que l’en le donne. Rechevoir don n’est autre chose que vendre sa franchise ; et pour-ce se tu promés a celui qui n’est pas dignes, donne le non mie por don mais por raembre ta parole. Lucans dist, franchise ne seroit pas bien vendue por tot l’or dou monde.</text:p>
      <text:p text:style-name="_3c_p_3e_">Tuilles dit, ja soit ce que tu dois g doner a chascun qui te demande, toutefoies on doit eslire qui en est dignes ; en ce doit on regarder les meurs de celui a qui il done, et quel corage il a vers nous et avec queles gens il abite, et en quele compaignie il vit, et le service qu’il nous fet, ou que cil avoec qui il vit soient parfet ou aient samblance de vertu. Car je ne croi que nus doit estre despis en qui apert aucun signe de vertu. Et tu dois croire de chascun qu’il soit bons, se le contraires n’en est provés.</text:p>
      <text:p text:style-name="_3c_p_3e_">Li mestres dit, chascuns doit estre honorés plus en tant comme il est aornés de plus legieres vertus, c’est de mesure et d’atemprance ; car fort corage et plus ardant est en celui sovent qui n’est parfetement sages. La premiere chose en servir est que nous devons plus a celui qui plus nous ayme. Mais il i a plusours qui font maintes choses par soudaine haste autresi comme s’il fussent esmeu par <text:span text:style-name="_3c_num_3e_">un</text:span> po de vent : itel bienfet ne doivent estre tenus pour si grant comme s’il fuissent fet apenseement.</text:p>
      <text:p text:style-name="_3c_p_3e_">Il est autrement de celui qui a mesaise que de celui qui a tot bien et demande mieux : on doit plus tost bien fere a ciaus qui ont mesaise s’il ne sont digne d’avoir le mesaise ; mais nous nous devons dou tout escondire a ciaus qui beent de monter plus haut. Encor croi jou que bienfet soit mieux emploiés as bons povres que as mauvés riches ; car cil qui sont riche ne voellent estre obligiés por bienfet, ains quident a toi fere grant bien quant il reçoivent de toi, ou il quident que tu atendes aucune chose d’aus. Se tu fés bien au mauvés riche, tu n’auras gré, fors que de lui et de sa mesnie ; mais se tu fés bien au bon povre, il le est avis que tu regardes a lui, non pas a sa fortune, ensi en auras gré et grasces de toz les bons povres, car chascuns le tenra en s’aide. Et pour ce se la chose vient en content, se ensivras Domistocles, qui dist quant il volt marier sa fille, j’aime mieux, fist il, homme qui set soufreté de deniers que les deniers qui aient soufreté d’ome.</text:p>
      <text:p text:style-name="_3c_p_3e_">Nous devons teus dons doner qui ne soient pas oiseus ; car a femes ne doit on doner armes as chevaliers. Senekes dist, nous donrons teus choses qui ne reprocent a homme ne a sa maladie, c’est a dire que l’om ne doit a l’yvre doner vin. On a dit le contes et ensegniet ce qui apertient a doner ; desormais dire il de guerredoner.</text:p>
      <text:h text:style-name="Heading_20_2" text:outline-level="2"><text:bookmark-start text:name="II96"/><text:span text:style-name="_3c_id_3e_">[II96] </text:span><text:bookmark-end text:name="II96"/><text:span text:style-name="_3c_num_3e_">.II.LXXXXVI.</text:span> De guerredoner</text:h>
      <text:p text:style-name="_3c_p_3e_">Quant on a receu don ou autre bienfet par quoi il est obligiés a rendre le guerredon, nule chose est si necessaire comme rendre grasces, c’est a dire que tu reconnoisses le bien que tu as receu, non mie <text:soft-page-break/>par paroles solement, mais par oevre. Car se Ysodorus commande que tu rendes a grignour mesure que tu n’as emprunté, que devons nous faire quant aucuns nous fet bien de son gré ?</text:p>
      <text:p text:style-name="_3c_p_3e_">Certes nous devons ensivir les chans gaignables qui apartent mout plus que l’om ne lor baille. Car se nous ne doutons a servir a ciaus que nos quidons qui nous vaudront, que devons nous faire a ciaus qui nous ont ja valu ? Il est en nostre poesté doner u non doner, mais il ne loist pas a bon homme qu’il ne rende guerredon de ce qu’il a receu, s’il le peut faire sans forfait.</text:p>
      <text:p text:style-name="_3c_p_3e_">Sor toutes choses garde que tu n’oublies le bien que chascuns te fait, car tout heent celui a qui il ne sovient dou bienfet qu’il a receu et lor est avis que aussi oublieroient il le bien s’il le faisoient. Seneques dit, cil est mauvais qui denie le bienfet qu’il a receu. Senekes dist, cil est mauvés qui n’en fet samblant, plus mauvais qui n’en rent guerredon, trés mauvés qui l’oublie. Cil ne peut gré savoir dou bienfet qui l’a tost oblié ; il pert bien qu’il n’apensoit gaires a rendre, et cil qui l’oublie samble celui qui gete le don si long de soi qu’il ne le puisse veoir ; car l’om n’oublie rien fors ce que l’om ne voit sovent. pour-ce di je que tu n’oublies pas le bienfet qui est trespassés. Nus ne tient por bienfet ce qui est trespassé, ains le tient autresi comme chose perdue ; s’il en est trais en court par devant juge, lors n’est il pas dons ne bienfés, ains commence a estre ausi comme dete enpruntee. Et ja soit il trés honeste chose de rendre grasces, elle devient deshoneste s’elle est fete par force.</text:p>
      <text:p text:style-name="_3c_p_3e_">Aprés te garde a que tu n’aproces a benefice par tortfet ; car il sont aucun qui rendent trop grant grasces, si qu’eles sont mauvaises, car il voldroient que cil a qui il sont obligiés eussent aucune besoigne pour moustrer coment il se recordent dou bien qu’il lor ont fet ; le lor corages est autresi comme cil qui sont eschaufé de mauvaise amour ; il desirent que lor amis soient essilliés por fere le compaignie quant il s’enfuira ; ou qu’il soit povres por doner lui a son besoing ; ou qu’il soit malades pour seoir soi devant lui : si ami desirent ce que si anemi voldroient de lui. Et par poi la fins de hayne est autretele comme de mauvaise amour ; car étrange felonie est de plongier <text:span text:style-name="_3c_num_3e_">un</text:span> homme en l’eau pour retraire l’en ou d’abatre por le relever ou enclore pour metre le hors. Car la fins de torfet n’est pas benefices, ne ce n’est pas services qui ôte le mal qu’il a fet.</text:p>
      <text:p text:style-name="_3c_p_3e_">Aprés garde ce que dist Tuilles que tu ne te hastes trop a demoustrer que tu saches gré. Cil qui devancist le tens de guerredoner peche ausi bien comme cil qui le passe. Car ce que tu ne vieus qui demeure entor toi samble que ce soit charge non mie don. Et est signes de geter ariere le don, quant on l’envoie maintenant <text:span text:style-name="_3c_num_3e_">un</text:span> autre en lieu. Et a qui poise qu’il n’a encore guerredon rendu, se repent dou don qu’il a receu.</text:p>
      <text:p text:style-name="_3c_p_3e_">Aprés garde que tu ne rendes grasces en repost ; car cil ne set gré dou bienfait qui en rent grasces en tel maniere que nus ne l’ot. Mais sortot garde que tu reçoives benignement ; car en ce que tu reçois debonnairement, as tu rendu grasces ; mais n’en quides pas pour-ce estre quites, ains estes plus seurement tenus a rendre ; car nous devons rendre volenté contre volenté et chose contre chose et parole contre parole.</text:p>
      <text:h text:style-name="Heading_20_2" text:outline-level="2"><text:bookmark-start text:name="II97"/><text:soft-page-break/><text:span text:style-name="_3c_id_3e_">[II97] </text:span><text:bookmark-end text:name="II97"/><text:span text:style-name="_3c_num_3e_">.II.LXXXXVII.</text:span> Encore de liberalité</text:h>
      <text:p text:style-name="_3c_p_3e_">Encore est liberalités devisee en autre maniere, car l’une est en l’oevre, le autre en pecune ; et qui en a le pooir doit servir de chascune ou de l’une u de l’autre. Et cele qui est en pecune est plus legiere meismement a riche homme, mais cele qui est en oevre est plus noble et plus digne a bonhome.</text:p>
      <text:p text:style-name="_3c_p_3e_">De celui dist Senekes, vertus n’est close a nului, elle est a tous overte, ne elle n’aquiert maisons ne terres, elle se tient pour apaie de l’homme nu. Et ja soit ce que l’une maniere et l’autre de liberalité ou cele qui est en oevre ou cele qui est en pecune facent homme plaisant et agreable, neporquant l’une vient de la huche, le autre vient de vertu ; et cele qui est de pecune apetice plus tost et ainsi est ostee par benignité. Car de tant comme tu en uses plus, de tant en poras tu mains user : kiconques plus done et despent ses deniers, tant en aura il mains.</text:p>
      <text:p text:style-name="_3c_p_3e_">Li autre maniere qui vient de vertu fet homme plus riche et plus apareillié de bien fere, de tant comme l’om si acoustume plus. Quant Alixandres se porchaçoit d’avoir la bone volenté de ciaus dou regne son pere, ce ert de Macedoine, par deniers qu’il lor donoit, ses pere le rois Phelippes le envoia letres en tel maniere : quele erreur t’amaine en ceste esperance que tu quides que celui soient loiaus envers toi que tu as corrompus par deniers ? tu fais tant que cil de Macedoine ne te tienent pas pour roi més por ministreor et por doneour. Cil qui reçoit en devient pires ; car tozjours est en atendance que tu le doignes ; neporquant on ne se doit dou tout retraire de doner, car a proudes gens qui ont besoigne doit on bien doner, més diligement et atempreement, pour ce que plusieurs ont gasté lor patrimoines por doner folement.</text:p>
      <text:p text:style-name="_3c_p_3e_">Li mestres dist, nule grignour folie n’est que faire tant que tu ne puisses longuement durer a fere ce que tu fais volentiers ; aprés les grans dons vienent les rapines, car quant on devient povre et besoigneus par doner, on est constraint de prendre de l’autrui, et lors a il grignours haines de ciaus a qui il tolt qu’il n’a amour de ciaus a qui il dona. Catons dist, qui gaste les sienes choses, quiert les autrui quant il n’a plus que gaster. Li mestres dit, pour ce que doner n’a font doit chascuns garder son aise et son pooir ; et generalement plus sont de ciaus qui se repentent de trop doner que de trop restraindre.</text:p>
      <text:p text:style-name="_3c_p_3e_">Mais entour ceste matere sont <text:span text:style-name="_3c_num_3e_">trois</text:span> manieres de gens, car le i sont destruiseour, le autre sont aver, et le autre sont liberaus. Destruiseour sont cil qui a jeu de dés et en viandes et en doner as jougleours et as lecheours despent ce qu’il at, de quoi n’est nule ramembrance ; et en some il despent çou qu’il devroit retenir et garder. Avers est cil qui garde çou qu’il devroit doner et despendre. Liberaus, c’est a dire larges, est cil qui de son chatel rachate les enprisonés ou aident a lor amis a marier lor filles ; et en somme cil est larges qui despent volentiers la ou il doit.</text:p>
      <text:p text:style-name="_3c_p_3e_"><text:soft-page-break/>Encore doit on aidier as autres et par conseil et par paroles, et en court se mestiers est ; mais il se doit garder d’aidier en tel maniere as uns qu’il ne nuise as autres ; car maintes fois grievent ciaus qu’il ne doivent pas grever ; et s’il le font as fols ce est negligence, s’il le font as sages, c’est folie.</text:p>
      <text:p text:style-name="_3c_p_3e_">Quant tu grieves aucun maugré tien, tu te dois escuser et moustrer por quoi tu ne le pués autrement faire, et restorer lor par autres services ce en quoi tu le grieves. Mais pour-ce que toutes causes sont en acuser ou en deffendre, je di que le deffendement est plus loable ; et neporquant aucune fois doit hom et peut acuser, mais ce soit une fois sans plus. Tuilles dist que c’est homme cruel, ou il n’est pas homme, qui plusors acuse de chose dont il soit en peril. Vil renomee est que tu soies acuseour ; garde donc diligement que tu n’acuses homme qui n’est coupables de chose dont il soit en periz, car ce ne peut estre fet sans felonie. Tuilles dist, il n’est nule si deshumaine chose comme de torner a la gravance des bons hommes la parleure qui fu donnee por le salut des hommes.</text:p>
      <text:p text:style-name="_3c_p_3e_">Li mestres dit, garde que ta parole ne moustre qu’il ait visce en tes meurs, et ce siut avenir quant aucuns detrait a autrui et quant il se gabe et quant il mesdit. Tuilles dit, nous devons faire samblant que nous doutons et amons ceaus a qui nous parlons. Et maintefois covient il chastoier les gens qui sous le sont, par necessité, lors doit il parler grossement et dire aigres paroles ; ce devons nous faire si qu’il samble que nous soions iriet. Mais que por chastoier et por vengier, neporquant a ceste maniere de chastoiement devons nous venir po et non liement. Mais ire soit loins de nous, avec qui nule chose non peut estre faite a droit.</text:p>
      <text:p text:style-name="_3c_p_3e_">Li mestres dit, on doit moustrer que la cruauté qu’il a en chastoiement soit par le meffet de celui qu’il chastie, et contens que nous avons envers nos enemis devons nous soufrir de croire griés paroles, car il est drois de retenir atemprance et oster ire ; et les choses que l’om fet par aucuns troublemens ne puent pas estre droitement faites ne loees de ciaus qui les oënt. Laide chose est dire de soi meismement choses fauses et ensivre o gabois les chevaliers qui quierent vaineglore.</text:p>
      <text:p text:style-name="_3c_p_3e_">En toutes ces choses covient il ensivre les meurs as hommes, non pas lor nature ne lor fortune. Mais qui est cil qui plus volentiers soustient la cause au povre que cele au riche et au poissant ? car nostre volentés se trait plus la dont nous quidons avoir grignour gueredon et plus tost.</text:p>
      <text:h text:style-name="Heading_20_2" text:outline-level="2"><text:bookmark-start text:name="II98"/><text:span text:style-name="_3c_id_3e_">[II98] </text:span><text:bookmark-end text:name="II98"/><text:span text:style-name="_3c_num_3e_">.II.LXXXXVIII.</text:span> De religion</text:h>
      <text:p text:style-name="_3c_p_3e_">Jusques a ci a devisé le contes des <text:span text:style-name="_3c_num_3e_">.ii.</text:span> parties de liberalité, c’est de doner et de guerredoner, que l’en doit faire, et quoi non, et l’un et l’autre. Or wet aler outre as autres <text:span text:style-name="_3c_num_3e_">.vii.</text:span> parties, mais tot avant dira de religion pour-ce qu’elle est la plus digne, car toutes choses et toutes vertus qui apertienent a divinité et qui nous amaine a faire oevre por aler a la vie pardurable sormonte toutes les autres choses.</text:p>
      <text:p text:style-name="_3c_p_3e_"><text:soft-page-break/>Et religions est cele vertus qui nous fait curieus de Dieu et rendre le son service ; ceste vertus est apelee la foi de sainte eglise, c’est la creance que le homme ont en Deu. Et kiconques n’est fors et fiers en sa loi et en sa religion, a poines poroit estre loiaus hom, car qui n’est loiaus vers son Dieu, comment sera il loiaus vers les hommes ?</text:p>
      <text:p text:style-name="_3c_p_3e_">Et le premiers offices de religion est repentir soi de tous ses meffés. Orasces dist, cil qui est bien repentans doit errachier de son cuer la mauvaise covoitise et les pensees qui font trop pechier, et en former la plus aspres estuides.</text:p>
      <text:p text:style-name="_3c_p_3e_">Le secont office de religion est poi prisier la mouvableté des choses temporaus, car aprés biau jour vient la noire nuit. Orasces dist, le uns jours reclot l’autre, et la nueve lune cort tousjours a son definement, pour ce ne dois tu avoir esperance es morteus choses, car l’un an tolt l’autre, et une heure fet perdre toz les jours. Nous somes ombre et poudre, tout somes doné a la mort et nous et nos choses ; porquoi as tu hui joie, que por aventure demain morras.</text:p>
      <text:p text:style-name="_3c_p_3e_">Li tiers offices est que l’en doit commetre sa vie dou tot a Dieu, selonc ce que dist Juvenaus, se tu as conseil, tu lairas a Deu despendre le tens et pourveir que nous covient et qui est proufitable a nos choses ; car en lui de joieuses choses nous donra il les covenables. Il aime plus l’ome que le hom meismes ne fait ; pour-ce devons nous priier que nos pensees soient saines. Car Salustes dit, l’aide de Deu n est pas gaaignie par solement desirer ou par veu de feme ; mais por veillier et por faire prendre lor conseil vient toute boneeurtés. Quant tu seras abandonés a mauvaistié et a perrece, ne prie pas Dieu, car il est courouciés a toi.</text:p>
      <text:p text:style-name="_3c_p_3e_">Seneques dist, sachés que tu seras lors delivrés de toutes covoitises quant tu ne prieras Dieu de chose fors çou que tu poroies demander en apert. Il est grans derverie de l’ome consillier a Deu de ses vilains desiriers ; et se aucuns le wet ascouter, il se taist, et demande a Deu ce qu’il ne vieut que le homme sacent. Pour ce dois tu vivre avec les hommes autresi comme se Diex te veoit, et parler a Dieu ausi comme se le homme t’ooient.</text:p>
      <text:p text:style-name="_3c_p_3e_">Li quars offices de religion est garder verité et loiauté. Seneques dist que verités desoivre et trie la persone de l’homme franc de celui dou serf, mais mençoigne le joint et melle.</text:p>
      <text:p text:style-name="_3c_p_3e_">Tuilles dit, pour-ce quident aucun que ceste vertus soit apelee fois et loiautés, pour-ce que par le fet hons ce qu’il doit. Neporquant on ne doit fere tozjors ce que on proumet, quant la chose n’est proufitable a celui qui elle est promise, ou se la chose nuist plus a toi qu’elle ne vaut a lui ; car il est plus drois eschivre le grignour damage que le menour. Car se tu as promis a <text:span text:style-name="_3c_num_3e_">un</text:span> homme que tu seras ss advocas en sa cause, et dedens ce tes fils s’acouche griement malades, il n’est contre l’office de la foi ne contre verité se tu ne fés ce que tu as proumis. Et se aucune chose t’est baillie en garde, elle peut bien tele estre que tu ne le dois rendre tousjours ; car se aucuns quent il estoit sages et de bonne pensee te baillast a garder <text:span text:style-name="_3c_num_3e_">un</text:span> glave, et puis quant il est forsenés le te demandast, tu feroies pechié se tu le randoies, et est vertus se tu ne le rens pas. Se cil qui te bailla deniers a garder commence bataille <text:soft-page-break/>contre ton païs, ne le rendes pas ce qui te bailla, car tu feroies contre ton commun, c’est contre la communité de ta vile ou de ton païs, que tu dois avior mout chier.</text:p>
      <text:p text:style-name="_3c_p_3e_">Autresi avient il que maintes choses qui samblent honestes par nature, devienent deshonestes par trespassement de tans. Encontre ceste vertu font mortelment le papelart et le faus ypocrite qui moustrent ce qu’il ne sont, pour decevoir Dieu et le monde.</text:p>
      <text:h text:style-name="Heading_20_2" text:outline-level="2"><text:bookmark-start text:name="II99"/><text:span text:style-name="_3c_id_3e_">[II99] </text:span><text:bookmark-end text:name="II99"/><text:span text:style-name="_3c_num_3e_">.II.LXXXXVIIII.</text:span> De pitié</text:h>
      <text:p text:style-name="_3c_p_3e_">Pitiés est une vertus qui nous fet amer et servir diligeaument nos parens et nostre païs. Et ce nos vient par nature, car nous naissons premierement a Deu et puis a nos parens et a nostre païs. Catons dit, fius, combat toi pour ton païs, on doit faire tot son pooir por le commun profit de son pais et de sa vile.</text:p>
      <text:p text:style-name="_3c_p_3e_">A ces choses faire nous amaine force de nature, non pas force de loi. Senekes dist, autresi comme nus ne doit estre destrains d’amer sol, autresi ne commande pas la loi que l’en ayme pere et mere et ses enfans, car ce seroit oiseuse chose que l’om fust constraint de fere ce qu’elle fet. Li mestres dit, sor toutes choses devons nous esgarder que nous ne lor faisons aucun mal ne aucun tortfait. Salustes dit, se tu ies anemis as tiens, comment seront ti ami le étrange ? Terrences dit, qui ose decevoir son pere, comment le fera il as autres ? Ki ne pardone a soi, comment pardonera il a toi ne as autres ?</text:p>
      <text:h text:style-name="Heading_20_2" text:outline-level="2"><text:bookmark-start text:name="II100"/><text:span text:style-name="_3c_id_3e_">[II100] </text:span><text:bookmark-end text:name="II100"/><text:span text:style-name="_3c_num_3e_">.II.C.</text:span> De innocense</text:h>
      <text:p text:style-name="_3c_p_3e_">Innocense est pureté de corage qui het a faire tous torsfais. Par ceste vertu est apaiés Dieus. Orasces dist, se mains nete d’omme, qui ne nuise nului, touche l’autel, nul sacrefisse plus delitable n’apaie Dieu. Tuilles dist, qui voldra garder ceste vertu, tiegne toz ses mesfais por grans, comment qu’il soient petit. Orasces dist que nus ne naist sans visce ; mais cil est trés bons qui mains en est chargiés. Juvenaus dist, nus ne croit que ce soit assés s’il meffet tant comme il a loisir ; ensi enprent chascuns larguement le pooir.</text:p>
      <text:p text:style-name="_3c_p_3e_">Li offices de ceste vertu est a liier plusours a soi sans grevance de nului. Tuilles dit que qui fet tort a <text:span text:style-name="_3c_num_3e_">un</text:span> il menace plusours, et fait paour a maintes gens. Li autres offices est non fere vengance Senekes dist que laide chose est perdre innocense par la haine d’un nuisant, et felonnie ne doit pas estre vengie par felonie. Cil met plusours sous ses piés qui trop aigrement wet vengier. Ovides dist, en vengier devient il trop nuisans.</text:p>
      <text:h text:style-name="Heading_20_2" text:outline-level="2"><text:bookmark-start text:name="II101"/><text:soft-page-break/><text:span text:style-name="_3c_id_3e_">[II101] </text:span><text:bookmark-end text:name="II101"/><text:span text:style-name="_3c_num_3e_">.II.CI.</text:span> De charité</text:h>
      <text:p text:style-name="_3c_p_3e_">Charités est la fins des vertus ; qui naist de fin cuer et de droite conscience et non de fause foi. Ses commandemens est teus, ayme Deu et ton proisme autresi comme toi meismes. A ce nous connortent plusours raisons. Premierement sainte eglise qui tousjours crie, ayme ton proisme, et ayme les étranges si comme toi.</text:p>
      <text:p text:style-name="_3c_p_3e_">La seconde raisons est l’amours que chascune bête a as autres de sa maniere. La tierce est la parenté de nature, que tot somes estrait d’Adan et de Eve. Le quarte est le parenté de l’esperit qui est por la foi de sainte eglise, qui est mere de nous tous. La quinte est l’amors Jhesucris, qui volt morir pour l’amour des hommes. La sisime est le essamples, car ja soit çou que tu aymes le filz ton ami, neporquant tu aymes mieux celui qui plus se resamble a ton ami, pour-ce dois tu amer toz hommes, car il furent fait a la samblance Dieu.</text:p>
      <text:p text:style-name="_3c_p_3e_">La septime est le profit qui ensiut d’amor et de compaignie. Salemons dit, mieux vaut a estre <text:span text:style-name="_3c_num_3e_">.ii.</text:span> ensamble que <text:span text:style-name="_3c_num_3e_">un</text:span> sans plus, car le freres qui est aidiés par son frere est autresi comme ferme cités. Ambroses dist, bataille quant elle est enprise par commune volenté aquiert victore ; pour-ce donques le uns le charge de l’autre. Car Salemon dist que le coers se delite par dous oignemens et par bonnes espisses, mais l’ame s’esleece au bon conseil son ami. Tuilles dist, cil ostent le conseil dou monde qui ostent amistié des hommes ; car a ce que les humaines choses sont frailles et decheables, nous devons tousjours aquerre amis qui nous ayment et qui soient amés de nous, pour ce que la u la charités de l’amour est ostee, toute leece de vie est morte.</text:p>
      <text:p text:style-name="_3c_p_3e_">La octime raisons est les trés crueus damages qui avienent des guerres et de la haine du proisme ; et ja soit ce que amer et estre amés soit bone chose, toutefoies vaut il mieux a amer que estre amés, pour-ce que grignour vertu est doner que prendre.</text:p>
      <text:h text:style-name="Heading_20_2" text:outline-level="2"><text:bookmark-start text:name="II102"/><text:span text:style-name="_3c_id_3e_">[II102] </text:span><text:bookmark-end text:name="II102"/><text:span text:style-name="_3c_num_3e_">.II.CII.</text:span> Des choses qi aident amistié</text:h>
      <text:p text:style-name="_3c_p_3e_">Et pour-ce que ceste vertus vaut a la vie des hommes plus que tote richesces dist le mestre qu’il i a maintes raisons qui nous aident a ce que l’en soit amés, et premierement avoir mesure en parler. Salemon dist, cil qui est sages en parler aquert amis, et la grasce du fol iert perdue. La seconde ert bonté et vertu. Tuilles dist, il n’est plus amable chose que vertu, et nule chose qui tant nos atise a amour ; neis nos enemis, et ciaus que nous ne veismes encore, amons nous par la renomee de sa vaillance.</text:p>
      <text:p text:style-name="_3c_p_3e_"><text:soft-page-break/>La tierce est humilités. Salemons dist, fai tes oevres par humilité, et tu seras amés sor toutes choses. La quarte est loiautés. Salemons dist, se tes sers est loiaus, soit autresi comme t’ame. Et ailleurs dist il meisme que loial amis est medecine de vie</text:p>
      <text:p text:style-name="_3c_p_3e_">La quinte est a encomencier. Seneques dist, ayme se tu vieus estre amés. La sisime est a servir, mais je ne di pas que services maintiegne amour s’il n’est fés sagement ; car sapience est mere de bonne amour. Salemons dist, il covient avoir sens a servir as amis. Seneques dist, cil qui se fie solement en ses services, ne a nul si perilleus mal comme cil qui quide que cil soient ses amis qu’il n’aiment pas.</text:p>
      <text:h text:style-name="Heading_20_2" text:outline-level="2"><text:bookmark-start text:name="II103"/><text:span text:style-name="_3c_id_3e_">[II103] </text:span><text:bookmark-end text:name="II103"/><text:span text:style-name="_3c_num_3e_">.II.CIII.</text:span> Comment nos devons amer nos amis</text:h>
      <text:p text:style-name="_3c_p_3e_">Nous devons amer tous hommes, meismement ciaus qui s’acointent de nous, en <text:span text:style-name="_3c_num_3e_">trois</text:span> manieres. La premiere est que nous les amons de bon gré, non pas por loier ou por achat, que nous les amons non solement por le profit de nous més por le bien de nos acointes Senekes dit, pour-ce que amis qui est aquis par ochoison de proufit plest tant comme il est proufitables. Jeronimes dist, amistiés est vertus non pas marchandise. Ambroses dist, amistiés ne quiert chose, mais volentés ; et quant nous les amons sagement, c’est a dire bien faisant et ostant visces.</text:p>
      <text:p text:style-name="_3c_p_3e_">Car si comme Tuilles dist, ce n’est pas raisnable escusations que tu faces mal par achoison d’amistié, et que nous les amons de trés grant amour ; car il n’est nul grignour delit com de metre ta ame por ton ami et que nous les amons proufitablement, et de langue et de oevre ensamble.</text:p>
      <text:p text:style-name="_3c_p_3e_">Amistié fet aide de dis et de largece, car l’oevre est preuve d’amour, et que nous les amons pardurablement. Gregoires dist, quant hom bonseurés est amés, c’est mout douteuse chose de savoir se ses cors est amés u sa bonneeurtés. Seneques dit, ce que tu ne pués savoir par ton benefice, tu le sauras par ta poverté. Boesces dist, fortune descuevre la certaineté des amis ; car la u elle s’en va, elle te laisse les tiens et s’enporte ciaus qui tien n’estoient. Tuilles dist, n’eschive pas le viel ami por le novel. Et aprés dist il, il n’est nule si laide chose comme de combatre contre ciaus qui ont vescu avec nous.</text:p>
      <text:p text:style-name="_3c_p_3e_">La seconde maniere est que nos les amons autretant comme nous meismes et non mie plus ; car nule lois ne commande que tu aymes nului plus de toi, mais qui ne set amer soi ne set amer les autres. Ayme donc tes amis outre les choses cheables, et non pas outre toi ne ton Deu.</text:p>
      <text:p text:style-name="_3c_p_3e_">La tierce maniere est que nous les amons autresi comme nos membres s’entraiment l’un l’autre, premierement que l’un membre n’a pas envie de l’autre, que chascuns membres depart son office as autres et que se le uns fet mal a l’autre, il n’en fet vengance, et que le uns se dieut du mal de l’autre et s’esjoist de son bien, et que le uns membres se trait avant pour deffendre l’autre, et que toz le cors se <text:soft-page-break/>dieut por la perse de l’un des membres ; et ce que le uns reçoit, il le depart as autres ; et s’il le tient c’est son damage.</text:p>
      <text:h text:style-name="Heading_20_2" text:outline-level="2"><text:bookmark-start text:name="II104"/><text:span text:style-name="_3c_id_3e_">[II104] </text:span><text:bookmark-end text:name="II104"/><text:span text:style-name="_3c_num_3e_">.II.CIIII.</text:span> De la veraie amistié</text:h>
      <text:p text:style-name="_3c_p_3e_">Amistiés qui est sous charité est de <text:span text:style-name="_3c_num_3e_">.x.</text:span> manieres. L’une est par droite foi et par veraie bienweillance ; et pour-ce dure tozjours en sa fermeté, ne ne peut estre desevree par adversité ne par chose qui aviegne ; et c’est avant tout le tresor du monde, pour-ce que nus hom ne peut venir a compliement de bien par soi solement ; et cele amistiés n’est autre chose que bone volentés envers aucuns pour achoison de lui. Salustes dit, le offices de ceste vertu est voloir et desvoloir une meisme chose, més qu’elle soit honeste.</text:p>
      <text:p text:style-name="_3c_p_3e_">Seneques dist, l’autre office est en chastoier en secré et loer en apert. Tuilles dist, la loi d’amistié est que nous ne demandons vilaines choses et que nous ne les faisons se aucuns nous en prie. Senekes dist, l’autre loi est que tu te conseilles de toutes choses o ton ami, mais premierement te conseille de lui.</text:p>
      <text:p text:style-name="_3c_p_3e_">Li tiers offices est que tu ne t’entremetes de savoir ce qu’il te veut celer. Plus humaine chose est non faire samblant de la chose que de metre entente a savoir çou pour quoi tes amis te welent mal.</text:p>
      <text:p text:style-name="_3c_p_3e_">Li quars offices est que maleeurtés ne departe pas amistié, selonc ce que Lucans dit, il n’est pas avenant que l’en faille a son ami en adversité, car fois ne wet pas demorer avec le chetif ami.</text:p>
      <text:p text:style-name="_3c_p_3e_">Le quint office est la communités des choses ; pour-ce dist le philosophes quant il oï dire de <text:span text:style-name="_3c_num_3e_">.ii.</text:span> hommes qu’il estoient amis, por quoi donc est cil povres quant le autres est riches ? Et nanporquant Tulles dist, done selonc ton pooir, et non pas tout, més tant que tu puisses soustenir ton ami ; mais laide chose est, ce dist Tuilles, de metre le service a conte l’un parmi l’autre.</text:p>
      <text:p text:style-name="_3c_p_3e_">Li sisimes offices est de garder paroiletés, car amistiés resovire nul degré. Tuiles dit, grandisme chose est en amistié que le graindres se face pareil dou menour. Salemons dist, qui desprise son ami, est de povre vertu.</text:p>
      <text:p text:style-name="_3c_p_3e_">Li septimes est perpetualités. Salemons dist, tozjours ayme celui qui est tes amis ; et il meismes dist aprés, maintien foi a ton ami en sa povreté.</text:p>
      <text:p text:style-name="_3c_p_3e_">Li octimes est a non descovrir le secré ton ami, et celer son pechié.</text:p>
      <text:p text:style-name="_3c_p_3e_">Li nuevimes offices est a faire tost sa priere. Salemons dist, ne di pas a ton ami, va et revien demain.</text:p>
      <text:p text:style-name="_3c_p_3e_">Li disimes offices est a dire ce que le doit proufiter, ançois que ce qui le doit plaire. Li mauvais hom alaicte son ami et le deçoit de sa bouche.</text:p>
      <text:p text:style-name="_3c_p_3e_">De la veraie amistié dist Salemons, bonseureus est qui trueve son ami. Tuilles dist, amistiés doit estre mise devant toutes humaines choses. De ce dist Tuilles meismes que de tant vaut amistiés mieux <text:soft-page-break/>que parentés, que amors peut perir en tous parens et tozjours remaint le non de parenté ; mais s’il perist entre les amis, le nons d’amistié perist avec. Salemons dist, le hom amables en compaignie iert plus amis que tes freres. Tuilles dist, veoir ton ami ou sovenir toi de lui est autresi comme veir toi meismes en <text:span text:style-name="_3c_num_3e_">un</text:span> miroir ; et de ce avient que cil qui est loing de nous est autresi comme en present et cil qui est mors est autresi comme vivans.</text:p>
      <text:p text:style-name="_3c_p_3e_">Pour ce doit on consirer <text:span text:style-name="_3c_num_3e_">.iiii.</text:span> choses quant om vieut ami conquerre, premierement s’il est sages, car Salemons dist que le amis des foz vient samblables a aus. Aprés garde s’il est bons, car Tuilles dist, je sai bien que amistiés ne dure se entre les bons non. Aprés garde qu’il soit debonnaires : Salemons dist, ne soies amis a homme courouçable, car ire art et point. Aprés garde qu’il soit humles. Salemons dit, ou il a orguel, vient courous et haine.</text:p>
      <text:h text:style-name="Heading_20_2" text:outline-level="2"><text:bookmark-start text:name="II105"/><text:span text:style-name="_3c_id_3e_">[II105] </text:span><text:bookmark-end text:name="II105"/><text:span text:style-name="_3c_num_3e_">.II.CV.</text:span> D’amistié par proufit</text:h>
      <text:p text:style-name="_3c_p_3e_">Cil qui t’aime por son proufit est samblables au corbel et au voutoir, qui tozjors sivent les caroignes ; il t’aime tant comme il peut avoir dou tien, donc ayme il tes choses, non pas toi. Et se tes choses faillent que tu viegnes en povreté ou en adversité, il ne te connait jamés, ains fait a la maniere dou rossignol qui au printans quant le solaus prend sa force et vienent flours et arbres verdoient, il demeure entor nous et chante et se solace sovent ; mais quant la froidure revient il s’enfuit et se part de nous hastivement.</text:p>
      <text:h text:style-name="Heading_20_2" text:outline-level="2"><text:bookmark-start text:name="II106"/><text:span text:style-name="_3c_id_3e_">[II106] </text:span><text:bookmark-end text:name="II106"/><text:span text:style-name="_3c_num_3e_">.II.CVI.</text:span> D’amistié par delit</text:h>
      <text:p text:style-name="_3c_p_3e_">Et cil qui ayme pour son delit, fet autresi comme le tercelez de sa femele, que maintenant qu’il a faite sa volenté charnelment, il s’enfuit au plus tost qu’il peut, ja plus ne l’ayme. Mais il avient maintefois qu’il n’ont nul pooir d’aus meismes, ançois abandonent cuer et cors a l’amour d’une feme ; en ceste maniere perdent il lor sens, si qu’il ne voient goute. Si com Adan fist pour sa feme, de quoi tout humain linages est en peril, et sera tousjours ; David le prophete qui por la beauté Bersabee fist murtre et avoutire ; Salemons ses fis aoura les ydoles et fausa sa loi por amour Ydumee ; et Sanson le fors descovri a s’amie la force qu’il avoit en ses cheviaus, dont il perdi puis la force et la vertu et la vie, et morut il et le siens. De Troie comment fu destruite sevent uns et autres, et de maintes autres terres, et de haus princes qui sont destruit por amer folement. Neis Aristotles le tres sages philosophes et Merlins furent deceu par feme, selonc ce que les ystores nous racontent.</text:p>
      <text:h text:style-name="Heading_20_2" text:outline-level="2"><text:bookmark-start text:name="II107"/><text:soft-page-break/><text:span text:style-name="_3c_id_3e_">[II107] </text:span><text:bookmark-end text:name="II107"/><text:span text:style-name="_3c_num_3e_">.II.CVII.</text:span> De reverence</text:h>
      <text:p text:style-name="_3c_p_3e_">EVERENCE est cele vertus qui nous fet rendre honour as nobles persones et a celes qui ont aucune signourie. Et est son office por porter reverence a ses ainsnés et as grignours de lui. Trés bonne chose est a ensivre les traces des grignours s’il sont a la droite voie. Nous devons eslire <text:span text:style-name="_3c_num_3e_">un</text:span> bon homme, et avoir le tozjours devant les œils, si que nous vivons autresi comme s’il fust presens, et faisons autresi comme sil nous veoit ; car grant partie de ces pechiés remaint a faire s’il i a tesmoing. Tuilles dit, tu dois croire que nul liu soit sans tesmong.</text:p>
      <text:p text:style-name="_3c_p_3e_">Mais pense ce que Juvenaus dist : quant tu vius faire vilainne cose, ne quide pas estre sans tesmoing. Et nous devons aprés Deu et aprés ses menistres honorer ciaus qui sont en plus haute dignité ; selonc ce que le Apostres commande que l’en rende honour a celui qui doit estre honouret. Sains Pierres dit, fetes honour au roi ; autresi devons nous honourer les plus anciens. Levitici dit, lieve toi encontre le chief chenu, honeure la persone dou viellart, autresi le devons nous honourer par dignité de nature. Exodi dist, honeure ton pere et ta mere. Et generaument devons nous honourer tous ciaus qui nous sormontent en aucune grace ou en aucune bonté. Et pour ce que nous devons croire que chascuns soit millour que nous ne sommes ou dou tout ou de partie, devons nous rendre honor covenablement.</text:p>
      <text:p text:style-name="_3c_p_3e_">Mais le hom qui sert, certes il doit servir et obeir volentiers, car il n’i a nule doute que celui qui s’offre a servir devant ce que l’en le commande n’aquiere plus de grace que cil qui le fait aprés le commandement. Saint Bernars dist que la obeissance des griés commandemens est plus loable que la contumace ne seroit dampnable, mais es legiers commandemens la contumace est plus dampnable que la obeissance ne seroit loable ; car la contumace Adam de tant fu elle plus dampnable comme le commandemens fu plus legiers et sans nule grevance.</text:p>
      <text:p text:style-name="_3c_p_3e_">Aprés doit chascuns obeir simplement sans noise et sans question. Saint Bernars dist, quant tu as oï le commandement, ne fere nule demande. Deuteronomio dist, fai ce que je te commant, non pas plus ne mains.</text:p>
      <text:p text:style-name="_3c_p_3e_">Aprés doit on servir liement. Li Apostles dist, Dieus ayme celui qui liement done. Jesu le fils Syraac dist, en ton don soit lie ta chiere et ton visage</text:p>
      <text:p text:style-name="_3c_p_3e_">Apré doit on obeir vistement et humlement, si com Sains Pieres fist, que tot maintenant laissa ses rois et ala aprés Jhesucrist. Ensi doit chascuns obeir vistement, humelement, et pardurablement, en tel maniere qu’il aquiere grasce et qu’il le maintiegne quant il l’a aquise ; car assés peut on amis aquerre, et grasce, mais poi valent s’il ne le gardent.</text:p>
      <text:h text:style-name="Heading_20_2" text:outline-level="2"><text:bookmark-start text:name="II108"/><text:soft-page-break/><text:span text:style-name="_3c_id_3e_">[II108] </text:span><text:bookmark-end text:name="II108"/><text:span text:style-name="_3c_num_3e_">.II.CVIII.</text:span> De concorde</text:h>
      <text:p text:style-name="_3c_p_3e_">Concorde est une vertus qui lie en <text:span text:style-name="_3c_num_3e_">un</text:span> droit et en une habitation ceaus d’une cité et d’un païs. Platons dist, nous ne somes pas ne por nous solement, mais une partie en a nostre païs et une autre nos amis. Et disent une maniere de philosophe qui furent apelé stoici, toutes choses sont criees as usages des hommes, et le homme sont engendré le uns pour achoison de l’autre, c’est a dire le <text:span text:style-name="_3c_num_3e_">un</text:span> valent as autres, et pour-ce devons nous ensivre nature et metre avant tout le commun profit, et garder les compaignies des hommes par services, c’est donnant et prenant de ses mestiers et de ses ars et de sa richece et en doner et en laissier de son droit debonairement as autres ; car doner dou sien aucune fois n’est solement cortoisie, mais peut estre grans proufiz.</text:p>
      <text:p text:style-name="_3c_p_3e_">Li mestres dit que pais fait maint bien et guerre le gaste. Salustes dist, par concorde croissent les petites choses et par discorde se destruisent les grandismes. Salemons dist, chascuns regnes qui est partis, en soi meismes sera destruis.</text:p>
      <text:h text:style-name="Heading_20_2" text:outline-level="2"><text:bookmark-start text:name="II109"/><text:span text:style-name="_3c_id_3e_">[II109] </text:span><text:bookmark-end text:name="II109"/><text:span text:style-name="_3c_num_3e_">.II.CVIIII.</text:span> De misericorde</text:h>
      <text:p text:style-name="_3c_p_3e_">Misericorde est une vertus par qui le corages est esmeus sour les mesaisiés et sor la poverté des tormentés. Terrences dist, ceste vertus ne quide que aucune chose humaine soit étrange de lui, et tient les autrui damages et proufiz por siens. Virgiles dist, je n’ai pas les maus, mais je wel secorre les tormentés. Senekes dist, qui a misericorde des malhaitiés, il le sovient de soi, més la cure des autrui choses est greveuse.</text:p>
      <text:h text:style-name="Heading_20_2" text:outline-level="2"><text:bookmark-start text:name="II110"/><text:span text:style-name="_3c_id_3e_">[II110] </text:span><text:bookmark-end text:name="II110"/><text:span text:style-name="_3c_num_3e_">.II.CX.</text:span> De <text:span text:style-name="_3c_num_3e_">.ii.</text:span> manieres de tortfet</text:h>
      <text:p text:style-name="_3c_p_3e_">En ariere a devisé le contes de justice et de tous ses membres, et comment elle est devisee en <text:span text:style-name="_3c_num_3e_">.ii.</text:span> parties principaument, c’est en reddeur et en liberalité, et de chascun a il dit soufissablement, selonc ce que l’om trueve par auctorité des sages, qui sont alé. Donc il est bien covenable que il die de <text:span text:style-name="_3c_num_3e_">.ii.</text:span> manieres de tort qui sont contraires a justice, de qui nous covient mout garder, c’est cruautés et negligence.</text:p>
      <text:p text:style-name="_3c_p_3e_">Cruautés est uns tors qui desloiaument fet mal a celui qui ne l’a pas deservi. Negligence est quant on peut bouter ariere ou vengier le tortfet, et ne le fet ; et c’est contraire a reddeur, car deffendre et non <text:soft-page-break/>deffendre sont <text:span text:style-name="_3c_num_3e_">.ii.</text:span> choses contraires, autresi est contraire cruauté a liberalité. Tuilles dit que droitfet et tortfet sont <text:span text:style-name="_3c_num_3e_">.ii.</text:span> choses contraires.</text:p>
      <text:p text:style-name="_3c_p_3e_">Il i a <text:span text:style-name="_3c_num_3e_">trois</text:span> causes por quoi on fet cruauté, ou pour paour, ou por avarice, ou por covoitise de dignité. Pour paour fet on cruauté quant on crient que s’il ne fet mal a <text:span text:style-name="_3c_num_3e_">un</text:span> autre, qu’il n’en set damage. Salustes dit, por avarice fet on cruauté quant on fet tort a <text:span text:style-name="_3c_num_3e_">un</text:span> autre por avoir ce qu’il covoite. Salemons dit, covoitise de dignité a constraint plusours mortels de devenir faus, car il portent une chose en lor pis et <text:span text:style-name="_3c_num_3e_">un</text:span> autre en lor bouche ; il ne sevent eslire amistié et haine par la chose mais par le preu, et ayment plus le vout que la volentés ne que engien. Tules dist, mais il i a une male chose, que maintesfois la covoitise de dignité sorprent les hardis et les larghes hommes ; car hardement fet les hommes plus prest a guerroier, et largesce lor done grans aides, et pour-ce vient de lor covoitises grans tormens.</text:p>
      <text:p text:style-name="_3c_p_3e_">Lucans dist, entre <text:span text:style-name="_3c_num_3e_">.ii.</text:span> rois d’un roiaume n’a point de foi car nus qui en poesté soit ne peut soufrir compaignons. Couvoitise de dignité est chose forsenee et avuglee, nule fois ne nule pitiés n’est en ciaus qui sivent l’ost. Les mains, qui n’entendent se a vendre non, quident que la soit le droit ou il a grignour loier. Li mestre dist, la cours est mere et norrice de mauvaises oevres, car elle reçoit le mauvais ausi comme le bon, et le honeste ausi com le deshoneste.</text:p>
      <text:p text:style-name="_3c_p_3e_">Cruautés est devisee en <text:span text:style-name="_3c_num_3e_">.ii.</text:span> manieres, l’une est force, l’autre est boisdie. Force est comme de lion, boisdie est comme de gourpil. L’une et l’autre est pesme chose et deshumaine ; mais boisdie est plus haïe, car en toute desloiauté n’a grignour pestilence que de ciaus que, quant il deçoivent, si s’efforcent de resambler bons ; nul agait n’est si perilleus comme cil qui est covers en samblance de service.</text:p>
      <text:p text:style-name="_3c_p_3e_">Orasces dist, garde que ne te deçoivent le corage qui s’atapissent sous le gorpil. Juvenaus dist, le membre velu et les dures soies es bras mostrent la cruauté dou corage ; el front n’a nule foi : qui est ce donc, qui ne soit plains de visces tristes et ors ? Li mestres dist, garde toi de l’eau plaine, et entre en la rade seurement.</text:p>
      <text:h text:style-name="Heading_20_2" text:outline-level="2"><text:bookmark-start text:name="II111"/><text:span text:style-name="_3c_id_3e_">[II111] </text:span><text:bookmark-end text:name="II111"/><text:span text:style-name="_3c_num_3e_">.II.CXI.</text:span> De la negligence des justes</text:h>
      <text:p text:style-name="_3c_p_3e_">Autresi sont <text:span text:style-name="_3c_num_3e_">.iiii.</text:span> causes en negligence, c’est en non deffendre le tortfet ; car il sont aucun qui ne welent pas avoir haine ou travail ou despens en deffendre, ou il sont si encombré de lor besoignes, ou si plain de haines qu’il guerpissent ciaus qu’il doivent deffendre. Tuilles dist, mais plus seure chose est a estre negligens envers les bons que envers les mauvais. Salustes dist que les bons en devienent plus pereceus en bien fere, mais le mauvais en devienent plus engriés de maufaire.</text:p>
      <text:p text:style-name="_3c_p_3e_">Li mestres dit, autresi di je que plus seure chose est a estre negligens envers les riches que envers les povres mesaisiés. Terrences dit que tout cil qui ont aversité ou mesaise et ne sevent por quoi, souspeçonnent que tout çou que on fait soit por lor mal ; et lor est tousjors avis que l’en les despit por <text:soft-page-break/>lor nonpoissance. Tuilles dit, en toute desloiauté, a mout grant difference se le tors est fés par troublement de corage ou penseement ; car troublemens est briés et ne dure c’un petit, et toutes choses qui avienent par soudain movement sont plus legieres que les pensees devant.</text:p>
      <text:h text:style-name="Heading_20_2" text:outline-level="2"><text:bookmark-start text:name="II112"/><text:span text:style-name="_3c_id_3e_">[II112] </text:span><text:bookmark-end text:name="II112"/><text:span text:style-name="_3c_num_3e_">.II.CXII.</text:span> Comment on doit moderer justice</text:h>
      <text:p text:style-name="_3c_p_3e_">En justice doit on garder dou trop et dou poi, et faire moienement. Selonc ce que dit Senekes, en joustice te covient avoir mesure, pour-ce que tu ne dois estre negligens en governer les grans choses et les petites. Ta face ne doit estre trop mole ne trop cruele, ton vis ne soit trop aspres si qu’il n’ait en soi aucun samblant d’umilité ; donc dois tu ensivre l’ordene de justice, en tel maniere que ta doctrine ne deviegne vil par trop grant humilité, ne ne te moustre si dur et si cruel que tu en perdes la grasce de la gent.</text:p>
      <text:h text:style-name="Heading_20_2" text:outline-level="2"><text:bookmark-start text:name="II113"/><text:span text:style-name="_3c_id_3e_">[II113] </text:span><text:bookmark-end text:name="II113"/><text:span text:style-name="_3c_num_3e_">.II.CXIII.</text:span> De la comparison des vertus</text:h>
      <text:p text:style-name="_3c_p_3e_">Li contes a devisé ça arieres que en celes sciences qui ensegnent a homme governer soi et autrui, peut il avenir que celui bien que l’en i desire est solement honeste, u que le uns est plus honestes que le autres. Et il a moustré jusc’a ci liquel bien sont honeste, ce sont les <text:span text:style-name="_3c_num_3e_">.iiii.</text:span> vertus, et le lor membre briement et apertement. Et or dira des biens qui sont plus honeste le <text:span text:style-name="_3c_num_3e_">un</text:span> que le autre.</text:p>
      <text:p text:style-name="_3c_p_3e_">Et le mestres a dit au comencement que prudence, c’est sens et cognoissance, doit tozjours aler devant les oevres, et dist que les autres <text:span text:style-name="_3c_num_3e_">trois</text:span> vertus sont pour faire l’oevre. Mais il i a choses es quex l’oevre doit avancier le sens, pour-ce qu’elle est lors plus honeste. Raison coment : se aucuns est mout desirans de conoistre les natures des choses, et comme il mete en ce savoir tout son sens, uns autres vient a lui et le aporte noveles soudainement que sa cités et son païs sont en peril, s’il ne lor aide ; et il en a le pooir d’aidier le ; dont est il plus honeste chose delaier s’estude et aler deffendre son païs. En ceste maniere vois tu que prudence est ariere les autres vertus.</text:p>
      <text:p text:style-name="_3c_p_3e_">Entre les autres <text:span text:style-name="_3c_num_3e_">trois</text:span> vertus, doit atemprance estre mise par devant les autres <text:span text:style-name="_3c_num_3e_">.ii.</text:span>, car par le governe hom lui meismes, més par force et par justice governe il sa mesnie et sa cité. Et mieux vaut a l’ome avoir signourie de soi que d’autri, selonc ce que dist Orasces, plus grant regne governe cil qui donte sa volenté que s’il eust la signorie d’occident jusqu’en orient et de midi en septentrion. Senekes dist, se tu vieus sousmetre a toi toutes choses, si sousmet avant toi meismes a raison ; car se raisons te governe, tu seras governeour de plusours, mais riens n’est bons a homme s’il n’est bons avant. Tuilles dist, on ne <text:soft-page-break/>doit rien faire contre atemprance por amor des autres vertus. Mais aucunes choses sont si vilaines que nus sages ne le saroit, car neis a noumer sont eles laides.</text:p>
      <text:p text:style-name="_3c_p_3e_">Entre les autres <text:span text:style-name="_3c_num_3e_">.ii.</text:span> vaut mieux justice que force, car en justice a degrés d’offices : le premiers est a Dieu, le secons est au païs, le tiers as parens, et le autres aprés, selonc ce que le contes devise la ou il dist des parties de justice entour la fin de liberalité.</text:p>
      <text:p text:style-name="_3c_p_3e_">Et en some, en cele vertu qui est apelee force, se aucuns est de si grant corage qu’il despit les communes gens, c’est cruauté et fierté s’il ne fust justiciet a droit ; donques est justice plus honeste que force. Mais ci se taist le contes a perler des choses honestes, dont il a mout longement traitié, si tornera a dire des biens dou cors et des dons de fortune.</text:p>
      <text:h text:style-name="Heading_20_2" text:outline-level="2"><text:bookmark-start text:name="II114"/><text:span text:style-name="_3c_id_3e_">[II114] </text:span><text:bookmark-end text:name="II114"/><text:span text:style-name="_3c_num_3e_">.II.CXIIII.</text:span> Des biens dou cors</text:h>
      <text:p text:style-name="_3c_p_3e_">Li bien dou cors sont <text:span text:style-name="_3c_num_3e_">.vi.</text:span>, biauté, noblece, isneleté, force, grandeur, et santé. Ce sont le bien de par le cors, dont le <text:span text:style-name="_3c_num_3e_">un</text:span> ont plus et le autre mains ; et teus sont qui mout si delitent et efforcent a la fois, et le <text:span text:style-name="_3c_num_3e_">un</text:span> plus que le autre ; mais sovent en peut plus avenir de mal que de bien, et plus honte que honours ; car par le delit d’aus il refusent et chacent la vertu. Et por çou dist Juvenaus que biauté ne s’acorde gaires a Dieu ne a chasteté, et que pris de biauté ne delite les chastes ; mais il dist que cele est chaste qui onques ne fu requise, donques pert il bien, a ce que biautés de cors est contraire a chasteté.</text:p>
      <text:p text:style-name="_3c_p_3e_">Et cil qui se delitent en noblesce de lignie, et qui se vantent de haut antecessours, s’il ne font les vertueuses oevres, il ne pensent bien que le los de lor parens torne plus a lor honte que a lors pris. Car quant Catelline faisoit la conjurison de Rome priveement, et n’ouvroit se mal non, et il disoit devant les signatours la bonté son pere et la hautece de son linage et le bien que ses linages fist a la commune de Rome, certes il disoit plus sa honte que s’onnour. Et en ce dist Juvenaus que tant est le hom blasmés plus de malfaire comme les gens quident qu’il soit de plus grande hautece. Seneques dist, la vie des antecessours est autresi comme lumiere de ciaus qui vendront aprés, tele que lor mal ne suefre qu’il soient en repost.</text:p>
      <text:p text:style-name="_3c_p_3e_">Li mestres dist, tot visce sont plus seu de tant comme cil qui peche est graindres. Mais de la droite nobilité dist Orasces qu’elle est vertus solement. Et pour-ce dist Alixandres que noblesce n’est autre chose se cele non qui adorne les corages a bonnes meurs. Donques n’a en celui nule noblesce qui use vie deshonestes. Et pour-ce dist Juvenaus, je aime mieux que tu soies filz Tercides, et tu resambles Hector, que se Hector t’eust engendré et tu resamblaisses a Tercides qui fu le plus chetis hom del monde.</text:p>
      <text:p text:style-name="_3c_p_3e_"><text:soft-page-break/>Li mestres dit, por quoi je di que le millours fruis qui en noblesce d’antecessours soit, si est cele qui Tuilles dit, le grandesime eritage que le fils ont de lor peres, et qui sormonte toz patrimoines, c’est glore de vertu et des oevres qu’il ont fetes.</text:p>
      <text:p text:style-name="_3c_p_3e_">Or vous ai je dit <text:span text:style-name="_3c_num_3e_">un</text:span> poi coment beauté et gentillece sont contraires a oevre de vertu ; que vous diroie je d’isneleté et de grandeur ou de force de cors ? de qui Boesces dist, vous ne sormonterés pas les olifans pour grant cors, ne le tors pour force, ne les tygres pour isneleté : la seule mors moustre quex sont le cors des hommes et coment il sont decheable.</text:p>
      <text:h text:style-name="Heading_20_2" text:outline-level="2"><text:bookmark-start text:name="II115"/><text:span text:style-name="_3c_id_3e_">[II115] </text:span><text:bookmark-end text:name="II115"/><text:span text:style-name="_3c_num_3e_">.II.CXV.</text:span> Des biens de fortune</text:h>
      <text:p text:style-name="_3c_p_3e_">Li bien de Fortune sont <text:span text:style-name="_3c_num_3e_">trois</text:span>, richece, signourie, et gloire. Et vraiement sont il bien de Fortune, car il vont et vienent d’eure en heure, ja n’auront point de fermeté ; car Fortune n’est pas chose raisnable, ne son cors n’est mie par droit ne par raison, si comme elle moustre tozjours de maint homme qui sont noient de sens ne de valour, et si montent en grandisme richece ou en grant dignité de signorie, ou en loenge de grant pris ; et uns autres, qui sera le plus vaillans hons del monde, ne poroit avoir seul petit bien de Fortune. Por ce disent le plusor que fortune est avuglee, et qu’elle tournoie tousjours sa roe en non veant. Mais nous en devons croire ce que le sage en disent, que Dieus abaisse le puissant et enhauce le foible. Et toutefois en dira le mestres aucune chose, tant comme il en covient a bon homme.</text:p>
      <text:h text:style-name="Heading_20_2" text:outline-level="2"><text:bookmark-start text:name="II116"/><text:span text:style-name="_3c_id_3e_">[II116] </text:span><text:bookmark-end text:name="II116"/><text:span text:style-name="_3c_num_3e_">.II.CXVI.</text:span> De la premiere branche de fortune ce est richesce</text:h>
      <text:p text:style-name="_3c_p_3e_">Richece est en avoir iretage, sers, et pecune. En heritage sont conté edifices et terres gaignables. De ce nous ensegne Tulles, garde, fait il, se tu edifies, que tu ne faces pas trop grant despenses, car on doit garder moieneté. Orasces dist, qui ayme droite moieneté si ne face trop vil maison ne trop grant. Tuilles dist, le sires ne doit pas estre ennoblis par sa maison, mais sa maison par lui. Seneques dist, nule maisons n’est trop petite qui rechoit assés d’amis ; car grans maisons u nus n’entre est honte au signour, meismement se plusieurs i entroient au tans de l’autre signour.</text:p>
      <text:p text:style-name="_3c_p_3e_">Vilaine chose est quant le trespassant disent. Ha, maisons, comme tu as malement changié signour. Pour ce dist Orasces, ne te chaut de grant maison, car en petite maison pués tu mener royal vie. Lucans dist de Julle Cesar, il ne voloit mangier fors por vaincre son faim, ne maisoner fors por le froit et por la pluie ; mais on doit loer grant vaisselemente en petite maison. La grandour des maisons n’ôte pas les oevres, selonc ce que dist Orasces, se tu ies si riches que tu aies tous les deniers dou monde, et <text:soft-page-break/>soies de noble linage, rien ne te vaut a la fin ; nient plus que se tu fusses de basse gent povres sans maison, car tu morras, a ce ne pués tu contrester, nus sacrefices ne te vaudront a la mort ne tost ne tart. Ja maisons ne terre ne monciaus d’or n’osteront les fievres dou cors lor signor, car quant il est malades, cil qui est covoiteus de gaaignier et a paour de perdre ; ausi le aident ses maisons, ou ses avoirs, comme les tables pointes aident a celui qui a mal en ses œils. La voire mors boute igaument as petites maisons des povres et as grans cours des rois.</text:p>
      <text:h text:style-name="Heading_20_2" text:outline-level="2"><text:bookmark-start text:name="II117"/><text:span text:style-name="_3c_id_3e_">[II117] </text:span><text:bookmark-end text:name="II117"/><text:span text:style-name="_3c_num_3e_">.II.CXVII.</text:span> Des sers</text:h>
      <text:p text:style-name="_3c_p_3e_">Vous avés oï d’iretage, or poés oir de la seconde maniere de richece, c’est des sers et ce que le serf doivent faire. Premierement l’ordone ce que mestiers lor est, et puis demande lor service. Seneques dist, le sires est deceus quant il quide que le servages descende en tout l’ome, car la millour partie en est ostee : le cors sont tenu as signours, mais la pensee est franche, qu’elle ne peut estre tenue en la chartre ou elle est enclose, qu’elle n’aille a sa volenté.</text:p>
      <text:p text:style-name="_3c_p_3e_">Li maistres dist, tu dois donques vivre avec celui qui est plus bas de toi, ensi comme tu voldroies que cil qui est plus haus vesquist avec toi ; et toutes les fois qu’il te sovendra combien tu as de pooir sour ton sergant, soviegne toi que autretel pooir a tes sire sor toi.</text:p>
      <text:p text:style-name="_3c_p_3e_">Li offices as sergans est confermer soi premierement a la maniere son signour, selonc ce que dist Orasces, le triste heent les joieus et le joieus les tristes, et le isnel les pereceus et le pereceus les isniaus, le beveur heent ciaus qui ne welent boivre. Ne soies donques orguilleus, car le amesurés desmesure aucune fois, et le paisibles prend samblanche de folour. Cil qui crera que tu consentes a sa maniere te loera et amera plus. Orasces dist, le services as poissans est dous a ciaus qui ne l’ont esprové, cil qui l’a esprové le crient ; pour-ce garde que quant ta nef est en haute mer tu la governes en tel maniere que se le vens change, il ne le porte en lieu perilleus.</text:p>
      <text:p text:style-name="_3c_p_3e_">Le second office est, loer les bons et garder soi des mauvés. Orasces dit, garde que tu loeras, et que autrui pechiés ne te faces honte ; nous somes aucunefois deceu quant nous loons celui qui n’en est dignes : laisse donc a deffendre celui qui sa coupe aprient, car par aventure, quant il wet aucun maufaire, il se fie en ta deffense. Mais la tue maisons est en perilh se tu ne le secours, quant tu vois ardre chiés ton voisin.</text:p>
      <text:p text:style-name="_3c_p_3e_">Li tiers office est de refrener avarice et luxure. De quoi dist Orasces, ne te demant covoitise, ne soies desirans de la biauté d’une meschine ou d’un enfant.</text:p>
      <text:p text:style-name="_3c_p_3e_">Li quars offices est oster orgueil. Et ce dist uns sages hom, ne loe pas tes oevres ne ne blasme les autri ; soies soués en servir ton puissant ami.</text:p>
      <text:p text:style-name="_3c_p_3e_"><text:soft-page-break/>Le quint office est qu’il ne se plaigne pas. Orasces dist, cil qui devant lor signour se taisent de lor povreté enportent plus que cil qui demandent. Il i a difference entre prendre honestement et ravir ; car se le corbaus se peust taire quant il menguë, il eust plus a mangier et mains de noise et d’envie.</text:p>
      <text:p text:style-name="_3c_p_3e_">Le sisime office est acomplir ce que ses sires le comande, et qu’il n’ait aucune soufreté. Lucans dist, le besoins as sergans n’est pas griés a lui, mais au signour ; le sergans se doit mout garder qu’il ne soit gengleres. Juvenaus dist, la langue est la pire partie dou mauvais sergant ; mais il doit tel signour eslire, s’il peut, qu’il soit dignes que l’on le serve, car por la dignité as signors sont ennoblis le services as sergans.</text:p>
      <text:h text:style-name="Heading_20_2" text:outline-level="2"><text:bookmark-start text:name="II118"/><text:span text:style-name="_3c_id_3e_">[II118] </text:span><text:bookmark-end text:name="II118"/><text:span text:style-name="_3c_num_3e_">.II.CXVIII.</text:span> De pecune</text:h>
      <text:p text:style-name="_3c_p_3e_">Or a dit le contes des <text:span text:style-name="_3c_num_3e_">.ii.</text:span> parties de richece, si dira de la tierce, c’est de pecune. Et en pecune sont conté deniers, tresor, adornement, et tous meubles. De qui dist Tuilles, nule chose n’est de si petit corage comme d’amer richesce, Seneques dist, pour-ce est cil grans qui use de vaissiaus d’or comme de vaissiaus de terre ; et cil n’est pas maindres qui use des vaissiaus de fiere comme d’or. Juvenaus dist, nule chose n’est plus haute ne plus honeste que despire pecune se l’en ne l’a, et d’estre larges qui les a.</text:p>
      <text:p text:style-name="_3c_p_3e_">De trop covoitier ces choses nous rapelent plusors causes. La premiere est pour-ce que vie d’ome est corte. Orasces dist, la brieté de vie nos moustre que nous ne devons commencier chose de grant esperance ; tu ne ses se tu vivras demain. Ne pense donc de demain, car Dieus ne vieut que nous sachons ce qui est a avenir, mais l’ordere de la chose presente. Car cil doit estre liés qui peut dire, je ai bien vescu <text:span text:style-name="_3c_num_3e_">un</text:span> jour ; car se le jours d’ui est clairs, cil de demain est obscurs, car nule chose est bieneuree de toutes pars. Seneques dit, en ce somes nous tout deceu, que nous ne pensons a la mort ; car grant partie en est ja passee, elle tient tout ce qui est alé de nostre âge. Perses dit, pense toute voies que tu morras maintenant : mors enporta le noble Hector lors qu’il vivoit glorieusement, et veillesse amenuisa la grant renomee del grant Tytonus.</text:p>
      <text:p text:style-name="_3c_p_3e_">La seconde cause est pour-ce que covoitise de richece abat les vertus. Orasces dit, cil pert s’arme et laisse les vertus qui tozjours se haste d’acroistre son chatel ; il dechiet por avoir, car joies et leeces ne vienent solement as riches homme ; ne cil ne vesqui mal qui se morut en naissant. Juvenaus dist, nus ne demande dont çou vient qu’il a, més qu’il le puisse avoir. Orasces dist, ne lynages ne vertus n’est prisie sans richesce ; nule chose n’est mie assés, car tu vieus chascun autant de foi comme il a deniers en la huche.</text:p>
      <text:p text:style-name="_3c_p_3e_">Nule plus dure chose n’est en poverté que ce que l’en le gabe. Orasces dist, richece donne biauté et gentillece, pour-ce que vertus et renomee et honours et toutes choses divines et humaines obeissent a <text:soft-page-break/>richesce ; et qui les aura, il sera nobles, fors, loiaus, et sages et rois. Mais ce lor torne a l’encontre, car pecune aporte visces et male renomee en lieu de vertu.</text:p>
      <text:p text:style-name="_3c_p_3e_">La tierce chose est que denier font homme vicieus. Selonc ce que Juvenaus dist, richesce amena premierement mauvaises meurs et raempli le monde d’orgoil, car cil qui eurent premierement richesces soillierent mariage et linage et maisons, dont puis sont avenu mains perils au peuple et au païs. Mais Orasces dit apertement que noblesce ne vient pas por avoir, la u il dist, ja soit ce que tu ailles o les orguilleus por ton avoir, fortune ne mue pas gentillece ; car se <text:span text:style-name="_3c_num_3e_">un</text:span> pos de terre estoit tous covers d’or, ja por l’or ne remaint que ce ne fust boe.</text:p>
      <text:p text:style-name="_3c_p_3e_">La quarte causa est que nul conquest ne saoule covoitise. Orasces dist, richesces croissent engriessement, et tousjours faut aucune chose. Tant comme le avoirs croist, tant croist la cure et la covoitise ; qui mout aquiert mout le faut. Cil est bien riches qui se tient apaiés, et cil est povres qui bee a grant richece. Cil n’est pas povres a qui soufist ce qu’il a a sa vie : se tu ies bien peus et vestus et chauciés, toutes les richesces au roi ne te poroient croistre de rien.</text:p>
      <text:p text:style-name="_3c_p_3e_">La quinte cause est la poour que le avoirs t’aporte. Juvenaus dist, ja soit ce que tu ne portes que <text:span text:style-name="_3c_num_3e_">un</text:span> poi d’argent, se tu vas par nuit tu auras paour des larrons, et se tu vois a la lune <text:span text:style-name="_3c_num_3e_">un</text:span> petit rainsel movoir, tu auras paour ; mais cil qui rien ne porte va chantant devant les larons. Penible chose est de garder grant avoir.</text:p>
      <text:p text:style-name="_3c_p_3e_">La sisime cause est que pecune vieut que l’en soit ses sers. Orasces dist, la pecune ou elle sert ou elle est servie, mais il est plus digne chose qu’elle ensive la corde son signour qu’elle tire lui. Por ce dist Orasces, je wel sousmetre mes coses a moi, non pas moi a mes choses. Tulles dist, et pour-ce que ensi est la chose, ne croire que celui soit bonseureus qui porsiut mout de choses, mais celui qui use sagement ce que Dieus le a donné et qui bien suefre sa povreté, et qui plus crient visce que mort. Car riche chose et honeste est lie povretés, et dolerous usages est grans povretés. Senekes dist, cil n’est pas povres qui liés est ; et qui bien s’acorde a sa poverté est riches ; ne cil n’est povres qui a petit mais qui plus covoite.</text:p>
      <text:p text:style-name="_3c_p_3e_">Se tu vieus enrichir, tu ne dois croistre ton chatel mais apeticier ta covoitise. La corte voie a enrichir est despire richesce ; car on peut bien tout despire mais tout ne peut on avoir. Et pour-ce dist Senekes, Dyogenes le povres fu plus riches que le grans Alixandres, car plus valoit ce qu’il ne volsist recevoir que ce que Alixandres pooit donner ; car poi valoit ce qu’il avoit en sa huche ou en ses greniers, puisqu’il ne baoit se a l’autrui non ; et ne contoit par çou qu’il avoit conquis, mais ce qui remanoit a conquerre.</text:p>
      <text:p text:style-name="_3c_p_3e_">Et se aucuns demandoit quele est la mesure de richese, je diroie que la premiere est ce que necessités requiert, la seconde que tu t’apaies de ce qui est assés ; car ce que nature desire est bien, se tu ne le donnes outrages. Boesces dist, Nature se tient apaie de petites choses. Mais ci endroit se taist le contes a parler de richece ; si tornera a dire dou secont bien de Fortune, cest signorie.</text:p>
      <text:h text:style-name="Heading_20_2" text:outline-level="2"><text:bookmark-start text:name="II119"/><text:soft-page-break/><text:span text:style-name="_3c_id_3e_">[II119] </text:span><text:bookmark-end text:name="II119"/><text:span text:style-name="_3c_num_3e_">.II.CXVIIII.</text:span> De signourie</text:h>
      <text:p text:style-name="_3c_p_3e_">Segnorie est uns des biens qui vient par Fortune. Et ja soient signories de maintes manieres, sor les autres est la plus digne cele des rois et de governer cités et gens ; c’est le plus nobles mestiers c’on puisse avoir au monde, et entour ce est la tierce science de pratike, si comme le mestres devise ça en ariere ou conte de philosophie. Et de ceste science ne dira ore le contes plus, se ce non qu’a moralité s’en apertient ; més en avant dira le mestres ce que s’en apertient a signorie et au governement de cité, selonc ce que requiert l’usage de son païs et la lois de Rome.</text:p>
      <text:p text:style-name="_3c_p_3e_">Selonc le commandement de moralité et de vertu l’en doit atemprer les desiriers de signorie. Juvenaus dit, poissance fait maint cheoir. Lucans dist, l’ordre des destinés est envieus, car il est devee a hautes choses qu’eles ne durent longuement, et il est grief a cheoir desous pesant faisel. Les grans choses decheent par eles meismes, et ce est le termes jusques a qui Dieus laisse croistre les leeces ; et il done legierement les grans choses, mais a paine le garantissent.</text:p>
      <text:p text:style-name="_3c_p_3e_">Seneques dist, tu troveras plus legierement fortune que tu ne la tendras. Orasces dist, grans arbres est sovent crollés par vent, et les hautes tours cheent plus pesamment, et le foudre chiet es hautes montaignes. Autresi fet Fortune, qui sovent change les geus en dolour et faut de haut bas ; quant elle bat ses eles, il me covient laissier ce qu’elle m’a doné. Senekes dist, Ha, Fortune, tu n’ies pardurablement bonne.</text:p>
      <text:p text:style-name="_3c_p_3e_">Aprés doit on atemprer le desirier de signorie, pour-ce qu’elle descuevre faintise et ypocrisie, car il est grant chose obeir a la signorie de ciaus qui fainsent qu’il fuissent bons por la covoitise d’avoir cele signorie. Il i a plusours qui aucunefois sont humle et autrefois orguilleus, et c’est selonc fortune, non pas de corage. Terrences dist, il est ensi de nous, que nous somes grans et petis, selonc ce que fortune se porte.</text:p>
      <text:p text:style-name="_3c_p_3e_">Li offices de signour est qu’il atraie le peuple a lor preu. Et Tuilles dist, il n’est nule chose qui face plus a tenir signorie que estre amés, ne nule plus étrange que estre cremus. Salustes dist, plus seure chose est commander a ciaus qui vuelent obeir que a cels qui en sont constraint. Seneques dist, le sousmis heent celui qu’il criement, et chascuns desire que ce qu’il het perisse. Tuilles dist, paour ne garde longuement son signour. Juvenaus dist, poi de tirant muerent s’il ne sont ocis. Mais bienweillance est bone garderesse de signour, et perpetualment le fait renomer aprés sa mort. Cil qui welent estre cremus, covient qu’il criement ceaus de qui welent estre cremus. Boesces dit, ne quides tu que cil soit poissans qui tozjours amaine gardes avec lui, car il crient ciaus a qui il fet paour.</text:p>
      <text:p text:style-name="_3c_p_3e_">Tuilles dist que uns hom qui avoit non Denis cremoit tant les rasoirs as barbiers que il brulloit ses paus. Et Alixandres, quant il voloit gesir avec sa feme, il mandoit devant ses sergans pour enchercier <text:soft-page-break/>ses huches et ses dras, qu’il n’i eust coutel repost : c’estoit mauvaistiés a fier soi plus d’un sergant que de sa feme ; ne pour ceste suspection ne fu il trais de sa feme, més de ses sergans.</text:p>
      <text:p text:style-name="_3c_p_3e_">Soviegne au signour qu’il fu sans dignité. Seneques dist que cil qui sont monté a ce qu’il n’esperoient, conçoivent sovent mauvaises esperances. Terrences dist, nous enpirons tout quant nous avons le loisir. Staces dist, nule cure n’est si griés a l’homme comme longue esperance. Mais or se taist a parler le contes de signorie jusc’a tant qu’il en dira plus apertement, car il veet premiers dire dou tierç bien de fortune, c’est glore.</text:p>
      <text:h text:style-name="Heading_20_2" text:outline-level="2"><text:bookmark-start text:name="II120"/><text:span text:style-name="_3c_id_3e_">[II120] </text:span><text:bookmark-end text:name="II120"/><text:span text:style-name="_3c_num_3e_">.II.CXX.</text:span> De glore</text:h>
      <text:p text:style-name="_3c_p_3e_">Gloire est la bone renomee, qui cort par maintes terres, d’aucun homme, de grant afere, ou de savoir bien son art. Ceste renomee destre chascuns, pour ce que sans lui ne seroit pas congneue. Selonc ce que Orasces dit, vertus ceree ne se devise pas de mauvaistié reposte, et cil qui traitent de grans choses tesmoignent que glore done au preudome une seconde vie ; c’est a dire que aprés sa mort la renomee qui maint de ses bones oevres fait sambler qu’il soit encore en vie.</text:p>
      <text:p text:style-name="_3c_p_3e_">Orasces dist, la glore deffent que cil ne soit mors qui est dignes de loenge. Mais contre glore dist il meismes Orasces, quant tu seras bien congneus a la piace d’Agripe et en la voie d’Apius, encore te covenra il aler la ou alerent Numma et Ancus ; c’est a dire quant ta renomee sera alee ça et la, encore te covenra il aler aillours, c’est a la mort. Boesces dist, mort despite toute glore, et envolepe les haus et les bas, et igaillist tous. Mais nous querons glore si desmesureement, que nous volons mieux sambler bons que estre le, et mieux estre mauvais que sambler le.</text:p>
      <text:p text:style-name="_3c_p_3e_">Por çou dist Orasces, fausse honours delite, et renomee mençoigniere espavente. Li fruis de glore est souvens orgoils, de quoi Boesces dit, gloire et maint millier de hommes n’est tout fors uns enflemens d’oreilles. Mais en glore n’a point de fruit, s’il n’a autre bien avec, selonc ce que Juvenaus dist, conbien que gloire soit grans, elle ne vaut rien se elle est seule.</text:p>
      <text:p text:style-name="_3c_p_3e_">Et ce dist Tuilles, qui vieut avoir gloire, face qu’il soit teux comme il wet resambler ; car cil qui quide gaaignier glore par fausse demoustrance ou par faintes paroles ou par samblance de sa chiere est vilainement deceus, pour ce que vraie gloire a racine et fermeté ; mais la fainte chiet tost comme la flor, pour-ce que nule chose fainte ne peut durer longuement. Li mestres dit, ou monde n’a si fause chose comme vois, mais mençoigne a cours piés.</text:p>
      <text:h text:style-name="Heading_20_2" text:outline-level="2"><text:bookmark-start text:name="II121"/><text:soft-page-break/><text:span text:style-name="_3c_id_3e_">[II121] </text:span><text:bookmark-end text:name="II121"/><text:span text:style-name="_3c_num_3e_">.II.CXXI.</text:span> De la comparison entre les biens dou cors et de fortune</text:h>
      <text:p text:style-name="_3c_p_3e_">Vous avés bien oii en ceste partie çou que le contes a devisé des biens de fortune, et en arieres avoit il devisé les biens dou cors, et le un et le autre sont proufitable a la vie de l’homme. Mais si comme il est dit autrefois, le uns est plus profitables que le autres ; car se tu wes acompaignier les biens dou cors a ceaus de fortune, je di que santé est millour que richesse ; et d’autre part di je que richesce vaut mieux que force de cors ; et se tu vieus acompaignier les biens dou cors entr’aus, je di que bonne santés est millours que grandours, et force que ysneleté ; et se tu vieus comparer les biens de fortune entr’aus, je di que glore vaut mieux que richesce, et rente de cités mieux que de chans.</text:p>
      <text:h text:style-name="Heading_20_2" text:outline-level="2"><text:bookmark-start text:name="II122"/><text:span text:style-name="_3c_id_3e_">[II122] </text:span><text:bookmark-end text:name="II122"/><text:span text:style-name="_3c_num_3e_">.II.CXXII.</text:span> De la querele entre honesté et proufitableté</text:h>
      <text:p text:style-name="_3c_p_3e_">Après ce que le mestres a mostré apertement le quel bien sont honeste et le quel proufitable, et le quex sont plus honeste et plus profitable le <text:span text:style-name="_3c_num_3e_">un</text:span> que le autre, encore remaint la quinte question entre honeste et proufitable, a quoi on se doit plus tenir a l’un qu’a l’autre. Car se aquerre est profitable et doner est honeste, il avient sovent que nostre corage est en doute lequel il fera. De quoi dist Juvenaus, force et licence sont a plusours maufere ; més tant comme le ciel se devise de la terre et le feus de l’eau, tant se devise proufis de droiture ; car toute la force des signours dechiet maintenant qu’il commencent a perdre justice, et vertu et signourie ne s’entracordent gaires bien. Mais en ceste maniere dist Tuilles que ces <text:span text:style-name="_3c_num_3e_">trois</text:span> choses, bien et honestés et proufit, sont si entremellet que tout çou qui est bon est tenut a proufitable, et tout ce qui est honeste est tenu por bon. Et de ce s’ensiut il que toute chose honeste est proufitable.</text:p>
      <text:p text:style-name="_3c_p_3e_">Tien donc a certes et ne doute pas que honestés est si profitable que nule n’est proufitable s’ere n’est honeste, ne il n’a nule difference en la generalité de ces <text:span text:style-name="_3c_num_3e_">.ii.</text:span> choses, mais en lor proprietés. Raison coment : cist hom si est animai en generalité, non pas en cognoissance ; car a estre animaus n’a mestier autre chose se tant non qu’il soit une substance mortel qui ait ame et sentement ; mais a çou qu’il soit homme covient qu’il cognoisse raison et soit morteus ; donques est la difference en la proprieté solement.</text:p>
      <text:p text:style-name="_3c_p_3e_">Tout autresi honeste et proufitable sont une chose en generalité ; mais a çou que une chose soit profitable, covient il qu’elle ait fruit, et a ce qu’elle soit honeste covient il qu’elle nous atraie par sa dignité. C’est donc une meisme chose, por quoi il s’ensiut que nule chose n’est proufitable qui se descorde de vertu. Por ce port il manifestement qu’il n’a point de contraire entre profit et honesté ; <text:soft-page-break/>mais pour-ce que les gens quident qu’il soit proufit a user les temporaus choses et qu’il ne loist a fere contre honesté, pour-ce il propose la question entre profit et honesté.</text:p>
      <text:p text:style-name="_3c_p_3e_">Tuilles dist, mais il samble a l’homme que proufitable chose soit d’acroistre son preu dou damage d’un autre, et que le uns toille a l’autre. Mais c’est plus contre droit de nature que poverté ou dolour ou que mort, car il ôte tot avant la comune vie des hommes ; car se pour gaaignier nous avons volenté de despoillier et efforcier autrui, il covient que la compaignie des hommes, qui est selonc nature, soit departie. Raison coment : se aucuns membres quidoit mieux valoir s’il atraisist a lui la santé del prochain membre, il coviendroit que tous le cors afoibloiast et morust. Autresi bien est il en humaine compaignie ; car autresi comme nature otroie que chascuns aquiere ce que mestier le est, pour soi mieux que pour autrui, autresi n’otroie pas nature que nous acroissons nos richesses por despoillier les autres.</text:p>
      <text:p text:style-name="_3c_p_3e_">Et cil qui grieve autrui por aquerre aucun preu, ou il ne quide rien faire contre nature, ou il le est avis que l’om se doit garder de povreté plus que de fere tort a aucun. Mais s’il ne quide rien faire contre nature, il n’est pas humain ; et s’il le est avis que tort soit mal, mais croit que mors ou poverté soit encor pire, il est deceus, que plus grief est le visces d’un cuer, c est tort, que cil dou cors ou de fortune, c’est mort u povreté.</text:p>
      <text:p text:style-name="_3c_p_3e_">Et se aucuns me demandoit, se uns sages muert de fain, ne doit il tolir sa viande a <text:span text:style-name="_3c_num_3e_">un</text:span> autre que rien ne vaille ? je di menil, pour-ce que vie ne m’est plus proufitable que cele volenté, porquoi je me garde de faire tort a autri pour mon preu. Quant on pert la vie, le cors est corrompus de mort ; mais se je laisse cele volenté, je cherai en vice de corage. Et si comme le visce de corage est plus griés que cil du cors, autresi le bien dou corage est millour que celi du cors, car mieux vaut vertus que vie.</text:p>
      <text:p text:style-name="_3c_p_3e_">Il n’afiert pas a bon homme mentir et maldire ne decevoir por son gaaing. Tu ne dois donc tant prisier nule chose, ne tant covoitier ton proufit, que tu en perdes non de bon homme, car tel proufit ne te peut reporter tant comme il te ravist s’il te tolt non de bon homme et amenuise en toi foi et justice. Porquoi donc voient le homme le gaaing des choses, et ne voient pas la trés grant paine de loi et de laidece ? Laissons donc ceste pensee, et gardons ce que nous volons ensivre, s il est honeste ou se nous faisons mal a escient ; car solement dou penser est contre vertu, ja soit ce que l’om ne viegne jusc’au fet. La volenté de maufere, seulement por la pensee suefre tel paine comme s’il eust le mal acompli. Et el malpenser ne doit nus croire que sa pensee soit ceree solement, et qui peust celer a Dieu ? si ne devroit om meffere, ne par avarice ne par covoitise ne par autre chose qui soit desavenant.</text:p>
      <text:p text:style-name="_3c_p_3e_">Tuilles dist, choses qui sont si corrompues de visces ne puent estre proufitables. Et se uns sages hom avoit <text:span text:style-name="_3c_num_3e_">un</text:span> anel de tel force qu’il ne peust estre veus tant comme il le portast, ja pour-ce ne seroit il mains que s’il ne l’eust. Li bon homme doivent querre choses honestes non pas repostes ; car prodom n’oseroit chose voloir qu’il n’osast preecier. Li mestres dist, mais se tu t’atiens de mal fere, que les gens ne le sacent, tu n’aimes pas bonté, mais tu criens la paine. Et en ce ensius tu la nature que Orasces dist <text:soft-page-break/>des bêtes, le leus a paour de la fosse et le esperviers des rois et le escoufles dou lamechon. Autresi le mauvais laissent a pechier por paour de la paine, et le bon por amour de vertu.</text:p>
      <text:p text:style-name="_3c_p_3e_">Et pour-ce qu’il apert par ce qui est devant dit, que solement honeste chose est proufitable, se aucuns proufis avenist et tu voies que aucune laidece i est jointe, je ne di pas que celui proufit tu laisses ; mais tu dois entendre que la u laidece est ne peut avoir point d’avantage. Mais se nous volons jugier veraiement, toutefois que laidece nos moustre samblance de preu, sieut elle estre blasmee a la fin de la chose ; car nous veons aucunefois que d’une chose honeste, qui ne samble proufitable, avient a la fin tel preu que l’en n’espere.</text:p>
      <text:p text:style-name="_3c_p_3e_">Raison coment : Damon et Ficus furent si bons amis que quant Danis le tyrans ot jugié l’un a mort, cil demande <text:span text:style-name="_3c_num_3e_">un</text:span> po de terme qu’il peust aler a ordener son testament et ses choses ; et le autres fu engagés dedens, ce fu par covenance que se cil ne venoit cil morroit. Et quant cil fu revenus au jor, le tirane s’esmervilla de lor amor, si lor requist qu’il le receussent a estre le tiers de lor amistié.</text:p>
      <text:p text:style-name="_3c_p_3e_">Or gardes coment il fu proufitable chose que cil remest por son ami, et que le autres revint por son ami, ja soit ce que l’un et l’autre semblast au comencement perilleuse chose, ensi avient d’onestet proufitable fin, dont on ne se donne garde. Et de laidece avient fin mauvaise et perilleuse. Et pour-ce quant une chose qui porte samblance de proufit est acomparisie a cele qui samble honeste, certes la samblance dou proufit doit conchiier et cele d’onnesté doit valoir, pour ce que honestés est vertus del cuer et de l’ame, qui tozjors maint avec toi, mais bien de fortune sont vain et decheable, sans nule fermeté.</text:p>
      <text:p text:style-name="_3c_p_3e_">Por ce dist le Apostles, trés bone chose est a establir le cuer. Augustins dist, la trés millour chose est celi qui fait l’ame trés bone, c’est vertus. Jhesu le fils Syraac dist, se tu es riches tu ne seras sans pechié. Senekes dist, griés chose est non estre corrompus par la multitude de richesse. Li mestres dist, mais les gens de nostre tans n’ont nule cure de bonté, mais que lor choses soient bones. Seneques dit, mais le hom n’a nule plus vil chose que soi.</text:p>
      <text:p text:style-name="_3c_p_3e_">Augustins dist, tu vieus avoir bonnes choses et si ne vieus estre bons, ne ne vieus male feme ne mauvais fil, ne malvaise cote ne mauvaise chause, et si vieus avoir male vie : que t’a donc ta vie forfait, que entre tous biens tu vieus estre mauvaise ? mais je te pri que tu aymes plus ta vie que ta chause. Senekes dist, il ne peut chaloir combien de gent te saluent, ne de grant lit, ne de grande et precieuse viande, mais que tu soies bons ; car es temporaus choses n’a point de bien se ce non que l’en use a droit et sans pechié, et ce apertient a vertu.</text:p>
      <text:p text:style-name="_3c_p_3e_">Seneques dist, fols n’a mestier de nule chose, car il n’en set user nules. Jhesu le filz Siraac dist, richesce est bone a qui n’a mauvaise entention, ausi comme le sanc est bon el cors de l’ome s’il n’est corrompus de maladie. Salemons dist, fols desire tousjours ce qui torne a son damage. Seneques dist, il n’est pas biens de vivre, mais de bien vivre. Tuilles dist, je croi que ce soit bon sans plus qui est droit et honeste et avec vertu, car vertus est le bien de nous proprement, mais le bien de fortune sont étrange.</text:p>
      <text:p text:style-name="_3c_p_3e_"><text:soft-page-break/>Tuilles dist, toutes autres choses sont decheables, mais vertus est fichie a parfondes rachines ; di donc que ce qui est posé dedens toi soit tien, et quide que humaines cheoites soient maindres que vertus. Seneques dist, il n’est pas tien ce que fortune te baille : certes il doit perir. Il n’est si fole chose comme de loer en toi les autri choses, ne nule si niche sorquidance comme remirer en toi ce que maintenant s’en peut aler aillours ; car frain d’or ne fait millour le cheval.</text:p>
      <text:p text:style-name="_3c_p_3e_">Abacuc dist, mar i est a celui qui amasse ce qui n’est pas sien. Seneques dist, ce desire et ce adresce tes pensers que tu soies apaiés de toi et de ce qui de toi naist, car quant le hom pourchace des choses dehors, maintenant commence a estre sousmis a fortune. Seneques dist, il est maindres que sers qui crient les sers ; car le sages se tient apaiés non pas de vivre mais de bien vivre. Boesces dist, O estroites et chetives richeces quant le plusieurs ne les puent avoir trestotes, et ne vont as uns sans povreté des autres. Jhesu le fils Syraac dist, le sordemens de bon corage est a non deliter soi es vaines choses.</text:p>
      <text:p text:style-name="_3c_p_3e_">Gregorius dist, il n’a pas tant de delit es visces comme il a es vertus. Boesces dist, le honours des vertus ne fu pas aquise por les dignités, mais le honors de dignité avint por les vertus, car vertus a sa propre dignité.</text:p>
      <text:p text:style-name="_3c_p_3e_">Et se aucuns me demandast por quoi Dieus volt que ces maus et biens temporeus fussent communs et as bons et as mauvais, je diroie ce que Augustins dist, que Dieus le volt pour ce que le bien que le mauvés ont sovent ne fussent trop desirés, et que le mal qui a avienent as bons ne fussent trop despit. Pour ce est il grandisme sens de prisier poi les biens et les maus, qui sont commun as bons et as mauvais, et aquerre les biens qui proprement sont des bons, et eschiver les maus qui proprement sont des mauvés Augustins dist, por çou donne Dieus biauté as mauvés, que le bon ne quident que ce soit grans biens.</text:p>
      <text:p text:style-name="_3c_p_3e_">Mais ci se taist le contes a parler des biens de l’ame et des biens dou cors, et de ciaus de fortune et de la comparison de l’un et de l’autre, de quoi il a longuement parlé, et si tornera a autre chose.</text:p>
      <text:h text:style-name="Heading_20_2" text:outline-level="2"><text:bookmark-start text:name="II123"/><text:span text:style-name="_3c_id_3e_">[II123] </text:span><text:bookmark-end text:name="II123"/><text:span text:style-name="_3c_num_3e_">.II.CXXIII.</text:span> De la vertu contemplative</text:h>
      <text:p text:style-name="_3c_p_3e_">Li contes devise ça en ariere, la u il comença a dire de vertu, et premierement que prudence, justice, force, et atemprance sont vertu actives por adrecier les meurs des hommes et por ovrer ce q’a honeste vie apertient : et de ce a il dit assés diligement. Et la meismes dit il qu’il sont <text:span text:style-name="_3c_num_3e_">trois</text:span> vertus contemplatives, c’est foi, esperance, et carité. Mais plus n’en dist en celi partie ; por çou est il bien raisons qu’il en die aucune chose.</text:p>
      <text:p text:style-name="_3c_p_3e_">Une vie est active, l’autre et contemplative. La vie active est la innocence des bones oevres, selonc ce que le mestres dist jusques ci el conte des <text:span text:style-name="_3c_num_3e_">.iiii.</text:span> vertus ; la contemplative est le penseement des <text:soft-page-break/>celestiaus choses, cele est acointe a pluseurs, c’est a petit. La vie active use bien les mondaines choses, la contemplative refuse le monde et se delite en Deu solement. Car qui bien s’esprueve en la vie active peut bien monter puis a la contemplative ; mais cil qui encore desire la temporel glore et la charnele covoitise est deveé de la contemplative, por quoi il le estuet demorer en la active tant qu’il soit purgiés : la doit il oster toz visces par usages de bones oevres, si qu’il set l’entention et la pensee pure et nete quant il venra a contempler Dieu.</text:p>
      <text:p text:style-name="_3c_p_3e_">Car tot ensi com celui qui est en l’active vie est ostés de tous terriens desiriers, autresi cil qui vit en contemplation se retrait de toutes oevres actives ; et pour-ce vois tu que la vie active sormonte a la mondaine, et la contemplative sormonte a l’active. Et si comme le aigle fiche tozjors ses œils contre les rais dou soleil et ne les torne se por son past non, tot autresi le saint homme se tornent aucunefois a la vie active pour-ce qu’elle est besoignable as hommes.</text:p>
      <text:p text:style-name="_3c_p_3e_">Mais ces <text:span text:style-name="_3c_num_3e_">.ii.</text:span> vies sont diverses entr’eus ; car se le hom desvoie de la contemplative aucunefois et puis i wet revenir et renoveler sa droite entention, il est bien receus ; mais s’il se dessoivre de la vie active, maintenant il est sospris en desvoiement des visces. Li doi oeil de l’omme segnefient ces <text:span text:style-name="_3c_num_3e_">.ii.</text:span> vies ; et pour-ce quant Dieus commande que le destre oeil qui escandelizast fust ostés et getés hors, dist il de la vie contemplative s’ere courust en erreur, pour-ce que mieux vaut a oster l’oeil de la contemplative et garder celi de l’active, si qu’il aille por ses oevres a la vie pardurable, que aler au feu d’infier.</text:p>
      <text:p text:style-name="_3c_p_3e_">Par eurreur de la contemplative, Dieus abaisse sovent maint homme es charneus choses por sa grasce qu’il enhauce en la grandor de la contemplation, et mains autres ôte il de contemplation par droite sentence et les abandonne as terrienes choses.</text:p>
      <text:h text:style-name="Heading_20_2" text:outline-level="2"><text:bookmark-start text:name="II124"/><text:span text:style-name="_3c_id_3e_">[II124] </text:span><text:bookmark-end text:name="II124"/><text:span text:style-name="_3c_num_3e_">.II.CXXIIII.</text:span> Des sains hommes</text:h>
      <text:p text:style-name="_3c_p_3e_">Li saint homme qui cest monde refusent laissent le siecle en tel maniere qu’il ne se delitent a vivre se en Deu non ; et tant com il se desoivrent de la conversation du siecle, tant contemplent il a la presence de Deu a la vue de la pensee dedens. Mais les praves oevres as mauvais sont si manifestees que cil qui desirent le pais desoivrent et fuient lor meurs et lor compaignies.</text:p>
      <text:p text:style-name="_3c_p_3e_">Aucun se departent des mauvés pour-ce qu’il ne soient envolepé de lor mauvaisté, mais plusor sont que ja soit ce qu’il ne se puissent partir de lor compaignie corporaument, toutesvoies s’en departent il par spirituele entention ; et se la compaignie est commune, les coers et les oevres sont divers ; et ja soit ce que Dieus deffent la vie des sains en mi les carnés choses, a paines sera aucuns qui entre les deliz du siecle parmaigne sans vice. Por ce est il bien que l’om se parte corporaument dou monde, et mieux vaut a desevrer la volenté ; mais cil qui en depart cors et volenté est tous complis.</text:p>
      <text:h text:style-name="Heading_20_2" text:outline-level="2"><text:bookmark-start text:name="II125"/><text:soft-page-break/><text:span text:style-name="_3c_id_3e_">[II125] </text:span><text:bookmark-end text:name="II125"/><text:span text:style-name="_3c_num_3e_">.II.CXXV.</text:span> De commandement</text:h>
      <text:p text:style-name="_3c_p_3e_">Autre commandement sont doné as bons, qui demeurent a la commune vie du siecle, et autre sont donné a ciaus qui du tout le refusent, car a ciaus qui sont doné au siecle est commandé generaument qu’il facent bien en toutes lor choses. Mais a ciaus qui le refusent est commandé qu’il abandonnent toutes lor choses. Et encore font il plus que ce ; car a ce qu’il soient parfet ne soufist pas qu’il renoie ses choses, mais il le covient renoier soi meismes.</text:p>
      <text:p text:style-name="_3c_p_3e_">Et certes renoier soi n’est pas autre chose que refuser ses volentés, en tel maniere que cil qui estoit superbes deviegne humles ; et cil qui estoit plains d’ire deviegne mansuetes, car qui refuse ces choses et ne refuse ses volentés, il n’est pas disciples Deu. Par ce dist il, qui vieut venir aprés moi renoit soi meismes. Mais de ce taist ore le contes, et torne a dire des <text:span text:style-name="_3c_num_3e_">trois</text:span> vertus contemplatives, et premierement de foi.</text:p>
      <text:h text:style-name="Heading_20_2" text:outline-level="2"><text:bookmark-start text:name="II126"/><text:span text:style-name="_3c_id_3e_">[II126] </text:span><text:bookmark-end text:name="II126"/><text:span text:style-name="_3c_num_3e_">.II.CXXVI.</text:span> De foi</text:h>
      <text:p text:style-name="_3c_p_3e_">Autresi homs ne peut venir beatitude se par foi non. Et cil est droitement beates, qui croit droitement et garde la droite foi. Et lors est Dieus bien glorifiiés quant il est creus veraiement, et lors peut il bien estre requie et proiés. Sans foi ne peut nus hom plaire a Dieu, car tout ce qui n’est par foi est pechiés ; si comme le hom qui a arbitre et delivre signorie de soi par sa volenté se depart de Dieu ; tot autresi retorne il par droite creance de son coer.</text:p>
      <text:p text:style-name="_3c_p_3e_">Mais Dieus regarde la foi enmi le cuer, ou cil ne se peut escuser qui moustrent samblance de verité, et ont ou cuer malice de grant erreur. Et si comme la fois qui est en la bouche, et n’est creue dedens le cuer, ne proufite de rien, tout autresi la fois qui est ou cuer ne vaut rien s’elle n’est mostree par la bouche ; car cele fois est wide qui est sans oevre, pour-ce sont plusieurs homme qui sont crestiien solement par foi, mais en l’oevre se descordent mout de la crestiiene verité.</text:p>
      <text:h text:style-name="Heading_20_2" text:outline-level="2"><text:bookmark-start text:name="II127"/><text:span text:style-name="_3c_id_3e_">[II127] </text:span><text:bookmark-end text:name="II127"/><text:span text:style-name="_3c_num_3e_">.II.CXXVII.</text:span> De charité</text:h>
      <text:p text:style-name="_3c_p_3e_">Ja soit ce que aucuns samble estre bons par foi et par oevre, je di qu’il n’ont point de vertu s’il sont wit de charité et d’amour as hommes. Car ce dist le apostles, se je bailloie mon cors a ardoir, ne me vaudroit noient se je n’avoie charité. Sans amor de charité ne peut nus venir a beatitude, ja soit ce qu’il ait droite creance, pour-ce que la vertu de la charité est si trés grans que nus guerredons ne se peut <text:soft-page-break/>comparer ; elle est dame et roine de toutes vertus et liiens de la perfection, car elle lie les autres vertus.</text:p>
      <text:p text:style-name="_3c_p_3e_">Charités est amer Dieu et son proisme, et l’amour de Dieu est samblables a la mort. Salemons dit, amours est autresi fors comme la mors, car si comme la mors desoivre l’ame dou cors, tout autresi l’amours Dieu depart l’ame du monde et de la charnele amour. Cil n’aime pas Dieu qui despit ses commandemens, autresi n’aime cil le roi qui het sa loi. Cil garde charité qui ayme son proisme. Jhesucris est Dieus et hom, donc cil qui het homme n’aime pas dou tout Jhesucrist. Mais la cognoissance des bons et de non haïr les personnes mais lor coupes.</text:p>
      <text:h text:style-name="Heading_20_2" text:outline-level="2"><text:bookmark-start text:name="II128"/><text:span text:style-name="_3c_id_3e_">[II128] </text:span><text:bookmark-end text:name="II128"/><text:span text:style-name="_3c_num_3e_">.II.CXXVIII.</text:span> D’esperance</text:h>
      <text:p text:style-name="_3c_p_3e_">Cil qui ne finent de maufere, por noient ont esperance en la pitié Dieu et en sa misericorde requerre. Mais s’il cessaissent de males oevres, il le poroient bien priier. Et lors doit on avoir esperance en Dieu, qu’il le pardoinst ses meffais, mais on doit mout douter que par esperance que Dieus promet de son pardonement il ne soit perseverancié en pechier. Autresi ne se doit il desesperer, pour-ce que le torment sont establi selonc les pechiés. Mais il doit eschiver l’un peril et l’autre, en tel maniere qu’il se gart de malfaire tant comme il pora, et qu’il ait esperance en la misericorde de Dieu.</text:p>
      <text:h text:style-name="Heading_20_2" text:outline-level="2"><text:bookmark-start text:name="II129"/><text:span text:style-name="_3c_id_3e_">[II129] </text:span><text:bookmark-end text:name="II129"/><text:span text:style-name="_3c_num_3e_">.II.CXXVIIII.</text:span> Des justes hommes</text:h>
      <text:p text:style-name="_3c_p_3e_">Li juste homme sont tozjours en paour et en esperance, car une fois s’eshaucent par esperance de la perpetuale leece, une autre fois doutent pour paour dou feu de gehenne.</text:p>
      <text:h text:style-name="Heading_20_2" text:outline-level="2"><text:bookmark-start text:name="II130"/><text:span text:style-name="_3c_id_3e_">[II130] </text:span><text:bookmark-end text:name="II130"/><text:span text:style-name="_3c_num_3e_">.II.CXXX.</text:span> Des pechiés</text:h>
      <text:p text:style-name="_3c_p_3e_">En ariere vous est moustré qu’est vertus active et contemplative : mais de la contemplative briefment, pour ce qu’elle requiert grans sollempnités. Or est il covenable a dire <text:span text:style-name="_3c_num_3e_">un</text:span> poi des pechiés et des visces, car, se l’on connait lor naissance et lor norrissement, il s’en peut mieux prendre garde. Por quoi je di que pechiés n’est autre chose que trespasser la divine loi et non obeir as celestiaus mandemens ; car pechiés ne seroit se le deveemens ne fust, se pechiés ne fust ne seroit vertus, ne malices ne porroit estre se aucunes semences de lui ne fussent, ne nous n’oons pas les celestiaus mandemens par les oreilles dou cors, mais l’oppinion de bien et de mal vint en nous en tel maniere que <text:soft-page-break/>nous savons naturelement que nous devons faire bien et eschivre mal. Donc di je bien que les commandemens de Dieu ne sont pas escrit en nous par letre d’autre, mais il est fichié dedens nos cuers par divin esperit.</text:p>
      <text:p text:style-name="_3c_p_3e_">Pour ce peut chascuns entendre que la oppinions de l’homme vient de divine loi ; et pour-ce avient il que maintenant que l’en pense de malfaire suefre on la paine et le torment de sa conscience ; car toutes choses peut on fuir, mais son cuer non, pour ce que nus hom ne peut desevrer soi de soi meismes : ou qu’il aille, le malisces de sa conscience ne le deguerpist pas. Et ja soit ce que aucuns qui maufet eschape dou jugement as hommes, il n’en eschapera dou jugement de sa conscience ; car a soi ne peut nus hom celer çou qu’il çoile as autres, il set bien qu’il fet mal. Ensi chiet sor le double sentence, une en cest siecle par sa consience, et l’autre en celi dou perpetuel torment.</text:p>
      <text:p text:style-name="_3c_p_3e_">pour-ce dist Ysidorus que l’entention de l’oevre est œils et lumiere de l’homme ; car se l’entention de l’oevre est bonne, certes l’oevre sera bonne, mais l’oevre de malvaise entention ne peut estre se malvaise non, ja soit ce que elle se resamble a estre bone, pour-ce que chascuns est jugiés bons ou mauvais, selonc sa entention. Cil qui font bones oevres ou malvais entendement sont avuglés par cele oevre dont il pooient estre enluminé. Et chascuns face donc le bien par bonne entention, car autrement seroit il perdus. Mais puis que le contes nous a dit comment le hom se doit garder que sa oppinion ne soit corrompue, et qu’il ait bien bonne entention, si vieut il dire des pechiés qui en l’oevre sont.</text:p>
      <text:h text:style-name="Heading_20_2" text:outline-level="2"><text:bookmark-start text:name="II131"/><text:span text:style-name="_3c_id_3e_">[II131] </text:span><text:bookmark-end text:name="II131"/><text:span text:style-name="_3c_num_3e_">.II.CXXXI.</text:span> Des criminaus pechiés</text:h>
      <text:p text:style-name="_3c_p_3e_">Les criminaus pechiés sont <text:span text:style-name="_3c_num_3e_">.vii.</text:span>, superbe, envie, ire, luxure, covoitise, mescreance, et avarice. Encor sont maint autre pechié qui tout naissent et muevent de ces <text:span text:style-name="_3c_num_3e_">.vii.</text:span> que je vous ai només ; mais de tous pecchiés est superbe la mere et la racine qui toz les engendre.</text:p>
      <text:p text:style-name="_3c_p_3e_">Et nanporquant chascuns de ces <text:span text:style-name="_3c_num_3e_">.vii.</text:span> engendre autres pecchiés ; car de superbe vient orghieus, despit, vantance, ypocrisie, contention, descorde, perdurabletés, et contumace.</text:p>
      <text:p text:style-name="_3c_p_3e_">D’envie naist traine, decevance, leece dou mal de son proisme et tristece de son bien, maudire et abaissier le bien.</text:p>
      <text:p text:style-name="_3c_p_3e_">De ire muet tençons, gros cuers, complainte, cris, desdains, blasme, tort, non soufrance, cruautés, folie, malignités, et murtre.</text:p>
      <text:p text:style-name="_3c_p_3e_">De luxure vient avugletés de cuer, non fermeté, amour de soi meismes, traine de Deu, volenté de cest siecle, et despit de l’autre, fornication, avoutire, et pechiés contre nature.</text:p>
      <text:p text:style-name="_3c_p_3e_">De covoitise naist chetive leece, laidece, mout parler, vain parler, forsenerie, yvrece, prodigalités, desmesurance, deshonestetés, et desvergoigne.</text:p>
      <text:p text:style-name="_3c_p_3e_"><text:soft-page-break/>De mescreance naist malisces, petit corages, desesperance, perrece, descognoissance, non porveance, soutie, et delit dou mal. De avarice vient traisons, fausetés, forjurer, force, dur cuer, symonie, usure, larrecin, mençogne, ravine, non justice, et decevance.</text:p>
      <text:p text:style-name="_3c_p_3e_">Cist pechiés et maint autre sont engendré par superbe generaument ; et si comme les vertus mantienent humaine compaignie en bone pais et en bone amour et amainent l’ame a sauveté, tout autresi le pecchieg desrompent la compaignie des hommes, et l’ame conduisent anfier. Car orgoils engendre envie, et envie engendre mençoigne, et mençoigne engendre decevance, et decevance engendre ire, et ire engendre malevoeillance, et malevoellance engendre ennemistié, et ennemistiés engendre bataille, et bataille desront la loi et gaste la cité.</text:p>
      <text:h text:style-name="Heading_20_2" text:outline-level="2"><text:bookmark-start text:name="II132"/><text:span text:style-name="_3c_id_3e_">[II132] </text:span><text:bookmark-end text:name="II132"/><text:span text:style-name="_3c_num_3e_">.II.CXXXII.</text:span> C’est le derrain ensegnement de cest livre</text:h>
      <text:p text:style-name="_3c_p_3e_">En cest livre nos a moustré le mestres les ensegnemens de vertu et des vices, les uns por ovrer, les autres pour eschiver ; car ce est l’achoisons por quoi on doit savoir bien et mal. Et ja soit ce que le livres parole plus longuement des vertus que des visces, nanporquant la u le bien sont comandé a faire doit chascuns entendre que le maus soit devees a fere ; selonc ce qu’Aristotles dist, uns meismes ensegnemens est de <text:span text:style-name="_3c_num_3e_">.ii.</text:span> contraires choses.</text:p>
      <text:p text:style-name="_3c_p_3e_">Et certes cil qui wet atorner sa vie au proufit de lui et des autres, Senekes le commande qu’il use la forme des <text:span text:style-name="_3c_num_3e_">.iiii.</text:span> vertus par lor droit mi et amesureement, selonc la diversité du lieu et dou tens et des personnes et des achoisons. Por ce doit on ensivre les traces as millours et faire ce qu’il font ; car si comme la cire reçoit la figure dou saiel, tout autresi la moralités des hommes est fermeté por exampleres. Gardent soi tout homme de malfaire, et soit tot asseur que quant hons est entechiés de male renomee une fois, il le covient mout d’eau a bien laver.</text:p>
      <text:p text:style-name="_3c_p_3e_">Mais ci se taist le contes a parler de ceste matere, car il wet encomencier a parler la tierce partie de son livre, pour ensegnier la science de bone parleure, selonc ce qu’il dist en son prologhe devant.</text:p>
      <text:h text:style-name="Heading_20_1" text:outline-level="1"><text:bookmark-start text:name="III"/><text:span text:style-name="_3c_id_3e_">[III] </text:span><text:bookmark-end text:name="III"/>Tiers livre</text:h>
      <text:h text:style-name="Heading_20_2" text:outline-level="2"><text:bookmark-start text:name="III1"/><text:span text:style-name="_3c_id_3e_">[III1] </text:span><text:bookmark-end text:name="III1"/><text:span text:style-name="_3c_num_3e_">.III.I.</text:span> Ci commence le livres de bone parleure</text:h>
      <text:p text:style-name="_3c_p_3e_">Après ce que mestre Brunés Latins ot complie la seconde partie de son livre, en quoi il demoustre assés bonement quex hom doit estre en moralités et comment il doit vivre honestement et governer <text:soft-page-break/>soi et sa mesnie et ses choses selonc la science d’etike et de iconomike, dont il fist mention la u il devisa les membres de philosophie ; et qu’il ot dit quel chose derront la loi et gaste la cité, il le fu avis que tot çou estoit une oevre copee s’il ne desist de la tierce science, c’est politike, qui ensegne coment on doit governer la cité. Car cités n’est autre chose que unes gens assamblees por vivre a une loi et a <text:span text:style-name="_3c_num_3e_">un</text:span> governeour.</text:p>
      <text:p text:style-name="_3c_p_3e_">Et Tuilles dist que la plus haute science de cité governer si est rectorique, c’est a dire la science du parler ; car se parleure ne fust cités ne seroit, ne nus establissemens de justice ne de humaine compaignie. Et ja soit ce que parleure soit donee a tous hommes, Catons dit que sapience est donee a poi. Et pour-ce di je que parleures sont donnees de <text:span text:style-name="_3c_num_3e_">.iiii.</text:span> manieres : car le <text:span text:style-name="_3c_num_3e_">un</text:span> sont garni de grant sens et de bone parleure, et c’est la flour dou monde le autre cont wit de bonne parleure et de sens et c’est la trés grant mesceance ; et le autre sont wit de sens mais il sont trop bien parlant, et c’est trés grant periz ; le autre sont plain de sens, mais il se taisent por la povreté de lor parleure et ce requiert aide. Et pour ceste diversité furent le sage en content de ceste science, s’elle est par nature ou s’elle est par art.</text:p>
      <text:p text:style-name="_3c_p_3e_">Et a la verité dire, devant ce que la tour Babel fust faite tout homme avoient une meisme parleure naturelement, c’est ebreu ; mais puis que la diversités des langues vint entre les hommes, sor les autres en furent <text:span text:style-name="_3c_num_3e_">trois</text:span> sacrees, ebrieu, grieu, latin. Et nous veons par nature que ciaus qui abitent en orient parolent en la gorge si comme le ebreu font ; le autre qui sont ou milieu de la terre parolent ou palais si comme font le grezois ; et cil qui abitent es parties d’occident parolent es dens si comme font les ytaliiens.</text:p>
      <text:p text:style-name="_3c_p_3e_">Et ja soit ce que ceste science ne soit en parleure seulement, mais en bien parler, neporquant Platons dit qu’elle est par nature non pas par art, a ce que l’on trueve mains bons parliers naturelement, sans nul ensegnement. Aristotles dist qu’elle est art, mais mauvaise, pour-ce que por parleure estoient avenu as gens plus de mal que de bien.</text:p>
      <text:p text:style-name="_3c_p_3e_">Tulle s’accorde bien que la seule parleure est par nature ; mais en la bonne parleure covient <text:span text:style-name="_3c_num_3e_">trois</text:span> choses, nature, us, art, car us et art sont plain de grant ensegnement, et ensegnement n’est autre chose que sapience.</text:p>
      <text:p text:style-name="_3c_p_3e_">Et sapience est a comprendre les choses selonc ce qu’eles sont, pour ce est elle apelee amoieneresse des choses, car elle les porvoit toutes devant et lor met certaine fin et certaine mesure. Et la u sapience est jointe a parleure, qui dira qu’il en puisse naistre se biens non ?</text:p>
      <text:p text:style-name="_3c_p_3e_">Tuilles dit que au comencement que le homme vivoient a loi de bêtes, sans propres maisons et sans cognoissance de Dieu, parmi les bois et parmi les repostailles champestres, si que nus n’i regardoit mariage, nus ne connissoist peres ne fils. Lors fu uns sages hom bien parlans, qui tant consilla les autres et tant lor moustra la grandour de l’ame et la dignité de la raison et de la discretion, qu’il les retraist de ces sauvegines, et les aombra a abiter en <text:span text:style-name="_3c_num_3e_">un</text:span> lieu et a garder raison et justice. Et ensi por la bonne <text:soft-page-break/>parleure qui en lui estoit acompaignie o sens fu cesti ausi comme <text:span text:style-name="_3c_num_3e_">un</text:span> secons Dieus, qui estora le monde par l’ordene de l’umaine compaignie.</text:p>
      <text:p text:style-name="_3c_p_3e_">Et si nous raconte l’istoire que Amfions, qui fist la cité d’Athenes, i faisoit venir les pierres et le merien a la douçor de son chant, c’est a dire par ses bonnes paroles. Il retraist les hommes des sauvages roches ou il abitoient, et les amena a la comune habitation de cele cité.</text:p>
      <text:p text:style-name="_3c_p_3e_">Et d’autre part s’acorde bien Tuilles a ce qu’Aristotles dist de parleure, qu’elle est mauvaise art ; mais ceste parleure sans sapience, quant uns hom a bone langue dehors et il n’a point de conseil dedens, sa parleure est fierement perilleuse a la cité et as amis.</text:p>
      <text:p text:style-name="_3c_p_3e_">Or est il dont prové que la science de rectorique n’est pas dou tout aquise par nature ou par us mais par ensegnement et par art, por quoi je di que chascuns doit estudiier son engien a savoir le.</text:p>
      <text:p text:style-name="_3c_p_3e_">Car Tuilles dist que le hom, qui en mout de choses est maindres et plus foibles des autres animaus, les devance tous de ce qu’il peut parler ; dont part il manifestement que celui aquiert trés noble chose qui de ce devancist les hommes de quoi le hom sormonte as bêtes.</text:p>
      <text:p text:style-name="_3c_p_3e_">Neporquant dist le proverbes que noureture passe nature ; car selonc ce que nous trovons en la premiere et en la seconde partie de cest livre, l’ame de tous hommes est bone naturelement, mais elle mue sa nature por la mauvaisté dou cors en quoi elle maint enclose, autresi com le vin qui enpire por la malvaistié du vaissel. Et quant le cors est de bone nature, il conorte s’ame et aide a sa bonté, et lors le valent ars et us. Car art le ensegne le commandement qui a ce covient, et us le fait prest et apert et esmolut a l’oevre.</text:p>
      <text:p text:style-name="_3c_p_3e_">Et pour ce vieut le mestres ramentevoir a son ami le riule et l’ensegnement de l’art de rectorique qui mout le aideront a la soutillece qui est en lui par sa bone nature. Mais tot avant dira il qui est rectorique et desous qui elle est, et puis de son office et de sa fin et de sa matire et de ses pars ; car qui bien set ce, il entent mieux le compliement de cestui art.</text:p>
      <text:h text:style-name="Heading_20_2" text:outline-level="2"><text:bookmark-start text:name="III2"/><text:span text:style-name="_3c_id_3e_">[III2] </text:span><text:bookmark-end text:name="III2"/><text:span text:style-name="_3c_num_3e_">.III.II.</text:span> De rectoriqe</text:h>
      <text:p text:style-name="_3c_p_3e_">Rectorique est une science qui nous ensegne bien plainement et parfitement dire es choses communes et es privees, et toute sa entention est a dire paroles en tel maniere que l’en face croire ses dis a ceaus qui les oient.</text:p>
      <text:p text:style-name="_3c_p_3e_">Et sachez que rectorique est desoz la science de cité governer, selonc ce q’Aristotles dist en son livre, qui est translaté en romans ça en ariere, autresi com art de frains faire et de selles est sous l’art de chevalerie.</text:p>
      <text:p text:style-name="_3c_p_3e_">Li office de cestui art, selonc ce que Tuilles dist, est de parler penseement por faire croire ce qu’il dist. Entre l’office et la fin a tel difference que en l’office consire le parleurs çou qui covient a sa fin, <text:soft-page-break/>c’est a dire qu’il parolt en tel maniere qu’il soit creus ; et en la fin consire il ce qui covient a son office, c’est a faire croire par sa parleure.</text:p>
      <text:p text:style-name="_3c_p_3e_">Raison coment : le office de fisicien est a faire cures et medecines penseement por saner, et sa fins est saner par ses medecines et briefment. L’office de rectorique est a parler penseement selonc les ensegnemens de l’art, et la fins est cele chose pour quoi il parole.</text:p>
      <text:p text:style-name="_3c_p_3e_">La matire de retorique est ce de quoi le parliers dist, ausi comme les maladies sont matires dou fisicien. Dont Gorgias dist que toutes choses de quoi covient dire sont matire de cestui art.</text:p>
      <text:p text:style-name="_3c_p_3e_">Ermagoras dist que ceste matire est es causes et es questions, et disoit que causes sont ce de qui le parleours sont en contens d’aucunes certaines gens ou d’autres choses certaines, et de ce ne disoit il mie mal ; mais il disoit que questions est çou sour quoi le parleour sont en content sans nomer certaines gens en autre chose qui apartiegne as besoignes certaines, si comme est ore de la grandour dou soleil et de la fourme dou firmament, de ce disoit il trop mal, car teus choses ne covient pas a governeours de cités, ains sont des philosophes qui s’estudent en parfonde clergie.</text:p>
      <text:p text:style-name="_3c_p_3e_">Por ce sont il deceu, cil qui quident que raconter fables ou ancienes istores ou quanque on peut dire soient matire de rectorique. Mais çou que l’om dist de bouche ou que l’om mande par ses letres apenseement por faire croire, ou par contençon de loer ou de blasmer ou de conseil avoir sor aucune besoigne ou de choses qui requierent jugement, tout çou est de la maniere de rectorique.</text:p>
      <text:p text:style-name="_3c_p_3e_">Mais tout ce que l’on ne dist artificielement, c’est a dire par nobles paroles, griés et replaines de bonnes sentences, ou par aucunes choses davant dites, est hors de ceste science et loins de ses riules. Pour ce dist Aristotles que la matire de cestui art est sour <text:span text:style-name="_3c_num_3e_">trois</text:span> choses seulement, c’est demoustrement, conseil, et jugement.</text:p>
      <text:p text:style-name="_3c_p_3e_">A ce meisme s’acorde bien Tulles, et dist que demoustrement est quant le parleours loënt et blasment homme generaument ou partiement. Raison comment : je loe mout biauté de femmes dist le uns, et je les blasme dist le autres, et c’est dit generaument ; més partiement dist le uns, Julles Cesar fu mout preus et mout vaillans, fet le autres, non fu, mais traitres et desloiaus ; et ceste question n’a pas lieu se es choses passees et presentes non, car de ce qui est a venir ne peut nus estre blasmés ne prisiés.</text:p>
      <text:p text:style-name="_3c_p_3e_">Conseil est quant le parleour conseillent sour une chose qui est proposee devant aus generalment ou partiement, por mostrer liquel soit voir, ou non profitable, et quel non, en ceste maniere : dist le uns, proufitable chose est garder pais entre crestiens ; non est, fet le autres. Mais partiement dist le uns, proufitable chose est la pais entre le roi de France et celui d’Engleterre ; non est, fet le autres ; et ceste questions n’a pas lieu se es choses futures non. Et quant chascuns a doné son conseil, on s’en tient a celui qui moustre plus ferme raison et plus creable.</text:p>
      <text:p text:style-name="_3c_p_3e_">Jugement est en acuser et en deffendre ou en demander ou en refuser, pour moustrer de l’ome ou d’autre chose generaument ou partiement qu’elle soit juste u non. Raison coment : je di generaument, <text:soft-page-break/>fet le uns, que tout larrons doivent estre pendus ; fait le autres, non doivent pas. Ou dist le uns, cil qui governent bien la cité doivent avoir grant guerredon ; fait le autres, non doivent. Mais partiement dist le uns, je di que on doit pendre Gouliam, pour ce qu’il est lerres atains ; non est fet le autres. Ou je demant gueredon, pour-ce que jou ai fet le proufit dou commun ; non as, fet le autres ; ou respont par aventure que tu as deservi paine. Et ceste questions n’a pas lieu se des choses passees non, car nus ne doit estre dampnés ne guerredonés se par les choses passees non qu’il a ja fetes. Mais de ce se taist ore le mestres, pour deviser les parties de rectorique.</text:p>
      <text:h text:style-name="Heading_20_2" text:outline-level="2"><text:bookmark-start text:name="III3"/><text:span text:style-name="_3c_id_3e_">[III3] </text:span><text:bookmark-end text:name="III3"/><text:span text:style-name="_3c_num_3e_">.III.III.</text:span> Des <text:span text:style-name="_3c_num_3e_">.v.</text:span> parties de rectoriqe</text:h>
      <text:p text:style-name="_3c_p_3e_">En ceste science ce dist Tuilles sont <text:span text:style-name="_3c_num_3e_">.v.</text:span> parties, ce sont truevement, ordre, parables, memores, et parleure. Boesces dist que ces <text:span text:style-name="_3c_num_3e_">.v.</text:span> choses sont si de la substance du parler que se aucune i faut il n’est pas compli, tout autresi comme le fondemens et la parois et la coverture sont parties d’une maison, sans coi elle n’est pas enterine maisons.</text:p>
      <text:p text:style-name="_3c_p_3e_">Troevemens est uns apensemens de trover choses voires ou voirsamblables et a prover sa matire ; c’est le fondement et la fermeté de toute ceste science que, tot avant que on die ou que on escrive mot, doit il trover ses raisons et ses argumens et prover ses dis por fere croire a ciaus a qui il parole.</text:p>
      <text:p text:style-name="_3c_p_3e_">Ordres est establir ses dis et ses argumens qu’il a trovés chascun en son lieu, selonc ce qu’il puisse mieux valoir ; c’est a dire que tot avant doit il metre les bonnes raisons, et ou milieu les foibles, mais a la fin doit il metre les trés fors argumens, en quoi il plus se fie, et que son aversaire ne puisse contrester.</text:p>
      <text:p text:style-name="_3c_p_3e_">Parables est le atornemens de paroles et de sentences avenables a ce qu’il a trové ; car trover et penser poi vaudroient sans les paroles acordans a sa matire, car les paroles doivent servir a la matire, non pas la matere as paroles ; car uns beaus mos et une bonne sentence et uns proverbes et une similitude, u uns essamples qui soit samblables a la matire conferme trestous tes dis et les fait biaus et creables. Pour ce doit le parliers, quant il traite de ost ou de fuerre, dire paroles de guerre ou de victore, et en dolour paroles de courouch, et en joie paroles de leece.</text:p>
      <text:p text:style-name="_3c_p_3e_">Memore est a sovenir soi fermement de ce qu’il a pensé et mis en ordre, car tout seroit ausi comme noiens s’il ne s’en sovenist quant il est au parler venus ; et si ne quide nus que ce soit la naturele memore, qui est une vertus de l’ame, qui se sovient de ce que nous aprendons par aucun sens dou cors, ains est memore artificiel que l’en aquiert par ensegnement des sages a retenir ce qu’il pense et ce qu’il aprent.</text:p>
      <text:p text:style-name="_3c_p_3e_">Parleure est a dire ce qu’il a trové et establi en sa pensee, et avenableté du cors et de la vois et des meurs, selonc la dignité des choses et des parables. Et a la verité dire quant le parliers vint a dire son <text:soft-page-break/>conte, il doit mout consirer sa matire et son estre ; car autrement doit il porter ses membres et sa chiere et son esgart en dolour que en leece, et autrement en guerre que en pais, et en <text:span text:style-name="_3c_num_3e_">un</text:span> lieu autrement qu’en l’autre. Por ce doit chascuns garder qu’il ne lieve ses mains ne ses œils ne son front en maniere qui soit blasmable : et sor ceste matire vaut la doctrine qui est ça ariere ou livre de visces et de vertus ou chapistre de garde.</text:p>
      <text:h text:style-name="Heading_20_2" text:outline-level="2"><text:bookmark-start text:name="III4"/><text:span text:style-name="_3c_id_3e_">[III4] </text:span><text:bookmark-end text:name="III4"/><text:span text:style-name="_3c_num_3e_">.III.IIII.</text:span> De deus manieres de parler, u de bouche u par letres</text:h>
      <text:p text:style-name="_3c_p_3e_">Or dist le mestres que la science de rectorique est en <text:span text:style-name="_3c_num_3e_">.ii.</text:span> manieres, une qui est en disant de bouche et une autre que l’om mande par letres ; mais le enseignement sont commun, car il ne peut chaloir que l’on die un conte ou que on le mande par letres. Mais l’une et l’autre maniere peut estre diversement, c’est par content et sans content. Et ce qui est dit ou escrit sans content n’apertient pas a rectorique, selonc ce qu’Aristotles et Tuilles disent apertement ; mais Gorgias dist que tout ce que le parleour disent apertient a rectorique. Boesces meismes s’acorde bien a çou que quanq’a dire covient peut estre matire du diteour.</text:p>
      <text:p text:style-name="_3c_p_3e_">Et qui bien wet consirer la soutillece de cestui art, il covenra que la premiere sentence soit de grignour pesantour car kiconques dit de bouche u envoie letres a aucun homme, ou il le fet por movoir le corage celui a croire et a voloir ce qu’il dist, ou non. Et s’il ne le fait mie pour ce, je di sans faille que ces dis n’apartienent as ensegnemens de rectorique, ains est la commune parleure des hommes qui sont sans art et sans mestrie, et ce soit loins de nous et remaigne a la nicheté des femes et du menu peuple, car il n’ont que faire des citaines choses.</text:p>
      <text:p text:style-name="_3c_p_3e_">Mais s’il le fait artificielment por movoir le cuer a celui a qui il parole ou mande par ses letres il covient que ce soit en proiant et en demandant ancune chose, ou par conseil ou par manaces ou par conort ou par commander ou par amonester ou par autres choses samblables. Et il set bien que celui, a qui il envoie ses letres, a ses deffenses contre ce que il le mande ; et pour-ce le sages ditieres conferme ses letres par beles et par bones raisons et par fors argomens qui aident a ce qu’il voet, autresi comme s’il fust a la contention devant lui. Et celes letres apertienent a rectorique, autresi comme la chançons dont le uns amans parole a l’autre autresi com s’il fust devant lui a la contençon.</text:p>
      <text:p text:style-name="_3c_p_3e_">Et pour-ce poons nous entendre que contençons peut estre en <text:span text:style-name="_3c_num_3e_">.ii.</text:span> manieres, ou en apert quant on se deffent de bouche a autre ou par letres, ou non en apert quant le uns mande letres garnies de bons argumens contre la deffense qu’il quide que le autres ait. Et tous contens sont apertenant a rectorique, meismement se c’est des choses citaines et des besoignes as princes de la terre et des autres gens ; non mie des fables et des movemens de la mer, ne dou compas de la terre, ne dou cours des estoiles, car de teus contens ne s’entremet pas ceste science.</text:p>
      <text:h text:style-name="Heading_20_2" text:outline-level="2"><text:bookmark-start text:name="III5"/><text:soft-page-break/><text:span text:style-name="_3c_id_3e_">[III5] </text:span><text:bookmark-end text:name="III5"/><text:span text:style-name="_3c_num_3e_">.III.V.</text:span> Des contens qi naissent des paroles escrites</text:h>
      <text:p text:style-name="_3c_p_3e_">Par ce pert il tot clairement que tous contens ou il sont par paroles escrites ou parole que l’om dit sans escripture nule, selonc ce que Tuilles dist en son livre. Et celui qui est par paroles escriptes si peut estre en <text:span text:style-name="_3c_num_3e_">.v.</text:span> manieres ; car aucunefois la parole ne s’acorde pas a la sentence de celui qui l’escrit, et aucunefois est que <text:span text:style-name="_3c_num_3e_">.ii.</text:span> paroles ou <text:span text:style-name="_3c_num_3e_">.ii.</text:span> lois ou plusours se descordent entr’eles meismes, et aucunefois samble que ce qui est escrit segnefie <text:span text:style-name="_3c_num_3e_">.ii.</text:span> choses ou plusours, et aucunefois avient que de ce qui est escrit retrait on sens et example que on doit faire en une autre chose qui n’estoit pas escrite, et aucune fois est le contens sor la force d’une parole escrite por savoir qu’elle doit segnefiier.</text:p>
      <text:h text:style-name="Heading_20_2" text:outline-level="2"><text:bookmark-start text:name="III6"/><text:span text:style-name="_3c_id_3e_">[III6] </text:span><text:bookmark-end text:name="III6"/><text:span text:style-name="_3c_num_3e_">.III.VI.</text:span> Comment tous contens naissent par <text:span text:style-name="_3c_num_3e_">.iiii.</text:span> raisons</text:h>
      <text:p text:style-name="_3c_p_3e_">D’autre part nous ensegne Tuilles que tout contens, ou sont de bouche ou sont d’escripture, naissent dou fait ou dou non de celui fait ou de sa qualité ou de sa remuance ; car se l’une de ces <text:span text:style-name="_3c_num_3e_">.iiii.</text:span> ne fust, ne poroit donc naistre le contens. Raison coment : je dirai que tu as aucune chose faite, et si metrai sus aucune ensegne pour demoustrer que tu l’as fait, en ceste maniere, tu oceis Jehan, car je te vi oster le coutel sanglant de son cors ; mais tu le nies et di que tu ne l’as pas ocis. Et ensi naist le contens dou fait entre moi et toi, qui mout est fors et griés a prover, pour ce que chascuns a autresi fort argoment le uns que le autres.</text:p>
      <text:p text:style-name="_3c_p_3e_">Li contens qui naist dou non est quant ambedeus les parties reconnoissent le fait, mais il sont en discorde de son non en ceste maniere. Je di que cis hom ci a fet sacrilege pour-ce qu’il embla <text:span text:style-name="_3c_num_3e_">un</text:span> cheval dedens le mostier ; ce n’est pas sacrileges, fait le autres, mais larrecin ; et ensi naist le contens par le non dou fait. Et sor ce covient il consirer que monte l’un nom et quoi l’autre ; car sacrileges est embler chose sacree d’un lieu sacré, mais tot autre maniere d’embler est larrecin. En ce content reconnoist homme le fet, mais il sont en discorde dou non de celui fet solement.</text:p>
      <text:p text:style-name="_3c_p_3e_">Li contens qui naist de la qualité est quant on reconnoist le fait et le non, mais il se descorde de la maniere de celui fet, c’est de la force ou de la quantité ou dela comparison. Raison coment : je di que c’est uns crueus meffais ou que cist est plus cruel que cist autres, ou que c’est bien fet selonc droit et selonc raison, et le autres dist que non est. Et quant Catelline disoit que Tulles n’avoit mie tant valu au commun de Rome comme il avoit : et quant <text:span text:style-name="_3c_num_3e_">un</text:span> signatour disoit, mieux vaut a destruire Cartage que laissier la ; et quant Julle Cesar disoit, je chasse Pompee justement ; je di que tous ces contens naissent de la qualité dou fait, non pas dou fait ne de son non.</text:p>
      <text:p text:style-name="_3c_p_3e_"><text:soft-page-break/>Li contens qui naist de la remuance est quant le uns commence une question et le autres dist qu’elle doit estre remué, ou pour-ce qu’elle n’apertient pas a celui qui l’esmuet, u pour-ce qu’il ne l’esmuet contre celui qu’il doit, u non, cf</text:p>
      <text:p text:style-name="_3c_p_3e_">devant ceaus qui i doivent estre, ou non, en celui tans qu’il covient, u non, de cele loi u de celui pechié ou de cele paine qu’il deust.</text:p>
      <text:h text:style-name="Heading_20_2" text:outline-level="2"><text:bookmark-start text:name="III7"/><text:span text:style-name="_3c_id_3e_">[III7] </text:span><text:bookmark-end text:name="III7"/><text:span text:style-name="_3c_num_3e_">.III.VII.</text:span> Du content qi naist de la qualité du fet</text:h>
      <text:p text:style-name="_3c_p_3e_">Li contens qui naist de la qualité dou fait, coment qu’il soit, Tuilles dist qu’il est devisee en <text:span text:style-name="_3c_num_3e_">.ii.</text:span> parties, l’une partie est de droit qui consire des choses presentes et des futures, selonc les us et les drois dou païs. Et a çou prover travaillent mout le parleour pour la comparison qu’il lor estuet a fere des samblables choses ou des contraires.</text:p>
      <text:p text:style-name="_3c_p_3e_">L’autre est de loi qui consire seulement des choses alees selonc loi escrite, et en ce soufist assés a dire ce qui est escrit en la loi ; et selonc ce sont les choses jugies, se eles sont justement faites et selonc justice, et d’un homme s’il est dignes de paine u de merite.</text:p>
      <text:p text:style-name="_3c_p_3e_">Et ceste meisme qui est de loi est double : une claire, qui por sa clarté moustre maintenant se cele chose est bone u male, ou de raison u de tort ; et une autre enprompteresse, qui par soi n’a nule deffense ferme s’elle ne l’enprompte dehors. Et ses enpruns sont en <text:span text:style-name="_3c_num_3e_">.iiii.</text:span> manieres, ou par recognoissance ou par removance ou par vengance ou par recomparison.</text:p>
      <text:p text:style-name="_3c_p_3e_">Recognoissance est quant on ne nie ne ne deffent pas le fait, mais il demande que l’en le pardoinst ; et ce peut estre en <text:span text:style-name="_3c_num_3e_">.ii.</text:span> manieres, une sans coupe et autre par proiere.</text:p>
      <text:p text:style-name="_3c_p_3e_">Sans coupe est quant il dist qu’il ne le fist pas a escient, mais ce fu par non savoir u par necessité ou par autre enpeechement. Par priere est quant on prie que on le pardoinst ses meffés, et ce n’avient pas sovent.</text:p>
      <text:p text:style-name="_3c_p_3e_">Removance est quant le hom se vieut oster dou meffet qu’il ne le fist pas, et qu’il n’i ot nule coupe, ains le met sor <text:span text:style-name="_3c_num_3e_">un</text:span> autre et ensi s’efforce de removoir le fait et la coupe de soi a <text:span text:style-name="_3c_num_3e_">un</text:span> autre ; et ce peut il faire en <text:span text:style-name="_3c_num_3e_">.ii.</text:span> manieres, ou metant sor l’autre l’achoison et la coupe, ou metant le fait.</text:p>
      <text:p text:style-name="_3c_p_3e_">Et certes l’achoison et la coupe met il sor l’autre quant il dist que ce qui est avenu vint par la force et par la signorie que cil autres avoit sor le, qui se deffent. Le fait peut il metre sor <text:span text:style-name="_3c_num_3e_">un</text:span> autre quant il dist de soi qu’il ne le fist pas, ne ne fu fait par sa coupe, ne por achoison de lui, mais il moustre que cil autres le fist, pour ce qu’il le pooit et le devoit fere.</text:p>
      <text:p text:style-name="_3c_p_3e_">Vengance est quant le hom reconnoist bien qu’il fist ce que l’en dist de lui, mais il moustre que c’est fet raisnablement et por vengance, pour ce que devant ce eut il receu le por quoi.</text:p>
      <text:p text:style-name="_3c_p_3e_"><text:soft-page-break/>Comparison est quant on reconnoist qu’il fist çou que l’om le met sus, més il moustre que ce fist il por acomplir une autre chose honeste et proufitable, que autrement ne pooit estre menee a bone fin.</text:p>
      <text:h text:style-name="Heading_20_2" text:outline-level="2"><text:bookmark-start text:name="III8"/><text:span text:style-name="_3c_id_3e_">[III8] </text:span><text:bookmark-end text:name="III8"/><text:span text:style-name="_3c_num_3e_">.III.VIII.</text:span> Des choses qu’on doit consirer en sa matire</text:h>
      <text:p text:style-name="_3c_p_3e_">Encore nous ensegne Tulles que nous regardons nostre matire sor quoi nous devons parler et escrire letres, s’elle est toute simple d’une chose seulement, ou s’elle est de plusours. Et aprés çou que nous avons bien consiré diligemment la naissance dou content et tot son estre et ses manieres, encore nos couvient savoir coi et coment est la question et la tençon et le jugement et le confermement dou content.</text:p>
      <text:h text:style-name="Heading_20_2" text:outline-level="2"><text:bookmark-start text:name="III9"/><text:span text:style-name="_3c_id_3e_">[III9] </text:span><text:bookmark-end text:name="III9"/><text:span text:style-name="_3c_num_3e_">.III.VIIII.</text:span> Ke est contens et comment doist estre establis par parties</text:h>
      <text:p text:style-name="_3c_p_3e_">Par ces ensegnemens que le mestres devise ça en arieres devons nous entendre que contens n’est autre chose que la descorde qui est entre <text:span text:style-name="_3c_num_3e_">.ii.</text:span> parties ou entre <text:span text:style-name="_3c_num_3e_">.ii.</text:span> ditteors, tant que le uns dit qu’il a droit et le autres dit que non a. Et quant il sont a ce venus, des lors covient il veoir s’il a droit u non, et c’est la question sor le content. Mais pour-ce que poi vaut a dire qu’il a droit s’il ne moustre raison pour quoi, le covient qu’il die maintenant cele propre raison por quoi il quide avoir droit en sa question, car s’il ne le desist sa deffense seroit frivole.</text:p>
      <text:p text:style-name="_3c_p_3e_">Et quant il a dit la raison por quoi il fist ce, ses aversaires dist ses autres argumens pour afoibloier la raison que le autres le moustre, por apeticier sa deffense, et lors naist le jugement sor les dis de l’un et de l’autre, por jugier se cil a droit pour la raison qu’il moustre. Et quant il sont jusques la venut, maintenant met il son confermement, c’est a dire les trés bones raisons et les trés fors argumens qui plus valent au jugement. En ceste maniere establissent le sage lor letres, pour moustrer lor droit et por affermer lor raison.</text:p>
      <text:p text:style-name="_3c_p_3e_">Et sachez que toutes manieres de contens, tant comme il i a de descordes et des chapistres tensonables, autretant il covient avoir de questions et de raisons et de jugement et de confermement. Sauve ce que quant le contens naist dou fet, que l’en ne reconnoist pas, certes le jugemens sor la raison ne peut pas nestre, pour-ce que cil qui nie n’ensegne pas nule raison de sa negation.</text:p>
      <text:p text:style-name="_3c_p_3e_">Et lors est le jugement sour la question solement, c’est a dire s’il fist ce ou non ; et si ne doit nus folement quidier que ces ensegnemens soient baillié solement par le content qui sont en plet et en court, ains sont en tous les dis que hom dist en consillant ou proiant ou en message ou en autre maniere.</text:p>
      <text:p text:style-name="_3c_p_3e_"><text:soft-page-break/>Neis es letres que l’om envoie as autres observe il cest ordre meismes, car tot avant demande il ce qu’il wet, et c’est autresi comme question, car il est en doute que le autres se deffende par aucune raison contre sa requeste ; et pour-ce joint il maintenant la raison por quoi le autres doit faire ce qu’il le requiert et pour quoi le autres ne puisse afoibloier cele raison, met il encore les trés fors argumens de quoi il se fie mieux.</text:p>
      <text:p text:style-name="_3c_p_3e_">Et a la fin de sa letre met il la conclusion, la ou il le mande que s’il fet ce qu’il le requiert que ce et ce en sera, et c’est en lieu de jugement et de confermement.</text:p>
      <text:p text:style-name="_3c_p_3e_">Mais de ces devisemens des contens se taist ore le contes, por dire des autres parties de bone parleure qui sont besoignables en conte ; car a la verité dire on ne doit consirer devant solement ce qu’il doit au devant conter ; mais il estuet a establir des premieres paroles les derrenieres s’il vieut que si dit soient bien acordant a sa matire.</text:p>
      <text:h text:style-name="Heading_20_2" text:outline-level="2"><text:bookmark-start text:name="III10"/><text:span text:style-name="_3c_id_3e_">[III10] </text:span><text:bookmark-end text:name="III10"/><text:span text:style-name="_3c_num_3e_">.III.X.</text:span> De <text:span text:style-name="_3c_num_3e_">.ii.</text:span> manieres de parler, ou en prose ou en risme</text:h>
      <text:p text:style-name="_3c_p_3e_">La grant partison de tous parliers est en <text:span text:style-name="_3c_num_3e_">.ii.</text:span> manieres, une qui est en prose et <text:span text:style-name="_3c_num_3e_">un</text:span> autre qui est en risme. Mais le ensegnement de rectorique sont commun d’ambes <text:span text:style-name="_3c_num_3e_">.ii.</text:span>, sauve ce que la voie de prose est large et pleniere, si comme est ore la commune parleure des gens, mais le sentiers de risme est plus estrois et plus fors, si comme celui qui est clos et fermés de murs et de palis, c’est a dire de pois et de nombre et de mesure certaine de quoi on ne peut ne ne doit trespasser.</text:p>
      <text:p text:style-name="_3c_p_3e_">Car qui bien voudra rimoier, il le covient a conter toutes les sillabes de ses dis, en tel maniere que le vier soient acordables en nombre et que le uns n’en ait plus que le autres. Aprés le covient il amesurer les <text:span text:style-name="_3c_num_3e_">.ii.</text:span> derraines sillabes de ses dis en tel maniere que toutes les letres de la derraine sillabe soient samblables, et au mains la vocal de la sillabe qui va devant la derraine. Aprés ce le covient il contrepeser l’accent et la vois, si que ses rimes s’entracordent en lor accens. Car ja soit ce que tu acordes les letres et les sillabes, certes la risme n’ert ja droite se l’accent se descorde.</text:p>
      <text:p text:style-name="_3c_p_3e_">Mais comment que ta parleure soit, ou par rime ou par prose, esgarde que ti dit ne soient maigre ne sech, mais soient replain de jus et de sanc, c’est a dire de sens et de sentence. Garde que ti mot ne soient nices, ains soient grief et de grant pesantour, mais non mie de trop grant, qui les fesist atrebuchier. Garde qu’il n’aportent laidures nules, mais la bele coulour soit dedens ou dehors, et la science de rectorique soit en toi peinturiere, qui mete la coulour en risme et en prose. Mais garde toi de trop poindre, car aucunefois est couleur a eschiver couleur.</text:p>
      <text:h text:style-name="Heading_20_2" text:outline-level="2"><text:bookmark-start text:name="III11"/><text:soft-page-break/><text:span text:style-name="_3c_id_3e_">[III11] </text:span><text:bookmark-end text:name="III11"/><text:span text:style-name="_3c_num_3e_">.III.XI.</text:span> Ci define de truevement et commence a deviser de l’ordre</text:h>
      <text:p text:style-name="_3c_p_3e_">En ceste partie qui est passee a devisé le mestres le fondement et la nature de cestui art, et coment on doit establir sa matire par ordres et par parties. Més por mieux esclarcir çou qu’il en a dit, dira il en ceste partie les riules qui apertienent a l’ordre de cestui art ; car il ne vieut pas faire si comme Ciclicus fist, de qui parole Orasces : il ne vieut torner la lumiere en fumee, car tot ce qu’il dist par riules mousterra aprés par essamples.</text:p>
      <text:p text:style-name="_3c_p_3e_">Et vous avés bien ou ça arieres entor le commencement de cest livre, que aprés ce que on a trové et pensé en son cuer ce c’on doit dire, lors maintenant doit il establir ses dis par ordre, c’est a dire qu’il die cascune chose en son lieu. Mais cis ordres est en <text:span text:style-name="_3c_num_3e_">.ii.</text:span> manieres, une qui est naturel et <text:span text:style-name="_3c_num_3e_">un</text:span> autre qui est artificiel.</text:p>
      <text:p text:style-name="_3c_p_3e_">Li ordre qui est apelee naturel s’en va droite voie par mi le grant chemin, qu’il n’en ist ne d’une part ne d’autre, c’est a reconter et a dire les choses selonc ce qu’eles furent dé le commencement jusc’a la fin, ce devant devant, et ce du milieu u milieu de son conte, et a la fin ce qui fu derieres. Et ceste maniere de parler est sans grant mestrie d’art, et pour-ce ne s’en entremet cis livres.</text:p>
      <text:p text:style-name="_3c_p_3e_">Li ordres artificiel ne se tient pas au grant chemin, ains s’en va par sentier et par adrecemens qui l’aimainent plus delivrement la u il vieut aler. Il ne dist pas chascune chose selonc ce qu’elle fu, mais il remue ce devant deriere ou el milieu de son dit, non pas desavenablement mais tot sagement, por affermer sa entention. Et pour ce remue le parliers sovent son prologue et sa conclusion et les autres parties de son conte ; et les met non pas en son naturel lieu, mais en autre qui plus vaut, pour-ce que les plus fermes choses doivent tozjours estre mises au commencement, et a la fin, et les plus foibles en milieu.</text:p>
      <text:p text:style-name="_3c_p_3e_">Et quant tu vieus respondre a ton adversaire, tu dois commencier ton conte a sa derraine raison, en quoi il se confie plus par aventure. Neis cil qui wet raconter une istore vielle et usee, il est bon de rebourser son droit cours et varier son droit ordre, en tel maniere qu’elle samble toute novele. Ce meisme vaut molt en sermoner et en toutes causes, car l’om doit tousjors garder a la fin ce qui plus plaise et qui plus esmueve les corages as oïans.</text:p>
      <text:p text:style-name="_3c_p_3e_">Et cis ordres artificiels est devisé en <text:span text:style-name="_3c_num_3e_">.viii.</text:span> manieres. La premiere est a dire au commencement ce qui avoit esté a la fin. La seconde si est a commencier a ce qui fu ou milieu. La tierce est a fonder tot son conte sor <text:span text:style-name="_3c_num_3e_">un</text:span> proverbe, selonc ce que segnefie le commencement de celui proverbe. La quarte est a fonder le selonc ce que segnefie le mi dou proverbe. La quinte est a fonder le selonc la fin dou proverbe. La siste est a fonder tot son conte sor <text:span text:style-name="_3c_num_3e_">un</text:span> essample, selonc ce qui est segnefiet par le commencement de l’essample. La septime est a commencier le selonc la segnefiance dou mi de l’example. La <text:span text:style-name="_3c_num_3e_">.viii.</text:span> est a fonder tot son conte sor la segnefiance de la fin de l’essample.</text:p>
      <text:p text:style-name="_3c_p_3e_"><text:soft-page-break/>Raison comment : a la fin de la chose commence cil qui dist, ja soit ce que le solaus couchans nous laisse la noire nuit, totefois revient il au matin plus luisans ; et cil qui dit, Abrahans quant il voloit ocire son fil por rendre a Dieu son sacrefice, le angeles le moustra <text:span text:style-name="_3c_num_3e_">un</text:span> monton a sacrefiier. Ce meisme fist Virgiles quant il voloit raconter l’istore de Troie, car il commença son livre a Eneas quant il s’enfui de la destruction de Troie.</text:p>
      <text:p text:style-name="_3c_p_3e_">Et au milieu de la chose commence cil : Abraham laissa son serf avec l’asne au pié du tertre, car il ne voloit pas qu’il seust sa covine.</text:p>
      <text:p text:style-name="_3c_p_3e_">A la segnefiance dou commencement dou proverbe commence cil qui dist ensi, mout desert grant merite cil qui de bone foi sert volentiers et hastivement, si comme fist Abraham, que lorsque Dieus le commanda a ocire son fil, maintenant ala por acomplir son commandement.</text:p>
      <text:p text:style-name="_3c_p_3e_">A la segnefiance dou mi dou proverbe commence cil qui dist ensi, sers ne doit pas savoir le secré de son signor, pour-ce laissa Abraham son serf quant il monta a son sacrefice.</text:p>
      <text:p text:style-name="_3c_p_3e_">Selonc la fin dou proverbe commence cil qui dist ensi, il n’est pas digne chose que enterine fois perde ses merites ; pour-ce garanti Nostre Sires a Abraham son fil, qui ja estoit mis sor l’autel dou sacrefisse.</text:p>
      <text:p text:style-name="_3c_p_3e_">Selonc ce qui est segnefiiet par le commencement d’un essample commence cil qui dit ensi, bons arbres engendre bon fruit, por çou volt Dieus que le fils Abraham fust mis sor son autel, et qu’il n’i morust.</text:p>
      <text:p text:style-name="_3c_p_3e_">A la segnefiance dou mi de l’essample commence cil qui dist ensi, hom doit oster d’entre le forment toutes males semences, en tel maniere que le pains ne soit amers ; pour-ce laissa Abraham son serf, qu’il n’enpechast son sacrefisce.</text:p>
      <text:p text:style-name="_3c_p_3e_">A la segnefiance de la fin de l’essample commence cil qui dist ensi, si comme le solaus ne pert sa clarté par la nuit, tot autresi le fils Abraham ne perdi la vie au sacrefisse son pere, ains revint biaus et clairs comme soleil levant.</text:p>
      <text:p text:style-name="_3c_p_3e_">Or avés oii diligemment comment le parliers peut dire son conte selonc ordre naturel, et comment il le peut dire en <text:span text:style-name="_3c_num_3e_">.viii.</text:span> manieres selonc l’ordre artificiel. Et sachez que proverbes et examples qui sont avenables et acordans a la matire sont trop bons ; mais qu’il ne soient trop sovent, car lors seroient il gravables et souspecenous.</text:p>
      <text:h text:style-name="Heading_20_2" text:outline-level="2"><text:bookmark-start text:name="III12"/><text:soft-page-break/><text:span text:style-name="_3c_id_3e_">[III12] </text:span><text:bookmark-end text:name="III12"/><text:span text:style-name="_3c_num_3e_">.III.XII.</text:span> Des <text:span text:style-name="_3c_num_3e_">.iiii.</text:span> choses que le parleors doit consirer en sa matire devant q’il die u q’il escrise son conte</text:h>
      <text:p text:style-name="_3c_p_3e_">Aprés ce covient que tu regardes en ta matire <text:span text:style-name="_3c_num_3e_">.iiii.</text:span> choses se tu vieus estre bons parliers ou diter sagement une letre. La premiere est que se la matire est longue et obscure, tu le dois apeticier a moz briés et entendables. La seconde est que se la matire est briés et obscure, tu le dois auques acroistre et ovrir tout belement. La tierce est que la u la matire est longue et overte, tu le dois abrevier et enforcier et covrir de bons dis. La quarte est que quant la matire est briés et legiere, tu le dois eslongier briefment et aorner avenablement.</text:p>
      <text:p text:style-name="_3c_p_3e_">En ceste maniere dois tu consirer en toi meismes et connoistre se la matire est longue ou briés ou s’elle est legiere et obscure a entendre, si que tu puisses governer chascun selonc la loi. Car matire est samblable a la cire, qui se laisse mener et apeticier et croistre a la volenté du mestre.</text:p>
      <text:h text:style-name="Heading_20_2" text:outline-level="2"><text:bookmark-start text:name="III13"/><text:span text:style-name="_3c_id_3e_">[III13] </text:span><text:bookmark-end text:name="III13"/><text:span text:style-name="_3c_num_3e_">.III.XIII.</text:span> Comment on peut acroistre son conte en <text:span text:style-name="_3c_num_3e_">.viii.</text:span> manieres</text:h>
      <text:p text:style-name="_3c_p_3e_">Et se ta matire doit estre escreue par paroles, je di que tu le pués acroistre en <text:span text:style-name="_3c_num_3e_">.viii.</text:span> manieres, qui sont apelees coulour de rectorique. Dont la premiere est apelée aornemens ; que tout çou que on poroit dire en <text:span text:style-name="_3c_num_3e_">trois</text:span> mos ou en <text:span text:style-name="_3c_num_3e_">.iiii.</text:span> ou a mout poi de paroles, il l’acroist par autres paroles plus longues et plus avenans qui disent ce meismes. Raison comment : Jhesucris nasqui de la Virgene Marie ; mais le parleour qui ce wet adorner dira ensi, le Beneois fils Dieu prist char en la Glorieuse Virgene Marie, qui autant vaut a dire comme ce poi devant. Ou se je disoie, Julles Cesar fu empereres de tot le monde ; le parleour qui ce dit voudra acroistre dira ensi, le sens et la vaillance dou bon Julle Cesar sousmist tot le monde en sa subjection, et fu empereres et sires de la terre.</text:p>
      <text:p text:style-name="_3c_p_3e_">La seconde est apelee tourn ; car la ou ta matire est tote briés, tu changeras les propres mos et remueras les nons des choses et des persones en plusors paroles tot belement environ le fait, et feras point a tes dis, et reposeras ton esperit tant que tu esloignes ton conte et de tens et de paroles.</text:p>
      <text:p text:style-name="_3c_p_3e_">Et cil torn peut estre en <text:span text:style-name="_3c_num_3e_">.ii.</text:span> manieres, ou qu’il dist la verité tot clairement, raison coment : tu vieus dire, il ajourne, di donc, ja commence le solaus a espandre ses rais parmi la terre ; ou qu’il eschive la verité par son tourn, qui autant vaut selonc ce que le Apostles dist, il ont remué, fist il, les us de nature en cel usage qui est contre nature. Por ce tourn eschiva le Apostres <text:span text:style-name="_3c_num_3e_">un</text:span> lait mot qu’il voloit dire, et dit ce qui otant valut.</text:p>
      <text:p text:style-name="_3c_p_3e_"><text:soft-page-break/>La tierce coulour por acroistre tes dis est apelee comparison, et c’est la plus bele croissance et avenable que parleur facent. Mais elle est devisee en <text:span text:style-name="_3c_num_3e_">.ii.</text:span> manieres, car ou elle est coverte ou elle est descoverte.</text:p>
      <text:p text:style-name="_3c_p_3e_">Et cele qui est descoverte se fait connoistre par <text:span text:style-name="_3c_num_3e_">trois</text:span> mos qui segnefient comparison, ce sont plus, mains, et autant. Raison coment : pour-ce mot plus, dist on ensinc, cist est plus fors de lyon ; pour-ce mot mains, dit on ensinc, cist hom est mains courouçables que palombe ; par ce mot autant, dist on ensinc, cist est autretant couars comme lievres.</text:p>
      <text:p text:style-name="_3c_p_3e_">La seconde maniere, qui est coverte, ne se fait pas connoistre a ses signes ; elle ne vient pas en son abit, ains moustre une autre samblance dehors qui est si comme jointe a la verité dedens comme s’elle fust de la matire meismes. Raison comment : d’un homme perreceus je dirai, c’est une tortue, et d’un isnel je dirai, c’est uns vens ; et sachez que ceste maniere de parler est mout bele et mout bonne et cortoise et de bone sentence, et mout le peut on trover es dis de sages hommes.</text:p>
      <text:p text:style-name="_3c_p_3e_">La quarte couleur est apelee clamour, pour ce que l’on parole ensi comme en criant ou plaignant de courous, ou par desdaing, ou par autre chose samblable. Raison comment : Ha Nature, Nature, por quoi faisoies tu le jeune roi si replain de tous bons abis quant tu l’en devoies si tost oster. Ha male mort, car fussiés vos morte quant vous en avés porté la flour dou monde.</text:p>
      <text:p text:style-name="_3c_p_3e_">La quinte coulour est apelee fainture, pour ce que l’om faint une chose qui n’a pooir de parler ne nature n’en a, autresi comme s’elle parlast ; si comme nous poons oïr tousjours des gens qui disent ou de bêtes ou d’autre chose en samblance qu’elle eust parlé et dit ancune chose. Et c’est si entendable que le mestres ne s’entremet de mostrer aucun example de ce.</text:p>
      <text:p text:style-name="_3c_p_3e_">La sisime colour est apelee trespas, pour-ce que quant le parliers a encommenciet son conte, il s’en desoivre <text:span text:style-name="_3c_num_3e_">un</text:span> petitet et trespasse a une autre chose qui est resamblable a sa matire, et lors est il bons et profitables, mais se le trespas n’est bien dou tout acordans a la matire, certes il sera mauvais et desprisables. Pour ce fist bien Julle Cesar quant il volt deffendre les conjurés, il fist son trespas au pardon que le ancien avoient fais a ceus de Rodes et de Cartages. Autresi fist Catons quant il les volt jugier a mort, il ramentut Maliun Torcatum coment il juga son fis a la mort. Autresi trespasse on sovent a la fin u au milieu de sa matire, por renoveler ce qui sambloit estre vieus ou par autre bonne raison.</text:p>
      <text:p text:style-name="_3c_p_3e_">La septime coulor est apelee demoustrance, pour ce que le parleours demoustre et dist ses proprietés et les ensegne d’une chose ou d’un homme, par ochoison de prover aucune chose qui apertient a sa matire ; si comme l’escripture dist, il avoit, fist il, en la tere Hus <text:span text:style-name="_3c_num_3e_">un</text:span> homme qui avoit a non Job, simple, droiturier, juste, et qui cremoit Dieu.</text:p>
      <text:p text:style-name="_3c_p_3e_">Autresi fist Tristans quant il devisa la biauté dame Yseude. Ses cheviaus, fist il, resplendissent plus que fil d’or, son front sormonte la flour de list, ses noirs sourcis sont ploié comme petis arconciaus, et une petite voie de let les desoivre parmi la ligne du nés et si par mesure qu’il n’i a ne plus ne moins ; ses œils qui sormontent toutes esmeraudes reluisent en son front comme <text:span text:style-name="_3c_num_3e_">.ii.</text:span> estoiles ; sa face ensiut la <text:soft-page-break/>biauté dou matinet, car elle est de vermeil et de blanc mellés ensamble en tel maniere que l’une colour et l’autre ne resplendissent malement ; la bouche petite et les levres auques espessetes et ardans de bele coulour, et les dens plus clairs que perles, qui sont establi par ordre et par mesure ; mais ne pantere ne espisse nule ne se peut comparer a la trés douce alaine de sa bouche. Li mentons est assés plus polis que nul marbre, lait done colour a son col, et cristal resplendissant a sa gorge. De ses droites espaules descendent <text:span text:style-name="_3c_num_3e_">.ii.</text:span> bras grailles et lons, as blanches mains ou la chars est tenre et mole ; les dois grans, tenues et roons, sor quoi se reluist la beauté des ongles. Son trés beau pis est adornés de <text:span text:style-name="_3c_num_3e_">.ii.</text:span> pomes de paradis, qui sont autresi comme une masse de noif ; et est si grelle en sa chainture que on la poroit porprendre de ses mains. Mais je me tairai des autres parties dedéns, desquex le corages parole mieux que la langue.</text:p>
      <text:p text:style-name="_3c_p_3e_">La octime colour est apelee adoublement, pour ce que le parliers adoble son conte et le dist <text:span text:style-name="_3c_num_3e_">.ii.</text:span> fois ensamble. Et c’est en <text:span text:style-name="_3c_num_3e_">.ii.</text:span> manieres, une qui dist de sa matire et maintenant le redist par le contraire de son dit. Raison coment : je voeil dire d’un homme qu’il est joenes, mais je adoublerai mes dis en tel maniere : cis hom est joenes et non pas vieus, ou ceste chose est douce et non pas amere. L’autre maniere dist de sa matire et maintenant redist autres paroles qui ostent le contraire de ce qu’il avoit dit, en ceste maniere : voirs est que cis hom si est joenes mais il n’est pas fols, et ja soit il nobles il n’est par orgullous, et il est larges mais non pas gasteres.</text:p>
      <text:p text:style-name="_3c_p_3e_">Or avés oii comment on peut acroistre ses dis, et sa matere alongnier, car a poi de semence croist grans blés et de petites fontaines naist grans flueves ; pour-ce est il drois et raisons que le mestres ensegne a abregier son conte quant il est trop grans et trop lons ; et de ce mousterra il avant la u il dira du fet. Mais ci se taist le mestres des ensegnemens de la grant parleure por deviser ciaus de la petite parleure, c’est a dire d’un conte u d’une epistle que tu vieus faire sor aucune matire qui vient ; car le mestres apele parleure le general non de tous dis, mais contes est uns seus dis u une soule letre u une autre chose que l’en conte sor sa matire.</text:p>
      <text:h text:style-name="Heading_20_2" text:outline-level="2"><text:bookmark-start text:name="III14"/><text:span text:style-name="_3c_id_3e_">[III14] </text:span><text:bookmark-end text:name="III14"/><text:span text:style-name="_3c_num_3e_">.III.XIIII.</text:span> Des branches du conte et comment le parleour doit establir ses dis par ordre</text:h>
      <text:p text:style-name="_3c_p_3e_">Les parties dou conte, selonc ce que Tulles nous ensegne, sont <text:span text:style-name="_3c_num_3e_">.vi.</text:span>, le prologue, le fait, le devisement, le confermement, le deffermement, et la conclusion. Mais le ditteour qui ditent letres et epistles par maistrie de rectorique disent que une letre n’a que <text:span text:style-name="_3c_num_3e_">.v.</text:span> parties, c’est la saluence, le prologue, le fait, la demande, et la conclusion.</text:p>
      <text:p text:style-name="_3c_p_3e_"><text:soft-page-break/>Et se aucuns demandoit pour quoi il i a descorde entre Tuille et les ditteours, puisque chascuns ensiut l’ensegnement de rectorique, je le diroie que la descorde est par samblance, non pas sor la verité. Car la u le ditteour disent que la saluence est la premiere branche de la letre et du message, Tuilles entendi et volt que la saluence soit sous le prologhe ; car tot ce que l’on dist devant le fait, autresi comme por apareillier sa matire, est apelé prologue ; mais le ditteor disent que la saluence est le huis et l’entree dou conte et œils et lumière de lui, et pour-ce le donent il l’onor de la premiere partie des epistles et des messages, car envoier letres et envoier messages tot cort par une voie.</text:p>
      <text:p text:style-name="_3c_p_3e_">D’autre part cele partie que Tuilles apele devisement, le ditteour le comprent sor le fait ; et ce que Tulles apele confermement et deffermement, le ditteour le comprendent sous le demande. Et por mieux entendre les nons des uns et des autres et por conoistre l’entention de Tulle et des autres diteors vieut le mestres esclarcir maintenant la senefiance de chascune partie et de son non.</text:p>
      <text:h text:style-name="Heading_20_2" text:outline-level="2"><text:bookmark-start text:name="III15"/><text:span text:style-name="_3c_id_3e_">[III15] </text:span><text:bookmark-end text:name="III15"/><text:span text:style-name="_3c_num_3e_">.III.XV.</text:span> Des <text:span text:style-name="_3c_num_3e_">.vi.</text:span> branches dou conte en parlant de bouche</text:h>
      <text:p text:style-name="_3c_p_3e_">Prologues est le commencement et la premiere partie dou conte qui adrece et apareille l’oïe et le corage de ciaus a qui tu paroles a entendre ce que tu diras.</text:p>
      <text:p text:style-name="_3c_p_3e_">Le fait est a conter les choses qui furent u ne furent autresi comme s’eles fuissent. Et ce est quant le hom dist ce sor quoi il a fermé son conte.</text:p>
      <text:p text:style-name="_3c_p_3e_">Devisemens est lors quant on conte le fait et maintenant commence a deviser les parties, et dist, ce fu en tel maniere et ce en cele autre, et aquieut celes parties qui soient plus porfitables a lui et plus contraires a ses adversaires, et les afiche au plus qu’il peut au cuer de celui a qui il parole. Et lors samble qu’il si ait conté le fait, et c’est l’achoison por quoi le diteour content le devisement sor le fait.</text:p>
      <text:p text:style-name="_3c_p_3e_">Confermement est la u le parleour moustrent lor raisons, et assigne tous les argumens qu’il peut a prover a sa entention et acroistre foi et creance a ses dis.</text:p>
      <text:p text:style-name="_3c_p_3e_">Deffermemens est quant le parleours moustre sa bone raison et ses fors argomens. qui afoibloient et apeticent et destruient le confermement son adversaire.</text:p>
      <text:p text:style-name="_3c_p_3e_">Conclusion est la derraine partie et la confirmations dou conte. Ce sont les <text:span text:style-name="_3c_num_3e_">.vi.</text:span> parties dou conte, selonc la sentence de Tuille. Or fait il bien a dire les parties que le diteour disent et premierement des salus.</text:p>
      <text:h text:style-name="Heading_20_2" text:outline-level="2"><text:bookmark-start text:name="III16"/><text:soft-page-break/><text:span text:style-name="_3c_id_3e_">[III16] </text:span><text:bookmark-end text:name="III16"/><text:span text:style-name="_3c_num_3e_">.III.XVI.</text:span> Des <text:span text:style-name="_3c_num_3e_">.v.</text:span> parties des letres escrites que l’en envoie as gens les uns as autres</text:h>
      <text:p text:style-name="_3c_p_3e_">Salus est le commencement de la letre, qui nome ciaus qui mandent et ciaus qui reçoivent les letres, et la dignité de chascun, et la volenté de coer que cil qui envoie a contre celui qui reçoit, ce est a dire que s’il est ses amis, il le mande salus et autres dous mos qui autant valent et plus ; et se c’est anemis il se taist ou il le mande aucun autre mot covert ou descovert de mal ; et s’il est graindres, il le mande paroles de reverence ; autresi doit on mander as pers et as menours ce qui avenable est a chascun en tel maniere qu’il n’i ait visces dou plus ne defautes du mains. Et sachez que le non de celui qui est graindres et en plus haute dignité doit tozjours estre devant, se ce n’est ou par cortoisie u par humilité ou par autre chose samblable.</text:p>
      <text:p text:style-name="_3c_p_3e_">Du prologue et du fait et de lor force a dit le mestres ci devant la segnefiance, et pour-ce n’en dira il ore plus que dit en a, car le dicteour s’en acordent bien a la sentence de Tuille.</text:p>
      <text:p text:style-name="_3c_p_3e_">Mais de la demande dist le mestres qu’elle est cele partie en quoi la letre ou le messages demande le fait de ce qu’il wet, en priant ou en commandant ou menachant ou consillant ou en autre maniere de chose a quoi il bee atrere le cuer de celui a qui il a envoié. Et quant le ditteours a finee se demande et moustré ses confermemens et deffermemens, il fet la conclusion, c’est la fin de ses dis ; en quoi il conclust la somme de son conte, comment il est et comment il en peut avenir.</text:p>
      <text:h text:style-name="Heading_20_2" text:outline-level="2"><text:bookmark-start text:name="III17"/><text:span text:style-name="_3c_id_3e_">[III17] </text:span><text:bookmark-end text:name="III17"/><text:span text:style-name="_3c_num_3e_">.III.XVII.</text:span> Des ensegnemens de toz prologues selonc les diversités des matieres</text:h>
      <text:p text:style-name="_3c_p_3e_">Et pour ce que le prologues est sires et princes de tot le conte, selonc ce que Tuilles prueve en son livre, est il bien covenable que sour ce doinst le mestres son ensegnement. De qui Tuilles dit que prologues est uns dis qui aquiert veraiement le corage de celui a qui tu paroles a oïr ce que tu diras. Et ce peut estre en <text:span text:style-name="_3c_num_3e_">trois</text:span> manieres, ou en aquerant sa bienweillance, ou por le doner volenté d’oïr, ou volenté de savoir tes dis.</text:p>
      <text:p text:style-name="_3c_p_3e_">Por quoi je di que quant tu vieus bien faire ton prologue, il te covient tot avant consirer ta matire et connoistre la nature dou fait et sa maniere. Fai donc a l’essample de celui qui vieut maisoner, car il ne cort pas a l’oevre hastivement, ains le mesure tot avant a la ligne de son cuer, et comprent en sa memore trestot l’ordre et la figure de la maison.</text:p>
      <text:p text:style-name="_3c_p_3e_">Et tu gardes que ta langue ne soit courans a parler, ne la mains a l’escrire, ne comence pas l’un ne l’autre a cours de fortune. Mais ton sens tiegne en sa main l’office de chascune, en tel maniere que la <text:soft-page-break/>matire soit longuement a la balance de ton cuer. Et dedens lui pregne l’ordre de sa voie et de sa fin, car a ce que les besoignes du siecle sont diverses, te covient a parler diversement, et a chacune selonc sa matire</text:p>
      <text:p text:style-name="_3c_p_3e_">Tuilles dist que tout dit sont de <text:span text:style-name="_3c_num_3e_">.v.</text:span> manieres, ou il est honestes u contraires, ou vil ou douteus, ou il est obscur ; et pour ce pense que tu dois autrement comencier et ensivre ton conte en l’un qu’en l’autre.</text:p>
      <text:p text:style-name="_3c_p_3e_">Et sachez que honestes est ce que maintenant plest a ciaus qui l’entendent, sans ton prologue et sans nul aornement de paroles.</text:p>
      <text:p text:style-name="_3c_p_3e_">Contraire est ce que maintenant desplest par sa malice.</text:p>
      <text:p text:style-name="_3c_p_3e_">Vilh est ce a quoi cil qui doit oïr n’entent gaires, por la vilté et por la petitece de la chose.</text:p>
      <text:p text:style-name="_3c_p_3e_">Douteus est en <text:span text:style-name="_3c_num_3e_">.ii.</text:span> manieres, ou pour-ce que l’on doute de sa sentence ou pour-ce qu’il est d’une part honeste et d’autre part deshoneste, en tel maniere qu’il engendre bienweillance et haine.</text:p>
      <text:p text:style-name="_3c_p_3e_">Oscur est çou que cil qui le doit oïr ne peut entendre legierement, ou pour-ce qu’il n’est bien sages ou qu’il est travilliés, ou por çou que tes dis sont si obscur et couvert ou envelopés, qu’il ne les peut bien conoistre.</text:p>
      <text:h text:style-name="Heading_20_2" text:outline-level="2"><text:bookmark-start text:name="III18"/><text:span text:style-name="_3c_id_3e_">[III18] </text:span><text:bookmark-end text:name="III18"/><text:span text:style-name="_3c_num_3e_">.III.XVIII.</text:span> Des <text:span text:style-name="_3c_num_3e_">.ii.</text:span> manieres de prologue, une coverte et autre descoverte</text:h>
      <text:p text:style-name="_3c_p_3e_">Pour les diversités des dis et des choses sont le prologue autresi divers ; et sour çou dist Tuilles que toz prologues sont en <text:span text:style-name="_3c_num_3e_">.ii.</text:span> manieres, uns qui est apelés commencemens et uns autres qui est apelés coverture.</text:p>
      <text:p text:style-name="_3c_p_3e_">Et commencement est ce qui apertement et a poi de paroles aquiert la bienvoeillance u la volenté de ciaus qui oïr doivent.</text:p>
      <text:p text:style-name="_3c_p_3e_">Coverture est quant le parleour met en son prologue mout de paroles entor le fait, et fait samblant qu’il ne weille çou qu’il vieut, pour aquerre covertement la bienvoeillance de ciaus a qui il parole. Et pour-ce nos covient savoir le quex des <text:span text:style-name="_3c_num_3e_">.ii.</text:span> prologues doit estre mis sor chascune matire de nostre conte.</text:p>
      <text:h text:style-name="Heading_20_2" text:outline-level="2"><text:bookmark-start text:name="III19"/><text:span text:style-name="_3c_id_3e_">[III19] </text:span><text:bookmark-end text:name="III19"/><text:span text:style-name="_3c_num_3e_">.III.XVIIII.</text:span> Quel prologue covient sor honeste matire</text:h>
      <text:p text:style-name="_3c_p_3e_">La ou nostre matire est honeste chose, il ne nos covient coverture nule. Mais tot maintenant comencier nostre conte et deviser nostre afere, pour-ce que la honesté de la chose a ja aquise la <text:soft-page-break/>volenté des oïans, en tel maniere que poi nous en covient travillier. Et nanporquant aucunefois est bons uns biaus prologues, non mie por aquerre bienweillance mais por acroistre la ; et se nous volons deguerpir le prologue, il est bon a comencier premierement as bons dis et as seurs argumens.</text:p>
      <text:h text:style-name="Heading_20_2" text:outline-level="2"><text:bookmark-start text:name="III20"/><text:span text:style-name="_3c_id_3e_">[III20] </text:span><text:bookmark-end text:name="III20"/><text:span text:style-name="_3c_num_3e_">.III.XX.</text:span> Quel prologue covient sor contraire matire</text:h>
      <text:p text:style-name="_3c_p_3e_">Et quant la matire est contraire ou cruel ou contre droit u que tu viens demander une grant chose ou chiere ou étrange, lors dois tu consirer se le oïeres est escommeus contre toi, ou s’il a porpensé en son cuer qu’il ne face rien de ta requeste. Car se ce fust lors te covient il fuir a la coverture, et colourer paroles en ton prologue pour abaissier son courouç et adoucier sa durece, en tel maniere que son cuer soit apaissiés et tu en aquieres sa bienweillance. Mais quant son cuer n’est gaires torblés contre toi, lors t’en poras tu passer legierement pour <text:span text:style-name="_3c_num_3e_">un</text:span> po de bel comencement.</text:p>
      <text:h text:style-name="Heading_20_2" text:outline-level="2"><text:bookmark-start text:name="III21"/><text:span text:style-name="_3c_id_3e_">[III21] </text:span><text:bookmark-end text:name="III21"/><text:span text:style-name="_3c_num_3e_">.III.XXI.</text:span> Quel prologue covient sor vilh matire</text:h>
      <text:p text:style-name="_3c_p_3e_">Quant la matire est vil et petite et que le oïeres ne bee pas a ce se poi non, lors covient il que ton prologue soit adornés de teus paroles qui le donent talent d’ooïr et qui enhaucent ta matire et ostent de sa viutance.</text:p>
      <text:h text:style-name="Heading_20_2" text:outline-level="2"><text:bookmark-start text:name="III22"/><text:span text:style-name="_3c_id_3e_">[III22] </text:span><text:bookmark-end text:name="III22"/><text:span text:style-name="_3c_num_3e_">.III.XXII.</text:span> Quel prologue covient sor douteuse matire</text:h>
      <text:p text:style-name="_3c_p_3e_">Et quant la matire est douteuse pour-ce que tu demandes <text:span text:style-name="_3c_num_3e_">.ii.</text:span> choses, et on doute de la sentence, laquele des <text:span text:style-name="_3c_num_3e_">.ii.</text:span> doit estre fermee, lors dois tu commencier ton prologue a la sentence meisme de la chose que tu vieus, et de la raison en quoi tu te confies plus. Mais s’elle est doutense, pour-ce que la cose est d’une part honeste et d’autrepart deshoneste, lors dois tu aorner ton prologue por aquerre l’amour et la bienweillance des oïans, en tel maniere qu’il lor samble que toute la chose soit tornee a honesté.</text:p>
      <text:h text:style-name="Heading_20_2" text:outline-level="2"><text:bookmark-start text:name="III23"/><text:soft-page-break/><text:span text:style-name="_3c_id_3e_">[III23] </text:span><text:bookmark-end text:name="III23"/><text:span text:style-name="_3c_num_3e_">.III.XXIII.</text:span> Quel prologue covient sor obscure matere</text:h>
      <text:p text:style-name="_3c_p_3e_">La ou la matire est obscure a entendre, lors dois tu commencier ton conte par teus paroles qui donent as oïans talent de savoir ce que tu vieus dire, et pnis deviser ton conte selonc ce que tu quideras que mieux soit.</text:p>
      <text:h text:style-name="Heading_20_2" text:outline-level="2"><text:bookmark-start text:name="III24"/><text:span text:style-name="_3c_id_3e_">[III24] </text:span><text:bookmark-end text:name="III24"/><text:span text:style-name="_3c_num_3e_">.III.XXIIII.</text:span> Des <text:span text:style-name="_3c_num_3e_">trois</text:span> choses qi besoignables sont a chascun prologue qi ne peut bons estre u sans l’une u sans l’autre</text:h>
      <text:p text:style-name="_3c_p_3e_">Par ces ensegnemens poons nos savoir que en toutes manieres de prologues, sor quel que la matire i soit, nos covient il faire une de ces <text:span text:style-name="_3c_num_3e_">trois</text:span> choses. ou aquerre la bienweillance de celui a qui nous parlons, ou doner talent d’oïr nos dis ou de savoir les ; car quant nostre matire est honeste ou mervilleuse ou douteuse, nostre prologue doit estre por aquerre la bienweillance. Et quant nostre matire est vil, lors doit il estre por doner talent d’oiir. Et quant le matire est obscure, lors doit le prologues estre por doner talent de savoir çou que nous dirons. Et por çou est il bien raisons que le mestres nous die comment ce peut estre fet, et en quel maniere.</text:p>
      <text:h text:style-name="Heading_20_2" text:outline-level="2"><text:bookmark-start text:name="III25"/><text:span text:style-name="_3c_id_3e_">[III25] </text:span><text:bookmark-end text:name="III25"/><text:span text:style-name="_3c_num_3e_">.III.XXV.</text:span> Des enseignemens por aquerre bienvoeillance as oians</text:h>
      <text:p text:style-name="_3c_p_3e_">Bienweillance est aquise de <text:span text:style-name="_3c_num_3e_">.iiii.</text:span> lieus, c’est par nostre cors, et de nostre adversaire, et des oïeurs, et de par la matire meisme.</text:p>
      <text:p text:style-name="_3c_p_3e_">Du cors de nous est elle aquise se nous ramentevons nos oevres et nos dignités cortoisement, sans nul orguel et sans nul outrage qui soit. Et quant on met sor nous aucuns blasmes ou coupe ou autre meffet, se nous disons que nous ne le fesimes pas et que ce ne fu mie de par nous, et se nous moustrons les maus et les dolours et les mescheances qui ont esté et qui puent avenir a nous et as nostres, et se vostre priiere est douche et debonaire ou de pitié ou de misericorde, et se nous nos offrons debonairement as oïans par cestes et par autres samblables proprietés de nous et des nostres, est aquise bienweillance selonc ce qu’a rectorike apertient.</text:p>
      <text:p text:style-name="_3c_p_3e_">Et sachez que chascuns cors d’omme et chascune chose a sa proprieté par lesquex on peut aquerre bienweillance et malevoeillance. Et de ce dira le mestres ça avant la ou il en sera lieu et tens.</text:p>
      <text:p text:style-name="_3c_p_3e_">Par le cors de ton adversaire aquerras tu bienvoeillance se tu recontes les proprietés de lui et le met en haine ou en envie ou en despit des oïours. Car sans faille tes adversaires est en haine se tu dis que <text:soft-page-break/>ce qu’il a fet est contre droit de nature, ou par son grant orguel, ou par son fiere cruauté, ou par trop grant malice.</text:p>
      <text:p text:style-name="_3c_p_3e_">Autresi chiet il a envie se tu ramentois la force et le hardement ton adversaire, et son pooir et sa signorie et ses rikeces et ses hommes et son parenté et son linage et ses amis et son trezor et ses deniers et sa fiere maniere, qui n’est pas soustenable, et qu’il use tozjours son pooir et son sens en malice, et qu’il se fie plus de ce que de son droit.</text:p>
      <text:p text:style-name="_3c_p_3e_">Autresi chiet il en despit se tu moustres que ton adversaires soit niches et sans art, homme perreceus et lasche, et qui n’estuide se en choses fiebles non, et qu’il met tot son cuer en lecherie et en luxure et en gieuet en tavernes.</text:p>
      <text:p text:style-name="_3c_p_3e_">Par les cuers des oïeurs est aquise bienweillance se tu dis lor bones teches et les proprietés de lor bonté, et loe aus et lor ouvres, et di qu’il ont tozjours coustume de fere toutes choses bien et sagement et hardiement, selonc Diu et selonc justice, et que tu te fies d’aus et que tous le mondes en a bone creance, et ce qu’il feront ore de ceste besoigne sera tozjours en ramenbrance et en example des autres.</text:p>
      <text:p text:style-name="_3c_p_3e_">Par la matire aquerras tu la bienweillance se tu dis les proprietés et les apertenances de la cose dont tu paroles, qui enhancent et enforcent ta partie, et qui confondent la partie de ton adversaire et le metent en despit. Mais ci se taist le contes a parler de la bienweillance, pour moustrer coment on donne as oïeurs talent d’oïr les dis.</text:p>
      <text:h text:style-name="Heading_20_2" text:outline-level="2"><text:bookmark-start text:name="III26"/><text:span text:style-name="_3c_id_3e_">[III26] </text:span><text:bookmark-end text:name="III26"/><text:span text:style-name="_3c_num_3e_">.III.XXVI.</text:span> Les enseignemenz por doner as oieurs talent d’oir nos diz</text:h>
      <text:p text:style-name="_3c_p_3e_">Quant tu paroles devant aucune gent ou homme u feme quele qu’elle soit, u tu le envoies la letre, se tu le wes donner talent qu’elle entende tes dis, pour-ce que ta matire est anques petite ou desprisable, tu dois dire au commencement de ton prologue que tu conteras grans novieles ou grans choses, ou que ne samble pas creable, ou qu’il touchent a tous hommes ou a ciaus qui sont devant toi, ou des hommes de grant renonmee ou de divines choses ou dou comun proufit ; ou se tu proumés que tu diras briement et en poi de paroles, u se tu touches au commencement <text:span text:style-name="_3c_num_3e_">un</text:span> pichot de la raison en quoi tu plus te confies.</text:p>
      <text:h text:style-name="Heading_20_2" text:outline-level="2"><text:bookmark-start text:name="III27"/><text:span text:style-name="_3c_id_3e_">[III27] </text:span><text:bookmark-end text:name="III27"/><text:span text:style-name="_3c_num_3e_">.III.XXVII.</text:span> Les enseignemenz por doner talent de savoir nos dis</text:h>
      <text:p text:style-name="_3c_p_3e_">Et quant tu voldras que le oïeres ait talent de savoir ce que tu vieus dire, pour ce que la matire est obscure, u por une okison u pour autre, lors dois tu au commencement de ton conte dire la some de ta <text:soft-page-break/>entention briefment et apertement, c’est a dire celui point en quoi est la trés grant force de toute la besoigne. Et sachés que tous hommes qui ont talent de savoir, certes il ont talent d’oïr ; mais tot homme qui ont talent d’oïr n’ont pas talent de savoir, et c’est la difference entre l’un talent et l’autre.</text:p>
      <text:h text:style-name="Heading_20_2" text:outline-level="2"><text:bookmark-start text:name="III28"/><text:span text:style-name="_3c_id_3e_">[III28] </text:span><text:bookmark-end text:name="III28"/><text:span text:style-name="_3c_num_3e_">.III.XXVIII.</text:span> Des prologues qi sont par coverture</text:h>
      <text:p text:style-name="_3c_p_3e_">Jusques ci a devisé le mestres comment on doit comencier son conte sans prologue ou par tel prologue qui n’ait couverture nule ; desoremais vieut il deviser comment on doit faire son prologue par mestrie et par coverture. Car a la verité dire quant la matire dou parleour est honieste ou vil u douteuse ou obscure, il s’en peut passer legierement outre et commencier son conte a poi de coverture ou sans nule coverture, selonc ce que le ensegnement devisent ce deseure.</text:p>
      <text:p text:style-name="_3c_p_3e_">Mais quant la matire est contraire et laide et que le corages des oïeurs sont commeut contre lui, lors le estuet torner a la maistral coverture, et ce peut estre par <text:span text:style-name="_3c_num_3e_">trois</text:span> okisons, ou pour ce que la matire ou çou de quoi il voet parler ne siet pas a celui qui le doit oïr, ains le desplaist ; ou pour-ce que ton adversaire u <text:span text:style-name="_3c_num_3e_">un</text:span> autre quel qu’il soit le fait entendre autres choses si qu’il les croit dou tout ou de la grignor partie, ou pour ce que le oïeres est abesoigniés ou travilliés de maint autre qui ont parlé a lui devant.</text:p>
      <text:h text:style-name="Heading_20_2" text:outline-level="2"><text:bookmark-start text:name="III29"/><text:span text:style-name="_3c_id_3e_">[III29] </text:span><text:bookmark-end text:name="III29"/><text:span text:style-name="_3c_num_3e_">.III.XXVIIII.</text:span> Comment on doit commencier son prologue quant la matire desplest as oians</text:h>
      <text:p text:style-name="_3c_p_3e_">Et se ce est lee ta matire desplaise, il te covient covrir ton prologue en tel maniere, que se ce est cors d’ome ou autre chose qui le desplest ou qu’il n’aime pas, tu t’en tairas, et nommeras <text:span text:style-name="_3c_num_3e_">un</text:span> homme u autre chose qui le soit agreable et amable a lui, si comme Catelline fist quant il noumoit ses ancestres et lor bones oevres devant les signatours quant il se voloit covrir de la conjurison de Rome, et quant il lor disoit que çou n’estoit mie por mal mais por aidier les febles et les nonpoissans, si comme il avoit acoustumé tousjours, ce disoit.</text:p>
      <text:p text:style-name="_3c_p_3e_">Et ensi dois tu faindre ta volenté, et en lieu de l’ome qui desplaist ramentevoir <text:span text:style-name="_3c_num_3e_">un</text:span> autre homme ou autre chose qui soit amee ; et en lieu de la chose qui est laide nomeras <text:span text:style-name="_3c_num_3e_">un</text:span> bon homme u une bone chose plaisable, et en tel maniere que tu retraies son corage, de çou qui ne le siet mie a ce qui le doit plaire. Et quant ce sera fait tu te dois faindre que tu ne voeilles pas ce que l’on quide que tu voeilles ou que tu ne deffendes mie çou que tu vieus deffendre, selonc çou que Julle Cesar fist quant il volt deffendre les conjurés.</text:p>
      <text:p text:style-name="_3c_p_3e_"><text:soft-page-break/>Lors commence auques a endurcir les coers des oïeurs, et tu dois maintenant entrer poi a poi a touchier ta entention, et moustrer que tous ce que plaist as oïans plest a toi, et ce que lor desplaist ne te soit pas a gré. Et quant tu auras apaiet celui a qui tu paroles, tu diras que de cele besoigne a toi ne tient ne ce ne quoi, c’est a dire que tu ne le fesis mie le mal que <text:span text:style-name="_3c_num_3e_">un</text:span> autre le fist.</text:p>
      <text:p text:style-name="_3c_p_3e_">Ce dist la premiere amie Paris en ses letres qu’elle le envoia, puis qu’il l’avoit deguerpie por l’amour Elaine : je ne demande, fist elle, ton argent ne tes joiaus por loier de mon cors ; et ce vaut autant comme s’elle desist, tout çou te quist Elaine.</text:p>
      <text:p text:style-name="_3c_p_3e_">Aprés ce dois tu niier que tu ne dies de lui ce meisme que tu en dis, selonc ce que Tulles dist contre Verres, je ne dirai, fist il, que tu ravisses le catel tes compaignons, ne que tu desrobaisses maisons et viles ; et ce vaut autant a dire comme s’il desist, tout çou as tu fet.</text:p>
      <text:p text:style-name="_3c_p_3e_">Mais tu te dois mout garder que tu ne dies ne l’un ne l’autre, en tel maniere que soit descovertement, contre la volenté des oïans ou contre ciaus qu’il ayme, ains soit si covertement qu’il meisme ne s’en aperçoive, et que tu eslonges son cuer de ce qu’il avoit proposé, et le conjoingnes a ton desirier. Et quant la chose iert a ce venue, tu dois ramentevoir <text:span text:style-name="_3c_num_3e_">un</text:span> essample samblable, ou proverbe ou sentence ou auctorité des sages hommes, et mostrer que ta besoigne soit dou tout resemblable a celui.</text:p>
      <text:p text:style-name="_3c_p_3e_">Selonc ce que Catons dit contres les conjurés : je di, fist il, que ancienement Mallius Torquatus dampna son fil a mort, pour-ce qu’il avoit combatu contre le commant de l’empire ; autresi doivent iestre dampné cil conjuré qui voloient Rome destruire, car il ont pis fait que celui.</text:p>
      <text:h text:style-name="Heading_20_2" text:outline-level="2"><text:bookmark-start text:name="III30"/><text:span text:style-name="_3c_id_3e_">[III30] </text:span><text:bookmark-end text:name="III30"/><text:span text:style-name="_3c_num_3e_">.III.XXX.</text:span> Comment on doit commencier son prologue quant le oieur croient a son adversaire</text:h>
      <text:p text:style-name="_3c_p_3e_">Et quant celui a qui tu paroles croit ce que ton adversaire ou autre homme le avoit fait entendant, lors dois tu au commencement de ton conte proumetre que tu vieus dire de ce meismes en quoi le adversaires se fie plus, meismement de ce que le oieur avoient creu, u tu commences ton conte a une des raisons ton aversaire, meismement a celi qu’il dist en la fin de ton conte ; ou tu dis que tu ies en doute comment tu dois commencier, ne a quoi ne comment tu dois respondre, et faire samblant autresi comme d’une merveille. Car quant le oïeres voit que tu ies fermement apareilliés de contredire la u tes adversaires te quident avoir tourblé, il quidera qu’il ait folement creu et que le drois en soit devers toi.</text:p>
      <text:h text:style-name="Heading_20_2" text:outline-level="2"><text:bookmark-start text:name="III31"/><text:soft-page-break/><text:span text:style-name="_3c_id_3e_">[III31] </text:span><text:bookmark-end text:name="III31"/><text:span text:style-name="_3c_num_3e_">.III.XXXI.</text:span> Comment on doit commencier son prologue quant le oieres est travilliés u enbesoigniés</text:h>
      <text:p text:style-name="_3c_p_3e_">Mais se le oieres est travilliés ou enbesoigniés de maint autres parleours devant, lors dois tu avant promettre que tu ne diras se poi non et que ton conte sera plus brief que tu n’avoies pensé, et que tu ne vieus ensivre la matire des autres qui parolent longuement. Et ancunefois dois tu commencier a une novele chose u qui le face rire, mais qu’elle soit apertenant a ton conte u a une fable ou a <text:span text:style-name="_3c_num_3e_">un</text:span> essample ou a autre parole pensee u non pensee qui soit de maniere de ris u de sollas.</text:p>
      <text:p text:style-name="_3c_p_3e_">Mais se la cose est decorous, lors est il bon a commencier a une dolereuse novele ou autre orrible parole. Car si comme le estomas chargiés de viandes est relevés par une amere chose ou asouagiés par une douce, tout autresi le corages qui est travilliés de trop oïr est renovelés ou par merveilles ou par ris.</text:p>
      <text:p text:style-name="_3c_p_3e_">Mais ci se taist le contes a parler des prologues qui sont par coverture ou sans coverture, car il en a dit partiement tous les ensegnemens de l’un et de l’autre par soi ; mais or vieut il moustrer les communs ensegnemens de chascun ensamble.</text:p>
      <text:h text:style-name="Heading_20_2" text:outline-level="2"><text:bookmark-start text:name="III32"/><text:span text:style-name="_3c_id_3e_">[III32] </text:span><text:bookmark-end text:name="III32"/><text:span text:style-name="_3c_num_3e_">.III.XXXII.</text:span> Les ensegnemens de tous prologues ensamble</text:h>
      <text:p text:style-name="_3c_p_3e_">En tous prologues, de quel matere qu’il soit, dois tu metre, ce dist Tuilles, assés de bons mos et de bones sentences. Et par tout doit il estre garni d’avenableté, pour-ce que sor toutes coses te covient a dire ce qui te mete a la grace des oïans. Mais il doit avoir petit de doreure et de jeu et de consonances, pour-ce que de teus choses naist souvent une suspection comme de chose pensee par grant mestrie, en tel maniere que le oïeres se doute de toi ne ne croit pas a tes paroles.</text:p>
      <text:p text:style-name="_3c_p_3e_">Et certes, qui bien consire la matire dou prologue, il trovera qu’il n’est pas por autre cose que pour apareillier le corage celui a qui tu paroles a oïr diligement tes dis et croire les, et qu’il face a la fin ce que tu le fais entendant ; pour quoi je di qu’il doit estre garnis de moz creables et de sentences, c’est a dire des ensegnemens as sages hommes ou de proverbes ou de bons essamples. Mais que trop n’en i ait car il ne doit estre dorés de losenges u de mos coviers, si qu’il samble une chose pensee felenessement et par malisce, et si ne dois tu dire trop de paroles de jeu et de vanité, mais fermes et de bon savoir ; et garder qu’il n’i ait consonances, c’est a dire plusours mos ensamble l’un apriés l’autre, qui tot commencent u fenissent en une meismes letres et en une meisme sillabe, car c’est une laide maniere de conter.</text:p>
      <text:h text:style-name="Heading_20_2" text:outline-level="2"><text:bookmark-start text:name="III33"/><text:soft-page-break/><text:span text:style-name="_3c_id_3e_">[III33] </text:span><text:bookmark-end text:name="III33"/><text:span text:style-name="_3c_num_3e_">.III.XXXIII.</text:span> Des <text:span text:style-name="_3c_num_3e_">.vii.</text:span> visces dou prologue et premierement du general</text:h>
      <text:p text:style-name="_3c_p_3e_">Apriés les vertus dou prologue est il bien raisnable chose de traitier des vices, qui sont <text:span text:style-name="_3c_num_3e_">.vii.</text:span>, ce dist Tuilles, generaus, communs, muables, lons, étranges, divers, et sans ensegnement.</text:p>
      <text:p text:style-name="_3c_p_3e_">Generaus prologues est cil que l’on peut metre en maint conte avenablement. Comuns est cil que ton adversaire peut ausi bien metre comme tu. Muables est cil qui par poi de remuance sera bons a ton adversaire. Lons est celui u il a trop de paroles ou de sentences outre çou qui est covenable. Estranges est cil qui en nule maniere dou monde n’apertient a ta matire. Divers est cil qui fait autre cose que ta matire requiert, c’est que la u tu dois aquerre la bienweillance tu ne le fais pas, ains donnes talent d’oïr u de savoir ; ou quant tu dois parler par coverture, tu paroles tout descoviert. Sans ensegnement est cil qui ne fait nient de ce que le mestres ensegne, ne n’aquiert bienweillance ne talent d’oïr ne de savoir, ains enquiert tout le contraire, que pis vaut.</text:p>
      <text:p text:style-name="_3c_p_3e_">De toz ces visces nous covient il garder fierement et ensivre les ensegnemens, en tel maniere que nul salut ne nule partie dou prologue soit blasmable, mais tout soit agreable et de bonne maniere.</text:p>
      <text:h text:style-name="Heading_20_2" text:outline-level="2"><text:bookmark-start text:name="III34"/><text:span text:style-name="_3c_id_3e_">[III34] </text:span><text:bookmark-end text:name="III34"/><text:span text:style-name="_3c_num_3e_">.III.XXXIIII.</text:span> Ci met example por mieux moustrer ce qi est dit devant</text:h>
      <text:p text:style-name="_3c_p_3e_">Or avés oï les ensegnemens qui apertienent as prologues et comment le parleour doivent commencier lor conte, selonc la diversité des matires, qui avienent tousjours as besoignes dou siecle, mais pour-ce que le mestres vieut plus apertement moustrer ce qu’il a dit de grant auctorité, sor quoi fu dit par plusours sages.</text:p>
      <text:p text:style-name="_3c_p_3e_">Et il fut voirs, lors que Catelline fist en Rome la conjuroison selonc ce que les istoires disent, Marcus Tullius Cicero, celui meismes qui ensegne la science de rectorike, estoit adonc consilliers de Rome, qui par son grant sens enquist et trova la conjuroison et prist plusors des conjurés, meismement des puissans hommes de Romme.</text:p>
      <text:p text:style-name="_3c_p_3e_">Et quant il les ot mis en chartre, et que la conjuroison fu descoverte et seue certainement, Marcus Tullius apela tous les signatours et le conseill de Rome por jugier que on feroit des prisons. Salustes dit que Decius Sillanus, uns nobles signator qui estoit esleus a estre consoles l’an apriés, dist premiers sa sentence, que le prisonier devoient estre livré a mort, et il et le autre que l’en peut penre. Et quant il ot son conte finé et que tout le autre pour poi s’acordoient a sa sentence, Julle Cesar qui voloit les prisons deffendre parla par coverture maistrielement en ceste maniere :</text:p>
      <text:h text:style-name="Heading_20_2" text:outline-level="2"><text:bookmark-start text:name="III35"/><text:soft-page-break/><text:span text:style-name="_3c_id_3e_">[III35] </text:span><text:bookmark-end text:name="III35"/><text:span text:style-name="_3c_num_3e_">.III.XXXV.</text:span> Le dit julle cesar</text:h>
      <text:p text:style-name="_3c_p_3e_">Segnour peres escris, tout cil qui welent droit conseil doner des choses douteuses ne doivent esgarder a ire ne a haine n’a amour n’a pitié, car ces <text:span text:style-name="_3c_num_3e_">.iiii.</text:span> choses puënt faire l’omme laissier la voie de droiture et desvoier de droit jugement. Sens ne vaut riens la u on vieut dou tout sivre sa volenté.</text:p>
      <text:p text:style-name="_3c_p_3e_">Je poroie assés princes noumer qui droite voie laissent a tenir pour ce que ire les avoit sorpris u pitiés sans raison. Mais je voeil mieux parler de çou que le sage homme de ceste cité ont fait aucunefois quant il laissoient la volenté de lor cuers et tenoient ce que bons ordenes ensegnoit et qui tornoit au comun proufit.</text:p>
      <text:p text:style-name="_3c_p_3e_">La cité de Rodes se tint contre nous en bataille que nous eumes contre Persé le roi de Macedoine. Quant la bataille fu finee, le senat et le consolet jugierent que cil de Rodes ne fussent pas destruit pour ce que nus ne desist que covoitise de lor richece les fesist destruire plus que l’ochoison de lor tort.</text:p>
      <text:p text:style-name="_3c_p_3e_">Cil de Cartages nos forfirent jadis en guerres que nous eumes contre ciaus d’Aufrike et brisierent trives et pais neporquant nostre mestre ne garderent pas a ce qu’il devoient faire d’iaus ; car cil les peussent bien destruire, ains les retint douçours et debonairetés. Ce meismes devons nous porveir, signor peres, que la felonie et les forfés de ciaus qui sont pris ne sormonte nostre dignité ne noustre douçour, plus i devons regarder nostre bonne renomee que nostre courous.</text:p>
      <text:p text:style-name="_3c_p_3e_">Cil qui ont avant moi sentence donnee ont assés belement moustré ce que peut de mal avenir par lor conjuroison, cruauté de bataille, prendre puceles a force, esrachier les enfans des bras as peres et as meres, fere force et honte as dames, despoillier temples, ocire gens, et maisons ardoir, et emplir la cité de caroignes et de sanc et de plour. Et de ce ne covient il ja parler, car plus peut movoir les cuers la cruauté de tel meffait que le recort de l’oevre. Nus n’est qui il ne griet de son damage, teus i a qui le portent plus grief que mestiers n’est, mais il loist a <text:span text:style-name="_3c_num_3e_">un</text:span> ce qui ne loist mie a <text:span text:style-name="_3c_num_3e_">un</text:span> autre. Se je sui uns bas hom et je mespreng aucune chose par mon courous, poi le sauront, mais tout sevent çou que uns grans hom mesprent, ou en justice ou en autre chose. Que quant uns bas hom mesprent, on le torne a ire, le forfait a <text:span text:style-name="_3c_num_3e_">un</text:span> grant homme on le torne a orguel, pour-ce devons nous garder nostre renomee</text:p>
      <text:p text:style-name="_3c_p_3e_">Et si di je bien en droit de moi que le forfet as conjurés sormonte toute paine. Mais quant on tormente aucun homme, se le tormens est auques aspres, tex i a qui bien sevent blasmer le torment, et du meffait ne tienent nule parole. Je croi bien que Decius Sillanus a dit ce qu’il a dit por bien dou commun, et qu’il n’i regarde ne amour ne haine, tant connois je de ses meurs et sa atemprance. Ne sa sentence ne m’est pas cruel, car on ne poroit fere nule cruauté en teles gens. Mais totefois di je que sa sentence n’est pas covenable a nostre commun ; par quoi Sillanus est fort homme et nobles esleus a consoles, il les a jugiés a mort pour paour del mal qui en peut avenir qui les lairoit vivre. Paour n’a ci <text:soft-page-break/>point de liu, car Ciceron nostre consoles est si discrés et si garnis d’armes et de chevaliers que nous ne devons rien douter.</text:p>
      <text:p text:style-name="_3c_p_3e_">De la paine dirai je si comme il est : se l’en les ocit, mors n’est pas tormens, ains est fins et repos de toute chetiveté, mors consome toutes paines terrienes, aprés la mort ne cures ne joies. Por quoi ne dist Sillanus se viaus que l’en les batist et tormentast tot avant ? Se aucune lois deffent que l’on ne fustast homme jugié a mort, aucunes lois redient que l’om n’ocie pas citain dampné, ains les envoie on en essil a tozjours.</text:p>
      <text:p text:style-name="_3c_p_3e_">Segnour peres escris, gardés que vous faites, car on fait sovent teus choses por bien dont maus avient puis. Quant le lacedoniens orent pris Atenes, il establirent <text:span text:style-name="_3c_num_3e_">.xxx.</text:span> hommes qui estoient mestre del commun ; cil ocioient au commencement les piesmes desloiaus hommes tot sans jugement, le peules en estoit liés et disoient que bien faisoient. Aprés crut la coustume et la licence petit a petit, si qu’il ocioient bons et mauvais a lor volenté, tant que le autre en estoient espoenté, et fu la cités en tel servage que bien s’aperchurent que lor joie lor revertissoit en plour.</text:p>
      <text:p text:style-name="_3c_p_3e_">Luce Sillaire fu mout loés de ce qu’il juga et ocist Damacipe et autres qui avoient esté contre le commun de Rome ; mais cele chose fu commencement de grant mal, car apriés si comme chascuns covoitoit la maison la vile le vaissel ou la robe d’autrui, il se penoit de dampner celui la qui cose il voloit avoir, et estoient maint homme dampné a tort por lor avoir. Ensi cil qui furent liet de la mort Damacipe en furent puis couroucié. Car Cilla ne fina en ceste maniere d’ocire juskes la que tot si chevalier fureint plain d’avoir.</text:p>
      <text:p text:style-name="_3c_p_3e_">Neporquant de teu chose n’ai jou doute en cest tens meismement tant comme Marcus Tullius Cicerons est consoles, mais en si grant cité a mains divers hommes et plain d’engien. El tens as autres consoles poroit aucuns metre avant faus por voir, et se le consoles ocioit, lors, por le decré del senat, homme encoupé a tort, donc en poroit nul mal avenir.</text:p>
      <text:p text:style-name="_3c_p_3e_">Cil qui furent devant nous orent sens et hardement ; orgueil ne lor toli pas, qu’il ne presissent bien example de raison es étranges ; quant il trovoient loins en lor enemis aucune teche, il savoient bien metre a oevre a lor ostel : mieux amoient sivre le bien que avoir envie, il fustoient le citein forfet a la guise de Grece. Quant le mal commencierent a monter, lors furent lois donnees que le dampnés alaissent en essil. Porquoi donques prendons nous conseil noviel ? ensi le fisent nostre antecissours, et grant vertu et sapience ot plus en aus que en nous, car il estoient poi et ce aquisent a poi de rikeces que nous poons a paines tenir et garder.</text:p>
      <text:p text:style-name="_3c_p_3e_">Que ferons nous donques ? laisserons nous ces prisons aler por acroistre l’ost Catelline ? nenil ; ains est ma sentence que lor avoirs soit publiiés et mis en aoust, lor cors soient mis en diverses prisons fors de Roume en forteresces bien garnies, ne nus ne parolt ja por aus au senat ne au peuple : qui autrement le fera soit mis en prison comme <text:span text:style-name="_3c_num_3e_">un</text:span> de ceus.</text:p>
      <text:h text:style-name="Heading_20_2" text:outline-level="2"><text:bookmark-start text:name="III36"/><text:soft-page-break/><text:span text:style-name="_3c_id_3e_">[III36] </text:span><text:bookmark-end text:name="III36"/><text:span text:style-name="_3c_num_3e_">.III.XXXVI.</text:span> Comment cesar parla selonc cest art</text:h>
      <text:p text:style-name="_3c_p_3e_">Sor ces sentences poés vous entendre que le parleour, c’est Decius Sillanus, s’en passa briement a poi de paroles sans prologue et sans coverture nule, pour ce que sa matire estoit de honeste chose, si comine de livrer a mort les traitors dou commun de Rome. Mais Julle Cesar qui repensoit autre chose se torna as covertures et as moz dorés, pour-ce que sa matire estoit contraire, car il savoit bien que le cuer des oïeurs estoient commeu contre sa entention, et pour-ce le covient il aquerre la lor bienweillance ; et d’autrepart restoit sa matiere doutouse et obscure par plusours sentences et couvertures qu’il voloit consillier, et sor ce le estevoit il doner as oïeurs talent de savoir et d’oïr ce qu’il voloit dire.</text:p>
      <text:p text:style-name="_3c_p_3e_">Mais pour ce que doreure de paroles est auques souspecenouse, ne se volt il au commencement sevrer de la bienweillance aquerre, ains toucha la some de sa entention por doner as oïans talent d’oïr et d’entendre ses dis, la u il dist des <text:span text:style-name="_3c_num_3e_">.iiii.</text:span> choses que bon conseilleour doivent garder.</text:p>
      <text:p text:style-name="_3c_p_3e_">Et neporquant sans bienweillance ne fu pas son prologue, la u il les apela segnor peres escris, et la u il enhaucha sa matire et le conferma par beles raisons et par examples des vielles istores qu’il amentut. Ensi tot belement, en lieu de la chose qui desplaisoit, noma il choses qui deussent plaire, por retraire les corages des oïeurs de ce que lait estoit, a ce que fust honeste et raisnable.</text:p>
      <text:p text:style-name="_3c_p_3e_">En ceste maniere se passa a dire le fait sor quoi il voloit fonder son conte, c’est dou conseil qui doit estre pris sor le meffait des conjurés, et fist samblant qu’il ne volsist pas deffendre lor mal, mais il voloit garder la dignité et l’onour del senat.</text:p>
      <text:p text:style-name="_3c_p_3e_">Lors commença la tierce partie de son conte, c’est devisement, et devisa les dis des autres et la cruauté dou forfait par parties, et aqueilli cele partie qui plus le aidoit contre ciaus qui avoient parlé, et les afficha as cuers des oïeurs tant comme il onques pot.</text:p>
      <text:p text:style-name="_3c_p_3e_">Et quant il ot ensi conté le fait, il commença la quarte partie de son conte, c’est confermement, la u il dit qu’il devoient garder lor renomee ; et se fainst de loer les sentences des autres, mais mout les blasme ; et sor ce conferma son conte par maintes raisons qui donoient foi a son conseil et l’acueilloit a la sentence des autres.</text:p>
      <text:p text:style-name="_3c_p_3e_">Et puis qu’il ot fermé son conte par les bons argumens, il ala maintenant a la quinte partie, c’est au deffermement, por affoibloier et pour destruire le confermement des autres qui avoient dit devant lui, la u il dit, gardés que vous faites. Et maintenant ramentut plusors examples et auctorités et sentences des sages hommes qui estoient samblables a sa matire ; et puis quant vint vers la fin il conferma ses dis par les millors argumens et par les plus fortes raisons qu’il onques peut.</text:p>
      <text:p text:style-name="_3c_p_3e_"><text:soft-page-break/>Et vint a la sisime partie c’est a conclusion, et dist sa sentence et mist fin a son conte. Et puis que Cesar ot ensi parlé, le un disoient <text:span text:style-name="_3c_num_3e_">un</text:span>, le autre disoient autre, tant que Marcus Catons se leva et parla en ceste maniere :</text:p>
      <text:h text:style-name="Heading_20_2" text:outline-level="2"><text:bookmark-start text:name="III37"/><text:span text:style-name="_3c_id_3e_">[III37] </text:span><text:bookmark-end text:name="III37"/><text:span text:style-name="_3c_num_3e_">.III.XXXVII.</text:span> Le jugement caton</text:h>
      <text:p text:style-name="_3c_p_3e_">Segnour peres escris, quant je regart la conjurison et le peril, et contrepois en moi meismes la sentence de cascun qui a parlé, je pense tot autre chose que Cesar n’a dit ne aucun des autres. Il ont parlé tant solement de la paine as conjurés qui ont apareillie bataille a lor païs et a lor parens, a lor temples et a lor maisons destruire. Mais graindre mestiers est prendre garde comment on se pora garder d’iaus et de peril que prendre conseil comment il soient livré a paine et dampnés. Se l’om ne se porvoit que cis periz n’aviegne, por noient iroit on a conseil quant il sera avenu. Se la cités est prise a force, le vencu n’ont rien d’atente, tot sera en la mine. Or parlerai a vous, qui bien entendés raison et qui baés a avoir maisons, viles, ensegnes, et tables d’or et d’argent, plus que au preu du commun.</text:p>
      <text:p text:style-name="_3c_p_3e_">Se vos ces choses que vous tant amés volés garder et retenir et vous volés maintenir par ordre vos delis et par repos, esveilliés vos ci et pensés del commun garantir. Se le communs perist comment escaperois vos ? Ceste besoigne n’est pas de tolleu ne de paage, ne de queriele de compaignons, ançois est de nostre franchise deffendre et de nos cors qui sont en peril.</text:p>
      <text:p text:style-name="_3c_p_3e_">Segnour, je ai maintesfois parlé et meu plaintes par devant vos de l’avarice, de la luxure, de la covoitise, a vos citeins, dont j’ai la malevoeillance d’aucuns, car je ne pardone pas volentiers autri le meffet dont je ne sentoie nule teche en moi. Et de nul forfait pardoner, je ne querroie autrui grasce avoir. S’il ne vos caloit de ce, et nostre richesce nos faisoit maintes choses metre en nonchaloir, toutefoies estoit le communs en droit estat et plus fors c’ore.</text:p>
      <text:p text:style-name="_3c_p_3e_">Mais ci endroit ne parlons pas de nostre bienvivre ou de nostre malvivre, ne de la signorie as romains acroistre et essauchier, ains nous covient veoir se ce que nos avons nos peut remanoir et estre nostre, u il sera nos enemis. Ci ne doit nus parler de debonaireté ne de misericorde, nos avons pieç’a perdut le droit non de pitié et de merci ; car doner autrui biens c’est nostre debonairetés, estre osés de mal faire c’est nostre vertus, por ice vet nostre communs ausi comme a declin.</text:p>
      <text:p text:style-name="_3c_p_3e_">Or poés donc estre debonaires et metre le pule en aventure, or poés estre piteus en ciaus qui ne nos quident rien laissier et quident le commun trezor rober. Donés lor nostre sanc, si que tot le preudome aillent a destruction ; et en ce que vos espargniés <text:span text:style-name="_3c_num_3e_">un</text:span> po de malfaiteurs, si destruisiés une grant torbe de bone gent.</text:p>
      <text:p text:style-name="_3c_p_3e_">Cesar a parlé biel et afaitiement, oïant nous, de la vie et de la mort, quant il dist, aprés la mort ne cure ne joie ; mais quant il en parla ensi, je croi qu’il quide a faus ce que l’on trueve de ciaus d’enfier, le <text:soft-page-break/>mauvés sont desevré des bons et entrent en noirs lieus et en oribles puans et espoentables. Aprés il juga que lor avoirs fust publiés et il fesissent gardes en prison et en diverses fortereces fors de Rome : doutoit il que s’on les gardoit a Rome, que cil de la conjuroison u autres gens loees les getassent a force de prison ? N’a il donc male gent se en ceste cité non ? partout peut on trover des mauvais hommes.</text:p>
      <text:p text:style-name="_3c_p_3e_">De noient se redoute Cesar se il crient que on ne les puisse garder en Romme ausi bien comme dehors. Et s’il seul n’a pas paour qu’il escapaissent de cele prison u il dist qu’il soient, et il seul ne crient pas le peril dou commun, je sui cil qui ai paour et de moi et de vous et des autres. Pour ce vous devés savoir que ce que vos jugerois de ces prisoniers, ce doit estre jugié de tote la compaignie Catelline. Et se vos fetes de ces aspre justice, tuit cil de l’ost Cateline en seront espoenté. Se vous le fetes foiblement et mollement, vos les verrés venir crueus et fiers contre nous.</text:p>
      <text:p text:style-name="_3c_p_3e_">Ne quidés pas que nostre antecessors aient acreu la signorie du commun tant solement par armes ; car s’il alast ensi, donc le peussons nous enmillorir, car plus avons nos signorie et compaignons et grignor habondance de chevaus et d’armes qu’il n’orent. Mais il eut en aus autre chose par quoi il furent de grant pris et de renon, et ces choses ne sont gaires en nous. Il estoient en lor osteus sage et apercevant, et donoient droituriers commandemens a ceaus dehors. Lor cuer estoient franc esperit et delivre a donner conseil sans subjection de pechié qu’il creinssissent ne sans sivre mauvaise volenté.</text:p>
      <text:p text:style-name="_3c_p_3e_">En lieu de ce on peut trover en nous luxure, et avarisse, commune poverté, et privee richesse. Nos loons les richesces, nous ensivons les perreces, nous ne faisons nule difference des bons ne des mauvais, tot est torné a covoitise, c’est le loiers de vertu. Et ce n’est pas merveille, car chascuns tient sa voie et son conseil par soi meismes ; vos servés en vos osteus a vos delis et entendés a vos volentés sivre ; fors de vos osteus servés a avoir amasser ou a grasce d’autrui conquerre, de ce avient que l’en guerroie le commun et que le conjuret le welent destruire</text:p>
      <text:p text:style-name="_3c_p_3e_">Més de ces choses que vos en tel maniere faites ne vous dirai ore plus. Nobles citains ont ensamble jurés qu’il ardront la vile, et atraient avec aus por movoir bataille la gent de France, qui pas n’aiment la signorie ne le non de Rome. Catelline le dus de nos enemis nous vient sor nos testes avec tot son effort. Demourés vos donc et doutés que vos devés faire de nos enemis que vos avés pris dedens ces murs ? Or soit que je juge que vos en aiés merci, dites que jeune homme sont par folie, et par mauvaise covoitise l’ont fet, et les laissiés aler toz armés : mais certes je croi que ceste pitié et ceste douçours vos tort a misere et a amertume.</text:p>
      <text:p text:style-name="_3c_p_3e_">La chose est aspre et perilleuse, n’en avés vos cremour ? Oïl voir ! Mais la perrece, la malvestiés, la molestes de vos cuers fait que le uns s’atent a l’autre. Vos metés vostre fiance en vos dieus, et dites qu’il ont le commun garde et delivre de maint peril. La aide de Dieu ne vient pas a la volenté de ciaus qui welent vivre comme femes, mais a totes choses aident a ciaus qui voelent veillier en bien faire et en doner bon conseil. Por noient apele Dieu qui s’abandone a perrece et a malvestié. Mallius <text:soft-page-break/>Torquatus, uns de nos anciens dus, commanda a ocire son fil por tant solement qu’il envaï en une bataille de France ses enemis contre son commandement : por tel forfet morut ce noble jouvenciel, et vos demourés a fere justice de ces crueus paricides qui welent la cité destruire.</text:p>
      <text:p text:style-name="_3c_p_3e_">Laissiés les vos por lor bonne vie ; ne muire pas Lentulus por le dignité de son linage, s’il ama onques chasteté, s’il ama onques bonne renomee, s’il ama onques Dieu, s’il espargna onques homme ; ne muire pas Chetegus, ait on pitié de sa joventé, s’il ne meut onques noise ne bataille en ce païs. Gabinus et Statillius et Separius, quex sont il, qu’en dei jou dire ? s’il eussent en aus raison ne mesure, il n’eussent pas tel conseil pris contre le commun.</text:p>
      <text:p text:style-name="_3c_p_3e_">Au derrain vos di, signour peres, que por Dieu se moi en leust eschaper, je vos en laissasse bien covenir et soufrisse bien que vous en fuissiés chastoié par leur outrage, quant vous conseil n’en volés croire. Mais pour ce le di que nos somes enclos en grant perils de toutes pars, Catelline a toute son ost nous est es œils la dehors et nos quide engloutir, le autre sont en mi ceste vile partout, nous ne poons rien apareillier ne consillier que nostre ennemi ne sachent, dont nous nous devons plus haster.</text:p>
      <text:p text:style-name="_3c_p_3e_">Et pour ce dirai ceste sentence : voirs est que le commun est en peril par le maudit conseil des citeins escomeniiés et desloiaus ; cist ont regehi et sont convencu pour le dit des messagiers de France et de Tite Vultier, qu’il voloient la vile ardoir, ocire le millour, le païs destruire, dames et puceles honir, autres cruatés faire ; pour-ce doins sentence et jugement que l’en doit faire d’iaus comme de traiteurs et d’omecides atains.</text:p>
      <text:h text:style-name="Heading_20_2" text:outline-level="2"><text:bookmark-start text:name="III38"/><text:span text:style-name="_3c_id_3e_">[III38] </text:span><text:bookmark-end text:name="III38"/><text:span text:style-name="_3c_num_3e_">.III.XXXVIII.</text:span> Comment catons parla selonc cest art</text:h>
      <text:p text:style-name="_3c_p_3e_">Ce est le contes et la sentence Caton. Mais por mieux entendre son dit et comment il parla selonc les riules de rectorike nous covient il a garder tot avant la maniere de son dit et la nature de sa matire : dont le plusor disent qu’elle est douteuse et <text:span text:style-name="_3c_num_3e_">un</text:span> poi obscure, pour-ce que sa matire est d’une part honeste et d’autre par deshoneste.</text:p>
      <text:p text:style-name="_3c_p_3e_">Car a dire le profit dou commun et deffendre le bon estat de Rome et a destruire tous traiteurs c’est honeste chose, et a jugier a mort une gent de nobles citeins et a dire contre Cesar qui avoit ensi establi fierement son jugement par si bones raisons que a paine le peust hom contredire et que le oïant estoient auques commeus a croire son dit, certes elle sambloit a estre crueus chose et mervilleuse ; et pour-ce le estavoit il aorner son prologue en tel maniere que il acuellist la bienvoeillance des oïans et qu’il lor donast talent de savoir ce qu’il voloit dire por retraire les de la sentence Cesar, selonc ce que le mestres devise ci derieres la u il ensegne la diversité des prologues.</text:p>
      <text:p text:style-name="_3c_p_3e_">Et pour-ce toucha en son comencement briement et apertement le point u estoit la grant force de toute la besoigne, meismement celui que le oïeur avoient creu, quant il dist qu’il pensoit tote autre <text:soft-page-break/>chose que Cesar n’avoit dit ne aucuns des autres. Ensi lor dona talent de savoir et d’oïr ce qu’il diroit, et fist samblant de consillier solement de la garde du commun, non pas de la mort as conjurés.</text:p>
      <text:p text:style-name="_3c_p_3e_">Et maintenant se porchaça d’aquerre l’amour et la bienwellance des oïans, por apaisier lor cuers, por tourner toute la chose a honesté, et por acroistre la bienweillance qu’il avoit de cele part que la matire estoit honeste ; selonc ce que le bon entendour pora savoir et connoistre s’il consire et garde diligement les ensegnemens qui sont ça ariere. Por ce s’en taist ore le mestres, car il volra dire autre doctrine bones et profitables.</text:p>
      <text:h text:style-name="Heading_20_2" text:outline-level="2"><text:bookmark-start text:name="III39"/><text:span text:style-name="_3c_id_3e_">[III39] </text:span><text:bookmark-end text:name="III39"/><text:span text:style-name="_3c_num_3e_">.III.XXXVIIII.</text:span> De la seconde branche dou conte, c’est le fait</text:h>
      <text:p text:style-name="_3c_p_3e_">Après la doctrine des prologues vient la secunde branche dou conte, ce est le fait. De quoi Tuilles dit que le fait est quant le parleour dist les choses qui ont esté, ou celles qui n’ont pas esté autresi comme, se eles n’eussent esté ; c’est a dire quant il laisse les prologues et vient au fait et dist les propres choses sor quoi est l’achoison et la matire de tot son conte.</text:p>
      <text:p text:style-name="_3c_p_3e_">Et ceste en <text:span text:style-name="_3c_num_3e_">.iiii.</text:span> manieres, une citeins qui dit tot proprement le fait et la chose de quoi est le contes et la questions, et devise les raisons porquoi cele chose peut estre provee ; et ceste maniere apertient a celui art, pour-ce qu’elle ensegne tencier l’un parleur contre l’autre, selonc ce que le livres dit ça ariere entor le commencement. Mais ci n’en dira ore plus, car il en dira larghement ça avant, ains vieut ichi dire des <text:span text:style-name="_3c_num_3e_">.ii.</text:span> autres manieres dou fait, qui n’apertient pas si povrement a cestui art.</text:p>
      <text:h text:style-name="Heading_20_2" text:outline-level="2"><text:bookmark-start text:name="III40"/><text:span text:style-name="_3c_id_3e_">[III40] </text:span><text:bookmark-end text:name="III40"/><text:span text:style-name="_3c_num_3e_">.III.XXXX.</text:span> Dou conte qui trespasse hors de sa matire</text:h>
      <text:p text:style-name="_3c_p_3e_">La seconde maniere do fet dire est quant l’en se desevre <text:span text:style-name="_3c_num_3e_">un</text:span> poi de sa propre matire et trespasse a autre chose hors de sa principale cause, ou por blasmer le cors u la cause, u por acroistre le mal u le bien qu’il dist, ou pour moustrer que <text:span text:style-name="_3c_num_3e_">.ii.</text:span> choses resamblables entres lor, ou por faire deliter les oïans d’aucun gabois qui soit apertenans a sa matire. Et ceste maniere dou fait dire usent sovent le parleur por mieux prover ce qu’il welent dou cors et de la chose.</text:p>
      <text:h text:style-name="Heading_20_2" text:outline-level="2"><text:bookmark-start text:name="III41"/><text:soft-page-break/><text:span text:style-name="_3c_id_3e_">[III41] </text:span><text:bookmark-end text:name="III41"/><text:span text:style-name="_3c_num_3e_">.III.XXXXI.</text:span> Dou conte qi est par geu ou par envoiseure</text:h>
      <text:p text:style-name="_3c_p_3e_">La tierce matire dou fait dire n’apertient pas as choses citaines, ains est por gieu et por solas ; et nanporquant il est bone chose que l’on s’i acoustume a bien conter, car on devient mieux parlant en grant besoignes, et pour-ce en dira le mestres toute la nature.</text:p>
      <text:p text:style-name="_3c_p_3e_">Tulles dit que ce que l’en dit en ceste derreniere maniere, ou il devise les proprietés et les meurs dou cors, u il devise les proprietés d’un autre chose. Et s’il devise les proprietés d’une chose, il covient a fine force que son dit soit fable ou istore ou argument ; et pour-ce fait il bon a savoir que monte a dire l’un et koi l’autre.</text:p>
      <text:p text:style-name="_3c_p_3e_">Et certes fables est <text:span text:style-name="_3c_num_3e_">un</text:span> conte que l’en dit des choses qui ne sont pas voires ne voirsamblables, si comme le fable de la nef qui vola parmi l’air longuement. Istores est de raconter les ancienes choses qui ont esté veraiement, mais eles furent devant nostre tens, loins de nostre memore. Argumens c’est a dire une chose fainte qui ne fu pas, mais elle pot bien estre, et le dist hom por resamblance d’aucune chose, et se le parleour devise les proprietés dou cors ; et il covient que par ses dis reconnoisse les meurs et les proprietés dou cors et del corage ensamble, c’est a dire s’il est vieus u joenes u s’il est cortois u vilains, u des autres teus proprietés.</text:p>
      <text:p text:style-name="_3c_p_3e_">A cestes choses covient avoir grant aournement, et qui soit formés de la diversité des choses, et de la dessamblance des corages, et de fierté et de debonaireté, d’esperance, de paour, de suspection, de desirier, de fainture, d’erreur, de misericorde, de remuement de fortune, de periz que l’om ne quidoit, de soudaine leece, et de bone fin, selonc ce que cis livres devisera ça avant, la u il ensegnera prendre les aornemens et la biauté des paroles Por ce n’en dist ore plus que dit en a, ains tornera a la premiere maniere dou fet dire, qui est apelee citeine.</text:p>
      <text:h text:style-name="Heading_20_2" text:outline-level="2"><text:bookmark-start text:name="III42"/><text:span text:style-name="_3c_id_3e_">[III42] </text:span><text:bookmark-end text:name="III42"/><text:span text:style-name="_3c_num_3e_">.III.XXXXII.</text:span> Dou conte qi est es choses cytaines</text:h>
      <text:p text:style-name="_3c_p_3e_">Or dist le contes que la citeine maniere dou fet dire, qui devise la cause proprement, doit avoir <text:span text:style-name="_3c_num_3e_">trois</text:span> choses, qu’elle soit brief, qu’elle soit claire, et qu’elle soit voirsamblable. De tous dira le mestres, et premierement de la brieté.</text:p>
      <text:h text:style-name="Heading_20_2" text:outline-level="2"><text:bookmark-start text:name="III43"/><text:soft-page-break/><text:span text:style-name="_3c_id_3e_">[III43] </text:span><text:bookmark-end text:name="III43"/><text:span text:style-name="_3c_num_3e_">.III.XXXXIII.</text:span> De conter le fet briement</text:h>
      <text:p text:style-name="_3c_p_3e_">Tuilles dist que lors est le fais contés briement quant le parleors se commence a droit commencement de sa matire, non pas a une longue conmençaille qui noient proufite a son conte. Si comme fist Salustes quant il volt raconter l’istore de Troie ; il commença a la creation du ciel et de la tiere, mais bien le soufissoit commencier a Paris quant il ravi Helaine.</text:p>
      <text:p text:style-name="_3c_p_3e_">Ausi est il briés se, la u il est assés a dire la some del fait, il ne le devise par parties ; car il soufist bien a dire ensinc, cist hom tua cel autre, ne di pas, il le prist, il traist le cotiel de sa gaaine, il le leva et fist ensi et ensi une chose et autre. Car plusors fois est il assés a dire que fait est, non pas coment et en quel maniere.</text:p>
      <text:p text:style-name="_3c_p_3e_">Autresi est il briés se l’en ne dist plus des choses que mestier ne soit dou savoir, et s’il ne trespasse a dire autres choses étranges et qui de rien n’apertient a sa matire, et s’il ne redist ce que l’en peut entendre par ce qu’il a dit. Et se tu dis, il aloient la u il pooient, il n’estuet pas dire, il n’aloient la u il ne pooient. Et se je di, Aristotles dit tel chose, il ne covient que je die, il le dist de sa bouche, car bien le peut chascuns entendre par ce qui estoit dit devant.</text:p>
      <text:p text:style-name="_3c_p_3e_">Autresi est il briés s’il ne raconte ce qui le peut aidier ne ce qui peut anuier, ou ce qui ne le peut aidier ne enuier ; et s’il dist chascune chose une fois sans plus, et s’il ne recommence sovent a la parole meismes qu’il a dit maintenant. Et si comme le parleours se doit garder de la multitude des moz et des paroles, se doit il garder qu’il ne die trop des choses ; car il i a mainte gent qui sont deceu ; et la u il s’estudient de poi dire, il disent trop longuement, pour-ce qu’il se porchacent de dire plusors choses a poi de paroles ; mais il ne s’efforcent de dire poi des choses, tant comme le besoignent et non pas plus.</text:p>
      <text:p text:style-name="_3c_p_3e_">Raison coment : tu quideras ja briement dire se tu dis en tel maniere, je alai chiés vous et huchai vostre garçon ; il respondi ; je quis de vous ; il dist que vous n’i estiés pas. Ja soit ce que tu dies briés moz, neporquant tu recontes plus des choses que mestiers n’est, car assés estoit a dire, on me dist que vous n’estiés pas en maison. Pour ce se doit bien garder chascuns que sans les briés moz il ne die tant des choses que son conte en soit lons ne anuieus a escouter.</text:p>
      <text:h text:style-name="Heading_20_2" text:outline-level="2"><text:bookmark-start text:name="III44"/><text:span text:style-name="_3c_id_3e_">[III44] </text:span><text:bookmark-end text:name="III44"/><text:span text:style-name="_3c_num_3e_">.III.XXXXIIII.</text:span> De conter le fet entendablement</text:h>
      <text:p text:style-name="_3c_p_3e_">Apriés ce doit le parliers estudiier qu’il die clairement ce qu’il dist et que si dit soient ouvert et entendable. Tuilles dist que le fais est contés clairement quant le parleour et le ditteour commence son dit a ce qui devant a esté et s’il ensiut l’ordene de la chose et de la saison tot ensi comment il fu ou coment elle peut estre ; en tel maniere que si dit ne soient pas tourble ne confus, et qu’il ne soient <text:soft-page-break/>envolepé sous étranges paroles, et qu’il ne trespasse a autres choses qui soient dessamblables et loins de sa matire, et qu’il ne commence a trop longue commençaille, et qu’il ne la prolongue de son conte tant comme il poroit dire, et qu’il ne laisse rien dece qui a conter face.</text:p>
      <text:p text:style-name="_3c_p_3e_">Et en somme il doit tout çou garder que le mestres aprent ci devant sor la briefté dou fet ; car il avient maintefois que le contes est plus confus par longuement parler que por l’obscurté des paroles, et sor tout ce doit le parleor user mos propres, biaus, et acoustumés, selonc ce que le mestres devisa ça ariere el conte de parleure.</text:p>
      <text:h text:style-name="Heading_20_2" text:outline-level="2"><text:bookmark-start text:name="III45"/><text:span text:style-name="_3c_id_3e_">[III45] </text:span><text:bookmark-end text:name="III45"/><text:span text:style-name="_3c_num_3e_">.III.XXXXV.</text:span> A conter le fait voirsamblablement</text:h>
      <text:p text:style-name="_3c_p_3e_">Apriés ce doit le parleour conter le fait en tel maniere qu’il soit voirsamblables ; c’est a dire qu’il die teus choses que le oïant puissent croire qu’il die la verité. Tuilles dit que a ce faire le covient a dire les proprietés ; dou cors, s’il est vieus u jovenes, u perreceus ou courouçables, u chachieres u des autres samblables proprietés qui tiesmognent a son dit.</text:p>
      <text:p text:style-name="_3c_p_3e_">Apriés le covient moustrer l’achoison dou fait, ce est a dire l’achoison por quoi et coment l’en poroit et devroit faire, et qu’il ot pooir et loisir de ce faire, et qu’il ot avenable tens de ce faire, et qu’il ot assés de tens et de saison a ce faire, et que le lieus fu bons et soufissans a faire ce que le parleours dist avant.</text:p>
      <text:p text:style-name="_3c_p_3e_">Aprés ce doit il moustrer que le hons u la chose de quoi il parole sont de tel nature qu’il peust et seust bien faire çou, et que la renomee et la vois du peuple en est sor le ; et quant il a tele foi et tele creance et tele opinion qu’il feroit bien une si faite cose.</text:p>
      <text:h text:style-name="Heading_20_2" text:outline-level="2"><text:bookmark-start text:name="III46"/><text:span text:style-name="_3c_id_3e_">[III46] </text:span><text:bookmark-end text:name="III46"/><text:span text:style-name="_3c_num_3e_">.III.XXXXVI.</text:span> Des visces dou fait dire</text:h>
      <text:p text:style-name="_3c_p_3e_">Or avés oii comment le parliers doit le fait dire en tel maniere qu’il soit briés et clairs et voirsamblables, car ces <text:span text:style-name="_3c_num_3e_">trois</text:span> choses sont fierement besoignables a bien dire. Et si comme le parliers doit ensivre les vertus qui apertienent a bien dire, tot autresi se doit il garder des visces qui enpechent et honissent son parlement.</text:p>
      <text:p text:style-name="_3c_p_3e_">Et sont <text:span text:style-name="_3c_num_3e_">.iiii.</text:span> : le uns est quant il est son damage a conter le fait, le secons est quant il ne le proufite de rien a dire, le tiers est quant le fait n’est pas conté en cele maniere qu’il doit, le quars est quant il ne dist en cele partie dou conte ce que mestiers est.</text:p>
      <text:p text:style-name="_3c_p_3e_">Sachiés donques que lors est il damages dou parleour a dire le fait selonc ce qu’il a esté, quant cele chose desplest as oïans, et qu’il en soient esmeu contre lui a ire et a haine s’il ne s’adoucist par bons <text:soft-page-break/>argumens qui conferment sa cause. Et quant ce avient, tu ne dois pas conter le fait mot a mot ensamble si comme il fu, ains le te covient deviser par parties et dire une branche chi et autre la, et tot maintenant joindre la raison de chascune partie en son lieu, en tel maniere que ton cop ait tantost sa medecine et la bone deffense adoucist la haine des oïans.</text:p>
      <text:p text:style-name="_3c_p_3e_">Autresi bien sachez qu’il ne proufite de riens a conter le fait quant ses adversaires, u uns autres qui a parlé devant toi, a dit toute la cause en tel maniere que il ne besoigne pas que tu la redies ne ainsi ne autrement de lui, ou quant cil a cui tu paroles sevent la chose en tel maniere que tu n’as pas mestier de moustrer qu’elle soit d’autre guise. Et quant ces choses avienent, Tuilles commande que tu te tais et que tu ne dies pas le fait.</text:p>
      <text:p text:style-name="_3c_p_3e_">Li tiers visces est quant le fait n’est pas conté en cele maniere qu’il doit, c’est quant ce qui doit proufiter a ton adversaire et tu meismes le devises et bien et biel, u quant ce qui doit proufiter a toi tu le dis troubles et pereceusement. Tuilles dit que por eschiver ce visce tu dois mout sagement torner toutes choses au profit de ta cause et taire le contraire tant comme tu poras ; et s’il te covient rien dire de ce qui apertient a l’autre partie, tu t’en passeras legierement ; et toutefois de ta partie di diligenment et apertement et fermement.</text:p>
      <text:p text:style-name="_3c_p_3e_">Li quars visces est quant le fait n’en est pas dit en cele partie dou conte que mestiers est, et c’est des choses qui apertienent a ordre : pour-ce se taist ore le mestres jusques la u il traitera de l’ordene coment hom doit establir son conte et ses parties.</text:p>
      <text:h text:style-name="Heading_20_2" text:outline-level="2"><text:bookmark-start text:name="III47"/><text:span text:style-name="_3c_id_3e_">[III47] </text:span><text:bookmark-end text:name="III47"/><text:span text:style-name="_3c_num_3e_">.III.XXXXVII.</text:span> De la tierce branche dou conte c’est devisement</text:h>
      <text:p text:style-name="_3c_p_3e_">Après la doctrine dou fait vient la tierce branche dou conte, c’est devisement : De quoi Tulles dit que devisement, quant le parleour le dist selonc son droit, certes trestous le contes en est plus riches et plus biaus et mieux entendables. Et ja soit ce que ces <text:span text:style-name="_3c_num_3e_">.ii.</text:span> brankes, c’est le fait et le devisement, soient por dire la cause, neporquant il a difference entr’eus ; car devisement dist tot a certes le point en quoi le parleours s’aferme et qu’il vieut prover, més le fet ne le dist pas ensi.</text:p>
      <text:p text:style-name="_3c_p_3e_">Les parties dou devisement sont <text:span text:style-name="_3c_num_3e_">.ii.</text:span>, une qui devise ce que le adversaires reconnoist et ce qu’il nie, en tel maniere que chascuns peut bien entendre le point que le parliers vieut prover ; l’autre est quant le parleours devise par parties briement tous les poins qu’il voudra prover, si que le oïeres le set en son corage, et entent bien qu’il a dit toute la force de la sentence. Por ce est il drois de veoir les ensegnemens de l’un et de l’autre, et comment le parleours le doit user en son conte</text:p>
      <text:h text:style-name="Heading_20_2" text:outline-level="2"><text:bookmark-start text:name="III48"/><text:soft-page-break/><text:span text:style-name="_3c_id_3e_">[III48] </text:span><text:bookmark-end text:name="III48"/><text:span text:style-name="_3c_num_3e_">.III.XXXXVIII.</text:span> Dou premier devisement</text:h>
      <text:p text:style-name="_3c_p_3e_">Et le premiers devisement qui raconte ce que le adversaires reconnoist et ce qu’il nie : doit le parleour tot avant torner cel recongnoissance au proufit de sa cause. Si comme fist le adversaires Horreste : il ne dist pas que Horrestes reconneust qu’il eust tué Clistemestrem, ains dist autres paroles qui plus afermoient sa cause contre Horreste. Il est bien reconneu, fist il, que la mere fu tuee par les mains son fils. Car a dire que fils ocie sa mere est plus cruens que dire les nons de l’un et de l’autre.</text:p>
      <text:p text:style-name="_3c_p_3e_">Autresi fist Catons en sa sentence ; il ne dist pas qu’il eussent reconneue la conjurison solement, car maintes gens disoient qu’il ne l’avoient pas fet contre le commun de Rome, mais por bien contre aucuns qui governoient malement le commun. Pour ce torna Catons la lor recognoissance au profit de la cause, et dist contre aus fieres merveilles, qu’il voloient la vile ardoir, ocire les millours, le païs destruire, et honir dames et pucieles. A ce vois tu que le uns et le autres dist ce qui estoit recongneu, mais chascuns le torna a son millour.</text:p>
      <text:p text:style-name="_3c_p_3e_">Et quant tu auras ce meisme fet en ton conte, tu dois dire ce que tes adversaires nie, et establir la question soz jugement por savoir ent le droit. Rais¢n comment : Horreste reconnoist le murtre, mais il nioït que il ne le fist pas a tort, mais a droit, et c’est la question qui remaint sous jugement, por savoir s’il le fist u a tort u a droit.</text:p>
      <text:h text:style-name="Heading_20_2" text:outline-level="2"><text:bookmark-start text:name="III49"/><text:span text:style-name="_3c_id_3e_">[III49] </text:span><text:bookmark-end text:name="III49"/><text:span text:style-name="_3c_num_3e_">.III.XXXXVIIII.</text:span> Dou secont devisement</text:h>
      <text:p text:style-name="_3c_p_3e_">Et le secont devisement, qui nombre par parties les poins qu’il vondra prover, dois tu garder qu’il soit briés et delivres et cours. Briés est que tu ne dies mot oiseus, se teus non qui besoignent a ta cause, car tu ne dois lors travillier les cuers des oïans par paroles et par mervilleus aornemens quant tu devises ton fait et tes parties.</text:p>
      <text:p text:style-name="_3c_p_3e_">Delivrance est quant tu dis generaument tot ce qui comprent toutes choses de quoi tu vieus dire, et sor ce te covient fierement garder que tu ne laisses a ramentevoir nule general chose qui te soit profitable, et que tu ne le dies a tart, c’est hors de ton devisement, car c’est mal dit et vicieus.</text:p>
      <text:p text:style-name="_3c_p_3e_">Cours est le devisemens la u tu dis le general mot de la cause, tu ne redies avec l’especial mot qui est compris soz le general que tu avoies ja dit.</text:p>
      <text:p text:style-name="_3c_p_3e_">Et sachez que general mot est celui qui comprent maintes choses sous son non ; car cist mot animal comprent hommes, bêtes, oiseaux et poissons. Especial mot est celui qui est compris desous <text:span text:style-name="_3c_num_3e_">un</text:span> autre, car ce mot Pieres ou Jehans u Jakes est bien compris soz ce general non, c’est homme. Mais il i a mos <text:soft-page-break/>qui sont general sor <text:span text:style-name="_3c_num_3e_">un</text:span> et sont especial sor <text:span text:style-name="_3c_num_3e_">un</text:span> autre, car cis moz homme est especial sous ce mot animal, mais il est general sor ce mot Pieres u Jehans.</text:p>
      <text:p text:style-name="_3c_p_3e_">Ces ensegnemens dou general ou de l’especial dist le mestres pour-ce que le parleours se garde que, en son general devisement, il ne mete les especiales parties ; car cil qui devisa son fet en ceste maniere : jou mousterrai, fist il, que pour la covoitise et por la luxure et por l’avarice de nos enemis, tous maus sont avenus as communs il n’entendi pas bien qu’en son devisement il mellast les especials rnos avec son general ; car sans faille covoitise est le general non de tous desiriers, et luxure et avarice sont parties de lui.</text:p>
      <text:p text:style-name="_3c_p_3e_">Garde dont que quant tu as devisé le general, tu ne redies ses parties autresi comme se ce fussent autres choses étranges. Mais en l’autre branche qui vient apriés, c’est ou confermement, poras tu bien metre les especiaus parties dou general devant dit, por mieux afermer ton fet et ton devisement. Raison comment : tu vieus prover que Horreste fist murtre ; di dont apriés le devisement, Horreste ocist Clistemestrem, donc fist il omecide.</text:p>
      <text:p text:style-name="_3c_p_3e_">Aprés garde en ton devisement que tu ne devises plus parties que mestiers soit a ta cause ; car se tu devisoies en tel maniere : je mousterroie que mon adversaire avoit bien le pooir de ce faire et qu’il le voloit fere et qu’il le fist, certes itex devisemens est grevables, car il i a trop de choses ; et il soufist assés a dire, je mousterroie qu’il le fist. Autresi garde que la u la chose est simple et d’une chose sans plus, il ne covient se poi deviser non, car il est assés a dire le point de la question.</text:p>
      <text:p text:style-name="_3c_p_3e_">Et neporquant il avient sovent que une chose peut estre provee par pluseurs raisons ; et quant ce est, le parleour doit deviser ses prueves en ceste maniere : je mousterrai que tu fesis cele chose par teus et par teus raisons, et par chartres et par tiesmoing. Sour ceste branke dist Tuilles que il trouva en philosophie mains ensegnemens, mais il laissa ciaus qui n’estoient si fierement besoignables a bien parler comme ciaus qui ci sont.</text:p>
      <text:p text:style-name="_3c_p_3e_">Encore commande il une autre chose que l’en ne doit pas oublier en son conte, mais quant il aura finé son devisement et il commence l’autre branche, c’est confermement, por prover ce qu’il a dit, soviegne lui que tot autresi il conferme devant ce qu’il devisa devant et puis l’autre et puis l’autre, chescun en son lieu, en tel maniere que quant il voldra finer son conte il n’ait oublié neant de ses confermemens ; car ce seroit laide chose a recomencier <text:span text:style-name="_3c_num_3e_">un</text:span> autre plet aprés la fin de son parlement.</text:p>
      <text:h text:style-name="Heading_20_2" text:outline-level="2"><text:bookmark-start text:name="III50"/><text:span text:style-name="_3c_id_3e_">[III50] </text:span><text:bookmark-end text:name="III50"/><text:span text:style-name="_3c_num_3e_">.III.L.</text:span> De la quarte branche, c’est confermement</text:h>
      <text:p text:style-name="_3c_p_3e_">Après la doctrine dou devisement vient la quarte branche dou conte, c’est confermement ; de qui Tuilles dist que confermement est apelés quant le parleours dist ses argumens bons qui acroissent sa auctorité et fermeté a sa cause.</text:p>
      <text:p text:style-name="_3c_p_3e_"><text:soft-page-break/>Et pour-ce que a diverses causes covient divers confermement, voldra le mestres tot avant moustrer et aprendre les lius desquex le parleour peut retraire ses argumens ; et puis quant il en sera lieus et tens, il dira comment l’om doit former son conte sor chascune maniere des causes.</text:p>
      <text:p text:style-name="_3c_p_3e_">Et sachez que nules sciences dou monde n’ensegnent lieus de prover ses dis, se dyaletique et rectorike non ; mais tant i a de difference entre l’un et l’autre, que rectorique consire especiaus choses selonc le sens dou non et selonc la vois solement, mais dyaletique consire les generaus choses selonc la senefiance dou non et de la vois. Ja soit ce que cil qui sivent loy et divinité ou les autres ars font prouvance par lieus, je di que c’est ou par dialetique ou par rectorique.</text:p>
      <text:h text:style-name="Heading_20_2" text:outline-level="2"><text:bookmark-start text:name="III51"/><text:span text:style-name="_3c_id_3e_">[III51] </text:span><text:bookmark-end text:name="III51"/><text:span text:style-name="_3c_num_3e_">.III.LI.</text:span> Des arguments por prover ce qe le parleres dit</text:h>
      <text:p text:style-name="_3c_p_3e_">Toute science est confermee par argument qui sont retrait des proprietés dou cors ou des proprietés de la chose. Et sachés que Tuilles apiele cors celui por le qui dit ou par le qui fet naist la question, mais chose apele il celui dit u celui fet de quoi la question naist. De ses proprietés dira le mestres tous les ensegnemens, et premierement dou cors.</text:p>
      <text:h text:style-name="Heading_20_2" text:outline-level="2"><text:bookmark-start text:name="III52"/><text:span text:style-name="_3c_id_3e_">[III52] </text:span><text:bookmark-end text:name="III52"/><text:span text:style-name="_3c_num_3e_">.III.LII.</text:span> Des proprietés dou cors qui donent argumenz de prover</text:h>
      <text:p text:style-name="_3c_p_3e_">Les proprietés dou cors sont teus que par eus peut le parleours dire et prover que celui cors est atournés a ancune chose faire ou a non faire. Tuilles dit que ces proprietés sont <text:span text:style-name="_3c_num_3e_">.xi.</text:span>, le nons, la nature, la norreture, la fortune, l’abit, le volenté, l’estuide, le conseil, le oevre, le dit, et la cheoite.</text:p>
      <text:p text:style-name="_3c_p_3e_">Non est une propre et certaine vois qui est mise a chascune chose comment elle soit apelee, dont le uns sont nons et le autres sornons, et de l’un et de l’autre peut le parleour fermer ses argumens. Raison coment : je di que cis hom ci doit bien estre fiers car il a a non Lyonés. Autresi dist sovent l’escripture : je di, fist le angeles, qu’il ara a non Jhesu pour ce qu’il sauvera le peuple.</text:p>
      <text:p text:style-name="_3c_p_3e_">Nature est mout grief chose a descrire son estre, car le un disent que Nature est le commencement de toutes choses, le autre disent que non est : car s’elle fust, donques eust Diex commencement de par Nature, mais Platons dist que Nature est le volenté Dieu, et par ce pert que Diex et Nature sont ensamble. Mais Nature est double, une qui fet naistre, et une de ce qui est net. Et des choses qui sont nees, les unes sont divines, les autres sont mondaines. Et des mondaines choses, les unes apertienent as hommes, les autres apertienent as biestes.</text:p>
      <text:p text:style-name="_3c_p_3e_">Celes qui apertienent as hommes par nature sont <text:span text:style-name="_3c_num_3e_">.vi.</text:span> lieus, de koi le parleour puënt prendre lor argumens. Li premiers est s’il est malles u femiele ; raison comment : vous ne devés pas croire que ma <text:soft-page-break/>dame fesist la bataille, car ce n’est pas oevre de feme. Li secons lieus est son païs ; raison coment : nous devons bien croire que cis hom soit sages, car il est grizois. Li tiers est sa vile ; raison coment : nous devons croire que cis hom soit bons drapiers pour-ce qu’il est de Pronvins. Li quars est de sa lignie ; raison comment : bien doit estre Karles loiaus, car il fu fius le roi de France. Li quins est son âge ; raison coment : il n’est pas merveille se cist hom est legiers et muables, car il est fierement joenes.</text:p>
      <text:p text:style-name="_3c_p_3e_">Li sisimes est le biens et le maus que l’om a par nature en son cors u en son corage ; el cors est s’il est sains u malades, grans u petit, biaus u lais, isniel u lent ; el corage s’il a dur engien u soutil, s’il est bien sovenables ou non, ou dous u aspres, ou soufrans u courouchables ensement. Et en some toutes choses que l’en a par nature el cors et el corage sont conté sous le lieu de nature, mais celes que l’om aquiert par ensegnement sont contees sous le lieu d’abit, si comme le mestres dira ci apriés.</text:p>
      <text:p text:style-name="_3c_p_3e_">Norreture demoustre coment et entor queles gens et par qui le hom a esté norris et apris, c’est a dire qui furent si mestre et si ami et si compaignon, quel art il fait, et de quoi il s’entremet, et comment il governe ses choses et sa mesnie et ses amis, et comment il maine sa vie. Ces et autres samblables proprietés apertienent a norreture, et de tout peut on quellir ses argumens. Raison comment : Alixandres devoit bien estre sages pour-ce qu’Aristotles fu ses mestres, u cis prestres ne doit pas estre evesques car il mainne sa vie en luxure.</text:p>
      <text:p text:style-name="_3c_p_3e_">Fortune comprent ce qui avient de bien u de mal, c’est a dire se cist kome est franc u serf, riches u povres, provost u sans prevosté, et s’il a cele provosté a droit u a tort, et s’il est bonseurés u de bone renomee u non, et quex fieus il a et quele feme. Mais se tu paroles d’ome mort, consire ses proprietés, c’est a dire quex hom il fu et comment il morut. Car de toutes ces choses poés vos prendre tes argumens por les lieus de fortune. Si comme dist Juvenaus, il n’a, fist il, au monde si grief chose comme riche fame.</text:p>
      <text:p text:style-name="_3c_p_3e_">Habis est uns compliemens que l’en a d’une parmenable chose en son cuer et en son cors. El cuer est le compliemens de vertus, qui sont devisees en l’autre livre, et les compliemens des ars et des sciences que l’on set et aprent en son cuer. El cors sont le compliement que l’en aquiert non mie par nature mais par son estude u par son ensegnement, si comme est ore de bien combatre u de bien luitier et de bien chevauchier.</text:p>
      <text:p text:style-name="_3c_p_3e_">Volentés est <text:span text:style-name="_3c_num_3e_">un</text:span> legier movement qui aucunefois avient au cors et au corage par aucune okison, si comme est ore leece, covoitise, poour, courous, maladies, foibleces, et autres samblables choses.</text:p>
      <text:p text:style-name="_3c_p_3e_">Estude est une continuel enprise que le corages fet o grant volenté, si comme est a estudiier soi en philosophie et en clergie. De ce peut le parleours former ses argumens en ceste maniere : cis hom sera bons advocas, car il estudie mout fierement en loi.</text:p>
      <text:p text:style-name="_3c_p_3e_">Conseil est une sentence longuement pensee sor une chose faire u non faire. Mais il i a difference entre conseil et pensement, car pensement est consirier l’une partie et l’autre, mais conseil est la sentence quant il prend l’une des <text:span text:style-name="_3c_num_3e_">.ii.</text:span> parties ; et pour-ce covient a tous conseil que la matire et le <text:soft-page-break/>conseilleour et le temps soient avenable a ce que on vuet prover ; car se je disoie, cist homme a bien bargeignié son cheval pour-ce qu’il s’en consilla avec son provoire, certes le conseilleour n’est pas avenable ; mais se je di, cist hom est bien repentans pour-ce qu’il a longuement consillié a son provoire, certes c’est bons argumens et creables.</text:p>
      <text:p text:style-name="_3c_p_3e_">Oevre en cest conte n’est pas la propre cause sor quoi l’om parole, ains est le usages que uns hom siut avoir d’une chose faire u de non faire ; et de ce peut le parleour prendre son argument a moustrer de cel homme s’il fist cele chose ou s’il la fet maintenant u s’il le fra ; si comme <text:span text:style-name="_3c_num_3e_">un</text:span> des chevaliers Catelline dist : je croi bien, fist il, que Catelline fera la conjurison contre nous, car il en est acoustumés.</text:p>
      <text:p text:style-name="_3c_p_3e_">Dit est le usages que l’en siut avoir d’une chose dire u non dire, et ensinc de tout la nature qui est comme devisee de l’oevre ci desus. L’argument fet on en ceste maniere : je ne croi pas que cis hom mesdie de moi, pour-ce qu’il ne siut pas dire vilenie de nului.</text:p>
      <text:p text:style-name="_3c_p_3e_">Cheoite est des choses qui sont par aventure non mie penseement, et ensiut la nature de l’oevre et dou dit ; car on peut retraire son argument de ce qui est a venir et de ce qui est avenu et de ce qui avient, en ceste maniere : vous devés bien croire que cist hom tua cest autre, por çou qu’il tenoit <text:span text:style-name="_3c_num_3e_">un</text:span> coutel sanglant en ses mains. Ou en ceste autre maniere : il n’est par merveille se cist hom rit, pour-ce qu’il a trové un grant moncel d’or. Mais ci se taist le contes des proprietés dou cors, por deviser les proprietés de la chose.</text:p>
      <text:h text:style-name="Heading_20_2" text:outline-level="2"><text:bookmark-start text:name="III53"/><text:span text:style-name="_3c_id_3e_">[III53] </text:span><text:bookmark-end text:name="III53"/><text:span text:style-name="_3c_num_3e_">.III.LIII.</text:span> Des proprietés de la chose</text:h>
      <text:p text:style-name="_3c_p_3e_">En ceste partie dist le mestres que les proprietés de la chose sont teus que par eus peut le parleours dire et prover sa entention. De cele chose Tulles dist que ces proprietés sont en <text:span text:style-name="_3c_num_3e_">.iiii.</text:span> manieres, une qui se tient en toutes les choses, une autre qui est en la chose faisant, autres qui sont jointes a la chose, et une autre qui est environ la chose.</text:p>
      <text:p text:style-name="_3c_p_3e_">Les proprietés qui se tienent en totes les choses sont <text:span text:style-name="_3c_num_3e_">trois</text:span> manieres, ce sont la some dou fait, l’achoison, et l’apareil. La some dou fait est quant le parleres dit le nom dou fait et de la chose qui a esté u qui est maintenant ou qui est a venir, en une somme briement, en ceste maniere : cist hons si fist murtre, cist autres fist larrecin, l’autres fera traison.</text:p>
      <text:p text:style-name="_3c_p_3e_">L’achoisons de la chose est double, une pensee et l’autre non pensee. Et l’achoisons qui est pensee est quant on fait une chose penseement et par conseil ; la non pensee est quant hom cort a faire une chose par aucun soudain movement et sans conseil.</text:p>
      <text:p text:style-name="_3c_p_3e_">L’apareil est en <text:span text:style-name="_3c_num_3e_">trois</text:span> manieres. Une qui est devant le fait, en ceste maniere : cist hom agaita cel autre et le chaça longuement l’espee nue en sa main. Et le autre apareil est sor le fait, en ceste maniere : et quant il l’ot aconseu, il le gieta a la tiere et le feri tant que il morut. Li tiers apareill est <text:soft-page-break/>aprés le fait, en ceste maniere : et quant il l’ot tué, il l’enseveli enmi le bois. Ces autres samblables proprietés se tienent o toutes les choses si fermement que a paine peut estre une chose faite sans aus, et pour-ce en peut le parleour establir ses argumens et prover la chose et bien et fermement.</text:p>
      <text:p text:style-name="_3c_p_3e_">Les proprietés qui sont en la chose faisant sont <text:span text:style-name="_3c_num_3e_">.v.</text:span>, le lieus, le tens, la maniere, la saisons, et le pooir. Li lieus est cele part u la chose fu faite ; et certes il afiert mout a bien prover son dit que le parleours esgarde bien toutes les proprietés dou lieu, c’est se le lieus est grans u petis u long u prés u desiers u habités, et de quel nature est le lieus et tout le pais environ, c’est a dire s’il i a mons u valees ou rivieres u fleuves u sans enues, u se le lieus est bons u mauvés, et si le lieus est sacrés u non, u s’il est communs ou privés, et s’il est u fu a celui qui fist la chose, u non.</text:p>
      <text:p text:style-name="_3c_p_3e_">Tens est le espasse que l’en ot en la chose faisant, c’est a dire par annees u par mois u par sesmaines u par jors u par heures u novelement u ancienement ou tart u tost ; car on doit garder se une grant chose peut estre fete en celui tans. Et sachez que ces <text:span text:style-name="_3c_num_3e_">.ii.</text:span> proprietés, ce sont lieu et tens, sont si proufitable a la chose prover que neis cil qui misent en escrit les ancienes istores, et cil qui font chartres et letres, escrisent les lieus et les tens por mieux affermer la besoigne.</text:p>
      <text:p text:style-name="_3c_p_3e_">Saison est comprise soz le tens ; mais tant i a de difference entre l’un et l’autre que tens esgarde l’espasse et la quantité dou tens alé et dou present et de celi qui est a venir, mais la saisons esgarde la maniere dou tens, c’est a dire s’il est nuit u jour, u s’il fet clair u obscur tens, u s’il est jor de feste u tens de vendenge u de moissons, u se cil hom dort u s’il fet noces u ensevelist son pere. Vois donc que une saisons apertient a tout le païs, si comme est de meissons, une autre apertient a toute la vile, si comme sont le jour de lor festes et de lor jeus acoustumés u por eslire provost u eveske, un autre apertient a <text:span text:style-name="_3c_num_3e_">un</text:span> seul homme, ce sont noces et sepultures.</text:p>
      <text:p text:style-name="_3c_p_3e_">Maniere est a moustrer coment on fist cele chose et a quel corage, c’est a dire s’il le fist a essient u non u par son gré u contre son gré.</text:p>
      <text:p text:style-name="_3c_p_3e_">Pooir est en <text:span text:style-name="_3c_num_3e_">.ii.</text:span> manieres, une qui aide a faire la chose plus legierement, et un autre sans quoi ne poroit estre fait. De ce peut le parleours establir ses argumens, en ceste maniere : il n’est pas merveille se cis chevaliers gaaigne la jouste, pour-ce qu’il est mieux montés que le autre ; u ensinc : cist hom ci ne fera pas la jouste, pour-ce qu’il n’a point de cheval, et cil ne fist le coutel pour-ce qu’il n’avoit fier.</text:p>
      <text:p text:style-name="_3c_p_3e_">Des proprietés qui sont jointes a la chose establist le parleour ses argumens en ceste maniere, quant il le retrait d’une autre chose plus grant u plus petit u samblable u d’une contraire u de son general u especial u de la fin u de la chose.</text:p>
      <text:p text:style-name="_3c_p_3e_">Et sachez que chose pareille et plus grant et plus petite est consiré par la force et par le nombre et par la figure de lui. Raison coment : force est en <text:span text:style-name="_3c_num_3e_">.ii.</text:span> manieres, une qui est u cors et un autre qui est en la chose. Ou cors est la force quant son non segnefie les proprietés de lui, car a estre apelés Salemons segnefie sens u savoir, et a estre apelés Noiron segnefie cruauté et folie. En la chose est la force quant le non de la chose segnefie les proprietés de lui, car a dire pericide et mericide segnefie grant cruauté <text:soft-page-break/>et a Dieu et as hommes. Autresi est consirés le nombre quant le parleor dist un u <text:span text:style-name="_3c_num_3e_">.ii.</text:span> u <text:span text:style-name="_3c_num_3e_">trois</text:span> gens u s’il dist u un u <text:span text:style-name="_3c_num_3e_">.ii.</text:span> u plusours choses. Autresi est consirés la figure dou cors quant on dist qu’il est grans u petis, et la figure de la chose quant elle a plus des proprietés. Car plus est a dire, ci hons ci ocist un priestre sour l’autel au jour de Paskes, que a dire, il ocist un homme privé en lieu privé.</text:p>
      <text:p text:style-name="_3c_p_3e_">Samblable chose n’est mie pareille, car pareille chose segnefie la grandour et la mesure, mais samblable ne segnefie autre chose que la qualité ; car samblanche est la proprieté qui fait <text:span text:style-name="_3c_num_3e_">.ii.</text:span> diverses choses estre samblables entre lor. Raison coment : cist hom est isnel comme tigre, et cis prestres deveroit sermoner au pule comme Sains Pieres.</text:p>
      <text:p text:style-name="_3c_p_3e_">Contraires choses sont celes qui tot droit, front a front, sont l’une contre l’autre ; si comme est froit contre chaut et vie contre mort, mal contre bien et veillier contre dormir et orguel contre humilité. De quoi le parleour peut ses argumens former en tel maniere : se tu anuies celui qui te garanti de mort, que feras tu dont a ciaus qui te welent ocire ?</text:p>
      <text:p text:style-name="_3c_p_3e_">Generale chose est cele qui est desus, c’est a dire celi qui comprent maintes choses desur lui ; car vertu est general, pour ce que desous lui sunt justice, sens, et atemprance, et maintes autres bontés ; et animal est general pour-ce que desous lui sont hommes et bêtes.</text:p>
      <text:p text:style-name="_3c_p_3e_">Especiale chose est cele qui est desous son general, car avarice est especiale pour ce qu’elle est sous covoitise, et sens est sous vertu.</text:p>
      <text:p text:style-name="_3c_p_3e_">La fin de la chose est ce qui ja en est avenu et qui en avient et qui en est a avenir, et de ces choses retrait le parleour son argument quant il moustre ce qui est avenu u ce qui doit avenir u ce que avenir sieut des choses samblables, en ceste maniere : par orguel vient outrages et par outrage avient haine.</text:p>
      <text:p text:style-name="_3c_p_3e_">La quarte maniere de la proprieté de la chose est de ce qui avient environ la chose, non pas si dedens comme les autres devant dites ; en quoi on doit tot avant garder comment cele chose iert apelee et de quex non, et quel furent le chievetain et le troveour de la chose, et qui le aida a fere. Aprés doit il garder quel loi et quel us et quel jugement il a sous cele chose u quel art u quele science ou quel mestier. Autresi doit il garder se cele chose siut avenir sovent u par nature u non, u s’elle siut desplaire as gens u non, et ces proprietés, et maint autres qui suelent avenir aprés le fait maintenant u tart, u se c’est honeste u proufitable. Et doit tousjours le parleour consirer en tel maniere que de toutes proprietés il sache confermer ses dis et retraire ses argumens et prover sa cause, pour-ce que mal s’entremet de parler qui ne prueve ses paroles raisnablement, si qu’il soit creus de qanqu’il dist u de la grignour partie. Et pour-ce vaut le mestres moustrer comment le parleour doit moustrer ses argumens.</text:p>
      <text:h text:style-name="Heading_20_2" text:outline-level="2"><text:bookmark-start text:name="III54"/><text:soft-page-break/><text:span text:style-name="_3c_id_3e_">[III54] </text:span><text:bookmark-end text:name="III54"/><text:span text:style-name="_3c_num_3e_">.III.LIIII.</text:span> De <text:span text:style-name="_3c_num_3e_">.ii.</text:span> manieres de touz argumens</text:h>
      <text:p text:style-name="_3c_p_3e_">Tous argumens que le parleour font par les proprietés devant dites, Tuilles dist qu’il doivent estre necessaire u voirsamblables ; car argumens est uns dis trovés sour aucune matire qui le moustre voirsamblablement u qui le prueve necessairement.</text:p>
      <text:h text:style-name="Heading_20_2" text:outline-level="2"><text:bookmark-start text:name="III55"/><text:span text:style-name="_3c_id_3e_">[III55] </text:span><text:bookmark-end text:name="III55"/><text:span text:style-name="_3c_num_3e_">.III.LV.</text:span> Des argumens necessaires</text:h>
      <text:p text:style-name="_3c_p_3e_">Li necessaires argomens est celui qui moustre la chose en tel maniere que autrement ne peut elle pas iestre. Raison coment : ceste feme gist d’enfant, donc a elle connut homme. Et sachez que le argumens qui prueve la chose par necessité peut estre dit en <text:span text:style-name="_3c_num_3e_">trois</text:span> manieres, u par reploiement u par nombre u par simple conclusion.</text:p>
      <text:p text:style-name="_3c_p_3e_">Reploiement est quant le parleours dist choses, deus u trois u plusours parties, desquex, se son adversaire conferme l’une quele qu’elle soit, certes il sera conclus. Raison coment : je di que Thomas, u il est bons u il est malvais. Se tu dis qu’il est bons, je di, por quoi le blasmes tu donc ? et se tu dis qu’il est mauvais, je diroie, por quoi converses tu donques avec lui ? Et ensi vient de reploiement, que laquele partie que tu preignes, je en trai maintenant mon argument qui te conclust par necessité.</text:p>
      <text:p text:style-name="_3c_p_3e_">Et sachés que cis argumens est en <text:span text:style-name="_3c_num_3e_">.ii.</text:span> manieres, une qui est par la lorce de <text:span text:style-name="_3c_num_3e_">.ii.</text:span> contraires coses que l’on dist tot ensamble l’un aprés l’autre, si comme est ci en l’essample avant dit ; l’autre maniere est par la force de <text:span text:style-name="_3c_num_3e_">.ii.</text:span> choses qui sont contraires entr’aus par la force d’une negation, en ceste maniere : je di que cist hom ci a deniers u il n’en a nus. Iteus argumens fist Sains Augustins contre les juis quant il lor dist, le Sains des sains est venus u non est : s’il est venus, donc est perdus vostre enoignemens, et s’il n’est venus, n’est le enoignemens pas perdus. Et se le enoignemens n’est pas perdus, donc avés vous roi ; et se vos avés roi, donc u çou est Jhesucris u uns autres ; mais d’autre roi n’avés vous point, donc est il Jhesucris.</text:p>
      <text:p text:style-name="_3c_p_3e_">Nombres est quant le parleours conte en son dit maintes choses et maintenant les ôte trestotes fors que une seulement, laquelle il prueve par necessité. Raison comment : je dirai ensi, il covient a fine force que se cist hom tua cel autre qu’il le fist u par haine qui entr’aus fust u par paor u par esperance ou par l’amor d’aucun sien ami ; et s’il n’i a nule de ces ochoisons, donc ne l’ocist il pas, car sans oquoison ne peut estre fait un tel malfet. Mais je di que entr’aus n’avoit nule haynne ne poour et qu’il n’i avoit esperance qu’il deust estre son oir u d’avoir aucun autre proufit de sa mort, ne il ne nus de ses amis, donc di je qu’il ne l’ocist pas.</text:p>
      <text:p text:style-name="_3c_p_3e_"><text:soft-page-break/>Et ceste maniere d’argument est proufitable a celui qui deffent sa queriele, si comme le essamples moustre ci deseure. Autresi est il proufitable a celui qui acuse. Raison comment : je di que mon argent u il fu ars u il est en la huche u tu l’as emblé ; mais ars ne fu il pas ne en la huche n’est il mie, donc remaint ceste partie que tu l’as emblé.</text:p>
      <text:p text:style-name="_3c_p_3e_">Simple conclusions est quant le parleour conclust necessairement ce qu’il wet prover par la force d’une chose qui est dite devant. Raison comment : vous dites que cest murtre je fis en aoust, mais en celui tens estoie je outre mer, donc apert par necessité que je ne le fis pas.</text:p>
      <text:p text:style-name="_3c_p_3e_">Or avés oii les <text:span text:style-name="_3c_num_3e_">trois</text:span> manieres de necessaires argomens, es quex le parleours se doit mout fierement garder que son argument n’ait mie solement la coulor et la samblance de necessité, ains soit dou tout de si necessaire raison que le adversaires ne puisse rien dire a l’encontre.</text:p>
      <text:h text:style-name="Heading_20_2" text:outline-level="2"><text:bookmark-start text:name="III56"/><text:span text:style-name="_3c_id_3e_">[III56] </text:span><text:bookmark-end text:name="III56"/><text:span text:style-name="_3c_num_3e_">.III.LVI.</text:span> D’argument voirsamblable</text:h>
      <text:p text:style-name="_3c_p_3e_">Li voirsamblables argumens est des choses qui ont acoustumé a venir sovent, ou des choses que l’on quide qui soient u des choses qui ont aucune samblance qu’eles soient voires u voirsamblables.</text:p>
      <text:p text:style-name="_3c_p_3e_">Des choses qui ont acoustumé a venir prend le parleours son argument en tel maniere : se ceste feme est mere, donc aime elle son fis, et ce cist hom est avers, donc ne redoute il sairement.</text:p>
      <text:p text:style-name="_3c_p_3e_">Et des choses que l’om quide qui soient prend le parleor son argument en ceste maniere : se cist hom est pechieres, s’ame ira a la pardurable mort, et se cist hom est philosophes, donc ne croit il es Diex.</text:p>
      <text:p text:style-name="_3c_p_3e_">Des choses qui ont aucune samblance prend le parleours son argument en trois manieres, u par ses contraires, u par ses pareilles, u par celes qui sont d’une meisme raison. Par ses contraires fet on son argument en ceste maniere : se le pecheour vont en infier donc le religieus vont en paradis.</text:p>
      <text:p text:style-name="_3c_p_3e_">Par les pareilles ensi : si comme le lieus sans port n’est pas seurs as neis, tot autresi le corages sans foi n’est parmanables as amis, car lieus sans port et coer sans foi sont samblables en muableté, et nef et amis sont samblables en seurté.</text:p>
      <text:p text:style-name="_3c_p_3e_">Par les choses qui sont d’une meisme raison prend le parleour ses voirsamblables argumens en ceste maniere : s’il n’est laide chose au chevalier de doner ses robes, donc n’est il laide chose as menestriers s’il les viestent. Or sachez que cis argumens et le autre samblable sont necessaire en ceste maniere : s’il a le marge, donc fu il navrés ; mais le voirsamblables est ensi : s’il a mout de poudre sor ses sollers, donc a il alé longue voie. Ités argumens est provables mais il ne sont pas necessaires, car on poroit bien avoir poudre sour sa chancemente sans estre alé ne poi ne grant, més marge ne poroit nus avoir sans navreure.</text:p>
      <text:p text:style-name="_3c_p_3e_"><text:soft-page-break/>Por quoi je di que toz argumens voirsamblables, ou il est signe u il est creable, u il est establis u il est samblables.</text:p>
      <text:p text:style-name="_3c_p_3e_">Et signes est une demostrance qui done presumption que la chose fust u sera selonc la segnefiance de celui signe, mais il n’est pas certaine prueve, et pour-ce requiert encore grignour confermement. Et cist signes sont selonc les <text:span text:style-name="_3c_num_3e_">.v.</text:span> sens dou cors, de l’oïr, dou flairier, dou savoir, dou touchier. Car je di, il a enki environ charoigne pour ce qu’il i a grant puantour, certes c’est <text:span text:style-name="_3c_num_3e_">un</text:span> signes ; mais il n’est pas certains, qu’il ne coviegne encore grignor prueve.</text:p>
      <text:p text:style-name="_3c_p_3e_">Creables est ce que sans nul tiesmoigne done foi et creance, en ceste maniere : il n’est nus hom qui ne desire que ses fils soient sains et bonseureus.</text:p>
      <text:p text:style-name="_3c_p_3e_">Establis est en <text:span text:style-name="_3c_num_3e_">trois</text:span> manieres, ou par loi u par commun usage u par establissement des hommes. Par loi est establie la paine des larrons et des murtriers. Par commun usage est establis que l’en rende honour as vieus et as plus grans de lui. Par establissement des hommes est quant il establissent par aus meismes sor une chose douteuse, qu’il en doit estre. Raison comment : Grasces, quant il fu censor de Rome, ne fist rien del monde sans le sens son compaignon ; se le tornoient le <text:span text:style-name="_3c_num_3e_">un</text:span> a sens et le autre a folie ; mais le commun dou peule establi qu’il fu consoles en l’an apriés, et ensi fu fermé qu’il avoit fait grandisme sens.</text:p>
      <text:p text:style-name="_3c_p_3e_">Samblables est ce qui demoustre aucune samblance de raison entre deus diverses choses, et c’est par <text:span text:style-name="_3c_num_3e_">trois</text:span> manieres, u par ymage u par comparison u par essample. Ymages est çou qui dist que <text:span text:style-name="_3c_num_3e_">.ii.</text:span> u plusours diverses choses ont aucune samblance entre eles selonc les proprietés dou cors et de la nature, en ceste maniere : cist hom est plus hardis que lions et cil autres couars comme lievres. Comparisons est qui moustre que aucunes diverses choses aient entre eles resamblance selonc les proprietés des corages, en ceste maniere : cist hom est engignous comme Aristotles et cil autres est gros comme un asnes. Examples est celi argumens qui moustre aucune resamblance es choses pour les dis et par les commandemens que l’om trueve es livres des sages, u par ce qui est avenu as hommes u as choses qui furent de cele semblance. Mais de ces argumens se taist ore le mestres, car il voldra torner as autres choses qui apertienent a confermement.</text:p>
      <text:h text:style-name="Heading_20_2" text:outline-level="2"><text:bookmark-start text:name="III57"/><text:span text:style-name="_3c_id_3e_">[III57] </text:span><text:bookmark-end text:name="III57"/><text:span text:style-name="_3c_num_3e_">.III.LVII.</text:span> Des argumens de long et de priés</text:h>
      <text:p text:style-name="_3c_p_3e_">Après çou que le mestres ot ensegniés les lieus et les proprietés et les raisons desquex et comment le parleours peut prendre argoment de prover sa matire et son dit, et il le fu avis que, se il ces argumens devisast par parties, que la raisons en seroit plus bele et plus entendable, meismement pour-ce que c’est une science que poi de parleour sevent, car elle est grief a savoir et a moustrer. Et pour-ce dist il en ceste partie que totes manieres d’argumens, de quel proprieté u de quel raison qu’il soient, <text:soft-page-break/>certes il covient qu’il soit pris u de long u de priés ; car aucunefois est tele la matire dou parleour qu’il ne le poroit prover s’il ne se fesist de loing. Et pour-ce est il drois a deviser les ensegnemens de l’un et de l’autre.</text:p>
      <text:h text:style-name="Heading_20_2" text:outline-level="2"><text:bookmark-start text:name="III58"/><text:span text:style-name="_3c_id_3e_">[III58] </text:span><text:bookmark-end text:name="III58"/><text:span text:style-name="_3c_num_3e_">.III.LVIII.</text:span> De l’argument qi est pris de long</text:h>
      <text:p text:style-name="_3c_p_3e_">De long est pris celui argumens qui par la samblanche des certaines choses de loins amaine son adversaire a consentir et a connoistre cele chose que le parleours vieut moustrer.</text:p>
      <text:p text:style-name="_3c_p_3e_">Raison comment : je parlai a Audebrant qui pas n’amoit sa feme, ne elle lui, en ceste maniere : dites moi, Audebrant, se vostre voisin eust mieudre cheval de vous, lequel ameriés vous mieux u le sien u le vostre ; le sien, fist il. Et s’il eust plus bele maison de vous, le quel volriés vous avoir, u la vostre u la soue ; la soue, fist il. Et s’il eust millour fame de vous, laquele volrois vous, u sa soue u la vostre : a ce ne dist il ne ce ne quoi.</text:p>
      <text:p text:style-name="_3c_p_3e_">Maintenant je m’en alai a sa fame et le enquis en tel maniere : se vostre voisine eust millour trezor de vous lequel volriés vous, u le sien u le vostre ; le sien, fist elle. Et s’il eust millours dras et plus riches harnois de vous, lequel voldriés vos, u le sien u le vostre ; le sien, fist elle. Et s’elle eust millour mari de vous, lequel volriés vous, u le sien u le vostre ; a ceste parole ot la feme honte, qu’elle ne dist noient.</text:p>
      <text:p text:style-name="_3c_p_3e_">Et quant je fui a ce venus, maintenant je lor dis, pour-ce que nus de vous ne respont pas a ce que je voloie oïr, je diroie ce que chascuns pense : vos volriés avoir trés bone feme et vous trés bon mari ; pour ce vous di que se vous ne fetes tant que chascuns soit le millour, vous ne finerés jamés de querre ce que trés bon samble. Donc vous covient il penser que vous soiés trés bons maris et tu trés bonne fame.</text:p>
      <text:p text:style-name="_3c_p_3e_">Gardes donc, que por la resamblance des certaines choses de long je les amenoie a consentir ce que je voloie ; car se je demandaisse tout simplement se celui volsist millor feme, u cele meillor mari, certes il ne se fussent pas consenti a ma demande. Iteus commandemens usa mout Socrates en ses dis et tote foies qu’il voloit rien prover metoit il avant teus raisons que l’en ne pooit pas nier, et lors faisoit il sa conclusion de ce qui estoit en son proposement.</text:p>
      <text:p text:style-name="_3c_p_3e_">Mais en ces argumens doit le parleor garder <text:span text:style-name="_3c_num_3e_">trois</text:span> choses. Premierement que ce que il prend de long par samblance de sa cause soit certaine sans doute, car chose douteuse doit estre provee par certaines raisons.</text:p>
      <text:p text:style-name="_3c_p_3e_">Aprés doit garder qu’elle soit dou tout samblable a ce qu’il wet prover, car s’elle fust étrange u dessamblable il ne poroit pas former sa prueve.</text:p>
      <text:p text:style-name="_3c_p_3e_">Aprés doit il garder que le oïeres ne sace pas a quoi le parleor bee ne por quoi il le fait ces demandes, car s’il s’en aperceust, u il s’en tairoit u il nieroit u il responderoit par contraire.</text:p>
      <text:p text:style-name="_3c_p_3e_"><text:soft-page-break/>Et quant tu auuras a ce mené ton adversaire, il covient a fine force qu’il face une de ces <text:span text:style-name="_3c_num_3e_">trois</text:span> choses, u qu’il se taise u qu’il nie ou qu’il conferme ta prueve. Et se ce est que il le nie, et tu la reprueves par la samblance de ce que tu avoies devant dit, ou d’autres samblables choses que tu redies maintenant. Mais s’il le conferme u il se taist, maintenant dois tu conclure la querele et poser fin a ton dit. Car Tuilles dit que cil qui se taist est samblables a celui qui conferme.</text:p>
      <text:p text:style-name="_3c_p_3e_">Par ces ensegnemens poés vous entendre que en cesti argument de long covient avoir <text:span text:style-name="_3c_num_3e_">trois</text:span> choses, la premiere est la samblance que le parleour dit tot avant, la seconde est cele propre chose qu’il vieut prouver, la tierce est cele conclusion qui moustre ce qui ensiut de ses argumens et conferme sa prueve.</text:p>
      <text:p text:style-name="_3c_p_3e_">Mais pour-ce qu’il i a mainte de gent de si dur cervice que par les ensegnemens qui sont doné sor ancune science ne le poroient pas entendre s’il ne le veissent par essample, pour-ce vieut encore le mestres escrire <text:span text:style-name="_3c_num_3e_">un</text:span> essample d’un plait qui dura longuement entre les grezois, o il avoit jadis une loi qui disoit que se le viens connestables ne renvoiast toz les chevaliers au noviel connestable, qu’il deust perdre la teste. Or avint chose que Epaminaus n’envoia pas ses chevaliers au noviel connestable lors qu’il devoit, ains s’en ala a toute son ost contre les lacedoniens et les venki par force d’armes. Et quant il fu encusés, il disoit que cil qui fist la loi entendi que se le vieus connestables detenist les chevaliers por le proufit dou commun, qu’il ne fust dampnés ; mais son adversaire faisoit ses argument contre lui, et ceste maniere :</text:p>
      <text:p text:style-name="_3c_p_3e_">Segnour juges, çou que Epaminaus dit, et qu’il vieut joindre a la loi outre ce que vous i troverés escrit, soufrirés le vous ? nenil. Et se ce fust que vous le soufrissiés por la victore qu’il a aquise, ce seroit mout contre les dignités de vous et contre vostre honorabletés ; mais quidiés vos que le peuple le suefre ? nenil certes. Et se c’est tort a joindre a la loi, quidiés vous que il soit droit a fere le ? certes je conois tant le sens et le savoir qui en vous est, que ja ne vous sambleroit. Por quoi je vous di que se la lois ne peut estre amendee, ne par vous ne par autre, donc ne poés vous remuer la sentence de ce que vous ne poés remuer <text:span text:style-name="_3c_num_3e_">un</text:span> sol mot. Mais ci se taist le mestres a parler des argumens de loing, de quoi il a dit assés, si torne son conte as argumens de prés.</text:p>
      <text:h text:style-name="Heading_20_2" text:outline-level="2"><text:bookmark-start text:name="III59"/><text:span text:style-name="_3c_id_3e_">[III59] </text:span><text:bookmark-end text:name="III59"/><text:span text:style-name="_3c_num_3e_">.III.LVIIII.</text:span> De l’argument qi est pris de prés</text:h>
      <text:p text:style-name="_3c_p_3e_">De priés est pris celui argument qui par aucune des proprietés dou cors u de la chose mousterrai que son dit soit voirressamblables, et le conferme par sa force et par sa raison sans nul argument de loins. De cestui argument dit Aristotles et Teoforastes qu’il i a <text:span text:style-name="_3c_num_3e_">.v.</text:span> parties. Dont la premiere est le proposement, c’est a dire quant tu proposes briement la somme de ton argument. Raison comment : tu <text:soft-page-break/>dis que totes choses sont mieux governees par conseil que sans conseil, c’est ton proposement, et est la premiere partie de ton argument.</text:p>
      <text:p text:style-name="_3c_p_3e_">Or te covient aler a la seconde, c’est a confermer la par maintes raisons, en ceste maniere : la maisons qui est establie par raisons est mieux governee de toutes choses que cele qui est governee folement. Li hom qui a bon chievetain et bon signour est plus sagement menés que celui qui a fol signor et niche. La nef meismes fet bien son cours quant elle a sage governeour.</text:p>
      <text:p text:style-name="_3c_p_3e_">Or est acomplie la seconde partie de son argument, c’est le confermement dou premier proposement, si te covient aler a la tierce partie, c’est a prendre ce que tu vieus prover par le premier proposement, en ceste maniere mais nule rien n’est si bien governee par conseil comme tous le mondes ; c’est la prise que tu vieus prover.</text:p>
      <text:p text:style-name="_3c_p_3e_">Et maintenant te covient passer a la quarte partie de l’argument, c’est a confermer prise par maintes raisons, en ceste maniere, que nous veons que le cours des signaus et des planetes et de toutes estoiles est establi a son ordre, le muement du tans sont chascun an par necessité, ou por profit de toutes terrienes choses ; ne le ordre dou jour et des nuis n’est mie por le damage de nuli : totes ces choses sont signes que le mondes n’est mie governés sans grandisme conseil.</text:p>
      <text:p text:style-name="_3c_p_3e_">Or est acomplie la quarte partie des argumens, c’est le confermemens et la prise ; si te covient maintenant aler a la cinkime partie de l’argument, c’est a conclusion, qui peut estre dite en <text:span text:style-name="_3c_num_3e_">.ii.</text:span> manieres : ou sans redire noient du premier proposement ne de la prise, en ceste maniere : donc di je que le mondes est governez par conseil ; ou en redisant le premier proposement et la prise, en ceste maniere : car se toutes choses sont mieux governees par conseil que sans conseil, ne nule rien n’est si bien governee par conseil comme tous le mondes ; donc di je que tous le mondes est governés par conseil. Et ce sont les <text:span text:style-name="_3c_num_3e_">.v.</text:span> parties des argumens de priés, c’est le proposement et son deffermement, la prise et son confermement, et la conclusion.</text:p>
      <text:p text:style-name="_3c_p_3e_">Mais il i a maint des gens qui disent que cestui argument n’a que <text:span text:style-name="_3c_num_3e_">trois</text:span> parties sans plus, car il quident que le proposement et son confermement ne soit que une meisme chose, et la prise et ses confermemens, une chose, et la conclusion soit une autre chose. Mais il sont trop malement deceu, et orés raison por coi.</text:p>
      <text:p text:style-name="_3c_p_3e_">Çou sans quoi une chose peut estre n’est pas de cele chose, ains est d’un autre tot par lui, et ensi sont <text:span text:style-name="_3c_num_3e_">.ii.</text:span> choses et non pas une, et ore orés comment. Se je puis estre homme sans savoir lire, donc sui je une chose et la letre est une autre. Autresi est d’un proposement qui peut estre ferm et estables sans nul confermement. Se le jour que ce murtre fu fés a Rome je estoie a Paris, donc ne fu je pas a ce murtre ; ci n’a mie mestier de nul confermement.</text:p>
      <text:p text:style-name="_3c_p_3e_">Maintenant feras ta prise, et diras en ceste maniere, mais a Paris estoie je sans faille. Et quant tu auras ce dit, tu le dois confermer et prover et faire puis ta conclusion, et dire, donc ne fui je pas a ce murtre. Tot autresi est d’une prise qui peut estre ferme et estable sans nul confermement, en ceste <text:soft-page-break/>maniere : se le hom wet estre sages, il se doit estudier en philosophie ; c’est le premier proposement qui requiert a estre confermee, pour ce que mainte gent quident que l’estuide de philosophie soit mauvaise. Et quant tu l’auras confermé par bones raisons, tu feras ta prise en ceste maniere : mais tot homme desirent a estre sage ; ceste prise est si certaine qui ne le covient confermer. Mais tot maintenant fai ta conclusion en ceste maniere, donc se doit chascuns estudier en philosophie. Par ces raisons et par ces examples pués tu bien connoistre qu’il i a de teus proposement et de teus prises qui requierent a estre confermé, et de teus que non.</text:p>
      <text:p text:style-name="_3c_p_3e_">Por ce s’acorde bien Tuilles a la sentence d’Aristotle, et dit que en cestui argument a <text:span text:style-name="_3c_num_3e_">.v.</text:span> parties, et que cil sont en erreur qui quident qu’il n’en i ait que <text:span text:style-name="_3c_num_3e_">trois</text:span> solement. Et neporquant il peut estre aucunefois le argomens de tel nature qu’il n’i a que les <text:span text:style-name="_3c_num_3e_">.iiii.</text:span> u les <text:span text:style-name="_3c_num_3e_">trois</text:span> parties sans plus. Et a la verité le argumens a totes les <text:span text:style-name="_3c_num_3e_">.v.</text:span> parties quant il dist le proposement et son confermement, et la prise et son confermement, et la conclusion. Mais quant le proposement ou la prise est si estable que le uns d’aus n’a mestier de nul confermement, lors n’a que <text:span text:style-name="_3c_num_3e_">.iiii.</text:span> parties le argumens. Et se le proposemens u la prise sont teus que l’un ne l’autre ne quiert confermement, lors n’a le argumens que <text:span text:style-name="_3c_num_3e_">trois</text:span> parties, c’est le confermement ou la prise et la conclusion.</text:p>
      <text:p text:style-name="_3c_p_3e_">Mais il i a mainte gent qui quident que cest argumens peut estre de <text:span text:style-name="_3c_num_3e_">.ii.</text:span> parties u d’une solement ; car se le proposement et la prise sont si estables que la conclusion naist toute claire, si qu’il ne le covient pas dire, lors n’a il que <text:span text:style-name="_3c_num_3e_">.ii.</text:span> parties ; et se le proposemens est si fors que le parleres en peut maintenant confermer sa conclusion sanz prise, lors n’a il que <text:span text:style-name="_3c_num_3e_">.ii.</text:span> parties. Autresi en ceste maniere : ceste feme gist d’enfant, dont connut elle homme carnelment. Et si le proposemens est si fors et si estables que l’en entent bien la conclusion sans dire la, lors n’i a il c’une partie ; car se tu dis, ceste feme est grosse, chascuns entent bien qu’elle a conneu malle, si qu’il ne le t’estuet pas dire.</text:p>
      <text:p text:style-name="_3c_p_3e_">Sor ces parties dist Tuilles qu’il ne quide pas que drois argumens puist estre fait selonc cestui art au mains de <text:span text:style-name="_3c_num_3e_">trois</text:span> parties. Car ja soit ce que diverses sciences aloigne divers ensegnemens, neporquant la science de rectorique requiert argument clairs et certains qui se facent croire as oïans. Por ce a le mestres diligement devisé de toutes manieres de prover ce que l’en wet dire et de confermer selonc ce que s’en apertient a la quarte branche du conte, c’est a confermement ; si tornera a sa matire por dire de la quinte branche, c’est dou deffermement.</text:p>
      <text:h text:style-name="Heading_20_2" text:outline-level="2"><text:bookmark-start text:name="III60"/><text:span text:style-name="_3c_id_3e_">[III60] </text:span><text:bookmark-end text:name="III60"/><text:span text:style-name="_3c_num_3e_">.III.LX.</text:span> De la quinte branche du conte, c’est deffermement</text:h>
      <text:p text:style-name="_3c_p_3e_">Après la doctrine dou conffermement vient la quinte branke dou conte, c’est deffermement. De quoi Tulles dit que deffermement est apielés quant le parleours apetice et destruit les argumens son adversaire dou tout ou de la grignor partie. Et sachez que deffermement ist de cele meisme fontaine <text:soft-page-break/>que le confermement, car si comme une chose peut estre confermee par les proprietés du cors et de la chose, tot autresi peut elle estre deffermee, et pour-ce dois tu prendre l’ensegnement meismes que le mestres devise cha ariere el chapistre dou confermement. Et neporquant il en dira aucune chose por mieux mostrer la force et la nature dou confermement, et chascuns le pora entendre plus legierement quant le <text:span text:style-name="_3c_num_3e_">un</text:span> contraires est mis aprés l’autre.</text:p>
      <text:p text:style-name="_3c_p_3e_">Toz argumens sont deffermés en <text:span text:style-name="_3c_num_3e_">.iiii.</text:span> manieres. Premierement se tu nies la prise de ton adversaire, ce meismes qu’il wet prouver. Aprés se tu confermes la prise, tu nies la conclusion. Aprés se tu dis que son argument soit vicieus. Aprés se contre ton argument tu en redis <text:span text:style-name="_3c_num_3e_">un</text:span> autre autresi ferme u plus. Por ce volt doner le mestres les ensegnemens qui covient a chascun de ces <text:span text:style-name="_3c_num_3e_">.iiii.</text:span> manieres.</text:p>
      <text:h text:style-name="Heading_20_2" text:outline-level="2"><text:bookmark-start text:name="III61"/><text:span text:style-name="_3c_id_3e_">[III61] </text:span><text:bookmark-end text:name="III61"/><text:span text:style-name="_3c_num_3e_">.III.LXI.</text:span> Dou deffermement qi nie le voirsamblable argument</text:h>
      <text:p text:style-name="_3c_p_3e_">Le premier deffermement est a nier ce que ton adversaire prend a prouver par argument necessaires ou par argumens voirsamblable. Et se ce que il dist est argumens voirsamblables, tu les poras niier en <text:span text:style-name="_3c_num_3e_">.iiii.</text:span> manieres.</text:p>
      <text:p text:style-name="_3c_p_3e_">Dont la premiere est quant il a dit d’une chose qu’elle est voirsamblable, et tu dis que non est, pour-ce que son dit est tout clairement faus, en ceste maniere : tes adversaires dist qu’il n’est nus hom qui ne soit plus covoiteus de deniers que de sens ; certes de ce ne dist il mie voir, car il en i a plus qui ayment sens que catel.</text:p>
      <text:p text:style-name="_3c_p_3e_">U se son dit est teus que son contraire soit autresi creables comme son dit, en ceste maniere : tes adversaires dist qu’il n’est nus hom qui ne soit plus covoiteus de signorie que de deniers, certes autresi pués tu dire son contraire, qu’il n’est nus qui ne covoite plus deniers que signorie.</text:p>
      <text:p text:style-name="_3c_p_3e_">U se son dit n’est pas creable, en ceste maniere : uns hom qui est fierement avers dit que por <text:span text:style-name="_3c_num_3e_">un</text:span> petit service de son ami il a laissié un sien grandisme proufit.</text:p>
      <text:p text:style-name="_3c_p_3e_">U se ce qui siut avenir aucunefois, tes adversaires dist qu’il avient tozjours useement, u en ceste maniere : il dist que tot povre covoitent plus deniers que signorie, certes il avient bien aucunefois que uns povres covoite plus deniers, mais il en resont des autres qui mieux ayment la signorie ; si comme en aucuns lieus desers suelt on fere murtre, mais non pas en tous.</text:p>
      <text:p text:style-name="_3c_p_3e_">U se son dit n’est pas creable, en ceste maniere : tes adversaires dist de ce qui avient aucunefois qu’il n’avient en nule maniere dou monde, en ceste maniere : il dist que nus ne peut estre pris d’amour de feme por un seul regart, car c’est chose qui peut avenir que par une seule vene l’en ayme par amours.</text:p>
      <text:p text:style-name="_3c_p_3e_">La seconde maniere de niier le dit ton adversaires est quant il dist le signe d’une chose, et tu le deffermes par cele meisme voie qu’il a confermee. Car en toz signes covient il a moustrer <text:span text:style-name="_3c_num_3e_">.ii.</text:span> choses, <text:soft-page-break/>une que celui signe soit voir, l’autre qu’il soit propre signe de la chose qu’il vieut prouver : si comme sanc qui est signe de meslee, et charbons sont signe de feu. Et puis covient a moustrer que fait soit ce qui ne covient pas, ou que ce ne soit qui covenoit, et que le hom de qui le parleour disent sa loi et la coustume de ceste chose, car toutes ces choses apertienent a signe et au samblant.</text:p>
      <text:p text:style-name="_3c_p_3e_">Et pour-ce que tu vieus deffermer les signes ton adversaire, tu dois esgarder comment il le dist ; car s’il dist que ce soit signes de cele chose, tu diroies que non est, en ceste maniere : il dist que la cote est toute sanglante que tu aportes, et est signes que tu as esté a la mellee, et tu diroies que non est ; ou tu dis que c’est legiers signes, car la cote sanglante peut estre signes que tu aies esté signiés.</text:p>
      <text:p text:style-name="_3c_p_3e_">U tu dis que celui apertient plus a toi que a lui ; car s’il dist que fait soit ce qui ne covient pas, en ceste maniere : tu en rougis ou visage pour ce que tu avoies coupe en cest meffet, tu dis que ce ne fu mie por mal més por honesteté et par droit. U tu dis que celui signe soit dou tout faus ; car s’il dist que tu tenoies le coutel sanglant, tu dis que sanglant n’estoit il pas, mais il ert enrueilliés.</text:p>
      <text:p text:style-name="_3c_p_3e_">Ou tu dis que celui soit apiertenans a autre suspection que tes adversaires ne dist ; car s’il dist que ce ne soit pas fet qui covient, en ceste maniere : tu t’en alas sans congié prendre, c’est samblance de larrecin, et tu dis que ce ne fu mie por mal, mais pour-ce que tu ne voloies esvillier le signeur de laiens.</text:p>
      <text:p text:style-name="_3c_p_3e_">La tierce maniere de niier le dit de ton adversaire est quant il fait en son dit une comparison entre <text:span text:style-name="_3c_num_3e_">.ii.</text:span> choses, et tu dis que cele chose n’est pas samblable a cele autre, pour-ce qu’eles sont de diverses manieres. Car s’il dist, tu voldroies avoir millour cheval que ton voisin, donques voldroies tu avoir millour feme, et tu denies son dit pour-ce que fame est d’autre maniere que cheval. Ou pour-ce qu’eles sont de diverses matires ; car s’il dist que l’om le doit redouter comme lyon, tu nies son dit, pour-ce que hom est d’autre nature que lyon.</text:p>
      <text:p text:style-name="_3c_p_3e_">Ou pour-ce qu’il sont de diverses forces ; car s’il dist que Pyrus doit estre dampnés a mort por la feme Hirestis qu’il ravi, autresi com Paris ravi Helaine, et tu nies son dit, pour-ce que le forfait Paris fu plus fort que celui de Pyrrus.</text:p>
      <text:p text:style-name="_3c_p_3e_">Ou pour-ce que eles ne sont pas d’un grant ; car s’il dist, cist homme ci a <text:span text:style-name="_3c_num_3e_">un</text:span> homme tué, il doit estre jugiés a mort autresi comme cil autres qui en ocist <text:span text:style-name="_3c_num_3e_">.ii.</text:span> ; et tu nies son dit, pour-ce qu’il ne fist si grant mal comme cel autre. Si di je en somme des diversités dou tens, dou liu, dou cors, et de l’opinion, et de toutes diversités qui sont es hommes et es choses. Car de chascune peut le bons parliers reprendre son adversaire, et deffermer son confermement.</text:p>
      <text:p text:style-name="_3c_p_3e_">La quarte maniere de niier le dit a ton adversaire est quant il ramentoit aucun jugement des sages hommes. Car teux argumens peut il confermer en <text:span text:style-name="_3c_num_3e_">.iiii.</text:span> manieres.</text:p>
      <text:p text:style-name="_3c_p_3e_">Ou par la louange de ciaus qui le jugement donerent, si comme Julle Cesar dist que le ancien sage de Rome par lor grant sen avoient pardonné a ciaus de Cartages.</text:p>
      <text:p text:style-name="_3c_p_3e_"><text:soft-page-break/>Ou il le peut confermer par la resamblance que celui jugement a a la chose de qui il parole, si comme fist <text:span text:style-name="_3c_num_3e_">un</text:span> preteor de Rome quant il dist, si comme nos anciestres pardonerent a ciaus de Cartage, tot autresi devons nos pardoner a ciaus de Greze.</text:p>
      <text:p text:style-name="_3c_p_3e_">Autresi le peut il confermer pour-ce qu’il dist que le jugement qu’il ramentut fust confermés par trestous hommes, u par toz ciaus qui l’oïrent ou qui confermer le peurent, pour-ce que celui jugement fu grignour et plus grief de la chose de qui il parole ; si comme fist Catons quant il dist que Mallius Torcatus juga son fis por itant solement qu’il envaï les françois contre son commandement.</text:p>
      <text:p text:style-name="_3c_p_3e_">Ce sont les <text:span text:style-name="_3c_num_3e_">.iiii.</text:span> manieres por confermer le jugement, et tu soies maintenant apareilliés, et defferme ce qu’il a dit par le contraire de ses confermemens, se tu onques pués. C’est a dire que se il les loe tu les blasmes, et s’il dist que le jugement fu confermés, et tu dis que non fu. Autresi fai de toutes les raisons qu’il dist sor le jugement, tu dies les contraires raisons.</text:p>
      <text:p text:style-name="_3c_p_3e_">Mais pour-ce que le ensegnement dou parleor doivent estre communs entre l’un parleour et l’autre, dist le mestres que le parleour qui ramentoit le jugement doit mout regarder que le jugement ne soient dessamblables de cele chose de qui il parole pour-ce que son adversaire le poroit legierement reprendre.</text:p>
      <text:p text:style-name="_3c_p_3e_">Aprés ce doit il garder qu’il ne ramentoive tel jugement qui ait esté contre les oïans, pour-ce qu’il crieront et diront maintenant que ce fu contre droit, et que le juges en deust estre dampnés.</text:p>
      <text:p text:style-name="_3c_p_3e_">Aprés ce doit il garder que, quant il peut ramentevoir mains bons jugemens loés et seus, il n’en die <text:span text:style-name="_3c_num_3e_">un</text:span> étrange ne mesconneu, car c’est une chose de quoi son adversaire le peut legierement reprendre et deffermer son dit. Or avés oii comment on peut deffermer toz voirsamblables argumens ; si fet huimés bon dire dou deffermement de necessaires.</text:p>
      <text:h text:style-name="Heading_20_2" text:outline-level="2"><text:bookmark-start text:name="III62"/><text:span text:style-name="_3c_id_3e_">[III62] </text:span><text:bookmark-end text:name="III62"/><text:span text:style-name="_3c_num_3e_">.III.LXII.</text:span> Dou deffermement qi nie les necesaires argumens</text:h>
      <text:p text:style-name="_3c_p_3e_">Et se ton adversaire fait sor son dit argumens necessaires, tu dois maintenant consirer se le argumens est necessaires u s’il porte samblance de necessité. Car s’il est droitement necessaires tu n’as pooir de contredire, mais s’il porte la samblance et il ne soit pas necessaires, lors le poras tu deffermer par icele voie meisme qui fu devisee ça ariere el chapitle des necessaires argamens, c’est par reploiement et par nombre u par simple conclusion.</text:p>
      <text:p text:style-name="_3c_p_3e_">Reploiement est quant le parleours devise <text:span text:style-name="_3c_num_3e_">.ii.</text:span> u <text:span text:style-name="_3c_num_3e_">trois</text:span> u plusours parties desquex, se tu confermes l’un quex qu’il soit, certes il te conclust s’elle est voire. Mais s’elle est fausse tu le pués deffermer en <text:span text:style-name="_3c_num_3e_">.ii.</text:span> manieres u en <text:span text:style-name="_3c_num_3e_">.ii.</text:span> deffermemens, ou en deffermant toutes les parties, u en deffermant l’une sans plus.</text:p>
      <text:p text:style-name="_3c_p_3e_">Raison coment : tes adversaires vieut conclure que tu ne dois pas chastoier ton ami, et sor ce devise <text:span text:style-name="_3c_num_3e_">.ii.</text:span> parties, en ceste maniere : u il crient, u il ne crient pas ; se il crient ne le chastoies mie, car il est <text:soft-page-break/>bons, s’il ne crient, ne le chastoies pas, car il a por nient ton ensegnement. Cis argumens n’est pas necessaires, més il le resamble ; et tu dois maintenant deffermer andeus les parties en ceste maniere ; mais je les doi chastiier, car s’il crient honte, il ne despira pas més dis, et s’il ne crient, de tant le doi je plus chastiier, pour-ce qu’il ne soit mie bien sages. Et se tu vieus deffermer l’une de ces parties sans plus, tu diras ensi : mais s’il crient voirement le doi je chastiier, car il sera amendés par mes dis, et deguerpira son erreur.</text:p>
      <text:p text:style-name="_3c_p_3e_">Nombres est quant le parleor conte en son dit maintes choses pour l’une prover selonc ce que le contes devisera el chapistre des necessaires argumens. Lors maintenant te covient deffermer son nombre, car il peut avoir <text:span text:style-name="_3c_num_3e_">trois</text:span> visces.</text:p>
      <text:p text:style-name="_3c_p_3e_">Dont le premiers est se il ne nombre pas cele partie que tu vieus affermer. Raison coment : tes adversaires dit ensi : u tu as achaté ce cheval u il te fu donés, u il fu norris en ta maison u il t’eschei d’iretage, u se ce n’est, donc tu l’as emblé ; mais je sai bien, tu ne l’as achaté, ne ne te fu pas donnés, ne ne t’eschei d’iretage, ne ne nasqui en ta maison, donc l’as tu emblé sans faille. Et quant il a ensi conclus, tu dois maintenant dire la partie qu’il laissa en son nombre, et di que tu l’as gaaignié au tornoiement, car son argument i est toz deffermés se c’est la verité qu’il n’avoit pas conté.</text:p>
      <text:p text:style-name="_3c_p_3e_">Li secons visces est quant il nombre une chose que tu pués contredire, car s’il dist que chil chevaus ne t’eschei d’iretage, et tu pués dire que si fist, certes son argument est toz depechiés.</text:p>
      <text:p text:style-name="_3c_p_3e_">Li tiers visces est quant une des choses qu’il nombre tu le pués bien reconnoistre et affermer sans laidure. Raison coment : tes adversaires dist ensi : tu demeures enki por luxure u por agait u por le proufit ton ami, certes tu pués bien affermer que tu i soies por le porfit d’aucun.</text:p>
      <text:p text:style-name="_3c_p_3e_">Simple conclusion est quant le parleour conclust ce qu’il vieut par la force d’une chose qui est dite devant moi ; c’est de <text:span text:style-name="_3c_num_3e_">.ii.</text:span> manieres, u il le prueve par necessité, u par samblance de necessité. Et se c’est par necessité, tu ne le pués pas contredire ; car s’il dist, ceste feme est enchainte, donc conut elle homme, u se cist hom espire, donc vit il, certes tu ne pués rien dire a l’encontre. Mais se c’est par samblance de necessité, en ceste maniere : s’elle est mere, donc ayme elle son fils ; certes tu le poras bien reprendre, et moustrer que ce ne soit par necessité, ains peut estre tot autrement.</text:p>
      <text:h text:style-name="Heading_20_2" text:outline-level="2"><text:bookmark-start text:name="III63"/><text:span text:style-name="_3c_id_3e_">[III63] </text:span><text:bookmark-end text:name="III63"/><text:span text:style-name="_3c_num_3e_">.III.LXIII.</text:span> Dou secont deffermement qi nie la conclusion</text:h>
      <text:p text:style-name="_3c_p_3e_">Li secons deffermemens est quant tu reconnois que le proposemens u la prise de ton adversaire soit veritable, mais tu nies sa conclusion pour-ce qu’elle naist de ce que tu avoies reconneu, ains conclust autre chose qu’elle ne doit ne ne peut. Raison coment : les gens de ta vile alerent a ost, et il avint chose que quant tu i aloies une maladie te prist enmi la voie que ne te laissa pas aler jusques a l’ost, si que ton <text:soft-page-break/>adversaire t’en acuse, et conclust en ceste maniere : se vos fussiés venus en l’ost, nostres connestables vos eust veu ; mais ne vous virent, donques ni volsistes vous pas venir.</text:p>
      <text:p text:style-name="_3c_p_3e_">Or garde que en cestui argument tu affermes bien le proposement ton adversaire, c’est que se tu eusses esté a l’ost le connestable t’eussent veu, et affermes sa prise, c’est qu’il ne te virent pas, mais sa conclusion ne naist mie de ce, car la u il dist que tu ni volsis aler, il ne dist mie voir, pour-ce que tu i voloies bien aler mais tu ne pooies.</text:p>
      <text:p text:style-name="_3c_p_3e_">Cis essamples est si clairs et si ouvers que c’est legiere chose a connoistre son visce, et pour-ce vieut le mestres moustrer <text:span text:style-name="_3c_num_3e_">un</text:span> autre essample plus obscur a entendre, por mieux ensegnier ce qui apertient a bon parleour ; car la u le visces est obscurs a entendre, il peut bien estre prouvés autresi comme s’il fust veritables. Et ce peut estre en <text:span text:style-name="_3c_num_3e_">.ii.</text:span> manieres, ou pour-ce qu’il quide que tu affermes a de certes une chose douteuse, ou pour-ce qu’il quide qu’il ne te soviegne pas de ce que tu as affermé et recongneu.</text:p>
      <text:p text:style-name="_3c_p_3e_">Et se c’est qu’il quide que tu aies affermé a de certes une chose douteuse por quoi ton adversaire te conclust, lors maintenant te covient il moustrer l’entendement que tu avoies quant tu affermas cele chose, et dire qu’il a reploiet son argument a autre chose. Raison comment : tes adversaires dist ensi, vos avés mestier d’argent ; et tu affermes bien son dit selonc ta entention, c’est a dire que tu en voldroies avoir plus grant somme que tu n’as. Mais tes adversaires pense tot autre chose, et dist ensi, mais vous avés mestier d’argent, car se ce ne fust vous feriés marchandise, donc iestes vous povres. Garde donc qu’il te conclust par autre entention, et pour-ce pués tu deffermer son argoment qu’il reploia et mua ce que tu entendoies.</text:p>
      <text:p text:style-name="_3c_p_3e_">Mais s’il quide que tu aies oblié çou que tu as recogneu, et coment, il en fera une mauvaise conclusion contre toi, en ceste maniere : se le iretages dou mort apertient a toi, chascuns doit croire que tu l’ochesis.</text:p>
      <text:p text:style-name="_3c_p_3e_">Et sor ce mot dist tes adversaires maintes paroles et assigne plusours raisons a prover sa cause. Et quant il a ce fait il prend son argument, et dist, mais sans faille le iretages apertient a toi, donc l’as tu ocis. Garde donc que ceste conclusion ne siut pas de ce que le iretages apertient a toi. Et pour-ce te covient il diligement regarder la force de son argument et dont il le trait et coment.</text:p>
      <text:h text:style-name="Heading_20_2" text:outline-level="2"><text:bookmark-start text:name="III64"/><text:span text:style-name="_3c_id_3e_">[III64] </text:span><text:bookmark-end text:name="III64"/><text:span text:style-name="_3c_num_3e_">.III.LXIIII.</text:span> Comment on doit deffermer l’argument qi est vicieus</text:h>
      <text:p text:style-name="_3c_p_3e_">Li tiers deffermemens est quant tu dis que le argumens ton adversaire est vicieus. Et ce peut estre en <text:span text:style-name="_3c_num_3e_">.ii.</text:span> manieres, ou pour-ce qu’il a visce en l’argument meismes, ou pour-ce qu’il n’apartient pas a ce que le parleres propose. Et sachiez que vices est en l’argument quant il est dou tout faus, ou s’il est <text:soft-page-break/>communs u universaus u legiers u lontains u mal appropriez u doutous u certains u non affermés u lais u anoieus u contraires u mouvables u adversaires.</text:p>
      <text:p text:style-name="_3c_p_3e_">Faus est celui qui est apertenant de mençoignes. Raison coment : nus ne poroit estre mout sages qui desprise deniers, mais Socrates desprisoit les deniers, donc ne fu il pas sages.</text:p>
      <text:p text:style-name="_3c_p_3e_">Comun est celui qui n’apertient pas a toi plus qu’a ton adversaire. Car se tu dis ensi, je dirai briefment pour-ce que j’ai droit, autresi le peut dire ton adversaire comme tu.</text:p>
      <text:p text:style-name="_3c_p_3e_">Universel est celui qui peut estre retrait sor une autre chose qui n’est pas veritable, en ceste maniere : Segnor juges, je ne m’en fusse pas mis sor vous se je ne quidasse que le drois en fust tousjours devers moi.</text:p>
      <text:p text:style-name="_3c_p_3e_">Legiers est en <text:span text:style-name="_3c_num_3e_">.ii.</text:span> manieres une qui est dite a tart, si comme le vilains dist, se je quidasse que l’en emblast mes bués, je eusse fermé l’estable. L’autre maniere est a covrir une laide chose de legier covertour, si comme fist le chevaliers qui deguerpi son roi quant il estoit en sa haute signourie, et puis que son roi fu essilliés son chevalier l’encontra un jour et le dist, Sire, fist il, vous me devés pardonner ce que je vous deguerpi, pour-ce que je m’apareil a aler tous seus a vostre secors.</text:p>
      <text:p text:style-name="_3c_p_3e_">Lontains est celui argument qui est pris trop de long ; selonc ce que fist la chamberiere Medee : Diex vosist, fist elle, que l’en n’eust pas taillié le mairien de quoi les nés furent faites.</text:p>
      <text:p text:style-name="_3c_p_3e_">Mal apropriés est en <text:span text:style-name="_3c_num_3e_">trois</text:span> manieres. Une qui dist les proprietés qui autresi sont communs a une autre chose ; car se tu me demandes les proprietés de l’omme qui est descordables, et je disoie que descordables est cil qui est mauvais et anuieus entre les hommes, certes ces proprietés ne sont plus dou descordable que de l’orguilleus ne que d’un fol ne que d’un autre mal homme. La seconde maniere dist teux proprietés qui ne sont mie voires, mais fausses ; car se tu demandes des proprietés de sapience, et je disoie que sapience n’est autre chose que gaaignier argent, certes je diroie fausses proprietés. La tierce maniere dist aucunes proprietés mais non pas trestotes ; car se tu me demandes des proprietés de folie, et je disoie que folie est de covoitier haute renomee, certes ja soit ce folie d’aucune part, ne di je mie totes les propriétés de folie.</text:p>
      <text:p text:style-name="_3c_p_3e_">Douteus est celui argumens qui par douteuses causes vieut prover une douteuse chose, en ceste maniere : Segnour princes de la tiere, vous ne devés avoir guerre l’un contre l’autre, pour-ce que le diex, qui governent les movemens du ciel, ne s’entrecombatent mie.</text:p>
      <text:p text:style-name="_3c_p_3e_">Certains est quant le parleour conclust ce meismes que son adversaire conferme, et laisse ce qu’il deust prover. Si comme fist le adversaires Horrestis ; quant il devoit moustrer que Horrestis avoit murdrie sa mere, il moustra qu’il l’avoit ocise ; et ce ne besoignoit pas, pour ce qu’il ne le denioit mie, ains disoit qu’il l’avoit a droit ocise.</text:p>
      <text:p text:style-name="_3c_p_3e_">Non affermé est quant le parleours dist maintes paroles et confermemens sor une chose que son adversaire nie tot plainement. Raison coment : Ulixes fu acusés qu’il avoit ocis Ajacem, mais il disoit <text:soft-page-break/>que non avoit ; et totesvoies son adversaire disoit grans mos et grans paroles, et ce estoit mout laide chose quant uns vilains ocist <text:span text:style-name="_3c_num_3e_">un</text:span> si noble chevalier.</text:p>
      <text:p text:style-name="_3c_p_3e_">Lais argumens est celui qui est deshonestes par raison dou lieu, c’est a dire lais moz devant l’autel ; ou par raison de celui qui les dist, c’est s’uns evesques parole des femes et de luxure ; u par raison dou tens, c’est se au jour de Paskes on desist que Diex ne resurrexist mie ; ou par raison des oïans, c’est se devant les religieus l’om parole de vanités et de delit dou siecle ; u par raison de la chose, c’est a dire, qui parole de la Sainte Crois ne doit pas dire que ce soient forques.</text:p>
      <text:p text:style-name="_3c_p_3e_">Anoieus est celui qui anuie a la volenté des oïans ; car se par devant le prestre je loaisse la loi qui dampne luxure, certes mon argument anuieroit as oïans.</text:p>
      <text:p text:style-name="_3c_p_3e_">Contraires argumens est quant le parleours dist contre ce meismes que le oïant firent. Raison coment : je vais devant Alixandre, et acuserai aucun preudome qui avoit une cité vaincue a force d’armes, et dirai qu’il n’i a au monde si cruel chose con de prendre cités et gaster les ; certes iteus argumens est bien contraires, pour-ce que le oïans, c’est Alixandres, deforfist plusors viles et cités.</text:p>
      <text:p text:style-name="_3c_p_3e_">Muables est quant le parleors dist d’une meisme chose <text:span text:style-name="_3c_num_3e_">.ii.</text:span> diversités qui sont l’un contre l’autre ; selonc ce que uns hom dist, kiconques a les vertus, il n’a pas mestier d’autres a bien vivre, et poi aprés dist il meismes que nus ne peut bien vivre sans santé. Et uns autres quant il ot dit qu’il servoit a son ami par amours, et puis aprés si dist il qu’il atendoit de lui grans services.</text:p>
      <text:p text:style-name="_3c_p_3e_">Adversaires est celui argument qui plus fait contre le parleour que por sa partie ; car se je voloie connoistre le chevalier a la bataille, et je desisse que nos enemis sont grans et fors et bonseurés, certes ce seroit plus contre moi que por moi</text:p>
      <text:p text:style-name="_3c_p_3e_">Or covient a dire de l’autre maniere de l’argument qui est vicieus, c’est quant il n’apertient pas a ce que le parleor propose. Et ce peut estre en maintes manieres ; c’est se le parleours promet qu’il dira de plusors choses, et puis ne dist que de l’une ; u se il doit moustrer tout, et il ne moustre c’une partie, c’est a dire se le parleours vieut moustrer que toutes femes sont averes et il ne le moustre que d’une u de <text:span text:style-name="_3c_num_3e_">.ii.</text:span> ; u se il ne se deffent de çou dont il est blasmés, selonc ce que fist Pankuves quant il volt deffendre musike, qui estoit blasmee par plusours, il ne le deffendi pas mais il loa molt sapience. Autresi fist cil qui estoit blasmés de vaine gloire, car il ne s’en deffendi pas, ains dist qu’il estoit mout fiers et hardis as armes ; u se la chose est blasmee par le visce de l’homme, si comme sont cil qui disent mal de sainte eglise por la malvestié des prelas ; u se je voloie loer <text:span text:style-name="_3c_num_3e_">un</text:span> homme, je diroie qu’il est mout riches et bonseureus, mais je ne di pas qu’il ait aucune vertu ; u se je faç comparison entre deus hommes u entre deus choses en tel maniere qu’il ne quide pas que je puisse loer l’un sans blasmer l’autre.</text:p>
      <text:p text:style-name="_3c_p_3e_">U il loe l’une seulement et ne fait de l’autre nule mention comme se nous fuissons a conseil por establir liquex vaut miex u la pais u la guerre, je ne fineroie de loer la pais, mais de la guerre ne diroie <text:soft-page-break/>ne ce ne coi ; u se je demandoie d’une certaine chose et tu me respons d’une general, car se je te demande de l’ours s’il cort, et tu dis que <text:span text:style-name="_3c_num_3e_">un</text:span> homme et <text:span text:style-name="_3c_num_3e_">un</text:span> animal cort.</text:p>
      <text:p text:style-name="_3c_p_3e_">Ou se la raisons que le parleors rent est fausse, car s’il dist que deniers sont bons pour-ce qu’il donent plus bonneeureuse vie que rien dou monde, certes la raisons est fausse, pour-ce que denier donent a homme grandesime travail et maleurté, selonc Dieu et selonc le siecle.</text:p>
      <text:p text:style-name="_3c_p_3e_">U se le parleours rent foible raison de son dit, selonc ce que Plauctus fist : il n’est mie bon, fist il, que l’en chastist son ami de ses meffais dev nt tens, por coi je ne voeil pas hui chastoier mon ami des maus qu’il a fais.</text:p>
      <text:p text:style-name="_3c_p_3e_">Ou se le parleours rent tel raison de son dit que ce est ce meismes que son dit, car s’il dist qu’avarisce est trop male chose pour-ce que covoitise d’argent a ja fés mains grans damages a maintes gens, certes avarice et covoitise sont une chose.</text:p>
      <text:p text:style-name="_3c_p_3e_">Ou se le parleours rent une petite raison la u il le poroit rendre grant, car s’il dist, bone chose est amistié pour-ce que l’en en a maint delit, certes il poroit dire millour raison et dire qu’il i a maint proufit et honesteté et viertu.</text:p>
      <text:h text:style-name="Heading_20_2" text:outline-level="2"><text:bookmark-start text:name="III65"/><text:span text:style-name="_3c_id_3e_">[III65] </text:span><text:bookmark-end text:name="III65"/><text:span text:style-name="_3c_num_3e_">.III.LXV.</text:span> Du quart deffermement qi dist autresi fermes raisons que ses adversaires u plus</text:h>
      <text:p text:style-name="_3c_p_3e_">Li quars deffermemens est quant ton adversaire a dit son argument, tu redis a l’encontre <text:span text:style-name="_3c_num_3e_">un</text:span> autre autresi fort u plus ; et teus argumens apertienent plus a content qui sont sour conseil prendre que a autres choses.</text:p>
      <text:p text:style-name="_3c_p_3e_">Et sachez que cest deffermement peut estre fet en <text:span text:style-name="_3c_num_3e_">.ii.</text:span> manieres. La premiere est quant mes adversaires dit une chose que je consenc, et ensi est fermee, mais tot maintenant je redi a l’encontre une autre plus estable raison qui est fermee par necessaires argumens. Car la u Cesar disoit, nous devons, fist il, pardonner as conjurés pour ce qu’il sont nos citains, voirs est, dist Catons, qu’il sont nos citeins, mais s’il ne sont dampnés, il covient a fine force que Rome en soit destruite por aus.</text:p>
      <text:p text:style-name="_3c_p_3e_">La seconde maniere est quant mes adversaires dit d’une chose qu’elle est proufitable et je di que voirs est, mais je moustre tout maintenant que ce que je di est honeste chose, car sans faille honestés est plus ferme chose que proufit, ou autant. Mais ci se taist le mestres a parler de la quinte branche dou conte, c’est dou deffermement, de quoi il a dit ce qu’il en savoit dire ; si dira il de la sisime branche, c’est de conclusion.</text:p>
      <text:h text:style-name="Heading_20_2" text:outline-level="2"><text:bookmark-start text:name="III66"/><text:soft-page-break/><text:span text:style-name="_3c_id_3e_">[III66] </text:span><text:bookmark-end text:name="III66"/><text:span text:style-name="_3c_num_3e_">.III.LXVI.</text:span> De la sisime branche, c’est conclusion</text:h>
      <text:p text:style-name="_3c_p_3e_">Après la doctrine dou deffermement et de toutes les <text:span text:style-name="_3c_num_3e_">.v.</text:span> premieres brankes dou conte, vient la derraine branche, c’est la conclusion, la u le parleours conclust les raisons et pose fin a son conte. Et neporquant nous trovons que Ermagoras dist en ses livres que devant la conclusion doit estre le trespas : ensi faisoit <text:span text:style-name="_3c_num_3e_">.vii.</text:span> branches au content. Mais le trés sages Tuilles Cicerons, qui de bone parleure passa toz hommes, blasme trop la sentence Ermagoras.</text:p>
      <text:p text:style-name="_3c_p_3e_">Et vous avés bien oii ça ariere que trespas est quant le parleours ist un pichot de sa propre matire et trespasse a <text:span text:style-name="_3c_num_3e_">un</text:span> autre, por achoison de loer soi et sa partie u de blasmer son adversaire et sa partie u por achoison de confermer u de deffermer non mie por argument mais por acroistre sa cause, selonc ce que le mestres devise ça ariere el chapistre la u il dist coment on peut acroistre sa matire en maint autres lieus. De cestui trespas dist Tuilles qu’il n’est ne ne doit estre tot par lui branche dou conte.</text:p>
      <text:p text:style-name="_3c_p_3e_">Et pour-ce s’en taist ore le mestres, et dist que conclusion est l’issue et la fin dou conte ; ains est sousmis as argumens des branches dou conte. Et sachez que la conclusion a <text:span text:style-name="_3c_num_3e_">trois</text:span> parties, ce sont reconte, desdaing, et pité ; et vous orés de chascun par soi diligement, et premierement de reconte.</text:p>
      <text:h text:style-name="Heading_20_2" text:outline-level="2"><text:bookmark-start text:name="III67"/><text:span text:style-name="_3c_id_3e_">[III67] </text:span><text:bookmark-end text:name="III67"/><text:span text:style-name="_3c_num_3e_">.III.LXVII.</text:span> De raconte</text:h>
      <text:p text:style-name="_3c_p_3e_">Raconte est celui fin dou conte en quoi le parleours briement et en somme reconte tous ses argumens et les raisons qu’il avoit contees parmi son dit, les unes cha et les autres la ; et les ramentoit en briés mos por torner les a memore des oïans plus fermement. Mais pour-ce que se le parleours faisoit tozjours son reconte d’une maniere solement, le oïant en seroient souspecenous et quideroient que ce fust chose apensee ; pour-ce covient il sovent varier et reconter ore en une maniere ore en une autre, selonc ce que tu poras veoir ci desous.</text:p>
      <text:p text:style-name="_3c_p_3e_">Et tu pués bien aucunefois ramentevoir la some de chascun de ces argumens par soi, car c’est assés legiere chose a dire et a entendre. Aucunefois pués tu bien reconter toutes les parties que tu dois en ton devisement et que tu promeis de prover, et ramentevoir toutes les raisons comment tu les as provees et confermees.</text:p>
      <text:p text:style-name="_3c_p_3e_">Aucunefois pués tu demander as oïans en ceste maniere : Segnour, que querés que volees autre chose ? et quoi plus ? je ai ce dit et si ai prouvé ce et cel autre. En celi maniere ramentoive et tes dis et tes argumens, car le oïant sauront mieux et quideront k il n’i ait plus a prover.</text:p>
      <text:p text:style-name="_3c_p_3e_">Aucunefois pués tu ramentevoir tes raisons et prover, sans noient dire des raisons ton adversaire ; et aucunefois dire des argumens avec les tiens, en tel maniere que, quant tu dis un des argumens ton <text:soft-page-break/>adversaire, tu dois maintenant dire comment tu l’as deffermee et defacie ; car c’est une maniere de reconter por quoi les oïans se sovienent de tout çou que tu as confermé et deffermé.</text:p>
      <text:p text:style-name="_3c_p_3e_">Aucunefois pués tu amonester les oïans de ta bouche que il lor soviegne de ce que tu as dit en quel lieu et comment. Aucunefois pués tu nomer <text:span text:style-name="_3c_num_3e_">un</text:span> autre homme autresi comme s’il parlast, et metre sor lui ton reconte, en ceste maniere : je vous ai ce apris et moustré ce et cel autre : mais s’il fust enki Tuilles, que le demanderois vous plus ?</text:p>
      <text:p text:style-name="_3c_p_3e_">Aucunefois pués tu nomer une autre chose qui ne soit pas homme, si comme est loi u un liu u une cité et teus autres choses samblables, et metre sor lui ton reconte, en ceste maniere : se la loi peust parler, ne se plainderoit elle devant vous, et diroit, que querés, que demandés plus quant on prueve ce et cel autre et moustre si clairement com vous avés oii conter ?</text:p>
      <text:p text:style-name="_3c_p_3e_">Et sachez qu’en ces <text:span text:style-name="_3c_num_3e_">.ii.</text:span> manieres, c’est d’un autre cors d’ome et d’une autre chose, pués tu ensivre toutes les varieté qui sont posees ci deseure. Mais le general ensegnement de toutes manieres de raconter est que de chascun de tes argumens tu saches triier et prenre ce que plus vaut, et reconter le au plus brief que tu onques poras, en tel maniere qu’il samble que la memore soit renovelee, non pas le parlement.</text:p>
      <text:h text:style-name="Heading_20_2" text:outline-level="2"><text:bookmark-start text:name="III68"/><text:span text:style-name="_3c_id_3e_">[III68] </text:span><text:bookmark-end text:name="III68"/><text:span text:style-name="_3c_num_3e_">.III.LXVIII.</text:span> De desdaing</text:h>
      <text:p text:style-name="_3c_p_3e_">Desdaing est celui fin dou conte en quoi le parleour met un cors d’ome u d’autre en grant haine et en grief malevoeillance. Et sachez que cestui desdaing naist de cel lieu meismes de quoi naissent confermement et deffermement et des proprietés du cors et de la chose, selonc ce que le livre devise cha en ariere en ses chapistres ; car ce sont le lieu par quoi on peut acroistre les crimes et les forfés et tout desdaing. Et neporquant le mestres devisera enki les ensegnemens qui apertienent tout droit au desdaing.</text:p>
      <text:p text:style-name="_3c_p_3e_">Le premier lieu de desdaing est pris par auctorité ; c’est a dire quant je dis que cele chose a esté de grant estuide a Deu, u as hommes de grant auctorité. Et ce peut estre moustré par raison de sort u de divin mandement, u des prophetes u de mervilles et de teus choses samblables. Autresi peut il estre mostré par la raison de lor ainsnés u de nos signeurs u des cités u des gens u des trés sages hommes u del signat u del peuple u de ciaus qui firent la loi.</text:p>
      <text:p text:style-name="_3c_p_3e_">Raison coment : il fu voirs que Judas deguerpi les disciples par traison. Li autre apostle geterent sort pour veir qui deust estre mis en son lieu ; le sort en vint sor Mathie qui fu apostles en lieu de Judas. Mais s’il s’en fust encondis et ne le volsist pas estre, on peust metre sor lui desdaing, en ceste maniere : nus ne te doit amer quant tu refuses ce que Diex nous a moustré par sort. De cestui essample se passe le mestres, car il soufist bien a entendre tous les autres lieus devant dis.</text:p>
      <text:p text:style-name="_3c_p_3e_"><text:soft-page-break/>Li secons lieus de desdaing est pris quant le parleours croit le forfait por courous, et moustrent a qui il apertient ; car s’il est contre tous hommes ou contre plusours, c’est grant cruauté ; et s’il est contre les graindres et qui sont plus digne de nous, c’est grant desdaing ; et se c’est contre nos pers c’est grans mauvaistiés, et ce c’est contre les fiebles c’est grans fiertés.</text:p>
      <text:p text:style-name="_3c_p_3e_">Li tiers lieus de desdaing est pris quant le parleour dit autresi comme en demandant le mal qui en peut avenir se le autre faisoient ce que ses adversaires a fet, et que l’en le pardone ce meffet : maint desdaing oseront faire teus et pieurs oevres dont il peut avenir grans periz.</text:p>
      <text:p text:style-name="_3c_p_3e_">Le quart lieu est quant le parleours dist as juges que maintes gens regarderont a ce qu’il establiront sor celui meffet, por savoir que il lor loist a fere se il pardonent a lui.</text:p>
      <text:p text:style-name="_3c_p_3e_">Li cinquime lieus est quant le parleour dist que toz autres jugemens, s’il fussent contre droit, poroient estre amendés, mais cil crimes est de tel nature que ce qui en sera jugiés une fois iert si estable qu’il ne pora pas estre remué por autres sentences ne par jugement de nului.</text:p>
      <text:p text:style-name="_3c_p_3e_">Le sisime lieu est quant le parleour dist que son adversaire a ce fait penseement et par conseil, et que nus ne doit pardoner le tortfet que l’en fait de son gré, ja soit ce que on peut aucunefois pardonner ciaus qui avienent contre lor gré et nonsachant.</text:p>
      <text:p text:style-name="_3c_p_3e_">Le septime lieu est quant le parleour dist que son adversaire par sa poissance et par ses richesces a fait une si cruel chose et si desaperte comme c’est a oïr.</text:p>
      <text:p text:style-name="_3c_p_3e_">Le octime lieu est quant le parleours dist que une si piesme chose ne fu onques oïe ne poi ne grant, et que nus tyrans, nule bête, ne sarrasins ne juis, ne l’osa onques faire ; et nome ciaus contre qui il a ce fait, c’est contre son pere u contre ses fils ou contre sa feme u contre ses parens u ses subtés u ses ainsnés u contre son ôte u son voisin u son compaignon, son ami, son mestre, u contre les mors u contre les chetis et les foibles, u contre ciaus qui ne se puënt aidier, si comme sont enfant, vieillars, et femes et malades ; car de toutes tens choses naist <text:span text:style-name="_3c_num_3e_">un</text:span> cruel desdaing par qui le oïant sont fierement commeu contre ciaus qui font teus et samblables oevres.</text:p>
      <text:p text:style-name="_3c_p_3e_">Li nuevimes lieus est quant le parleours ramentoit une grant mauvaisté provee, et dist que ce que son adversaire fist est d’assés plus grrief et de grignour periz que cel autre.</text:p>
      <text:p text:style-name="_3c_p_3e_">Li <text:span text:style-name="_3c_num_3e_">.x.</text:span> lieus est quant le parleours ramentoit tote la besoigne par ordre, si comme il fu en la chose faisant et qui fu aprés a la fin, et croist le desdaing et la cruauté de chascune chose par sai tant comme il peut, et le demoustre as oïans autresi comme s’il l’eussent veu en sa presence.</text:p>
      <text:p text:style-name="_3c_p_3e_">Li onsimes lieus est quant le parleour dit de celui qui a ce fait : ne le devoit pas faire, ains devoit metre et cuer et cors por deffendre que ce ne fust pas fait. Li dousimes argumens est quant le parleours dist autresi comme par courous que l’en a ce fait a lui tous premiers qui onques ne fu fet a nului.</text:p>
      <text:p text:style-name="_3c_p_3e_">Li trezimes lieus est quant le parleours dit que outre ce mal que son adversaires le a fet il le dist mains crueus moz et reproces et manaces.</text:p>
      <text:p text:style-name="_3c_p_3e_"><text:soft-page-break/>Li quatorzimes lieus est quant le parleours prie les oïans qu’il tornent sor aus le torfait que on le a fait, c’est a dire que se le mal est des enfans qu’il le tornent sor ses fils, et s’il est de femes qu’il le tornent sor leur femes.</text:p>
      <text:p text:style-name="_3c_p_3e_">Li quinzimes lieus est quant le parleors dit que ce que le est avenu sieut sambler grief et cruel ad son adversaire. Et en somme, ce que le parleours dist par desdaing, il le doit dire au plus griement qu’il onques peut, si qu’il mue les corages des oïans contre son adversaire ; car c’est une chose qui mout proufite a sa cause quant le oïant sont commeu par courous contre son adversaire.</text:p>
      <text:h text:style-name="Heading_20_2" text:outline-level="2"><text:bookmark-start text:name="III69"/><text:span text:style-name="_3c_id_3e_">[III69] </text:span><text:bookmark-end text:name="III69"/><text:span text:style-name="_3c_num_3e_">.III.LXVIIII.</text:span> De pitié</text:h>
      <text:p text:style-name="_3c_p_3e_">Pitié est un dit qui a la fin aquiert la misericorde des oïans. Et pour ce le parleour qui vieut finer et clore son dit par pitiet doit faire <text:span text:style-name="_3c_num_3e_">.ii.</text:span> choses : une qui adoucisse les corages des oïans en tel maniere qu’il n’aient nul troublement contre lui, et s’il l’ont, qu’il tornent a debonnairetet ; l’autre si est qu’il face tant que le oïant aient misericorde de lui, c’est a dire qu’il lor poise de son damage, pour-ce que quant le oïant soient a ce venus qu’il sont debonnaires et qu’il n’aient nul torblement contre lui et qu’il lor poise de ton mal, certes il sont legierement esmeu a pité.</text:p>
      <text:p text:style-name="_3c_p_3e_">Et a ce faire doit le parleours torner as communs lieus, c’est a la force de fortune et a la foiblece des hommes ; car la u tu dis bien ces choses, il ne seront ja de si dur cuer qu’il ne tort a misericorde, meismement quant il consire que l’autrui mal peut venir sor lui et sor ses choses.</text:p>
      <text:p text:style-name="_3c_p_3e_">Et sachez que le lieus qui apertient a aquerre pitié sont <text:span text:style-name="_3c_num_3e_">.xvi.</text:span> Li premiers est quant le parleours conte les biens qu’il soloit avoir jadis et moustre le mal qu’il suefre maintenant.</text:p>
      <text:p text:style-name="_3c_p_3e_">Li secons lieus est quant le parleours monstre le mal qu’il a eu jadis et ciaus qu’il a maintenant et ciaus qu’il aura ça avant.</text:p>
      <text:p text:style-name="_3c_p_3e_">Li tiers lieus est quant le parleours se plaint et nome tous ses maus ; si comme le peres se plainsist de la mort son fil, et nomast le delit qu’il avoit de sa joventé et l’esperance qu’il avoit de lui et la trés grant amour qu’il le portoit et le sollas et la noreture et les autres choses samblables.</text:p>
      <text:p text:style-name="_3c_p_3e_">Le quart lieu est quant le parleours se plaint qu’il a soufiert u qu’il le covient soufrir laides choses u vils de siervage, lesquex il ne deust soufrir por la raison de son âge u de son linage u de sa fortune u de sa signorie u por le bien qu’il a ja fet.</text:p>
      <text:p text:style-name="_3c_p_3e_">Li cinkimes lieus est quant le parleours devise par devant les œils des oïans tous les maus qui lui sont avenu autresi comme s’il les veissent ; car c’est une maniere par qui le parleour sont commeu, autresi bien por la force dou fais comme par la force dou dit.</text:p>
      <text:p text:style-name="_3c_p_3e_"><text:soft-page-break/>Li sisimes lieus est quant le parleours moustre que hors de son esperance il est venus en maleurté, et que la u il atendoit que de cel homme u de cele chose le deust avenir grandisimes proufiz, il n’en a noient ançois en est cheus en grant mal aventure.</text:p>
      <text:p text:style-name="_3c_p_3e_">Li septimes lieus est quant le parleours torne ses maus viers les oïans et lor prie que quant il esgardent lui qu’il lor souviegne de ses fils et de ses parens et de ses amis.</text:p>
      <text:p text:style-name="_3c_p_3e_">Li witimes lieus est quant le parleors moustre que fait soit ancun desavenant u que ce qui estoit avenant ne fu pas fait ; selonc ce que dist Cornele la feme Pompei : lasse, fist elle, que je né fui pas a son definement ; je ne le vi, je ne oï son derrenier mot, ne ne rechiu son esperit ; en ceste maniere se plaignoit sa feme et moustroit que ce qui estoit avenant ne fu pas fet ; et maintenant moustra comment fu fet le desavenant ; la u elle dist, il morut, fist elle, es mains de ses anemis, il jut vilainement en la tiere de ses guerriés, il n’ot onques sepulture ne point d’onnorableté a sa mort, et sa charoigne fu longuement trainee par les bêtes sauvages.</text:p>
      <text:p text:style-name="_3c_p_3e_">Li <text:span text:style-name="_3c_num_3e_">.ix.</text:span> lieus est quant le parleors torne son dit sor aucune bieste u sor une autre chose sans sens et sans parler ; car c’est une maniere de parler qui mout entre ens cuers des oïans ; selonc ce que fist la feme Pompei : gardés, fist elle, coment son ostel pleure, sa robe et son harnois se plaignent, son cheval et ses armes recontent ses torsfais.</text:p>
      <text:p text:style-name="_3c_p_3e_">Li <text:span text:style-name="_3c_num_3e_">.x.</text:span> lieus est quant le parleours se plaint de sa povreté, de sa maladie, de sa foiblece, de sa sollitude ; selonc que fist la feme Pompei : ha lasse ! comme je sui desoremais povre et nue sans nul pooir, je serai tote seule sans signor et sans nul conseil.</text:p>
      <text:p text:style-name="_3c_p_3e_">Li onsimes lieus est quant on parole de ses enfans u de son pere et de son cors entierer, selonc ce que Eneas dist a ses gens quant il fu chaciés de Troie : je ne sai, fist il, comment il sera de ma vie u de ma mort entre tant de periz, mais je laisse mon fil en vos mains, je vos prie de lui et de mon pere et que mon cors soit entierés honorablement se je muir.</text:p>
      <text:p text:style-name="_3c_p_3e_">Li dousimes liens est quant l’om se desoivre de ciaus que l’om ayme tenrement et moustre quel doleur, quel damage il avoient a lui u a ciaus de sa desevrance.</text:p>
      <text:p text:style-name="_3c_p_3e_">Li <text:span text:style-name="_3c_num_3e_">.xiii.</text:span> lieus est quant le parleours se plaint que teus gens le font mal et anui qui le devroient bien faire et honour.</text:p>
      <text:p text:style-name="_3c_p_3e_">Li quatorsimes lieus est quant le parleours humlement prie les oïans autresi comme en plorant qu’il aient pitié de lui et de ses maus.</text:p>
      <text:p text:style-name="_3c_p_3e_">Li <text:span text:style-name="_3c_num_3e_">.xv.</text:span> lieus est quant le parleours ne se dieut de son mal, mais il se plaint de la mescheance son ami u de son parent ; selonc ce que Catons disoit contre les conjurés de Rome : il ne me causist de moi, fist il, mais il me poise de la destruction de nostre commun, de nos fis, et de nos gens.</text:p>
      <text:p text:style-name="_3c_p_3e_">Li <text:span text:style-name="_3c_num_3e_">.xvi.</text:span> lieus est quant le parleors dist qu’il le poise mout fierement du mal des autres, et neporquant il mostre qu’il ait grant cuer et franc de soufrir tous periz ; car il avient sovent as princes de la tiere et as autres qui ont auctorité de signorie u des vertus, que s’il disent hautes paroles et mostrent franc <text:soft-page-break/>corage, le oïant en sont commeu a misericorde plus tost et miex que par proieres u par humilités. Et sachez que c’est une maniere de parler a quoi se tornent tuit connestable et le signour des os quant il welent les lor connorter a la bataille.</text:p>
      <text:p text:style-name="_3c_p_3e_">Or avés oï toz les lieus por aquerre la misericorde des oïans. Mais le parleours doit mout garder que la u il aperçoit que le corage sont commeu de pitié, qu’il ne demeurt plus en sa plainte, mais tout maintenant fine son dit devant ce que le oïant issent de pitié ; car Appolles dist, nule rien seche si tost comme larmes.</text:p>
      <text:h text:style-name="Heading_20_2" text:outline-level="2"><text:bookmark-start text:name="III70"/><text:span text:style-name="_3c_id_3e_">[III70] </text:span><text:bookmark-end text:name="III70"/><text:span text:style-name="_3c_num_3e_">.III.LXX.</text:span> De la diversité qi est entre ditteors et parleours, et de la conclusion</text:h>
      <text:p text:style-name="_3c_p_3e_">Ci sont les <text:span text:style-name="_3c_num_3e_">trois</text:span> parties de la droite conclusion, qui apertient a bien parler, selonc les ensegnemens de Tuille. Mais le ditteour s’en descordent <text:span text:style-name="_3c_num_3e_">un</text:span> pichot ; car en la conclusion qui est en parlant comprent le parleours sa demande et la some de ses raisons, et fine son conte ; més es letres que l’om envoie as autres, quant le ditteor ont escrit les premieres branches, c’est la saluence, le prologue, le fait, la demande, et qu’il a priiet u demandé ce qu’il vieut, il escrit maintenant le bien qui en peut avenir se l’en fait sa requeste, u le mal se l’om ne le fait, et pose fin a sa letre ; et c’est sa conclusion. Mais ci se taist le mestres de conclusion, por mostrer des autres doctrines.</text:p>
      <text:h text:style-name="Heading_20_2" text:outline-level="2"><text:bookmark-start text:name="III71"/><text:span text:style-name="_3c_id_3e_">[III71] </text:span><text:bookmark-end text:name="III71"/><text:span text:style-name="_3c_num_3e_">.III.LXXI.</text:span> Coment le contes peut estre a mains de <text:span text:style-name="_3c_num_3e_">.vi.</text:span> branches</text:h>
      <text:p text:style-name="_3c_p_3e_">Jusques ci a devisé le mestres les branches dou conte, et a moustré diligement toz les ensegnemens qui a ce covienent selonc l’auctorité de Tuille et des autres mestres de rectorique. Et ja soit ce qu’il die que uns contes de bouche a <text:span text:style-name="_3c_num_3e_">.vi.</text:span> branches et c’une letre en a <text:span text:style-name="_3c_num_3e_">.v.</text:span>, selonc ce que vous avés oï ça arieres, neporquant le contes poroit bien estre de tel maniere qu’il ne requerroit pas toutes les branches et les parties devant dites, ains seroit assés d’une branche sans plus, u de <text:span text:style-name="_3c_num_3e_">.ii.</text:span> u de <text:span text:style-name="_3c_num_3e_">trois</text:span> u de <text:span text:style-name="_3c_num_3e_">.iiii.</text:span> u de <text:span text:style-name="_3c_num_3e_">.v.</text:span>, selonc la nature dou fait. Et pour mieux connoistre comment ce est, te couvient il savoir que les unes branches sont si sustancieles que l’en ne peut rien dire se par eles non, si comme est le fait et la demande ; car sans une de ces <text:span text:style-name="_3c_num_3e_">.ii.</text:span> ne peut iestre nus contes de bouche ne d’escripture.</text:p>
      <text:p text:style-name="_3c_p_3e_">Mais les autres branches, sont la saluence, le prologues, et le devisemens, et confermemens, et le deffermemens, et conclusion, ne sont mie dou tout de la substance dou conte. Car letres et messages peut bien aucunefois estre sans saluence, u pour-ce que s’uns autres ovrist les letres que il ne seust les <text:soft-page-break/>nons, u pour-ce que le messages est de tel maniere que le messagiers nomera et les uns et les autres plusieurs fois en son conte, et lors n’a en celi letre ne en celui message que <text:span text:style-name="_3c_num_3e_">.iiii.</text:span> branches de remanant.</text:p>
      <text:p text:style-name="_3c_p_3e_">Mais quant la matire est si honieste qu’elle par sa dignité plaist as oïans sans nule doreure de prologue, lors se peut l’om bien taire dou prologue, et dire sa besoigne selonc ce que vos avés oï cha ariere el chapitle des prologues. Autresi bien peut on laissier le devisement et le confermement et le deffermement et la conclusion, et dire simplement le fait u sa demande. A ce poés vous entendre que ancunefois est a dire assés le fait seulement, en ceste maniere : sachez que nous somes en Franche. Et aucunefois soufist a dire la demande sans plus, en ceste maniere ; je te pri que tu soies prodom en ceste guerre. Aucunefois est assés a dire et l’un et l’autre, en ceste maniere : vous veés bien que nous somes a la bataille venu (c’est le fait), dont je vos pri que vos soiés preu et hardi contre nos enemis (c’est la demande).</text:p>
      <text:p text:style-name="_3c_p_3e_">Et si comme uns contes peut estre de <text:span text:style-name="_3c_num_3e_">.ii.</text:span> branches u de l’une sans plus, tot autresi peut il estre que l’une des <text:span text:style-name="_3c_num_3e_">.ii.</text:span> u andeus soient acompaignies a une u as <text:span text:style-name="_3c_num_3e_">.ii.</text:span> u a plus des autres branches devant dites, selonc ce que le sages parleours voit qu’il covient a sa matire.</text:p>
      <text:h text:style-name="Heading_20_2" text:outline-level="2"><text:bookmark-start text:name="III72"/><text:span text:style-name="_3c_id_3e_">[III72] </text:span><text:bookmark-end text:name="III72"/><text:span text:style-name="_3c_num_3e_">.III.LXXII.</text:span> Des branches qi ont estable lieus determinés</text:h>
      <text:p text:style-name="_3c_p_3e_">Et si comme il a au conte unes branches sans quoi il ne peut pas iestre et <text:span text:style-name="_3c_num_3e_">un</text:span> autre sans coi il peut bien estre, tot autresi ont les unes si propre lieus et si certains sieges que ailleurs ne poroient pas iestre, et les autres sont si muables que le parleours le peut remuer de lieu en lieu si comme il vieut. Car la saluance ne peut estre mise se au commencement non, et la conclusion a la fin, mais totes les autres parties peut le parleour metre hors de son lieu, selonc sa porveance. Mais de ce se taist le mestres, et tourne a autre chose.</text:p>
      <text:h text:style-name="Heading_20_2" text:outline-level="2"><text:bookmark-start text:name="III73"/><text:span text:style-name="_3c_id_3e_">[III73] </text:span><text:bookmark-end text:name="III73"/><text:span text:style-name="_3c_num_3e_">.III.LXXIII.</text:span> Dou governement des cités</text:h>
      <text:p text:style-name="_3c_p_3e_">Es premiers livres devant sont devisees les natures et le commencemens des choses dou siede, et le ensegnement des visces et des vertus, et la doctrine de bone parleure. Mais en ceste derraine partie vieut mestre Brunet Latin acomplir a son ami ce que le avoit promis entour le commencement dou premier livre, la u il dist que son livre defineroit en politique, c’est a dire des governemens des cités, qui est la plus noble et la plus haute science et le plus nobles offices qui soit en tiere, selonc ce que Aristotles prueve en son livre.</text:p>
      <text:p text:style-name="_3c_p_3e_"><text:soft-page-break/>Et ja soit ce que politike compregne generaument tous les ars qui besoignent a la communité des hommes, neporquant le mestres ne s’entremet se de ce non qui apertient au cors dou signor et a son droit office. Car des lor que gens commencierent premierement a croistre et a mouteplier et que le pechié dou premier homme s’enracina sor son linage et que le siecles enpira durement si que le un covoitoient les choses a lor voisins - le autre par lor orgueil sousmetoient les plus foibles au jug de servage - il covint a fine force que cil qui voloient vivre de lor droit et eschiver la force des maufeteurs se tornaissent ensamble en <text:span text:style-name="_3c_num_3e_">un</text:span> lieu et en <text:span text:style-name="_3c_num_3e_">un</text:span> ordre. Dé lors commencierent a fonder maisons et fermer viles et fortereces et clore les de murs et de fosses.</text:p>
      <text:p text:style-name="_3c_p_3e_">Dé lors commencierent a establir les coutumes et la loi et les drois qui estoient communs par trestous les borgois de la vile. Por ce dist Tuilles que cités est uns assamblemens de gens a abiter en un lieu et vivre a une loi. Et si comme les gens et les habitations sont diverses, et le us et le droit sont divers parmi le monde, tot autresi ont il diverses manieres de signories ; car dé lors que Nembrot le jaians sorprist premierement le roiaume dou païs, et que covoitise sema la guerre et les morteus haines entre les gens du siecle, il covint as hommes qu’il eussent signors de plusors manieres, selonc ce que le un furent esleu a droit et le autre i furent par lor pooir. Et ensi avint que le uns fu sires et rois dou païs, le autre furent chastelain et gardeour de chastiaus, le autres furent dus et conduisieres des os, le autre furent quens et compaignons le roi, le autre avoient des autres offices, dont chascuns avoit sa tiere et ses hommes a governer.</text:p>
      <text:p text:style-name="_3c_p_3e_">Mais tous signours et tous officiaus, u il sont perpetuaus a tousjours par lui et par ses oirs, si comme sont rois et quens et chastelains et le autre samblable ; ou il sont a tous les jours de lor vie, si comme est mesire le apostoiles ou l’empereour de Rome et le autre esleu a lor vie ; u il sont par annees, si comme sont maieur et prouvost et la poestés et la eschievins des cités et des viles ; u il sont sor aucunes especiaus choses, si comme sont le legas et le delegas et le vigueres et le officiaus a qui le plus grant signor baillent a faire aucunes choses ou sor quoi l’om se met a faire lor questions. Mais de tous se taist le mestres en cest livre, que il n’en dit noient de la signourie des autres se de ciaus non qui governent les viles par annees.</text:p>
      <text:p text:style-name="_3c_p_3e_">Et cil sont en <text:span text:style-name="_3c_num_3e_">.ii.</text:span> manieres ; uns qui sont en France et es autres païs, qui sont sozmis a la signorie des rois et des autres princes perpetuens, qui vendent les provostés et les baillent a ciaus qui plus l’achatent (poi gardent sa bonté ne le proufit des borgois) ;</text:p>
      <text:p text:style-name="_3c_p_3e_">l’autre est en Ytaile, que le citain et le borgois et le communité des viles eslisent lor poesté et lor signour tel comme il quident qu’il soit plus proufitables au commun preu de la vile et de tous lor subtés. Et sor ceste maniere parole le mestres, car l’autre n’apertient pas a lui ne a son ami ; et nonporquant tot signour, quel signorie qu’il aient, en poroient prendre mains bons ensegnemens.</text:p>
      <text:h text:style-name="Heading_20_2" text:outline-level="2"><text:bookmark-start text:name="III74"/><text:soft-page-break/><text:span text:style-name="_3c_id_3e_">[III74] </text:span><text:bookmark-end text:name="III74"/><text:span text:style-name="_3c_num_3e_">.III.LXXIIII.</text:span> De signorie et de ses pilers</text:h>
      <text:p text:style-name="_3c_p_3e_">Toutes signories et toutes dignités nous sont baillies par le Souverain Pere, qui entre les sains establissemens des choses dou siecle volt que le governemens des viles fust fermés de trois pilers, c’est de justice et de reverence et d’amor.</text:p>
      <text:p text:style-name="_3c_p_3e_">Justice doit estre si establement fermee dedens le cuer au signor, qu’il doinst a chascun son droit, ne que il soit ploiés ne a diestre ne a senestre ; car Salemons dit que justes rois n’aura ja mescheance.</text:p>
      <text:p text:style-name="_3c_p_3e_">Reverence doit estre en ses borgois et en ses subtés ; car c’est la seule chose au monde qui porsiut les merites de foi et qui sormonte toz sacrefices ; pour-ce dist le Apostres : honorés, fet il, Nostre Signeur.</text:p>
      <text:p text:style-name="_3c_p_3e_">Amor doit estre et en l’un et en l’autre ; car le sires doit amer ses subtés de grant cuer et de claire foi, et veillier de jour et de nuit au commun proufit de la vile et de tous hommes. Tot autresi doivent il amer lor signour a droit cuer et a veraie entention, et doner le conseil et aide a maintenir son office ; car a ce qui n’est qu’un seul entr’aus, il ne poroit rien fere se par aus non.</text:p>
      <text:h text:style-name="Heading_20_2" text:outline-level="2"><text:bookmark-start text:name="III75"/><text:span text:style-name="_3c_id_3e_">[III75] </text:span><text:bookmark-end text:name="III75"/><text:span text:style-name="_3c_num_3e_">.III.LXXV.</text:span> Quex hons doit estre esleus a signour et a governeor</text:h>
      <text:p text:style-name="_3c_p_3e_">Et pour-ce que le sires est autresi comme le chiés des citeins, et que tot homme desirent a avoir saine teste, pour-ce que quant le chief est deshaitiés, toz les membres en sont malades : pour-ce doivent il sor totes choses estudier qu’il aient tel gouverneour qui les conduise a bone fin selonc droit et selonc justice. Il ne le doivent pas eslire par sors ne par cheance de fortune, mais par grant porveance de sage conseil, en quoi il doivent consirer <text:span text:style-name="_3c_num_3e_">.xii.</text:span> choses.</text:p>
      <text:p text:style-name="_3c_p_3e_">La premiere est qu’Aristotles dit que par longue prueve de maintes choses devient hom sages, et longue prueve ne peut nus avoir se par longue vie non. Donques pert il que joenes hom ne peut pas iestre sages, ja soit ce qu’il peut avoir bon engien de savoir ; et pour-ce dist Salemons que mar est a la terre qui a jeune roi. Et nanporquant on peut bien estre de grant âge et de petit sen ; car autant vaut a estre jeune de sens comme d’âge. Por çou doivent le borgois eslire tel signour qui ne soit joenes ne en l’un ne en l’autre mieux vaut qu’il soit vieus en chascun. Ne por nient ne devea la lois que nus ne deust avoir dignités dedens les <text:span text:style-name="_3c_num_3e_">.xxv.</text:span> ans, ja soit ce que les decretales de sainte eglise les donent aprés les <text:span text:style-name="_3c_num_3e_">.xx.</text:span> ans d’âge.</text:p>
      <text:p text:style-name="_3c_p_3e_">La seconde est qu’il ne regardent a la puissance de lui ne de son linage, mais a la noblece de son cuer et a la honorableté de ses meurs et de sa vie et as vertueuses oevres qu’il siut faire en son ostel et <text:soft-page-break/>en ses autres segnories ; car la maisons doit estre honoree par son bon signour et non le signor par sa bonne maison ; mais s’il est nobles de cuer et de lignie, certes il en vaut trop mieux en toutes choses.</text:p>
      <text:p text:style-name="_3c_p_3e_">La tierce est qu’il aient justice ; car Tuilles dist que sens sans justice si n’est pas sens, mais malisce, ne nule chose peut valoir sans justice.</text:p>
      <text:p text:style-name="_3c_p_3e_">La quarte est qu’il ait bon engien et soutil entendement a connoistre toutes les verités des choses et a entendre et a savoir legierement ce qui covient, et aperçoivre la raison des choses ; car c’est laide chose a estre deceus por poverté de cognoissance.</text:p>
      <text:p text:style-name="_3c_p_3e_">La quinte est qu’il soit fors et estables de grant corage, non pas de mauvais et de vaine gloire, et qu’il ne croie pas legierement au dit de tous. Il fu jadis une cités dont nus ne pooit estre sires se le mieudres non, et tant comme cele coustume dura il n’avint au païs mescheance ne nule povreté. Que cil peut tant comme il vaut qui ne quide de soi plus qu’il en soit. Et nus n’est tenus a preudome par sa dignité, mais par ses oevres, car le sages hom ayme mieux a estre sires que sambler le.</text:p>
      <text:p text:style-name="_3c_p_3e_">La sisime est qu’il ne soit covoiteus d’argent ne de ses autres volentés ; car ce sont <text:span text:style-name="_3c_num_3e_">.ii.</text:span> choses qui tost le gieteroient de sa chaiere, et il est mout deshonorable chose que celui qui ne se laisse ploier par paour soit depechiés par deniers, et qui ne se laisse vaincre as grans travaus, qu’il soit vencus par ses volentés. Mais mout doit hom garder qu’il ne soit trop desirans de dignités avoir, car maintesfois vaut il mieux a laissier que aprenre les.</text:p>
      <text:p text:style-name="_3c_p_3e_">La septime est qu’il soit trés bons parliers, car il afiert as signors qu’il parole mieux que le autre, pour-ce que toz le mondes tient a plus sage celui qui sagement dist, meismement s’il est joenes hom. Mais sor toutes choses covient il a garder qu’il ne parole trop, pour-ce que en trop dire ne faut pechiés ; et si com une seule corde descorde toute une citole, tout autresi por <text:span text:style-name="_3c_num_3e_">un</text:span> mauvais mot dechiet s’onnour et son dit.</text:p>
      <text:p text:style-name="_3c_p_3e_">L’uitime est qu’il ne soit desmesurés en despendre ne gasteour de ses choses, car tout homme qui ce font covient cheoir a ravine et a larrecin ; et neporquant il ne doit pas eschiver ce visce en tel maniere qu’il en soit eschars ne avers, car c’est la chose qui plus vilement honnist cors de son signour.</text:p>
      <text:p text:style-name="_3c_p_3e_">La <text:span text:style-name="_3c_num_3e_">.ix.</text:span> est qu’il ne soit trop courouçables et qu’il ne dure trop en sa ire et en son mautalent ; car ire qui abite en signorie est samblable a foudre, et ne laisse la verité cognoistre ne droit jugement jugier.</text:p>
      <text:p text:style-name="_3c_p_3e_">La disime est qu’il soit riches et manans, car s’il est garnis des autres vertus c’est samblant qu’il ne soit corrompus par deniers. Et nanporquant je loe plus bon povre que malvais riche.</text:p>
      <text:p text:style-name="_3c_p_3e_">La onsime qu’il n’ait lors autre signorie, qu’il n’e pas creable que nul homme soit soufissans a <text:span text:style-name="_3c_num_3e_">.ii.</text:span> choses de si grant pesantour comme governemens de gens est.</text:p>
      <text:p text:style-name="_3c_p_3e_">Li .xiimes, c’est la some de toutes choses, est qu’il ait droite foi a Dieu et as hommes, car sans foi et sans loiauté n’est ja droiture gardee.</text:p>
      <text:p text:style-name="_3c_p_3e_"><text:soft-page-break/>Ciaus et les autres vertus doivent le bon citein garder avant qu’il eslisent lor signor, en tel maniere qu’il ait en lui tant de bones teches comme il en peut plus avoir ; car le plusor n’esgardent pas a lor meurs, ançois se tienent a la force de lui u a son linage, u a sa volenté u a l’amour de la vile dont il est.</text:p>
      <text:p text:style-name="_3c_p_3e_">Mais il en sont deceu, car a ce que guerre et haine est si mutepliee entre les ytaliens au tans d’ore, et parmi le monde en maintes terres, qu’il a devision en trestoutes les viles et enemistié entre les <text:span text:style-name="_3c_num_3e_">.ii.</text:span> parties des borgois, certes, kiconques aquiert l’amour des uns il le covient avoir la malevoeillance de l’autre. D’autrepart se cis provos n’est bien sages, il chiet en despit et en mautalent de ciaus meismes qui l’eslurent, en tel maniere que en ce que chascuns esperoit son bien, il trueve son damage.</text:p>
      <text:h text:style-name="Heading_20_2" text:outline-level="2"><text:bookmark-start text:name="III76"/><text:span text:style-name="_3c_id_3e_">[III76] </text:span><text:bookmark-end text:name="III76"/><text:span text:style-name="_3c_num_3e_">.III.LXXVI.</text:span> Comment et en quel maniere le sires doit estre esleus</text:h>
      <text:p text:style-name="_3c_p_3e_">Et quant le sage gent de la vile asquex apertient la election sont en acorde d’aucun preudome, il doivent maintenant regarder les us et la loi et les constitutions de la vile et selonc çou doivent eslire lor poesté el non de celui qui done toz honors et toz biens. Et maintenant doit on escrire les letres bien et sagement ; et segnefiier au preudome comment il l’ont esleu, et establi comment il soit sires et provos l’an aprés de lor terre ; et mander lui briement la sonme de tout son office, et esclairies toutes choses au commencement, si que nule erreur n’en puisse pas sourdre. Et pour-ce doit on nomeement mander le jour qu’il doit estre corporaument dedens la vile et faire son sairement as constitutions des choses, et qu’il doit amener avec soi juges et notaires et autres officiaus por faire ses choses et ses atours, et quant jours il le covenra demorer aprés la fin por rendre son conte, et la raison de ce c’on le voldra demander contre lui, et quel loier il doit avoir et comment et quans chevaus il doit amener et coment, et que tous periz de lui et de ses choses soient sor lui, ces covenances et autres qui apertienent a la besoigne, doit on mander es letres selonc les us et selonc la loi de la vile.</text:p>
      <text:p text:style-name="_3c_p_3e_">Mais une chose ne doit pas estre oubliee, ains la doit on clairement escrire, que il reçoive la signorie ou qu’il le refuse dedens <text:span text:style-name="_3c_num_3e_">.ii.</text:span> jours u dedens trois ou plus u mains, selonc la costume de la vile, et s’il ne fait ce, que la election ne vaille rien del monde.</text:p>
      <text:p text:style-name="_3c_p_3e_">Et il avient sovent que le conseilleor establissent sovent demander a mon signour l’apostole et a l’empereour que il lor mande <text:span text:style-name="_3c_num_3e_">un</text:span> bon governeour cele annee. Et quant ce est, toutefois on doit mander totes covenances si clairement qu’il n’i ait matire de nul courous. Et quant ces letres sont faites et saielees, il les doivent mander au preudome par bons messages qui bien entendent la besoigne et qui aportent ariere les letres de sa response.</text:p>
      <text:p text:style-name="_3c_p_3e_">Il ne le doivent pas au comencement envoier trop grans hommes ne de grant affaire ; car s’il ne receust la provosté, ce torneroit a grant honte a aus et a lor vile. Et nanporquant s’il le reçoit, il le poront bien envoier honorables messages au tans qu’il doit venir por faire lui compaignie, ja soit ce que <text:soft-page-break/>c’est une chose souspecenouse, car en cele voie devienent il acointes au signour et a sa maisnie plus ancunefois que mestier n’est. Et il n’afiert pas a governeour qu’il soit privés de ses borgois por <text:span text:style-name="_3c_num_3e_">.ii.</text:span> raisons, l’une pour-ce que sa dignités en abaisse, l’autre pour souspecion que les gens ont de lui et de ses acointes.</text:p>
      <text:h text:style-name="Heading_20_2" text:outline-level="2"><text:bookmark-start text:name="III77"/><text:span text:style-name="_3c_id_3e_">[III77] </text:span><text:bookmark-end text:name="III77"/><text:span text:style-name="_3c_num_3e_">.III.LXXVII.</text:span> Ci demoustre plus clairement la forme de la letre</text:h>
      <text:p text:style-name="_3c_p_3e_">Et por faire l’ensegnement plus clair et plus apert volra le mestres en ceste partie escrire une petite forme de la letre a celui qui est esleu a governeour et a signour, en ceste maniere : A HOME de grant vaillance et de grant renomee, mon signor KARLE conte d’Ango et de Provence, le governeour de Rome et tous lor consaus, salus et acroissance de toutes honours. Ja soit ce que totes humaines gens communalment desirent la franchise que nature lor dona premierement, et volentiers eschivent le joug de servage, toutefois pour-ce que la suite des males covoitises et les loisirs des males oevres qui n’estoient p s chastes tornoit a periz des hommes et a destruction d’umaine compaignie, esgarda la justice de ciaus et dreça sor le pule governeour en diverses manieres de signories, por enhaucier la renoumee des bons et por confondre le malice des mauvés. Et ensi covient il autresi comme par necessité que nature fust sous justice et que franchise obeist a jugement ; et de ce avient, por les desiriers qui sont ore plus corrompus et por les perversités qui croissent a nostre tens, nule chose ne peut estre plus proufitable a chascun peuple et a toutes communes que avoir droit signour et sage governeour.</text:p>
      <text:p text:style-name="_3c_p_3e_">Et comme nous pensissiens ensamble d’un homme qui nous condue l’an aprés qui vient et qui garde le commun et maintiegne les étranges et les privés et sauve les choses et les cors de tous, en tel maniere que drois n’apetice pas en nostre vile : il nous avint ausi com par divin demoustrement que en trestous les autres que on tient ore a sages et a vaillans a si haute chose comme a signourie des gens, vous fustes criés et receus por le millour. Et pour ce, sire, nous par le commun assentement de la vile avons establi que vous soiés signatour et governeour de Rome de cesti prochaine feste de la Tossains jusques a <text:span text:style-name="_3c_num_3e_">un</text:span> an.</text:p>
      <text:p text:style-name="_3c_p_3e_">Et nous ne doutons pas, et toz le mondes le crie, que vos savés et volés metre jugement en pais, justice a la mesure, et ferir la spiet dou droit a la vengance des maufetours. Et pour-ce, sire, que tot se tienent apaiés, grans et petis, si vous prions et requerons de toute foi et de toz nos desiriers que vos preigniés et recevés la signorie que nos vos offrons plus volentiers que nul autre, a solaire de <text:span text:style-name="_3c_num_3e_">.xm.</text:span> lib’ de prou’, et as covenances que vous verrois en la chartre des tabellions qui est enclose dedens ses letres, et as chapistres des constitutions de Rome.</text:p>
      <text:p text:style-name="_3c_p_3e_"><text:soft-page-break/>Et sachez que vos devés amener avec vous <text:span text:style-name="_3c_num_3e_">.x.</text:span> juges et <text:span text:style-name="_3c_num_3e_">.xii.</text:span> notaires bons et loables, venir et demorer et raler o tout vostre mesnie sor vos despens et sor vostre perilz de cors et des choses, et estre venus dedens Rome le jor Nostre Dame en septembre. Et lors maintenant que vous i enterrois, sans aler a l’ostel, vous ferois les seremens de vostre office sor les livres de constitutions clos et saielés, ançois qu’il soit overs ; et les ferois ausi fere a vos chascuns selon son office, dedens le capitoile de Rome. Mais une chose sachez, que dedens les trois jours que l’om vos baillera les letres, vous devés prendre u refuser la signorie ; et se ce ne fesissiés, ce soit tout por noient, et sa election soit frivole.</text:p>
      <text:h text:style-name="Heading_20_2" text:outline-level="2"><text:bookmark-start text:name="III78"/><text:span text:style-name="_3c_id_3e_">[III78] </text:span><text:bookmark-end text:name="III78"/><text:span text:style-name="_3c_num_3e_">.III.LXXVIII.</text:span> Coment le sires doit prendre conseil de prendre u de laissier la signorie</text:h>
      <text:p text:style-name="_3c_p_3e_">En ceste maniere u en autre que le sages ditteours voldra seront les letres envoies as signours toutes les chartres des covenances, et le messagiers qui porte le baillera cortoisement et priveement, sans cri et sans noise. Et le sires les doit prendre a maniere de sage, et aler tot coiement en aucun lieu privé et brisier le saiel et veoir les letres et savoir ce qui est dedens, et penser en son cuer diligenment ce que fere le covient, et enquerre le conseil de ses bons amis, et veoir s’il est saufissables a tel chose.</text:p>
      <text:p text:style-name="_3c_p_3e_">Tuilles dist, ne desire pas que tu soies juges sor les gens se tu n’ies tex que ta vertus puisse baissier les iniquités. Et nonporquant il ne se doit pas desesperier meismement por covoitise, ains doit toutes choses contrepeser a la balance de son cuer, au conseil de ses amis, et l’onour et la honte et le bien et le mal, que mieux vaut metre conseil devant que repentir a la fin.</text:p>
      <text:p text:style-name="_3c_p_3e_">Et se c’est chose qu’il le refuse, certes il doit honorer le messagier selons la maniere de lui, et renvoier la response par biaus dis et par cortoises paroles.</text:p>
      <text:p text:style-name="_3c_p_3e_">Et tot avant fera le ditteour la saluence de biaus mos, et puis la letre en ceste maniere : pour-ce que la dignité des poestés sormonte a hancurs dou siecle, ne peut la cité ne le pueples faire grignour reverence a homme ne metre la en plus haut qu’eslire lui entre aus et sousmetre aus de bon gre a sa signorie : c’est signe de tres grant amor et de seure fiance, c’est la glore qui enhauce le non de lui et de ses nations a tozjors. Icele grace et honor cognoissons nous que vous nos avés faite, et de tant plus haute et plus large comme la signorie de vous et de vostre vile est la plus honorable dou monde. Et ja soit ce que nous ne soions pas soufissant a rendre les honorables grasses, toutefois vos en mercions nous de tout nostre cuer et de tout nostre desirier, si comme celui qui est tousjors més obligiés a vous et a vostre commune. Mais por çou que nous somes maintenant enpechié de maintes choses qui requierent nostre presance, nous vous prions et requerons en don de grasse que vos nous pardonnés, <text:soft-page-break/>biau signor, ce que nos ne recevons pas vostre governement ; car la besoigne qui nous detient est si grans que demorer nos covient.</text:p>
      <text:h text:style-name="Heading_20_2" text:outline-level="2"><text:bookmark-start text:name="III79"/><text:span text:style-name="_3c_id_3e_">[III79] </text:span><text:bookmark-end text:name="III79"/><text:span text:style-name="_3c_num_3e_">.III.LXXVIIII.</text:span> Des choses que le sires doit faire quant il reçoit la signourie</text:h>
      <text:p text:style-name="_3c_p_3e_">Mais se son conseil le loe qu’il reçoive la signorie que l’en le mande, consire molt en son cuer comme il prend haute chose, et qu’il sousmet ses espaules a si grant charge. Et pour-ce se doit il porveoir de grant apareil ; c’est le propres guerredon de signorie connoistre que il doit avoir la cure de la cité et maintenir ses honours et ses dignités, garder la loi et fere droit, et que totes choses soient baillies a sa fai.</text:p>
      <text:p text:style-name="_3c_p_3e_">Et tot maintenant doivent honorer le messagier si comme il afiert a l’un et a l’autre, et esclaircir avec lui toutes covenances, s’il en a le pooir ; en tel maniere qu’il en ait bones chartres pour oster toutes manieres de debat.</text:p>
      <text:p text:style-name="_3c_p_3e_">Et quant ce iert fait, il le baillera unes letres, la saluence devant, et puis en ceste maniere : VOIRS est que nature fist tous hommes igaus ; mais il est avenu, non mie par visce de nature mais par le malisce des oevres, que por restraindre les iniquités le hom ait la signorie des hommes, non pas de lor nature mais de lor visces. Et sans faille, cil qui seulement est dignes de si tres honorable chose, qui set adevancir les autres par ses merites et par ses vertus, a celui seulement doit estre bailliés le governemens, qui por sa bonté vaut au lieu et a l’onour, et qui n’a pas les espaules fiebles a si charghables faissiaus. Car ja soit signorie de grant honour, neporquant elle a en soi grieté de periz et de charge.</text:p>
      <text:p text:style-name="_3c_p_3e_">Mais pour-ce que la soule soufissabletés de Jhesucrist fet homme soufissant a ces offices, non mie por la soule fiance de lui, non por bonté qui soit en nous : el non dou Soverain Pere, par le commun conseil de tous nos amis, prenons et rechevons l’onour et l’office de vostre governement, selonc le devisement de vos letres ; meismement sour icele fiance que nos cuidons vraiement, que le sens et le savoir des chevaliers et dou peuple et la force et la loiautés de toz les citeins nos aidera a porter partie de nos charges et alegier nos feissiaus par bone obeissance.</text:p>
      <text:p text:style-name="_3c_p_3e_">Et quant il aura les letres renvoies ariere et le messagier, lors maintenant comence ses apareillemens ; et se porchace d’avoir chevaus et harnois bons et honorables ; mais sor toutes choses soit s’estuide en avoir son juge et son acesseur discret et sage et aprovés, qui criement Diu et qui soit biau parliers, non pas vergoignous, chaste de son cors contre femes, non pas orguilleus ne courouçable <text:soft-page-break/>ne paourous, ne de <text:span text:style-name="_3c_num_3e_">.ii.</text:span> langages, et qui ne desire pris de grant fierté ne de grant pitié ; mais soit fort et droit, et justes et de bone foi, et religious a Dieu et a sainte eglise.</text:p>
      <text:p text:style-name="_3c_p_3e_">Car en la loi est le juges apelés sacrés, au commencement dou Digest, la u elle dist, l’on vous apele dignement provoires. Et ou Code de jugement et de sacrement et en maint autre lieu dist la lois que le juges est consacrés de la presence de Dieu et qu’il est en tierre autresi comme <text:span text:style-name="_3c_num_3e_">un</text:span> Dieu.</text:p>
      <text:p text:style-name="_3c_p_3e_">Mais s’il ne le trueve pas si compli de toutes choses, pour-ce que tous blans oiseaux ne sont pas cignes, soit au mains loiaus et permanables, qu’il ne puisse estre corrompus, et soit de bone foi non pas simples trop, ne envelopés de maus visces. Garde donc le sires qu’il ne laisse bon juge por argent la ou il le trueve ; car il est escrit, mar i est celui qui va seul ; car s’il chiet, il n’est qui le relieve. Por quoi je di que celui sires vait en la signorie por honor conquerre, mieux que por covoitise de deniers, certes il doit garder par qui le drois sera governés ; car si comme la nef est governee par les tesnons, tot autresi est la cités menee par le savoir dou juge.</text:p>
      <text:p text:style-name="_3c_p_3e_">Autresi doit il avoir ses notaires trés bons et sages de loi, qui sachent bien parler el bien lire et bien escrire chartres et letres, et qui soient bons ditteours, et chaste de lor cors ; car maintesfois la bonté dou tabellion amende et acomplist la defaute dou juge, et porte grant charge de tot l’office. Autresi doit il amener en sa compaignie chevaliers sages et bien apris, qui ayment l’onour son mestre, et senescal et vallés et sergans, et toute la mesnie sage et amesuree sans orgoil et sans felonnie, et qui volentiers obeissent a lui et a ciaus de l’ostel.</text:p>
      <text:p text:style-name="_3c_p_3e_">Aprés ce siut on faire noveles robes por lui et por son compaignon, et vestir la mesnie d’une taille, et renoveler ses armeures, ses banieres, et ses autres choses qui covienent a la besoigne. Et puis, quant le tens aproce, il doit envoier son senescal a la vile por garnir l’ostel des choses besoignables ; car le sages dit que mieux vaut a porveir devant que querre conseil aprés la fin.</text:p>
      <text:h text:style-name="Heading_20_2" text:outline-level="2"><text:bookmark-start text:name="III80"/><text:span text:style-name="_3c_id_3e_">[III80] </text:span><text:bookmark-end text:name="III80"/><text:span text:style-name="_3c_num_3e_">.III.LXXX.</text:span> Que le sires doit faire quant il est au chemin</text:h>
      <text:p text:style-name="_3c_p_3e_">Or sieut il avenir aucunesfois que, au tans que le sires doit aler sa voie, le commun de la vile le envoient des honorables citains de la cité jusc’a son ostel, por faire le compagnie au chemin u por priier le commun de sa vile que il le laissent aler a son office, u por autres okoisons. Mais comment qu’il soit, il les doit honorer et festiier mervilleusement et envoier grans presens et aler les veoir a lor ostel. Mais bien se gart qu’il ne parolt priveement a nul d’aus, car de ce parlement naist sovent male soupection ; et pour-ce est ore demorés cist usages que poi des cités envoient tens embaisseours a l’encontre.</text:p>
      <text:p text:style-name="_3c_p_3e_">Et quant le sires a apareilliet son oire, si se met a la voie el non dou vrai cors Dieu, et s’en aille tout droit a son office enquerant tozjours et espiant des us et des conditions de la vile et de la nature des gens, si qu’il les sache tot ançois qu’il i entre. Et quant il aproche la vile a une journee, il doit envoier au <text:soft-page-break/>devant son senescal o tout les keux qui atornent son mangier et l’ostel, autresi doit il envoier a la vile les letres de sa venue. Et le matin qu’il doit entrer en la vile doit il sans faille oïr la messe et le service Nostre Signeur.</text:p>
      <text:p text:style-name="_3c_p_3e_">D’autrepart ses devanciers, c’est a dire cil qui tenoit lors la signorie de la vile, maintenant qu’il reçoit les letres de la venue au novel signor, face crier parmi la vile que tot chevalier et borgois de la vile voisent a l’encontre, et il meismes i doit aler avec l’evesque de la cité s’il i est u s’il i vieut aler.</text:p>
      <text:p text:style-name="_3c_p_3e_">Et certes le noviaus sires et le devanciers la u il s’entretruevent doit le uns honorer l’autre por oster toutes suspections, et saluer les gens debonairement. En ceste maniere s’en doit il aler tot droit a la mestre eglise, et estre devant l’autel a genous et priier a Dieu humlement de tot son cuer et de toute sa foi, et metre de ses deniers sor l’autel honorablement, et puis monter ariere et aler la u il doit.</text:p>
      <text:h text:style-name="Heading_20_2" text:outline-level="2"><text:bookmark-start text:name="III81"/><text:span text:style-name="_3c_id_3e_">[III81] </text:span><text:bookmark-end text:name="III81"/><text:span text:style-name="_3c_num_3e_">.III.LXXXI.</text:span> De la diversité des viles</text:h>
      <text:p text:style-name="_3c_p_3e_">A ce point a plusors diversités ; kar il i a viles qui ont a coustumes que le sires si s’en vait a son ostel, et on le baille les livres des establissemens de la vile ançois qu’il face son sairement ; et en ce a il grant avantage, car il se peut mieux proveir contre les chapistres qui sont contre lui.</text:p>
      <text:p text:style-name="_3c_p_3e_">Autres i a qui ont en usage que maintenant que le sires est dedens la vile, et qu’il a esté devant l’autel, on l’en maine au conseil de la vile, u devant la commune des gens la u il sont assamblé ; et la le fet on jurer lui et les siens ançois que le livres des chapistres soit overs ne qu’il soit livrés a lui u a son juge.</text:p>
      <text:p text:style-name="_3c_p_3e_">Mais le sires qui est sages, ançois qu’il mete la main sor les sains, il requiert la commune qu’il le donent arbitre sor le malefice, non mie por son preu mais por le bien de la vile et por le mal des maufetours. Se l’en le baille, c’est bon, se ce non, il prie que s’il i eust aucun malicieus chapistle contre lui u contre l’onour dou commun u de sainte eglise il puist iestre amendés par les conseilleours de la vile. Et se il ce le font, c’est bon si le fait escrire en chartre de tabellion ; et se ce non, il fera serement selonc ce que l’om le devise de par le commun.</text:p>
      <text:p text:style-name="_3c_p_3e_">La forme dou sairement est icele : Vos mesire .A. jurés sor sains de governer les choses et les besoignes de ceste vile qui apertienent a vostre office, et guier et conduire et maintenir et sauver la cité et tote la conté et toz hommes et fames, grans et petiz, chevaliers et borgois, et lor droit maintenir et deffendre et garder, et faire ce que la lois commune et les constitutions commandent, et faire qu’il soient fait, et gardés por toutes gens meismement orfelins et veves femes et as autres petites gens, et a trestous hommes qui seront a plet devant vos et devant les vos.</text:p>
      <text:p text:style-name="_3c_p_3e_">Et garder et maintenir et deffendre eglises, temples, hospitaus, et toutes maisons de religion, les chemins, les pelerins et les marchans ; et de faire quanqu’il a escrit en ces livres des establissemens de <text:soft-page-break/>ceste vile, a quoi vos jurrois a bonne et a loiale conscience. Remués soiez a amour et a haine, pri et loier et toute malice, selonc la vostre vraie entention, des le prochain jour de la Toussains jusc’a <text:span text:style-name="_3c_num_3e_">un</text:span> an, et tot le jour de ceste Toussains.</text:p>
      <text:p text:style-name="_3c_p_3e_">En ceste maniere fera le sires son sairement ; sauve ce que s’il i a nule choses qui doivent estre ostees dou sairement, qu’il l’ôte devant qu’il fiere la main sor les sains. Et quant il a juré, lors maintenant doivent jurer ses juges et le chevalier et le notaires, chascuns endroit de lui, de fere bien et loiaument son office, et doner a lor signour bon conseil, et de tenir creence ce qui doit estre privé.</text:p>
      <text:h text:style-name="Heading_20_2" text:outline-level="2"><text:bookmark-start text:name="III82"/><text:span text:style-name="_3c_id_3e_">[III82] </text:span><text:bookmark-end text:name="III82"/><text:span text:style-name="_3c_num_3e_">.III.LXXXII.</text:span> Que le sires doit faire quant il est a la vile venus</text:h>
      <text:p text:style-name="_3c_p_3e_">A ce point il i a plusors diversités. Car il i a viles qui ont a coustumes que tout maintenant que le sires a fait son sairement, il parra devant les gens de la vile ; et autres en i a u il ne parole mie, ains s’en vait tout belement a son ostel, meismement se la vile est en bone pais.</text:p>
      <text:p text:style-name="_3c_p_3e_">Encore i a il autres diversités ; car u la vile a guerre dehors contre ses voisins, u il a guerre dedens entre les borgois, u elle est en pais dedens et dehors. Por quoi je di que le sires se doit tenir as usages dou païs ; car se le us de la vile requiert, il pora dire la parole bien et cortoisement sans rien commander. Car tant comme ses devanciers est en signorie, il ne le loist pas a metre la faus en autrui meissons, mais il peut bien priier et amonester les gens sans commander ou deveer nule rien.</text:p>
      <text:p text:style-name="_3c_p_3e_">Et se la tiere est en pais, il peut parler en ceste maniere : AU commencement de mes dis cri je le non Jhesucrist le tot puissant roi qui done toz biens en toutes poestés ; et la glorieuse Virge Marie, et mon signor Saint Jehan, qui est pairon et guiere de ceste vile : qu’il par sa sainte pitié me donent grasce et pooir que je hui en cest jour, et tant comme je serai en vostre service, die et face toute chose qui soit honour et glore de sa maiesté et reverence et honorabilité monsignour l’apostoile et l’empereour de sainte eglise et de l’empire de Rome ; et qui soit honor et pris monsignor .A. qui a esté vostre signor et est encore, et qui soit acroissance et amendement et boneurtés de l’estat de vous et de ceste vile et de toz vos amis.</text:p>
      <text:p text:style-name="_3c_p_3e_">Se je voloie former la matire de mon parlement sor la loenge de si trés noble cité comme est ceste vile, et nomer l’onour, le sens, le pooir, et les autres oevres, de vous et de vos anciestres, certes je ne poroie a chief venir, tant il a a conter et de haute chevalerie et dou franc pueple de ceste vile. Et pour ce m’en tairai jou a tant. De mon signeur .A. meismes, et de ses bonnes oevres qu’il a fet ceste annee en vostre signourie, et ou governement dou commun et de toutes ces choses, n’en dirai je noient, car eles resplendissent par mi le monde comme la clarté dou soleil.</text:p>
      <text:p text:style-name="_3c_p_3e_">Il est voirs que vous m’avés esleu et fet poesté et signor de vous ; et ja soit ce que je n’en soie pas dignes, ne por mes merites ne por ma bonté, neporquant a la fiance Jhesucrist et des preudomes de <text:soft-page-break/>ceste vile je reçui l’onour que vous me fesistes, sor itel cuer et en tele entention que je mete por vous et cuer et cors, sans eschiver travail dou cors et damage d’avoir.</text:p>
      <text:p text:style-name="_3c_p_3e_">Et puiske vous m’avés fet le plus grant honour que gens puissent faire en cest siecle vivant, c’est a faire de moi conduiseour et segnor de vous par vostre bon gré, je espoir et croi veraiement que vous serés estables et obeissant a mes honours et a mes commandemens, meismement por le proufit et por le governement de vos et des vostres. Et tant sachez que tos ciaus qui ensi le feront, je les amerai et ferai grans honours ; més les autres qui mefferont contre m’onour ou qui feront tort u desraison a nului qui qu’il soit, grans u petis, je les dampnerai et tormenterai de cors et d’avoir en tel maniere que la paine d’un sera poor de plusours.</text:p>
      <text:p text:style-name="_3c_p_3e_">Je ne sui ci venus por covoitise de gaaignier argent, més por conquerre los et pris et honour, a moi et a tous les miens. Et pour-ce m’en irai je parmi le droit et parmi le cors de justice, en tel maniere que je n’abaisse ne a diestre ne a senestre ; car tant connois je bien, chascuns le doit savoir, que la cités qui est governee selonc droit et selonc verité, si que chascuns ait ce qu’il doit avoir, et que le maufetour soient le <text:span text:style-name="_3c_num_3e_">un</text:span> chacié hors, le autre livrés a paine : certes, elle croist et mouteplie des gens et d’avoir et dure tousjours en bone pais a l’onour de lui et de ses amis. Por quoi je me torne a celui que je ai commencié, c’est Dieu le tot puissant, qu’il doinst a vous et a moi et a tous les citeins, et justiciables de ceste vile, qui ci sont et ailleurs, grasce et pooir de faire et de dire ce qui soit honour de lui et essaucement de nous et dou commun de la vile et de tous ciaus qui nous ayment de bon cuer.</text:p>
      <text:p text:style-name="_3c_p_3e_">En ceste maniere peut le noviaus poestés dire la parole de sa venue ; mais le sages parleours doit mout garder les us et l’estat et la condition de la vile, si qu’il puisse muer ses paroles et trover autres selonc le lieu et selonc le tens.</text:p>
      <text:p text:style-name="_3c_p_3e_">Més se la cités a guerre dedens, por la descorde qui sont entr’aus, lors covient il que le sires parole de ceste matire, et si peut bien ensivre ce qui est dit devant. Et la u il voit que mieux soit, en son dit peut il ramentevoir comment Nostre Sires commanda que pais et bone volentés fust entre les gens, et comment il en seroit liés que il les eust trovés en bone amour. Car il afiert mout a signour que ses subtés soient en acorde, et s’il ne sont, qu’il les i torne. Et die comment concorde essauce les viles et enrichist les borgois, et guerre les destruit ; et ramentevoir Romme et les autres bonnes viles qui por la guerre dedens sont decheues et mal alees ; et coment guerre citaine amainne mains maus, si comme est rober temples et chemins, ardoir maisons, murtre, avoutire et larrecin, traison et perdition de Dieu et dou siecle.</text:p>
      <text:p text:style-name="_3c_p_3e_">Teus et autres paroles dira le sires a sa venue, priant et amonestant les gens de faire bien et d’avoir pais et laissier haine ; et die coment il aura le conseil des preudomes, et establi la besoigne bien et honourablement.</text:p>
      <text:p text:style-name="_3c_p_3e_">Et quant la cités a guerre dehors contre aucune autre cité, ciertes le sires a sa venne peut bien ensivre la matire qui est devisee ci devant.</text:p>
      <text:p text:style-name="_3c_p_3e_"><text:soft-page-break/>Et la u il voit que mius estoit, si peut joindre teus autres paroles : ET IL est voir, et tous le mondes le set, que por le mal et por le torfait qui ne devoient ne ne pooient estre plus soufert, guerre est venue entre vous et vous enemis a grant tort et a grant desloiauté d’iaus et de lor partie.</text:p>
      <text:p text:style-name="_3c_p_3e_">Et ja soit ce une besoigne qui requiert maintes choses, neporquant je ne parlerai ore se petit non, car il covient qu’il soit plus dou fait que dou dit. Mais s’il i a en cest siecle vivant chose u on puisse ouvrer sa force et son pooir et aquerre haute renomee de sa vertu, je di que en cele guerre sormonte totes besoignes, car elle fet homme preu as armes, franc de corage, vighereus ; plain de viertus, fors au travailh, veillables a agais, soutil et engigneus en toutes choses.</text:p>
      <text:p text:style-name="_3c_p_3e_">Estuide donc chascuns soi meismes es choses devant dites. Soiés trestot garni de beles armes et de bons chevaus, car teus choses donent talent as hommes de combatre, et siute de victore, et font as anemis paour de perdre et talent de fuir. Soiés d’un coer et d’une volenté. Soiés parmanables a l’asamblee ; alés estroit a la bataille et ne vous en desevrés sans congié. Soviegne vos de vos anciestres et de lor victorieuses batailles : et je me fi tant en la vaillance et en la bonté de vous et de vos gens, et en droit que vous avés contre vos anemis, que vous aurés la victore et l’onour que vos desirrois.</text:p>
      <text:p text:style-name="_3c_p_3e_">Teus et autres paroles, que le sages parleour saura trover a la matire, doit il dire entre ses citeins, en tel maniere qu’il voit qu’il soit plus agreable, et poser fin a son dit.</text:p>
      <text:p text:style-name="_3c_p_3e_">Et quant il est assis, son devancier, s’il i est, doit maintenant lever et faire son prologue bien et sagement, et respondre a ce que le autres a dit, et loer lui et son sens et ses oevres et sa lignie, et fere le grasces dou bien et de l’onour qu’il le a fet en son dit. Et a la fin de son parlement doit commander a tous qu’il obeissent au novel signor, et qu’il metent a oevre ses ensegnemens ; et quant il a ce dit, si done congié a ses gens, a chascun qu’il s’en aille a sa maison.</text:p>
      <text:p text:style-name="_3c_p_3e_">Or sieut il avenir aucunesfois que avec le novel signor vienent gentiz gens de sa vile de par le commun de la cité, qui parolent en cel lieu meismes, et portent salus, et devisent l’amor qui est entre l’un commun et l’autre, et loent la cité et les citeins, et le vielh poesta et sa bone signorie ; autresi loënt il le novel signour et sa lignie et lor bonnes oevres, et moustrent comment tot le commun de lor vile le tienent a grant honour et a amour ce qu’il en ont esleu lor governeour. Et disent que le signor et le commun de lor cité le ont commandé, sor le periz de lor cors et de lor fils et de quanqu’il a au monde, qu’il face et die ce qui tort a honour et au pourfit de la vile qu’il doit governer. Et pour-ce prient les gens de la cité que il le obeissent et le doignent aide et conseil, en tel maniere qu’il puisse honorablement finer son office.</text:p>
      <text:p text:style-name="_3c_p_3e_">Et quant il ont ce dit, le vieus governeour doit faire avenable response en ce parlement meismes qu’il respont au novel signour si comme le contes devise ci devant ; u en autre maniere, se la condition l’aporte.</text:p>
      <text:h text:style-name="Heading_20_2" text:outline-level="2"><text:bookmark-start text:name="III83"/><text:soft-page-break/><text:span text:style-name="_3c_id_3e_">[III83] </text:span><text:bookmark-end text:name="III83"/><text:span text:style-name="_3c_num_3e_">.III.LXXXIII.</text:span> Que le sires doit faire quant il a fet son sairement</text:h>
      <text:p text:style-name="_3c_p_3e_">Après les sairemens et les parlemens des uns et des autres s’en doit le sires aler a l’ostel et ovrir les livres des establissemens et des chapistles de la vile ; en quoi ses juges et si notaire doivent lire et estudiier, et de nuit et de jour et devant et deriere, et noter ce qui covient a faire, ce devant devant et ce deriere a la fin. Car c’est la trés grant bonté des juges et des notaires que il les lisent et relisent sovent, en tel maniere que il le retiegnent toute en lor cuer, et qu’il sachent les puins et les lieus qui touchent a lor besoignes. Neis au signor meismes afiert qu’il les sache bien, meismement les puins qui plus le lient ; et qu’il s’en soviegne tousjours.</text:p>
      <text:p text:style-name="_3c_p_3e_">Et quant il ont diligeament regardé, lors maintenant doivent il noter la forme dou sairement et des ensegnemens qui doivent estre jurés par tous les justiciables, et mander tous ciaus qui sont devant en chascune parroche ce qu’il jurent devant, et puis facent jurer toz ciaux armes portans, et metent en escrit les nons et les baillent as notaires.</text:p>
      <text:p text:style-name="_3c_p_3e_">Aprés ce doit il eslire son conseil selonc la loi de la vile, mais il doit porcachier que le conseilleours soient bons et sages et de bons aages, car de bone gent bon conseil ; et puis les autres officiaus et sergans de la cort bons et loiaus, qui le aident a porter le fais de son office.</text:p>
      <text:p text:style-name="_3c_p_3e_">Endementiers que le sires est a l’ostel et qu’il fait et ces et autres apareillemens, ançois qu’il monte sor la maison dou commun ne qu’il soit en sa propre signorie, il se doit sovent et menu conseillier as preus gens de la vile des choses qui avienent a l’onor de lui et de la vile.</text:p>
      <text:p text:style-name="_3c_p_3e_">Et se la vile se descorde u dedens u dehors, il se doit molt travillier por avoir la pais, se ce ne fust de tel maniere que si citain ne voelent pas qu’il s’en melle ; car le sires se doit mout garder qu’il ne chie en la haine ou en la suspection de sa gens.</text:p>
      <text:h text:style-name="Heading_20_2" text:outline-level="2"><text:bookmark-start text:name="III84"/><text:span text:style-name="_3c_id_3e_">[III84] </text:span><text:bookmark-end text:name="III84"/><text:span text:style-name="_3c_num_3e_">.III.LXXXIIII.</text:span> Que le sires doit faire quant il entre premiers en sa signourie</text:h>
      <text:p text:style-name="_3c_p_3e_">Et quant le jors est venus qu’il doit comencier son office, il doit le matin tot avant aler au moustier et oïr le siervice et orer a Dieu et a ses sains. Et puis maintenant s’en aille a la maison dou commun, et tiegne la chaiere de sa glore ; et pour-ce qu’il est venut en usage que on laisse au governeour la porveance d’establir les paines, meismement sor les petites coupes, doit le sires par conseil de ses sages establir ses bans et ses ordenemens, teus qu’il soient acordables as bons us de la vile : mais qu’il ne contredient as chapistles qu’il jura le premier jour.</text:p>
      <text:p text:style-name="_3c_p_3e_"><text:soft-page-break/>Et le premier jour de fieste qui vient, il fra assambler les gens de la vile en lieu qui est acoustumés, et devant aus doit il parler si haut que chascuns entende sa parole ; et tiegne en son dit cele meismes voie qu’il tint au premier jour, sauve ce qu’il doit ore parler plus roidement et commander et deveer comme sires et manacier et prier et amonester, si comme il verra que bien soit.</text:p>
      <text:p text:style-name="_3c_p_3e_">Et quant il a finé son conte, ses notaires lise les ordenemens a haute vois entendablement, et si ne suetre pas le sires que nus hom de la vile se lieve por dire noient au parlement ; car se uns i desist uns autres rediroit, et ensi seroit uns griés enpeechemens, meismement s’il a en la vile <text:span text:style-name="_3c_num_3e_">.ii.</text:span> parties.</text:p>
      <text:h text:style-name="Heading_20_2" text:outline-level="2"><text:bookmark-start text:name="III85"/><text:span text:style-name="_3c_id_3e_">[III85] </text:span><text:bookmark-end text:name="III85"/><text:span text:style-name="_3c_num_3e_">.III.LXXXV.</text:span> Coment le sires doit amonester ses officiaus</text:h>
      <text:p text:style-name="_3c_p_3e_">Après ce doit le sires assambler ses juges, ses notaires, ses compaignons, et les autres officiaus de son ostel, et priier et amonester les de bien faire au plus doucement qu’il onques peut ; et aprés les prieres lor comande qu’il gardent et maintiegnent l’onour de lui et dou commun, et qu’il veillent et estudient chascuns a son office, et qu’il rendent a chascun son droit, et qu’il delivrent toutes querieles au plus tos qu’il onques puënt, salve soit l’ordre de raison ; qu’il se gardent de ces visces et dou blasme de la gent, et qu’il ne se couroucent as gens, ne ne voisent en tavernes ne chiés aucun homme, por mangier ne por boivre ; et qu’il ne soient privé de nului et qu’il gardent qu’il ne soient corrompu par deniers, ne par fenmes, ne par autre chose qui soit. Et se autrement le font, je di qu’il les doit punir plus aigrement que les autres, car plus grief paine chiet sor les nos et sor ciaus qui doivent garder nos commandemens.</text:p>
      <text:h text:style-name="Heading_20_2" text:outline-level="2"><text:bookmark-start text:name="III86"/><text:span text:style-name="_3c_id_3e_">[III86] </text:span><text:bookmark-end text:name="III86"/><text:span text:style-name="_3c_num_3e_">.III.LXXXVI.</text:span> Comment le sires doit honourer son antecessor</text:h>
      <text:p text:style-name="_3c_p_3e_">Entre les autres choses qui coviennent au signour est qu’il adoucisse les corages de ses devanciers, et qu’il lor face honor et amour de quanqu’il peut. Et quant il a a rendre son conte, ne suefre pas c’on le face honte ne tort, car il afiert au signour de restraindre les iniquités des mauvés soz les bonnes de justices : et bien sache qu’il vendra a ce point. Et si comme il maisonera a son pere, tot autresi le remaisonnera ses fils ; car il est escrit que nous devons estre teux a nos peres comme nous volons que nos fils soient envers nous.</text:p>
      <text:h text:style-name="Heading_20_2" text:outline-level="2"><text:bookmark-start text:name="III87"/><text:soft-page-break/><text:span text:style-name="_3c_id_3e_">[III87] </text:span><text:bookmark-end text:name="III87"/><text:span text:style-name="_3c_num_3e_">.III.LXXXVII.</text:span> Coment le sires doit assambler le conseil de la vile</text:h>
      <text:p text:style-name="_3c_p_3e_">Quant le sires est venus a son office et a sa signorie tenir, il doit mult penser et de jour et de nuit as choses qui apertienent a son governement. Et ja soit il chiés et gardeour dou commun, neporquant es grans besoignes.et douteuses doit il assambler les conseilleours de la vile et proposer et dire devant aus la besoigne et demander qu’il le conseillent ce que biau soit pour le bien de la vile, et oïr ce qu’il diront.</text:p>
      <text:p text:style-name="_3c_p_3e_">Et se la besoigne fust grans, il s’en doit conseillier une fois u <text:span text:style-name="_3c_num_3e_">.ii.</text:span> u <text:span text:style-name="_3c_num_3e_">trois</text:span> u plus et plusieurs fois se mestier est, au petit conseil et o grant, et joindre a conseil des autres preudomes, des juges, des prieus des ars, et des autres bones gens ; car il est escrit que de grant conseil vient grant salus. Et a la verité dire, le sires peut seurement aler selonc les establissement de conseil ; car Salemons dit, fait toutes choses par conseil, et, puis les fais, ne t’en repentiras.</text:p>
      <text:p text:style-name="_3c_p_3e_">Mais bien garde le sires que la proposition qu’il fait devant les conseilleours soit briés et soit escrites a poi de chapistres ; car la multitude des choses engendre enpeechement, obscurcist les corages, et afoiblist les millours sens, car sens qui pense a maint des choses est maindre a chascune.</text:p>
      <text:p text:style-name="_3c_p_3e_">Et quant le notaires a lieu les propositions devant les conseilleours, le sires se lieve et redie la besoigne comment elle est et comment elle est esmeue. Mais garde bien que si dit et ses pors soient nu et simple, de tel maniere que nus hom le puisse dire qu’il weille plus l’une partie que l’autre. Je ne di pas que le sires ne puisse aucunefois dire se ce ne fust chose qui engendre suspection ; car il i a maintes gens qui par envie et par haine de cuer disent plus contre le signeur que por le bien dou commun.</text:p>
      <text:p text:style-name="_3c_p_3e_">Et quant le sires a dite la proposition, il doit maintenant commander que nus ne die autre chose se de ce non qu’il lor a mis devant, et que nus ne se melle de loer ne lui ne les siens, et qu’il escoutent ciaus qui parolent. Lors doit il commander a ses notaires qu’il metent diligeaument en escrit les dis des parleours, non mie tout çou qu’il disent, mais sou sans plus qui touche au point dou conseil. Et si ne suefre pas que trop de gent se lievent a consillier.</text:p>
      <text:p text:style-name="_3c_p_3e_">Et quant il ont dit et d’une part et d’autre, le sires se lieve a deviser les dis par parties les uns contre les autres. Cil a quoi s’acorde la grignour partie des gens qui sont assamblé au conseil doit estre ferme et estable, et tout ensi les doit escrire les tabellions ; et se mestiers est pour mieux esclarcir la besoigne, il peut bien escrire trestous les conseilleours comment il s’acordent a l’un conseil et a l’autre. Et quant c’est tot fait bien et diligemment, le sires lor done congié ; et se mestiers est, si commande creance ; et qui ne le tient, il doit estre dampnés comme traitres.</text:p>
      <text:p text:style-name="_3c_p_3e_">Entre les autres choses doit le sires mout honourer les gens dou conseil, car il sont si membre, et çou qu’il establissent doit estre sans remuance, se ce ne fust por certain meillourement dou commun. <text:soft-page-break/>Mais on ne doit pas assambler conseil por toutes choses, mais por iceles soulement qui en ont bon mestier.</text:p>
      <text:h text:style-name="Heading_20_2" text:outline-level="2"><text:bookmark-start text:name="III88"/><text:span text:style-name="_3c_id_3e_">[III88] </text:span><text:bookmark-end text:name="III88"/><text:span text:style-name="_3c_num_3e_">.III.LXXXVIII.</text:span> Coment le sires doit honorer les messagiers et les ambaisseors étranges</text:h>
      <text:p text:style-name="_3c_p_3e_">Et quant le ambaisseour des estraingnes terres vienent a lui por aucune besoigne qui touche a l’une tiere et a l’autre, ciertes le sires les doit volentiers veoir et honorer et reçoivre debonairement. Et ançois qu’il lor assamble conseil, il se doit mout travillier de savoir l’achoison por quoi il vienent, s’il onques peut ; car elle peut estre de tel maniere qu’il n’assamblera ja point de conseil, et tel poroit estre qu’il assambleroit le petit conseil sans plus, ou par aventure le grant, o tout le commun de la vile.</text:p>
      <text:p text:style-name="_3c_p_3e_">Mais s’il sont legaz monsignour l’apostoile ou de l’empereour de Rome ou de ses grans honours, il ne doit pas veer conseil, ains lor doit aler a l’encontre, et convoier les, et honorer de tout son pooir. Et quant il ont parlé au conseil, le sires doit respondre bien et cortoisement, et dire qu’il sont signours de l’aler u dou demorer, et que le sage de la vile penseront ce que sera covenable. Et quant le ambaisseour sont issu dou conseil, le sires doit oïr les volentez des consilleours, et si comme il establissent doivent faire le fait et la response.</text:p>
      <text:h text:style-name="Heading_20_2" text:outline-level="2"><text:bookmark-start text:name="III89"/><text:span text:style-name="_3c_id_3e_">[III89] </text:span><text:bookmark-end text:name="III89"/><text:span text:style-name="_3c_num_3e_">.III.LXXXVIIII.</text:span> Coment le sires doit envoier ses ambaisseours</text:h>
      <text:p text:style-name="_3c_p_3e_">Quant il avient aucune chose por quoi on doit envoier messages u ambaisseours hors de la vile, certes se la besoigne ne fust de grant pesantor, il les doit eslire par briés entre les conseillors de la vile, ou autrement, selonc les us de la vile. Mais s’il doivent estre envoiés a l’apostoile ou a l’empereor de Rome u autre part qui requiert grans sollempnités, je lo que le sires meismes eslise tous les millours de la vile, se c’est la volentés dou conseil.</text:p>
      <text:h text:style-name="Heading_20_2" text:outline-level="2"><text:bookmark-start text:name="III90"/><text:span text:style-name="_3c_id_3e_">[III90] </text:span><text:bookmark-end text:name="III90"/><text:span text:style-name="_3c_num_3e_">.III.LXXXX.</text:span> Coment le sires doit oir les causes et les advocas</text:h>
      <text:p text:style-name="_3c_p_3e_">Pour oïr les desiriers des gens et por apaier le clamour des citeins, afiert il a bon poesté qu’il soit sovent a oïr les extraordinaires querieles, et qu’il les delivre et amenuise les plais de totes les gens ; car c’est de grant bonté que le sires constraigne ses subtés dedens les bonnes de drois, qu’il ne viegnent a la descorde, pour-ce que feus qui n’est estains prend aucunefois grant force.</text:p>
      <text:p text:style-name="_3c_p_3e_"><text:soft-page-break/>Mais s’il avient aucun fort point dont il se doute, je lo qu’il i amaine son juge et use son conseil, ou qu’il i mete jour, jusc’a tant qu’il s’en soit conseilliés. Mais molt est bele chose et honeste au signor, comme il siet a cort, qu’il entende et coiement les uns et les autres, meismement les advocas et les paires des causes ; car il descuevrent la force des plés et manifestent la nature des questions, por quoi la lois dist que lor office est fierement bons et besoignables a la vie des hommes, et tant ou plus comme il se combatissent a l’espee ou au coutel por lor parens et por lor païs. Car nous ne quidons pas, fait l’empereres, que seulement cil soient chevaliers qui usent l’escu et le hauberc ; mais en chevalerie sont le advocas et le pairon des causes, et pour-ce doit bien le sires porveir, por son office, que se ancuns povres ou autres est en plet devant le qui ne puisse avoir advocat u par sa foiblece ou par la force son adversaire, il doit constraindre aucun bon advocat qui le soit aide et qu’il le conseille de son droit et de sa parole.</text:p>
      <text:p text:style-name="_3c_p_3e_">Et quant le sires a oïes les parties, lors se doit molt apenser comme il responde, ne il ne doit rien dire comme fols, mais sagement et penseement ; et tout ce qu’il commande et qu’il establist soit par conseil, et soit estables, si qu’il samble drois et sages en oevre et en parole, autrement son dit seroit en lieu de mokerie, et chacuns le tendra por noient.</text:p>
      <text:p text:style-name="_3c_p_3e_">Porquoi je di que s’il trespasse ancunefois outre ce que bon soit, u en ses dis u en ses commandemens, il n’est pas honte d’amender le, ains est grans vertus que chascuns chastie son erreur et retourt au millor ; et ce doit le sires faire, selonc ce que la lois commande.</text:p>
      <text:h text:style-name="Heading_20_2" text:outline-level="2"><text:bookmark-start text:name="III91"/><text:span text:style-name="_3c_id_3e_">[III91] </text:span><text:bookmark-end text:name="III91"/><text:span text:style-name="_3c_num_3e_">.III.LXXXXI.</text:span> Ke le signor doit faire sor le malefice</text:h>
      <text:p text:style-name="_3c_p_3e_">Sour toute chose doit la poesté faire que la vile qui est a son governement soit en bon estat, sans noise et sans forfait. Et ce ne peut pas estre s’il ne fait tant que le païs soit widiés et nés de larons et de murtriers et de tos maufeteours ; car la lois commande bien que le sires espurge bien le paIs de male gent, et por ice a il la signorie sor les étranges et sor les privés qui font les crimes en sa judicion. Et neporquant il ne doit pas livrer a paine ciaus qui sont sans coupe, car il est plus sainte chose d’asoudre <text:span text:style-name="_3c_num_3e_">un</text:span> nuisant que dampner <text:span text:style-name="_3c_num_3e_">un</text:span> nonnuisant, et laide chose est que tu perdes le non d’innocense por haine d’un nuisant.</text:p>
      <text:p text:style-name="_3c_p_3e_">Sor le malefice doit le sires et ses officiaus sivre les us du païs et l’ordre de raison, en ceste maniere : premierement doit cil qui acuse jurer sor sains de dire voir en acusant et en deffendant, et qu’il n’amenra pas faus testimoine a son esciant, lors baillera son acuse u denonciation en escrit, u se ce non, le notaires le doit escrire mot a mot si comme il a devisé, et enquerre de lui meismes diligemment ce qu’il ot.</text:p>
      <text:p text:style-name="_3c_p_3e_"><text:soft-page-break/>Li sires u le juges meismes quideront que ce soit des apertenances dou fait, voir de la chose ; et puis aprés semondre celui qui est acusés dou malefice, et s’il vient, si le facent jurer et aseurer la court des pleges ; et metent en escrit la confession ou sa negation si comme il a dit ; et s’il ne donne pleges ou se le malefices est trop grevables, on doit arrester en bonne garde. Lors doit le sires ou le juge juges metre jour de prover et oïr le tiesmong qui welent venir, et constraindre ciaus qui ne vienent, et examiner toute chose bien et sagement, et metre les dis en escrit.</text:p>
      <text:p text:style-name="_3c_p_3e_">Et quant le tesmong sont tot receu, le juges et le notaires doivent semondre les parties devant aus, et, se il i sont, il doivent ovrir et publiner les dis des tesmoins, et baillier les a ciaus, si qu’il puissent consillier et moustrer ses raisons.</text:p>
      <text:p text:style-name="_3c_p_3e_">Or avient aucunefois es grans crimes qu’il ne peut estre seus ne prouvés certainement, mais on trueve bien contre celui qui est acusés aucunes ensegnes et fors argumens de suspection. A ce point le peut on metre en la gehine, por faire le gehir sa coupe, autrement nenil. Et si di ge que, a la gehine, le juges ne doit pas demander se Jehans fist le murtre, mais generalment doit demander qui le fist.</text:p>
      <text:h text:style-name="Heading_20_2" text:outline-level="2"><text:bookmark-start text:name="III92"/><text:span text:style-name="_3c_id_3e_">[III92] </text:span><text:bookmark-end text:name="III92"/><text:span text:style-name="_3c_num_3e_">.III.LXXXXII.</text:span> Comme le sires doit dampner et asoudre les acusez</text:h>
      <text:p text:style-name="_3c_p_3e_">En ceste maniere doit on reçoivre les acusés et les prueves des malefices. Et quant ambedeus les parties ont moustré ce qu’il welent, lors maintenant sans nul delaiement doit le sires estre en une des chambres avec les juges et les notaires de son ostel, et veoir et oïr et enchierchier diligement tot le plet, d’amont et d’aval, tant qu’il connoissent la verité, selonc ce qu’il est moustré devant aus. Et se il sont certain dou malefice, por la confiession dou malfaitour meismes, de son gré sans torment, ou par tiesmong, u par bataille de champion, ou par sa contumace, il le doivent dampner u de cors u d’avoir, selonc la maniere dou meffait, et selonc la loi u l’usage dou païs.</text:p>
      <text:p text:style-name="_3c_p_3e_">Mais mout doit garder le sires que ce ne soit ne plus aigrement ne plus molement que la nature de la chose requiert, por renomee de fierté ne de pitié. Et ja soit ce que en griés malefices covient grief paine, neporquant le sires doit avoir aucun atemprement de benignité ; mais cil qui sont a nostre tens ne le font pas ensi, ains le dampnent et tormentent au plus fierement qu’il puënt. Mais ciaus qui ne sont pas coupables, on les doit assondre. Li notaires mete en escrit les dampnés d’une part et les assous d’autre.</text:p>
      <text:p text:style-name="_3c_p_3e_">Aprés ce doit le sires assambler le conseil a la coustume du païs, et commande que nus n’i face noise ne cri. Et s’il wet il peut bien en <text:span text:style-name="_3c_num_3e_">un</text:span> poi parler et amonester les gens qu’il se gardent des meffais, et que nus n’i regarde si petites paines qu’il met maintenant sor aucun des maufetours ; car une autre fois les fera il plus fieres, et tozjours les acroistra jusc’a la fin de ses offices.</text:p>
      <text:p text:style-name="_3c_p_3e_"><text:soft-page-break/>Lors doit il maintenant ciaus qui doivent estre dampnés de cors, qu’il soient enki en presence por oïr lor sentence, pour-ce que sentence de cors ne peut estre donnee contre nului s’il ne fait presens. Lors lieve le notaires et lise tot belement ces sentences, tes absols devant et les dampnés apriés. Et quant il a tout lieu, le sires le conferme : il commande que ceaus dou cors soient maintenant danné et le autre paient a jour nomé, et baille l’essamplaire as cambrelains dou commun, et donne congié as gens.</text:p>
      <text:h text:style-name="Heading_20_2" text:outline-level="2"><text:bookmark-start text:name="III93"/><text:span text:style-name="_3c_id_3e_">[III93] </text:span><text:bookmark-end text:name="III93"/><text:span text:style-name="_3c_num_3e_">.III.LXXXXIII.</text:span> Comment le sires doit garder la chose dou commun</text:h>
      <text:p text:style-name="_3c_p_3e_">Et quant le jours trespasse que le dampnés doivent paier, s’il ne paient le sires doit mout constraindre de paier, car poi vaut a dampner les s’il ne les fait paier ; et d’autrepart il doit estudier que le chambrelenc dou commun soient bien garni d’argent, por faire les grans despenses et les petites, qui vienent sor le commun.</text:p>
      <text:p text:style-name="_3c_p_3e_">Mais il doit sovent et menu veoir le conte des chambrelains et l’entree et l’issue, et garder que le avoirs dou commun ne soit pas despendus desmesureement ; car s’il doit garder soi meismes de trop larghement despendre, certes il doit assés mieux espargnier la chose dou commun, pour-ce que laide chose est estre aver du sien et large de l’autrui.</text:p>
      <text:p text:style-name="_3c_p_3e_">Et ja fust il grans despenderes de son avoir, si doit il estre garderes du commun, et sauver et maintenir les drois dou commun, les detes, les justices, les signouries, les chastiaus, les viles, les maisons, les cors, les officiaus, les places, les voies, les chemins, et toutes choses qui apertienent au commun de la vile, en tel maniere que le honours et le proufis dou commun n’apetice pas, mais croissent et amendent a son tens. Autresi doit le sires garder et faire la vile dedens et defors, meismement de nuit por les larrecins et por les autres maus crimes.</text:p>
      <text:h text:style-name="Heading_20_2" text:outline-level="2"><text:bookmark-start text:name="III94"/><text:span text:style-name="_3c_id_3e_">[III94] </text:span><text:bookmark-end text:name="III94"/><text:span text:style-name="_3c_num_3e_">.III.LXXXXIIII.</text:span> Comment le sires doit garder la chose de son ostel et de sa gent</text:h>
      <text:p text:style-name="_3c_p_3e_">Dedens son ostel doit le sires establir sa mesnie bien et sagement, chascun en son lieu et en son office, et chastoier l’un de parole, l’autre de verge ; et amoner son senescal qu’il soit amesurés en despendre, non pas en tel maniere qu’il soit blasmés d’avarice, mais qu’il maintiegne l’avoir de lui, et qu’il souffice as gens de son ostel, et que rien ne faille a la mesnie, pour-ce que la faute des choses besoignaibles le poroit amener a vilaine pensee.</text:p>
      <text:h text:style-name="Heading_20_2" text:outline-level="2"><text:bookmark-start text:name="III95"/><text:soft-page-break/><text:span text:style-name="_3c_id_3e_">[III95] </text:span><text:bookmark-end text:name="III95"/><text:span text:style-name="_3c_num_3e_">.III.LXXXXV.</text:span> Comment le sires doit consillier avec ses sages</text:h>
      <text:p text:style-name="_3c_p_3e_">Pour ce doit il honourer et amer tous ciaus de sa mesnie, et rire et esbatre aucunefois avec aus. Mais sor tous doit il amer et honorer les juges et les notaires de son ostel, car il ont en lor main la grignor partie de s’onor et de sa bonté ; et pour-ce doit le sages poestas sovent et menu, meismement as jours des festes ou le soir en yver tens, assambler les en sa cambre u ailleurs, et parler a aus des choses qui apertienent a lor office, et encerchier qu’il font, que les querieles il ont devant aus, et enquerre la nature des ples, et prendre conseil des choses qu’il doivent faire. Car c’est une chose de grant sens de sovenir soi des choses alees, et establir les presentes, et porveir des futures.</text:p>
      <text:p text:style-name="_3c_p_3e_">Autresi les doit il priier et amonester qu’il soient la droite balance qui contrepoise les drois et les tors, selonc Dieu et selonc justice ; et qu’il gardent que drois ne soit vendus ne changiés por deniers ne por amour ne por haine ne por autre chose vivant ; mais soviegne lors que Nostre Sires commande : amés justice, vous qui jugiés la tiere. Mais de ce se taist le mestres, et torne as autres choses.</text:p>
      <text:h text:style-name="Heading_20_2" text:outline-level="2"><text:bookmark-start text:name="III96"/><text:span text:style-name="_3c_id_3e_">[III96] </text:span><text:bookmark-end text:name="III96"/><text:span text:style-name="_3c_num_3e_">.III.LXXXXVI.</text:span> De la discorde qi est entre ciaus qi voelent estre cremus et amés</text:h>
      <text:p text:style-name="_3c_p_3e_">En ceste partie dist le mestres que entre les governeours des viles siut avoir une tele difference, que le un aiment miex estre cremus que amés, et le autre desirent plus a estre amés que cremus. Et cil qui ayment mieux a estre cremus que amés desirent a avoir renomee de grant fierté ; et, por çou qu’il welent sambler fiers et crueus, metent tres fieres paines et aspres tormens, et de ce quident que l’en les redoute plus et que la vile en soit mieux apaisie.</text:p>
      <text:p text:style-name="_3c_p_3e_">Et ce pruevent il par les dis Seneque, qui dist qu’escharseté de poine corront les cités, et que l’abondance des pecheours amainent les usages de pecchier, et que cil pert le hardement de sa malice qui est fierement tormentés, et que le prince soufrant conferme les visces, et la douçcur dou signor ôte la vergoigne dou maufetour, et plus est redoutee la paine qui est establie de par son signor que de par son ami, et de tant comme le torment sont plus apert proufitent il plus par example, et toz le mondes crient les fiers et les hardis, et la paine donne paour as plusours.</text:p>
      <text:p text:style-name="_3c_p_3e_">Contre ce dist le autres que mieux vaut a estre amés que cremus, por çou c’amours ne peut estre sans cremour, mais cremours si peut bien estre sans amour : Tuilles dit que au monde n’a plus seure chose a deffendre ses choses que d’iestre amés, ne nule plus espoentable que d’iestre cremus ; car chascuns het celui qu’il crient, et qui de tous est haïs a perir le covient, que nule richesce peut contrester as haines de plusors. Longue paour est male garde, cruauté est enemie de nature.</text:p>
      <text:p text:style-name="_3c_p_3e_"><text:soft-page-break/>Il covient que chacuns crieme celui ou ciaus de que il wet estre cremus, et force qui est par paour n’aura ja longue duree, et toute paine doit estre mise sans tort, non mie par le signor, mais por le bien dou commun ; ne paine ne doit estre grignour que la coupe, ne nus ne doit estre dampnés por les crimes d’un autre et tout governement doivent estre sans folie et sans peresce. Tuilles dit, garde que tu ne face rien dont tu ne puisses moustrer raison por quoi. Et Senekes dit que cil maufet qui plest plus a sa renomee que a sa conscience, et cruauté n’est pas autre chose que fiertés de corage es grans paines ; pourquoi je di que cil est cruel qui n’a mesure en daner quant il en a l’ochoison.</text:p>
      <text:p text:style-name="_3c_p_3e_">Platons dist que nus sages ne dampne de çou que le pechiés est fais mais por çou qu’il ne soit fais de lors en avant. Quele difference a il entre roi et tirant ? il sont pareil de fortune et de pooir, mais le tirans fet oevres de crualté par son gré, ce ne fet pas le rois sans necessité : le uns est amés et le autres est cremus. Et cil est tenus a mauvais peres qui tozjors bat et fiert son enfant asprement.</text:p>
      <text:p text:style-name="_3c_p_3e_">Li plus seurs garnimens dou monde est le amours des citains, car il done la plus bele chose en cest siecle, c’est que chacuns desire que tu vives.</text:p>
      <text:p text:style-name="_3c_p_3e_">Par ceste parole peut on bien entendre ceste querele ; car clemence qui est contre cruauté est uns atempremens de corage sor la paine qui le peut establir. Tuilles dist que la plus bele chose qui est en signorie si est clemence et pitiés, s’elle est jointe avec droit, sans coi la cités ne peut pas estre governee. Seneques dist, quant je sui a curer la cité, je i truis tant de visces entre tant de gens, que pour garir les maus de chascun il couvient que le uns soit sanés par ire et le autres par essil et par pelerinage, et le autres par dolour et le autres par poverté et le autres par fier ; et tout me coviegne il aler por aus dampner, je n’irai o furor ne en la cruauté, mais jou ai a une voie de loi par l’oevre, de sage vois sans orgueil, jugement sans ire. Et iont les mauvais autel samblant et autel corage comme font les serpens et les autres bêtes qui portent venin.</text:p>
      <text:p text:style-name="_3c_p_3e_">Il ne covient pas que le sires soit dou tout cruel ne dou tout plains de clemence ; car autresi bien est il cruauté de pardoner a toz comme non pardoner a nului ; mais ce est oevre de haute clemence a confondre les maus en pardonant. Por coi je di que nus ne doit pardoner le maufetor, car le juges est dampnés quant le malfaitour est assous. Autresi ne doit il estre trop cruel, por çou que nule paine ne doit estre grignor que le meffet ne cheoir sor le non nuisant ; car se la paine est du cors, donc est il omecides, et stele est de deniers, a rendre le covient.</text:p>
      <text:h text:style-name="Heading_20_2" text:outline-level="2"><text:bookmark-start text:name="III97"/><text:span text:style-name="_3c_id_3e_">[III97] </text:span><text:bookmark-end text:name="III97"/><text:span text:style-name="_3c_num_3e_">.III.LXXXXVII.</text:span> Des choses que le sires doit consirer en sa signorie</text:h>
      <text:p text:style-name="_3c_p_3e_">Soviegne toi donc, tu qui governes la cité, dou sairement que tu fesis sor sains quant tu presis l’office de ta signorie. Soviegne tai de la loi et de ses commandemens, et n’oublie pas Dieu et ses sains, <text:soft-page-break/>mais va sovent au mostier et prie Dieu de toi et de tes subtés. Car David le prophete dist que se Dieus ne garde la cité, por noient se travaillent cil qui le gardent.</text:p>
      <text:p text:style-name="_3c_p_3e_">Honoures les pastours de sainte eglise, car Dieus dist de sa bouche : qui vos reçoit moi reçoit. Soies religieus et mostres la droite foi, pour-ce qu’il n’a plus bele chose ou prince de la tiere que avoir droite foi et veraie creance. Et il est escrit : quant le justes rois siet en sa chaiere, nul mal ne peut cheoir contre lui.</text:p>
      <text:p text:style-name="_3c_p_3e_">Et pour-ce garde les eglises, les maisons Diu ; garde les veves les orfenes, car il est escrit : soies deffenderes des orfenins et des veves, c’est que tu deffendes lor drois contre la mauvestié des poissans, non pas en tel maniere que le poissant perdent lor droit por les larmes du foible ; car tu as en ta garde les grans et les petits et les moiens.</text:p>
      <text:p text:style-name="_3c_p_3e_">Donques covient il des le commencement que tu pregnes l’office a net cuer et a pure entention, et que tes mains soient netes, a Dieu et a la loi, de tous gaains outre les loiers dou comun, et que tu deffendes les choses dou commun et donnes a chascun çou que sien est ; et que tu porvoies a ton pooir qu’il n’ait haine ne descorde entre ses subtés, et s’elle i est que tu ne soies ploiés as uns plus c’as autres, ne por argent ne por femes ne por chose qui soit, et que tu entendes diligemment les plés et les plaintes ; et que tu delivres les petites querieles tost et legierement sans respit ; et que tu faces tout çou qui est escrit es livres des constitutions de la vile ; et que tu maintiegnes les oevres et les edifices du commun, et faces afaitier les voies et les pons et les portes et les murs et les fosses et les autres choses.</text:p>
      <text:p text:style-name="_3c_p_3e_">Ne suefre pas que le maufetour eschapent sans paine, que nus dou païs les detiegne. Les murtriers les traitres et ciaus qui efforcent les puceles et qui font ces autres crimes, dois tu dampner fierement selonc la loi et l’us dou païs. Tien tes officieus en tel maniere qu’il ne facent ne tort ne anui. Aies entor toi tel conseilleour qui soit bons et sages et loiaus a toi et a raison. Soies tex que tu sambles terribles as mauvais et agreables as bons. En some regarde la seconde partie dou livre, la u il parole ça ariere des visces et des vertus, et gardes que tu soies garnis des vertus et nés de visces.</text:p>
      <text:h text:style-name="Heading_20_2" text:outline-level="2"><text:bookmark-start text:name="III98"/><text:span text:style-name="_3c_id_3e_">[III98] </text:span><text:bookmark-end text:name="III98"/><text:span text:style-name="_3c_num_3e_">.III.LXXXXVIII.</text:span> Des choses dont le sires se doit garder por achoison de soi</text:h>
      <text:p text:style-name="_3c_p_3e_">Or dist le mestres qu’il ne vieut pas en ceste derraine partie nomer la seurté de quoi le sires doit estre garnis, por çou qu’il en a assés longuement dit en la seconde partie dou livre,et pour-ce s’en taist a tant. Et neporquant il dira aucun des visces dont le sires se doit fierement garder, et il et ses sages. Car sans faille il se doit mout garder de ces choses dont il commande que le autre se gardent, selonc ce <text:soft-page-break/>que le Apostles dist : je chasti, fist il, tot avant mon cuer, et le met en siervage, si que je ne soie dampnés en chastoiant les autres. Et Catons dist que laide chose est au mestre quant la coupe en torne sor lui. Mais bien dire est loable s’il le fait ; car bien dire et mau fere n’est autre chose que dampner soi par sa parole.</text:p>
      <text:p text:style-name="_3c_p_3e_">Aprés ce se doit il garder d’yvrece, d’orguel, d’ire, de dolour, d’avarisce, et d’envie, et de luxure ; car chascuns de ces pechiés est mortex a Dieu et as hommes, et fait le prinche cheoir legierement de son siege. Mais mout se doit garder de trop parler, car s’il parole po et bien, on le tient a plus sage, et molt parler n’est sans pechié. Autresi se doit il garder de trop rire, car il est escrit que ris est en la bouche des fols. Et nanporquant il peut bien rire et jouer et esbatre aucunefois, non pas a maniere d’enfant ne de feme, ne qui samble faus ris ne orguilleus. Et s’il est bons des autres, il sera cremus s’il ne moustre liet le visage, meismement quant il est assis a oïr plet.</text:p>
      <text:p text:style-name="_3c_p_3e_">Autresi ne doit il loer soi meismes, pour-ce qu’il soit loés des bons, et ne le chaut s’il est loés des mauvais. Et garde soi de gengleours qui le loent devant lui. Croie de soi plus a soi que as autres, et soit autresi tristes quant il est loés par les malvais comme s’il fust loés par males oevres. Autresi se doit il garder des espieurs, qu’il ne die ne ne face chose, s’elle est seue, qu’il en soit blasmés.</text:p>
      <text:p text:style-name="_3c_p_3e_">Autresi garde que justice ne soi pas vendue por deniers ; car la lois dist qu’il doit estre dampnés comme lerres. Autresi garde qu’il ne soit privés de ses subtés, pour-ce qu’il en chiet en despit et en souspeçon.</text:p>
      <text:p text:style-name="_3c_p_3e_">Autresi garde qu’il ne reçoive nul present de nuli qui soit sous son governement, pour-ce que tous hommes qui reçoivent don u service a sa franchise vendue, et est obligiés comme par dette. Autresi garde qu’il ne se conseille a nului de la vile priveement, ne ne chevauce avec nului, ne ne voise a sa maison por mangier ne por autre chose, pour-ce que de ce naist suspections de lui entre ses citains.</text:p>
      <text:h text:style-name="Heading_20_2" text:outline-level="2"><text:bookmark-start text:name="III99"/><text:span text:style-name="_3c_id_3e_">[III99] </text:span><text:bookmark-end text:name="III99"/><text:span text:style-name="_3c_num_3e_">.III.LXXXXVIIII.</text:span> Des choses dont le sires se doit garder por ochoison dou commun</text:h>
      <text:p text:style-name="_3c_p_3e_">Autresi se doit le sires mout garder qu’il, par le comun qu’il a en sa garde,ne face nule conjurison ne compaignie avec les autres cités et viles dou païs ; et se a fere le covient, si le face par le conseil de la vile et par le commun assentement des gens. Car en teus choses doit on penser et repenser longuement qu’il ne face tel lien qui puis le coviegne brisier sa foi ; ou s’il ne le brise que le periz en viegne sour lui.</text:p>
      <text:p text:style-name="_3c_p_3e_">Autresi garde qu’il ne mete a son tans ne taille ne chartre de vante ne dette ne de nul ligement dou commun, se ce ne fust por manifest proufit de la vile et par commun establissement dou conseil.</text:p>
      <text:h text:style-name="Heading_20_2" text:outline-level="2"><text:bookmark-start text:name="III100"/><text:soft-page-break/><text:span text:style-name="_3c_id_3e_">[III100] </text:span><text:bookmark-end text:name="III100"/><text:span text:style-name="_3c_num_3e_">.III.C.</text:span> Que le sires doit fire au tens de guerre</text:h>
      <text:p text:style-name="_3c_p_3e_">En ceste partie dist le mestres que en signorie a <text:span text:style-name="_3c_num_3e_">.ii.</text:span> saisons, une de pais, autre de guerre. Et pour-ce qu’il dist assés bien de l’un et de l’autre el livre des visces et des vertus el chapistre de manificence, n’en dira il ore autre chose se ce non qu’il covient au signeur por son office. Et certes se le sires, quant il vieut governer la vile, et il le trueve en pais, il en doit estre mout liés et joians, et garder qu’il ne commence guerre a son tens s’il onques peut, car en guerre a trop de periz.</text:p>
      <text:p text:style-name="_3c_p_3e_">Mais se a commencier le covient, ce soit fet par les communs assentemens des citeins, et par establissement de conseil et des sages gens de la vile. Més se la guerre estoit commencie au tens de ses anciestres, je lo que il porchace la pais, ou au mains les trives ; ou se ce non, il doit requerre sovent et menu le conseil des sages hommes, et espiier le pooir de sa partie et de ses enemis, et estudiier que la vile soit bien gardee dedens et dehors, et les chastiaus et les viles qui sont baillies en sa garde.</text:p>
      <text:p text:style-name="_3c_p_3e_">Et si doit avoir entor lui une gent de sages et de vaillans hommes de la vile, qui se sachent meller de guerres et qui soient tousjors a son conseil et qui soient aprés lui chievetains et guieurs de la guerre. Et requerre toz les amis et compaignons et les subtés de la vile, les uns par letres les autres par bouche et les autres par messagiers qui soient apareilliés as armes et a la guerre.</text:p>
      <text:p text:style-name="_3c_p_3e_">Aprés ce doit il assambler a la mestre place de la vile, ou en autres lieus acoustumés as gens de la vile, et dire devant aus paroles de guerre, et ramentevoir les tors des enemis et les drois des citains, nomer la proece et les valours de lor ancestres et les lor vertueuses batailles, semonre les gens a la guerre et conorter les a bataille, et commander que chascuns face grant apareil d’armes et de chevaus et de tentes et de pavillons et de toutes choses qui besoignent en guerre.</text:p>
      <text:p text:style-name="_3c_p_3e_">Teux et autres paroles doit le sires dire por acuser les corages des gens au plus qu’il onques peut ; mais bien garde qu’il ne die nul foible mot, ains soit sa chiere de courouç et d’ire, le samblant terrible, la vois menachable, et son cheval hennisse et fiere les piés a la tierre ; et face tant que maintes fois, ançois qu’il fine son dit, la noise lieve et le cris entre les citeins, autresi comme s’il fussent a la mellee. Et nanporquant il doit mout consirer la maniere de la guerre, pour-ce que autre samblant covient entre les graindres et autre contre les pers et autre contre les menours.</text:p>
      <text:p text:style-name="_3c_p_3e_">Aprés son parlement face lire par la bouche de son notaire, qui ait claire vois et entendable, les ordenemens et les chapistres de la guerre, et porchace s’il onques peut qu’il ait arbitre sor le malefisce de l’ost. Et quant tout çou est fet, il doit de ses mains baillier les gonfanons et les banieres, selonc les coustumes de la vile. De lors en avant ne fine d’apareillier le sires soi et tous ses subtés a la guerre, en tel maniere que rien n’i faille au point de l’ost et de la bataille.</text:p>
      <text:p text:style-name="_3c_p_3e_">Mais coment il doit guier l’ost et metre les chans des pavillons et garder l’ost tout environ, de jour et de nuit, ne comment il doit establir les eschieles et comment il doit estre en toz lieus, ore de cha ore de <text:soft-page-break/>la, et comment il doit garder son cors, qu’il ne combate se ce n’est par necessité, coment il doit gaitier sa vile s’elle est assegie, ne de maintes autres choses qui covienent a guerre, le mestres n’en dist ore plus ; ains les laisse a la porveance dou signour et dou conseil.</text:p>
      <text:h text:style-name="Heading_20_2" text:outline-level="2"><text:bookmark-start text:name="III101"/><text:span text:style-name="_3c_id_3e_">[III101] </text:span><text:bookmark-end text:name="III101"/><text:span text:style-name="_3c_num_3e_">.III.CI.</text:span> Le general ensegnement des provostés</text:h>
      <text:p text:style-name="_3c_p_3e_">Par les ensegnemens de cest livre peut bien chascuns qui droitement le regarde governer la cité, au tans de pais et de guerre, a l’aide de Dieu et de bon conseil. Et ja soit ce qu’il ait assés d’ensegnemens, neporquant il a es signories de choses tant et de diversités que nus hom vivans ne les poroit escrire ne dire de bouche ; mais en some il doit ensivre la loi commune et les us de la vile a bone foi et conduire son office selonc la coustume dou païs. Por ce que le vilains dist, quant tu ies a Rome vif comme a Rome, car de deus tiere tex pos.</text:p>
      <text:p text:style-name="_3c_p_3e_">Sor le malefice doit il ensuir la maniere des mires, qui a petites maladies metent petites medecines, et as grignours metent il grignours et plus fors, et as trés grans metent il le feu et le fer. Tout autresi doit il dampner les maufetours selonc la maniere de son meffait, sans pardoner a ciaus qui ont coupe et sans grever a ciaus qui ne l’ont.</text:p>
      <text:h text:style-name="Heading_20_2" text:outline-level="2"><text:bookmark-start text:name="III102"/><text:span text:style-name="_3c_id_3e_">[III102] </text:span><text:bookmark-end text:name="III102"/><text:span text:style-name="_3c_num_3e_">.III.CII.</text:span> Comment le novel governeor doit estre esleu</text:h>
      <text:p text:style-name="_3c_p_3e_">Et quant vient le tens que l’en doit penser dou novel signor por l’anee qui vient apriés, le sires doit assambler le conseil de la vile, et par aus trover selonc la loi de la vile les preudomes qui doivent amender les constitutions de la vile. Et quant il les a trovés et il ont fait lor sairement, il doivent estre en <text:span text:style-name="_3c_num_3e_">un</text:span> lieu priveement, tant qu’il acomplissent ce qui apertient a lor office. Et maintenant que le livres est establis et acomplis, il doit estre clos et saielés et mis en garde jusques a la venue dou novel signeur.</text:p>
      <text:p text:style-name="_3c_p_3e_">Et quant ces choses sont diligement acomplies et mises en ordre, l’en doit eslire le noviel signor selonc l’ordre que le mestres devisa el commencement de cest livre. Mais se le citein te welent avoir a signour pour l’annee qui vient, je lo que tu ne le prengnes, car a paine peut bien estre la seconde signorie finee.</text:p>
      <text:h text:style-name="Heading_20_2" text:outline-level="2"><text:bookmark-start text:name="III103"/><text:soft-page-break/><text:span text:style-name="_3c_id_3e_">[III103] </text:span><text:bookmark-end text:name="III103"/><text:span text:style-name="_3c_num_3e_">.III.CIII.</text:span> Coment le sire se doit porveir entor l’issue de sa signorie</text:h>
      <text:p text:style-name="_3c_p_3e_">Après ce dois tu assambler les juges et les notaires et tes autres officiaus, et priier les et amonester, que toutes querieles et tous plés qui sont devant aus, il les delivrent selonc droit jugement, et qu’il ne laissent noient a autrui amendement. Tu meismes te conseilles avec aus, et te pense en ton cuer se tu as nului grevé plus u mains que drois commande. Et se tu as laissié a fere noient de ce qui est el livre de la vile, maintenant t’en porvoit en tel maniere que tu amendes et acomplisses et torne a point ce que tu pués, ou par toi ou par establissement dou conseil ; car le sages governeors se porvoit au devant, ou par ciaus qui amendent les constitutions u par le conseillors meismes, et se fait asoudre de toutes choses qui sont parvenues as chambrelains dou commun, et des autres chapistres qui sont demoré.</text:p>
      <text:p text:style-name="_3c_p_3e_">Autresi dois tu dedens ton tens, s’il est mestiers, trover ambaisseours, par la volenté du commun, qui te facent compaignie jusques a ton ostel et qui portent grasces et salus et bons tesmong de toi et de tes oevres au commun de ta vile. Autresi te porvoit, par le conseil de la vile, de maison en quoi tu demeures aprés la fin por rendre ton conte.</text:p>
      <text:p text:style-name="_3c_p_3e_">Mais n’oublie pas une chose, que <text:span text:style-name="_3c_num_3e_">.x.</text:span> jors u <text:span text:style-name="_3c_num_3e_">.viii.</text:span> jours devant ta fin tu faces crier sovent et menu que chascuns qui doit avoir, de toi ne des tiens, qu’il viegnent prendre lor paiement, et fai tant que tout soient bien paiet. Autresi garde que tu retiegnes l’essample de tous les chapistles et des establissemens dou conseil qui touchent a toi u a ton sairement, en tel maniere que tu t’en puisses aidier se l’en mesist sor toi nule calenge.</text:p>
      <text:h text:style-name="Heading_20_2" text:outline-level="2"><text:bookmark-start text:name="III104"/><text:span text:style-name="_3c_id_3e_">[III104] </text:span><text:bookmark-end text:name="III104"/><text:span text:style-name="_3c_num_3e_">.III.CIIII.</text:span> Comment tu dois parler et assambler les gens ou derrenier jor de ton office</text:h>
      <text:p text:style-name="_3c_p_3e_">Et quant vient ou derrenier jor de ton office, tu dois assambler les gens de la vile, et devant aus dire des grans paroles et agreables por aquerre l’amor et la bienvoeillance des citains, et ramentevoir des bones oevres,les honours, et les proufis dou commun qui sont avenues a ton tens, et amercoer les de l’amor et de l’onour qu’il ont fait a toi et as tiens, et offrir toi et tout ton pooir en lor service en tote ta vie.</text:p>
      <text:p text:style-name="_3c_p_3e_">Et por mieux atrere les corages des gens, tu pués dire que se aucuns a mespris jusques lors contre son sairement, u par perrece u par non savoir ou par autres choses, que tu le pardoignes, se ce n’est murtriers ou lerres ou autres maufetours ou dampnés de la vile.</text:p>
      <text:p text:style-name="_3c_p_3e_">Mais toutefois retien a toi toute ta signorie jusques a la mienuit ou tu la commetes au novel provost.</text:p>
      <text:p text:style-name="_3c_p_3e_"><text:soft-page-break/>Aprés cest parlement, le jour meismes ou l’autre aprés, selonc la maniere dou païs, dois tu rendre au novel signour ou chambrelains tous les livres et toutes choses que tu avoies de par le commun ; et puis t’en iras al’ostel en quoi tu dois herbergier tant comme tu demorras a rendre ton conte</text:p>
      <text:h text:style-name="Heading_20_2" text:outline-level="2"><text:bookmark-start text:name="III105"/><text:span text:style-name="_3c_id_3e_">[III105] </text:span><text:bookmark-end text:name="III105"/><text:span text:style-name="_3c_num_3e_">.III.CV.</text:span> Coment tu dois demorer en la vile a rendre ton conte</text:h>
      <text:p text:style-name="_3c_p_3e_">Quant tu ies a ce venus, il te covient iestre cindeés et rendre conte de ton office a toi et as tiens. S’il i a nul qui se plaingne de toi, tu te dois faire baillier le libel de sa demande et avoir conseil de tes sages et respondre si comme il te conseillent. En ceste maniere dois tu demorer a la vile jusques au jour qui fu establis quant tu presis la provosté. Lors se a Dieu plaist tu seras assols honorablement, et prenderas congié dou conseil et dou commun de la vile, et t’en iras chiés toi a gloire et a honour.</text:p>
      <text:p text:style-name="_3c_p_3e_">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Georgia" svg:font-family="Georgia" style:font-family-generic="roman" style:font-pitch="variable"/>
    <style:font-face style:name="Lato" svg:font-family="Lato, sans-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30%" fo:text-align="start" style:justify-single-word="false" fo:orphans="2" fo:widows="2" fo:hyphenation-ladder-count="no-limit" text:number-lines="false" text:line-number="0" style:writing-mode="lr-tb"/>
      <style:text-properties style:use-window-font-color="true" loext:opacity="0%" style:font-name="Lato" fo:font-family="Lato, sans-serif"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align="justify" style:justify-single-word="false" fo:text-indent="0.501cm" style:auto-text-indent="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cm" fo:margin-right="1cm" fo:margin-top="1cm" fo:margin-bottom="1cm" style:contextual-spacing="false" fo:text-align="center" style:justify-single-word="false" fo:keep-together="always" fo:text-indent="0cm" style:auto-text-indent="false" fo:keep-with-next="always"/>
      <style:text-properties style:font-name="Trebuchet MS" fo:font-family="'Trebuchet MS'" style:font-family-generic="roman" style:font-pitch="variable" fo:font-size="18pt" fo:font-weight="bold" style:font-size-asian="18pt" style:font-weight-asian="bold"/>
    </style:style>
    <style:style style:name="Heading_20_2" style:display-name="Heading 2" style:family="paragraph" style:parent-style-name="Standard" style:next-style-name="Standard" style:default-outline-level="2" style:list-style-name="" style:class="text">
      <style:paragraph-properties fo:margin-top="1cm" fo:margin-bottom="0.75cm" style:contextual-spacing="false" fo:line-height="120%" fo:keep-together="always" fo:keep-with-next="always">
        <style:tab-stops>
          <style:tab-stop style:position="0cm"/>
        </style:tab-stops>
      </style:paragraph-properties>
      <style:text-properties style:font-name="Trebuchet MS" fo:font-family="'Trebuchet MS'" style:font-family-generic="roman" style:font-pitch="variable"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left="1cm" fo:margin-right="0cm" fo:margin-top="0.847cm" fo:margin-bottom="0.423cm" style:contextual-spacing="false" fo:keep-together="always" fo:text-indent="0cm" style:auto-text-indent="false" fo:keep-with-next="always"/>
      <style:text-properties fo:color="#c00000" loext:opacity="100%" style:font-name="Trebuchet MS" fo:font-family="'Trebuchet MS'" style:font-family-generic="roman" style:font-pitch="variable"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cm" fo:margin-right="0cm" fo:text-indent="2cm" style:auto-text-indent="false" fo:keep-with-next="always"/>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style>
    <style:style style:name="Heading_20_6" style:display-name="Heading 6" style:family="paragraph" style:parent-style-name="Standard" style:next-style-name="Standard" style:default-outline-level="6" style:list-style-name="" style:class="text">
      <style:paragraph-properties fo:margin-top="0.199cm" fo:margin-bottom="0.101cm" style:contextual-spacing="false" fo:keep-with-next="always"/>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style>
    <style:style style:name="Title" style:family="paragraph" style:parent-style-name="Standard" style:next-style-name="Text_20_body" style:default-outline-level="" style:class="chapter">
      <style:paragraph-properties fo:margin-top="0.423cm" fo:margin-bottom="0.847cm" style:contextual-spacing="false" fo:line-height="150%" fo:text-align="center" style:justify-single-word="false" fo:keep-with-next="always"/>
      <style:text-properties style:font-name="Trebuchet MS" fo:font-family="'Trebuchet MS'" style:font-family-generic="roman" style:font-pitch="variable" fo:font-size="20pt" fo:font-weight="bold" style:font-name-asian="Microsoft YaHei" style:font-family-asian="'Microsoft YaHei'" style:font-family-generic-asian="system" style:font-pitch-asian="variable" style:font-size-asian="20pt" style:font-weight-asian="bold" style:font-name-complex="Mangal" style:font-family-complex="Mangal"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style:text-properties fo:font-style="italic" style:font-style-asian="italic" style:font-name-complex="Mangal" style:font-family-complex="Mangal" style:font-family-generic-complex="system" style:font-pitch-complex="variable" style:font-style-complex="italic"/>
    </style:style>
    <style:style style:name="_3c_bibl_3e_" style:display-name="&lt;bibl&gt;" style:family="paragraph" style:parent-style-name="Standard" style:default-outline-level="">
      <style:paragraph-properties fo:margin-left="1.251cm" fo:margin-right="0cm" fo:orphans="0" fo:widows="0" fo:text-indent="-1.251cm" style:auto-text-indent="false" style:vertical-align="baseline"/>
      <style:text-properties style:font-name="sans-serif" fo:font-family="sans-serif" style:font-family-generic="roman" style:font-pitch="variable"/>
    </style:style>
    <style:style style:name="_3c_dateline_3e_" style:display-name="&lt;dateline&gt;" style:family="paragraph" style:parent-style-name="Standard" style:next-style-name="Standard" style:default-outline-level="">
      <style:paragraph-properties fo:text-align="end" style:justify-single-word="false" fo:orphans="0" fo:widows="0" style:vertical-align="baseline"/>
    </style:style>
    <style:style style:name="_3c_salute_3e_" style:display-name="&lt;salute&gt;" style:family="paragraph" style:parent-style-name="Standard" style:next-style-name="_3c_p_3e_" style:default-outline-level="">
      <style:paragraph-properties fo:margin-top="0.423cm" fo:margin-bottom="0.847cm" style:contextual-spacing="false" fo:text-align="end" style:justify-single-word="false" fo:orphans="0" fo:widows="0" style:vertical-align="baseline"/>
      <style:text-properties fo:font-style="italic" style:font-style-asian="italic"/>
    </style:style>
    <style:style style:name="_3c_signed_3e_" style:display-name="&lt;signed&gt;" style:family="paragraph" style:parent-style-name="Standard" style:next-style-name="Standard" style:default-outline-level="">
      <style:paragraph-properties fo:orphans="0" fo:widows="0" style:vertical-align="baseline"/>
    </style:style>
    <style:style style:name="_3c_byline_3e_" style:display-name="&lt;byline&gt;" style:family="paragraph" style:parent-style-name="Standard" style:default-outline-level="">
      <style:paragraph-properties fo:text-align="end" style:justify-single-word="false" fo:orphans="0" fo:widows="0" style:vertical-align="baseline"/>
    </style:style>
    <style:style style:name="_3c_argument_3e_" style:display-name="&lt;argument&gt;" style:family="paragraph" style:parent-style-name="Standard" style:default-outline-level="">
      <style:paragraph-properties fo:margin-top="1cm" fo:margin-bottom="0cm" style:contextual-spacing="false" fo:line-height="90%" fo:text-align="justify" style:justify-single-word="false" fo:orphans="0" fo:widows="0" fo:padding-left="0.247cm" fo:padding-right="0.247cm" fo:padding-top="0.035cm" fo:padding-bottom="0.035cm" fo:border="0.26pt solid #c0c0c0" style:shadow="none" style:vertical-align="baseline"/>
    </style:style>
    <style:style style:name="_3c_space_3e_" style:display-name="&lt;space&gt;" style:family="paragraph" style:next-style-name="Standard" style:default-outline-level="">
      <style:paragraph-properties fo:margin-top="0cm" fo:margin-bottom="0cm" style:contextual-spacing="false" fo:line-height="130%" fo:text-align="start" style:justify-single-word="false" fo:orphans="0" fo:widows="0" fo:hyphenation-ladder-count="no-limit" style:vertical-align="baseline" style:writing-mode="lr-tb"/>
      <style:text-properties fo:color="#00000a" loext:opacity="100%" style:font-name="Times New Roman" fo:font-family="'Times New Roman'" style:font-family-generic="roman" style:font-pitch="variable" fo:font-size="10pt" fo:language="fr" fo:country="FR" style:letter-kerning="false"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_3c_l_3e_" style:display-name="&lt;l&gt;" style:family="paragraph" style:parent-style-name="Standard" style:default-outline-level="">
      <style:paragraph-properties fo:line-height="110%" fo:orphans="0" fo:widows="0" style:vertical-align="baseline"/>
      <style:text-properties fo:font-size="11pt" style:font-size-asian="11pt"/>
    </style:style>
    <style:style style:name="_3c_quote_3e_" style:display-name="&lt;quote&gt;" style:family="paragraph" style:parent-style-name="Standard" style:next-style-name="Standard" style:default-outline-level="">
      <style:paragraph-properties fo:margin-left="1.501cm" fo:margin-right="0cm" fo:margin-top="0.25cm" fo:margin-bottom="0.199cm" style:contextual-spacing="false" fo:line-height="95%" fo:text-align="justify" style:justify-single-word="false" fo:orphans="0" fo:widows="0" fo:text-indent="0cm" style:auto-text-indent="false" style:vertical-align="baseline"/>
    </style:style>
    <style:style style:name="_3c_quote.l_3e_" style:display-name="&lt;quote.l&gt;" style:family="paragraph" style:parent-style-name="_3c_l_3e_" style:default-outline-level="">
      <style:paragraph-properties fo:margin-left="2.002cm" fo:margin-right="0cm" fo:text-indent="-0.501cm" style:auto-text-indent="false"/>
    </style:style>
    <style:style style:name="_3c_speaker_3e_" style:display-name="&lt;speaker&gt;" style:family="paragraph" style:parent-style-name="Standard" style:next-style-name="Standard" style:default-outline-level="">
      <style:paragraph-properties fo:margin-left="2.498cm" fo:margin-right="0cm" fo:text-indent="0cm" style:auto-text-indent="false"/>
    </style:style>
    <style:style style:name="_3c_stage_3e_" style:display-name="&lt;stage&gt;" style:family="paragraph" style:parent-style-name="Standard" style:next-style-name="Standard" style:default-outline-level="">
      <style:paragraph-properties fo:margin-top="0.212cm" fo:margin-bottom="0.212cm" style:contextual-spacing="false"/>
      <style:text-properties fo:font-style="italic" style:font-style-asian="italic"/>
    </style:style>
    <style:style style:name="Footnote" style:family="paragraph" style:parent-style-name="Standard" style:default-outline-level="" style:class="extra">
      <style:paragraph-properties fo:text-align="justify" style:justify-single-word="false"/>
      <style:text-properties style:font-name="Arial" fo:font-family="Arial" style:font-family-generic="roman" style:font-pitch="variable" fo:font-size="10pt" style:font-size-asian="10pt"/>
    </style:style>
    <style:style style:name="_3c_label_3e_" style:display-name="&lt;label&gt;" style:family="paragraph" style:parent-style-name="Standard" style:default-outline-level="">
      <style:paragraph-properties fo:margin-top="0.212cm" fo:margin-bottom="0.212cm" style:contextual-spacing="false" fo:text-align="center" style:justify-single-word="false"/>
    </style:style>
    <style:style style:name="_3c_trailer_3e_" style:display-name="&lt;trailer&gt;" style:family="paragraph" style:parent-style-name="Standard" style:default-outline-level="">
      <style:paragraph-properties fo:margin-top="0.706cm" fo:margin-bottom="0cm" style:contextual-spacing="false" fo:text-align="center" style:justify-single-word="false"/>
      <style:text-properties fo:font-style="italic" style:font-style-asian="italic"/>
    </style:style>
    <style:style style:name="_3c_p_3e_" style:display-name="&lt;p&gt;" style:family="paragraph" style:parent-style-name="Text_20_body" style:default-outline-level="">
      <style:paragraph-properties fo:text-align="start" style:justify-single-word="false"/>
      <style:text-properties fo:color="#00000a" loext:opacity="100%"/>
    </style:style>
    <style:style style:name="_3c_term_3e_" style:display-name="&lt;term&gt;" style:family="paragraph" style:default-outline-level="">
      <loext:graphic-properties draw:fill="solid" draw:fill-color="#e6e6ff"/>
      <style:paragraph-properties fo:margin-top="0cm" fo:margin-bottom="0cm" style:contextual-spacing="false" fo:line-height="130%" fo:text-align="start" style:justify-single-word="false" fo:orphans="0" fo:widows="0" fo:hyphenation-ladder-count="no-limit" fo:background-color="#e6e6ff" fo:padding="0.212cm" fo:border="0.26pt solid #000001" style:shadow="none" text:number-lines="false" text:line-number="0" style:vertical-align="baseline" style:writing-mode="lr-tb"/>
      <style:text-properties fo:color="#00000a" loext:opacity="100%" style:font-name="Arial" fo:font-family="Arial" style:font-family-generic="roman" style:font-pitch="variable" fo:font-size="10pt" fo:language="fr" fo:country="FR" style:letter-kerning="false" style:font-name-asian="Lucida Sans Unicode" style:font-family-asian="'Lucida Sans Unicode'" style:font-family-generic-asian="system" style:font-pitch-asian="variable" style:font-size-asian="10pt" style:language-asian="fr" style:country-asian="FR" style:font-name-complex="Mangal" style:font-family-complex="Mangal" style:font-family-generic-complex="system" style:font-pitch-complex="variable" style:font-size-complex="10pt" style:language-complex="ar" style:country-complex="SA" fo:hyphenate="false" fo:hyphenation-remain-char-count="2" fo:hyphenation-push-char-count="2" loext:hyphenation-no-caps="false"/>
    </style:style>
    <style:style style:name="_3c_epigraph_3e_" style:display-name="&lt;epigraph&gt;" style:family="paragraph" style:parent-style-name="Standard" style:default-outline-level="">
      <style:paragraph-properties fo:margin-left="8.742cm" fo:margin-right="0cm" fo:line-height="100%" fo:text-align="justify" style:justify-single-word="false" fo:orphans="0" fo:widows="0" fo:text-indent="0cm" style:auto-text-indent="false" style:vertical-align="baseline"/>
      <style:text-properties fo:font-size="11pt" style:font-size-asian="11pt" style:font-style-complex="italic"/>
    </style:style>
    <style:style style:name="_3c_note_3e_" style:display-name="&lt;note&gt;" style:family="paragraph" style:parent-style-name="Standard" style:default-outline-level="">
      <loext:graphic-properties draw:fill="solid" draw:fill-color="#eeece1"/>
      <style:paragraph-properties fo:text-align="justify" style:justify-single-word="false" fo:background-color="#eeece1" fo:padding-left="0.141cm" fo:padding-right="0.141cm" fo:padding-top="0.071cm" fo:padding-bottom="0.071cm" fo:border="0.51pt dotted #eeece1" style:shadow="none"/>
      <style:text-properties style:font-name="Arial" fo:font-family="Arial" style:font-family-generic="roman" style:font-pitch="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ab_3e_" style:display-name="&lt;ab&gt;" style:family="paragraph" style:parent-style-name="Standard" style:default-outline-level="">
      <style:paragraph-properties fo:margin-top="0.423cm" fo:margin-bottom="0.423cm" style:contextual-spacing="false" fo:text-align="center" style:justify-single-word="false"/>
    </style:style>
    <style:style style:name="_3c_figure_3e_" style:display-name="&lt;figure&gt;" style:family="paragraph" style:parent-style-name="Standard" style:next-style-name="Text_20_body" style:default-outline-level="">
      <loext:graphic-properties draw:fill="solid" draw:fill-color="#e7e6e6"/>
      <style:paragraph-properties fo:background-color="#e7e6e6" fo:padding-left="0.141cm" fo:padding-right="0.141cm" fo:padding-top="0.035cm" fo:padding-bottom="0.035cm" fo:border="0.51pt dotted #000000" style:shadow="none"/>
      <style:text-properties fo:language="en" fo:country="US"/>
    </style:style>
    <style:style style:name="index_20_1" style:display-name="index 1" style:family="paragraph" style:parent-style-name="Standard" style:next-style-name="Standard" style:auto-update="true" style:default-outline-level="">
      <style:paragraph-properties fo:margin-left="0.423cm" fo:margin-right="0cm" fo:line-height="100%" fo:text-indent="-0.423cm" style:auto-text-indent="false"/>
    </style:style>
    <style:style style:name="_3c_form_3e_" style:display-name="&lt;form&gt;" style:family="paragraph" style:parent-style-name="Standard" style:default-outline-level="">
      <style:paragraph-properties fo:margin-top="0.635cm" fo:margin-bottom="0cm" style:contextual-spacing="false"/>
    </style:style>
    <style:style style:name="_3c_def_3e_" style:display-name="&lt;def&gt;" style:family="paragraph" style:parent-style-name="Standard" style:default-outline-level=""/>
    <style:style style:name="_3c_q_3e_" style:display-name="&lt;q&gt;" style:family="paragraph" style:parent-style-name="_3c_p_3e_"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Internet_20_link">
      <style:text-properties fo:color="#800000" loext:opacity="100%" style:text-underline-style="none"/>
    </style:style>
    <style:style style:name="_3c_title_3e_" style:display-name="&lt;title&gt;" style:family="text">
      <style:text-properties fo:font-style="italic" style:text-underline-style="solid" style:text-underline-width="auto" style:text-underline-color="font-color" style:font-style-asian="italic"/>
    </style:style>
    <style:style style:name="_3c_author_3e_" style:display-name="&lt;author&gt;" style:family="text">
      <style:text-properties fo:font-variant="small-caps" fo:background-color="#e6e6e6"/>
    </style:style>
    <style:style style:name="_3c_character_3e_" style:display-name="&lt;character&gt;" style:family="text">
      <style:text-properties fo:background-color="#ffff99"/>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_3c_stage-c_3e_" style:display-name="&lt;stage-c&gt;" style:family="text">
      <style:text-properties style:use-window-font-color="true" loext:opacity="0%" fo:font-style="italic" style:font-style-asian="italic"/>
    </style:style>
    <style:style style:name="alert" style:family="text" style:parent-style-name="Default_20_Paragraph_20_Font">
      <style:text-properties fo:color="#ff0000" loext:opacity="100%"/>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_3c_quote-c_3e_" style:display-name="&lt;quote-c&gt;" style:family="text" style:parent-style-name="Default_20_Paragraph_20_Font">
      <style:text-properties style:use-window-font-color="true" loext:opacity="0%"/>
    </style:style>
    <style:style style:name="_3c_pb_3e_" style:display-name="&lt;pb&gt;" style:family="text" style:parent-style-name="Default_20_Paragraph_20_Font">
      <style:text-properties fo:color="#a6a6a6" loext:opacity="100%"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00000a" loext:opacity="100%"/>
    </style:style>
    <style:style style:name="Objet_20_du_20_commentaire_20_Car" style:display-name="Objet du commentaire Car" style:family="text" style:parent-style-name="Commentaire_20_Car">
      <style:text-properties fo:color="#00000a" loext:opacity="100%" fo:font-weight="bold" style:font-weight-asian="bold" style:font-weight-complex="bold"/>
    </style:style>
    <style:style style:name="Texte_20_de_20_bulles_20_Car" style:display-name="Texte de bulles Car" style:family="text" style:parent-style-name="Default_20_Paragraph_20_Font">
      <style:text-properties fo:color="#00000a"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num_3e_" style:display-name="&lt;num&gt;" style:family="text" style:parent-style-name="Default_20_Paragraph_20_Font">
      <style:text-properties fo:font-variant="small-caps"/>
    </style:style>
    <style:style style:name="_3c_bibl-c_3e_" style:display-name="&lt;bibl-c&gt;" style:family="text" style:parent-style-name="Default_20_Paragraph_20_Font">
      <style:text-properties fo:color="#ed7d31" loext:opacity="100%" style:font-name="Georgia" fo:font-family="Georgia" style:font-family-generic="roman" style:font-pitch="variable" style:text-underline-style="none"/>
    </style:style>
    <style:style style:name="_3c_title-c_3e_" style:display-name="&lt;title-c&gt;" style:family="text" style:parent-style-name="Default_20_Paragraph_20_Font">
      <style:text-properties fo:color="#44546a" loext:opacity="100%" fo:language="fr" fo:country="FR" fo:font-style="italic" style:font-style-asian="italic"/>
    </style:style>
    <style:style style:name="line_20_number" style:display-name="line number" style:family="text" style:parent-style-name="Default_20_Paragraph_20_Font"/>
    <style:style style:name="_3c_id_3e_" style:display-name="&lt;id&gt;" style:family="text" style:parent-style-name="Default_20_Paragraph_20_Font">
      <style:text-properties fo:color="#525252" loext:opacity="100%" style:font-name="Arial" fo:font-family="Arial" style:font-family-generic="roman" style:font-pitch="variable" fo:font-size="10pt" fo:font-style="normal" fo:font-weight="normal" style:font-size-asian="10pt" style:font-style-asian="normal" style:font-weight-asian="normal"/>
    </style:style>
    <style:style style:name="_3c_name_3e_" style:display-name="&lt;name&gt;" style:family="text"/>
    <style:style style:name="_3c_resp_3e_" style:display-name="&lt;resp&g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1.501cm" fo:margin-right="1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fr-FR</dc:language>
    <dc:date>2021-08-13T13:40:40</dc:date>
    <meta:editing-cycles>5</meta:editing-cycles>
    <meta:editing-duration>PT16M</meta:editing-duration>
    <meta:generator>LibreOffice/7.1.5.2$Linux_X86_64 LibreOffice_project/10$Build-2</meta:generator>
    <meta:document-statistic meta:table-count="0" meta:image-count="0" meta:object-count="0" meta:page-count="338" meta:paragraph-count="2521" meta:word-count="172890" meta:character-count="924707" meta:non-whitespace-character-count="754331"/>
    <meta:user-defined meta:name="AppVersion">15.0000</meta:user-defined>
  </office:meta>
</office:document-meta>
</file>